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9/meta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40/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meta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Object 43/meta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44/meta.xml" manifest:media-type="text/xml"/>
  <manifest:file-entry manifest:full-path="Object 44/content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45/meta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46/meta.xml" manifest:media-type="text/xml"/>
  <manifest:file-entry manifest:full-path="Object 46/content.xml" manifest:media-type="text/xml"/>
  <manifest:file-entry manifest:full-path="Object 46/styles.xml" manifest:media-type="text/xml"/>
  <manifest:file-entry manifest:full-path="Object 46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47/meta.xml" manifest:media-type="text/xml"/>
  <manifest:file-entry manifest:full-path="Object 47/content.xml" manifest:media-type="text/xml"/>
  <manifest:file-entry manifest:full-path="Object 47/styles.xml" manifest:media-type="text/xml"/>
  <manifest:file-entry manifest:full-path="Object 47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48/meta.xml" manifest:media-type="text/xml"/>
  <manifest:file-entry manifest:full-path="Object 48/content.xml" manifest:media-type="text/xml"/>
  <manifest:file-entry manifest:full-path="Object 48/styles.xml" manifest:media-type="text/xml"/>
  <manifest:file-entry manifest:full-path="Object 48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49/meta.xml" manifest:media-type="text/xml"/>
  <manifest:file-entry manifest:full-path="Object 49/content.xml" manifest:media-type="text/xml"/>
  <manifest:file-entry manifest:full-path="Object 49/styles.xml" manifest:media-type="text/xml"/>
  <manifest:file-entry manifest:full-path="Object 49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50/meta.xml" manifest:media-type="text/xml"/>
  <manifest:file-entry manifest:full-path="Object 50/content.xml" manifest:media-type="text/xml"/>
  <manifest:file-entry manifest:full-path="Object 50/styles.xml" manifest:media-type="text/xml"/>
  <manifest:file-entry manifest:full-path="Object 50/" manifest:media-type="application/vnd.oasis.opendocument.chart"/>
  <manifest:file-entry manifest:full-path="Object 51/meta.xml" manifest:media-type="text/xml"/>
  <manifest:file-entry manifest:full-path="Object 51/content.xml" manifest:media-type="text/xml"/>
  <manifest:file-entry manifest:full-path="Object 51/styles.xml" manifest:media-type="text/xml"/>
  <manifest:file-entry manifest:full-path="Object 51/" manifest:media-type="application/vnd.oasis.opendocument.chart"/>
  <manifest:file-entry manifest:full-path="Object 52/meta.xml" manifest:media-type="text/xml"/>
  <manifest:file-entry manifest:full-path="Object 52/content.xml" manifest:media-type="text/xml"/>
  <manifest:file-entry manifest:full-path="Object 52/styles.xml" manifest:media-type="text/xml"/>
  <manifest:file-entry manifest:full-path="Object 52/" manifest:media-type="application/vnd.oasis.opendocument.chart"/>
  <manifest:file-entry manifest:full-path="Object 53/meta.xml" manifest:media-type="text/xml"/>
  <manifest:file-entry manifest:full-path="Object 53/content.xml" manifest:media-type="text/xml"/>
  <manifest:file-entry manifest:full-path="Object 53/styles.xml" manifest:media-type="text/xml"/>
  <manifest:file-entry manifest:full-path="Object 53/" manifest:media-type="application/vnd.oasis.opendocument.chart"/>
  <manifest:file-entry manifest:full-path="Object 54/meta.xml" manifest:media-type="text/xml"/>
  <manifest:file-entry manifest:full-path="Object 54/content.xml" manifest:media-type="text/xml"/>
  <manifest:file-entry manifest:full-path="Object 54/styles.xml" manifest:media-type="text/xml"/>
  <manifest:file-entry manifest:full-path="Object 54/" manifest:media-type="application/vnd.oasis.opendocument.chart"/>
  <manifest:file-entry manifest:full-path="Object 55/meta.xml" manifest:media-type="text/xml"/>
  <manifest:file-entry manifest:full-path="Object 55/content.xml" manifest:media-type="text/xml"/>
  <manifest:file-entry manifest:full-path="Object 55/styles.xml" manifest:media-type="text/xml"/>
  <manifest:file-entry manifest:full-path="Object 55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56/meta.xml" manifest:media-type="text/xml"/>
  <manifest:file-entry manifest:full-path="Object 56/content.xml" manifest:media-type="text/xml"/>
  <manifest:file-entry manifest:full-path="Object 56/styles.xml" manifest:media-type="text/xml"/>
  <manifest:file-entry manifest:full-path="Object 56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57/meta.xml" manifest:media-type="text/xml"/>
  <manifest:file-entry manifest:full-path="Object 57/content.xml" manifest:media-type="text/xml"/>
  <manifest:file-entry manifest:full-path="Object 57/styles.xml" manifest:media-type="text/xml"/>
  <manifest:file-entry manifest:full-path="Object 57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376cm"/>
    </style:style>
    <style:style style:name="co2" style:family="table-column">
      <style:table-column-properties fo:break-before="auto" style:column-width="3.37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style:font-name="Arial" style:font-name-asian="ＭＳ Ｐゴシック" style:font-name-complex="Mang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atoPC" table:style-name="ta1">
        <table:shapes>
          <draw:frame draw:z-index="0" draw:style-name="gr1" draw:text-style-name="P1" svg:width="15.999cm" svg:height="8.999cm" svg:x="4.125cm" svg:y="34.626cm">
            <draw:object draw:notify-on-update-of-ranges="RaatoPC.D69:RaatoPC.O69 RaatoPC.C70:RaatoPC.C70 RaatoPC.D70:RaatoPC.O70 RaatoPC.C71:RaatoPC.C71 RaatoPC.D71:RaatoPC.O71 RaatoPC.C72:RaatoPC.C72 RaatoPC.D72:RaatoPC.O72 RaatoPC.C73:RaatoPC.C73 RaatoPC.D73:RaatoPC.O73 RaatoPC.C74:RaatoPC.C74 RaatoPC.D74:RaatoPC.O74 RaatoPC.C75:RaatoPC.C75 RaatoPC.D75:RaatoPC.O7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404cm" svg:y="34.683cm">
            <draw:object draw:notify-on-update-of-ranges="RaatoPC.D100:RaatoPC.O100 RaatoPC.C101:RaatoPC.C101 RaatoPC.D101:RaatoPC.O101 RaatoPC.C102:RaatoPC.C102 RaatoPC.D102:RaatoPC.O102 RaatoPC.C103:RaatoPC.C103 RaatoPC.D103:RaatoPC.O103 RaatoPC.C104:RaatoPC.C104 RaatoPC.D104:RaatoPC.O104 RaatoPC.C105:RaatoPC.C105 RaatoPC.D105:RaatoPC.O105 RaatoPC.C106:RaatoPC.C106 RaatoPC.D106:RaatoPC.O10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8.168cm" svg:y="1.657cm">
            <draw:object draw:notify-on-update-of-ranges="RaatoPC.D5:RaatoPC.M5 RaatoPC.C6:RaatoPC.C6 RaatoPC.D6:RaatoPC.M6 RaatoPC.C7:RaatoPC.C7 RaatoPC.D7:RaatoPC.M7 RaatoPC.C8:RaatoPC.C8 RaatoPC.D8:RaatoPC.M8 RaatoPC.C9:RaatoPC.C9 RaatoPC.D9:RaatoPC.M9 RaatoPC.C10:RaatoPC.C10 RaatoPC.D10:RaatoPC.M1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38.176cm" svg:y="10.591cm">
            <draw:object draw:notify-on-update-of-ranges="RaatoPC.D12:RaatoPC.M12 RaatoPC.C13:RaatoPC.C13 RaatoPC.D13:RaatoPC.M13 RaatoPC.C14:RaatoPC.C14 RaatoPC.D14:RaatoPC.M14 RaatoPC.C15:RaatoPC.C15 RaatoPC.D15:RaatoPC.M15 RaatoPC.C16:RaatoPC.C16 RaatoPC.D16:RaatoPC.M16 RaatoPC.C17:RaatoPC.C17 RaatoPC.D17:RaatoPC.M1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38.143cm" svg:y="19.495cm">
            <draw:object draw:notify-on-update-of-ranges="RaatoPC.D19:RaatoPC.M19 RaatoPC.C20:RaatoPC.C20 RaatoPC.D20:RaatoPC.M20 RaatoPC.C21:RaatoPC.C21 RaatoPC.D21:RaatoPC.M21 RaatoPC.C22:RaatoPC.C22 RaatoPC.D22:RaatoPC.M22 RaatoPC.C23:RaatoPC.C23 RaatoPC.D23:RaatoPC.M23 RaatoPC.C24:RaatoPC.C24 RaatoPC.D24:RaatoPC.M2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54.057cm" svg:y="28.069cm">
            <draw:object draw:notify-on-update-of-ranges="RaatoPC.D127:RaatoPC.M127 RaatoPC.C128:RaatoPC.C128 RaatoPC.D128:RaatoPC.M128 RaatoPC.C129:RaatoPC.C129 RaatoPC.D129:RaatoPC.M12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38.1cm" svg:y="37.087cm">
            <draw:object draw:notify-on-update-of-ranges="RaatoPC.D33:RaatoPC.M33 RaatoPC.C34:RaatoPC.C34 RaatoPC.D34:RaatoPC.M34 RaatoPC.C35:RaatoPC.C35 RaatoPC.D35:RaatoPC.M35 RaatoPC.C36:RaatoPC.C36 RaatoPC.D36:RaatoPC.M36 RaatoPC.C37:RaatoPC.C37 RaatoPC.D37:RaatoPC.M37 RaatoPC.C38:RaatoPC.C38 RaatoPC.D38:RaatoPC.M3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38.142cm" svg:y="28.333cm">
            <draw:object draw:notify-on-update-of-ranges="RaatoPC.D26:RaatoPC.M26 RaatoPC.C27:RaatoPC.C27 RaatoPC.D27:RaatoPC.M27 RaatoPC.C28:RaatoPC.C28 RaatoPC.D28:RaatoPC.M28 RaatoPC.C29:RaatoPC.C29 RaatoPC.D29:RaatoPC.M29 RaatoPC.C30:RaatoPC.C30 RaatoPC.D30:RaatoPC.M30 RaatoPC.C31:RaatoPC.C31 RaatoPC.D31:RaatoPC.M3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38.075cm" svg:y="45.857cm">
            <draw:object draw:notify-on-update-of-ranges="RaatoPC.D40:RaatoPC.M40 RaatoPC.C41:RaatoPC.C41 RaatoPC.D41:RaatoPC.M41 RaatoPC.C42:RaatoPC.C42 RaatoPC.D42:RaatoPC.M42 RaatoPC.C43:RaatoPC.C43 RaatoPC.D43:RaatoPC.M43 RaatoPC.C44:RaatoPC.C44 RaatoPC.D44:RaatoPC.M44 RaatoPC.C45:RaatoPC.C45 RaatoPC.D45:RaatoPC.M4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38.096cm" svg:y="54.775cm">
            <draw:object draw:notify-on-update-of-ranges="RaatoPC.D47:RaatoPC.M47 RaatoPC.C48:RaatoPC.C48 RaatoPC.D48:RaatoPC.M48 RaatoPC.C49:RaatoPC.C49 RaatoPC.D49:RaatoPC.M49 RaatoPC.C50:RaatoPC.C50 RaatoPC.D50:RaatoPC.M50 RaatoPC.C51:RaatoPC.C51 RaatoPC.D51:RaatoPC.M51 RaatoPC.C52:RaatoPC.C52 RaatoPC.D52:RaatoPC.M52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5.999cm" svg:height="8.999cm" svg:x="54.105cm" svg:y="1.66cm">
            <draw:object draw:notify-on-update-of-ranges="RaatoPC.D109:RaatoPC.M109 RaatoPC.C110:RaatoPC.C110 RaatoPC.D110:RaatoPC.M110 RaatoPC.C111:RaatoPC.C111 RaatoPC.D111:RaatoPC.M111 RaatoPC.C112:RaatoPC.C112 RaatoPC.D112:RaatoPC.M112 RaatoPC.C113:RaatoPC.C113 RaatoPC.D113:RaatoPC.M11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5.999cm" svg:height="8.999cm" svg:x="54.101cm" svg:y="10.539cm">
            <draw:object draw:notify-on-update-of-ranges="RaatoPC.D115:RaatoPC.M115 RaatoPC.C116:RaatoPC.C116 RaatoPC.D116:RaatoPC.M116 RaatoPC.C117:RaatoPC.C117 RaatoPC.D117:RaatoPC.M117 RaatoPC.C118:RaatoPC.C118 RaatoPC.D118:RaatoPC.M118 RaatoPC.C119:RaatoPC.C119 RaatoPC.D119:RaatoPC.M119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5.999cm" svg:height="8.999cm" svg:x="53.931cm" svg:y="37.037cm">
            <draw:object draw:notify-on-update-of-ranges="RaatoPC.D131:RaatoPC.M131 RaatoPC.C132:RaatoPC.C132 RaatoPC.D132:RaatoPC.M132 RaatoPC.C133:RaatoPC.C133 RaatoPC.D133:RaatoPC.M133 RaatoPC.C134:RaatoPC.C134 RaatoPC.D134:RaatoPC.M134 RaatoPC.C135:RaatoPC.C135 RaatoPC.D135:RaatoPC.M135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5.999cm" svg:height="8.999cm" svg:x="69.796cm" svg:y="37.236cm">
            <draw:object draw:notify-on-update-of-ranges="RaatoPC.D137:RaatoPC.M137 RaatoPC.C138:RaatoPC.C138 RaatoPC.D138:RaatoPC.M138 RaatoPC.C139:RaatoPC.C139 RaatoPC.D139:RaatoPC.M139 RaatoPC.C140:RaatoPC.C140 RaatoPC.D140:RaatoPC.M140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15.999cm" svg:height="8.999cm" svg:x="53.945cm" svg:y="45.883cm">
            <draw:object draw:notify-on-update-of-ranges="RaatoPC.D142:RaatoPC.M142 RaatoPC.C143:RaatoPC.C143 RaatoPC.D143:RaatoPC.M143 RaatoPC.C144:RaatoPC.C144 RaatoPC.D144:RaatoPC.M144 RaatoPC.C145:RaatoPC.C145 RaatoPC.D145:RaatoPC.M145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15.999cm" svg:height="8.999cm" svg:x="69.852cm" svg:y="46.124cm">
            <draw:object draw:notify-on-update-of-ranges="RaatoPC.D147:RaatoPC.M147 RaatoPC.C148:RaatoPC.C148 RaatoPC.D148:RaatoPC.M148 RaatoPC.C149:RaatoPC.C149 RaatoPC.D149:RaatoPC.M149 RaatoPC.C150:RaatoPC.C150 RaatoPC.D150:RaatoPC.M150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15.999cm" svg:height="8.999cm" svg:x="54.015cm" svg:y="54.726cm">
            <draw:object draw:notify-on-update-of-ranges="RaatoPC.D155:RaatoPC.M155 RaatoPC.C156:RaatoPC.C156 RaatoPC.D156:RaatoPC.M156 RaatoPC.C157:RaatoPC.C157 RaatoPC.D157:RaatoPC.M157 RaatoPC.C158:RaatoPC.C158 RaatoPC.D158:RaatoPC.M158 RaatoPC.C159:RaatoPC.C159 RaatoPC.D159:RaatoPC.M159 RaatoPC.C160:RaatoPC.C160 RaatoPC.D160:RaatoPC.M160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15.999cm" svg:height="8.999cm" svg:x="54.035cm" svg:y="19.358cm">
            <draw:object draw:notify-on-update-of-ranges="RaatoPC.D121:RaatoPC.M121 RaatoPC.C122:RaatoPC.C122 RaatoPC.D122:RaatoPC.M122 RaatoPC.C123:RaatoPC.C123 RaatoPC.D123:RaatoPC.M123 RaatoPC.C124:RaatoPC.C124 RaatoPC.D124:RaatoPC.M124 RaatoPC.C125:RaatoPC.C125 RaatoPC.D125:RaatoPC.M12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15.999cm" svg:height="8.999cm" svg:x="85.803cm" svg:y="46.136cm">
            <draw:object draw:notify-on-update-of-ranges="RaatoPC.D152:RaatoPC.M152 RaatoPC.C153:RaatoPC.C153 RaatoPC.D153:RaatoPC.M153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Flat</text:p>
          </table:table-cell>
          <table:table-cell office:value-type="float" office:value="0.0638" calcext:value-type="float">
            <text:p>0,0638</text:p>
          </table:table-cell>
          <table:table-cell office:value-type="float" office:value="0.0934" calcext:value-type="float">
            <text:p>0,0934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238" calcext:value-type="float">
            <text:p>0,1238</text:p>
          </table:table-cell>
          <table:table-cell office:value-type="float" office:value="0.2033" calcext:value-type="float">
            <text:p>0,2033</text:p>
          </table:table-cell>
          <table:table-cell office:value-type="float" office:value="0.3327" calcext:value-type="float">
            <text:p>0,3327</text:p>
          </table:table-cell>
          <table:table-cell office:value-type="float" office:value="0.5751" calcext:value-type="float">
            <text:p>0,5751</text:p>
          </table:table-cell>
          <table:table-cell office:value-type="float" office:value="1.2541" calcext:value-type="float">
            <text:p>1,2541</text:p>
          </table:table-cell>
          <table:table-cell office:value-type="float" office:value="2.2206" calcext:value-type="float">
            <text:p>2,2206</text:p>
          </table:table-cell>
          <table:table-cell office:value-type="float" office:value="4.231" calcext:value-type="float">
            <text:p>4,23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636" calcext:value-type="float">
            <text:p>0,0636</text:p>
          </table:table-cell>
          <table:table-cell office:value-type="float" office:value="0.0743" calcext:value-type="float">
            <text:p>0,0743</text:p>
          </table:table-cell>
          <table:table-cell office:value-type="float" office:value="0.092" calcext:value-type="float">
            <text:p>0,092</text:p>
          </table:table-cell>
          <table:table-cell office:value-type="float" office:value="0.1179" calcext:value-type="float">
            <text:p>0,1179</text:p>
          </table:table-cell>
          <table:table-cell office:value-type="float" office:value="0.1924" calcext:value-type="float">
            <text:p>0,1924</text:p>
          </table:table-cell>
          <table:table-cell office:value-type="float" office:value="0.3185" calcext:value-type="float">
            <text:p>0,3185</text:p>
          </table:table-cell>
          <table:table-cell office:value-type="float" office:value="0.577" calcext:value-type="float">
            <text:p>0,577</text:p>
          </table:table-cell>
          <table:table-cell office:value-type="float" office:value="1.252" calcext:value-type="float">
            <text:p>1,252</text:p>
          </table:table-cell>
          <table:table-cell office:value-type="float" office:value="2.1723" calcext:value-type="float">
            <text:p>2,1723</text:p>
          </table:table-cell>
          <table:table-cell office:value-type="float" office:value="4.2629" calcext:value-type="float">
            <text:p>4,262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443" calcext:value-type="float">
            <text:p>0,2443</text:p>
          </table:table-cell>
          <table:table-cell office:value-type="float" office:value="0.5883" calcext:value-type="float">
            <text:p>0,5883</text:p>
          </table:table-cell>
          <table:table-cell office:value-type="float" office:value="0.9851" calcext:value-type="float">
            <text:p>0,9851</text:p>
          </table:table-cell>
          <table:table-cell office:value-type="float" office:value="1.7672" calcext:value-type="float">
            <text:p>1,7672</text:p>
          </table:table-cell>
          <table:table-cell office:value-type="float" office:value="4.081" calcext:value-type="float">
            <text:p>4,081</text:p>
          </table:table-cell>
          <table:table-cell office:value-type="float" office:value="7.9548" calcext:value-type="float">
            <text:p>7,9548</text:p>
          </table:table-cell>
          <table:table-cell office:value-type="float" office:value="16.3003" calcext:value-type="float">
            <text:p>16,3003</text:p>
          </table:table-cell>
          <table:table-cell office:value-type="float" office:value="41.6653" calcext:value-type="float">
            <text:p>41,6653</text:p>
          </table:table-cell>
          <table:table-cell office:value-type="float" office:value="75.9468" calcext:value-type="float">
            <text:p>75,9468</text:p>
          </table:table-cell>
          <table:table-cell office:value-type="float" office:value="153.3347" calcext:value-type="float">
            <text:p>153,334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1278" calcext:value-type="float">
            <text:p>0,1278</text:p>
          </table:table-cell>
          <table:table-cell office:value-type="float" office:value="0.1008" calcext:value-type="float">
            <text:p>0,1008</text:p>
          </table:table-cell>
          <table:table-cell office:value-type="float" office:value="0.1044" calcext:value-type="float">
            <text:p>0,1044</text:p>
          </table:table-cell>
          <table:table-cell office:value-type="float" office:value="0.1084" calcext:value-type="float">
            <text:p>0,1084</text:p>
          </table:table-cell>
          <table:table-cell office:value-type="float" office:value="0.1198" calcext:value-type="float">
            <text:p>0,1198</text:p>
          </table:table-cell>
          <table:table-cell office:value-type="float" office:value="0.1374" calcext:value-type="float">
            <text:p>0,1374</text:p>
          </table:table-cell>
          <table:table-cell office:value-type="float" office:value="0.1468" calcext:value-type="float">
            <text:p>0,1468</text:p>
          </table:table-cell>
          <table:table-cell office:value-type="float" office:value="0.1946" calcext:value-type="float">
            <text:p>0,1946</text:p>
          </table:table-cell>
          <table:table-cell office:value-type="float" office:value="0.2422" calcext:value-type="float">
            <text:p>0,2422</text:p>
          </table:table-cell>
          <table:table-cell office:value-type="float" office:value="0.2982" calcext:value-type="float">
            <text:p>0,298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295" calcext:value-type="float">
            <text:p>0,0295</text:p>
          </table:table-cell>
          <table:table-cell office:value-type="float" office:value="0.0302" calcext:value-type="float">
            <text:p>0,0302</text:p>
          </table:table-cell>
          <table:table-cell office:value-type="float" office:value="0.0313" calcext:value-type="float">
            <text:p>0,0313</text:p>
          </table:table-cell>
          <table:table-cell office:value-type="float" office:value="0.0318" calcext:value-type="float">
            <text:p>0,0318</text:p>
          </table:table-cell>
          <table:table-cell office:value-type="float" office:value="0.0347" calcext:value-type="float">
            <text:p>0,0347</text:p>
          </table:table-cell>
          <table:table-cell office:value-type="float" office:value="0.0399" calcext:value-type="float">
            <text:p>0,0399</text:p>
          </table:table-cell>
          <table:table-cell office:value-type="float" office:value="0.0565" calcext:value-type="float">
            <text:p>0,0565</text:p>
          </table:table-cell>
          <table:table-cell office:value-type="float" office:value="0.1313" calcext:value-type="float">
            <text:p>0,1313</text:p>
          </table:table-cell>
          <table:table-cell office:value-type="float" office:value="0.1935" calcext:value-type="float">
            <text:p>0,1935</text:p>
          </table:table-cell>
          <table:table-cell office:value-type="float" office:value="0.2474" calcext:value-type="float">
            <text:p>0,24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ase</text:p>
          </table:table-cell>
          <table:table-cell office:value-type="string" calcext:value-type="string">
            <text:p>Flat</text:p>
          </table:table-cell>
          <table:table-cell office:value-type="float" office:value="0.0515" calcext:value-type="float">
            <text:p>0,0515</text:p>
          </table:table-cell>
          <table:table-cell table:number-columns-repeated="2" office:value-type="float" office:value="0.0667" calcext:value-type="float">
            <text:p>0,0667</text:p>
          </table:table-cell>
          <table:table-cell office:value-type="float" office:value="0.0707" calcext:value-type="float">
            <text:p>0,0707</text:p>
          </table:table-cell>
          <table:table-cell office:value-type="float" office:value="0.1022" calcext:value-type="float">
            <text:p>0,1022</text:p>
          </table:table-cell>
          <table:table-cell office:value-type="float" office:value="0.1377" calcext:value-type="float">
            <text:p>0,1377</text:p>
          </table:table-cell>
          <table:table-cell office:value-type="float" office:value="0.2087" calcext:value-type="float">
            <text:p>0,2087</text:p>
          </table:table-cell>
          <table:table-cell office:value-type="float" office:value="0.4252" calcext:value-type="float">
            <text:p>0,4252</text:p>
          </table:table-cell>
          <table:table-cell office:value-type="float" office:value="1.0519" calcext:value-type="float">
            <text:p>1,0519</text:p>
          </table:table-cell>
          <table:table-cell office:value-type="float" office:value="1.9276" calcext:value-type="float">
            <text:p>1,927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38" calcext:value-type="float">
            <text:p>0,038</text:p>
          </table:table-cell>
          <table:table-cell office:value-type="float" office:value="0.0454" calcext:value-type="float">
            <text:p>0,0454</text:p>
          </table:table-cell>
          <table:table-cell office:value-type="float" office:value="0.0538" calcext:value-type="float">
            <text:p>0,0538</text:p>
          </table:table-cell>
          <table:table-cell office:value-type="float" office:value="0.063" calcext:value-type="float">
            <text:p>0,063</text:p>
          </table:table-cell>
          <table:table-cell office:value-type="float" office:value="0.0901" calcext:value-type="float">
            <text:p>0,0901</text:p>
          </table:table-cell>
          <table:table-cell office:value-type="float" office:value="0.1242" calcext:value-type="float">
            <text:p>0,1242</text:p>
          </table:table-cell>
          <table:table-cell office:value-type="float" office:value="0.1981" calcext:value-type="float">
            <text:p>0,1981</text:p>
          </table:table-cell>
          <table:table-cell office:value-type="float" office:value="0.5216" calcext:value-type="float">
            <text:p>0,5216</text:p>
          </table:table-cell>
          <table:table-cell office:value-type="float" office:value="0.9272" calcext:value-type="float">
            <text:p>0,9272</text:p>
          </table:table-cell>
          <table:table-cell office:value-type="float" office:value="1.9676" calcext:value-type="float">
            <text:p>1,967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466" calcext:value-type="float">
            <text:p>0,2466</text:p>
          </table:table-cell>
          <table:table-cell office:value-type="float" office:value="0.6615" calcext:value-type="float">
            <text:p>0,6615</text:p>
          </table:table-cell>
          <table:table-cell office:value-type="float" office:value="1.1345" calcext:value-type="float">
            <text:p>1,1345</text:p>
          </table:table-cell>
          <table:table-cell office:value-type="float" office:value="2.095" calcext:value-type="float">
            <text:p>2,095</text:p>
          </table:table-cell>
          <table:table-cell office:value-type="float" office:value="4.7829" calcext:value-type="float">
            <text:p>4,7829</text:p>
          </table:table-cell>
          <table:table-cell office:value-type="float" office:value="9.3192" calcext:value-type="float">
            <text:p>9,3192</text:p>
          </table:table-cell>
          <table:table-cell office:value-type="float" office:value="19.3306" calcext:value-type="float">
            <text:p>19,3306</text:p>
          </table:table-cell>
          <table:table-cell office:value-type="float" office:value="54.9236" calcext:value-type="float">
            <text:p>54,9236</text:p>
          </table:table-cell>
          <table:table-cell office:value-type="float" office:value="111.3555" calcext:value-type="float">
            <text:p>111,3555</text:p>
          </table:table-cell>
          <table:table-cell office:value-type="float" office:value="221.2093" calcext:value-type="float">
            <text:p>221,209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1425" calcext:value-type="float">
            <text:p>0,1425</text:p>
          </table:table-cell>
          <table:table-cell office:value-type="float" office:value="0.2027" calcext:value-type="float">
            <text:p>0,2027</text:p>
          </table:table-cell>
          <table:table-cell office:value-type="float" office:value="0.2587" calcext:value-type="float">
            <text:p>0,2587</text:p>
          </table:table-cell>
          <table:table-cell office:value-type="float" office:value="0.3341" calcext:value-type="float">
            <text:p>0,3341</text:p>
          </table:table-cell>
          <table:table-cell office:value-type="float" office:value="0.4927" calcext:value-type="float">
            <text:p>0,4927</text:p>
          </table:table-cell>
          <table:table-cell office:value-type="float" office:value="0.6663" calcext:value-type="float">
            <text:p>0,6663</text:p>
          </table:table-cell>
          <table:table-cell office:value-type="float" office:value="0.9128" calcext:value-type="float">
            <text:p>0,9128</text:p>
          </table:table-cell>
          <table:table-cell office:value-type="float" office:value="1.3876" calcext:value-type="float">
            <text:p>1,3876</text:p>
          </table:table-cell>
          <table:table-cell office:value-type="float" office:value="1.1784" calcext:value-type="float">
            <text:p>1,1784</text:p>
          </table:table-cell>
          <table:table-cell office:value-type="float" office:value="2.1932" calcext:value-type="float">
            <text:p>2,193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504" calcext:value-type="float">
            <text:p>0,0504</text:p>
          </table:table-cell>
          <table:table-cell office:value-type="float" office:value="0.0775" calcext:value-type="float">
            <text:p>0,0775</text:p>
          </table:table-cell>
          <table:table-cell office:value-type="float" office:value="0.096" calcext:value-type="float">
            <text:p>0,096</text:p>
          </table:table-cell>
          <table:table-cell office:value-type="float" office:value="0.1204" calcext:value-type="float">
            <text:p>0,1204</text:p>
          </table:table-cell>
          <table:table-cell office:value-type="float" office:value="0.1761" calcext:value-type="float">
            <text:p>0,1761</text:p>
          </table:table-cell>
          <table:table-cell office:value-type="float" office:value="0.252" calcext:value-type="float">
            <text:p>0,252</text:p>
          </table:table-cell>
          <table:table-cell office:value-type="float" office:value="0.3419" calcext:value-type="float">
            <text:p>0,3419</text:p>
          </table:table-cell>
          <table:table-cell office:value-type="float" office:value="0.5608" calcext:value-type="float">
            <text:p>0,5608</text:p>
          </table:table-cell>
          <table:table-cell office:value-type="float" office:value="0.4905" calcext:value-type="float">
            <text:p>0,4905</text:p>
          </table:table-cell>
          <table:table-cell office:value-type="float" office:value="1.0296" calcext:value-type="float">
            <text:p>1,029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Flat</text:p>
          </table:table-cell>
          <table:table-cell office:value-type="float" office:value="0.0907" calcext:value-type="float">
            <text:p>0,0907</text:p>
          </table:table-cell>
          <table:table-cell office:value-type="float" office:value="0.1196" calcext:value-type="float">
            <text:p>0,1196</text:p>
          </table:table-cell>
          <table:table-cell office:value-type="float" office:value="0.1281" calcext:value-type="float">
            <text:p>0,1281</text:p>
          </table:table-cell>
          <table:table-cell office:value-type="float" office:value="0.1302" calcext:value-type="float">
            <text:p>0,1302</text:p>
          </table:table-cell>
          <table:table-cell office:value-type="float" office:value="0.1572" calcext:value-type="float">
            <text:p>0,1572</text:p>
          </table:table-cell>
          <table:table-cell office:value-type="float" office:value="0.1865" calcext:value-type="float">
            <text:p>0,1865</text:p>
          </table:table-cell>
          <table:table-cell office:value-type="float" office:value="0.2334" calcext:value-type="float">
            <text:p>0,2334</text:p>
          </table:table-cell>
          <table:table-cell office:value-type="float" office:value="0.3514" calcext:value-type="float">
            <text:p>0,3514</text:p>
          </table:table-cell>
          <table:table-cell office:value-type="float" office:value="0.6467" calcext:value-type="float">
            <text:p>0,6467</text:p>
          </table:table-cell>
          <table:table-cell office:value-type="float" office:value="1.1846" calcext:value-type="float">
            <text:p>1,184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726" calcext:value-type="float">
            <text:p>0,0726</text:p>
          </table:table-cell>
          <table:table-cell office:value-type="float" office:value="0.0997" calcext:value-type="float">
            <text:p>0,0997</text:p>
          </table:table-cell>
          <table:table-cell office:value-type="float" office:value="0.1059" calcext:value-type="float">
            <text:p>0,1059</text:p>
          </table:table-cell>
          <table:table-cell office:value-type="float" office:value="0.1176" calcext:value-type="float">
            <text:p>0,1176</text:p>
          </table:table-cell>
          <table:table-cell office:value-type="float" office:value="0.1405" calcext:value-type="float">
            <text:p>0,1405</text:p>
          </table:table-cell>
          <table:table-cell office:value-type="float" office:value="0.1713" calcext:value-type="float">
            <text:p>0,1713</text:p>
          </table:table-cell>
          <table:table-cell office:value-type="float" office:value="0.2192" calcext:value-type="float">
            <text:p>0,2192</text:p>
          </table:table-cell>
          <table:table-cell office:value-type="float" office:value="0.3861" calcext:value-type="float">
            <text:p>0,3861</text:p>
          </table:table-cell>
          <table:table-cell office:value-type="float" office:value="0.6716" calcext:value-type="float">
            <text:p>0,6716</text:p>
          </table:table-cell>
          <table:table-cell office:value-type="float" office:value="1.3341" calcext:value-type="float">
            <text:p>1,334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914" calcext:value-type="float">
            <text:p>0,2914</text:p>
          </table:table-cell>
          <table:table-cell office:value-type="float" office:value="0.7686" calcext:value-type="float">
            <text:p>0,7686</text:p>
          </table:table-cell>
          <table:table-cell office:value-type="float" office:value="1.2922" calcext:value-type="float">
            <text:p>1,2922</text:p>
          </table:table-cell>
          <table:table-cell office:value-type="float" office:value="2.3276" calcext:value-type="float">
            <text:p>2,3276</text:p>
          </table:table-cell>
          <table:table-cell office:value-type="float" office:value="5.2974" calcext:value-type="float">
            <text:p>5,2974</text:p>
          </table:table-cell>
          <table:table-cell office:value-type="float" office:value="10.2669" calcext:value-type="float">
            <text:p>10,2669</text:p>
          </table:table-cell>
          <table:table-cell office:value-type="float" office:value="21.2976" calcext:value-type="float">
            <text:p>21,2976</text:p>
          </table:table-cell>
          <table:table-cell office:value-type="float" office:value="59.035" calcext:value-type="float">
            <text:p>59,035</text:p>
          </table:table-cell>
          <table:table-cell office:value-type="float" office:value="120.9942" calcext:value-type="float">
            <text:p>120,9942</text:p>
          </table:table-cell>
          <table:table-cell office:value-type="float" office:value="245.2998" calcext:value-type="float">
            <text:p>245,299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893" calcext:value-type="float">
            <text:p>0,0893</text:p>
          </table:table-cell>
          <table:table-cell office:value-type="float" office:value="0.0979" calcext:value-type="float">
            <text:p>0,0979</text:p>
          </table:table-cell>
          <table:table-cell office:value-type="float" office:value="0.0987" calcext:value-type="float">
            <text:p>0,0987</text:p>
          </table:table-cell>
          <table:table-cell office:value-type="float" office:value="0.1074" calcext:value-type="float">
            <text:p>0,1074</text:p>
          </table:table-cell>
          <table:table-cell office:value-type="float" office:value="0.1228" calcext:value-type="float">
            <text:p>0,1228</text:p>
          </table:table-cell>
          <table:table-cell office:value-type="float" office:value="0.1369" calcext:value-type="float">
            <text:p>0,1369</text:p>
          </table:table-cell>
          <table:table-cell office:value-type="float" office:value="0.1499" calcext:value-type="float">
            <text:p>0,1499</text:p>
          </table:table-cell>
          <table:table-cell office:value-type="float" office:value="0.2353" calcext:value-type="float">
            <text:p>0,2353</text:p>
          </table:table-cell>
          <table:table-cell office:value-type="float" office:value="0.2899" calcext:value-type="float">
            <text:p>0,2899</text:p>
          </table:table-cell>
          <table:table-cell office:value-type="float" office:value="0.3881" calcext:value-type="float">
            <text:p>0,388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434" calcext:value-type="float">
            <text:p>0,0434</text:p>
          </table:table-cell>
          <table:table-cell office:value-type="float" office:value="0.0469" calcext:value-type="float">
            <text:p>0,0469</text:p>
          </table:table-cell>
          <table:table-cell office:value-type="float" office:value="0.0479" calcext:value-type="float">
            <text:p>0,0479</text:p>
          </table:table-cell>
          <table:table-cell office:value-type="float" office:value="0.05" calcext:value-type="float">
            <text:p>0,05</text:p>
          </table:table-cell>
          <table:table-cell office:value-type="float" office:value="0.0568" calcext:value-type="float">
            <text:p>0,0568</text:p>
          </table:table-cell>
          <table:table-cell office:value-type="float" office:value="0.0651" calcext:value-type="float">
            <text:p>0,0651</text:p>
          </table:table-cell>
          <table:table-cell office:value-type="float" office:value="0.0818" calcext:value-type="float">
            <text:p>0,0818</text:p>
          </table:table-cell>
          <table:table-cell office:value-type="float" office:value="0.1743" calcext:value-type="float">
            <text:p>0,1743</text:p>
          </table:table-cell>
          <table:table-cell office:value-type="float" office:value="0.2701" calcext:value-type="float">
            <text:p>0,2701</text:p>
          </table:table-cell>
          <table:table-cell office:value-type="float" office:value="0.4082" calcext:value-type="float">
            <text:p>0,408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th Node</text:p>
          </table:table-cell>
          <table:table-cell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537" calcext:value-type="float">
            <text:p>0,0537</text:p>
          </table:table-cell>
          <table:table-cell office:value-type="float" office:value="0.1751" calcext:value-type="float">
            <text:p>0,1751</text:p>
          </table:table-cell>
          <table:table-cell office:value-type="float" office:value="0.2997" calcext:value-type="float">
            <text:p>0,2997</text:p>
          </table:table-cell>
          <table:table-cell office:value-type="float" office:value="0.5295" calcext:value-type="float">
            <text:p>0,5295</text:p>
          </table:table-cell>
          <table:table-cell office:value-type="float" office:value="1.3362" calcext:value-type="float">
            <text:p>1,3362</text:p>
          </table:table-cell>
          <table:table-cell office:value-type="float" office:value="2.9429" calcext:value-type="float">
            <text:p>2,9429</text:p>
          </table:table-cell>
          <table:table-cell office:value-type="float" office:value="6.5294" calcext:value-type="float">
            <text:p>6,5294</text:p>
          </table:table-cell>
          <table:table-cell office:value-type="float" office:value="27.7078" calcext:value-type="float">
            <text:p>27,7078</text:p>
          </table:table-cell>
          <table:table-cell office:value-type="float" office:value="63.3389" calcext:value-type="float">
            <text:p>63,3389</text:p>
          </table:table-cell>
          <table:table-cell office:value-type="float" office:value="146.6539" calcext:value-type="float">
            <text:p>146,653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524" calcext:value-type="float">
            <text:p>0,0524</text:p>
          </table:table-cell>
          <table:table-cell office:value-type="float" office:value="0.1748" calcext:value-type="float">
            <text:p>0,1748</text:p>
          </table:table-cell>
          <table:table-cell office:value-type="float" office:value="0.3019" calcext:value-type="float">
            <text:p>0,3019</text:p>
          </table:table-cell>
          <table:table-cell office:value-type="float" office:value="0.5307" calcext:value-type="float">
            <text:p>0,5307</text:p>
          </table:table-cell>
          <table:table-cell office:value-type="float" office:value="1.3611" calcext:value-type="float">
            <text:p>1,3611</text:p>
          </table:table-cell>
          <table:table-cell office:value-type="float" office:value="2.9697" calcext:value-type="float">
            <text:p>2,9697</text:p>
          </table:table-cell>
          <table:table-cell office:value-type="float" office:value="6.921" calcext:value-type="float">
            <text:p>6,921</text:p>
          </table:table-cell>
          <table:table-cell office:value-type="float" office:value="28.1713" calcext:value-type="float">
            <text:p>28,1713</text:p>
          </table:table-cell>
          <table:table-cell office:value-type="float" office:value="62.3845" calcext:value-type="float">
            <text:p>62,3845</text:p>
          </table:table-cell>
          <table:table-cell office:value-type="float" office:value="147.6544" calcext:value-type="float">
            <text:p>147,654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office:value-type="string" calcext:value-type="string">
            <text:p>Flat</text:p>
          </table:table-cell>
          <table:table-cell office:value-type="float" office:value="0.0968" calcext:value-type="float">
            <text:p>0,0968</text:p>
          </table:table-cell>
          <table:table-cell office:value-type="float" office:value="0.2362" calcext:value-type="float">
            <text:p>0,2362</text:p>
          </table:table-cell>
          <table:table-cell office:value-type="float" office:value="0.3271" calcext:value-type="float">
            <text:p>0,3271</text:p>
          </table:table-cell>
          <table:table-cell office:value-type="float" office:value="0.5315" calcext:value-type="float">
            <text:p>0,5315</text:p>
          </table:table-cell>
          <table:table-cell office:value-type="float" office:value="1.2228" calcext:value-type="float">
            <text:p>1,2228</text:p>
          </table:table-cell>
          <table:table-cell office:value-type="float" office:value="2.4403" calcext:value-type="float">
            <text:p>2,4403</text:p>
          </table:table-cell>
          <table:table-cell office:value-type="float" office:value="4.35" calcext:value-type="float">
            <text:p>4,35</text:p>
          </table:table-cell>
          <table:table-cell office:value-type="float" office:value="10.0069" calcext:value-type="float">
            <text:p>10,0069</text:p>
          </table:table-cell>
          <table:table-cell office:value-type="float" office:value="12.1403" calcext:value-type="float">
            <text:p>12,1403</text:p>
          </table:table-cell>
          <table:table-cell office:value-type="float" office:value="28.6844" calcext:value-type="float">
            <text:p>28,684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667" calcext:value-type="float">
            <text:p>0,0667</text:p>
          </table:table-cell>
          <table:table-cell office:value-type="float" office:value="0.0701" calcext:value-type="float">
            <text:p>0,0701</text:p>
          </table:table-cell>
          <table:table-cell office:value-type="float" office:value="0.0677" calcext:value-type="float">
            <text:p>0,0677</text:p>
          </table:table-cell>
          <table:table-cell office:value-type="float" office:value="0.0662" calcext:value-type="float">
            <text:p>0,0662</text:p>
          </table:table-cell>
          <table:table-cell office:value-type="float" office:value="0.0654" calcext:value-type="float">
            <text:p>0,0654</text:p>
          </table:table-cell>
          <table:table-cell office:value-type="float" office:value="0.0671" calcext:value-type="float">
            <text:p>0,0671</text:p>
          </table:table-cell>
          <table:table-cell office:value-type="float" office:value="0.0664" calcext:value-type="float">
            <text:p>0,0664</text:p>
          </table:table-cell>
          <table:table-cell office:value-type="float" office:value="0.0713" calcext:value-type="float">
            <text:p>0,0713</text:p>
          </table:table-cell>
          <table:table-cell office:value-type="float" office:value="0.0669" calcext:value-type="float">
            <text:p>0,0669</text:p>
          </table:table-cell>
          <table:table-cell office:value-type="float" office:value="0.0686" calcext:value-type="float">
            <text:p>0,068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733" calcext:value-type="float">
            <text:p>0,2733</text:p>
          </table:table-cell>
          <table:table-cell office:value-type="float" office:value="0.3697" calcext:value-type="float">
            <text:p>0,3697</text:p>
          </table:table-cell>
          <table:table-cell office:value-type="float" office:value="0.4689" calcext:value-type="float">
            <text:p>0,4689</text:p>
          </table:table-cell>
          <table:table-cell office:value-type="float" office:value="0.6766" calcext:value-type="float">
            <text:p>0,6766</text:p>
          </table:table-cell>
          <table:table-cell office:value-type="float" office:value="1.4313" calcext:value-type="float">
            <text:p>1,4313</text:p>
          </table:table-cell>
          <table:table-cell office:value-type="float" office:value="2.7403" calcext:value-type="float">
            <text:p>2,7403</text:p>
          </table:table-cell>
          <table:table-cell office:value-type="float" office:value="6.0793" calcext:value-type="float">
            <text:p>6,0793</text:p>
          </table:table-cell>
          <table:table-cell office:value-type="float" office:value="21.8391" calcext:value-type="float">
            <text:p>21,8391</text:p>
          </table:table-cell>
          <table:table-cell office:value-type="float" office:value="48.7194" calcext:value-type="float">
            <text:p>48,7194</text:p>
          </table:table-cell>
          <table:table-cell office:value-type="float" office:value="106.2991" calcext:value-type="float">
            <text:p>106,299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465" calcext:value-type="float">
            <text:p>0,0465</text:p>
          </table:table-cell>
          <table:table-cell office:value-type="float" office:value="0.0514" calcext:value-type="float">
            <text:p>0,0514</text:p>
          </table:table-cell>
          <table:table-cell office:value-type="float" office:value="0.052" calcext:value-type="float">
            <text:p>0,052</text:p>
          </table:table-cell>
          <table:table-cell office:value-type="float" office:value="0.0517" calcext:value-type="float">
            <text:p>0,0517</text:p>
          </table:table-cell>
          <table:table-cell office:value-type="float" office:value="0.055" calcext:value-type="float">
            <text:p>0,055</text:p>
          </table:table-cell>
          <table:table-cell office:value-type="float" office:value="0.059" calcext:value-type="float">
            <text:p>0,059</text:p>
          </table:table-cell>
          <table:table-cell office:value-type="float" office:value="0.0581" calcext:value-type="float">
            <text:p>0,0581</text:p>
          </table:table-cell>
          <table:table-cell office:value-type="float" office:value="0.0612" calcext:value-type="float">
            <text:p>0,0612</text:p>
          </table:table-cell>
          <table:table-cell office:value-type="float" office:value="0.0548" calcext:value-type="float">
            <text:p>0,0548</text:p>
          </table:table-cell>
          <table:table-cell office:value-type="float" office:value="0.0617" calcext:value-type="float">
            <text:p>0,061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479" calcext:value-type="float">
            <text:p>0,0479</text:p>
          </table:table-cell>
          <table:table-cell office:value-type="float" office:value="0.0503" calcext:value-type="float">
            <text:p>0,0503</text:p>
          </table:table-cell>
          <table:table-cell office:value-type="float" office:value="0.0532" calcext:value-type="float">
            <text:p>0,0532</text:p>
          </table:table-cell>
          <table:table-cell office:value-type="float" office:value="0.0546" calcext:value-type="float">
            <text:p>0,0546</text:p>
          </table:table-cell>
          <table:table-cell office:value-type="float" office:value="0.0556" calcext:value-type="float">
            <text:p>0,0556</text:p>
          </table:table-cell>
          <table:table-cell office:value-type="float" office:value="0.0588" calcext:value-type="float">
            <text:p>0,0588</text:p>
          </table:table-cell>
          <table:table-cell office:value-type="float" office:value="0.0589" calcext:value-type="float">
            <text:p>0,0589</text:p>
          </table:table-cell>
          <table:table-cell office:value-type="float" office:value="0.0573" calcext:value-type="float">
            <text:p>0,0573</text:p>
          </table:table-cell>
          <table:table-cell office:value-type="float" office:value="0.055" calcext:value-type="float">
            <text:p>0,055</text:p>
          </table:table-cell>
          <table:table-cell office:value-type="float" office:value="0.0628" calcext:value-type="float">
            <text:p>0,062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office:value-type="string" calcext:value-type="string">
            <text:p>Flat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0267" calcext:value-type="float">
            <text:p>0,0267</text:p>
          </table:table-cell>
          <table:table-cell office:value-type="float" office:value="0.0388" calcext:value-type="float">
            <text:p>0,0388</text:p>
          </table:table-cell>
          <table:table-cell office:value-type="float" office:value="0.0656" calcext:value-type="float">
            <text:p>0,0656</text:p>
          </table:table-cell>
          <table:table-cell office:value-type="float" office:value="0.1526" calcext:value-type="float">
            <text:p>0,1526</text:p>
          </table:table-cell>
          <table:table-cell office:value-type="float" office:value="0.2646" calcext:value-type="float">
            <text:p>0,2646</text:p>
          </table:table-cell>
          <table:table-cell office:value-type="float" office:value="0.8637" calcext:value-type="float">
            <text:p>0,863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159" calcext:value-type="float">
            <text:p>0,0159</text:p>
          </table:table-cell>
          <table:table-cell office:value-type="float" office:value="0.0256" calcext:value-type="float">
            <text:p>0,0256</text:p>
          </table:table-cell>
          <table:table-cell office:value-type="float" office:value="0.0423" calcext:value-type="float">
            <text:p>0,0423</text:p>
          </table:table-cell>
          <table:table-cell office:value-type="float" office:value="0.0634" calcext:value-type="float">
            <text:p>0,0634</text:p>
          </table:table-cell>
          <table:table-cell office:value-type="float" office:value="0.1427" calcext:value-type="float">
            <text:p>0,1427</text:p>
          </table:table-cell>
          <table:table-cell office:value-type="float" office:value="0.2463" calcext:value-type="float">
            <text:p>0,2463</text:p>
          </table:table-cell>
          <table:table-cell office:value-type="float" office:value="0.8697" calcext:value-type="float">
            <text:p>0,869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0263" calcext:value-type="float">
            <text:p>0,0263</text:p>
          </table:table-cell>
          <table:table-cell office:value-type="float" office:value="0.0427" calcext:value-type="float">
            <text:p>0,0427</text:p>
          </table:table-cell>
          <table:table-cell office:value-type="float" office:value="0.0628" calcext:value-type="float">
            <text:p>0,0628</text:p>
          </table:table-cell>
          <table:table-cell office:value-type="float" office:value="0.1501" calcext:value-type="float">
            <text:p>0,1501</text:p>
          </table:table-cell>
          <table:table-cell office:value-type="float" office:value="0.2519" calcext:value-type="float">
            <text:p>0,2519</text:p>
          </table:table-cell>
          <table:table-cell office:value-type="float" office:value="0.8827" calcext:value-type="float">
            <text:p>0,882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988" calcext:value-type="float">
            <text:p>0,0988</text:p>
          </table:table-cell>
          <table:table-cell office:value-type="float" office:value="0.3059" calcext:value-type="float">
            <text:p>0,3059</text:p>
          </table:table-cell>
          <table:table-cell office:value-type="float" office:value="0.5015" calcext:value-type="float">
            <text:p>0,5015</text:p>
          </table:table-cell>
          <table:table-cell office:value-type="float" office:value="0.9073" calcext:value-type="float">
            <text:p>0,9073</text:p>
          </table:table-cell>
          <table:table-cell office:value-type="float" office:value="2.9083" calcext:value-type="float">
            <text:p>2,9083</text:p>
          </table:table-cell>
          <table:table-cell office:value-type="float" office:value="7.0823" calcext:value-type="float">
            <text:p>7,0823</text:p>
          </table:table-cell>
          <table:table-cell office:value-type="float" office:value="17.7553" calcext:value-type="float">
            <text:p>17,7553</text:p>
          </table:table-cell>
          <table:table-cell office:value-type="float" office:value="79.4484" calcext:value-type="float">
            <text:p>79,4484</text:p>
          </table:table-cell>
          <table:table-cell office:value-type="float" office:value="182.673" calcext:value-type="float">
            <text:p>182,673</text:p>
          </table:table-cell>
          <table:table-cell office:value-type="float" office:value="394.1533" calcext:value-type="float">
            <text:p>394,153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3072" calcext:value-type="float">
            <text:p>0,3072</text:p>
          </table:table-cell>
          <table:table-cell office:value-type="float" office:value="0.4982" calcext:value-type="float">
            <text:p>0,4982</text:p>
          </table:table-cell>
          <table:table-cell office:value-type="float" office:value="0.9197" calcext:value-type="float">
            <text:p>0,9197</text:p>
          </table:table-cell>
          <table:table-cell office:value-type="float" office:value="3.045" calcext:value-type="float">
            <text:p>3,045</text:p>
          </table:table-cell>
          <table:table-cell office:value-type="float" office:value="7.2533" calcext:value-type="float">
            <text:p>7,2533</text:p>
          </table:table-cell>
          <table:table-cell office:value-type="float" office:value="18.5532" calcext:value-type="float">
            <text:p>18,5532</text:p>
          </table:table-cell>
          <table:table-cell office:value-type="float" office:value="80.0901" calcext:value-type="float">
            <text:p>80,0901</text:p>
          </table:table-cell>
          <table:table-cell office:value-type="float" office:value="183.2283" calcext:value-type="float">
            <text:p>183,2283</text:p>
          </table:table-cell>
          <table:table-cell office:value-type="float" office:value="396.3547" calcext:value-type="float">
            <text:p>396,354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count</text:p>
          </table:table-cell>
          <table:table-cell office:value-type="string" calcext:value-type="string">
            <text:p>Flat</text:p>
          </table:table-cell>
          <table:table-cell office:value-type="float" office:value="0.0127" calcext:value-type="float">
            <text:p>0,0127</text:p>
          </table:table-cell>
          <table:table-cell table:number-columns-repeated="2" office:value-type="float" office:value="0.0133" calcext:value-type="float">
            <text:p>0,0133</text:p>
          </table:table-cell>
          <table:table-cell office:value-type="float" office:value="0.0129" calcext:value-type="float">
            <text:p>0,0129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122" calcext:value-type="float">
            <text:p>0,0122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181" calcext:value-type="float">
            <text:p>0,018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108" calcext:value-type="float">
            <text:p>0,0108</text:p>
          </table:table-cell>
          <table:table-cell office:value-type="float" office:value="0.0123" calcext:value-type="float">
            <text:p>0,0123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177" calcext:value-type="float">
            <text:p>0,0177</text:p>
          </table:table-cell>
          <table:table-cell office:value-type="float" office:value="0.017" calcext:value-type="float">
            <text:p>0,01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0126" calcext:value-type="float">
            <text:p>0,0126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109" calcext:value-type="float">
            <text:p>0,0109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144" calcext:value-type="float">
            <text:p>0,014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953" calcext:value-type="float">
            <text:p>0,0953</text:p>
          </table:table-cell>
          <table:table-cell office:value-type="float" office:value="0.2648" calcext:value-type="float">
            <text:p>0,2648</text:p>
          </table:table-cell>
          <table:table-cell office:value-type="float" office:value="0.453" calcext:value-type="float">
            <text:p>0,453</text:p>
          </table:table-cell>
          <table:table-cell office:value-type="float" office:value="0.8579" calcext:value-type="float">
            <text:p>0,8579</text:p>
          </table:table-cell>
          <table:table-cell office:value-type="float" office:value="2.9403" calcext:value-type="float">
            <text:p>2,9403</text:p>
          </table:table-cell>
          <table:table-cell office:value-type="float" office:value="8.5399" calcext:value-type="float">
            <text:p>8,5399</text:p>
          </table:table-cell>
          <table:table-cell office:value-type="float" office:value="24.6019" calcext:value-type="float">
            <text:p>24,6019</text:p>
          </table:table-cell>
          <table:table-cell office:value-type="float" office:value="83.8108" calcext:value-type="float">
            <text:p>83,8108</text:p>
          </table:table-cell>
          <table:table-cell office:value-type="float" office:value="182.2433" calcext:value-type="float">
            <text:p>182,2433</text:p>
          </table:table-cell>
          <table:table-cell office:value-type="float" office:value="385.6235" calcext:value-type="float">
            <text:p>385,623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934" calcext:value-type="float">
            <text:p>0,0934</text:p>
          </table:table-cell>
          <table:table-cell office:value-type="float" office:value="0.2617" calcext:value-type="float">
            <text:p>0,2617</text:p>
          </table:table-cell>
          <table:table-cell office:value-type="float" office:value="0.4522" calcext:value-type="float">
            <text:p>0,4522</text:p>
          </table:table-cell>
          <table:table-cell office:value-type="float" office:value="0.8572" calcext:value-type="float">
            <text:p>0,8572</text:p>
          </table:table-cell>
          <table:table-cell office:value-type="float" office:value="3.095" calcext:value-type="float">
            <text:p>3,095</text:p>
          </table:table-cell>
          <table:table-cell office:value-type="float" office:value="8.7622" calcext:value-type="float">
            <text:p>8,7622</text:p>
          </table:table-cell>
          <table:table-cell office:value-type="float" office:value="25.6697" calcext:value-type="float">
            <text:p>25,6697</text:p>
          </table:table-cell>
          <table:table-cell office:value-type="float" office:value="84.8003" calcext:value-type="float">
            <text:p>84,8003</text:p>
          </table:table-cell>
          <table:table-cell office:value-type="float" office:value="181.9161" calcext:value-type="float">
            <text:p>181,9161</text:p>
          </table:table-cell>
          <table:table-cell office:value-type="float" office:value="387.013" calcext:value-type="float">
            <text:p>387,0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aveled depth average</text:p>
          </table:table-cell>
          <table:table-cell office:value-type="string" calcext:value-type="string">
            <text:p>Flat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avel depth max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ransform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st iteration</text:p>
          </table:table-cell>
          <table:table-cell office:value-type="string" calcext:value-type="string">
            <text:p>Flat</text:p>
          </table:table-cell>
          <table:table-cell office:value-type="float" office:value="0.0809" calcext:value-type="float">
            <text:p>0,0809</text:p>
          </table:table-cell>
          <table:table-cell office:value-type="float" office:value="0.1923" calcext:value-type="float">
            <text:p>0,1923</text:p>
          </table:table-cell>
          <table:table-cell office:value-type="float" office:value="0.5339" calcext:value-type="float">
            <text:p>0,5339</text:p>
          </table:table-cell>
          <table:table-cell office:value-type="float" office:value="0.9808" calcext:value-type="float">
            <text:p>0,9808</text:p>
          </table:table-cell>
          <table:table-cell office:value-type="float" office:value="1.948" calcext:value-type="float">
            <text:p>1,948</text:p>
          </table:table-cell>
          <table:table-cell office:value-type="float" office:value="5.006" calcext:value-type="float">
            <text:p>5,006</text:p>
          </table:table-cell>
          <table:table-cell office:value-type="float" office:value="9.801" calcext:value-type="float">
            <text:p>9,801</text:p>
          </table:table-cell>
          <table:table-cell office:value-type="float" office:value="14.586" calcext:value-type="float">
            <text:p>14,586</text:p>
          </table:table-cell>
          <table:table-cell office:value-type="float" office:value="20.2996" calcext:value-type="float">
            <text:p>20,2996</text:p>
          </table:table-cell>
          <table:table-cell office:value-type="float" office:value="24.8051" calcext:value-type="float">
            <text:p>24,8051</text:p>
          </table:table-cell>
          <table:table-cell office:value-type="float" office:value="29.4844" calcext:value-type="float">
            <text:p>29,4844</text:p>
          </table:table-cell>
          <table:table-cell office:value-type="float" office:value="37.006" calcext:value-type="float">
            <text:p>37,00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16" calcext:value-type="float">
            <text:p>0,16</text:p>
          </table:table-cell>
          <table:table-cell office:value-type="float" office:value="0.3214" calcext:value-type="float">
            <text:p>0,3214</text:p>
          </table:table-cell>
          <table:table-cell office:value-type="float" office:value="0.7951" calcext:value-type="float">
            <text:p>0,7951</text:p>
          </table:table-cell>
          <table:table-cell office:value-type="float" office:value="1.5831" calcext:value-type="float">
            <text:p>1,5831</text:p>
          </table:table-cell>
          <table:table-cell office:value-type="float" office:value="3.103" calcext:value-type="float">
            <text:p>3,103</text:p>
          </table:table-cell>
          <table:table-cell office:value-type="float" office:value="8.4416" calcext:value-type="float">
            <text:p>8,4416</text:p>
          </table:table-cell>
          <table:table-cell office:value-type="float" office:value="17.86" calcext:value-type="float">
            <text:p>17,86</text:p>
          </table:table-cell>
          <table:table-cell office:value-type="float" office:value="26.3721" calcext:value-type="float">
            <text:p>26,3721</text:p>
          </table:table-cell>
          <table:table-cell office:value-type="float" office:value="34.8463" calcext:value-type="float">
            <text:p>34,8463</text:p>
          </table:table-cell>
          <table:table-cell office:value-type="float" office:value="44.6889" calcext:value-type="float">
            <text:p>44,6889</text:p>
          </table:table-cell>
          <table:table-cell office:value-type="float" office:value="55.5679" calcext:value-type="float">
            <text:p>55,5679</text:p>
          </table:table-cell>
          <table:table-cell office:value-type="float" office:value="66.1242" calcext:value-type="float">
            <text:p>66,124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1702" calcext:value-type="float">
            <text:p>0,1702</text:p>
          </table:table-cell>
          <table:table-cell office:value-type="float" office:value="0.3122" calcext:value-type="float">
            <text:p>0,3122</text:p>
          </table:table-cell>
          <table:table-cell office:value-type="float" office:value="0.7877" calcext:value-type="float">
            <text:p>0,7877</text:p>
          </table:table-cell>
          <table:table-cell office:value-type="float" office:value="1.5682" calcext:value-type="float">
            <text:p>1,5682</text:p>
          </table:table-cell>
          <table:table-cell office:value-type="float" office:value="3.1824" calcext:value-type="float">
            <text:p>3,1824</text:p>
          </table:table-cell>
          <table:table-cell office:value-type="float" office:value="8.4062" calcext:value-type="float">
            <text:p>8,4062</text:p>
          </table:table-cell>
          <table:table-cell office:value-type="float" office:value="17.4896" calcext:value-type="float">
            <text:p>17,4896</text:p>
          </table:table-cell>
          <table:table-cell office:value-type="float" office:value="26.5955" calcext:value-type="float">
            <text:p>26,5955</text:p>
          </table:table-cell>
          <table:table-cell office:value-type="float" office:value="36.1651" calcext:value-type="float">
            <text:p>36,1651</text:p>
          </table:table-cell>
          <table:table-cell office:value-type="float" office:value="45.806" calcext:value-type="float">
            <text:p>45,806</text:p>
          </table:table-cell>
          <table:table-cell office:value-type="float" office:value="58.373" calcext:value-type="float">
            <text:p>58,373</text:p>
          </table:table-cell>
          <table:table-cell office:value-type="float" office:value="67.415" calcext:value-type="float">
            <text:p>67,41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0th iteration</text:p>
          </table:table-cell>
          <table:table-cell office:value-type="string" calcext:value-type="string">
            <text:p>Flat 10</text:p>
          </table:table-cell>
          <table:table-cell office:value-type="float" office:value="0.0858" calcext:value-type="float">
            <text:p>0,0858</text:p>
          </table:table-cell>
          <table:table-cell office:value-type="float" office:value="0.186" calcext:value-type="float">
            <text:p>0,186</text:p>
          </table:table-cell>
          <table:table-cell office:value-type="float" office:value="0.5015" calcext:value-type="float">
            <text:p>0,5015</text:p>
          </table:table-cell>
          <table:table-cell office:value-type="float" office:value="0.9742" calcext:value-type="float">
            <text:p>0,9742</text:p>
          </table:table-cell>
          <table:table-cell office:value-type="float" office:value="1.9568" calcext:value-type="float">
            <text:p>1,9568</text:p>
          </table:table-cell>
          <table:table-cell office:value-type="float" office:value="4.9166" calcext:value-type="float">
            <text:p>4,9166</text:p>
          </table:table-cell>
          <table:table-cell office:value-type="float" office:value="10.0438" calcext:value-type="float">
            <text:p>10,0438</text:p>
          </table:table-cell>
          <table:table-cell office:value-type="float" office:value="14.9065" calcext:value-type="float">
            <text:p>14,9065</text:p>
          </table:table-cell>
          <table:table-cell office:value-type="float" office:value="19.7822" calcext:value-type="float">
            <text:p>19,7822</text:p>
          </table:table-cell>
          <table:table-cell office:value-type="float" office:value="24.2497" calcext:value-type="float">
            <text:p>24,2497</text:p>
          </table:table-cell>
          <table:table-cell office:value-type="float" office:value="29.5426" calcext:value-type="float">
            <text:p>29,5426</text:p>
          </table:table-cell>
          <table:table-cell office:value-type="float" office:value="34.4476" calcext:value-type="float">
            <text:p>34,447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 10</text:p>
          </table:table-cell>
          <table:table-cell office:value-type="float" office:value="0.1051" calcext:value-type="float">
            <text:p>0,1051</text:p>
          </table:table-cell>
          <table:table-cell office:value-type="float" office:value="0.1973" calcext:value-type="float">
            <text:p>0,1973</text:p>
          </table:table-cell>
          <table:table-cell office:value-type="float" office:value="0.4624" calcext:value-type="float">
            <text:p>0,4624</text:p>
          </table:table-cell>
          <table:table-cell office:value-type="float" office:value="0.9294" calcext:value-type="float">
            <text:p>0,9294</text:p>
          </table:table-cell>
          <table:table-cell office:value-type="float" office:value="1.9168" calcext:value-type="float">
            <text:p>1,9168</text:p>
          </table:table-cell>
          <table:table-cell office:value-type="float" office:value="5.7785" calcext:value-type="float">
            <text:p>5,7785</text:p>
          </table:table-cell>
          <table:table-cell office:value-type="float" office:value="14.0344" calcext:value-type="float">
            <text:p>14,0344</text:p>
          </table:table-cell>
          <table:table-cell office:value-type="float" office:value="22.4551" calcext:value-type="float">
            <text:p>22,4551</text:p>
          </table:table-cell>
          <table:table-cell office:value-type="float" office:value="31.3586" calcext:value-type="float">
            <text:p>31,3586</text:p>
          </table:table-cell>
          <table:table-cell office:value-type="float" office:value="42.5417" calcext:value-type="float">
            <text:p>42,5417</text:p>
          </table:table-cell>
          <table:table-cell office:value-type="float" office:value="53.0398" calcext:value-type="float">
            <text:p>53,0398</text:p>
          </table:table-cell>
          <table:table-cell office:value-type="float" office:value="65.6432" calcext:value-type="float">
            <text:p>65,643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 10</text:p>
          </table:table-cell>
          <table:table-cell office:value-type="float" office:value="0.1179" calcext:value-type="float">
            <text:p>0,1179</text:p>
          </table:table-cell>
          <table:table-cell office:value-type="float" office:value="0.2117" calcext:value-type="float">
            <text:p>0,2117</text:p>
          </table:table-cell>
          <table:table-cell office:value-type="float" office:value="0.4795" calcext:value-type="float">
            <text:p>0,4795</text:p>
          </table:table-cell>
          <table:table-cell office:value-type="float" office:value="0.9181" calcext:value-type="float">
            <text:p>0,9181</text:p>
          </table:table-cell>
          <table:table-cell office:value-type="float" office:value="1.9595" calcext:value-type="float">
            <text:p>1,9595</text:p>
          </table:table-cell>
          <table:table-cell office:value-type="float" office:value="5.996" calcext:value-type="float">
            <text:p>5,996</text:p>
          </table:table-cell>
          <table:table-cell office:value-type="float" office:value="13.9763" calcext:value-type="float">
            <text:p>13,9763</text:p>
          </table:table-cell>
          <table:table-cell office:value-type="float" office:value="22.7839" calcext:value-type="float">
            <text:p>22,7839</text:p>
          </table:table-cell>
          <table:table-cell office:value-type="float" office:value="33.1796" calcext:value-type="float">
            <text:p>33,1796</text:p>
          </table:table-cell>
          <table:table-cell office:value-type="float" office:value="43.8441" calcext:value-type="float">
            <text:p>43,8441</text:p>
          </table:table-cell>
          <table:table-cell office:value-type="float" office:value="54.5649" calcext:value-type="float">
            <text:p>54,5649</text:p>
          </table:table-cell>
          <table:table-cell office:value-type="float" office:value="66.5082" calcext:value-type="float">
            <text:p>66,5082</text:p>
          </table:table-cell>
          <table:table-cell table:number-columns-repeated="100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fin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lat</text:p>
          </table:table-cell>
          <table:table-cell table:formula="of:=[.D70]/[.D$69]" office:value-type="float" office:value="0.00809" calcext:value-type="float">
            <text:p>0,00809</text:p>
          </table:table-cell>
          <table:table-cell table:formula="of:=[.E70]/[.E$69]" office:value-type="float" office:value="0.009615" calcext:value-type="float">
            <text:p>0,009615</text:p>
          </table:table-cell>
          <table:table-cell table:formula="of:=[.F70]/[.F$69]" office:value-type="float" office:value="0.010678" calcext:value-type="float">
            <text:p>0,010678</text:p>
          </table:table-cell>
          <table:table-cell table:formula="of:=[.G70]/[.G$69]" office:value-type="float" office:value="0.009808" calcext:value-type="float">
            <text:p>0,009808</text:p>
          </table:table-cell>
          <table:table-cell table:formula="of:=[.H70]/[.H$69]" office:value-type="float" office:value="0.00974" calcext:value-type="float">
            <text:p>0,00974</text:p>
          </table:table-cell>
          <table:table-cell table:formula="of:=[.I70]/[.I$69]" office:value-type="float" office:value="0.010012" calcext:value-type="float">
            <text:p>0,010012</text:p>
          </table:table-cell>
          <table:table-cell table:formula="of:=[.J70]/[.J$69]" office:value-type="float" office:value="0.009801" calcext:value-type="float">
            <text:p>0,009801</text:p>
          </table:table-cell>
          <table:table-cell table:formula="of:=[.K70]/[.K$69]" office:value-type="float" office:value="0.009724" calcext:value-type="float">
            <text:p>0,009724</text:p>
          </table:table-cell>
          <table:table-cell table:formula="of:=[.L70]/[.L$69]" office:value-type="float" office:value="0.0101498" calcext:value-type="float">
            <text:p>0,0101498</text:p>
          </table:table-cell>
          <table:table-cell table:formula="of:=[.M70]/[.M$69]" office:value-type="float" office:value="0.00992204" calcext:value-type="float">
            <text:p>0,00992204</text:p>
          </table:table-cell>
          <table:table-cell table:formula="of:=[.N70]/[.N$69]" office:value-type="float" office:value="0.00982813333333333" calcext:value-type="float">
            <text:p>0,0098281333</text:p>
          </table:table-cell>
          <table:table-cell table:formula="of:=[.O70]/[.O$69]" office:value-type="float" office:value="0.0105731428571429" calcext:value-type="float">
            <text:p>0,0105731429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table:formula="of:=[.D71]/[.D$69]" office:value-type="float" office:value="0.016" calcext:value-type="float">
            <text:p>0,016</text:p>
          </table:table-cell>
          <table:table-cell table:formula="of:=[.E71]/[.E$69]" office:value-type="float" office:value="0.01607" calcext:value-type="float">
            <text:p>0,01607</text:p>
          </table:table-cell>
          <table:table-cell table:formula="of:=[.F71]/[.F$69]" office:value-type="float" office:value="0.015902" calcext:value-type="float">
            <text:p>0,015902</text:p>
          </table:table-cell>
          <table:table-cell table:formula="of:=[.G71]/[.G$69]" office:value-type="float" office:value="0.015831" calcext:value-type="float">
            <text:p>0,015831</text:p>
          </table:table-cell>
          <table:table-cell table:formula="of:=[.H71]/[.H$69]" office:value-type="float" office:value="0.015515" calcext:value-type="float">
            <text:p>0,015515</text:p>
          </table:table-cell>
          <table:table-cell table:formula="of:=[.I71]/[.I$69]" office:value-type="float" office:value="0.0168832" calcext:value-type="float">
            <text:p>0,0168832</text:p>
          </table:table-cell>
          <table:table-cell table:formula="of:=[.J71]/[.J$69]" office:value-type="float" office:value="0.01786" calcext:value-type="float">
            <text:p>0,01786</text:p>
          </table:table-cell>
          <table:table-cell table:formula="of:=[.K71]/[.K$69]" office:value-type="float" office:value="0.0175814" calcext:value-type="float">
            <text:p>0,0175814</text:p>
          </table:table-cell>
          <table:table-cell table:formula="of:=[.L71]/[.L$69]" office:value-type="float" office:value="0.01742315" calcext:value-type="float">
            <text:p>0,01742315</text:p>
          </table:table-cell>
          <table:table-cell table:formula="of:=[.M71]/[.M$69]" office:value-type="float" office:value="0.01787556" calcext:value-type="float">
            <text:p>0,01787556</text:p>
          </table:table-cell>
          <table:table-cell table:formula="of:=[.N71]/[.N$69]" office:value-type="float" office:value="0.0185226333333333" calcext:value-type="float">
            <text:p>0,0185226333</text:p>
          </table:table-cell>
          <table:table-cell table:formula="of:=[.O71]/[.O$69]" office:value-type="float" office:value="0.0188926285714286" calcext:value-type="float">
            <text:p>0,018892628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table:formula="of:=[.D72]/[.D$69]" office:value-type="float" office:value="0.01702" calcext:value-type="float">
            <text:p>0,01702</text:p>
          </table:table-cell>
          <table:table-cell table:formula="of:=[.E72]/[.E$69]" office:value-type="float" office:value="0.01561" calcext:value-type="float">
            <text:p>0,01561</text:p>
          </table:table-cell>
          <table:table-cell table:formula="of:=[.F72]/[.F$69]" office:value-type="float" office:value="0.015754" calcext:value-type="float">
            <text:p>0,015754</text:p>
          </table:table-cell>
          <table:table-cell table:formula="of:=[.G72]/[.G$69]" office:value-type="float" office:value="0.015682" calcext:value-type="float">
            <text:p>0,015682</text:p>
          </table:table-cell>
          <table:table-cell table:formula="of:=[.H72]/[.H$69]" office:value-type="float" office:value="0.015912" calcext:value-type="float">
            <text:p>0,015912</text:p>
          </table:table-cell>
          <table:table-cell table:formula="of:=[.I72]/[.I$69]" office:value-type="float" office:value="0.0168124" calcext:value-type="float">
            <text:p>0,0168124</text:p>
          </table:table-cell>
          <table:table-cell table:formula="of:=[.J72]/[.J$69]" office:value-type="float" office:value="0.0174896" calcext:value-type="float">
            <text:p>0,0174896</text:p>
          </table:table-cell>
          <table:table-cell table:formula="of:=[.K72]/[.K$69]" office:value-type="float" office:value="0.0177303333333333" calcext:value-type="float">
            <text:p>0,0177303333</text:p>
          </table:table-cell>
          <table:table-cell table:formula="of:=[.L72]/[.L$69]" office:value-type="float" office:value="0.01808255" calcext:value-type="float">
            <text:p>0,01808255</text:p>
          </table:table-cell>
          <table:table-cell table:formula="of:=[.M72]/[.M$69]" office:value-type="float" office:value="0.0183224" calcext:value-type="float">
            <text:p>0,0183224</text:p>
          </table:table-cell>
          <table:table-cell table:formula="of:=[.N72]/[.N$69]" office:value-type="float" office:value="0.0194576666666667" calcext:value-type="float">
            <text:p>0,0194576667</text:p>
          </table:table-cell>
          <table:table-cell table:formula="of:=[.O72]/[.O$69]" office:value-type="float" office:value="0.0192614285714286" calcext:value-type="float">
            <text:p>0,019261428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lat 10</text:p>
          </table:table-cell>
          <table:table-cell table:formula="of:=[.D73]/[.D$69]" office:value-type="float" office:value="0.00858" calcext:value-type="float">
            <text:p>0,00858</text:p>
          </table:table-cell>
          <table:table-cell table:formula="of:=[.E73]/[.E$69]" office:value-type="float" office:value="0.0093" calcext:value-type="float">
            <text:p>0,0093</text:p>
          </table:table-cell>
          <table:table-cell table:formula="of:=[.F73]/[.F$69]" office:value-type="float" office:value="0.01003" calcext:value-type="float">
            <text:p>0,01003</text:p>
          </table:table-cell>
          <table:table-cell table:formula="of:=[.G73]/[.G$69]" office:value-type="float" office:value="0.009742" calcext:value-type="float">
            <text:p>0,009742</text:p>
          </table:table-cell>
          <table:table-cell table:formula="of:=[.H73]/[.H$69]" office:value-type="float" office:value="0.009784" calcext:value-type="float">
            <text:p>0,009784</text:p>
          </table:table-cell>
          <table:table-cell table:formula="of:=[.I73]/[.I$69]" office:value-type="float" office:value="0.0098332" calcext:value-type="float">
            <text:p>0,0098332</text:p>
          </table:table-cell>
          <table:table-cell table:formula="of:=[.J73]/[.J$69]" office:value-type="float" office:value="0.0100438" calcext:value-type="float">
            <text:p>0,0100438</text:p>
          </table:table-cell>
          <table:table-cell table:formula="of:=[.K73]/[.K$69]" office:value-type="float" office:value="0.00993766666666667" calcext:value-type="float">
            <text:p>0,0099376667</text:p>
          </table:table-cell>
          <table:table-cell table:formula="of:=[.L73]/[.L$69]" office:value-type="float" office:value="0.0098911" calcext:value-type="float">
            <text:p>0,0098911</text:p>
          </table:table-cell>
          <table:table-cell table:formula="of:=[.M73]/[.M$69]" office:value-type="float" office:value="0.00969988" calcext:value-type="float">
            <text:p>0,00969988</text:p>
          </table:table-cell>
          <table:table-cell table:formula="of:=[.N73]/[.N$69]" office:value-type="float" office:value="0.00984753333333333" calcext:value-type="float">
            <text:p>0,0098475333</text:p>
          </table:table-cell>
          <table:table-cell table:formula="of:=[.O73]/[.O$69]" office:value-type="float" office:value="0.00984217142857143" calcext:value-type="float">
            <text:p>0,009842171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 10</text:p>
          </table:table-cell>
          <table:table-cell table:formula="of:=[.D74]/[.D$69]" office:value-type="float" office:value="0.01051" calcext:value-type="float">
            <text:p>0,01051</text:p>
          </table:table-cell>
          <table:table-cell table:formula="of:=[.E74]/[.E$69]" office:value-type="float" office:value="0.009865" calcext:value-type="float">
            <text:p>0,009865</text:p>
          </table:table-cell>
          <table:table-cell table:formula="of:=[.F74]/[.F$69]" office:value-type="float" office:value="0.009248" calcext:value-type="float">
            <text:p>0,009248</text:p>
          </table:table-cell>
          <table:table-cell table:formula="of:=[.G74]/[.G$69]" office:value-type="float" office:value="0.009294" calcext:value-type="float">
            <text:p>0,009294</text:p>
          </table:table-cell>
          <table:table-cell table:formula="of:=[.H74]/[.H$69]" office:value-type="float" office:value="0.009584" calcext:value-type="float">
            <text:p>0,009584</text:p>
          </table:table-cell>
          <table:table-cell table:formula="of:=[.I74]/[.I$69]" office:value-type="float" office:value="0.011557" calcext:value-type="float">
            <text:p>0,011557</text:p>
          </table:table-cell>
          <table:table-cell table:formula="of:=[.J74]/[.J$69]" office:value-type="float" office:value="0.0140344" calcext:value-type="float">
            <text:p>0,0140344</text:p>
          </table:table-cell>
          <table:table-cell table:formula="of:=[.K74]/[.K$69]" office:value-type="float" office:value="0.0149700666666667" calcext:value-type="float">
            <text:p>0,0149700667</text:p>
          </table:table-cell>
          <table:table-cell table:formula="of:=[.L74]/[.L$69]" office:value-type="float" office:value="0.0156793" calcext:value-type="float">
            <text:p>0,0156793</text:p>
          </table:table-cell>
          <table:table-cell table:formula="of:=[.M74]/[.M$69]" office:value-type="float" office:value="0.01701668" calcext:value-type="float">
            <text:p>0,01701668</text:p>
          </table:table-cell>
          <table:table-cell table:formula="of:=[.N74]/[.N$69]" office:value-type="float" office:value="0.0176799333333333" calcext:value-type="float">
            <text:p>0,0176799333</text:p>
          </table:table-cell>
          <table:table-cell table:formula="of:=[.O74]/[.O$69]" office:value-type="float" office:value="0.0187552" calcext:value-type="float">
            <text:p>0,018755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 10</text:p>
          </table:table-cell>
          <table:table-cell table:formula="of:=[.D75]/[.D$69]" office:value-type="float" office:value="0.01179" calcext:value-type="float">
            <text:p>0,01179</text:p>
          </table:table-cell>
          <table:table-cell table:formula="of:=[.E75]/[.E$69]" office:value-type="float" office:value="0.010585" calcext:value-type="float">
            <text:p>0,010585</text:p>
          </table:table-cell>
          <table:table-cell table:formula="of:=[.F75]/[.F$69]" office:value-type="float" office:value="0.00959" calcext:value-type="float">
            <text:p>0,00959</text:p>
          </table:table-cell>
          <table:table-cell table:formula="of:=[.G75]/[.G$69]" office:value-type="float" office:value="0.009181" calcext:value-type="float">
            <text:p>0,009181</text:p>
          </table:table-cell>
          <table:table-cell table:formula="of:=[.H75]/[.H$69]" office:value-type="float" office:value="0.0097975" calcext:value-type="float">
            <text:p>0,0097975</text:p>
          </table:table-cell>
          <table:table-cell table:formula="of:=[.I75]/[.I$69]" office:value-type="float" office:value="0.011992" calcext:value-type="float">
            <text:p>0,011992</text:p>
          </table:table-cell>
          <table:table-cell table:formula="of:=[.J75]/[.J$69]" office:value-type="float" office:value="0.0139763" calcext:value-type="float">
            <text:p>0,0139763</text:p>
          </table:table-cell>
          <table:table-cell table:formula="of:=[.K75]/[.K$69]" office:value-type="float" office:value="0.0151892666666667" calcext:value-type="float">
            <text:p>0,0151892667</text:p>
          </table:table-cell>
          <table:table-cell table:formula="of:=[.L75]/[.L$69]" office:value-type="float" office:value="0.0165898" calcext:value-type="float">
            <text:p>0,0165898</text:p>
          </table:table-cell>
          <table:table-cell table:formula="of:=[.M75]/[.M$69]" office:value-type="float" office:value="0.01753764" calcext:value-type="float">
            <text:p>0,01753764</text:p>
          </table:table-cell>
          <table:table-cell table:formula="of:=[.N75]/[.N$69]" office:value-type="float" office:value="0.0181883" calcext:value-type="float">
            <text:p>0,0181883</text:p>
          </table:table-cell>
          <table:table-cell table:formula="of:=[.O75]/[.O$69]" office:value-type="float" office:value="0.0190023428571429" calcext:value-type="float">
            <text:p>0,0190023429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formula="of:=[.C6]" office:value-type="string" office:string-value="Flat" calcext:value-type="string">
            <text:p>Flat</text:p>
          </table:table-cell>
          <table:table-cell table:formula="of:=[.D6]" office:value-type="float" office:value="0.0638" calcext:value-type="float">
            <text:p>0,0638</text:p>
          </table:table-cell>
          <table:table-cell table:formula="of:=[.E6]" office:value-type="float" office:value="0.0934" calcext:value-type="float">
            <text:p>0,0934</text:p>
          </table:table-cell>
          <table:table-cell table:formula="of:=[.F6]" office:value-type="float" office:value="0.0965" calcext:value-type="float">
            <text:p>0,0965</text:p>
          </table:table-cell>
          <table:table-cell table:formula="of:=[.G6]" office:value-type="float" office:value="0.1238" calcext:value-type="float">
            <text:p>0,1238</text:p>
          </table:table-cell>
          <table:table-cell table:formula="of:=[.H6]" office:value-type="float" office:value="0.2033" calcext:value-type="float">
            <text:p>0,2033</text:p>
          </table:table-cell>
          <table:table-cell table:formula="of:=[.I6]" office:value-type="float" office:value="0.3327" calcext:value-type="float">
            <text:p>0,3327</text:p>
          </table:table-cell>
          <table:table-cell table:formula="of:=[.J6]" office:value-type="float" office:value="0.5751" calcext:value-type="float">
            <text:p>0,5751</text:p>
          </table:table-cell>
          <table:table-cell table:formula="of:=[.K6]" office:value-type="float" office:value="1.2541" calcext:value-type="float">
            <text:p>1,2541</text:p>
          </table:table-cell>
          <table:table-cell table:formula="of:=[.L6]" office:value-type="float" office:value="2.2206" calcext:value-type="float">
            <text:p>2,2206</text:p>
          </table:table-cell>
          <table:table-cell table:formula="of:=[.M6]" office:value-type="float" office:value="4.231" calcext:value-type="float">
            <text:p>4,23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7]" office:value-type="string" office:string-value="Flat cached" calcext:value-type="string">
            <text:p>Flat cached</text:p>
          </table:table-cell>
          <table:table-cell table:formula="of:=[.D7]" office:value-type="float" office:value="0.0636" calcext:value-type="float">
            <text:p>0,0636</text:p>
          </table:table-cell>
          <table:table-cell table:formula="of:=[.E7]" office:value-type="float" office:value="0.0743" calcext:value-type="float">
            <text:p>0,0743</text:p>
          </table:table-cell>
          <table:table-cell table:formula="of:=[.F7]" office:value-type="float" office:value="0.092" calcext:value-type="float">
            <text:p>0,092</text:p>
          </table:table-cell>
          <table:table-cell table:formula="of:=[.G7]" office:value-type="float" office:value="0.1179" calcext:value-type="float">
            <text:p>0,1179</text:p>
          </table:table-cell>
          <table:table-cell table:formula="of:=[.H7]" office:value-type="float" office:value="0.1924" calcext:value-type="float">
            <text:p>0,1924</text:p>
          </table:table-cell>
          <table:table-cell table:formula="of:=[.I7]" office:value-type="float" office:value="0.3185" calcext:value-type="float">
            <text:p>0,3185</text:p>
          </table:table-cell>
          <table:table-cell table:formula="of:=[.J7]" office:value-type="float" office:value="0.577" calcext:value-type="float">
            <text:p>0,577</text:p>
          </table:table-cell>
          <table:table-cell table:formula="of:=[.K7]" office:value-type="float" office:value="1.252" calcext:value-type="float">
            <text:p>1,252</text:p>
          </table:table-cell>
          <table:table-cell table:formula="of:=[.L7]" office:value-type="float" office:value="2.1723" calcext:value-type="float">
            <text:p>2,1723</text:p>
          </table:table-cell>
          <table:table-cell table:formula="of:=[.M7]" office:value-type="float" office:value="4.2629" calcext:value-type="float">
            <text:p>4,262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9]" office:value-type="string" office:string-value="Pooled" calcext:value-type="string">
            <text:p>Pooled</text:p>
          </table:table-cell>
          <table:table-cell table:formula="of:=[.D9]" office:value-type="float" office:value="0.1278" calcext:value-type="float">
            <text:p>0,1278</text:p>
          </table:table-cell>
          <table:table-cell table:formula="of:=[.E9]" office:value-type="float" office:value="0.1008" calcext:value-type="float">
            <text:p>0,1008</text:p>
          </table:table-cell>
          <table:table-cell table:formula="of:=[.F9]" office:value-type="float" office:value="0.1044" calcext:value-type="float">
            <text:p>0,1044</text:p>
          </table:table-cell>
          <table:table-cell table:formula="of:=[.G9]" office:value-type="float" office:value="0.1084" calcext:value-type="float">
            <text:p>0,1084</text:p>
          </table:table-cell>
          <table:table-cell table:formula="of:=[.H9]" office:value-type="float" office:value="0.1198" calcext:value-type="float">
            <text:p>0,1198</text:p>
          </table:table-cell>
          <table:table-cell table:formula="of:=[.I9]" office:value-type="float" office:value="0.1374" calcext:value-type="float">
            <text:p>0,1374</text:p>
          </table:table-cell>
          <table:table-cell table:formula="of:=[.J9]" office:value-type="float" office:value="0.1468" calcext:value-type="float">
            <text:p>0,1468</text:p>
          </table:table-cell>
          <table:table-cell table:formula="of:=[.K9]" office:value-type="float" office:value="0.1946" calcext:value-type="float">
            <text:p>0,1946</text:p>
          </table:table-cell>
          <table:table-cell table:formula="of:=[.L9]" office:value-type="float" office:value="0.2422" calcext:value-type="float">
            <text:p>0,2422</text:p>
          </table:table-cell>
          <table:table-cell table:formula="of:=[.M9]" office:value-type="float" office:value="0.2982" calcext:value-type="float">
            <text:p>0,298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0]" office:value-type="string" office:string-value="Naive" calcext:value-type="string">
            <text:p>Naive</text:p>
          </table:table-cell>
          <table:table-cell table:formula="of:=[.D10]" office:value-type="float" office:value="0.0295" calcext:value-type="float">
            <text:p>0,0295</text:p>
          </table:table-cell>
          <table:table-cell table:formula="of:=[.E10]" office:value-type="float" office:value="0.0302" calcext:value-type="float">
            <text:p>0,0302</text:p>
          </table:table-cell>
          <table:table-cell table:formula="of:=[.F10]" office:value-type="float" office:value="0.0313" calcext:value-type="float">
            <text:p>0,0313</text:p>
          </table:table-cell>
          <table:table-cell table:formula="of:=[.G10]" office:value-type="float" office:value="0.0318" calcext:value-type="float">
            <text:p>0,0318</text:p>
          </table:table-cell>
          <table:table-cell table:formula="of:=[.H10]" office:value-type="float" office:value="0.0347" calcext:value-type="float">
            <text:p>0,0347</text:p>
          </table:table-cell>
          <table:table-cell table:formula="of:=[.I10]" office:value-type="float" office:value="0.0399" calcext:value-type="float">
            <text:p>0,0399</text:p>
          </table:table-cell>
          <table:table-cell table:formula="of:=[.J10]" office:value-type="float" office:value="0.0565" calcext:value-type="float">
            <text:p>0,0565</text:p>
          </table:table-cell>
          <table:table-cell table:formula="of:=[.K10]" office:value-type="float" office:value="0.1313" calcext:value-type="float">
            <text:p>0,1313</text:p>
          </table:table-cell>
          <table:table-cell table:formula="of:=[.L10]" office:value-type="float" office:value="0.1935" calcext:value-type="float">
            <text:p>0,1935</text:p>
          </table:table-cell>
          <table:table-cell table:formula="of:=[.M10]" office:value-type="float" office:value="0.2474" calcext:value-type="float">
            <text:p>0,24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ase</text:p>
          </table:table-cell>
          <table:table-cell table:formula="of:=[.C13]" office:value-type="string" office:string-value="Flat" calcext:value-type="string">
            <text:p>Flat</text:p>
          </table:table-cell>
          <table:table-cell table:formula="of:=[.D13]" office:value-type="float" office:value="0.0515" calcext:value-type="float">
            <text:p>0,0515</text:p>
          </table:table-cell>
          <table:table-cell table:formula="of:=[.E13]" office:value-type="float" office:value="0.0667" calcext:value-type="float">
            <text:p>0,0667</text:p>
          </table:table-cell>
          <table:table-cell table:formula="of:=[.F13]" office:value-type="float" office:value="0.0667" calcext:value-type="float">
            <text:p>0,0667</text:p>
          </table:table-cell>
          <table:table-cell table:formula="of:=[.G13]" office:value-type="float" office:value="0.0707" calcext:value-type="float">
            <text:p>0,0707</text:p>
          </table:table-cell>
          <table:table-cell table:formula="of:=[.H13]" office:value-type="float" office:value="0.1022" calcext:value-type="float">
            <text:p>0,1022</text:p>
          </table:table-cell>
          <table:table-cell table:formula="of:=[.I13]" office:value-type="float" office:value="0.1377" calcext:value-type="float">
            <text:p>0,1377</text:p>
          </table:table-cell>
          <table:table-cell table:formula="of:=[.J13]" office:value-type="float" office:value="0.2087" calcext:value-type="float">
            <text:p>0,2087</text:p>
          </table:table-cell>
          <table:table-cell table:formula="of:=[.K13]" office:value-type="float" office:value="0.4252" calcext:value-type="float">
            <text:p>0,4252</text:p>
          </table:table-cell>
          <table:table-cell table:formula="of:=[.L13]" office:value-type="float" office:value="1.0519" calcext:value-type="float">
            <text:p>1,0519</text:p>
          </table:table-cell>
          <table:table-cell table:formula="of:=[.M13]" office:value-type="float" office:value="1.9276" calcext:value-type="float">
            <text:p>1,927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14]" office:value-type="string" office:string-value="Flat cached" calcext:value-type="string">
            <text:p>Flat cached</text:p>
          </table:table-cell>
          <table:table-cell table:formula="of:=[.D14]" office:value-type="float" office:value="0.038" calcext:value-type="float">
            <text:p>0,038</text:p>
          </table:table-cell>
          <table:table-cell table:formula="of:=[.E14]" office:value-type="float" office:value="0.0454" calcext:value-type="float">
            <text:p>0,0454</text:p>
          </table:table-cell>
          <table:table-cell table:formula="of:=[.F14]" office:value-type="float" office:value="0.0538" calcext:value-type="float">
            <text:p>0,0538</text:p>
          </table:table-cell>
          <table:table-cell table:formula="of:=[.G14]" office:value-type="float" office:value="0.063" calcext:value-type="float">
            <text:p>0,063</text:p>
          </table:table-cell>
          <table:table-cell table:formula="of:=[.H14]" office:value-type="float" office:value="0.0901" calcext:value-type="float">
            <text:p>0,0901</text:p>
          </table:table-cell>
          <table:table-cell table:formula="of:=[.I14]" office:value-type="float" office:value="0.1242" calcext:value-type="float">
            <text:p>0,1242</text:p>
          </table:table-cell>
          <table:table-cell table:formula="of:=[.J14]" office:value-type="float" office:value="0.1981" calcext:value-type="float">
            <text:p>0,1981</text:p>
          </table:table-cell>
          <table:table-cell table:formula="of:=[.K14]" office:value-type="float" office:value="0.5216" calcext:value-type="float">
            <text:p>0,5216</text:p>
          </table:table-cell>
          <table:table-cell table:formula="of:=[.L14]" office:value-type="float" office:value="0.9272" calcext:value-type="float">
            <text:p>0,9272</text:p>
          </table:table-cell>
          <table:table-cell table:formula="of:=[.M14]" office:value-type="float" office:value="1.9676" calcext:value-type="float">
            <text:p>1,967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6]" office:value-type="string" office:string-value="Pooled" calcext:value-type="string">
            <text:p>Pooled</text:p>
          </table:table-cell>
          <table:table-cell table:formula="of:=[.D16]" office:value-type="float" office:value="0.1425" calcext:value-type="float">
            <text:p>0,1425</text:p>
          </table:table-cell>
          <table:table-cell table:formula="of:=[.E16]" office:value-type="float" office:value="0.2027" calcext:value-type="float">
            <text:p>0,2027</text:p>
          </table:table-cell>
          <table:table-cell table:formula="of:=[.F16]" office:value-type="float" office:value="0.2587" calcext:value-type="float">
            <text:p>0,2587</text:p>
          </table:table-cell>
          <table:table-cell table:formula="of:=[.G16]" office:value-type="float" office:value="0.3341" calcext:value-type="float">
            <text:p>0,3341</text:p>
          </table:table-cell>
          <table:table-cell table:formula="of:=[.H16]" office:value-type="float" office:value="0.4927" calcext:value-type="float">
            <text:p>0,4927</text:p>
          </table:table-cell>
          <table:table-cell table:formula="of:=[.I16]" office:value-type="float" office:value="0.6663" calcext:value-type="float">
            <text:p>0,6663</text:p>
          </table:table-cell>
          <table:table-cell table:formula="of:=[.J16]" office:value-type="float" office:value="0.9128" calcext:value-type="float">
            <text:p>0,9128</text:p>
          </table:table-cell>
          <table:table-cell table:formula="of:=[.K16]" office:value-type="float" office:value="1.3876" calcext:value-type="float">
            <text:p>1,3876</text:p>
          </table:table-cell>
          <table:table-cell table:formula="of:=[.L16]" office:value-type="float" office:value="1.1784" calcext:value-type="float">
            <text:p>1,1784</text:p>
          </table:table-cell>
          <table:table-cell table:formula="of:=[.M16]" office:value-type="float" office:value="2.1932" calcext:value-type="float">
            <text:p>2,193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7]" office:value-type="string" office:string-value="Naive" calcext:value-type="string">
            <text:p>Naive</text:p>
          </table:table-cell>
          <table:table-cell table:formula="of:=[.D17]" office:value-type="float" office:value="0.0504" calcext:value-type="float">
            <text:p>0,0504</text:p>
          </table:table-cell>
          <table:table-cell table:formula="of:=[.E17]" office:value-type="float" office:value="0.0775" calcext:value-type="float">
            <text:p>0,0775</text:p>
          </table:table-cell>
          <table:table-cell table:formula="of:=[.F17]" office:value-type="float" office:value="0.096" calcext:value-type="float">
            <text:p>0,096</text:p>
          </table:table-cell>
          <table:table-cell table:formula="of:=[.G17]" office:value-type="float" office:value="0.1204" calcext:value-type="float">
            <text:p>0,1204</text:p>
          </table:table-cell>
          <table:table-cell table:formula="of:=[.H17]" office:value-type="float" office:value="0.1761" calcext:value-type="float">
            <text:p>0,1761</text:p>
          </table:table-cell>
          <table:table-cell table:formula="of:=[.I17]" office:value-type="float" office:value="0.252" calcext:value-type="float">
            <text:p>0,252</text:p>
          </table:table-cell>
          <table:table-cell table:formula="of:=[.J17]" office:value-type="float" office:value="0.3419" calcext:value-type="float">
            <text:p>0,3419</text:p>
          </table:table-cell>
          <table:table-cell table:formula="of:=[.K17]" office:value-type="float" office:value="0.5608" calcext:value-type="float">
            <text:p>0,5608</text:p>
          </table:table-cell>
          <table:table-cell table:formula="of:=[.L17]" office:value-type="float" office:value="0.4905" calcext:value-type="float">
            <text:p>0,4905</text:p>
          </table:table-cell>
          <table:table-cell table:formula="of:=[.M17]" office:value-type="float" office:value="1.0296" calcext:value-type="float">
            <text:p>1,029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formula="of:=[.C20]" office:value-type="string" office:string-value="Flat" calcext:value-type="string">
            <text:p>Flat</text:p>
          </table:table-cell>
          <table:table-cell table:formula="of:=[.D20]" office:value-type="float" office:value="0.0907" calcext:value-type="float">
            <text:p>0,0907</text:p>
          </table:table-cell>
          <table:table-cell table:formula="of:=[.E20]" office:value-type="float" office:value="0.1196" calcext:value-type="float">
            <text:p>0,1196</text:p>
          </table:table-cell>
          <table:table-cell table:formula="of:=[.F20]" office:value-type="float" office:value="0.1281" calcext:value-type="float">
            <text:p>0,1281</text:p>
          </table:table-cell>
          <table:table-cell table:formula="of:=[.G20]" office:value-type="float" office:value="0.1302" calcext:value-type="float">
            <text:p>0,1302</text:p>
          </table:table-cell>
          <table:table-cell table:formula="of:=[.H20]" office:value-type="float" office:value="0.1572" calcext:value-type="float">
            <text:p>0,1572</text:p>
          </table:table-cell>
          <table:table-cell table:formula="of:=[.I20]" office:value-type="float" office:value="0.1865" calcext:value-type="float">
            <text:p>0,1865</text:p>
          </table:table-cell>
          <table:table-cell table:formula="of:=[.J20]" office:value-type="float" office:value="0.2334" calcext:value-type="float">
            <text:p>0,2334</text:p>
          </table:table-cell>
          <table:table-cell table:formula="of:=[.K20]" office:value-type="float" office:value="0.3514" calcext:value-type="float">
            <text:p>0,3514</text:p>
          </table:table-cell>
          <table:table-cell table:formula="of:=[.L20]" office:value-type="float" office:value="0.6467" calcext:value-type="float">
            <text:p>0,6467</text:p>
          </table:table-cell>
          <table:table-cell table:formula="of:=[.M20]" office:value-type="float" office:value="1.1846" calcext:value-type="float">
            <text:p>1,18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21]" office:value-type="string" office:string-value="Flat cached" calcext:value-type="string">
            <text:p>Flat cached</text:p>
          </table:table-cell>
          <table:table-cell table:formula="of:=[.D21]" office:value-type="float" office:value="0.0726" calcext:value-type="float">
            <text:p>0,0726</text:p>
          </table:table-cell>
          <table:table-cell table:formula="of:=[.E21]" office:value-type="float" office:value="0.0997" calcext:value-type="float">
            <text:p>0,0997</text:p>
          </table:table-cell>
          <table:table-cell table:formula="of:=[.F21]" office:value-type="float" office:value="0.1059" calcext:value-type="float">
            <text:p>0,1059</text:p>
          </table:table-cell>
          <table:table-cell table:formula="of:=[.G21]" office:value-type="float" office:value="0.1176" calcext:value-type="float">
            <text:p>0,1176</text:p>
          </table:table-cell>
          <table:table-cell table:formula="of:=[.H21]" office:value-type="float" office:value="0.1405" calcext:value-type="float">
            <text:p>0,1405</text:p>
          </table:table-cell>
          <table:table-cell table:formula="of:=[.I21]" office:value-type="float" office:value="0.1713" calcext:value-type="float">
            <text:p>0,1713</text:p>
          </table:table-cell>
          <table:table-cell table:formula="of:=[.J21]" office:value-type="float" office:value="0.2192" calcext:value-type="float">
            <text:p>0,2192</text:p>
          </table:table-cell>
          <table:table-cell table:formula="of:=[.K21]" office:value-type="float" office:value="0.3861" calcext:value-type="float">
            <text:p>0,3861</text:p>
          </table:table-cell>
          <table:table-cell table:formula="of:=[.L21]" office:value-type="float" office:value="0.6716" calcext:value-type="float">
            <text:p>0,6716</text:p>
          </table:table-cell>
          <table:table-cell table:formula="of:=[.M21]" office:value-type="float" office:value="1.3341" calcext:value-type="float">
            <text:p>1,334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23]" office:value-type="string" office:string-value="Pooled" calcext:value-type="string">
            <text:p>Pooled</text:p>
          </table:table-cell>
          <table:table-cell table:formula="of:=[.D23]" office:value-type="float" office:value="0.0893" calcext:value-type="float">
            <text:p>0,0893</text:p>
          </table:table-cell>
          <table:table-cell table:formula="of:=[.E23]" office:value-type="float" office:value="0.0979" calcext:value-type="float">
            <text:p>0,0979</text:p>
          </table:table-cell>
          <table:table-cell table:formula="of:=[.F23]" office:value-type="float" office:value="0.0987" calcext:value-type="float">
            <text:p>0,0987</text:p>
          </table:table-cell>
          <table:table-cell table:formula="of:=[.G23]" office:value-type="float" office:value="0.1074" calcext:value-type="float">
            <text:p>0,1074</text:p>
          </table:table-cell>
          <table:table-cell table:formula="of:=[.H23]" office:value-type="float" office:value="0.1228" calcext:value-type="float">
            <text:p>0,1228</text:p>
          </table:table-cell>
          <table:table-cell table:formula="of:=[.I23]" office:value-type="float" office:value="0.1369" calcext:value-type="float">
            <text:p>0,1369</text:p>
          </table:table-cell>
          <table:table-cell table:formula="of:=[.J23]" office:value-type="float" office:value="0.1499" calcext:value-type="float">
            <text:p>0,1499</text:p>
          </table:table-cell>
          <table:table-cell table:formula="of:=[.K23]" office:value-type="float" office:value="0.2353" calcext:value-type="float">
            <text:p>0,2353</text:p>
          </table:table-cell>
          <table:table-cell table:formula="of:=[.L23]" office:value-type="float" office:value="0.2899" calcext:value-type="float">
            <text:p>0,2899</text:p>
          </table:table-cell>
          <table:table-cell table:formula="of:=[.M23]" office:value-type="float" office:value="0.3881" calcext:value-type="float">
            <text:p>0,388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24]" office:value-type="string" office:string-value="Naive" calcext:value-type="string">
            <text:p>Naive</text:p>
          </table:table-cell>
          <table:table-cell table:formula="of:=[.D24]" office:value-type="float" office:value="0.0434" calcext:value-type="float">
            <text:p>0,0434</text:p>
          </table:table-cell>
          <table:table-cell table:formula="of:=[.E24]" office:value-type="float" office:value="0.0469" calcext:value-type="float">
            <text:p>0,0469</text:p>
          </table:table-cell>
          <table:table-cell table:formula="of:=[.F24]" office:value-type="float" office:value="0.0479" calcext:value-type="float">
            <text:p>0,0479</text:p>
          </table:table-cell>
          <table:table-cell table:formula="of:=[.G24]" office:value-type="float" office:value="0.05" calcext:value-type="float">
            <text:p>0,05</text:p>
          </table:table-cell>
          <table:table-cell table:formula="of:=[.H24]" office:value-type="float" office:value="0.0568" calcext:value-type="float">
            <text:p>0,0568</text:p>
          </table:table-cell>
          <table:table-cell table:formula="of:=[.I24]" office:value-type="float" office:value="0.0651" calcext:value-type="float">
            <text:p>0,0651</text:p>
          </table:table-cell>
          <table:table-cell table:formula="of:=[.J24]" office:value-type="float" office:value="0.0818" calcext:value-type="float">
            <text:p>0,0818</text:p>
          </table:table-cell>
          <table:table-cell table:formula="of:=[.K24]" office:value-type="float" office:value="0.1743" calcext:value-type="float">
            <text:p>0,1743</text:p>
          </table:table-cell>
          <table:table-cell table:formula="of:=[.L24]" office:value-type="float" office:value="0.2701" calcext:value-type="float">
            <text:p>0,2701</text:p>
          </table:table-cell>
          <table:table-cell table:formula="of:=[.M24]" office:value-type="float" office:value="0.4082" calcext:value-type="float">
            <text:p>0,408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th node</text:p>
          </table:table-cell>
          <table:table-cell table:formula="of:=[.C30]" office:value-type="string" office:string-value="Pooled" calcext:value-type="string">
            <text:p>Pooled</text:p>
          </table:table-cell>
          <table:table-cell table:formula="of:=[.D30]/[.D$109]" office:value-type="float" office:value="0.00537" calcext:value-type="float">
            <text:p>0,00537</text:p>
          </table:table-cell>
          <table:table-cell table:formula="of:=[.E30]/[.E$109]" office:value-type="float" office:value="0.003502" calcext:value-type="float">
            <text:p>0,003502</text:p>
          </table:table-cell>
          <table:table-cell table:formula="of:=[.F30]/[.F$109]" office:value-type="float" office:value="0.002997" calcext:value-type="float">
            <text:p>0,002997</text:p>
          </table:table-cell>
          <table:table-cell table:formula="of:=[.G30]/[.G$109]" office:value-type="float" office:value="0.0026475" calcext:value-type="float">
            <text:p>0,0026475</text:p>
          </table:table-cell>
          <table:table-cell table:formula="of:=[.H30]/[.H$109]" office:value-type="float" office:value="0.0026724" calcext:value-type="float">
            <text:p>0,0026724</text:p>
          </table:table-cell>
          <table:table-cell table:formula="of:=[.I30]/[.I$109]" office:value-type="float" office:value="0.0029429" calcext:value-type="float">
            <text:p>0,0029429</text:p>
          </table:table-cell>
          <table:table-cell table:formula="of:=[.J30]/[.J$109]" office:value-type="float" office:value="0.0032647" calcext:value-type="float">
            <text:p>0,0032647</text:p>
          </table:table-cell>
          <table:table-cell table:formula="of:=[.K30]/[.K$109]" office:value-type="float" office:value="0.00554156" calcext:value-type="float">
            <text:p>0,00554156</text:p>
          </table:table-cell>
          <table:table-cell table:formula="of:=[.L30]/[.L$109]" office:value-type="float" office:value="0.00633389" calcext:value-type="float">
            <text:p>0,00633389</text:p>
          </table:table-cell>
          <table:table-cell table:formula="of:=[.M30]/[.M$109]" office:value-type="float" office:value="0.007332695" calcext:value-type="float">
            <text:p>0,00733269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flat ones</text:p>
          </table:table-cell>
          <table:table-cell table:formula="of:=[.C31]" office:value-type="string" office:string-value="Naive" calcext:value-type="string">
            <text:p>Naive</text:p>
          </table:table-cell>
          <table:table-cell table:formula="of:=[.D31]/[.D$109]" office:value-type="float" office:value="0.00524" calcext:value-type="float">
            <text:p>0,00524</text:p>
          </table:table-cell>
          <table:table-cell table:formula="of:=[.E31]/[.E$109]" office:value-type="float" office:value="0.003496" calcext:value-type="float">
            <text:p>0,003496</text:p>
          </table:table-cell>
          <table:table-cell table:formula="of:=[.F31]/[.F$109]" office:value-type="float" office:value="0.003019" calcext:value-type="float">
            <text:p>0,003019</text:p>
          </table:table-cell>
          <table:table-cell table:formula="of:=[.G31]/[.G$109]" office:value-type="float" office:value="0.0026535" calcext:value-type="float">
            <text:p>0,0026535</text:p>
          </table:table-cell>
          <table:table-cell table:formula="of:=[.H31]/[.H$109]" office:value-type="float" office:value="0.0027222" calcext:value-type="float">
            <text:p>0,0027222</text:p>
          </table:table-cell>
          <table:table-cell table:formula="of:=[.I31]/[.I$109]" office:value-type="float" office:value="0.0029697" calcext:value-type="float">
            <text:p>0,0029697</text:p>
          </table:table-cell>
          <table:table-cell table:formula="of:=[.J31]/[.J$109]" office:value-type="float" office:value="0.0034605" calcext:value-type="float">
            <text:p>0,0034605</text:p>
          </table:table-cell>
          <table:table-cell table:formula="of:=[.K31]/[.K$109]" office:value-type="float" office:value="0.00563426" calcext:value-type="float">
            <text:p>0,00563426</text:p>
          </table:table-cell>
          <table:table-cell table:formula="of:=[.L31]/[.L$109]" office:value-type="float" office:value="0.00623845" calcext:value-type="float">
            <text:p>0,00623845</text:p>
          </table:table-cell>
          <table:table-cell table:formula="of:=[.M31]/[.M$109]" office:value-type="float" office:value="0.00738272" calcext:value-type="float">
            <text:p>0,0073827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4]" office:value-type="string" office:string-value="Flat" calcext:value-type="string">
            <text:p>Flat</text:p>
          </table:table-cell>
          <table:table-cell table:formula="of:=[.D34]" office:value-type="float" office:value="0.0968" calcext:value-type="float">
            <text:p>0,0968</text:p>
          </table:table-cell>
          <table:table-cell table:formula="of:=[.E34]" office:value-type="float" office:value="0.2362" calcext:value-type="float">
            <text:p>0,2362</text:p>
          </table:table-cell>
          <table:table-cell table:formula="of:=[.F34]" office:value-type="float" office:value="0.3271" calcext:value-type="float">
            <text:p>0,3271</text:p>
          </table:table-cell>
          <table:table-cell table:formula="of:=[.G34]" office:value-type="float" office:value="0.5315" calcext:value-type="float">
            <text:p>0,5315</text:p>
          </table:table-cell>
          <table:table-cell table:formula="of:=[.H34]" office:value-type="float" office:value="1.2228" calcext:value-type="float">
            <text:p>1,2228</text:p>
          </table:table-cell>
          <table:table-cell table:formula="of:=[.I34]" office:value-type="float" office:value="2.4403" calcext:value-type="float">
            <text:p>2,4403</text:p>
          </table:table-cell>
          <table:table-cell table:formula="of:=[.J34]" office:value-type="float" office:value="4.35" calcext:value-type="float">
            <text:p>4,35</text:p>
          </table:table-cell>
          <table:table-cell table:formula="of:=[.K34]" office:value-type="float" office:value="10.0069" calcext:value-type="float">
            <text:p>10,0069</text:p>
          </table:table-cell>
          <table:table-cell table:formula="of:=[.L34]" office:value-type="float" office:value="12.1403" calcext:value-type="float">
            <text:p>12,1403</text:p>
          </table:table-cell>
          <table:table-cell table:formula="of:=[.M34]" office:value-type="float" office:value="28.6844" calcext:value-type="float">
            <text:p>28,68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0667" calcext:value-type="float">
            <text:p>0,0667</text:p>
          </table:table-cell>
          <table:table-cell table:formula="of:=[.E35]" office:value-type="float" office:value="0.0701" calcext:value-type="float">
            <text:p>0,0701</text:p>
          </table:table-cell>
          <table:table-cell table:formula="of:=[.F35]" office:value-type="float" office:value="0.0677" calcext:value-type="float">
            <text:p>0,0677</text:p>
          </table:table-cell>
          <table:table-cell table:formula="of:=[.G35]" office:value-type="float" office:value="0.0662" calcext:value-type="float">
            <text:p>0,0662</text:p>
          </table:table-cell>
          <table:table-cell table:formula="of:=[.H35]" office:value-type="float" office:value="0.0654" calcext:value-type="float">
            <text:p>0,0654</text:p>
          </table:table-cell>
          <table:table-cell table:formula="of:=[.I35]" office:value-type="float" office:value="0.0671" calcext:value-type="float">
            <text:p>0,0671</text:p>
          </table:table-cell>
          <table:table-cell table:formula="of:=[.J35]" office:value-type="float" office:value="0.0664" calcext:value-type="float">
            <text:p>0,0664</text:p>
          </table:table-cell>
          <table:table-cell table:formula="of:=[.K35]" office:value-type="float" office:value="0.0713" calcext:value-type="float">
            <text:p>0,0713</text:p>
          </table:table-cell>
          <table:table-cell table:formula="of:=[.L35]" office:value-type="float" office:value="0.0669" calcext:value-type="float">
            <text:p>0,0669</text:p>
          </table:table-cell>
          <table:table-cell table:formula="of:=[.M35]" office:value-type="float" office:value="0.0686" calcext:value-type="float">
            <text:p>0,068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7]" office:value-type="string" office:string-value="Pooled" calcext:value-type="string">
            <text:p>Pooled</text:p>
          </table:table-cell>
          <table:table-cell table:formula="of:=[.D37]" office:value-type="float" office:value="0.0465" calcext:value-type="float">
            <text:p>0,0465</text:p>
          </table:table-cell>
          <table:table-cell table:formula="of:=[.E37]" office:value-type="float" office:value="0.0514" calcext:value-type="float">
            <text:p>0,0514</text:p>
          </table:table-cell>
          <table:table-cell table:formula="of:=[.F37]" office:value-type="float" office:value="0.052" calcext:value-type="float">
            <text:p>0,052</text:p>
          </table:table-cell>
          <table:table-cell table:formula="of:=[.G37]" office:value-type="float" office:value="0.0517" calcext:value-type="float">
            <text:p>0,0517</text:p>
          </table:table-cell>
          <table:table-cell table:formula="of:=[.H37]" office:value-type="float" office:value="0.055" calcext:value-type="float">
            <text:p>0,055</text:p>
          </table:table-cell>
          <table:table-cell table:formula="of:=[.I37]" office:value-type="float" office:value="0.059" calcext:value-type="float">
            <text:p>0,059</text:p>
          </table:table-cell>
          <table:table-cell table:formula="of:=[.J37]" office:value-type="float" office:value="0.0581" calcext:value-type="float">
            <text:p>0,0581</text:p>
          </table:table-cell>
          <table:table-cell table:formula="of:=[.K37]" office:value-type="float" office:value="0.0612" calcext:value-type="float">
            <text:p>0,0612</text:p>
          </table:table-cell>
          <table:table-cell table:formula="of:=[.L37]" office:value-type="float" office:value="0.0548" calcext:value-type="float">
            <text:p>0,0548</text:p>
          </table:table-cell>
          <table:table-cell table:formula="of:=[.M37]" office:value-type="float" office:value="0.0617" calcext:value-type="float">
            <text:p>0,061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8]" office:value-type="string" office:string-value="Naive" calcext:value-type="string">
            <text:p>Naive</text:p>
          </table:table-cell>
          <table:table-cell table:formula="of:=[.D38]" office:value-type="float" office:value="0.0479" calcext:value-type="float">
            <text:p>0,0479</text:p>
          </table:table-cell>
          <table:table-cell table:formula="of:=[.E38]" office:value-type="float" office:value="0.0503" calcext:value-type="float">
            <text:p>0,0503</text:p>
          </table:table-cell>
          <table:table-cell table:formula="of:=[.F38]" office:value-type="float" office:value="0.0532" calcext:value-type="float">
            <text:p>0,0532</text:p>
          </table:table-cell>
          <table:table-cell table:formula="of:=[.G38]" office:value-type="float" office:value="0.0546" calcext:value-type="float">
            <text:p>0,0546</text:p>
          </table:table-cell>
          <table:table-cell table:formula="of:=[.H38]" office:value-type="float" office:value="0.0556" calcext:value-type="float">
            <text:p>0,0556</text:p>
          </table:table-cell>
          <table:table-cell table:formula="of:=[.I38]" office:value-type="float" office:value="0.0588" calcext:value-type="float">
            <text:p>0,0588</text:p>
          </table:table-cell>
          <table:table-cell table:formula="of:=[.J38]" office:value-type="float" office:value="0.0589" calcext:value-type="float">
            <text:p>0,0589</text:p>
          </table:table-cell>
          <table:table-cell table:formula="of:=[.K38]" office:value-type="float" office:value="0.0573" calcext:value-type="float">
            <text:p>0,0573</text:p>
          </table:table-cell>
          <table:table-cell table:formula="of:=[.L38]" office:value-type="float" office:value="0.055" calcext:value-type="float">
            <text:p>0,055</text:p>
          </table:table-cell>
          <table:table-cell table:formula="of:=[.M38]" office:value-type="float" office:value="0.0628" calcext:value-type="float">
            <text:p>0,062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0667" calcext:value-type="float">
            <text:p>0,0667</text:p>
          </table:table-cell>
          <table:table-cell table:formula="of:=[.E35]" office:value-type="float" office:value="0.0701" calcext:value-type="float">
            <text:p>0,0701</text:p>
          </table:table-cell>
          <table:table-cell table:formula="of:=[.F35]" office:value-type="float" office:value="0.0677" calcext:value-type="float">
            <text:p>0,0677</text:p>
          </table:table-cell>
          <table:table-cell table:formula="of:=[.G35]" office:value-type="float" office:value="0.0662" calcext:value-type="float">
            <text:p>0,0662</text:p>
          </table:table-cell>
          <table:table-cell table:formula="of:=[.H35]" office:value-type="float" office:value="0.0654" calcext:value-type="float">
            <text:p>0,0654</text:p>
          </table:table-cell>
          <table:table-cell table:formula="of:=[.I35]" office:value-type="float" office:value="0.0671" calcext:value-type="float">
            <text:p>0,0671</text:p>
          </table:table-cell>
          <table:table-cell table:formula="of:=[.J35]" office:value-type="float" office:value="0.0664" calcext:value-type="float">
            <text:p>0,0664</text:p>
          </table:table-cell>
          <table:table-cell table:formula="of:=[.K35]" office:value-type="float" office:value="0.0713" calcext:value-type="float">
            <text:p>0,0713</text:p>
          </table:table-cell>
          <table:table-cell table:formula="of:=[.L35]" office:value-type="float" office:value="0.0669" calcext:value-type="float">
            <text:p>0,0669</text:p>
          </table:table-cell>
          <table:table-cell table:formula="of:=[.M35]" office:value-type="float" office:value="0.0686" calcext:value-type="float">
            <text:p>0,06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7]" office:value-type="string" office:string-value="Pooled" calcext:value-type="string">
            <text:p>Pooled</text:p>
          </table:table-cell>
          <table:table-cell table:formula="of:=[.D37]" office:value-type="float" office:value="0.0465" calcext:value-type="float">
            <text:p>0,0465</text:p>
          </table:table-cell>
          <table:table-cell table:formula="of:=[.E37]" office:value-type="float" office:value="0.0514" calcext:value-type="float">
            <text:p>0,0514</text:p>
          </table:table-cell>
          <table:table-cell table:formula="of:=[.F37]" office:value-type="float" office:value="0.052" calcext:value-type="float">
            <text:p>0,052</text:p>
          </table:table-cell>
          <table:table-cell table:formula="of:=[.G37]" office:value-type="float" office:value="0.0517" calcext:value-type="float">
            <text:p>0,0517</text:p>
          </table:table-cell>
          <table:table-cell table:formula="of:=[.H37]" office:value-type="float" office:value="0.055" calcext:value-type="float">
            <text:p>0,055</text:p>
          </table:table-cell>
          <table:table-cell table:formula="of:=[.I37]" office:value-type="float" office:value="0.059" calcext:value-type="float">
            <text:p>0,059</text:p>
          </table:table-cell>
          <table:table-cell table:formula="of:=[.J37]" office:value-type="float" office:value="0.0581" calcext:value-type="float">
            <text:p>0,0581</text:p>
          </table:table-cell>
          <table:table-cell table:formula="of:=[.K37]" office:value-type="float" office:value="0.0612" calcext:value-type="float">
            <text:p>0,0612</text:p>
          </table:table-cell>
          <table:table-cell table:formula="of:=[.L37]" office:value-type="float" office:value="0.0548" calcext:value-type="float">
            <text:p>0,0548</text:p>
          </table:table-cell>
          <table:table-cell table:formula="of:=[.M37]" office:value-type="float" office:value="0.0617" calcext:value-type="float">
            <text:p>0,061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8]" office:value-type="string" office:string-value="Naive" calcext:value-type="string">
            <text:p>Naive</text:p>
          </table:table-cell>
          <table:table-cell table:formula="of:=[.D48]" office:value-type="float" office:value="0.0127" calcext:value-type="float">
            <text:p>0,0127</text:p>
          </table:table-cell>
          <table:table-cell table:formula="of:=[.E48]" office:value-type="float" office:value="0.0133" calcext:value-type="float">
            <text:p>0,0133</text:p>
          </table:table-cell>
          <table:table-cell table:formula="of:=[.F48]" office:value-type="float" office:value="0.0133" calcext:value-type="float">
            <text:p>0,0133</text:p>
          </table:table-cell>
          <table:table-cell table:formula="of:=[.G48]" office:value-type="float" office:value="0.0129" calcext:value-type="float">
            <text:p>0,0129</text:p>
          </table:table-cell>
          <table:table-cell table:formula="of:=[.H48]" office:value-type="float" office:value="0.0131" calcext:value-type="float">
            <text:p>0,0131</text:p>
          </table:table-cell>
          <table:table-cell table:formula="of:=[.I48]" office:value-type="float" office:value="0.0127" calcext:value-type="float">
            <text:p>0,0127</text:p>
          </table:table-cell>
          <table:table-cell table:formula="of:=[.J48]" office:value-type="float" office:value="0.0122" calcext:value-type="float">
            <text:p>0,0122</text:p>
          </table:table-cell>
          <table:table-cell table:formula="of:=[.K48]" office:value-type="float" office:value="0.0124" calcext:value-type="float">
            <text:p>0,0124</text:p>
          </table:table-cell>
          <table:table-cell table:formula="of:=[.L48]" office:value-type="float" office:value="0.0175" calcext:value-type="float">
            <text:p>0,0175</text:p>
          </table:table-cell>
          <table:table-cell table:formula="of:=[.M48]" office:value-type="float" office:value="0.0181" calcext:value-type="float">
            <text:p>0,018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formula="of:=[.C41]" office:value-type="string" office:string-value="Flat" calcext:value-type="string">
            <text:p>Flat</text:p>
          </table:table-cell>
          <table:table-cell table:formula="of:=[.D41]" office:value-type="float" office:value="0.0151" calcext:value-type="float">
            <text:p>0,0151</text:p>
          </table:table-cell>
          <table:table-cell table:formula="of:=[.E41]" office:value-type="float" office:value="0.0168" calcext:value-type="float">
            <text:p>0,0168</text:p>
          </table:table-cell>
          <table:table-cell table:formula="of:=[.F41]" office:value-type="float" office:value="0.0174" calcext:value-type="float">
            <text:p>0,0174</text:p>
          </table:table-cell>
          <table:table-cell table:formula="of:=[.G41]" office:value-type="float" office:value="0.0166" calcext:value-type="float">
            <text:p>0,0166</text:p>
          </table:table-cell>
          <table:table-cell table:formula="of:=[.H41]" office:value-type="float" office:value="0.0267" calcext:value-type="float">
            <text:p>0,0267</text:p>
          </table:table-cell>
          <table:table-cell table:formula="of:=[.I41]" office:value-type="float" office:value="0.0388" calcext:value-type="float">
            <text:p>0,0388</text:p>
          </table:table-cell>
          <table:table-cell table:formula="of:=[.J41]" office:value-type="float" office:value="0.0656" calcext:value-type="float">
            <text:p>0,0656</text:p>
          </table:table-cell>
          <table:table-cell table:formula="of:=[.K41]" office:value-type="float" office:value="0.1526" calcext:value-type="float">
            <text:p>0,1526</text:p>
          </table:table-cell>
          <table:table-cell table:formula="of:=[.L41]" office:value-type="float" office:value="0.2646" calcext:value-type="float">
            <text:p>0,2646</text:p>
          </table:table-cell>
          <table:table-cell table:formula="of:=[.M41]" office:value-type="float" office:value="0.8637" calcext:value-type="float">
            <text:p>0,86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ached and cold</text:p>
          </table:table-cell>
          <table:table-cell table:formula="of:=[.C44]" office:value-type="string" office:string-value="Pooled" calcext:value-type="string">
            <text:p>Pooled</text:p>
          </table:table-cell>
          <table:table-cell table:formula="of:=[.D44]" office:value-type="float" office:value="0.0988" calcext:value-type="float">
            <text:p>0,0988</text:p>
          </table:table-cell>
          <table:table-cell table:formula="of:=[.E44]" office:value-type="float" office:value="0.3059" calcext:value-type="float">
            <text:p>0,3059</text:p>
          </table:table-cell>
          <table:table-cell table:formula="of:=[.F44]" office:value-type="float" office:value="0.5015" calcext:value-type="float">
            <text:p>0,5015</text:p>
          </table:table-cell>
          <table:table-cell table:formula="of:=[.G44]" office:value-type="float" office:value="0.9073" calcext:value-type="float">
            <text:p>0,9073</text:p>
          </table:table-cell>
          <table:table-cell table:formula="of:=[.H44]" office:value-type="float" office:value="2.9083" calcext:value-type="float">
            <text:p>2,9083</text:p>
          </table:table-cell>
          <table:table-cell table:formula="of:=[.I44]" office:value-type="float" office:value="7.0823" calcext:value-type="float">
            <text:p>7,0823</text:p>
          </table:table-cell>
          <table:table-cell table:formula="of:=[.J44]" office:value-type="float" office:value="17.7553" calcext:value-type="float">
            <text:p>17,7553</text:p>
          </table:table-cell>
          <table:table-cell table:formula="of:=[.K44]" office:value-type="float" office:value="79.4484" calcext:value-type="float">
            <text:p>79,4484</text:p>
          </table:table-cell>
          <table:table-cell table:formula="of:=[.L44]" office:value-type="float" office:value="182.673" calcext:value-type="float">
            <text:p>182,673</text:p>
          </table:table-cell>
          <table:table-cell table:formula="of:=[.M44]" office:value-type="float" office:value="394.1533" calcext:value-type="float">
            <text:p>394,153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45]" office:value-type="string" office:string-value="Naive" calcext:value-type="string">
            <text:p>Naive</text:p>
          </table:table-cell>
          <table:table-cell table:formula="of:=[.D45]" office:value-type="float" office:value="0.0965" calcext:value-type="float">
            <text:p>0,0965</text:p>
          </table:table-cell>
          <table:table-cell table:formula="of:=[.E45]" office:value-type="float" office:value="0.3072" calcext:value-type="float">
            <text:p>0,3072</text:p>
          </table:table-cell>
          <table:table-cell table:formula="of:=[.F45]" office:value-type="float" office:value="0.4982" calcext:value-type="float">
            <text:p>0,4982</text:p>
          </table:table-cell>
          <table:table-cell table:formula="of:=[.G45]" office:value-type="float" office:value="0.9197" calcext:value-type="float">
            <text:p>0,9197</text:p>
          </table:table-cell>
          <table:table-cell table:formula="of:=[.H45]" office:value-type="float" office:value="3.045" calcext:value-type="float">
            <text:p>3,045</text:p>
          </table:table-cell>
          <table:table-cell table:formula="of:=[.I45]" office:value-type="float" office:value="7.2533" calcext:value-type="float">
            <text:p>7,2533</text:p>
          </table:table-cell>
          <table:table-cell table:formula="of:=[.J45]" office:value-type="float" office:value="18.5532" calcext:value-type="float">
            <text:p>18,5532</text:p>
          </table:table-cell>
          <table:table-cell table:formula="of:=[.K45]" office:value-type="float" office:value="80.0901" calcext:value-type="float">
            <text:p>80,0901</text:p>
          </table:table-cell>
          <table:table-cell table:formula="of:=[.L45]" office:value-type="float" office:value="183.2283" calcext:value-type="float">
            <text:p>183,2283</text:p>
          </table:table-cell>
          <table:table-cell table:formula="of:=[.M45]" office:value-type="float" office:value="396.3547" calcext:value-type="float">
            <text:p>396,354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2" table:formula="of:=[.C41]" office:value-type="string" office:string-value="Flat" calcext:value-type="string">
            <text:p>Flat</text:p>
          </table:table-cell>
          <table:table-cell table:style-name="ce2" table:formula="of:=[.D41]/[.D$5]" office:value-type="float" office:value="0.00151" calcext:value-type="float">
            <text:p>0,00151</text:p>
          </table:table-cell>
          <table:table-cell table:style-name="ce2" table:formula="of:=[.E41]/[.E$5]" office:value-type="float" office:value="0.000336" calcext:value-type="float">
            <text:p>0,000336</text:p>
          </table:table-cell>
          <table:table-cell table:style-name="ce2" table:formula="of:=[.F41]/[.F$5]" office:value-type="float" office:value="0.000174" calcext:value-type="float">
            <text:p>0,000174</text:p>
          </table:table-cell>
          <table:table-cell table:style-name="ce2" table:formula="of:=[.G41]/[.G$5]" office:value-type="float" office:value="0.000083" calcext:value-type="float">
            <text:p>0,000083</text:p>
          </table:table-cell>
          <table:table-cell table:style-name="ce2" table:formula="of:=[.H41]/[.H$5]" office:value-type="float" office:value="0.0000534" calcext:value-type="float">
            <text:p>0,0000534</text:p>
          </table:table-cell>
          <table:table-cell table:style-name="ce2" table:formula="of:=[.I41]/[.I$5]" office:value-type="float" office:value="0.0000388" calcext:value-type="float">
            <text:p>0,0000388</text:p>
          </table:table-cell>
          <table:table-cell table:style-name="ce2" table:formula="of:=[.J41]/[.J$5]" office:value-type="float" office:value="0.0000328" calcext:value-type="float">
            <text:p>0,0000328</text:p>
          </table:table-cell>
          <table:table-cell table:style-name="ce2" table:formula="of:=[.K41]/[.K$5]" office:value-type="float" office:value="0.00003052" calcext:value-type="float">
            <text:p>0,00003052</text:p>
          </table:table-cell>
          <table:table-cell table:style-name="ce2" table:formula="of:=[.L41]/[.L$5]" office:value-type="float" office:value="0.00002646" calcext:value-type="float">
            <text:p>0,00002646</text:p>
          </table:table-cell>
          <table:table-cell table:style-name="ce2" table:formula="of:=[.M41]/[.M$5]" office:value-type="float" office:value="0.000043185" calcext:value-type="float">
            <text:p>0,0000431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4]" office:value-type="string" office:string-value="Pooled" calcext:value-type="string">
            <text:p>Pooled</text:p>
          </table:table-cell>
          <table:table-cell table:formula="of:=[.D44]/[.D$5]" office:value-type="float" office:value="0.00988" calcext:value-type="float">
            <text:p>0,00988</text:p>
          </table:table-cell>
          <table:table-cell table:formula="of:=[.E44]/[.E$5]" office:value-type="float" office:value="0.006118" calcext:value-type="float">
            <text:p>0,006118</text:p>
          </table:table-cell>
          <table:table-cell table:formula="of:=[.F44]/[.F$5]" office:value-type="float" office:value="0.005015" calcext:value-type="float">
            <text:p>0,005015</text:p>
          </table:table-cell>
          <table:table-cell table:formula="of:=[.G44]/[.G$5]" office:value-type="float" office:value="0.0045365" calcext:value-type="float">
            <text:p>0,0045365</text:p>
          </table:table-cell>
          <table:table-cell table:formula="of:=[.H44]/[.H$5]" office:value-type="float" office:value="0.0058166" calcext:value-type="float">
            <text:p>0,0058166</text:p>
          </table:table-cell>
          <table:table-cell table:formula="of:=[.I44]/[.I$5]" office:value-type="float" office:value="0.0070823" calcext:value-type="float">
            <text:p>0,0070823</text:p>
          </table:table-cell>
          <table:table-cell table:formula="of:=[.J44]/[.J$5]" office:value-type="float" office:value="0.00887765" calcext:value-type="float">
            <text:p>0,00887765</text:p>
          </table:table-cell>
          <table:table-cell table:formula="of:=[.K44]/[.K$5]" office:value-type="float" office:value="0.01588968" calcext:value-type="float">
            <text:p>0,01588968</text:p>
          </table:table-cell>
          <table:table-cell table:formula="of:=[.L44]/[.L$5]" office:value-type="float" office:value="0.0182673" calcext:value-type="float">
            <text:p>0,0182673</text:p>
          </table:table-cell>
          <table:table-cell table:formula="of:=[.M44]/[.M$5]" office:value-type="float" office:value="0.019707665" calcext:value-type="float">
            <text:p>0,01970766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45]" office:value-type="string" office:string-value="Naive" calcext:value-type="string">
            <text:p>Naive</text:p>
          </table:table-cell>
          <table:table-cell table:formula="of:=[.D45]/[.D$5]" office:value-type="float" office:value="0.00965" calcext:value-type="float">
            <text:p>0,00965</text:p>
          </table:table-cell>
          <table:table-cell table:formula="of:=[.E45]/[.E$5]" office:value-type="float" office:value="0.006144" calcext:value-type="float">
            <text:p>0,006144</text:p>
          </table:table-cell>
          <table:table-cell table:formula="of:=[.F45]/[.F$5]" office:value-type="float" office:value="0.004982" calcext:value-type="float">
            <text:p>0,004982</text:p>
          </table:table-cell>
          <table:table-cell table:formula="of:=[.G45]/[.G$5]" office:value-type="float" office:value="0.0045985" calcext:value-type="float">
            <text:p>0,0045985</text:p>
          </table:table-cell>
          <table:table-cell table:formula="of:=[.H45]/[.H$5]" office:value-type="float" office:value="0.00609" calcext:value-type="float">
            <text:p>0,00609</text:p>
          </table:table-cell>
          <table:table-cell table:formula="of:=[.I45]/[.I$5]" office:value-type="float" office:value="0.0072533" calcext:value-type="float">
            <text:p>0,0072533</text:p>
          </table:table-cell>
          <table:table-cell table:formula="of:=[.J45]/[.J$5]" office:value-type="float" office:value="0.0092766" calcext:value-type="float">
            <text:p>0,0092766</text:p>
          </table:table-cell>
          <table:table-cell table:formula="of:=[.K45]/[.K$5]" office:value-type="float" office:value="0.01601802" calcext:value-type="float">
            <text:p>0,01601802</text:p>
          </table:table-cell>
          <table:table-cell table:formula="of:=[.L45]/[.L$5]" office:value-type="float" office:value="0.01832283" calcext:value-type="float">
            <text:p>0,01832283</text:p>
          </table:table-cell>
          <table:table-cell table:formula="of:=[.M45]/[.M$5]" office:value-type="float" office:value="0.019817735" calcext:value-type="float">
            <text:p>0,01981773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2" table:formula="of:=[.C41]" office:value-type="string" office:string-value="Flat" calcext:value-type="string">
            <text:p>Flat</text:p>
          </table:table-cell>
          <table:table-cell table:style-name="ce2" table:formula="of:=[.D41]" office:value-type="float" office:value="0.0151" calcext:value-type="float">
            <text:p>0,0151</text:p>
          </table:table-cell>
          <table:table-cell table:style-name="ce2" table:formula="of:=[.E41]" office:value-type="float" office:value="0.0168" calcext:value-type="float">
            <text:p>0,0168</text:p>
          </table:table-cell>
          <table:table-cell table:style-name="ce2" table:formula="of:=[.F41]" office:value-type="float" office:value="0.0174" calcext:value-type="float">
            <text:p>0,0174</text:p>
          </table:table-cell>
          <table:table-cell table:style-name="ce2" table:formula="of:=[.G41]" office:value-type="float" office:value="0.0166" calcext:value-type="float">
            <text:p>0,0166</text:p>
          </table:table-cell>
          <table:table-cell table:style-name="ce2" table:formula="of:=[.H41]" office:value-type="float" office:value="0.0267" calcext:value-type="float">
            <text:p>0,0267</text:p>
          </table:table-cell>
          <table:table-cell table:style-name="ce2" table:formula="of:=[.I41]" office:value-type="float" office:value="0.0388" calcext:value-type="float">
            <text:p>0,0388</text:p>
          </table:table-cell>
          <table:table-cell table:style-name="ce2" table:formula="of:=[.J41]" office:value-type="float" office:value="0.0656" calcext:value-type="float">
            <text:p>0,0656</text:p>
          </table:table-cell>
          <table:table-cell table:style-name="ce2" table:formula="of:=[.K41]" office:value-type="float" office:value="0.1526" calcext:value-type="float">
            <text:p>0,1526</text:p>
          </table:table-cell>
          <table:table-cell table:style-name="ce2" table:formula="of:=[.L41]" office:value-type="float" office:value="0.2646" calcext:value-type="float">
            <text:p>0,2646</text:p>
          </table:table-cell>
          <table:table-cell table:style-name="ce2" table:formula="of:=[.M41]" office:value-type="float" office:value="0.8637" calcext:value-type="float">
            <text:p>0,86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table:formula="of:=IF([.B48]&lt;&gt;&quot;&quot;;[.B48];&quot;&quot;)" office:value-type="string" office:string-value="Find count" calcext:value-type="string">
            <text:p>Find count</text:p>
          </table:table-cell>
          <table:table-cell table:formula="of:=[.C48]" office:value-type="string" office:string-value="Flat" calcext:value-type="string">
            <text:p>Flat</text:p>
          </table:table-cell>
          <table:table-cell table:formula="of:=[.D48]/[.D$109]" office:value-type="float" office:value="0.00127" calcext:value-type="float">
            <text:p>0,00127</text:p>
          </table:table-cell>
          <table:table-cell table:formula="of:=[.E48]/[.E$109]" office:value-type="float" office:value="0.000266" calcext:value-type="float">
            <text:p>0,000266</text:p>
          </table:table-cell>
          <table:table-cell table:formula="of:=[.F48]/[.F$109]" office:value-type="float" office:value="0.000133" calcext:value-type="float">
            <text:p>0,000133</text:p>
          </table:table-cell>
          <table:table-cell table:formula="of:=[.G48]/[.G$109]" office:value-type="float" office:value="0.0000645" calcext:value-type="float">
            <text:p>0,0000645</text:p>
          </table:table-cell>
          <table:table-cell table:formula="of:=[.H48]/[.H$109]" office:value-type="float" office:value="0.0000262" calcext:value-type="float">
            <text:p>0,0000262</text:p>
          </table:table-cell>
          <table:table-cell table:formula="of:=[.I48]/[.I$109]" office:value-type="float" office:value="0.0000127" calcext:value-type="float">
            <text:p>0,0000127</text:p>
          </table:table-cell>
          <table:table-cell table:formula="of:=[.J48]/[.J$109]" office:value-type="float" office:value="0.0000061" calcext:value-type="float">
            <text:p>0,0000061</text:p>
          </table:table-cell>
          <table:table-cell table:formula="of:=[.K48]/[.K$109]" office:value-type="float" office:value="0.00000248" calcext:value-type="float">
            <text:p>0,00000248</text:p>
          </table:table-cell>
          <table:table-cell table:formula="of:=[.L48]/[.L$109]" office:value-type="float" office:value="0.00000175" calcext:value-type="float">
            <text:p>0,00000175</text:p>
          </table:table-cell>
          <table:table-cell table:formula="of:=[.M48]/[.M$109]" office:value-type="float" office:value="0.000000905" calcext:value-type="float">
            <text:p>0,0000009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9]" office:value-type="string" office:string-value="Flat cached" calcext:value-type="string">
            <text:p>Flat cached</text:p>
          </table:table-cell>
          <table:table-cell table:formula="of:=[.D49]/[.D$109]" office:value-type="float" office:value="0.00127" calcext:value-type="float">
            <text:p>0,00127</text:p>
          </table:table-cell>
          <table:table-cell table:formula="of:=[.E49]/[.E$109]" office:value-type="float" office:value="0.000264" calcext:value-type="float">
            <text:p>0,000264</text:p>
          </table:table-cell>
          <table:table-cell table:formula="of:=[.F49]/[.F$109]" office:value-type="float" office:value="0.000134" calcext:value-type="float">
            <text:p>0,000134</text:p>
          </table:table-cell>
          <table:table-cell table:formula="of:=[.G49]/[.G$109]" office:value-type="float" office:value="0.0000695" calcext:value-type="float">
            <text:p>0,0000695</text:p>
          </table:table-cell>
          <table:table-cell table:formula="of:=[.H49]/[.H$109]" office:value-type="float" office:value="0.0000256" calcext:value-type="float">
            <text:p>0,0000256</text:p>
          </table:table-cell>
          <table:table-cell table:formula="of:=[.I49]/[.I$109]" office:value-type="float" office:value="0.0000108" calcext:value-type="float">
            <text:p>0,0000108</text:p>
          </table:table-cell>
          <table:table-cell table:formula="of:=[.J49]/[.J$109]" office:value-type="float" office:value="0.00000615" calcext:value-type="float">
            <text:p>0,00000615</text:p>
          </table:table-cell>
          <table:table-cell table:formula="of:=[.K49]/[.K$109]" office:value-type="float" office:value="0.00000248" calcext:value-type="float">
            <text:p>0,00000248</text:p>
          </table:table-cell>
          <table:table-cell table:formula="of:=[.L49]/[.L$109]" office:value-type="float" office:value="0.00000177" calcext:value-type="float">
            <text:p>0,00000177</text:p>
          </table:table-cell>
          <table:table-cell table:formula="of:=[.M49]/[.M$109]" office:value-type="float" office:value="0.00000085" calcext:value-type="float">
            <text:p>0,00000085</text:p>
          </table:table-cell>
          <table:table-cell table:number-columns-repeated="1011"/>
        </table:table-row>
        <table:table-row table:style-name="ro1">
          <table:table-cell/>
          <table:table-cell table:formula="of:=IF([.B50]&lt;&gt;&quot;&quot;;[.B50];&quot;&quot;)">
            <text:p/>
          </table:table-cell>
          <table:table-cell table:formula="of:=[.C50]" office:value-type="string" office:string-value="Flat cold" calcext:value-type="string">
            <text:p>Flat cold</text:p>
          </table:table-cell>
          <table:table-cell table:formula="of:=[.D50]/[.D$109]" office:value-type="float" office:value="0.00126" calcext:value-type="float">
            <text:p>0,00126</text:p>
          </table:table-cell>
          <table:table-cell table:formula="of:=[.E50]/[.E$109]" office:value-type="float" office:value="0.000254" calcext:value-type="float">
            <text:p>0,000254</text:p>
          </table:table-cell>
          <table:table-cell table:formula="of:=[.F50]/[.F$109]" office:value-type="float" office:value="0.000136" calcext:value-type="float">
            <text:p>0,000136</text:p>
          </table:table-cell>
          <table:table-cell table:formula="of:=[.G50]/[.G$109]" office:value-type="float" office:value="0.0000695" calcext:value-type="float">
            <text:p>0,0000695</text:p>
          </table:table-cell>
          <table:table-cell table:formula="of:=[.H50]/[.H$109]" office:value-type="float" office:value="0.0000284" calcext:value-type="float">
            <text:p>0,0000284</text:p>
          </table:table-cell>
          <table:table-cell table:formula="of:=[.I50]/[.I$109]" office:value-type="float" office:value="0.0000109" calcext:value-type="float">
            <text:p>0,0000109</text:p>
          </table:table-cell>
          <table:table-cell table:formula="of:=[.J50]/[.J$109]" office:value-type="float" office:value="0.0000062" calcext:value-type="float">
            <text:p>0,0000062</text:p>
          </table:table-cell>
          <table:table-cell table:formula="of:=[.K50]/[.K$109]" office:value-type="float" office:value="0.00000282" calcext:value-type="float">
            <text:p>0,00000282</text:p>
          </table:table-cell>
          <table:table-cell table:formula="of:=[.L50]/[.L$109]" office:value-type="float" office:value="0.00000149" calcext:value-type="float">
            <text:p>0,00000149</text:p>
          </table:table-cell>
          <table:table-cell table:formula="of:=[.M50]/[.M$109]" office:value-type="float" office:value="0.00000072" calcext:value-type="float">
            <text:p>0,00000072</text:p>
          </table:table-cell>
          <table:table-cell table:number-columns-repeated="1011"/>
        </table:table-row>
        <table:table-row table:style-name="ro1">
          <table:table-cell/>
          <table:table-cell table:formula="of:=IF([.B51]&lt;&gt;&quot;&quot;;[.B51];&quot;&quot;)">
            <text:p/>
          </table:table-cell>
          <table:table-cell table:formula="of:=[.C51]" office:value-type="string" office:string-value="Pooled" calcext:value-type="string">
            <text:p>Pooled</text:p>
          </table:table-cell>
          <table:table-cell table:formula="of:=[.D51]/[.D$109]" office:value-type="float" office:value="0.00953" calcext:value-type="float">
            <text:p>0,00953</text:p>
          </table:table-cell>
          <table:table-cell table:formula="of:=[.E51]/[.E$109]" office:value-type="float" office:value="0.005296" calcext:value-type="float">
            <text:p>0,005296</text:p>
          </table:table-cell>
          <table:table-cell table:formula="of:=[.F51]/[.F$109]" office:value-type="float" office:value="0.00453" calcext:value-type="float">
            <text:p>0,00453</text:p>
          </table:table-cell>
          <table:table-cell table:formula="of:=[.G51]/[.G$109]" office:value-type="float" office:value="0.0042895" calcext:value-type="float">
            <text:p>0,0042895</text:p>
          </table:table-cell>
          <table:table-cell table:formula="of:=[.H51]/[.H$109]" office:value-type="float" office:value="0.0058806" calcext:value-type="float">
            <text:p>0,0058806</text:p>
          </table:table-cell>
          <table:table-cell table:formula="of:=[.I51]/[.I$109]" office:value-type="float" office:value="0.0085399" calcext:value-type="float">
            <text:p>0,0085399</text:p>
          </table:table-cell>
          <table:table-cell table:formula="of:=[.J51]/[.J$109]" office:value-type="float" office:value="0.01230095" calcext:value-type="float">
            <text:p>0,01230095</text:p>
          </table:table-cell>
          <table:table-cell table:formula="of:=[.K51]/[.K$109]" office:value-type="float" office:value="0.01676216" calcext:value-type="float">
            <text:p>0,01676216</text:p>
          </table:table-cell>
          <table:table-cell table:formula="of:=[.L51]/[.L$109]" office:value-type="float" office:value="0.01822433" calcext:value-type="float">
            <text:p>0,01822433</text:p>
          </table:table-cell>
          <table:table-cell table:formula="of:=[.M51]/[.M$109]" office:value-type="float" office:value="0.019281175" calcext:value-type="float">
            <text:p>0,019281175</text:p>
          </table:table-cell>
          <table:table-cell table:number-columns-repeated="1011"/>
        </table:table-row>
        <table:table-row table:style-name="ro1">
          <table:table-cell/>
          <table:table-cell table:formula="of:=IF([.B52]&lt;&gt;&quot;&quot;;[.B52];&quot;&quot;)">
            <text:p/>
          </table:table-cell>
          <table:table-cell table:formula="of:=[.C52]" office:value-type="string" office:string-value="Naive" calcext:value-type="string">
            <text:p>Naive</text:p>
          </table:table-cell>
          <table:table-cell table:formula="of:=[.D52]/[.D$109]" office:value-type="float" office:value="0.00934" calcext:value-type="float">
            <text:p>0,00934</text:p>
          </table:table-cell>
          <table:table-cell table:formula="of:=[.E52]/[.E$109]" office:value-type="float" office:value="0.005234" calcext:value-type="float">
            <text:p>0,005234</text:p>
          </table:table-cell>
          <table:table-cell table:formula="of:=[.F52]/[.F$109]" office:value-type="float" office:value="0.004522" calcext:value-type="float">
            <text:p>0,004522</text:p>
          </table:table-cell>
          <table:table-cell table:formula="of:=[.G52]/[.G$109]" office:value-type="float" office:value="0.004286" calcext:value-type="float">
            <text:p>0,004286</text:p>
          </table:table-cell>
          <table:table-cell table:formula="of:=[.H52]/[.H$109]" office:value-type="float" office:value="0.00619" calcext:value-type="float">
            <text:p>0,00619</text:p>
          </table:table-cell>
          <table:table-cell table:formula="of:=[.I52]/[.I$109]" office:value-type="float" office:value="0.0087622" calcext:value-type="float">
            <text:p>0,0087622</text:p>
          </table:table-cell>
          <table:table-cell table:formula="of:=[.J52]/[.J$109]" office:value-type="float" office:value="0.01283485" calcext:value-type="float">
            <text:p>0,01283485</text:p>
          </table:table-cell>
          <table:table-cell table:formula="of:=[.K52]/[.K$109]" office:value-type="float" office:value="0.01696006" calcext:value-type="float">
            <text:p>0,01696006</text:p>
          </table:table-cell>
          <table:table-cell table:formula="of:=[.L52]/[.L$109]" office:value-type="float" office:value="0.01819161" calcext:value-type="float">
            <text:p>0,01819161</text:p>
          </table:table-cell>
          <table:table-cell table:formula="of:=[.M52]/[.M$109]" office:value-type="float" office:value="0.01935065" calcext:value-type="float">
            <text:p>0,01935065</text:p>
          </table:table-cell>
          <table:table-cell table:number-columns-repeated="1011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atop" table:style-name="ta1">
        <table:shapes>
          <draw:frame draw:z-index="0" draw:style-name="gr1" draw:text-style-name="P1" svg:width="15.999cm" svg:height="8.999cm" svg:x="4.125cm" svg:y="34.626cm">
            <draw:object draw:notify-on-update-of-ranges="Raatop.D69:Raatop.O69 Raatop.C70:Raatop.C70 Raatop.D70:Raatop.O70 Raatop.C71:Raatop.C71 Raatop.D71:Raatop.O71 Raatop.C72:Raatop.C72 Raatop.D72:Raatop.O72 Raatop.C73:Raatop.C73 Raatop.D73:Raatop.O73 Raatop.C74:Raatop.C74 Raatop.D74:Raatop.O74 Raatop.C75:Raatop.C75 Raatop.D75:Raatop.O75"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1" draw:style-name="gr1" draw:text-style-name="P1" svg:width="15.999cm" svg:height="8.999cm" svg:x="20.404cm" svg:y="34.683cm">
            <draw:object draw:notify-on-update-of-ranges="Raatop.D100:Raatop.O100 Raatop.C101:Raatop.C101 Raatop.D101:Raatop.O101 Raatop.C102:Raatop.C102 Raatop.D102:Raatop.O102 Raatop.C103:Raatop.C103 Raatop.D103:Raatop.O103 Raatop.C104:Raatop.C104 Raatop.D104:Raatop.O104 Raatop.C105:Raatop.C105 Raatop.D105:Raatop.O105 Raatop.C106:Raatop.C106 Raatop.D106:Raatop.O106" xlink:href="./Object 36" xlink:type="simple" xlink:show="embed" xlink:actuate="onLoad"/>
            <draw:image xlink:href="./ObjectReplacements/Object 36" xlink:type="simple" xlink:show="embed" xlink:actuate="onLoad"/>
          </draw:frame>
          <draw:frame draw:z-index="2" draw:style-name="gr1" draw:text-style-name="P1" svg:width="15.999cm" svg:height="8.999cm" svg:x="38.168cm" svg:y="1.657cm">
            <draw:object draw:notify-on-update-of-ranges="Raatop.D5:Raatop.M5 Raatop.C6:Raatop.C6 Raatop.D6:Raatop.M6 Raatop.C7:Raatop.C7 Raatop.D7:Raatop.M7 Raatop.C8:Raatop.C8 Raatop.D8:Raatop.M8 Raatop.C9:Raatop.C9 Raatop.D9:Raatop.M9 Raatop.C10:Raatop.C10 Raatop.D10:Raatop.M10"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3" draw:style-name="gr1" draw:text-style-name="P1" svg:width="15.999cm" svg:height="8.999cm" svg:x="38.176cm" svg:y="10.591cm">
            <draw:object draw:notify-on-update-of-ranges="Raatop.D12:Raatop.M12 Raatop.C13:Raatop.C13 Raatop.D13:Raatop.M13 Raatop.C14:Raatop.C14 Raatop.D14:Raatop.M14 Raatop.C15:Raatop.C15 Raatop.D15:Raatop.M15 Raatop.C16:Raatop.C16 Raatop.D16:Raatop.M16 Raatop.C17:Raatop.C17 Raatop.D17:Raatop.M17" xlink:href="./Object 38" xlink:type="simple" xlink:show="embed" xlink:actuate="onLoad"/>
            <draw:image xlink:href="./ObjectReplacements/Object 38" xlink:type="simple" xlink:show="embed" xlink:actuate="onLoad"/>
          </draw:frame>
          <draw:frame draw:z-index="4" draw:style-name="gr1" draw:text-style-name="P1" svg:width="15.999cm" svg:height="8.999cm" svg:x="38.143cm" svg:y="19.495cm">
            <draw:object draw:notify-on-update-of-ranges="Raatop.D19:Raatop.M19 Raatop.C20:Raatop.C20 Raatop.D20:Raatop.M20 Raatop.C21:Raatop.C21 Raatop.D21:Raatop.M21 Raatop.C22:Raatop.C22 Raatop.D22:Raatop.M22 Raatop.C23:Raatop.C23 Raatop.D23:Raatop.M23 Raatop.C24:Raatop.C24 Raatop.D24:Raatop.M24"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5" draw:style-name="gr1" draw:text-style-name="P1" svg:width="15.999cm" svg:height="8.999cm" svg:x="54.057cm" svg:y="28.069cm">
            <draw:object draw:notify-on-update-of-ranges="Raatop.D127:Raatop.M127 Raatop.C128:Raatop.C128 Raatop.D128:Raatop.M128 Raatop.C129:Raatop.C129 Raatop.D129:Raatop.M129" xlink:href="./Object 40" xlink:type="simple" xlink:show="embed" xlink:actuate="onLoad"/>
            <draw:image xlink:href="./ObjectReplacements/Object 40" xlink:type="simple" xlink:show="embed" xlink:actuate="onLoad"/>
          </draw:frame>
          <draw:frame draw:z-index="6" draw:style-name="gr1" draw:text-style-name="P1" svg:width="15.999cm" svg:height="8.999cm" svg:x="38.1cm" svg:y="37.087cm">
            <draw:object draw:notify-on-update-of-ranges="Raatop.D33:Raatop.M33 Raatop.C34:Raatop.C34 Raatop.D34:Raatop.M34 Raatop.C35:Raatop.C35 Raatop.D35:Raatop.M35 Raatop.C36:Raatop.C36 Raatop.D36:Raatop.M36 Raatop.C37:Raatop.C37 Raatop.D37:Raatop.M37 Raatop.C38:Raatop.C38 Raatop.D38:Raatop.M38" xlink:href="./Object 41" xlink:type="simple" xlink:show="embed" xlink:actuate="onLoad"/>
            <draw:image xlink:href="./ObjectReplacements/Object 41" xlink:type="simple" xlink:show="embed" xlink:actuate="onLoad"/>
          </draw:frame>
          <draw:frame draw:z-index="7" draw:style-name="gr1" draw:text-style-name="P1" svg:width="15.999cm" svg:height="8.999cm" svg:x="38.142cm" svg:y="28.333cm">
            <draw:object draw:notify-on-update-of-ranges="Raatop.D26:Raatop.M26 Raatop.C27:Raatop.C27 Raatop.D27:Raatop.M27 Raatop.C28:Raatop.C28 Raatop.D28:Raatop.M28 Raatop.C29:Raatop.C29 Raatop.D29:Raatop.M29 Raatop.C30:Raatop.C30 Raatop.D30:Raatop.M30 Raatop.C31:Raatop.C31 Raatop.D31:Raatop.M31" xlink:href="./Object 42" xlink:type="simple" xlink:show="embed" xlink:actuate="onLoad"/>
            <draw:image xlink:href="./ObjectReplacements/Object 42" xlink:type="simple" xlink:show="embed" xlink:actuate="onLoad"/>
          </draw:frame>
          <draw:frame draw:z-index="8" draw:style-name="gr1" draw:text-style-name="P1" svg:width="15.999cm" svg:height="8.999cm" svg:x="38.075cm" svg:y="45.857cm">
            <draw:object draw:notify-on-update-of-ranges="Raatop.D40:Raatop.M40 Raatop.C41:Raatop.C41 Raatop.D41:Raatop.M41 Raatop.C42:Raatop.C42 Raatop.D42:Raatop.M42 Raatop.C43:Raatop.C43 Raatop.D43:Raatop.M43 Raatop.C44:Raatop.C44 Raatop.D44:Raatop.M44 Raatop.C45:Raatop.C45 Raatop.D45:Raatop.M45"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9" draw:style-name="gr1" draw:text-style-name="P1" svg:width="15.999cm" svg:height="8.999cm" svg:x="38.096cm" svg:y="54.775cm">
            <draw:object draw:notify-on-update-of-ranges="Raatop.D47:Raatop.M47 Raatop.C48:Raatop.C48 Raatop.D48:Raatop.M48 Raatop.C49:Raatop.C49 Raatop.D49:Raatop.M49 Raatop.C50:Raatop.C50 Raatop.D50:Raatop.M50 Raatop.C51:Raatop.C51 Raatop.D51:Raatop.M51 Raatop.C52:Raatop.C52 Raatop.D52:Raatop.M52" xlink:href="./Object 44" xlink:type="simple" xlink:show="embed" xlink:actuate="onLoad"/>
            <draw:image xlink:href="./ObjectReplacements/Object 44" xlink:type="simple" xlink:show="embed" xlink:actuate="onLoad"/>
          </draw:frame>
          <draw:frame draw:z-index="10" draw:style-name="gr1" draw:text-style-name="P1" svg:width="15.999cm" svg:height="8.999cm" svg:x="54.105cm" svg:y="1.66cm">
            <draw:object draw:notify-on-update-of-ranges="Raatop.D109:Raatop.M109 Raatop.C110:Raatop.C110 Raatop.D110:Raatop.M110 Raatop.C111:Raatop.C111 Raatop.D111:Raatop.M111 Raatop.C112:Raatop.C112 Raatop.D112:Raatop.M112 Raatop.C113:Raatop.C113 Raatop.D113:Raatop.M113" xlink:href="./Object 45" xlink:type="simple" xlink:show="embed" xlink:actuate="onLoad"/>
            <draw:image xlink:href="./ObjectReplacements/Object 45" xlink:type="simple" xlink:show="embed" xlink:actuate="onLoad"/>
          </draw:frame>
          <draw:frame draw:z-index="11" draw:style-name="gr1" draw:text-style-name="P1" svg:width="15.999cm" svg:height="8.999cm" svg:x="54.101cm" svg:y="10.539cm">
            <draw:object draw:notify-on-update-of-ranges="Raatop.D115:Raatop.M115 Raatop.C116:Raatop.C116 Raatop.D116:Raatop.M116 Raatop.C117:Raatop.C117 Raatop.D117:Raatop.M117 Raatop.C118:Raatop.C118 Raatop.D118:Raatop.M118 Raatop.C119:Raatop.C119 Raatop.D119:Raatop.M119" xlink:href="./Object 46" xlink:type="simple" xlink:show="embed" xlink:actuate="onLoad"/>
            <draw:image xlink:href="./ObjectReplacements/Object 46" xlink:type="simple" xlink:show="embed" xlink:actuate="onLoad"/>
          </draw:frame>
          <draw:frame draw:z-index="12" draw:style-name="gr1" draw:text-style-name="P1" svg:width="15.999cm" svg:height="8.999cm" svg:x="53.931cm" svg:y="37.037cm">
            <draw:object draw:notify-on-update-of-ranges="Raatop.D131:Raatop.M131 Raatop.C132:Raatop.C132 Raatop.D132:Raatop.M132 Raatop.C133:Raatop.C133 Raatop.D133:Raatop.M133 Raatop.C134:Raatop.C134 Raatop.D134:Raatop.M134 Raatop.C135:Raatop.C135 Raatop.D135:Raatop.M135" xlink:href="./Object 47" xlink:type="simple" xlink:show="embed" xlink:actuate="onLoad"/>
            <draw:image xlink:href="./ObjectReplacements/Object 47" xlink:type="simple" xlink:show="embed" xlink:actuate="onLoad"/>
          </draw:frame>
          <draw:frame draw:z-index="13" draw:style-name="gr1" draw:text-style-name="P1" svg:width="15.999cm" svg:height="8.999cm" svg:x="69.796cm" svg:y="37.236cm">
            <draw:object draw:notify-on-update-of-ranges="Raatop.D137:Raatop.M137 Raatop.C138:Raatop.C138 Raatop.D138:Raatop.M138 Raatop.C139:Raatop.C139 Raatop.D139:Raatop.M139 Raatop.C140:Raatop.C140 Raatop.D140:Raatop.M140" xlink:href="./Object 48" xlink:type="simple" xlink:show="embed" xlink:actuate="onLoad"/>
            <draw:image xlink:href="./ObjectReplacements/Object 48" xlink:type="simple" xlink:show="embed" xlink:actuate="onLoad"/>
          </draw:frame>
          <draw:frame draw:z-index="14" draw:style-name="gr1" draw:text-style-name="P1" svg:width="15.999cm" svg:height="8.999cm" svg:x="53.945cm" svg:y="45.883cm">
            <draw:object draw:notify-on-update-of-ranges="Raatop.D142:Raatop.M142 Raatop.C143:Raatop.C143 Raatop.D143:Raatop.M143 Raatop.C144:Raatop.C144 Raatop.D144:Raatop.M144 Raatop.C145:Raatop.C145 Raatop.D145:Raatop.M145" xlink:href="./Object 49" xlink:type="simple" xlink:show="embed" xlink:actuate="onLoad"/>
            <draw:image xlink:href="./ObjectReplacements/Object 49" xlink:type="simple" xlink:show="embed" xlink:actuate="onLoad"/>
          </draw:frame>
          <draw:frame draw:z-index="15" draw:style-name="gr1" draw:text-style-name="P1" svg:width="15.999cm" svg:height="8.999cm" svg:x="69.852cm" svg:y="46.124cm">
            <draw:object draw:notify-on-update-of-ranges="Raatop.D147:Raatop.M147 Raatop.C148:Raatop.C148 Raatop.D148:Raatop.M148 Raatop.C149:Raatop.C149 Raatop.D149:Raatop.M149 Raatop.C150:Raatop.C150 Raatop.D150:Raatop.M150" xlink:href="./Object 50" xlink:type="simple" xlink:show="embed" xlink:actuate="onLoad"/>
            <draw:image xlink:href="./ObjectReplacements/Object 50" xlink:type="simple" xlink:show="embed" xlink:actuate="onLoad"/>
          </draw:frame>
          <draw:frame draw:z-index="16" draw:style-name="gr1" draw:text-style-name="P1" svg:width="15.999cm" svg:height="8.999cm" svg:x="54.015cm" svg:y="54.726cm">
            <draw:object draw:notify-on-update-of-ranges="Raatop.D155:Raatop.M155 Raatop.C156:Raatop.C156 Raatop.D156:Raatop.M156 Raatop.C157:Raatop.C157 Raatop.D157:Raatop.M157 Raatop.C158:Raatop.C158 Raatop.D158:Raatop.M158 Raatop.C159:Raatop.C159 Raatop.D159:Raatop.M159 Raatop.C160:Raatop.C160 Raatop.D160:Raatop.M160"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17" draw:style-name="gr1" draw:text-style-name="P1" svg:width="15.999cm" svg:height="8.999cm" svg:x="54.035cm" svg:y="19.358cm">
            <draw:object draw:notify-on-update-of-ranges="Raatop.D121:Raatop.M121 Raatop.C122:Raatop.C122 Raatop.D122:Raatop.M122 Raatop.C123:Raatop.C123 Raatop.D123:Raatop.M123 Raatop.C124:Raatop.C124 Raatop.D124:Raatop.M124 Raatop.C125:Raatop.C125 Raatop.D125:Raatop.M125" xlink:href="./Object 52" xlink:type="simple" xlink:show="embed" xlink:actuate="onLoad"/>
            <draw:image xlink:href="./ObjectReplacements/Object 52" xlink:type="simple" xlink:show="embed" xlink:actuate="onLoad"/>
          </draw:frame>
          <draw:frame draw:z-index="18" draw:style-name="gr1" draw:text-style-name="P1" svg:width="15.999cm" svg:height="8.999cm" svg:x="85.803cm" svg:y="46.136cm">
            <draw:object draw:notify-on-update-of-ranges="Raatop.D152:Raatop.M152 Raatop.C153:Raatop.C153 Raatop.D153:Raatop.M153" xlink:href="./Object 53" xlink:type="simple" xlink:show="embed" xlink:actuate="onLoad"/>
            <draw:image xlink:href="./ObjectReplacements/Object 5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Flat</text:p>
          </table:table-cell>
          <table:table-cell office:value-type="float" office:value="0.2758" calcext:value-type="float">
            <text:p>0,2758</text:p>
          </table:table-cell>
          <table:table-cell office:value-type="float" office:value="0.2562" calcext:value-type="float">
            <text:p>0,2562</text:p>
          </table:table-cell>
          <table:table-cell office:value-type="float" office:value="0.3093" calcext:value-type="float">
            <text:p>0,3093</text:p>
          </table:table-cell>
          <table:table-cell office:value-type="float" office:value="0.4126" calcext:value-type="float">
            <text:p>0,4126</text:p>
          </table:table-cell>
          <table:table-cell office:value-type="float" office:value="0.677" calcext:value-type="float">
            <text:p>0,677</text:p>
          </table:table-cell>
          <table:table-cell office:value-type="float" office:value="1.0904" calcext:value-type="float">
            <text:p>1,0904</text:p>
          </table:table-cell>
          <table:table-cell office:value-type="float" office:value="1.9694" calcext:value-type="float">
            <text:p>1,9694</text:p>
          </table:table-cell>
          <table:table-cell office:value-type="float" office:value="4.3917" calcext:value-type="float">
            <text:p>4,3917</text:p>
          </table:table-cell>
          <table:table-cell office:value-type="float" office:value="7.1176" calcext:value-type="float">
            <text:p>7,1176</text:p>
          </table:table-cell>
          <table:table-cell office:value-type="float" office:value="13.9237" calcext:value-type="float">
            <text:p>13,923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2204" calcext:value-type="float">
            <text:p>0,2204</text:p>
          </table:table-cell>
          <table:table-cell office:value-type="float" office:value="0.2684" calcext:value-type="float">
            <text:p>0,2684</text:p>
          </table:table-cell>
          <table:table-cell office:value-type="float" office:value="0.32" calcext:value-type="float">
            <text:p>0,32</text:p>
          </table:table-cell>
          <table:table-cell office:value-type="float" office:value="0.4165" calcext:value-type="float">
            <text:p>0,4165</text:p>
          </table:table-cell>
          <table:table-cell office:value-type="float" office:value="0.6811" calcext:value-type="float">
            <text:p>0,6811</text:p>
          </table:table-cell>
          <table:table-cell office:value-type="float" office:value="1.1214" calcext:value-type="float">
            <text:p>1,1214</text:p>
          </table:table-cell>
          <table:table-cell office:value-type="float" office:value="2.0316" calcext:value-type="float">
            <text:p>2,0316</text:p>
          </table:table-cell>
          <table:table-cell office:value-type="float" office:value="4.2617" calcext:value-type="float">
            <text:p>4,2617</text:p>
          </table:table-cell>
          <table:table-cell office:value-type="float" office:value="7.5424" calcext:value-type="float">
            <text:p>7,5424</text:p>
          </table:table-cell>
          <table:table-cell office:value-type="float" office:value="14.6672" calcext:value-type="float">
            <text:p>14,667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8533" calcext:value-type="float">
            <text:p>0,8533</text:p>
          </table:table-cell>
          <table:table-cell office:value-type="float" office:value="2.1274" calcext:value-type="float">
            <text:p>2,1274</text:p>
          </table:table-cell>
          <table:table-cell office:value-type="float" office:value="3.4415" calcext:value-type="float">
            <text:p>3,4415</text:p>
          </table:table-cell>
          <table:table-cell office:value-type="float" office:value="5.9964" calcext:value-type="float">
            <text:p>5,9964</text:p>
          </table:table-cell>
          <table:table-cell office:value-type="float" office:value="13.8165" calcext:value-type="float">
            <text:p>13,8165</text:p>
          </table:table-cell>
          <table:table-cell office:value-type="float" office:value="26.9935" calcext:value-type="float">
            <text:p>26,9935</text:p>
          </table:table-cell>
          <table:table-cell office:value-type="float" office:value="55.3307" calcext:value-type="float">
            <text:p>55,3307</text:p>
          </table:table-cell>
          <table:table-cell office:value-type="float" office:value="148.3397" calcext:value-type="float">
            <text:p>148,3397</text:p>
          </table:table-cell>
          <table:table-cell office:value-type="float" office:value="272.3368" calcext:value-type="float">
            <text:p>272,3368</text:p>
          </table:table-cell>
          <table:table-cell office:value-type="float" office:value="553.3719" calcext:value-type="float">
            <text:p>553,371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3408" calcext:value-type="float">
            <text:p>0,3408</text:p>
          </table:table-cell>
          <table:table-cell office:value-type="float" office:value="0.3981" calcext:value-type="float">
            <text:p>0,3981</text:p>
          </table:table-cell>
          <table:table-cell office:value-type="float" office:value="0.417" calcext:value-type="float">
            <text:p>0,417</text:p>
          </table:table-cell>
          <table:table-cell office:value-type="float" office:value="0.4269" calcext:value-type="float">
            <text:p>0,4269</text:p>
          </table:table-cell>
          <table:table-cell office:value-type="float" office:value="0.4748" calcext:value-type="float">
            <text:p>0,4748</text:p>
          </table:table-cell>
          <table:table-cell office:value-type="float" office:value="0.5452" calcext:value-type="float">
            <text:p>0,5452</text:p>
          </table:table-cell>
          <table:table-cell office:value-type="float" office:value="0.5991" calcext:value-type="float">
            <text:p>0,5991</text:p>
          </table:table-cell>
          <table:table-cell office:value-type="float" office:value="0.7217" calcext:value-type="float">
            <text:p>0,7217</text:p>
          </table:table-cell>
          <table:table-cell office:value-type="float" office:value="0.8584" calcext:value-type="float">
            <text:p>0,8584</text:p>
          </table:table-cell>
          <table:table-cell office:value-type="float" office:value="1.0003" calcext:value-type="float">
            <text:p>1,000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1006" calcext:value-type="float">
            <text:p>0,1006</text:p>
          </table:table-cell>
          <table:table-cell office:value-type="float" office:value="0.1062" calcext:value-type="float">
            <text:p>0,1062</text:p>
          </table:table-cell>
          <table:table-cell office:value-type="float" office:value="0.1092" calcext:value-type="float">
            <text:p>0,1092</text:p>
          </table:table-cell>
          <table:table-cell office:value-type="float" office:value="0.1096" calcext:value-type="float">
            <text:p>0,1096</text:p>
          </table:table-cell>
          <table:table-cell office:value-type="float" office:value="0.1163" calcext:value-type="float">
            <text:p>0,1163</text:p>
          </table:table-cell>
          <table:table-cell office:value-type="float" office:value="0.1398" calcext:value-type="float">
            <text:p>0,1398</text:p>
          </table:table-cell>
          <table:table-cell office:value-type="float" office:value="0.1955" calcext:value-type="float">
            <text:p>0,1955</text:p>
          </table:table-cell>
          <table:table-cell office:value-type="float" office:value="0.5499" calcext:value-type="float">
            <text:p>0,5499</text:p>
          </table:table-cell>
          <table:table-cell office:value-type="float" office:value="0.699" calcext:value-type="float">
            <text:p>0,699</text:p>
          </table:table-cell>
          <table:table-cell office:value-type="float" office:value="0.8614" calcext:value-type="float">
            <text:p>0,861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ase</text:p>
          </table:table-cell>
          <table:table-cell office:value-type="string" calcext:value-type="string">
            <text:p>Flat</text:p>
          </table:table-cell>
          <table:table-cell office:value-type="float" office:value="0.2042" calcext:value-type="float">
            <text:p>0,2042</text:p>
          </table:table-cell>
          <table:table-cell office:value-type="float" office:value="0.1993" calcext:value-type="float">
            <text:p>0,1993</text:p>
          </table:table-cell>
          <table:table-cell office:value-type="float" office:value="0.2742" calcext:value-type="float">
            <text:p>0,2742</text:p>
          </table:table-cell>
          <table:table-cell office:value-type="float" office:value="0.3566" calcext:value-type="float">
            <text:p>0,3566</text:p>
          </table:table-cell>
          <table:table-cell office:value-type="float" office:value="0.4541" calcext:value-type="float">
            <text:p>0,4541</text:p>
          </table:table-cell>
          <table:table-cell office:value-type="float" office:value="0.5748" calcext:value-type="float">
            <text:p>0,5748</text:p>
          </table:table-cell>
          <table:table-cell office:value-type="float" office:value="0.8909" calcext:value-type="float">
            <text:p>0,8909</text:p>
          </table:table-cell>
          <table:table-cell office:value-type="float" office:value="1.6388" calcext:value-type="float">
            <text:p>1,6388</text:p>
          </table:table-cell>
          <table:table-cell office:value-type="float" office:value="3.1841" calcext:value-type="float">
            <text:p>3,1841</text:p>
          </table:table-cell>
          <table:table-cell office:value-type="float" office:value="6.4631" calcext:value-type="float">
            <text:p>6,463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1417" calcext:value-type="float">
            <text:p>0,1417</text:p>
          </table:table-cell>
          <table:table-cell office:value-type="float" office:value="0.1787" calcext:value-type="float">
            <text:p>0,1787</text:p>
          </table:table-cell>
          <table:table-cell office:value-type="float" office:value="0.2421" calcext:value-type="float">
            <text:p>0,2421</text:p>
          </table:table-cell>
          <table:table-cell office:value-type="float" office:value="0.315" calcext:value-type="float">
            <text:p>0,315</text:p>
          </table:table-cell>
          <table:table-cell office:value-type="float" office:value="0.4021" calcext:value-type="float">
            <text:p>0,4021</text:p>
          </table:table-cell>
          <table:table-cell office:value-type="float" office:value="0.5548" calcext:value-type="float">
            <text:p>0,5548</text:p>
          </table:table-cell>
          <table:table-cell office:value-type="float" office:value="0.8123" calcext:value-type="float">
            <text:p>0,8123</text:p>
          </table:table-cell>
          <table:table-cell office:value-type="float" office:value="1.6608" calcext:value-type="float">
            <text:p>1,6608</text:p>
          </table:table-cell>
          <table:table-cell office:value-type="float" office:value="3.1552" calcext:value-type="float">
            <text:p>3,1552</text:p>
          </table:table-cell>
          <table:table-cell office:value-type="float" office:value="7.1672" calcext:value-type="float">
            <text:p>7,167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8524" calcext:value-type="float">
            <text:p>0,8524</text:p>
          </table:table-cell>
          <table:table-cell office:value-type="float" office:value="2.3893" calcext:value-type="float">
            <text:p>2,3893</text:p>
          </table:table-cell>
          <table:table-cell office:value-type="float" office:value="3.9922" calcext:value-type="float">
            <text:p>3,9922</text:p>
          </table:table-cell>
          <table:table-cell office:value-type="float" office:value="7.1218" calcext:value-type="float">
            <text:p>7,1218</text:p>
          </table:table-cell>
          <table:table-cell office:value-type="float" office:value="16.3078" calcext:value-type="float">
            <text:p>16,3078</text:p>
          </table:table-cell>
          <table:table-cell office:value-type="float" office:value="32.0822" calcext:value-type="float">
            <text:p>32,0822</text:p>
          </table:table-cell>
          <table:table-cell office:value-type="float" office:value="67.1745" calcext:value-type="float">
            <text:p>67,1745</text:p>
          </table:table-cell>
          <table:table-cell office:value-type="float" office:value="195.2561" calcext:value-type="float">
            <text:p>195,2561</text:p>
          </table:table-cell>
          <table:table-cell office:value-type="float" office:value="402.0528" calcext:value-type="float">
            <text:p>402,0528</text:p>
          </table:table-cell>
          <table:table-cell office:value-type="float" office:value="824.2268" calcext:value-type="float">
            <text:p>824,226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5111" calcext:value-type="float">
            <text:p>0,5111</text:p>
          </table:table-cell>
          <table:table-cell office:value-type="float" office:value="0.8566" calcext:value-type="float">
            <text:p>0,8566</text:p>
          </table:table-cell>
          <table:table-cell office:value-type="float" office:value="1.1109" calcext:value-type="float">
            <text:p>1,1109</text:p>
          </table:table-cell>
          <table:table-cell office:value-type="float" office:value="1.4345" calcext:value-type="float">
            <text:p>1,4345</text:p>
          </table:table-cell>
          <table:table-cell office:value-type="float" office:value="1.9932" calcext:value-type="float">
            <text:p>1,9932</text:p>
          </table:table-cell>
          <table:table-cell office:value-type="float" office:value="2.8922" calcext:value-type="float">
            <text:p>2,8922</text:p>
          </table:table-cell>
          <table:table-cell office:value-type="float" office:value="3.8042" calcext:value-type="float">
            <text:p>3,8042</text:p>
          </table:table-cell>
          <table:table-cell office:value-type="float" office:value="5.4335" calcext:value-type="float">
            <text:p>5,4335</text:p>
          </table:table-cell>
          <table:table-cell office:value-type="float" office:value="4.8708" calcext:value-type="float">
            <text:p>4,8708</text:p>
          </table:table-cell>
          <table:table-cell office:value-type="float" office:value="9.3853" calcext:value-type="float">
            <text:p>9,385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1566" calcext:value-type="float">
            <text:p>0,1566</text:p>
          </table:table-cell>
          <table:table-cell office:value-type="float" office:value="0.2674" calcext:value-type="float">
            <text:p>0,2674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4164" calcext:value-type="float">
            <text:p>0,4164</text:p>
          </table:table-cell>
          <table:table-cell office:value-type="float" office:value="0.5904" calcext:value-type="float">
            <text:p>0,5904</text:p>
          </table:table-cell>
          <table:table-cell office:value-type="float" office:value="0.8471" calcext:value-type="float">
            <text:p>0,8471</text:p>
          </table:table-cell>
          <table:table-cell office:value-type="float" office:value="1.1034" calcext:value-type="float">
            <text:p>1,1034</text:p>
          </table:table-cell>
          <table:table-cell office:value-type="float" office:value="1.695" calcext:value-type="float">
            <text:p>1,695</text:p>
          </table:table-cell>
          <table:table-cell office:value-type="float" office:value="1.5137" calcext:value-type="float">
            <text:p>1,5137</text:p>
          </table:table-cell>
          <table:table-cell office:value-type="float" office:value="2.9762" calcext:value-type="float">
            <text:p>2,976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Flat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3592" calcext:value-type="float">
            <text:p>0,3592</text:p>
          </table:table-cell>
          <table:table-cell office:value-type="float" office:value="0.3813" calcext:value-type="float">
            <text:p>0,3813</text:p>
          </table:table-cell>
          <table:table-cell office:value-type="float" office:value="0.4269" calcext:value-type="float">
            <text:p>0,4269</text:p>
          </table:table-cell>
          <table:table-cell office:value-type="float" office:value="0.4913" calcext:value-type="float">
            <text:p>0,4913</text:p>
          </table:table-cell>
          <table:table-cell office:value-type="float" office:value="0.5912" calcext:value-type="float">
            <text:p>0,5912</text:p>
          </table:table-cell>
          <table:table-cell office:value-type="float" office:value="0.7236" calcext:value-type="float">
            <text:p>0,7236</text:p>
          </table:table-cell>
          <table:table-cell office:value-type="float" office:value="1.2104" calcext:value-type="float">
            <text:p>1,2104</text:p>
          </table:table-cell>
          <table:table-cell office:value-type="float" office:value="1.871" calcext:value-type="float">
            <text:p>1,871</text:p>
          </table:table-cell>
          <table:table-cell office:value-type="float" office:value="3.6188" calcext:value-type="float">
            <text:p>3,618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2531" calcext:value-type="float">
            <text:p>0,2531</text:p>
          </table:table-cell>
          <table:table-cell office:value-type="float" office:value="0.3475" calcext:value-type="float">
            <text:p>0,3475</text:p>
          </table:table-cell>
          <table:table-cell office:value-type="float" office:value="0.366" calcext:value-type="float">
            <text:p>0,366</text:p>
          </table:table-cell>
          <table:table-cell office:value-type="float" office:value="0.4031" calcext:value-type="float">
            <text:p>0,4031</text:p>
          </table:table-cell>
          <table:table-cell office:value-type="float" office:value="0.4678" calcext:value-type="float">
            <text:p>0,4678</text:p>
          </table:table-cell>
          <table:table-cell office:value-type="float" office:value="0.5754" calcext:value-type="float">
            <text:p>0,5754</text:p>
          </table:table-cell>
          <table:table-cell office:value-type="float" office:value="0.71" calcext:value-type="float">
            <text:p>0,71</text:p>
          </table:table-cell>
          <table:table-cell office:value-type="float" office:value="1.2982" calcext:value-type="float">
            <text:p>1,2982</text:p>
          </table:table-cell>
          <table:table-cell office:value-type="float" office:value="2.233" calcext:value-type="float">
            <text:p>2,233</text:p>
          </table:table-cell>
          <table:table-cell office:value-type="float" office:value="4.3409" calcext:value-type="float">
            <text:p>4,340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1.0047" calcext:value-type="float">
            <text:p>1,0047</text:p>
          </table:table-cell>
          <table:table-cell office:value-type="float" office:value="2.7207" calcext:value-type="float">
            <text:p>2,7207</text:p>
          </table:table-cell>
          <table:table-cell office:value-type="float" office:value="4.4684" calcext:value-type="float">
            <text:p>4,4684</text:p>
          </table:table-cell>
          <table:table-cell office:value-type="float" office:value="7.887" calcext:value-type="float">
            <text:p>7,887</text:p>
          </table:table-cell>
          <table:table-cell office:value-type="float" office:value="18.0465" calcext:value-type="float">
            <text:p>18,0465</text:p>
          </table:table-cell>
          <table:table-cell office:value-type="float" office:value="35.6022" calcext:value-type="float">
            <text:p>35,6022</text:p>
          </table:table-cell>
          <table:table-cell office:value-type="float" office:value="74.6041" calcext:value-type="float">
            <text:p>74,6041</text:p>
          </table:table-cell>
          <table:table-cell office:value-type="float" office:value="210.9451" calcext:value-type="float">
            <text:p>210,9451</text:p>
          </table:table-cell>
          <table:table-cell office:value-type="float" office:value="437.4615" calcext:value-type="float">
            <text:p>437,4615</text:p>
          </table:table-cell>
          <table:table-cell office:value-type="float" office:value="892.2357" calcext:value-type="float">
            <text:p>892,235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3176" calcext:value-type="float">
            <text:p>0,3176</text:p>
          </table:table-cell>
          <table:table-cell office:value-type="float" office:value="0.3636" calcext:value-type="float">
            <text:p>0,3636</text:p>
          </table:table-cell>
          <table:table-cell office:value-type="float" office:value="0.3737" calcext:value-type="float">
            <text:p>0,3737</text:p>
          </table:table-cell>
          <table:table-cell office:value-type="float" office:value="0.3858" calcext:value-type="float">
            <text:p>0,3858</text:p>
          </table:table-cell>
          <table:table-cell office:value-type="float" office:value="0.4575" calcext:value-type="float">
            <text:p>0,4575</text:p>
          </table:table-cell>
          <table:table-cell office:value-type="float" office:value="0.5226" calcext:value-type="float">
            <text:p>0,5226</text:p>
          </table:table-cell>
          <table:table-cell office:value-type="float" office:value="0.5873" calcext:value-type="float">
            <text:p>0,5873</text:p>
          </table:table-cell>
          <table:table-cell office:value-type="float" office:value="0.8974" calcext:value-type="float">
            <text:p>0,8974</text:p>
          </table:table-cell>
          <table:table-cell office:value-type="float" office:value="1.0852" calcext:value-type="float">
            <text:p>1,0852</text:p>
          </table:table-cell>
          <table:table-cell office:value-type="float" office:value="1.2997" calcext:value-type="float">
            <text:p>1,299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1522" calcext:value-type="float">
            <text:p>0,1522</text:p>
          </table:table-cell>
          <table:table-cell office:value-type="float" office:value="0.1714" calcext:value-type="float">
            <text:p>0,1714</text:p>
          </table:table-cell>
          <table:table-cell office:value-type="float" office:value="0.1768" calcext:value-type="float">
            <text:p>0,1768</text:p>
          </table:table-cell>
          <table:table-cell office:value-type="float" office:value="0.1769" calcext:value-type="float">
            <text:p>0,1769</text:p>
          </table:table-cell>
          <table:table-cell office:value-type="float" office:value="0.1995" calcext:value-type="float">
            <text:p>0,1995</text:p>
          </table:table-cell>
          <table:table-cell office:value-type="float" office:value="0.2393" calcext:value-type="float">
            <text:p>0,2393</text:p>
          </table:table-cell>
          <table:table-cell office:value-type="float" office:value="0.2998" calcext:value-type="float">
            <text:p>0,2998</text:p>
          </table:table-cell>
          <table:table-cell office:value-type="float" office:value="0.605" calcext:value-type="float">
            <text:p>0,605</text:p>
          </table:table-cell>
          <table:table-cell office:value-type="float" office:value="1.0096" calcext:value-type="float">
            <text:p>1,0096</text:p>
          </table:table-cell>
          <table:table-cell office:value-type="float" office:value="1.2109" calcext:value-type="float">
            <text:p>1,210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th Node</text:p>
          </table:table-cell>
          <table:table-cell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1878" calcext:value-type="float">
            <text:p>0,1878</text:p>
          </table:table-cell>
          <table:table-cell office:value-type="float" office:value="0.5966" calcext:value-type="float">
            <text:p>0,5966</text:p>
          </table:table-cell>
          <table:table-cell office:value-type="float" office:value="1.0097" calcext:value-type="float">
            <text:p>1,0097</text:p>
          </table:table-cell>
          <table:table-cell office:value-type="float" office:value="1.7457" calcext:value-type="float">
            <text:p>1,7457</text:p>
          </table:table-cell>
          <table:table-cell office:value-type="float" office:value="4.3781" calcext:value-type="float">
            <text:p>4,3781</text:p>
          </table:table-cell>
          <table:table-cell office:value-type="float" office:value="9.9239" calcext:value-type="float">
            <text:p>9,9239</text:p>
          </table:table-cell>
          <table:table-cell office:value-type="float" office:value="22.4029" calcext:value-type="float">
            <text:p>22,4029</text:p>
          </table:table-cell>
          <table:table-cell office:value-type="float" office:value="92.5848" calcext:value-type="float">
            <text:p>92,5848</text:p>
          </table:table-cell>
          <table:table-cell office:value-type="float" office:value="212.5981" calcext:value-type="float">
            <text:p>212,5981</text:p>
          </table:table-cell>
          <table:table-cell office:value-type="float" office:value="497.161" calcext:value-type="float">
            <text:p>497,16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1889" calcext:value-type="float">
            <text:p>0,1889</text:p>
          </table:table-cell>
          <table:table-cell office:value-type="float" office:value="0.5973" calcext:value-type="float">
            <text:p>0,5973</text:p>
          </table:table-cell>
          <table:table-cell office:value-type="float" office:value="1.0199" calcext:value-type="float">
            <text:p>1,0199</text:p>
          </table:table-cell>
          <table:table-cell office:value-type="float" office:value="1.7623" calcext:value-type="float">
            <text:p>1,7623</text:p>
          </table:table-cell>
          <table:table-cell office:value-type="float" office:value="4.5002" calcext:value-type="float">
            <text:p>4,5002</text:p>
          </table:table-cell>
          <table:table-cell office:value-type="float" office:value="10.2305" calcext:value-type="float">
            <text:p>10,2305</text:p>
          </table:table-cell>
          <table:table-cell office:value-type="float" office:value="23.3529" calcext:value-type="float">
            <text:p>23,3529</text:p>
          </table:table-cell>
          <table:table-cell office:value-type="float" office:value="95.2637" calcext:value-type="float">
            <text:p>95,2637</text:p>
          </table:table-cell>
          <table:table-cell office:value-type="float" office:value="211.5451" calcext:value-type="float">
            <text:p>211,5451</text:p>
          </table:table-cell>
          <table:table-cell office:value-type="float" office:value="495.2242" calcext:value-type="float">
            <text:p>495,224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office:value-type="string" calcext:value-type="string">
            <text:p>Flat</text:p>
          </table:table-cell>
          <table:table-cell office:value-type="float" office:value="0.3997" calcext:value-type="float">
            <text:p>0,3997</text:p>
          </table:table-cell>
          <table:table-cell office:value-type="float" office:value="0.7231" calcext:value-type="float">
            <text:p>0,7231</text:p>
          </table:table-cell>
          <table:table-cell office:value-type="float" office:value="1.0864" calcext:value-type="float">
            <text:p>1,0864</text:p>
          </table:table-cell>
          <table:table-cell office:value-type="float" office:value="1.8126" calcext:value-type="float">
            <text:p>1,8126</text:p>
          </table:table-cell>
          <table:table-cell office:value-type="float" office:value="4.2049" calcext:value-type="float">
            <text:p>4,2049</text:p>
          </table:table-cell>
          <table:table-cell office:value-type="float" office:value="8.461" calcext:value-type="float">
            <text:p>8,461</text:p>
          </table:table-cell>
          <table:table-cell office:value-type="float" office:value="15.385" calcext:value-type="float">
            <text:p>15,385</text:p>
          </table:table-cell>
          <table:table-cell office:value-type="float" office:value="35.7114" calcext:value-type="float">
            <text:p>35,7114</text:p>
          </table:table-cell>
          <table:table-cell office:value-type="float" office:value="40.8602" calcext:value-type="float">
            <text:p>40,8602</text:p>
          </table:table-cell>
          <table:table-cell office:value-type="float" office:value="100.4832" calcext:value-type="float">
            <text:p>100,483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2201" calcext:value-type="float">
            <text:p>0,2201</text:p>
          </table:table-cell>
          <table:table-cell office:value-type="float" office:value="0.2467" calcext:value-type="float">
            <text:p>0,2467</text:p>
          </table:table-cell>
          <table:table-cell office:value-type="float" office:value="0.2353" calcext:value-type="float">
            <text:p>0,2353</text:p>
          </table:table-cell>
          <table:table-cell office:value-type="float" office:value="0.2316" calcext:value-type="float">
            <text:p>0,2316</text:p>
          </table:table-cell>
          <table:table-cell office:value-type="float" office:value="0.2248" calcext:value-type="float">
            <text:p>0,2248</text:p>
          </table:table-cell>
          <table:table-cell office:value-type="float" office:value="0.23" calcext:value-type="float">
            <text:p>0,23</text:p>
          </table:table-cell>
          <table:table-cell office:value-type="float" office:value="0.2248" calcext:value-type="float">
            <text:p>0,2248</text:p>
          </table:table-cell>
          <table:table-cell office:value-type="float" office:value="0.2254" calcext:value-type="float">
            <text:p>0,2254</text:p>
          </table:table-cell>
          <table:table-cell office:value-type="float" office:value="0.2103" calcext:value-type="float">
            <text:p>0,2103</text:p>
          </table:table-cell>
          <table:table-cell office:value-type="float" office:value="0.2335" calcext:value-type="float">
            <text:p>0,233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9265" calcext:value-type="float">
            <text:p>0,9265</text:p>
          </table:table-cell>
          <table:table-cell office:value-type="float" office:value="1.3258" calcext:value-type="float">
            <text:p>1,3258</text:p>
          </table:table-cell>
          <table:table-cell office:value-type="float" office:value="1.599" calcext:value-type="float">
            <text:p>1,599</text:p>
          </table:table-cell>
          <table:table-cell office:value-type="float" office:value="2.2442" calcext:value-type="float">
            <text:p>2,2442</text:p>
          </table:table-cell>
          <table:table-cell office:value-type="float" office:value="4.2377" calcext:value-type="float">
            <text:p>4,2377</text:p>
          </table:table-cell>
          <table:table-cell office:value-type="float" office:value="7.9415" calcext:value-type="float">
            <text:p>7,9415</text:p>
          </table:table-cell>
          <table:table-cell office:value-type="float" office:value="16.2657" calcext:value-type="float">
            <text:p>16,2657</text:p>
          </table:table-cell>
          <table:table-cell office:value-type="float" office:value="72.5861" calcext:value-type="float">
            <text:p>72,5861</text:p>
          </table:table-cell>
          <table:table-cell office:value-type="float" office:value="170.0339" calcext:value-type="float">
            <text:p>170,0339</text:p>
          </table:table-cell>
          <table:table-cell office:value-type="float" office:value="359.1688" calcext:value-type="float">
            <text:p>359,168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158" calcext:value-type="float">
            <text:p>0,158</text:p>
          </table:table-cell>
          <table:table-cell office:value-type="float" office:value="0.1704" calcext:value-type="float">
            <text:p>0,1704</text:p>
          </table:table-cell>
          <table:table-cell office:value-type="float" office:value="0.1738" calcext:value-type="float">
            <text:p>0,1738</text:p>
          </table:table-cell>
          <table:table-cell office:value-type="float" office:value="0.1731" calcext:value-type="float">
            <text:p>0,1731</text:p>
          </table:table-cell>
          <table:table-cell office:value-type="float" office:value="0.1778" calcext:value-type="float">
            <text:p>0,1778</text:p>
          </table:table-cell>
          <table:table-cell office:value-type="float" office:value="0.1934" calcext:value-type="float">
            <text:p>0,1934</text:p>
          </table:table-cell>
          <table:table-cell office:value-type="float" office:value="0.1889" calcext:value-type="float">
            <text:p>0,1889</text:p>
          </table:table-cell>
          <table:table-cell office:value-type="float" office:value="0.1879" calcext:value-type="float">
            <text:p>0,1879</text:p>
          </table:table-cell>
          <table:table-cell office:value-type="float" office:value="0.1728" calcext:value-type="float">
            <text:p>0,1728</text:p>
          </table:table-cell>
          <table:table-cell office:value-type="float" office:value="0.2342" calcext:value-type="float">
            <text:p>0,234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1554" calcext:value-type="float">
            <text:p>0,1554</text:p>
          </table:table-cell>
          <table:table-cell office:value-type="float" office:value="0.1674" calcext:value-type="float">
            <text:p>0,1674</text:p>
          </table:table-cell>
          <table:table-cell office:value-type="float" office:value="0.173" calcext:value-type="float">
            <text:p>0,173</text:p>
          </table:table-cell>
          <table:table-cell office:value-type="float" office:value="0.1744" calcext:value-type="float">
            <text:p>0,1744</text:p>
          </table:table-cell>
          <table:table-cell office:value-type="float" office:value="0.1791" calcext:value-type="float">
            <text:p>0,1791</text:p>
          </table:table-cell>
          <table:table-cell office:value-type="float" office:value="0.1965" calcext:value-type="float">
            <text:p>0,1965</text:p>
          </table:table-cell>
          <table:table-cell office:value-type="float" office:value="0.1949" calcext:value-type="float">
            <text:p>0,1949</text:p>
          </table:table-cell>
          <table:table-cell office:value-type="float" office:value="0.1965" calcext:value-type="float">
            <text:p>0,1965</text:p>
          </table:table-cell>
          <table:table-cell office:value-type="float" office:value="0.1819" calcext:value-type="float">
            <text:p>0,1819</text:p>
          </table:table-cell>
          <table:table-cell office:value-type="float" office:value="0.2059" calcext:value-type="float">
            <text:p>0,205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office:value-type="string" calcext:value-type="string">
            <text:p>Flat</text:p>
          </table:table-cell>
          <table:table-cell office:value-type="float" office:value="0.0689" calcext:value-type="float">
            <text:p>0,0689</text:p>
          </table:table-cell>
          <table:table-cell office:value-type="float" office:value="0.0481" calcext:value-type="float">
            <text:p>0,0481</text:p>
          </table:table-cell>
          <table:table-cell office:value-type="float" office:value="0.0514" calcext:value-type="float">
            <text:p>0,0514</text:p>
          </table:table-cell>
          <table:table-cell office:value-type="float" office:value="0.0494" calcext:value-type="float">
            <text:p>0,0494</text:p>
          </table:table-cell>
          <table:table-cell office:value-type="float" office:value="0.099" calcext:value-type="float">
            <text:p>0,099</text:p>
          </table:table-cell>
          <table:table-cell office:value-type="float" office:value="0.1415" calcext:value-type="float">
            <text:p>0,1415</text:p>
          </table:table-cell>
          <table:table-cell office:value-type="float" office:value="0.2509" calcext:value-type="float">
            <text:p>0,2509</text:p>
          </table:table-cell>
          <table:table-cell office:value-type="float" office:value="0.4716" calcext:value-type="float">
            <text:p>0,4716</text:p>
          </table:table-cell>
          <table:table-cell office:value-type="float" office:value="0.8494" calcext:value-type="float">
            <text:p>0,8494</text:p>
          </table:table-cell>
          <table:table-cell office:value-type="float" office:value="3.02" calcext:value-type="float">
            <text:p>3,0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518" calcext:value-type="float">
            <text:p>0,0518</text:p>
          </table:table-cell>
          <table:table-cell office:value-type="float" office:value="0.0563" calcext:value-type="float">
            <text:p>0,0563</text:p>
          </table:table-cell>
          <table:table-cell office:value-type="float" office:value="0.0537" calcext:value-type="float">
            <text:p>0,0537</text:p>
          </table:table-cell>
          <table:table-cell office:value-type="float" office:value="0.0516" calcext:value-type="float">
            <text:p>0,0516</text:p>
          </table:table-cell>
          <table:table-cell office:value-type="float" office:value="0.1036" calcext:value-type="float">
            <text:p>0,1036</text:p>
          </table:table-cell>
          <table:table-cell office:value-type="float" office:value="0.1415" calcext:value-type="float">
            <text:p>0,1415</text:p>
          </table:table-cell>
          <table:table-cell office:value-type="float" office:value="0.2381" calcext:value-type="float">
            <text:p>0,2381</text:p>
          </table:table-cell>
          <table:table-cell office:value-type="float" office:value="0.4366" calcext:value-type="float">
            <text:p>0,4366</text:p>
          </table:table-cell>
          <table:table-cell office:value-type="float" office:value="0.8494" calcext:value-type="float">
            <text:p>0,8494</text:p>
          </table:table-cell>
          <table:table-cell office:value-type="float" office:value="2.9236" calcext:value-type="float">
            <text:p>2,923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0485" calcext:value-type="float">
            <text:p>0,0485</text:p>
          </table:table-cell>
          <table:table-cell office:value-type="float" office:value="0.0567" calcext:value-type="float">
            <text:p>0,0567</text:p>
          </table:table-cell>
          <table:table-cell office:value-type="float" office:value="0.0541" calcext:value-type="float">
            <text:p>0,0541</text:p>
          </table:table-cell>
          <table:table-cell office:value-type="float" office:value="0.0529" calcext:value-type="float">
            <text:p>0,0529</text:p>
          </table:table-cell>
          <table:table-cell office:value-type="float" office:value="0.066" calcext:value-type="float">
            <text:p>0,066</text:p>
          </table:table-cell>
          <table:table-cell office:value-type="float" office:value="0.1456" calcext:value-type="float">
            <text:p>0,1456</text:p>
          </table:table-cell>
          <table:table-cell office:value-type="float" office:value="0.2291" calcext:value-type="float">
            <text:p>0,2291</text:p>
          </table:table-cell>
          <table:table-cell office:value-type="float" office:value="0.4536" calcext:value-type="float">
            <text:p>0,4536</text:p>
          </table:table-cell>
          <table:table-cell office:value-type="float" office:value="0.8641" calcext:value-type="float">
            <text:p>0,8641</text:p>
          </table:table-cell>
          <table:table-cell office:value-type="float" office:value="2.9546" calcext:value-type="float">
            <text:p>2,954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324" calcext:value-type="float">
            <text:p>0,324</text:p>
          </table:table-cell>
          <table:table-cell office:value-type="float" office:value="1.0476" calcext:value-type="float">
            <text:p>1,0476</text:p>
          </table:table-cell>
          <table:table-cell office:value-type="float" office:value="1.7" calcext:value-type="float">
            <text:p>1,7</text:p>
          </table:table-cell>
          <table:table-cell office:value-type="float" office:value="3.0984" calcext:value-type="float">
            <text:p>3,0984</text:p>
          </table:table-cell>
          <table:table-cell office:value-type="float" office:value="9.8541" calcext:value-type="float">
            <text:p>9,8541</text:p>
          </table:table-cell>
          <table:table-cell office:value-type="float" office:value="24.694" calcext:value-type="float">
            <text:p>24,694</text:p>
          </table:table-cell>
          <table:table-cell office:value-type="float" office:value="61.8159" calcext:value-type="float">
            <text:p>61,8159</text:p>
          </table:table-cell>
          <table:table-cell office:value-type="float" office:value="267.9619" calcext:value-type="float">
            <text:p>267,9619</text:p>
          </table:table-cell>
          <table:table-cell office:value-type="float" office:value="613.7071" calcext:value-type="float">
            <text:p>613,7071</text:p>
          </table:table-cell>
          <table:table-cell office:value-type="float" office:value="1337.3912" calcext:value-type="float">
            <text:p>1337,391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3251" calcext:value-type="float">
            <text:p>0,3251</text:p>
          </table:table-cell>
          <table:table-cell office:value-type="float" office:value="1.059" calcext:value-type="float">
            <text:p>1,059</text:p>
          </table:table-cell>
          <table:table-cell office:value-type="float" office:value="1.7199" calcext:value-type="float">
            <text:p>1,7199</text:p>
          </table:table-cell>
          <table:table-cell office:value-type="float" office:value="3.1438" calcext:value-type="float">
            <text:p>3,1438</text:p>
          </table:table-cell>
          <table:table-cell office:value-type="float" office:value="10.312" calcext:value-type="float">
            <text:p>10,312</text:p>
          </table:table-cell>
          <table:table-cell office:value-type="float" office:value="25.4037" calcext:value-type="float">
            <text:p>25,4037</text:p>
          </table:table-cell>
          <table:table-cell office:value-type="float" office:value="64.3463" calcext:value-type="float">
            <text:p>64,3463</text:p>
          </table:table-cell>
          <table:table-cell office:value-type="float" office:value="268.1082" calcext:value-type="float">
            <text:p>268,1082</text:p>
          </table:table-cell>
          <table:table-cell office:value-type="float" office:value="614.7513" calcext:value-type="float">
            <text:p>614,7513</text:p>
          </table:table-cell>
          <table:table-cell office:value-type="float" office:value="1332.7537" calcext:value-type="float">
            <text:p>1332,75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count</text:p>
          </table:table-cell>
          <table:table-cell office:value-type="string" calcext:value-type="string">
            <text:p>Flat</text:p>
          </table:table-cell>
          <table:table-cell office:value-type="float" office:value="0.0405" calcext:value-type="float">
            <text:p>0,0405</text:p>
          </table:table-cell>
          <table:table-cell table:number-columns-repeated="2" office:value-type="float" office:value="0.0417" calcext:value-type="float">
            <text:p>0,0417</text:p>
          </table:table-cell>
          <table:table-cell office:value-type="float" office:value="0.0393" calcext:value-type="float">
            <text:p>0,0393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0651" calcext:value-type="float">
            <text:p>0,0651</text:p>
          </table:table-cell>
          <table:table-cell office:value-type="float" office:value="0.0269" calcext:value-type="float">
            <text:p>0,0269</text:p>
          </table:table-cell>
          <table:table-cell office:value-type="float" office:value="0.0309" calcext:value-type="float">
            <text:p>0,0309</text:p>
          </table:table-cell>
          <table:table-cell office:value-type="float" office:value="0.071" calcext:value-type="float">
            <text:p>0,071</text:p>
          </table:table-cell>
          <table:table-cell office:value-type="float" office:value="0.0647" calcext:value-type="float">
            <text:p>0,064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434" calcext:value-type="float">
            <text:p>0,0434</text:p>
          </table:table-cell>
          <table:table-cell office:value-type="float" office:value="0.0427" calcext:value-type="float">
            <text:p>0,0427</text:p>
          </table:table-cell>
          <table:table-cell office:value-type="float" office:value="0.0413" calcext:value-type="float">
            <text:p>0,0413</text:p>
          </table:table-cell>
          <table:table-cell office:value-type="float" office:value="0.0384" calcext:value-type="float">
            <text:p>0,0384</text:p>
          </table:table-cell>
          <table:table-cell office:value-type="float" office:value="0.0368" calcext:value-type="float">
            <text:p>0,0368</text:p>
          </table:table-cell>
          <table:table-cell office:value-type="float" office:value="0.0639" calcext:value-type="float">
            <text:p>0,0639</text:p>
          </table:table-cell>
          <table:table-cell office:value-type="float" office:value="0.04" calcext:value-type="float">
            <text:p>0,04</text:p>
          </table:table-cell>
          <table:table-cell office:value-type="float" office:value="0.0248" calcext:value-type="float">
            <text:p>0,0248</text:p>
          </table:table-cell>
          <table:table-cell office:value-type="float" office:value="0.0693" calcext:value-type="float">
            <text:p>0,0693</text:p>
          </table:table-cell>
          <table:table-cell office:value-type="float" office:value="0.0639" calcext:value-type="float">
            <text:p>0,063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0449" calcext:value-type="float">
            <text:p>0,0449</text:p>
          </table:table-cell>
          <table:table-cell office:value-type="float" office:value="0.0431" calcext:value-type="float">
            <text:p>0,0431</text:p>
          </table:table-cell>
          <table:table-cell office:value-type="float" office:value="0.0411" calcext:value-type="float">
            <text:p>0,0411</text:p>
          </table:table-cell>
          <table:table-cell office:value-type="float" office:value="0.0396" calcext:value-type="float">
            <text:p>0,0396</text:p>
          </table:table-cell>
          <table:table-cell office:value-type="float" office:value="0.047" calcext:value-type="float">
            <text:p>0,047</text:p>
          </table:table-cell>
          <table:table-cell office:value-type="float" office:value="0.0623" calcext:value-type="float">
            <text:p>0,0623</text:p>
          </table:table-cell>
          <table:table-cell office:value-type="float" office:value="0.0271" calcext:value-type="float">
            <text:p>0,0271</text:p>
          </table:table-cell>
          <table:table-cell office:value-type="float" office:value="0.0448" calcext:value-type="float">
            <text:p>0,0448</text:p>
          </table:table-cell>
          <table:table-cell office:value-type="float" office:value="0.0721" calcext:value-type="float">
            <text:p>0,0721</text:p>
          </table:table-cell>
          <table:table-cell office:value-type="float" office:value="0.0619" calcext:value-type="float">
            <text:p>0,061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3282" calcext:value-type="float">
            <text:p>0,3282</text:p>
          </table:table-cell>
          <table:table-cell office:value-type="float" office:value="0.9187" calcext:value-type="float">
            <text:p>0,9187</text:p>
          </table:table-cell>
          <table:table-cell office:value-type="float" office:value="1.5722" calcext:value-type="float">
            <text:p>1,5722</text:p>
          </table:table-cell>
          <table:table-cell office:value-type="float" office:value="2.956" calcext:value-type="float">
            <text:p>2,956</text:p>
          </table:table-cell>
          <table:table-cell office:value-type="float" office:value="10.076" calcext:value-type="float">
            <text:p>10,076</text:p>
          </table:table-cell>
          <table:table-cell office:value-type="float" office:value="29.7554" calcext:value-type="float">
            <text:p>29,7554</text:p>
          </table:table-cell>
          <table:table-cell office:value-type="float" office:value="86.4485" calcext:value-type="float">
            <text:p>86,4485</text:p>
          </table:table-cell>
          <table:table-cell office:value-type="float" office:value="287.4616" calcext:value-type="float">
            <text:p>287,4616</text:p>
          </table:table-cell>
          <table:table-cell office:value-type="float" office:value="618.1577" calcext:value-type="float">
            <text:p>618,1577</text:p>
          </table:table-cell>
          <table:table-cell office:value-type="float" office:value="1312.2132" calcext:value-type="float">
            <text:p>1312,213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3245" calcext:value-type="float">
            <text:p>0,3245</text:p>
          </table:table-cell>
          <table:table-cell office:value-type="float" office:value="0.9048" calcext:value-type="float">
            <text:p>0,9048</text:p>
          </table:table-cell>
          <table:table-cell office:value-type="float" office:value="1.578" calcext:value-type="float">
            <text:p>1,578</text:p>
          </table:table-cell>
          <table:table-cell office:value-type="float" office:value="2.9892" calcext:value-type="float">
            <text:p>2,9892</text:p>
          </table:table-cell>
          <table:table-cell office:value-type="float" office:value="10.5939" calcext:value-type="float">
            <text:p>10,5939</text:p>
          </table:table-cell>
          <table:table-cell office:value-type="float" office:value="30.7751" calcext:value-type="float">
            <text:p>30,7751</text:p>
          </table:table-cell>
          <table:table-cell office:value-type="float" office:value="89.5115" calcext:value-type="float">
            <text:p>89,5115</text:p>
          </table:table-cell>
          <table:table-cell office:value-type="float" office:value="287.3532" calcext:value-type="float">
            <text:p>287,3532</text:p>
          </table:table-cell>
          <table:table-cell office:value-type="float" office:value="618.4325" calcext:value-type="float">
            <text:p>618,4325</text:p>
          </table:table-cell>
          <table:table-cell office:value-type="float" office:value="1308.4929" calcext:value-type="float">
            <text:p>1308,492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aveled depth average</text:p>
          </table:table-cell>
          <table:table-cell office:value-type="string" calcext:value-type="string">
            <text:p>Flat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avel depth max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ransform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st iteration</text:p>
          </table:table-cell>
          <table:table-cell office:value-type="string" calcext:value-type="string">
            <text:p>Flat</text:p>
          </table:table-cell>
          <table:table-cell office:value-type="float" office:value="0.3152" calcext:value-type="float">
            <text:p>0,3152</text:p>
          </table:table-cell>
          <table:table-cell office:value-type="float" office:value="0.6687" calcext:value-type="float">
            <text:p>0,6687</text:p>
          </table:table-cell>
          <table:table-cell office:value-type="float" office:value="1.8262" calcext:value-type="float">
            <text:p>1,8262</text:p>
          </table:table-cell>
          <table:table-cell office:value-type="float" office:value="3.2068" calcext:value-type="float">
            <text:p>3,2068</text:p>
          </table:table-cell>
          <table:table-cell office:value-type="float" office:value="6.3987" calcext:value-type="float">
            <text:p>6,3987</text:p>
          </table:table-cell>
          <table:table-cell office:value-type="float" office:value="15.9666" calcext:value-type="float">
            <text:p>15,9666</text:p>
          </table:table-cell>
          <table:table-cell office:value-type="float" office:value="32.8031" calcext:value-type="float">
            <text:p>32,8031</text:p>
          </table:table-cell>
          <table:table-cell office:value-type="float" office:value="47.9223" calcext:value-type="float">
            <text:p>47,9223</text:p>
          </table:table-cell>
          <table:table-cell office:value-type="float" office:value="66.074" calcext:value-type="float">
            <text:p>66,074</text:p>
          </table:table-cell>
          <table:table-cell office:value-type="float" office:value="80.2758" calcext:value-type="float">
            <text:p>80,2758</text:p>
          </table:table-cell>
          <table:table-cell office:value-type="float" office:value="95.8588" calcext:value-type="float">
            <text:p>95,8588</text:p>
          </table:table-cell>
          <table:table-cell office:value-type="float" office:value="115.1794" calcext:value-type="float">
            <text:p>115,179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5259" calcext:value-type="float">
            <text:p>0,5259</text:p>
          </table:table-cell>
          <table:table-cell office:value-type="float" office:value="1.0857" calcext:value-type="float">
            <text:p>1,0857</text:p>
          </table:table-cell>
          <table:table-cell office:value-type="float" office:value="2.6501" calcext:value-type="float">
            <text:p>2,6501</text:p>
          </table:table-cell>
          <table:table-cell office:value-type="float" office:value="5.3801" calcext:value-type="float">
            <text:p>5,3801</text:p>
          </table:table-cell>
          <table:table-cell office:value-type="float" office:value="11.3383" calcext:value-type="float">
            <text:p>11,3383</text:p>
          </table:table-cell>
          <table:table-cell office:value-type="float" office:value="27.9323" calcext:value-type="float">
            <text:p>27,9323</text:p>
          </table:table-cell>
          <table:table-cell office:value-type="float" office:value="57.8779" calcext:value-type="float">
            <text:p>57,8779</text:p>
          </table:table-cell>
          <table:table-cell office:value-type="float" office:value="88.7615" calcext:value-type="float">
            <text:p>88,7615</text:p>
          </table:table-cell>
          <table:table-cell office:value-type="float" office:value="117.8521" calcext:value-type="float">
            <text:p>117,8521</text:p>
          </table:table-cell>
          <table:table-cell office:value-type="float" office:value="149.912" calcext:value-type="float">
            <text:p>149,912</text:p>
          </table:table-cell>
          <table:table-cell office:value-type="float" office:value="187.8604" calcext:value-type="float">
            <text:p>187,8604</text:p>
          </table:table-cell>
          <table:table-cell office:value-type="float" office:value="222.2508" calcext:value-type="float">
            <text:p>222,250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5106" calcext:value-type="float">
            <text:p>0,5106</text:p>
          </table:table-cell>
          <table:table-cell office:value-type="float" office:value="1.051" calcext:value-type="float">
            <text:p>1,051</text:p>
          </table:table-cell>
          <table:table-cell office:value-type="float" office:value="2.826" calcext:value-type="float">
            <text:p>2,826</text:p>
          </table:table-cell>
          <table:table-cell office:value-type="float" office:value="5.5948" calcext:value-type="float">
            <text:p>5,5948</text:p>
          </table:table-cell>
          <table:table-cell office:value-type="float" office:value="10.6853" calcext:value-type="float">
            <text:p>10,6853</text:p>
          </table:table-cell>
          <table:table-cell office:value-type="float" office:value="29.1404" calcext:value-type="float">
            <text:p>29,1404</text:p>
          </table:table-cell>
          <table:table-cell office:value-type="float" office:value="59.5902" calcext:value-type="float">
            <text:p>59,5902</text:p>
          </table:table-cell>
          <table:table-cell office:value-type="float" office:value="91.7179" calcext:value-type="float">
            <text:p>91,7179</text:p>
          </table:table-cell>
          <table:table-cell office:value-type="float" office:value="124.613" calcext:value-type="float">
            <text:p>124,613</text:p>
          </table:table-cell>
          <table:table-cell office:value-type="float" office:value="156.566" calcext:value-type="float">
            <text:p>156,566</text:p>
          </table:table-cell>
          <table:table-cell office:value-type="float" office:value="195.2243" calcext:value-type="float">
            <text:p>195,2243</text:p>
          </table:table-cell>
          <table:table-cell office:value-type="float" office:value="230.6752" calcext:value-type="float">
            <text:p>230,675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0th iteration</text:p>
          </table:table-cell>
          <table:table-cell office:value-type="string" calcext:value-type="string">
            <text:p>Flat 10</text:p>
          </table:table-cell>
          <table:table-cell office:value-type="float" office:value="0.2919" calcext:value-type="float">
            <text:p>0,2919</text:p>
          </table:table-cell>
          <table:table-cell office:value-type="float" office:value="0.6544" calcext:value-type="float">
            <text:p>0,6544</text:p>
          </table:table-cell>
          <table:table-cell office:value-type="float" office:value="1.7872" calcext:value-type="float">
            <text:p>1,7872</text:p>
          </table:table-cell>
          <table:table-cell office:value-type="float" office:value="3.209" calcext:value-type="float">
            <text:p>3,209</text:p>
          </table:table-cell>
          <table:table-cell office:value-type="float" office:value="6.3816" calcext:value-type="float">
            <text:p>6,3816</text:p>
          </table:table-cell>
          <table:table-cell office:value-type="float" office:value="15.8952" calcext:value-type="float">
            <text:p>15,8952</text:p>
          </table:table-cell>
          <table:table-cell office:value-type="float" office:value="32.699" calcext:value-type="float">
            <text:p>32,699</text:p>
          </table:table-cell>
          <table:table-cell office:value-type="float" office:value="47.866" calcext:value-type="float">
            <text:p>47,866</text:p>
          </table:table-cell>
          <table:table-cell office:value-type="float" office:value="65.2497" calcext:value-type="float">
            <text:p>65,2497</text:p>
          </table:table-cell>
          <table:table-cell office:value-type="float" office:value="79.6119" calcext:value-type="float">
            <text:p>79,6119</text:p>
          </table:table-cell>
          <table:table-cell office:value-type="float" office:value="95.2772" calcext:value-type="float">
            <text:p>95,2772</text:p>
          </table:table-cell>
          <table:table-cell office:value-type="float" office:value="114.2001" calcext:value-type="float">
            <text:p>114,200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 10</text:p>
          </table:table-cell>
          <table:table-cell office:value-type="float" office:value="0.3326" calcext:value-type="float">
            <text:p>0,3326</text:p>
          </table:table-cell>
          <table:table-cell office:value-type="float" office:value="0.6357" calcext:value-type="float">
            <text:p>0,6357</text:p>
          </table:table-cell>
          <table:table-cell office:value-type="float" office:value="1.4962" calcext:value-type="float">
            <text:p>1,4962</text:p>
          </table:table-cell>
          <table:table-cell office:value-type="float" office:value="3.1029" calcext:value-type="float">
            <text:p>3,1029</text:p>
          </table:table-cell>
          <table:table-cell office:value-type="float" office:value="6.8508" calcext:value-type="float">
            <text:p>6,8508</text:p>
          </table:table-cell>
          <table:table-cell office:value-type="float" office:value="19.3997" calcext:value-type="float">
            <text:p>19,3997</text:p>
          </table:table-cell>
          <table:table-cell office:value-type="float" office:value="45.0386" calcext:value-type="float">
            <text:p>45,0386</text:p>
          </table:table-cell>
          <table:table-cell office:value-type="float" office:value="75.1087" calcext:value-type="float">
            <text:p>75,1087</text:p>
          </table:table-cell>
          <table:table-cell office:value-type="float" office:value="104.9119" calcext:value-type="float">
            <text:p>104,9119</text:p>
          </table:table-cell>
          <table:table-cell office:value-type="float" office:value="137.5843" calcext:value-type="float">
            <text:p>137,5843</text:p>
          </table:table-cell>
          <table:table-cell office:value-type="float" office:value="176.9225" calcext:value-type="float">
            <text:p>176,9225</text:p>
          </table:table-cell>
          <table:table-cell office:value-type="float" office:value="213.4565" calcext:value-type="float">
            <text:p>213,456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 10</text:p>
          </table:table-cell>
          <table:table-cell office:value-type="float" office:value="0.3297" calcext:value-type="float">
            <text:p>0,3297</text:p>
          </table:table-cell>
          <table:table-cell office:value-type="float" office:value="0.619" calcext:value-type="float">
            <text:p>0,619</text:p>
          </table:table-cell>
          <table:table-cell office:value-type="float" office:value="1.6319" calcext:value-type="float">
            <text:p>1,6319</text:p>
          </table:table-cell>
          <table:table-cell office:value-type="float" office:value="3.2293" calcext:value-type="float">
            <text:p>3,2293</text:p>
          </table:table-cell>
          <table:table-cell office:value-type="float" office:value="6.3968" calcext:value-type="float">
            <text:p>6,3968</text:p>
          </table:table-cell>
          <table:table-cell office:value-type="float" office:value="20.3452" calcext:value-type="float">
            <text:p>20,3452</text:p>
          </table:table-cell>
          <table:table-cell office:value-type="float" office:value="46.9192" calcext:value-type="float">
            <text:p>46,9192</text:p>
          </table:table-cell>
          <table:table-cell office:value-type="float" office:value="77.731" calcext:value-type="float">
            <text:p>77,731</text:p>
          </table:table-cell>
          <table:table-cell office:value-type="float" office:value="110.1857" calcext:value-type="float">
            <text:p>110,1857</text:p>
          </table:table-cell>
          <table:table-cell office:value-type="float" office:value="145.1898" calcext:value-type="float">
            <text:p>145,1898</text:p>
          </table:table-cell>
          <table:table-cell office:value-type="float" office:value="183.568" calcext:value-type="float">
            <text:p>183,568</text:p>
          </table:table-cell>
          <table:table-cell office:value-type="float" office:value="229.3122" calcext:value-type="float">
            <text:p>229,3122</text:p>
          </table:table-cell>
          <table:table-cell table:number-columns-repeated="100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fin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lat</text:p>
          </table:table-cell>
          <table:table-cell table:formula="of:=[.D70]/[.D$69]" office:value-type="float" office:value="0.03152" calcext:value-type="float">
            <text:p>0,03152</text:p>
          </table:table-cell>
          <table:table-cell table:formula="of:=[.E70]/[.E$69]" office:value-type="float" office:value="0.033435" calcext:value-type="float">
            <text:p>0,033435</text:p>
          </table:table-cell>
          <table:table-cell table:formula="of:=[.F70]/[.F$69]" office:value-type="float" office:value="0.036524" calcext:value-type="float">
            <text:p>0,036524</text:p>
          </table:table-cell>
          <table:table-cell table:formula="of:=[.G70]/[.G$69]" office:value-type="float" office:value="0.032068" calcext:value-type="float">
            <text:p>0,032068</text:p>
          </table:table-cell>
          <table:table-cell table:formula="of:=[.H70]/[.H$69]" office:value-type="float" office:value="0.0319935" calcext:value-type="float">
            <text:p>0,0319935</text:p>
          </table:table-cell>
          <table:table-cell table:formula="of:=[.I70]/[.I$69]" office:value-type="float" office:value="0.0319332" calcext:value-type="float">
            <text:p>0,0319332</text:p>
          </table:table-cell>
          <table:table-cell table:formula="of:=[.J70]/[.J$69]" office:value-type="float" office:value="0.0328031" calcext:value-type="float">
            <text:p>0,0328031</text:p>
          </table:table-cell>
          <table:table-cell table:formula="of:=[.K70]/[.K$69]" office:value-type="float" office:value="0.0319482" calcext:value-type="float">
            <text:p>0,0319482</text:p>
          </table:table-cell>
          <table:table-cell table:formula="of:=[.L70]/[.L$69]" office:value-type="float" office:value="0.033037" calcext:value-type="float">
            <text:p>0,033037</text:p>
          </table:table-cell>
          <table:table-cell table:formula="of:=[.M70]/[.M$69]" office:value-type="float" office:value="0.03211032" calcext:value-type="float">
            <text:p>0,03211032</text:p>
          </table:table-cell>
          <table:table-cell table:formula="of:=[.N70]/[.N$69]" office:value-type="float" office:value="0.0319529333333333" calcext:value-type="float">
            <text:p>0,0319529333</text:p>
          </table:table-cell>
          <table:table-cell table:formula="of:=[.O70]/[.O$69]" office:value-type="float" office:value="0.0329084" calcext:value-type="float">
            <text:p>0,032908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table:formula="of:=[.D71]/[.D$69]" office:value-type="float" office:value="0.05259" calcext:value-type="float">
            <text:p>0,05259</text:p>
          </table:table-cell>
          <table:table-cell table:formula="of:=[.E71]/[.E$69]" office:value-type="float" office:value="0.054285" calcext:value-type="float">
            <text:p>0,054285</text:p>
          </table:table-cell>
          <table:table-cell table:formula="of:=[.F71]/[.F$69]" office:value-type="float" office:value="0.053002" calcext:value-type="float">
            <text:p>0,053002</text:p>
          </table:table-cell>
          <table:table-cell table:formula="of:=[.G71]/[.G$69]" office:value-type="float" office:value="0.053801" calcext:value-type="float">
            <text:p>0,053801</text:p>
          </table:table-cell>
          <table:table-cell table:formula="of:=[.H71]/[.H$69]" office:value-type="float" office:value="0.0566915" calcext:value-type="float">
            <text:p>0,0566915</text:p>
          </table:table-cell>
          <table:table-cell table:formula="of:=[.I71]/[.I$69]" office:value-type="float" office:value="0.0558646" calcext:value-type="float">
            <text:p>0,0558646</text:p>
          </table:table-cell>
          <table:table-cell table:formula="of:=[.J71]/[.J$69]" office:value-type="float" office:value="0.0578779" calcext:value-type="float">
            <text:p>0,0578779</text:p>
          </table:table-cell>
          <table:table-cell table:formula="of:=[.K71]/[.K$69]" office:value-type="float" office:value="0.0591743333333333" calcext:value-type="float">
            <text:p>0,0591743333</text:p>
          </table:table-cell>
          <table:table-cell table:formula="of:=[.L71]/[.L$69]" office:value-type="float" office:value="0.05892605" calcext:value-type="float">
            <text:p>0,05892605</text:p>
          </table:table-cell>
          <table:table-cell table:formula="of:=[.M71]/[.M$69]" office:value-type="float" office:value="0.0599648" calcext:value-type="float">
            <text:p>0,0599648</text:p>
          </table:table-cell>
          <table:table-cell table:formula="of:=[.N71]/[.N$69]" office:value-type="float" office:value="0.0626201333333333" calcext:value-type="float">
            <text:p>0,0626201333</text:p>
          </table:table-cell>
          <table:table-cell table:formula="of:=[.O71]/[.O$69]" office:value-type="float" office:value="0.0635002285714286" calcext:value-type="float">
            <text:p>0,063500228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table:formula="of:=[.D72]/[.D$69]" office:value-type="float" office:value="0.05106" calcext:value-type="float">
            <text:p>0,05106</text:p>
          </table:table-cell>
          <table:table-cell table:formula="of:=[.E72]/[.E$69]" office:value-type="float" office:value="0.05255" calcext:value-type="float">
            <text:p>0,05255</text:p>
          </table:table-cell>
          <table:table-cell table:formula="of:=[.F72]/[.F$69]" office:value-type="float" office:value="0.05652" calcext:value-type="float">
            <text:p>0,05652</text:p>
          </table:table-cell>
          <table:table-cell table:formula="of:=[.G72]/[.G$69]" office:value-type="float" office:value="0.055948" calcext:value-type="float">
            <text:p>0,055948</text:p>
          </table:table-cell>
          <table:table-cell table:formula="of:=[.H72]/[.H$69]" office:value-type="float" office:value="0.0534265" calcext:value-type="float">
            <text:p>0,0534265</text:p>
          </table:table-cell>
          <table:table-cell table:formula="of:=[.I72]/[.I$69]" office:value-type="float" office:value="0.0582808" calcext:value-type="float">
            <text:p>0,0582808</text:p>
          </table:table-cell>
          <table:table-cell table:formula="of:=[.J72]/[.J$69]" office:value-type="float" office:value="0.0595902" calcext:value-type="float">
            <text:p>0,0595902</text:p>
          </table:table-cell>
          <table:table-cell table:formula="of:=[.K72]/[.K$69]" office:value-type="float" office:value="0.0611452666666667" calcext:value-type="float">
            <text:p>0,0611452667</text:p>
          </table:table-cell>
          <table:table-cell table:formula="of:=[.L72]/[.L$69]" office:value-type="float" office:value="0.0623065" calcext:value-type="float">
            <text:p>0,0623065</text:p>
          </table:table-cell>
          <table:table-cell table:formula="of:=[.M72]/[.M$69]" office:value-type="float" office:value="0.0626264" calcext:value-type="float">
            <text:p>0,0626264</text:p>
          </table:table-cell>
          <table:table-cell table:formula="of:=[.N72]/[.N$69]" office:value-type="float" office:value="0.0650747666666667" calcext:value-type="float">
            <text:p>0,0650747667</text:p>
          </table:table-cell>
          <table:table-cell table:formula="of:=[.O72]/[.O$69]" office:value-type="float" office:value="0.0659072" calcext:value-type="float">
            <text:p>0,065907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lat 10</text:p>
          </table:table-cell>
          <table:table-cell table:formula="of:=[.D73]/[.D$69]" office:value-type="float" office:value="0.02919" calcext:value-type="float">
            <text:p>0,02919</text:p>
          </table:table-cell>
          <table:table-cell table:formula="of:=[.E73]/[.E$69]" office:value-type="float" office:value="0.03272" calcext:value-type="float">
            <text:p>0,03272</text:p>
          </table:table-cell>
          <table:table-cell table:formula="of:=[.F73]/[.F$69]" office:value-type="float" office:value="0.035744" calcext:value-type="float">
            <text:p>0,035744</text:p>
          </table:table-cell>
          <table:table-cell table:formula="of:=[.G73]/[.G$69]" office:value-type="float" office:value="0.03209" calcext:value-type="float">
            <text:p>0,03209</text:p>
          </table:table-cell>
          <table:table-cell table:formula="of:=[.H73]/[.H$69]" office:value-type="float" office:value="0.031908" calcext:value-type="float">
            <text:p>0,031908</text:p>
          </table:table-cell>
          <table:table-cell table:formula="of:=[.I73]/[.I$69]" office:value-type="float" office:value="0.0317904" calcext:value-type="float">
            <text:p>0,0317904</text:p>
          </table:table-cell>
          <table:table-cell table:formula="of:=[.J73]/[.J$69]" office:value-type="float" office:value="0.032699" calcext:value-type="float">
            <text:p>0,032699</text:p>
          </table:table-cell>
          <table:table-cell table:formula="of:=[.K73]/[.K$69]" office:value-type="float" office:value="0.0319106666666667" calcext:value-type="float">
            <text:p>0,0319106667</text:p>
          </table:table-cell>
          <table:table-cell table:formula="of:=[.L73]/[.L$69]" office:value-type="float" office:value="0.03262485" calcext:value-type="float">
            <text:p>0,03262485</text:p>
          </table:table-cell>
          <table:table-cell table:formula="of:=[.M73]/[.M$69]" office:value-type="float" office:value="0.03184476" calcext:value-type="float">
            <text:p>0,03184476</text:p>
          </table:table-cell>
          <table:table-cell table:formula="of:=[.N73]/[.N$69]" office:value-type="float" office:value="0.0317590666666667" calcext:value-type="float">
            <text:p>0,0317590667</text:p>
          </table:table-cell>
          <table:table-cell table:formula="of:=[.O73]/[.O$69]" office:value-type="float" office:value="0.0326286" calcext:value-type="float">
            <text:p>0,032628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 10</text:p>
          </table:table-cell>
          <table:table-cell table:formula="of:=[.D74]/[.D$69]" office:value-type="float" office:value="0.03326" calcext:value-type="float">
            <text:p>0,03326</text:p>
          </table:table-cell>
          <table:table-cell table:formula="of:=[.E74]/[.E$69]" office:value-type="float" office:value="0.031785" calcext:value-type="float">
            <text:p>0,031785</text:p>
          </table:table-cell>
          <table:table-cell table:formula="of:=[.F74]/[.F$69]" office:value-type="float" office:value="0.029924" calcext:value-type="float">
            <text:p>0,029924</text:p>
          </table:table-cell>
          <table:table-cell table:formula="of:=[.G74]/[.G$69]" office:value-type="float" office:value="0.031029" calcext:value-type="float">
            <text:p>0,031029</text:p>
          </table:table-cell>
          <table:table-cell table:formula="of:=[.H74]/[.H$69]" office:value-type="float" office:value="0.034254" calcext:value-type="float">
            <text:p>0,034254</text:p>
          </table:table-cell>
          <table:table-cell table:formula="of:=[.I74]/[.I$69]" office:value-type="float" office:value="0.0387994" calcext:value-type="float">
            <text:p>0,0387994</text:p>
          </table:table-cell>
          <table:table-cell table:formula="of:=[.J74]/[.J$69]" office:value-type="float" office:value="0.0450386" calcext:value-type="float">
            <text:p>0,0450386</text:p>
          </table:table-cell>
          <table:table-cell table:formula="of:=[.K74]/[.K$69]" office:value-type="float" office:value="0.0500724666666667" calcext:value-type="float">
            <text:p>0,0500724667</text:p>
          </table:table-cell>
          <table:table-cell table:formula="of:=[.L74]/[.L$69]" office:value-type="float" office:value="0.05245595" calcext:value-type="float">
            <text:p>0,05245595</text:p>
          </table:table-cell>
          <table:table-cell table:formula="of:=[.M74]/[.M$69]" office:value-type="float" office:value="0.05503372" calcext:value-type="float">
            <text:p>0,05503372</text:p>
          </table:table-cell>
          <table:table-cell table:formula="of:=[.N74]/[.N$69]" office:value-type="float" office:value="0.0589741666666667" calcext:value-type="float">
            <text:p>0,0589741667</text:p>
          </table:table-cell>
          <table:table-cell table:formula="of:=[.O74]/[.O$69]" office:value-type="float" office:value="0.0609875714285714" calcext:value-type="float">
            <text:p>0,060987571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 10</text:p>
          </table:table-cell>
          <table:table-cell table:formula="of:=[.D75]/[.D$69]" office:value-type="float" office:value="0.03297" calcext:value-type="float">
            <text:p>0,03297</text:p>
          </table:table-cell>
          <table:table-cell table:formula="of:=[.E75]/[.E$69]" office:value-type="float" office:value="0.03095" calcext:value-type="float">
            <text:p>0,03095</text:p>
          </table:table-cell>
          <table:table-cell table:formula="of:=[.F75]/[.F$69]" office:value-type="float" office:value="0.032638" calcext:value-type="float">
            <text:p>0,032638</text:p>
          </table:table-cell>
          <table:table-cell table:formula="of:=[.G75]/[.G$69]" office:value-type="float" office:value="0.032293" calcext:value-type="float">
            <text:p>0,032293</text:p>
          </table:table-cell>
          <table:table-cell table:formula="of:=[.H75]/[.H$69]" office:value-type="float" office:value="0.031984" calcext:value-type="float">
            <text:p>0,031984</text:p>
          </table:table-cell>
          <table:table-cell table:formula="of:=[.I75]/[.I$69]" office:value-type="float" office:value="0.0406904" calcext:value-type="float">
            <text:p>0,0406904</text:p>
          </table:table-cell>
          <table:table-cell table:formula="of:=[.J75]/[.J$69]" office:value-type="float" office:value="0.0469192" calcext:value-type="float">
            <text:p>0,0469192</text:p>
          </table:table-cell>
          <table:table-cell table:formula="of:=[.K75]/[.K$69]" office:value-type="float" office:value="0.0518206666666667" calcext:value-type="float">
            <text:p>0,0518206667</text:p>
          </table:table-cell>
          <table:table-cell table:formula="of:=[.L75]/[.L$69]" office:value-type="float" office:value="0.05509285" calcext:value-type="float">
            <text:p>0,05509285</text:p>
          </table:table-cell>
          <table:table-cell table:formula="of:=[.M75]/[.M$69]" office:value-type="float" office:value="0.05807592" calcext:value-type="float">
            <text:p>0,05807592</text:p>
          </table:table-cell>
          <table:table-cell table:formula="of:=[.N75]/[.N$69]" office:value-type="float" office:value="0.0611893333333333" calcext:value-type="float">
            <text:p>0,0611893333</text:p>
          </table:table-cell>
          <table:table-cell table:formula="of:=[.O75]/[.O$69]" office:value-type="float" office:value="0.0655177714285714" calcext:value-type="float">
            <text:p>0,0655177714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formula="of:=[.C6]" office:value-type="string" office:string-value="Flat" calcext:value-type="string">
            <text:p>Flat</text:p>
          </table:table-cell>
          <table:table-cell table:formula="of:=[.D6]" office:value-type="float" office:value="0.2758" calcext:value-type="float">
            <text:p>0,2758</text:p>
          </table:table-cell>
          <table:table-cell table:formula="of:=[.E6]" office:value-type="float" office:value="0.2562" calcext:value-type="float">
            <text:p>0,2562</text:p>
          </table:table-cell>
          <table:table-cell table:formula="of:=[.F6]" office:value-type="float" office:value="0.3093" calcext:value-type="float">
            <text:p>0,3093</text:p>
          </table:table-cell>
          <table:table-cell table:formula="of:=[.G6]" office:value-type="float" office:value="0.4126" calcext:value-type="float">
            <text:p>0,4126</text:p>
          </table:table-cell>
          <table:table-cell table:formula="of:=[.H6]" office:value-type="float" office:value="0.677" calcext:value-type="float">
            <text:p>0,677</text:p>
          </table:table-cell>
          <table:table-cell table:formula="of:=[.I6]" office:value-type="float" office:value="1.0904" calcext:value-type="float">
            <text:p>1,0904</text:p>
          </table:table-cell>
          <table:table-cell table:formula="of:=[.J6]" office:value-type="float" office:value="1.9694" calcext:value-type="float">
            <text:p>1,9694</text:p>
          </table:table-cell>
          <table:table-cell table:formula="of:=[.K6]" office:value-type="float" office:value="4.3917" calcext:value-type="float">
            <text:p>4,3917</text:p>
          </table:table-cell>
          <table:table-cell table:formula="of:=[.L6]" office:value-type="float" office:value="7.1176" calcext:value-type="float">
            <text:p>7,1176</text:p>
          </table:table-cell>
          <table:table-cell table:formula="of:=[.M6]" office:value-type="float" office:value="13.9237" calcext:value-type="float">
            <text:p>13,92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7]" office:value-type="string" office:string-value="Flat cached" calcext:value-type="string">
            <text:p>Flat cached</text:p>
          </table:table-cell>
          <table:table-cell table:formula="of:=[.D7]" office:value-type="float" office:value="0.2204" calcext:value-type="float">
            <text:p>0,2204</text:p>
          </table:table-cell>
          <table:table-cell table:formula="of:=[.E7]" office:value-type="float" office:value="0.2684" calcext:value-type="float">
            <text:p>0,2684</text:p>
          </table:table-cell>
          <table:table-cell table:formula="of:=[.F7]" office:value-type="float" office:value="0.32" calcext:value-type="float">
            <text:p>0,32</text:p>
          </table:table-cell>
          <table:table-cell table:formula="of:=[.G7]" office:value-type="float" office:value="0.4165" calcext:value-type="float">
            <text:p>0,4165</text:p>
          </table:table-cell>
          <table:table-cell table:formula="of:=[.H7]" office:value-type="float" office:value="0.6811" calcext:value-type="float">
            <text:p>0,6811</text:p>
          </table:table-cell>
          <table:table-cell table:formula="of:=[.I7]" office:value-type="float" office:value="1.1214" calcext:value-type="float">
            <text:p>1,1214</text:p>
          </table:table-cell>
          <table:table-cell table:formula="of:=[.J7]" office:value-type="float" office:value="2.0316" calcext:value-type="float">
            <text:p>2,0316</text:p>
          </table:table-cell>
          <table:table-cell table:formula="of:=[.K7]" office:value-type="float" office:value="4.2617" calcext:value-type="float">
            <text:p>4,2617</text:p>
          </table:table-cell>
          <table:table-cell table:formula="of:=[.L7]" office:value-type="float" office:value="7.5424" calcext:value-type="float">
            <text:p>7,5424</text:p>
          </table:table-cell>
          <table:table-cell table:formula="of:=[.M7]" office:value-type="float" office:value="14.6672" calcext:value-type="float">
            <text:p>14,667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9]" office:value-type="string" office:string-value="Pooled" calcext:value-type="string">
            <text:p>Pooled</text:p>
          </table:table-cell>
          <table:table-cell table:formula="of:=[.D9]" office:value-type="float" office:value="0.3408" calcext:value-type="float">
            <text:p>0,3408</text:p>
          </table:table-cell>
          <table:table-cell table:formula="of:=[.E9]" office:value-type="float" office:value="0.3981" calcext:value-type="float">
            <text:p>0,3981</text:p>
          </table:table-cell>
          <table:table-cell table:formula="of:=[.F9]" office:value-type="float" office:value="0.417" calcext:value-type="float">
            <text:p>0,417</text:p>
          </table:table-cell>
          <table:table-cell table:formula="of:=[.G9]" office:value-type="float" office:value="0.4269" calcext:value-type="float">
            <text:p>0,4269</text:p>
          </table:table-cell>
          <table:table-cell table:formula="of:=[.H9]" office:value-type="float" office:value="0.4748" calcext:value-type="float">
            <text:p>0,4748</text:p>
          </table:table-cell>
          <table:table-cell table:formula="of:=[.I9]" office:value-type="float" office:value="0.5452" calcext:value-type="float">
            <text:p>0,5452</text:p>
          </table:table-cell>
          <table:table-cell table:formula="of:=[.J9]" office:value-type="float" office:value="0.5991" calcext:value-type="float">
            <text:p>0,5991</text:p>
          </table:table-cell>
          <table:table-cell table:formula="of:=[.K9]" office:value-type="float" office:value="0.7217" calcext:value-type="float">
            <text:p>0,7217</text:p>
          </table:table-cell>
          <table:table-cell table:formula="of:=[.L9]" office:value-type="float" office:value="0.8584" calcext:value-type="float">
            <text:p>0,8584</text:p>
          </table:table-cell>
          <table:table-cell table:formula="of:=[.M9]" office:value-type="float" office:value="1.0003" calcext:value-type="float">
            <text:p>1,000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0]" office:value-type="string" office:string-value="Naive" calcext:value-type="string">
            <text:p>Naive</text:p>
          </table:table-cell>
          <table:table-cell table:formula="of:=[.D10]" office:value-type="float" office:value="0.1006" calcext:value-type="float">
            <text:p>0,1006</text:p>
          </table:table-cell>
          <table:table-cell table:formula="of:=[.E10]" office:value-type="float" office:value="0.1062" calcext:value-type="float">
            <text:p>0,1062</text:p>
          </table:table-cell>
          <table:table-cell table:formula="of:=[.F10]" office:value-type="float" office:value="0.1092" calcext:value-type="float">
            <text:p>0,1092</text:p>
          </table:table-cell>
          <table:table-cell table:formula="of:=[.G10]" office:value-type="float" office:value="0.1096" calcext:value-type="float">
            <text:p>0,1096</text:p>
          </table:table-cell>
          <table:table-cell table:formula="of:=[.H10]" office:value-type="float" office:value="0.1163" calcext:value-type="float">
            <text:p>0,1163</text:p>
          </table:table-cell>
          <table:table-cell table:formula="of:=[.I10]" office:value-type="float" office:value="0.1398" calcext:value-type="float">
            <text:p>0,1398</text:p>
          </table:table-cell>
          <table:table-cell table:formula="of:=[.J10]" office:value-type="float" office:value="0.1955" calcext:value-type="float">
            <text:p>0,1955</text:p>
          </table:table-cell>
          <table:table-cell table:formula="of:=[.K10]" office:value-type="float" office:value="0.5499" calcext:value-type="float">
            <text:p>0,5499</text:p>
          </table:table-cell>
          <table:table-cell table:formula="of:=[.L10]" office:value-type="float" office:value="0.699" calcext:value-type="float">
            <text:p>0,699</text:p>
          </table:table-cell>
          <table:table-cell table:formula="of:=[.M10]" office:value-type="float" office:value="0.8614" calcext:value-type="float">
            <text:p>0,861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ase</text:p>
          </table:table-cell>
          <table:table-cell table:formula="of:=[.C13]" office:value-type="string" office:string-value="Flat" calcext:value-type="string">
            <text:p>Flat</text:p>
          </table:table-cell>
          <table:table-cell table:formula="of:=[.D13]" office:value-type="float" office:value="0.2042" calcext:value-type="float">
            <text:p>0,2042</text:p>
          </table:table-cell>
          <table:table-cell table:formula="of:=[.E13]" office:value-type="float" office:value="0.1993" calcext:value-type="float">
            <text:p>0,1993</text:p>
          </table:table-cell>
          <table:table-cell table:formula="of:=[.F13]" office:value-type="float" office:value="0.2742" calcext:value-type="float">
            <text:p>0,2742</text:p>
          </table:table-cell>
          <table:table-cell table:formula="of:=[.G13]" office:value-type="float" office:value="0.3566" calcext:value-type="float">
            <text:p>0,3566</text:p>
          </table:table-cell>
          <table:table-cell table:formula="of:=[.H13]" office:value-type="float" office:value="0.4541" calcext:value-type="float">
            <text:p>0,4541</text:p>
          </table:table-cell>
          <table:table-cell table:formula="of:=[.I13]" office:value-type="float" office:value="0.5748" calcext:value-type="float">
            <text:p>0,5748</text:p>
          </table:table-cell>
          <table:table-cell table:formula="of:=[.J13]" office:value-type="float" office:value="0.8909" calcext:value-type="float">
            <text:p>0,8909</text:p>
          </table:table-cell>
          <table:table-cell table:formula="of:=[.K13]" office:value-type="float" office:value="1.6388" calcext:value-type="float">
            <text:p>1,6388</text:p>
          </table:table-cell>
          <table:table-cell table:formula="of:=[.L13]" office:value-type="float" office:value="3.1841" calcext:value-type="float">
            <text:p>3,1841</text:p>
          </table:table-cell>
          <table:table-cell table:formula="of:=[.M13]" office:value-type="float" office:value="6.4631" calcext:value-type="float">
            <text:p>6,463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14]" office:value-type="string" office:string-value="Flat cached" calcext:value-type="string">
            <text:p>Flat cached</text:p>
          </table:table-cell>
          <table:table-cell table:formula="of:=[.D14]" office:value-type="float" office:value="0.1417" calcext:value-type="float">
            <text:p>0,1417</text:p>
          </table:table-cell>
          <table:table-cell table:formula="of:=[.E14]" office:value-type="float" office:value="0.1787" calcext:value-type="float">
            <text:p>0,1787</text:p>
          </table:table-cell>
          <table:table-cell table:formula="of:=[.F14]" office:value-type="float" office:value="0.2421" calcext:value-type="float">
            <text:p>0,2421</text:p>
          </table:table-cell>
          <table:table-cell table:formula="of:=[.G14]" office:value-type="float" office:value="0.315" calcext:value-type="float">
            <text:p>0,315</text:p>
          </table:table-cell>
          <table:table-cell table:formula="of:=[.H14]" office:value-type="float" office:value="0.4021" calcext:value-type="float">
            <text:p>0,4021</text:p>
          </table:table-cell>
          <table:table-cell table:formula="of:=[.I14]" office:value-type="float" office:value="0.5548" calcext:value-type="float">
            <text:p>0,5548</text:p>
          </table:table-cell>
          <table:table-cell table:formula="of:=[.J14]" office:value-type="float" office:value="0.8123" calcext:value-type="float">
            <text:p>0,8123</text:p>
          </table:table-cell>
          <table:table-cell table:formula="of:=[.K14]" office:value-type="float" office:value="1.6608" calcext:value-type="float">
            <text:p>1,6608</text:p>
          </table:table-cell>
          <table:table-cell table:formula="of:=[.L14]" office:value-type="float" office:value="3.1552" calcext:value-type="float">
            <text:p>3,1552</text:p>
          </table:table-cell>
          <table:table-cell table:formula="of:=[.M14]" office:value-type="float" office:value="7.1672" calcext:value-type="float">
            <text:p>7,167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6]" office:value-type="string" office:string-value="Pooled" calcext:value-type="string">
            <text:p>Pooled</text:p>
          </table:table-cell>
          <table:table-cell table:formula="of:=[.D16]" office:value-type="float" office:value="0.5111" calcext:value-type="float">
            <text:p>0,5111</text:p>
          </table:table-cell>
          <table:table-cell table:formula="of:=[.E16]" office:value-type="float" office:value="0.8566" calcext:value-type="float">
            <text:p>0,8566</text:p>
          </table:table-cell>
          <table:table-cell table:formula="of:=[.F16]" office:value-type="float" office:value="1.1109" calcext:value-type="float">
            <text:p>1,1109</text:p>
          </table:table-cell>
          <table:table-cell table:formula="of:=[.G16]" office:value-type="float" office:value="1.4345" calcext:value-type="float">
            <text:p>1,4345</text:p>
          </table:table-cell>
          <table:table-cell table:formula="of:=[.H16]" office:value-type="float" office:value="1.9932" calcext:value-type="float">
            <text:p>1,9932</text:p>
          </table:table-cell>
          <table:table-cell table:formula="of:=[.I16]" office:value-type="float" office:value="2.8922" calcext:value-type="float">
            <text:p>2,8922</text:p>
          </table:table-cell>
          <table:table-cell table:formula="of:=[.J16]" office:value-type="float" office:value="3.8042" calcext:value-type="float">
            <text:p>3,8042</text:p>
          </table:table-cell>
          <table:table-cell table:formula="of:=[.K16]" office:value-type="float" office:value="5.4335" calcext:value-type="float">
            <text:p>5,4335</text:p>
          </table:table-cell>
          <table:table-cell table:formula="of:=[.L16]" office:value-type="float" office:value="4.8708" calcext:value-type="float">
            <text:p>4,8708</text:p>
          </table:table-cell>
          <table:table-cell table:formula="of:=[.M16]" office:value-type="float" office:value="9.3853" calcext:value-type="float">
            <text:p>9,385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7]" office:value-type="string" office:string-value="Naive" calcext:value-type="string">
            <text:p>Naive</text:p>
          </table:table-cell>
          <table:table-cell table:formula="of:=[.D17]" office:value-type="float" office:value="0.1566" calcext:value-type="float">
            <text:p>0,1566</text:p>
          </table:table-cell>
          <table:table-cell table:formula="of:=[.E17]" office:value-type="float" office:value="0.2674" calcext:value-type="float">
            <text:p>0,2674</text:p>
          </table:table-cell>
          <table:table-cell table:formula="of:=[.F17]" office:value-type="float" office:value="0.3386" calcext:value-type="float">
            <text:p>0,3386</text:p>
          </table:table-cell>
          <table:table-cell table:formula="of:=[.G17]" office:value-type="float" office:value="0.4164" calcext:value-type="float">
            <text:p>0,4164</text:p>
          </table:table-cell>
          <table:table-cell table:formula="of:=[.H17]" office:value-type="float" office:value="0.5904" calcext:value-type="float">
            <text:p>0,5904</text:p>
          </table:table-cell>
          <table:table-cell table:formula="of:=[.I17]" office:value-type="float" office:value="0.8471" calcext:value-type="float">
            <text:p>0,8471</text:p>
          </table:table-cell>
          <table:table-cell table:formula="of:=[.J17]" office:value-type="float" office:value="1.1034" calcext:value-type="float">
            <text:p>1,1034</text:p>
          </table:table-cell>
          <table:table-cell table:formula="of:=[.K17]" office:value-type="float" office:value="1.695" calcext:value-type="float">
            <text:p>1,695</text:p>
          </table:table-cell>
          <table:table-cell table:formula="of:=[.L17]" office:value-type="float" office:value="1.5137" calcext:value-type="float">
            <text:p>1,5137</text:p>
          </table:table-cell>
          <table:table-cell table:formula="of:=[.M17]" office:value-type="float" office:value="2.9762" calcext:value-type="float">
            <text:p>2,976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formula="of:=[.C20]" office:value-type="string" office:string-value="Flat" calcext:value-type="string">
            <text:p>Flat</text:p>
          </table:table-cell>
          <table:table-cell table:formula="of:=[.D20]" office:value-type="float" office:value="0.3545" calcext:value-type="float">
            <text:p>0,3545</text:p>
          </table:table-cell>
          <table:table-cell table:formula="of:=[.E20]" office:value-type="float" office:value="0.3592" calcext:value-type="float">
            <text:p>0,3592</text:p>
          </table:table-cell>
          <table:table-cell table:formula="of:=[.F20]" office:value-type="float" office:value="0.3813" calcext:value-type="float">
            <text:p>0,3813</text:p>
          </table:table-cell>
          <table:table-cell table:formula="of:=[.G20]" office:value-type="float" office:value="0.4269" calcext:value-type="float">
            <text:p>0,4269</text:p>
          </table:table-cell>
          <table:table-cell table:formula="of:=[.H20]" office:value-type="float" office:value="0.4913" calcext:value-type="float">
            <text:p>0,4913</text:p>
          </table:table-cell>
          <table:table-cell table:formula="of:=[.I20]" office:value-type="float" office:value="0.5912" calcext:value-type="float">
            <text:p>0,5912</text:p>
          </table:table-cell>
          <table:table-cell table:formula="of:=[.J20]" office:value-type="float" office:value="0.7236" calcext:value-type="float">
            <text:p>0,7236</text:p>
          </table:table-cell>
          <table:table-cell table:formula="of:=[.K20]" office:value-type="float" office:value="1.2104" calcext:value-type="float">
            <text:p>1,2104</text:p>
          </table:table-cell>
          <table:table-cell table:formula="of:=[.L20]" office:value-type="float" office:value="1.871" calcext:value-type="float">
            <text:p>1,871</text:p>
          </table:table-cell>
          <table:table-cell table:formula="of:=[.M20]" office:value-type="float" office:value="3.6188" calcext:value-type="float">
            <text:p>3,61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21]" office:value-type="string" office:string-value="Flat cached" calcext:value-type="string">
            <text:p>Flat cached</text:p>
          </table:table-cell>
          <table:table-cell table:formula="of:=[.D21]" office:value-type="float" office:value="0.2531" calcext:value-type="float">
            <text:p>0,2531</text:p>
          </table:table-cell>
          <table:table-cell table:formula="of:=[.E21]" office:value-type="float" office:value="0.3475" calcext:value-type="float">
            <text:p>0,3475</text:p>
          </table:table-cell>
          <table:table-cell table:formula="of:=[.F21]" office:value-type="float" office:value="0.366" calcext:value-type="float">
            <text:p>0,366</text:p>
          </table:table-cell>
          <table:table-cell table:formula="of:=[.G21]" office:value-type="float" office:value="0.4031" calcext:value-type="float">
            <text:p>0,4031</text:p>
          </table:table-cell>
          <table:table-cell table:formula="of:=[.H21]" office:value-type="float" office:value="0.4678" calcext:value-type="float">
            <text:p>0,4678</text:p>
          </table:table-cell>
          <table:table-cell table:formula="of:=[.I21]" office:value-type="float" office:value="0.5754" calcext:value-type="float">
            <text:p>0,5754</text:p>
          </table:table-cell>
          <table:table-cell table:formula="of:=[.J21]" office:value-type="float" office:value="0.71" calcext:value-type="float">
            <text:p>0,71</text:p>
          </table:table-cell>
          <table:table-cell table:formula="of:=[.K21]" office:value-type="float" office:value="1.2982" calcext:value-type="float">
            <text:p>1,2982</text:p>
          </table:table-cell>
          <table:table-cell table:formula="of:=[.L21]" office:value-type="float" office:value="2.233" calcext:value-type="float">
            <text:p>2,233</text:p>
          </table:table-cell>
          <table:table-cell table:formula="of:=[.M21]" office:value-type="float" office:value="4.3409" calcext:value-type="float">
            <text:p>4,340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23]" office:value-type="string" office:string-value="Pooled" calcext:value-type="string">
            <text:p>Pooled</text:p>
          </table:table-cell>
          <table:table-cell table:formula="of:=[.D23]" office:value-type="float" office:value="0.3176" calcext:value-type="float">
            <text:p>0,3176</text:p>
          </table:table-cell>
          <table:table-cell table:formula="of:=[.E23]" office:value-type="float" office:value="0.3636" calcext:value-type="float">
            <text:p>0,3636</text:p>
          </table:table-cell>
          <table:table-cell table:formula="of:=[.F23]" office:value-type="float" office:value="0.3737" calcext:value-type="float">
            <text:p>0,3737</text:p>
          </table:table-cell>
          <table:table-cell table:formula="of:=[.G23]" office:value-type="float" office:value="0.3858" calcext:value-type="float">
            <text:p>0,3858</text:p>
          </table:table-cell>
          <table:table-cell table:formula="of:=[.H23]" office:value-type="float" office:value="0.4575" calcext:value-type="float">
            <text:p>0,4575</text:p>
          </table:table-cell>
          <table:table-cell table:formula="of:=[.I23]" office:value-type="float" office:value="0.5226" calcext:value-type="float">
            <text:p>0,5226</text:p>
          </table:table-cell>
          <table:table-cell table:formula="of:=[.J23]" office:value-type="float" office:value="0.5873" calcext:value-type="float">
            <text:p>0,5873</text:p>
          </table:table-cell>
          <table:table-cell table:formula="of:=[.K23]" office:value-type="float" office:value="0.8974" calcext:value-type="float">
            <text:p>0,8974</text:p>
          </table:table-cell>
          <table:table-cell table:formula="of:=[.L23]" office:value-type="float" office:value="1.0852" calcext:value-type="float">
            <text:p>1,0852</text:p>
          </table:table-cell>
          <table:table-cell table:formula="of:=[.M23]" office:value-type="float" office:value="1.2997" calcext:value-type="float">
            <text:p>1,299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24]" office:value-type="string" office:string-value="Naive" calcext:value-type="string">
            <text:p>Naive</text:p>
          </table:table-cell>
          <table:table-cell table:formula="of:=[.D24]" office:value-type="float" office:value="0.1522" calcext:value-type="float">
            <text:p>0,1522</text:p>
          </table:table-cell>
          <table:table-cell table:formula="of:=[.E24]" office:value-type="float" office:value="0.1714" calcext:value-type="float">
            <text:p>0,1714</text:p>
          </table:table-cell>
          <table:table-cell table:formula="of:=[.F24]" office:value-type="float" office:value="0.1768" calcext:value-type="float">
            <text:p>0,1768</text:p>
          </table:table-cell>
          <table:table-cell table:formula="of:=[.G24]" office:value-type="float" office:value="0.1769" calcext:value-type="float">
            <text:p>0,1769</text:p>
          </table:table-cell>
          <table:table-cell table:formula="of:=[.H24]" office:value-type="float" office:value="0.1995" calcext:value-type="float">
            <text:p>0,1995</text:p>
          </table:table-cell>
          <table:table-cell table:formula="of:=[.I24]" office:value-type="float" office:value="0.2393" calcext:value-type="float">
            <text:p>0,2393</text:p>
          </table:table-cell>
          <table:table-cell table:formula="of:=[.J24]" office:value-type="float" office:value="0.2998" calcext:value-type="float">
            <text:p>0,2998</text:p>
          </table:table-cell>
          <table:table-cell table:formula="of:=[.K24]" office:value-type="float" office:value="0.605" calcext:value-type="float">
            <text:p>0,605</text:p>
          </table:table-cell>
          <table:table-cell table:formula="of:=[.L24]" office:value-type="float" office:value="1.0096" calcext:value-type="float">
            <text:p>1,0096</text:p>
          </table:table-cell>
          <table:table-cell table:formula="of:=[.M24]" office:value-type="float" office:value="1.2109" calcext:value-type="float">
            <text:p>1,210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th node</text:p>
          </table:table-cell>
          <table:table-cell table:formula="of:=[.C30]" office:value-type="string" office:string-value="Pooled" calcext:value-type="string">
            <text:p>Pooled</text:p>
          </table:table-cell>
          <table:table-cell table:formula="of:=[.D30]/[.D$109]" office:value-type="float" office:value="0.01878" calcext:value-type="float">
            <text:p>0,01878</text:p>
          </table:table-cell>
          <table:table-cell table:formula="of:=[.E30]/[.E$109]" office:value-type="float" office:value="0.011932" calcext:value-type="float">
            <text:p>0,011932</text:p>
          </table:table-cell>
          <table:table-cell table:formula="of:=[.F30]/[.F$109]" office:value-type="float" office:value="0.010097" calcext:value-type="float">
            <text:p>0,010097</text:p>
          </table:table-cell>
          <table:table-cell table:formula="of:=[.G30]/[.G$109]" office:value-type="float" office:value="0.0087285" calcext:value-type="float">
            <text:p>0,0087285</text:p>
          </table:table-cell>
          <table:table-cell table:formula="of:=[.H30]/[.H$109]" office:value-type="float" office:value="0.0087562" calcext:value-type="float">
            <text:p>0,0087562</text:p>
          </table:table-cell>
          <table:table-cell table:formula="of:=[.I30]/[.I$109]" office:value-type="float" office:value="0.0099239" calcext:value-type="float">
            <text:p>0,0099239</text:p>
          </table:table-cell>
          <table:table-cell table:formula="of:=[.J30]/[.J$109]" office:value-type="float" office:value="0.01120145" calcext:value-type="float">
            <text:p>0,01120145</text:p>
          </table:table-cell>
          <table:table-cell table:formula="of:=[.K30]/[.K$109]" office:value-type="float" office:value="0.01851696" calcext:value-type="float">
            <text:p>0,01851696</text:p>
          </table:table-cell>
          <table:table-cell table:formula="of:=[.L30]/[.L$109]" office:value-type="float" office:value="0.02125981" calcext:value-type="float">
            <text:p>0,02125981</text:p>
          </table:table-cell>
          <table:table-cell table:formula="of:=[.M30]/[.M$109]" office:value-type="float" office:value="0.02485805" calcext:value-type="float">
            <text:p>0,024858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flat ones</text:p>
          </table:table-cell>
          <table:table-cell table:formula="of:=[.C31]" office:value-type="string" office:string-value="Naive" calcext:value-type="string">
            <text:p>Naive</text:p>
          </table:table-cell>
          <table:table-cell table:formula="of:=[.D31]/[.D$109]" office:value-type="float" office:value="0.01889" calcext:value-type="float">
            <text:p>0,01889</text:p>
          </table:table-cell>
          <table:table-cell table:formula="of:=[.E31]/[.E$109]" office:value-type="float" office:value="0.011946" calcext:value-type="float">
            <text:p>0,011946</text:p>
          </table:table-cell>
          <table:table-cell table:formula="of:=[.F31]/[.F$109]" office:value-type="float" office:value="0.010199" calcext:value-type="float">
            <text:p>0,010199</text:p>
          </table:table-cell>
          <table:table-cell table:formula="of:=[.G31]/[.G$109]" office:value-type="float" office:value="0.0088115" calcext:value-type="float">
            <text:p>0,0088115</text:p>
          </table:table-cell>
          <table:table-cell table:formula="of:=[.H31]/[.H$109]" office:value-type="float" office:value="0.0090004" calcext:value-type="float">
            <text:p>0,0090004</text:p>
          </table:table-cell>
          <table:table-cell table:formula="of:=[.I31]/[.I$109]" office:value-type="float" office:value="0.0102305" calcext:value-type="float">
            <text:p>0,0102305</text:p>
          </table:table-cell>
          <table:table-cell table:formula="of:=[.J31]/[.J$109]" office:value-type="float" office:value="0.01167645" calcext:value-type="float">
            <text:p>0,01167645</text:p>
          </table:table-cell>
          <table:table-cell table:formula="of:=[.K31]/[.K$109]" office:value-type="float" office:value="0.01905274" calcext:value-type="float">
            <text:p>0,01905274</text:p>
          </table:table-cell>
          <table:table-cell table:formula="of:=[.L31]/[.L$109]" office:value-type="float" office:value="0.02115451" calcext:value-type="float">
            <text:p>0,02115451</text:p>
          </table:table-cell>
          <table:table-cell table:formula="of:=[.M31]/[.M$109]" office:value-type="float" office:value="0.02476121" calcext:value-type="float">
            <text:p>0,0247612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4]" office:value-type="string" office:string-value="Flat" calcext:value-type="string">
            <text:p>Flat</text:p>
          </table:table-cell>
          <table:table-cell table:formula="of:=[.D34]" office:value-type="float" office:value="0.3997" calcext:value-type="float">
            <text:p>0,3997</text:p>
          </table:table-cell>
          <table:table-cell table:formula="of:=[.E34]" office:value-type="float" office:value="0.7231" calcext:value-type="float">
            <text:p>0,7231</text:p>
          </table:table-cell>
          <table:table-cell table:formula="of:=[.F34]" office:value-type="float" office:value="1.0864" calcext:value-type="float">
            <text:p>1,0864</text:p>
          </table:table-cell>
          <table:table-cell table:formula="of:=[.G34]" office:value-type="float" office:value="1.8126" calcext:value-type="float">
            <text:p>1,8126</text:p>
          </table:table-cell>
          <table:table-cell table:formula="of:=[.H34]" office:value-type="float" office:value="4.2049" calcext:value-type="float">
            <text:p>4,2049</text:p>
          </table:table-cell>
          <table:table-cell table:formula="of:=[.I34]" office:value-type="float" office:value="8.461" calcext:value-type="float">
            <text:p>8,461</text:p>
          </table:table-cell>
          <table:table-cell table:formula="of:=[.J34]" office:value-type="float" office:value="15.385" calcext:value-type="float">
            <text:p>15,385</text:p>
          </table:table-cell>
          <table:table-cell table:formula="of:=[.K34]" office:value-type="float" office:value="35.7114" calcext:value-type="float">
            <text:p>35,7114</text:p>
          </table:table-cell>
          <table:table-cell table:formula="of:=[.L34]" office:value-type="float" office:value="40.8602" calcext:value-type="float">
            <text:p>40,8602</text:p>
          </table:table-cell>
          <table:table-cell table:formula="of:=[.M34]" office:value-type="float" office:value="100.4832" calcext:value-type="float">
            <text:p>100,48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2201" calcext:value-type="float">
            <text:p>0,2201</text:p>
          </table:table-cell>
          <table:table-cell table:formula="of:=[.E35]" office:value-type="float" office:value="0.2467" calcext:value-type="float">
            <text:p>0,2467</text:p>
          </table:table-cell>
          <table:table-cell table:formula="of:=[.F35]" office:value-type="float" office:value="0.2353" calcext:value-type="float">
            <text:p>0,2353</text:p>
          </table:table-cell>
          <table:table-cell table:formula="of:=[.G35]" office:value-type="float" office:value="0.2316" calcext:value-type="float">
            <text:p>0,2316</text:p>
          </table:table-cell>
          <table:table-cell table:formula="of:=[.H35]" office:value-type="float" office:value="0.2248" calcext:value-type="float">
            <text:p>0,2248</text:p>
          </table:table-cell>
          <table:table-cell table:formula="of:=[.I35]" office:value-type="float" office:value="0.23" calcext:value-type="float">
            <text:p>0,23</text:p>
          </table:table-cell>
          <table:table-cell table:formula="of:=[.J35]" office:value-type="float" office:value="0.2248" calcext:value-type="float">
            <text:p>0,2248</text:p>
          </table:table-cell>
          <table:table-cell table:formula="of:=[.K35]" office:value-type="float" office:value="0.2254" calcext:value-type="float">
            <text:p>0,2254</text:p>
          </table:table-cell>
          <table:table-cell table:formula="of:=[.L35]" office:value-type="float" office:value="0.2103" calcext:value-type="float">
            <text:p>0,2103</text:p>
          </table:table-cell>
          <table:table-cell table:formula="of:=[.M35]" office:value-type="float" office:value="0.2335" calcext:value-type="float">
            <text:p>0,233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7]" office:value-type="string" office:string-value="Pooled" calcext:value-type="string">
            <text:p>Pooled</text:p>
          </table:table-cell>
          <table:table-cell table:formula="of:=[.D37]" office:value-type="float" office:value="0.158" calcext:value-type="float">
            <text:p>0,158</text:p>
          </table:table-cell>
          <table:table-cell table:formula="of:=[.E37]" office:value-type="float" office:value="0.1704" calcext:value-type="float">
            <text:p>0,1704</text:p>
          </table:table-cell>
          <table:table-cell table:formula="of:=[.F37]" office:value-type="float" office:value="0.1738" calcext:value-type="float">
            <text:p>0,1738</text:p>
          </table:table-cell>
          <table:table-cell table:formula="of:=[.G37]" office:value-type="float" office:value="0.1731" calcext:value-type="float">
            <text:p>0,1731</text:p>
          </table:table-cell>
          <table:table-cell table:formula="of:=[.H37]" office:value-type="float" office:value="0.1778" calcext:value-type="float">
            <text:p>0,1778</text:p>
          </table:table-cell>
          <table:table-cell table:formula="of:=[.I37]" office:value-type="float" office:value="0.1934" calcext:value-type="float">
            <text:p>0,1934</text:p>
          </table:table-cell>
          <table:table-cell table:formula="of:=[.J37]" office:value-type="float" office:value="0.1889" calcext:value-type="float">
            <text:p>0,1889</text:p>
          </table:table-cell>
          <table:table-cell table:formula="of:=[.K37]" office:value-type="float" office:value="0.1879" calcext:value-type="float">
            <text:p>0,1879</text:p>
          </table:table-cell>
          <table:table-cell table:formula="of:=[.L37]" office:value-type="float" office:value="0.1728" calcext:value-type="float">
            <text:p>0,1728</text:p>
          </table:table-cell>
          <table:table-cell table:formula="of:=[.M37]" office:value-type="float" office:value="0.2342" calcext:value-type="float">
            <text:p>0,234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8]" office:value-type="string" office:string-value="Naive" calcext:value-type="string">
            <text:p>Naive</text:p>
          </table:table-cell>
          <table:table-cell table:formula="of:=[.D38]" office:value-type="float" office:value="0.1554" calcext:value-type="float">
            <text:p>0,1554</text:p>
          </table:table-cell>
          <table:table-cell table:formula="of:=[.E38]" office:value-type="float" office:value="0.1674" calcext:value-type="float">
            <text:p>0,1674</text:p>
          </table:table-cell>
          <table:table-cell table:formula="of:=[.F38]" office:value-type="float" office:value="0.173" calcext:value-type="float">
            <text:p>0,173</text:p>
          </table:table-cell>
          <table:table-cell table:formula="of:=[.G38]" office:value-type="float" office:value="0.1744" calcext:value-type="float">
            <text:p>0,1744</text:p>
          </table:table-cell>
          <table:table-cell table:formula="of:=[.H38]" office:value-type="float" office:value="0.1791" calcext:value-type="float">
            <text:p>0,1791</text:p>
          </table:table-cell>
          <table:table-cell table:formula="of:=[.I38]" office:value-type="float" office:value="0.1965" calcext:value-type="float">
            <text:p>0,1965</text:p>
          </table:table-cell>
          <table:table-cell table:formula="of:=[.J38]" office:value-type="float" office:value="0.1949" calcext:value-type="float">
            <text:p>0,1949</text:p>
          </table:table-cell>
          <table:table-cell table:formula="of:=[.K38]" office:value-type="float" office:value="0.1965" calcext:value-type="float">
            <text:p>0,1965</text:p>
          </table:table-cell>
          <table:table-cell table:formula="of:=[.L38]" office:value-type="float" office:value="0.1819" calcext:value-type="float">
            <text:p>0,1819</text:p>
          </table:table-cell>
          <table:table-cell table:formula="of:=[.M38]" office:value-type="float" office:value="0.2059" calcext:value-type="float">
            <text:p>0,205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2201" calcext:value-type="float">
            <text:p>0,2201</text:p>
          </table:table-cell>
          <table:table-cell table:formula="of:=[.E35]" office:value-type="float" office:value="0.2467" calcext:value-type="float">
            <text:p>0,2467</text:p>
          </table:table-cell>
          <table:table-cell table:formula="of:=[.F35]" office:value-type="float" office:value="0.2353" calcext:value-type="float">
            <text:p>0,2353</text:p>
          </table:table-cell>
          <table:table-cell table:formula="of:=[.G35]" office:value-type="float" office:value="0.2316" calcext:value-type="float">
            <text:p>0,2316</text:p>
          </table:table-cell>
          <table:table-cell table:formula="of:=[.H35]" office:value-type="float" office:value="0.2248" calcext:value-type="float">
            <text:p>0,2248</text:p>
          </table:table-cell>
          <table:table-cell table:formula="of:=[.I35]" office:value-type="float" office:value="0.23" calcext:value-type="float">
            <text:p>0,23</text:p>
          </table:table-cell>
          <table:table-cell table:formula="of:=[.J35]" office:value-type="float" office:value="0.2248" calcext:value-type="float">
            <text:p>0,2248</text:p>
          </table:table-cell>
          <table:table-cell table:formula="of:=[.K35]" office:value-type="float" office:value="0.2254" calcext:value-type="float">
            <text:p>0,2254</text:p>
          </table:table-cell>
          <table:table-cell table:formula="of:=[.L35]" office:value-type="float" office:value="0.2103" calcext:value-type="float">
            <text:p>0,2103</text:p>
          </table:table-cell>
          <table:table-cell table:formula="of:=[.M35]" office:value-type="float" office:value="0.2335" calcext:value-type="float">
            <text:p>0,23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7]" office:value-type="string" office:string-value="Pooled" calcext:value-type="string">
            <text:p>Pooled</text:p>
          </table:table-cell>
          <table:table-cell table:formula="of:=[.D37]" office:value-type="float" office:value="0.158" calcext:value-type="float">
            <text:p>0,158</text:p>
          </table:table-cell>
          <table:table-cell table:formula="of:=[.E37]" office:value-type="float" office:value="0.1704" calcext:value-type="float">
            <text:p>0,1704</text:p>
          </table:table-cell>
          <table:table-cell table:formula="of:=[.F37]" office:value-type="float" office:value="0.1738" calcext:value-type="float">
            <text:p>0,1738</text:p>
          </table:table-cell>
          <table:table-cell table:formula="of:=[.G37]" office:value-type="float" office:value="0.1731" calcext:value-type="float">
            <text:p>0,1731</text:p>
          </table:table-cell>
          <table:table-cell table:formula="of:=[.H37]" office:value-type="float" office:value="0.1778" calcext:value-type="float">
            <text:p>0,1778</text:p>
          </table:table-cell>
          <table:table-cell table:formula="of:=[.I37]" office:value-type="float" office:value="0.1934" calcext:value-type="float">
            <text:p>0,1934</text:p>
          </table:table-cell>
          <table:table-cell table:formula="of:=[.J37]" office:value-type="float" office:value="0.1889" calcext:value-type="float">
            <text:p>0,1889</text:p>
          </table:table-cell>
          <table:table-cell table:formula="of:=[.K37]" office:value-type="float" office:value="0.1879" calcext:value-type="float">
            <text:p>0,1879</text:p>
          </table:table-cell>
          <table:table-cell table:formula="of:=[.L37]" office:value-type="float" office:value="0.1728" calcext:value-type="float">
            <text:p>0,1728</text:p>
          </table:table-cell>
          <table:table-cell table:formula="of:=[.M37]" office:value-type="float" office:value="0.2342" calcext:value-type="float">
            <text:p>0,234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8]" office:value-type="string" office:string-value="Naive" calcext:value-type="string">
            <text:p>Naive</text:p>
          </table:table-cell>
          <table:table-cell table:formula="of:=[.D48]" office:value-type="float" office:value="0.0405" calcext:value-type="float">
            <text:p>0,0405</text:p>
          </table:table-cell>
          <table:table-cell table:formula="of:=[.E48]" office:value-type="float" office:value="0.0417" calcext:value-type="float">
            <text:p>0,0417</text:p>
          </table:table-cell>
          <table:table-cell table:formula="of:=[.F48]" office:value-type="float" office:value="0.0417" calcext:value-type="float">
            <text:p>0,0417</text:p>
          </table:table-cell>
          <table:table-cell table:formula="of:=[.G48]" office:value-type="float" office:value="0.0393" calcext:value-type="float">
            <text:p>0,0393</text:p>
          </table:table-cell>
          <table:table-cell table:formula="of:=[.H48]" office:value-type="float" office:value="0.0397" calcext:value-type="float">
            <text:p>0,0397</text:p>
          </table:table-cell>
          <table:table-cell table:formula="of:=[.I48]" office:value-type="float" office:value="0.0651" calcext:value-type="float">
            <text:p>0,0651</text:p>
          </table:table-cell>
          <table:table-cell table:formula="of:=[.J48]" office:value-type="float" office:value="0.0269" calcext:value-type="float">
            <text:p>0,0269</text:p>
          </table:table-cell>
          <table:table-cell table:formula="of:=[.K48]" office:value-type="float" office:value="0.0309" calcext:value-type="float">
            <text:p>0,0309</text:p>
          </table:table-cell>
          <table:table-cell table:formula="of:=[.L48]" office:value-type="float" office:value="0.071" calcext:value-type="float">
            <text:p>0,071</text:p>
          </table:table-cell>
          <table:table-cell table:formula="of:=[.M48]" office:value-type="float" office:value="0.0647" calcext:value-type="float">
            <text:p>0,064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formula="of:=[.C41]" office:value-type="string" office:string-value="Flat" calcext:value-type="string">
            <text:p>Flat</text:p>
          </table:table-cell>
          <table:table-cell table:formula="of:=[.D41]" office:value-type="float" office:value="0.0689" calcext:value-type="float">
            <text:p>0,0689</text:p>
          </table:table-cell>
          <table:table-cell table:formula="of:=[.E41]" office:value-type="float" office:value="0.0481" calcext:value-type="float">
            <text:p>0,0481</text:p>
          </table:table-cell>
          <table:table-cell table:formula="of:=[.F41]" office:value-type="float" office:value="0.0514" calcext:value-type="float">
            <text:p>0,0514</text:p>
          </table:table-cell>
          <table:table-cell table:formula="of:=[.G41]" office:value-type="float" office:value="0.0494" calcext:value-type="float">
            <text:p>0,0494</text:p>
          </table:table-cell>
          <table:table-cell table:formula="of:=[.H41]" office:value-type="float" office:value="0.099" calcext:value-type="float">
            <text:p>0,099</text:p>
          </table:table-cell>
          <table:table-cell table:formula="of:=[.I41]" office:value-type="float" office:value="0.1415" calcext:value-type="float">
            <text:p>0,1415</text:p>
          </table:table-cell>
          <table:table-cell table:formula="of:=[.J41]" office:value-type="float" office:value="0.2509" calcext:value-type="float">
            <text:p>0,2509</text:p>
          </table:table-cell>
          <table:table-cell table:formula="of:=[.K41]" office:value-type="float" office:value="0.4716" calcext:value-type="float">
            <text:p>0,4716</text:p>
          </table:table-cell>
          <table:table-cell table:formula="of:=[.L41]" office:value-type="float" office:value="0.8494" calcext:value-type="float">
            <text:p>0,8494</text:p>
          </table:table-cell>
          <table:table-cell table:formula="of:=[.M41]" office:value-type="float" office:value="3.02" calcext:value-type="float">
            <text:p>3,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ached and cold</text:p>
          </table:table-cell>
          <table:table-cell table:formula="of:=[.C44]" office:value-type="string" office:string-value="Pooled" calcext:value-type="string">
            <text:p>Pooled</text:p>
          </table:table-cell>
          <table:table-cell table:formula="of:=[.D44]" office:value-type="float" office:value="0.324" calcext:value-type="float">
            <text:p>0,324</text:p>
          </table:table-cell>
          <table:table-cell table:formula="of:=[.E44]" office:value-type="float" office:value="1.0476" calcext:value-type="float">
            <text:p>1,0476</text:p>
          </table:table-cell>
          <table:table-cell table:formula="of:=[.F44]" office:value-type="float" office:value="1.7" calcext:value-type="float">
            <text:p>1,7</text:p>
          </table:table-cell>
          <table:table-cell table:formula="of:=[.G44]" office:value-type="float" office:value="3.0984" calcext:value-type="float">
            <text:p>3,0984</text:p>
          </table:table-cell>
          <table:table-cell table:formula="of:=[.H44]" office:value-type="float" office:value="9.8541" calcext:value-type="float">
            <text:p>9,8541</text:p>
          </table:table-cell>
          <table:table-cell table:formula="of:=[.I44]" office:value-type="float" office:value="24.694" calcext:value-type="float">
            <text:p>24,694</text:p>
          </table:table-cell>
          <table:table-cell table:formula="of:=[.J44]" office:value-type="float" office:value="61.8159" calcext:value-type="float">
            <text:p>61,8159</text:p>
          </table:table-cell>
          <table:table-cell table:formula="of:=[.K44]" office:value-type="float" office:value="267.9619" calcext:value-type="float">
            <text:p>267,9619</text:p>
          </table:table-cell>
          <table:table-cell table:formula="of:=[.L44]" office:value-type="float" office:value="613.7071" calcext:value-type="float">
            <text:p>613,7071</text:p>
          </table:table-cell>
          <table:table-cell table:formula="of:=[.M44]" office:value-type="float" office:value="1337.3912" calcext:value-type="float">
            <text:p>1337,391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45]" office:value-type="string" office:string-value="Naive" calcext:value-type="string">
            <text:p>Naive</text:p>
          </table:table-cell>
          <table:table-cell table:formula="of:=[.D45]" office:value-type="float" office:value="0.3251" calcext:value-type="float">
            <text:p>0,3251</text:p>
          </table:table-cell>
          <table:table-cell table:formula="of:=[.E45]" office:value-type="float" office:value="1.059" calcext:value-type="float">
            <text:p>1,059</text:p>
          </table:table-cell>
          <table:table-cell table:formula="of:=[.F45]" office:value-type="float" office:value="1.7199" calcext:value-type="float">
            <text:p>1,7199</text:p>
          </table:table-cell>
          <table:table-cell table:formula="of:=[.G45]" office:value-type="float" office:value="3.1438" calcext:value-type="float">
            <text:p>3,1438</text:p>
          </table:table-cell>
          <table:table-cell table:formula="of:=[.H45]" office:value-type="float" office:value="10.312" calcext:value-type="float">
            <text:p>10,312</text:p>
          </table:table-cell>
          <table:table-cell table:formula="of:=[.I45]" office:value-type="float" office:value="25.4037" calcext:value-type="float">
            <text:p>25,4037</text:p>
          </table:table-cell>
          <table:table-cell table:formula="of:=[.J45]" office:value-type="float" office:value="64.3463" calcext:value-type="float">
            <text:p>64,3463</text:p>
          </table:table-cell>
          <table:table-cell table:formula="of:=[.K45]" office:value-type="float" office:value="268.1082" calcext:value-type="float">
            <text:p>268,1082</text:p>
          </table:table-cell>
          <table:table-cell table:formula="of:=[.L45]" office:value-type="float" office:value="614.7513" calcext:value-type="float">
            <text:p>614,7513</text:p>
          </table:table-cell>
          <table:table-cell table:formula="of:=[.M45]" office:value-type="float" office:value="1332.7537" calcext:value-type="float">
            <text:p>1332,75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2" table:formula="of:=[.C41]" office:value-type="string" office:string-value="Flat" calcext:value-type="string">
            <text:p>Flat</text:p>
          </table:table-cell>
          <table:table-cell table:style-name="ce2" table:formula="of:=[.D41]/[.D$5]" office:value-type="float" office:value="0.00689" calcext:value-type="float">
            <text:p>0,00689</text:p>
          </table:table-cell>
          <table:table-cell table:style-name="ce2" table:formula="of:=[.E41]/[.E$5]" office:value-type="float" office:value="0.000962" calcext:value-type="float">
            <text:p>0,000962</text:p>
          </table:table-cell>
          <table:table-cell table:style-name="ce2" table:formula="of:=[.F41]/[.F$5]" office:value-type="float" office:value="0.000514" calcext:value-type="float">
            <text:p>0,000514</text:p>
          </table:table-cell>
          <table:table-cell table:style-name="ce2" table:formula="of:=[.G41]/[.G$5]" office:value-type="float" office:value="0.000247" calcext:value-type="float">
            <text:p>0,000247</text:p>
          </table:table-cell>
          <table:table-cell table:style-name="ce2" table:formula="of:=[.H41]/[.H$5]" office:value-type="float" office:value="0.000198" calcext:value-type="float">
            <text:p>0,000198</text:p>
          </table:table-cell>
          <table:table-cell table:style-name="ce2" table:formula="of:=[.I41]/[.I$5]" office:value-type="float" office:value="0.0001415" calcext:value-type="float">
            <text:p>0,0001415</text:p>
          </table:table-cell>
          <table:table-cell table:style-name="ce2" table:formula="of:=[.J41]/[.J$5]" office:value-type="float" office:value="0.00012545" calcext:value-type="float">
            <text:p>0,00012545</text:p>
          </table:table-cell>
          <table:table-cell table:style-name="ce2" table:formula="of:=[.K41]/[.K$5]" office:value-type="float" office:value="0.00009432" calcext:value-type="float">
            <text:p>0,00009432</text:p>
          </table:table-cell>
          <table:table-cell table:style-name="ce2" table:formula="of:=[.L41]/[.L$5]" office:value-type="float" office:value="0.00008494" calcext:value-type="float">
            <text:p>0,00008494</text:p>
          </table:table-cell>
          <table:table-cell table:style-name="ce2" table:formula="of:=[.M41]/[.M$5]" office:value-type="float" office:value="0.000151" calcext:value-type="float">
            <text:p>0,0001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4]" office:value-type="string" office:string-value="Pooled" calcext:value-type="string">
            <text:p>Pooled</text:p>
          </table:table-cell>
          <table:table-cell table:formula="of:=[.D44]/[.D$5]" office:value-type="float" office:value="0.0324" calcext:value-type="float">
            <text:p>0,0324</text:p>
          </table:table-cell>
          <table:table-cell table:formula="of:=[.E44]/[.E$5]" office:value-type="float" office:value="0.020952" calcext:value-type="float">
            <text:p>0,020952</text:p>
          </table:table-cell>
          <table:table-cell table:formula="of:=[.F44]/[.F$5]" office:value-type="float" office:value="0.017" calcext:value-type="float">
            <text:p>0,017</text:p>
          </table:table-cell>
          <table:table-cell table:formula="of:=[.G44]/[.G$5]" office:value-type="float" office:value="0.015492" calcext:value-type="float">
            <text:p>0,015492</text:p>
          </table:table-cell>
          <table:table-cell table:formula="of:=[.H44]/[.H$5]" office:value-type="float" office:value="0.0197082" calcext:value-type="float">
            <text:p>0,0197082</text:p>
          </table:table-cell>
          <table:table-cell table:formula="of:=[.I44]/[.I$5]" office:value-type="float" office:value="0.024694" calcext:value-type="float">
            <text:p>0,024694</text:p>
          </table:table-cell>
          <table:table-cell table:formula="of:=[.J44]/[.J$5]" office:value-type="float" office:value="0.03090795" calcext:value-type="float">
            <text:p>0,03090795</text:p>
          </table:table-cell>
          <table:table-cell table:formula="of:=[.K44]/[.K$5]" office:value-type="float" office:value="0.05359238" calcext:value-type="float">
            <text:p>0,05359238</text:p>
          </table:table-cell>
          <table:table-cell table:formula="of:=[.L44]/[.L$5]" office:value-type="float" office:value="0.06137071" calcext:value-type="float">
            <text:p>0,06137071</text:p>
          </table:table-cell>
          <table:table-cell table:formula="of:=[.M44]/[.M$5]" office:value-type="float" office:value="0.06686956" calcext:value-type="float">
            <text:p>0,0668695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45]" office:value-type="string" office:string-value="Naive" calcext:value-type="string">
            <text:p>Naive</text:p>
          </table:table-cell>
          <table:table-cell table:formula="of:=[.D45]/[.D$5]" office:value-type="float" office:value="0.03251" calcext:value-type="float">
            <text:p>0,03251</text:p>
          </table:table-cell>
          <table:table-cell table:formula="of:=[.E45]/[.E$5]" office:value-type="float" office:value="0.02118" calcext:value-type="float">
            <text:p>0,02118</text:p>
          </table:table-cell>
          <table:table-cell table:formula="of:=[.F45]/[.F$5]" office:value-type="float" office:value="0.017199" calcext:value-type="float">
            <text:p>0,017199</text:p>
          </table:table-cell>
          <table:table-cell table:formula="of:=[.G45]/[.G$5]" office:value-type="float" office:value="0.015719" calcext:value-type="float">
            <text:p>0,015719</text:p>
          </table:table-cell>
          <table:table-cell table:formula="of:=[.H45]/[.H$5]" office:value-type="float" office:value="0.020624" calcext:value-type="float">
            <text:p>0,020624</text:p>
          </table:table-cell>
          <table:table-cell table:formula="of:=[.I45]/[.I$5]" office:value-type="float" office:value="0.0254037" calcext:value-type="float">
            <text:p>0,0254037</text:p>
          </table:table-cell>
          <table:table-cell table:formula="of:=[.J45]/[.J$5]" office:value-type="float" office:value="0.03217315" calcext:value-type="float">
            <text:p>0,03217315</text:p>
          </table:table-cell>
          <table:table-cell table:formula="of:=[.K45]/[.K$5]" office:value-type="float" office:value="0.05362164" calcext:value-type="float">
            <text:p>0,05362164</text:p>
          </table:table-cell>
          <table:table-cell table:formula="of:=[.L45]/[.L$5]" office:value-type="float" office:value="0.06147513" calcext:value-type="float">
            <text:p>0,06147513</text:p>
          </table:table-cell>
          <table:table-cell table:formula="of:=[.M45]/[.M$5]" office:value-type="float" office:value="0.066637685" calcext:value-type="float">
            <text:p>0,06663768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2" table:formula="of:=[.C41]" office:value-type="string" office:string-value="Flat" calcext:value-type="string">
            <text:p>Flat</text:p>
          </table:table-cell>
          <table:table-cell table:style-name="ce2" table:formula="of:=[.D41]" office:value-type="float" office:value="0.0689" calcext:value-type="float">
            <text:p>0,0689</text:p>
          </table:table-cell>
          <table:table-cell table:style-name="ce2" table:formula="of:=[.E41]" office:value-type="float" office:value="0.0481" calcext:value-type="float">
            <text:p>0,0481</text:p>
          </table:table-cell>
          <table:table-cell table:style-name="ce2" table:formula="of:=[.F41]" office:value-type="float" office:value="0.0514" calcext:value-type="float">
            <text:p>0,0514</text:p>
          </table:table-cell>
          <table:table-cell table:style-name="ce2" table:formula="of:=[.G41]" office:value-type="float" office:value="0.0494" calcext:value-type="float">
            <text:p>0,0494</text:p>
          </table:table-cell>
          <table:table-cell table:style-name="ce2" table:formula="of:=[.H41]" office:value-type="float" office:value="0.099" calcext:value-type="float">
            <text:p>0,099</text:p>
          </table:table-cell>
          <table:table-cell table:style-name="ce2" table:formula="of:=[.I41]" office:value-type="float" office:value="0.1415" calcext:value-type="float">
            <text:p>0,1415</text:p>
          </table:table-cell>
          <table:table-cell table:style-name="ce2" table:formula="of:=[.J41]" office:value-type="float" office:value="0.2509" calcext:value-type="float">
            <text:p>0,2509</text:p>
          </table:table-cell>
          <table:table-cell table:style-name="ce2" table:formula="of:=[.K41]" office:value-type="float" office:value="0.4716" calcext:value-type="float">
            <text:p>0,4716</text:p>
          </table:table-cell>
          <table:table-cell table:style-name="ce2" table:formula="of:=[.L41]" office:value-type="float" office:value="0.8494" calcext:value-type="float">
            <text:p>0,8494</text:p>
          </table:table-cell>
          <table:table-cell table:style-name="ce2" table:formula="of:=[.M41]" office:value-type="float" office:value="3.02" calcext:value-type="float">
            <text:p>3,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table:formula="of:=IF([.B48]&lt;&gt;&quot;&quot;;[.B48];&quot;&quot;)" office:value-type="string" office:string-value="Find count" calcext:value-type="string">
            <text:p>Find count</text:p>
          </table:table-cell>
          <table:table-cell table:formula="of:=[.C48]" office:value-type="string" office:string-value="Flat" calcext:value-type="string">
            <text:p>Flat</text:p>
          </table:table-cell>
          <table:table-cell table:formula="of:=[.D48]/[.D$109]" office:value-type="float" office:value="0.00405" calcext:value-type="float">
            <text:p>0,00405</text:p>
          </table:table-cell>
          <table:table-cell table:formula="of:=[.E48]/[.E$109]" office:value-type="float" office:value="0.000834" calcext:value-type="float">
            <text:p>0,000834</text:p>
          </table:table-cell>
          <table:table-cell table:formula="of:=[.F48]/[.F$109]" office:value-type="float" office:value="0.000417" calcext:value-type="float">
            <text:p>0,000417</text:p>
          </table:table-cell>
          <table:table-cell table:formula="of:=[.G48]/[.G$109]" office:value-type="float" office:value="0.0001965" calcext:value-type="float">
            <text:p>0,0001965</text:p>
          </table:table-cell>
          <table:table-cell table:formula="of:=[.H48]/[.H$109]" office:value-type="float" office:value="0.0000794" calcext:value-type="float">
            <text:p>0,0000794</text:p>
          </table:table-cell>
          <table:table-cell table:formula="of:=[.I48]/[.I$109]" office:value-type="float" office:value="0.0000651" calcext:value-type="float">
            <text:p>0,0000651</text:p>
          </table:table-cell>
          <table:table-cell table:formula="of:=[.J48]/[.J$109]" office:value-type="float" office:value="0.00001345" calcext:value-type="float">
            <text:p>0,00001345</text:p>
          </table:table-cell>
          <table:table-cell table:formula="of:=[.K48]/[.K$109]" office:value-type="float" office:value="0.00000618" calcext:value-type="float">
            <text:p>0,00000618</text:p>
          </table:table-cell>
          <table:table-cell table:formula="of:=[.L48]/[.L$109]" office:value-type="float" office:value="0.0000071" calcext:value-type="float">
            <text:p>0,0000071</text:p>
          </table:table-cell>
          <table:table-cell table:formula="of:=[.M48]/[.M$109]" office:value-type="float" office:value="0.000003235" calcext:value-type="float">
            <text:p>0,0000032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9]" office:value-type="string" office:string-value="Flat cached" calcext:value-type="string">
            <text:p>Flat cached</text:p>
          </table:table-cell>
          <table:table-cell table:formula="of:=[.D49]/[.D$109]" office:value-type="float" office:value="0.00434" calcext:value-type="float">
            <text:p>0,00434</text:p>
          </table:table-cell>
          <table:table-cell table:formula="of:=[.E49]/[.E$109]" office:value-type="float" office:value="0.000854" calcext:value-type="float">
            <text:p>0,000854</text:p>
          </table:table-cell>
          <table:table-cell table:formula="of:=[.F49]/[.F$109]" office:value-type="float" office:value="0.000413" calcext:value-type="float">
            <text:p>0,000413</text:p>
          </table:table-cell>
          <table:table-cell table:formula="of:=[.G49]/[.G$109]" office:value-type="float" office:value="0.000192" calcext:value-type="float">
            <text:p>0,000192</text:p>
          </table:table-cell>
          <table:table-cell table:formula="of:=[.H49]/[.H$109]" office:value-type="float" office:value="0.0000736" calcext:value-type="float">
            <text:p>0,0000736</text:p>
          </table:table-cell>
          <table:table-cell table:formula="of:=[.I49]/[.I$109]" office:value-type="float" office:value="0.0000639" calcext:value-type="float">
            <text:p>0,0000639</text:p>
          </table:table-cell>
          <table:table-cell table:formula="of:=[.J49]/[.J$109]" office:value-type="float" office:value="0.00002" calcext:value-type="float">
            <text:p>0,00002</text:p>
          </table:table-cell>
          <table:table-cell table:formula="of:=[.K49]/[.K$109]" office:value-type="float" office:value="0.00000496" calcext:value-type="float">
            <text:p>0,00000496</text:p>
          </table:table-cell>
          <table:table-cell table:formula="of:=[.L49]/[.L$109]" office:value-type="float" office:value="0.00000693" calcext:value-type="float">
            <text:p>0,00000693</text:p>
          </table:table-cell>
          <table:table-cell table:formula="of:=[.M49]/[.M$109]" office:value-type="float" office:value="0.000003195" calcext:value-type="float">
            <text:p>0,000003195</text:p>
          </table:table-cell>
          <table:table-cell table:number-columns-repeated="1011"/>
        </table:table-row>
        <table:table-row table:style-name="ro1">
          <table:table-cell/>
          <table:table-cell table:formula="of:=IF([.B50]&lt;&gt;&quot;&quot;;[.B50];&quot;&quot;)">
            <text:p/>
          </table:table-cell>
          <table:table-cell table:formula="of:=[.C50]" office:value-type="string" office:string-value="Flat cold" calcext:value-type="string">
            <text:p>Flat cold</text:p>
          </table:table-cell>
          <table:table-cell table:formula="of:=[.D50]/[.D$109]" office:value-type="float" office:value="0.00449" calcext:value-type="float">
            <text:p>0,00449</text:p>
          </table:table-cell>
          <table:table-cell table:formula="of:=[.E50]/[.E$109]" office:value-type="float" office:value="0.000862" calcext:value-type="float">
            <text:p>0,000862</text:p>
          </table:table-cell>
          <table:table-cell table:formula="of:=[.F50]/[.F$109]" office:value-type="float" office:value="0.000411" calcext:value-type="float">
            <text:p>0,000411</text:p>
          </table:table-cell>
          <table:table-cell table:formula="of:=[.G50]/[.G$109]" office:value-type="float" office:value="0.000198" calcext:value-type="float">
            <text:p>0,000198</text:p>
          </table:table-cell>
          <table:table-cell table:formula="of:=[.H50]/[.H$109]" office:value-type="float" office:value="0.000094" calcext:value-type="float">
            <text:p>0,000094</text:p>
          </table:table-cell>
          <table:table-cell table:formula="of:=[.I50]/[.I$109]" office:value-type="float" office:value="0.0000623" calcext:value-type="float">
            <text:p>0,0000623</text:p>
          </table:table-cell>
          <table:table-cell table:formula="of:=[.J50]/[.J$109]" office:value-type="float" office:value="0.00001355" calcext:value-type="float">
            <text:p>0,00001355</text:p>
          </table:table-cell>
          <table:table-cell table:formula="of:=[.K50]/[.K$109]" office:value-type="float" office:value="0.00000896" calcext:value-type="float">
            <text:p>0,00000896</text:p>
          </table:table-cell>
          <table:table-cell table:formula="of:=[.L50]/[.L$109]" office:value-type="float" office:value="0.00000721" calcext:value-type="float">
            <text:p>0,00000721</text:p>
          </table:table-cell>
          <table:table-cell table:formula="of:=[.M50]/[.M$109]" office:value-type="float" office:value="0.000003095" calcext:value-type="float">
            <text:p>0,000003095</text:p>
          </table:table-cell>
          <table:table-cell table:number-columns-repeated="1011"/>
        </table:table-row>
        <table:table-row table:style-name="ro1">
          <table:table-cell/>
          <table:table-cell table:formula="of:=IF([.B51]&lt;&gt;&quot;&quot;;[.B51];&quot;&quot;)">
            <text:p/>
          </table:table-cell>
          <table:table-cell table:formula="of:=[.C51]" office:value-type="string" office:string-value="Pooled" calcext:value-type="string">
            <text:p>Pooled</text:p>
          </table:table-cell>
          <table:table-cell table:formula="of:=[.D51]/[.D$109]" office:value-type="float" office:value="0.03282" calcext:value-type="float">
            <text:p>0,03282</text:p>
          </table:table-cell>
          <table:table-cell table:formula="of:=[.E51]/[.E$109]" office:value-type="float" office:value="0.018374" calcext:value-type="float">
            <text:p>0,018374</text:p>
          </table:table-cell>
          <table:table-cell table:formula="of:=[.F51]/[.F$109]" office:value-type="float" office:value="0.015722" calcext:value-type="float">
            <text:p>0,015722</text:p>
          </table:table-cell>
          <table:table-cell table:formula="of:=[.G51]/[.G$109]" office:value-type="float" office:value="0.01478" calcext:value-type="float">
            <text:p>0,01478</text:p>
          </table:table-cell>
          <table:table-cell table:formula="of:=[.H51]/[.H$109]" office:value-type="float" office:value="0.020152" calcext:value-type="float">
            <text:p>0,020152</text:p>
          </table:table-cell>
          <table:table-cell table:formula="of:=[.I51]/[.I$109]" office:value-type="float" office:value="0.0297554" calcext:value-type="float">
            <text:p>0,0297554</text:p>
          </table:table-cell>
          <table:table-cell table:formula="of:=[.J51]/[.J$109]" office:value-type="float" office:value="0.04322425" calcext:value-type="float">
            <text:p>0,04322425</text:p>
          </table:table-cell>
          <table:table-cell table:formula="of:=[.K51]/[.K$109]" office:value-type="float" office:value="0.05749232" calcext:value-type="float">
            <text:p>0,05749232</text:p>
          </table:table-cell>
          <table:table-cell table:formula="of:=[.L51]/[.L$109]" office:value-type="float" office:value="0.06181577" calcext:value-type="float">
            <text:p>0,06181577</text:p>
          </table:table-cell>
          <table:table-cell table:formula="of:=[.M51]/[.M$109]" office:value-type="float" office:value="0.06561066" calcext:value-type="float">
            <text:p>0,06561066</text:p>
          </table:table-cell>
          <table:table-cell table:number-columns-repeated="1011"/>
        </table:table-row>
        <table:table-row table:style-name="ro1">
          <table:table-cell/>
          <table:table-cell table:formula="of:=IF([.B52]&lt;&gt;&quot;&quot;;[.B52];&quot;&quot;)">
            <text:p/>
          </table:table-cell>
          <table:table-cell table:formula="of:=[.C52]" office:value-type="string" office:string-value="Naive" calcext:value-type="string">
            <text:p>Naive</text:p>
          </table:table-cell>
          <table:table-cell table:formula="of:=[.D52]/[.D$109]" office:value-type="float" office:value="0.03245" calcext:value-type="float">
            <text:p>0,03245</text:p>
          </table:table-cell>
          <table:table-cell table:formula="of:=[.E52]/[.E$109]" office:value-type="float" office:value="0.018096" calcext:value-type="float">
            <text:p>0,018096</text:p>
          </table:table-cell>
          <table:table-cell table:formula="of:=[.F52]/[.F$109]" office:value-type="float" office:value="0.01578" calcext:value-type="float">
            <text:p>0,01578</text:p>
          </table:table-cell>
          <table:table-cell table:formula="of:=[.G52]/[.G$109]" office:value-type="float" office:value="0.014946" calcext:value-type="float">
            <text:p>0,014946</text:p>
          </table:table-cell>
          <table:table-cell table:formula="of:=[.H52]/[.H$109]" office:value-type="float" office:value="0.0211878" calcext:value-type="float">
            <text:p>0,0211878</text:p>
          </table:table-cell>
          <table:table-cell table:formula="of:=[.I52]/[.I$109]" office:value-type="float" office:value="0.0307751" calcext:value-type="float">
            <text:p>0,0307751</text:p>
          </table:table-cell>
          <table:table-cell table:formula="of:=[.J52]/[.J$109]" office:value-type="float" office:value="0.04475575" calcext:value-type="float">
            <text:p>0,04475575</text:p>
          </table:table-cell>
          <table:table-cell table:formula="of:=[.K52]/[.K$109]" office:value-type="float" office:value="0.05747064" calcext:value-type="float">
            <text:p>0,05747064</text:p>
          </table:table-cell>
          <table:table-cell table:formula="of:=[.L52]/[.L$109]" office:value-type="float" office:value="0.06184325" calcext:value-type="float">
            <text:p>0,06184325</text:p>
          </table:table-cell>
          <table:table-cell table:formula="of:=[.M52]/[.M$109]" office:value-type="float" office:value="0.065424645" calcext:value-type="float">
            <text:p>0,065424645</text:p>
          </table:table-cell>
          <table:table-cell table:number-columns-repeated="1011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nne" table:style-name="ta1">
        <table:shapes>
          <draw:frame draw:z-index="0" draw:style-name="gr1" draw:text-style-name="P1" svg:width="15.999cm" svg:height="8.999cm" svg:x="4.125cm" svg:y="34.626cm">
            <draw:object draw:notify-on-update-of-ranges="Janne.D69:Janne.O69 Janne.C70:Janne.C70 Janne.D70:Janne.O70 Janne.C71:Janne.C71 Janne.D71:Janne.O71 Janne.C72:Janne.C72 Janne.D72:Janne.O72 Janne.C73:Janne.C73 Janne.D73:Janne.O73 Janne.C74:Janne.C74 Janne.D74:Janne.O74 Janne.C75:Janne.C75 Janne.D75:Janne.O75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" draw:style-name="gr1" draw:text-style-name="P1" svg:width="15.999cm" svg:height="8.999cm" svg:x="20.404cm" svg:y="34.683cm">
            <draw:object draw:notify-on-update-of-ranges="Janne.D100:Janne.O100 Janne.C101:Janne.C101 Janne.D101:Janne.O101 Janne.C102:Janne.C102 Janne.D102:Janne.O102 Janne.C103:Janne.C103 Janne.D103:Janne.O103 Janne.C104:Janne.C104 Janne.D104:Janne.O104 Janne.C105:Janne.C105 Janne.D105:Janne.O105 Janne.C106:Janne.C106 Janne.D106:Janne.O106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" draw:style-name="gr1" draw:text-style-name="P1" svg:width="15.999cm" svg:height="8.999cm" svg:x="38.168cm" svg:y="1.657cm">
            <draw:object draw:notify-on-update-of-ranges="Janne.D5:Janne.M5 Janne.C6:Janne.C6 Janne.D6:Janne.M6 Janne.C7:Janne.C7 Janne.D7:Janne.M7 Janne.C8:Janne.C8 Janne.D8:Janne.M8 Janne.C9:Janne.C9 Janne.D9:Janne.M9 Janne.C10:Janne.C10 Janne.D10:Janne.M10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3" draw:style-name="gr1" draw:text-style-name="P1" svg:width="15.999cm" svg:height="8.999cm" svg:x="38.176cm" svg:y="10.591cm">
            <draw:object draw:notify-on-update-of-ranges="Janne.D12:Janne.M12 Janne.C13:Janne.C13 Janne.D13:Janne.M13 Janne.C14:Janne.C14 Janne.D14:Janne.M14 Janne.C15:Janne.C15 Janne.D15:Janne.M15 Janne.C16:Janne.C16 Janne.D16:Janne.M16 Janne.C17:Janne.C17 Janne.D17:Janne.M17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4" draw:style-name="gr1" draw:text-style-name="P1" svg:width="15.999cm" svg:height="8.999cm" svg:x="38.143cm" svg:y="19.495cm">
            <draw:object draw:notify-on-update-of-ranges="Janne.D19:Janne.M19 Janne.C20:Janne.C20 Janne.D20:Janne.M20 Janne.C21:Janne.C21 Janne.D21:Janne.M21 Janne.C22:Janne.C22 Janne.D22:Janne.M22 Janne.C23:Janne.C23 Janne.D23:Janne.M23 Janne.C24:Janne.C24 Janne.D24:Janne.M24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5" draw:style-name="gr1" draw:text-style-name="P1" svg:width="15.999cm" svg:height="8.999cm" svg:x="54.057cm" svg:y="28.069cm">
            <draw:object draw:notify-on-update-of-ranges="Janne.D127:Janne.M127 Janne.C128:Janne.C128 Janne.D128:Janne.M128 Janne.C129:Janne.C129 Janne.D129:Janne.M129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6" draw:style-name="gr1" draw:text-style-name="P1" svg:width="15.999cm" svg:height="8.999cm" svg:x="38.1cm" svg:y="37.087cm">
            <draw:object draw:notify-on-update-of-ranges="Janne.D33:Janne.M33 Janne.C34:Janne.C34 Janne.D34:Janne.M34 Janne.C35:Janne.C35 Janne.D35:Janne.M35 Janne.C36:Janne.C36 Janne.D36:Janne.M36 Janne.C37:Janne.C37 Janne.D37:Janne.M37 Janne.C38:Janne.C38 Janne.D38:Janne.M38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7" draw:style-name="gr1" draw:text-style-name="P1" svg:width="15.999cm" svg:height="8.999cm" svg:x="38.142cm" svg:y="28.333cm">
            <draw:object draw:notify-on-update-of-ranges="Janne.D26:Janne.M26 Janne.C27:Janne.C27 Janne.D27:Janne.M27 Janne.C28:Janne.C28 Janne.D28:Janne.M28 Janne.C29:Janne.C29 Janne.D29:Janne.M29 Janne.C30:Janne.C30 Janne.D30:Janne.M30 Janne.C31:Janne.C31 Janne.D31:Janne.M31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8" draw:style-name="gr1" draw:text-style-name="P1" svg:width="15.999cm" svg:height="8.999cm" svg:x="38.075cm" svg:y="45.857cm">
            <draw:object draw:notify-on-update-of-ranges="Janne.D40:Janne.M40 Janne.C41:Janne.C41 Janne.D41:Janne.M41 Janne.C42:Janne.C42 Janne.D42:Janne.M42 Janne.C43:Janne.C43 Janne.D43:Janne.M43 Janne.C44:Janne.C44 Janne.D44:Janne.M44 Janne.C45:Janne.C45 Janne.D45:Janne.M45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9" draw:style-name="gr1" draw:text-style-name="P1" svg:width="15.999cm" svg:height="8.999cm" svg:x="38.096cm" svg:y="54.775cm">
            <draw:object draw:notify-on-update-of-ranges="Janne.D47:Janne.M47 Janne.C48:Janne.C48 Janne.D48:Janne.M48 Janne.C49:Janne.C49 Janne.D49:Janne.M49 Janne.C50:Janne.C50 Janne.D50:Janne.M50 Janne.C51:Janne.C51 Janne.D51:Janne.M51 Janne.C52:Janne.C52 Janne.D52:Janne.M52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0" draw:style-name="gr1" draw:text-style-name="P1" svg:width="15.999cm" svg:height="8.999cm" svg:x="54.105cm" svg:y="1.66cm">
            <draw:object draw:notify-on-update-of-ranges="Janne.D109:Janne.M109 Janne.C110:Janne.C110 Janne.D110:Janne.M110 Janne.C111:Janne.C111 Janne.D111:Janne.M111 Janne.C112:Janne.C112 Janne.D112:Janne.M112 Janne.C113:Janne.C113 Janne.D113:Janne.M113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1" draw:style-name="gr1" draw:text-style-name="P1" svg:width="15.999cm" svg:height="8.999cm" svg:x="54.101cm" svg:y="10.539cm">
            <draw:object draw:notify-on-update-of-ranges="Janne.D115:Janne.M115 Janne.C116:Janne.C116 Janne.D116:Janne.M116 Janne.C117:Janne.C117 Janne.D117:Janne.M117 Janne.C118:Janne.C118 Janne.D118:Janne.M118 Janne.C119:Janne.C119 Janne.D119:Janne.M119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2" draw:style-name="gr1" draw:text-style-name="P1" svg:width="15.999cm" svg:height="8.999cm" svg:x="53.931cm" svg:y="37.037cm">
            <draw:object draw:notify-on-update-of-ranges="Janne.D131:Janne.M131 Janne.C132:Janne.C132 Janne.D132:Janne.M132 Janne.C133:Janne.C133 Janne.D133:Janne.M133 Janne.C134:Janne.C134 Janne.D134:Janne.M134 Janne.C135:Janne.C135 Janne.D135:Janne.M135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13" draw:style-name="gr1" draw:text-style-name="P1" svg:width="15.999cm" svg:height="8.999cm" svg:x="69.796cm" svg:y="37.236cm">
            <draw:object draw:notify-on-update-of-ranges="Janne.D137:Janne.M137 Janne.C138:Janne.C138 Janne.D138:Janne.M138 Janne.C139:Janne.C139 Janne.D139:Janne.M139 Janne.C140:Janne.C140 Janne.D140:Janne.M140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4" draw:style-name="gr1" draw:text-style-name="P1" svg:width="15.999cm" svg:height="8.999cm" svg:x="53.945cm" svg:y="45.883cm">
            <draw:object draw:notify-on-update-of-ranges="Janne.D142:Janne.M142 Janne.C143:Janne.C143 Janne.D143:Janne.M143 Janne.C144:Janne.C144 Janne.D144:Janne.M144 Janne.C145:Janne.C145 Janne.D145:Janne.M145"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15" draw:style-name="gr1" draw:text-style-name="P1" svg:width="15.999cm" svg:height="8.999cm" svg:x="69.852cm" svg:y="46.124cm">
            <draw:object draw:notify-on-update-of-ranges="Janne.D147:Janne.M147 Janne.C148:Janne.C148 Janne.D148:Janne.M148 Janne.C149:Janne.C149 Janne.D149:Janne.M149 Janne.C150:Janne.C150 Janne.D150:Janne.M150" xlink:href="./Object 54" xlink:type="simple" xlink:show="embed" xlink:actuate="onLoad"/>
            <draw:image xlink:href="./ObjectReplacements/Object 54" xlink:type="simple" xlink:show="embed" xlink:actuate="onLoad"/>
          </draw:frame>
          <draw:frame draw:z-index="16" draw:style-name="gr1" draw:text-style-name="P1" svg:width="15.999cm" svg:height="8.999cm" svg:x="54.015cm" svg:y="54.726cm">
            <draw:object draw:notify-on-update-of-ranges="Janne.D155:Janne.M155 Janne.C156:Janne.C156 Janne.D156:Janne.M156 Janne.C157:Janne.C157 Janne.D157:Janne.M157 Janne.C158:Janne.C158 Janne.D158:Janne.M158 Janne.C159:Janne.C159 Janne.D159:Janne.M159 Janne.C160:Janne.C160 Janne.D160:Janne.M160" xlink:href="./Object 55" xlink:type="simple" xlink:show="embed" xlink:actuate="onLoad"/>
            <draw:image xlink:href="./ObjectReplacements/Object 55" xlink:type="simple" xlink:show="embed" xlink:actuate="onLoad"/>
          </draw:frame>
          <draw:frame draw:z-index="17" draw:style-name="gr1" draw:text-style-name="P1" svg:width="15.999cm" svg:height="8.999cm" svg:x="54.035cm" svg:y="19.358cm">
            <draw:object draw:notify-on-update-of-ranges="Janne.D121:Janne.M121 Janne.C122:Janne.C122 Janne.D122:Janne.M122 Janne.C123:Janne.C123 Janne.D123:Janne.M123 Janne.C124:Janne.C124 Janne.D124:Janne.M124 Janne.C125:Janne.C125 Janne.D125:Janne.M125" xlink:href="./Object 56" xlink:type="simple" xlink:show="embed" xlink:actuate="onLoad"/>
            <draw:image xlink:href="./ObjectReplacements/Object 56" xlink:type="simple" xlink:show="embed" xlink:actuate="onLoad"/>
          </draw:frame>
          <draw:frame draw:z-index="18" draw:style-name="gr1" draw:text-style-name="P1" svg:width="15.999cm" svg:height="8.999cm" svg:x="85.803cm" svg:y="46.136cm">
            <draw:object draw:notify-on-update-of-ranges="Janne.D152:Janne.M152 Janne.C153:Janne.C153 Janne.D153:Janne.M153" xlink:href="./Object 57" xlink:type="simple" xlink:show="embed" xlink:actuate="onLoad"/>
            <draw:image xlink:href="./ObjectReplacements/Object 5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1.95" calcext:value-type="float">
            <text:p>1,9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Flat</text:p>
          </table:table-cell>
          <table:table-cell office:value-type="float" office:value="0.0523" calcext:value-type="float">
            <text:p>0,0523</text:p>
          </table:table-cell>
          <table:table-cell office:value-type="float" office:value="0.0653" calcext:value-type="float">
            <text:p>0,0653</text:p>
          </table:table-cell>
          <table:table-cell office:value-type="float" office:value="0.0748" calcext:value-type="float">
            <text:p>0,0748</text:p>
          </table:table-cell>
          <table:table-cell office:value-type="float" office:value="0.097" calcext:value-type="float">
            <text:p>0,097</text:p>
          </table:table-cell>
          <table:table-cell office:value-type="float" office:value="0.1541" calcext:value-type="float">
            <text:p>0,1541</text:p>
          </table:table-cell>
          <table:table-cell office:value-type="float" office:value="0.2437" calcext:value-type="float">
            <text:p>0,2437</text:p>
          </table:table-cell>
          <table:table-cell office:value-type="float" office:value="0.4226" calcext:value-type="float">
            <text:p>0,4226</text:p>
          </table:table-cell>
          <table:table-cell office:value-type="float" office:value="0.9311" calcext:value-type="float">
            <text:p>0,9311</text:p>
          </table:table-cell>
          <table:table-cell office:value-type="float" office:value="1.6562" calcext:value-type="float">
            <text:p>1,6562</text:p>
          </table:table-cell>
          <table:table-cell office:value-type="float" office:value="3.3565" calcext:value-type="float">
            <text:p>3,356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488" calcext:value-type="float">
            <text:p>0,0488</text:p>
          </table:table-cell>
          <table:table-cell office:value-type="float" office:value="0.0609" calcext:value-type="float">
            <text:p>0,0609</text:p>
          </table:table-cell>
          <table:table-cell office:value-type="float" office:value="0.073" calcext:value-type="float">
            <text:p>0,073</text:p>
          </table:table-cell>
          <table:table-cell office:value-type="float" office:value="0.0948" calcext:value-type="float">
            <text:p>0,0948</text:p>
          </table:table-cell>
          <table:table-cell office:value-type="float" office:value="0.1511" calcext:value-type="float">
            <text:p>0,1511</text:p>
          </table:table-cell>
          <table:table-cell office:value-type="float" office:value="0.2383" calcext:value-type="float">
            <text:p>0,2383</text:p>
          </table:table-cell>
          <table:table-cell office:value-type="float" office:value="0.4125" calcext:value-type="float">
            <text:p>0,4125</text:p>
          </table:table-cell>
          <table:table-cell office:value-type="float" office:value="0.9842" calcext:value-type="float">
            <text:p>0,9842</text:p>
          </table:table-cell>
          <table:table-cell office:value-type="float" office:value="1.7271" calcext:value-type="float">
            <text:p>1,7271</text:p>
          </table:table-cell>
          <table:table-cell office:value-type="float" office:value="3.4362" calcext:value-type="float">
            <text:p>3,436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1872" calcext:value-type="float">
            <text:p>0,1872</text:p>
          </table:table-cell>
          <table:table-cell office:value-type="float" office:value="0.512" calcext:value-type="float">
            <text:p>0,512</text:p>
          </table:table-cell>
          <table:table-cell office:value-type="float" office:value="0.8692" calcext:value-type="float">
            <text:p>0,8692</text:p>
          </table:table-cell>
          <table:table-cell office:value-type="float" office:value="1.5635" calcext:value-type="float">
            <text:p>1,5635</text:p>
          </table:table-cell>
          <table:table-cell office:value-type="float" office:value="3.5751" calcext:value-type="float">
            <text:p>3,5751</text:p>
          </table:table-cell>
          <table:table-cell office:value-type="float" office:value="6.8726" calcext:value-type="float">
            <text:p>6,8726</text:p>
          </table:table-cell>
          <table:table-cell office:value-type="float" office:value="13.937" calcext:value-type="float">
            <text:p>13,937</text:p>
          </table:table-cell>
          <table:table-cell office:value-type="float" office:value="39.8766" calcext:value-type="float">
            <text:p>39,8766</text:p>
          </table:table-cell>
          <table:table-cell office:value-type="float" office:value="76.29" calcext:value-type="float">
            <text:p>76,29</text:p>
          </table:table-cell>
          <table:table-cell office:value-type="float" office:value="160.1432" calcext:value-type="float">
            <text:p>160,143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875" calcext:value-type="float">
            <text:p>0,0875</text:p>
          </table:table-cell>
          <table:table-cell office:value-type="float" office:value="0.0996" calcext:value-type="float">
            <text:p>0,0996</text:p>
          </table:table-cell>
          <table:table-cell office:value-type="float" office:value="0.1061" calcext:value-type="float">
            <text:p>0,1061</text:p>
          </table:table-cell>
          <table:table-cell office:value-type="float" office:value="0.1084" calcext:value-type="float">
            <text:p>0,1084</text:p>
          </table:table-cell>
          <table:table-cell office:value-type="float" office:value="0.1223" calcext:value-type="float">
            <text:p>0,1223</text:p>
          </table:table-cell>
          <table:table-cell office:value-type="float" office:value="0.1375" calcext:value-type="float">
            <text:p>0,1375</text:p>
          </table:table-cell>
          <table:table-cell office:value-type="float" office:value="0.1552" calcext:value-type="float">
            <text:p>0,1552</text:p>
          </table:table-cell>
          <table:table-cell office:value-type="float" office:value="0.254" calcext:value-type="float">
            <text:p>0,254</text:p>
          </table:table-cell>
          <table:table-cell office:value-type="float" office:value="0.3162" calcext:value-type="float">
            <text:p>0,3162</text:p>
          </table:table-cell>
          <table:table-cell office:value-type="float" office:value="0.3829" calcext:value-type="float">
            <text:p>0,382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239" calcext:value-type="float">
            <text:p>0,0239</text:p>
          </table:table-cell>
          <table:table-cell office:value-type="float" office:value="0.0261" calcext:value-type="float">
            <text:p>0,0261</text:p>
          </table:table-cell>
          <table:table-cell office:value-type="float" office:value="0.0265" calcext:value-type="float">
            <text:p>0,0265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98" calcext:value-type="float">
            <text:p>0,0298</text:p>
          </table:table-cell>
          <table:table-cell office:value-type="float" office:value="0.034" calcext:value-type="float">
            <text:p>0,034</text:p>
          </table:table-cell>
          <table:table-cell office:value-type="float" office:value="0.0463" calcext:value-type="float">
            <text:p>0,0463</text:p>
          </table:table-cell>
          <table:table-cell office:value-type="float" office:value="0.0974" calcext:value-type="float">
            <text:p>0,0974</text:p>
          </table:table-cell>
          <table:table-cell office:value-type="float" office:value="0.2061" calcext:value-type="float">
            <text:p>0,2061</text:p>
          </table:table-cell>
          <table:table-cell office:value-type="float" office:value="0.2656" calcext:value-type="float">
            <text:p>0,265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ase</text:p>
          </table:table-cell>
          <table:table-cell office:value-type="string" calcext:value-type="string">
            <text:p>Flat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485" calcext:value-type="float">
            <text:p>0,0485</text:p>
          </table:table-cell>
          <table:table-cell office:value-type="float" office:value="0.0553" calcext:value-type="float">
            <text:p>0,0553</text:p>
          </table:table-cell>
          <table:table-cell office:value-type="float" office:value="0.0608" calcext:value-type="float">
            <text:p>0,0608</text:p>
          </table:table-cell>
          <table:table-cell office:value-type="float" office:value="0.0755" calcext:value-type="float">
            <text:p>0,0755</text:p>
          </table:table-cell>
          <table:table-cell office:value-type="float" office:value="0.0918" calcext:value-type="float">
            <text:p>0,0918</text:p>
          </table:table-cell>
          <table:table-cell office:value-type="float" office:value="0.1573" calcext:value-type="float">
            <text:p>0,1573</text:p>
          </table:table-cell>
          <table:table-cell office:value-type="float" office:value="0.2948" calcext:value-type="float">
            <text:p>0,2948</text:p>
          </table:table-cell>
          <table:table-cell office:value-type="float" office:value="0.6895" calcext:value-type="float">
            <text:p>0,6895</text:p>
          </table:table-cell>
          <table:table-cell office:value-type="float" office:value="1.5216" calcext:value-type="float">
            <text:p>1,521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329" calcext:value-type="float">
            <text:p>0,0329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0463" calcext:value-type="float">
            <text:p>0,0463</text:p>
          </table:table-cell>
          <table:table-cell office:value-type="float" office:value="0.0501" calcext:value-type="float">
            <text:p>0,0501</text:p>
          </table:table-cell>
          <table:table-cell office:value-type="float" office:value="0.0627" calcext:value-type="float">
            <text:p>0,0627</text:p>
          </table:table-cell>
          <table:table-cell office:value-type="float" office:value="0.0808" calcext:value-type="float">
            <text:p>0,0808</text:p>
          </table:table-cell>
          <table:table-cell office:value-type="float" office:value="0.1332" calcext:value-type="float">
            <text:p>0,1332</text:p>
          </table:table-cell>
          <table:table-cell office:value-type="float" office:value="0.3769" calcext:value-type="float">
            <text:p>0,3769</text:p>
          </table:table-cell>
          <table:table-cell office:value-type="float" office:value="0.7323" calcext:value-type="float">
            <text:p>0,7323</text:p>
          </table:table-cell>
          <table:table-cell office:value-type="float" office:value="1.5129" calcext:value-type="float">
            <text:p>1,512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1974" calcext:value-type="float">
            <text:p>0,1974</text:p>
          </table:table-cell>
          <table:table-cell office:value-type="float" office:value="0.585" calcext:value-type="float">
            <text:p>0,585</text:p>
          </table:table-cell>
          <table:table-cell office:value-type="float" office:value="1.013" calcext:value-type="float">
            <text:p>1,013</text:p>
          </table:table-cell>
          <table:table-cell office:value-type="float" office:value="1.8345" calcext:value-type="float">
            <text:p>1,8345</text:p>
          </table:table-cell>
          <table:table-cell office:value-type="float" office:value="4.2554" calcext:value-type="float">
            <text:p>4,2554</text:p>
          </table:table-cell>
          <table:table-cell office:value-type="float" office:value="8.323" calcext:value-type="float">
            <text:p>8,323</text:p>
          </table:table-cell>
          <table:table-cell office:value-type="float" office:value="17.4633" calcext:value-type="float">
            <text:p>17,4633</text:p>
          </table:table-cell>
          <table:table-cell office:value-type="float" office:value="52.1531" calcext:value-type="float">
            <text:p>52,1531</text:p>
          </table:table-cell>
          <table:table-cell office:value-type="float" office:value="108.4833" calcext:value-type="float">
            <text:p>108,4833</text:p>
          </table:table-cell>
          <table:table-cell office:value-type="float" office:value="218.3075" calcext:value-type="float">
            <text:p>218,30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1372" calcext:value-type="float">
            <text:p>0,1372</text:p>
          </table:table-cell>
          <table:table-cell office:value-type="float" office:value="0.2317" calcext:value-type="float">
            <text:p>0,2317</text:p>
          </table:table-cell>
          <table:table-cell office:value-type="float" office:value="0.3079" calcext:value-type="float">
            <text:p>0,3079</text:p>
          </table:table-cell>
          <table:table-cell office:value-type="float" office:value="0.3862" calcext:value-type="float">
            <text:p>0,3862</text:p>
          </table:table-cell>
          <table:table-cell office:value-type="float" office:value="0.5902" calcext:value-type="float">
            <text:p>0,5902</text:p>
          </table:table-cell>
          <table:table-cell office:value-type="float" office:value="0.7951" calcext:value-type="float">
            <text:p>0,7951</text:p>
          </table:table-cell>
          <table:table-cell office:value-type="float" office:value="1.081" calcext:value-type="float">
            <text:p>1,081</text:p>
          </table:table-cell>
          <table:table-cell office:value-type="float" office:value="2.2752" calcext:value-type="float">
            <text:p>2,2752</text:p>
          </table:table-cell>
          <table:table-cell office:value-type="float" office:value="2.6498" calcext:value-type="float">
            <text:p>2,6498</text:p>
          </table:table-cell>
          <table:table-cell office:value-type="float" office:value="1.7831" calcext:value-type="float">
            <text:p>1,783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391" calcext:value-type="float">
            <text:p>0,0391</text:p>
          </table:table-cell>
          <table:table-cell office:value-type="float" office:value="0.0693" calcext:value-type="float">
            <text:p>0,0693</text:p>
          </table:table-cell>
          <table:table-cell office:value-type="float" office:value="0.0915" calcext:value-type="float">
            <text:p>0,0915</text:p>
          </table:table-cell>
          <table:table-cell office:value-type="float" office:value="0.1135" calcext:value-type="float">
            <text:p>0,1135</text:p>
          </table:table-cell>
          <table:table-cell office:value-type="float" office:value="0.1754" calcext:value-type="float">
            <text:p>0,1754</text:p>
          </table:table-cell>
          <table:table-cell office:value-type="float" office:value="0.2344" calcext:value-type="float">
            <text:p>0,2344</text:p>
          </table:table-cell>
          <table:table-cell office:value-type="float" office:value="0.3344" calcext:value-type="float">
            <text:p>0,3344</text:p>
          </table:table-cell>
          <table:table-cell office:value-type="float" office:value="0.7969" calcext:value-type="float">
            <text:p>0,7969</text:p>
          </table:table-cell>
          <table:table-cell office:value-type="float" office:value="0.9378" calcext:value-type="float">
            <text:p>0,9378</text:p>
          </table:table-cell>
          <table:table-cell office:value-type="float" office:value="0.5884" calcext:value-type="float">
            <text:p>0,588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Flat</text:p>
          </table:table-cell>
          <table:table-cell office:value-type="float" office:value="0.0671" calcext:value-type="float">
            <text:p>0,067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992" calcext:value-type="float">
            <text:p>0,0992</text:p>
          </table:table-cell>
          <table:table-cell office:value-type="float" office:value="0.109" calcext:value-type="float">
            <text:p>0,109</text:p>
          </table:table-cell>
          <table:table-cell office:value-type="float" office:value="0.1273" calcext:value-type="float">
            <text:p>0,1273</text:p>
          </table:table-cell>
          <table:table-cell office:value-type="float" office:value="0.1516" calcext:value-type="float">
            <text:p>0,1516</text:p>
          </table:table-cell>
          <table:table-cell office:value-type="float" office:value="0.1898" calcext:value-type="float">
            <text:p>0,1898</text:p>
          </table:table-cell>
          <table:table-cell office:value-type="float" office:value="0.2829" calcext:value-type="float">
            <text:p>0,2829</text:p>
          </table:table-cell>
          <table:table-cell office:value-type="float" office:value="0.5218" calcext:value-type="float">
            <text:p>0,5218</text:p>
          </table:table-cell>
          <table:table-cell office:value-type="float" office:value="1.0032" calcext:value-type="float">
            <text:p>1,003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578" calcext:value-type="float">
            <text:p>0,0578</text:p>
          </table:table-cell>
          <table:table-cell office:value-type="float" office:value="0.0858" calcext:value-type="float">
            <text:p>0,0858</text:p>
          </table:table-cell>
          <table:table-cell office:value-type="float" office:value="0.0939" calcext:value-type="float">
            <text:p>0,0939</text:p>
          </table:table-cell>
          <table:table-cell office:value-type="float" office:value="0.1031" calcext:value-type="float">
            <text:p>0,1031</text:p>
          </table:table-cell>
          <table:table-cell office:value-type="float" office:value="0.1225" calcext:value-type="float">
            <text:p>0,1225</text:p>
          </table:table-cell>
          <table:table-cell office:value-type="float" office:value="0.1439" calcext:value-type="float">
            <text:p>0,1439</text:p>
          </table:table-cell>
          <table:table-cell office:value-type="float" office:value="0.1939" calcext:value-type="float">
            <text:p>0,1939</text:p>
          </table:table-cell>
          <table:table-cell office:value-type="float" office:value="0.3642" calcext:value-type="float">
            <text:p>0,3642</text:p>
          </table:table-cell>
          <table:table-cell office:value-type="float" office:value="0.5995" calcext:value-type="float">
            <text:p>0,5995</text:p>
          </table:table-cell>
          <table:table-cell office:value-type="float" office:value="1.0789" calcext:value-type="float">
            <text:p>1,078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643" calcext:value-type="float">
            <text:p>0,2643</text:p>
          </table:table-cell>
          <table:table-cell office:value-type="float" office:value="0.7094" calcext:value-type="float">
            <text:p>0,7094</text:p>
          </table:table-cell>
          <table:table-cell office:value-type="float" office:value="1.1866" calcext:value-type="float">
            <text:p>1,1866</text:p>
          </table:table-cell>
          <table:table-cell office:value-type="float" office:value="2.1193" calcext:value-type="float">
            <text:p>2,1193</text:p>
          </table:table-cell>
          <table:table-cell office:value-type="float" office:value="4.8047" calcext:value-type="float">
            <text:p>4,8047</text:p>
          </table:table-cell>
          <table:table-cell office:value-type="float" office:value="9.2852" calcext:value-type="float">
            <text:p>9,2852</text:p>
          </table:table-cell>
          <table:table-cell office:value-type="float" office:value="19.3844" calcext:value-type="float">
            <text:p>19,3844</text:p>
          </table:table-cell>
          <table:table-cell office:value-type="float" office:value="56.8623" calcext:value-type="float">
            <text:p>56,8623</text:p>
          </table:table-cell>
          <table:table-cell office:value-type="float" office:value="119.7593" calcext:value-type="float">
            <text:p>119,7593</text:p>
          </table:table-cell>
          <table:table-cell office:value-type="float" office:value="245.544" calcext:value-type="float">
            <text:p>245,54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822" calcext:value-type="float">
            <text:p>0,0822</text:p>
          </table:table-cell>
          <table:table-cell office:value-type="float" office:value="0.0918" calcext:value-type="float">
            <text:p>0,0918</text:p>
          </table:table-cell>
          <table:table-cell office:value-type="float" office:value="0.0936" calcext:value-type="float">
            <text:p>0,0936</text:p>
          </table:table-cell>
          <table:table-cell office:value-type="float" office:value="0.0988" calcext:value-type="float">
            <text:p>0,0988</text:p>
          </table:table-cell>
          <table:table-cell office:value-type="float" office:value="0.1173" calcext:value-type="float">
            <text:p>0,1173</text:p>
          </table:table-cell>
          <table:table-cell office:value-type="float" office:value="0.1307" calcext:value-type="float">
            <text:p>0,1307</text:p>
          </table:table-cell>
          <table:table-cell office:value-type="float" office:value="0.1777" calcext:value-type="float">
            <text:p>0,1777</text:p>
          </table:table-cell>
          <table:table-cell office:value-type="float" office:value="0.2932" calcext:value-type="float">
            <text:p>0,2932</text:p>
          </table:table-cell>
          <table:table-cell office:value-type="float" office:value="0.3551" calcext:value-type="float">
            <text:p>0,3551</text:p>
          </table:table-cell>
          <table:table-cell office:value-type="float" office:value="0.4138" calcext:value-type="float">
            <text:p>0,413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372" calcext:value-type="float">
            <text:p>0,0372</text:p>
          </table:table-cell>
          <table:table-cell office:value-type="float" office:value="0.0417" calcext:value-type="float">
            <text:p>0,0417</text:p>
          </table:table-cell>
          <table:table-cell office:value-type="float" office:value="0.0418" calcext:value-type="float">
            <text:p>0,0418</text:p>
          </table:table-cell>
          <table:table-cell office:value-type="float" office:value="0.0427" calcext:value-type="float">
            <text:p>0,0427</text:p>
          </table:table-cell>
          <table:table-cell office:value-type="float" office:value="0.0502" calcext:value-type="float">
            <text:p>0,0502</text:p>
          </table:table-cell>
          <table:table-cell office:value-type="float" office:value="0.0549" calcext:value-type="float">
            <text:p>0,0549</text:p>
          </table:table-cell>
          <table:table-cell office:value-type="float" office:value="0.0802" calcext:value-type="float">
            <text:p>0,0802</text:p>
          </table:table-cell>
          <table:table-cell office:value-type="float" office:value="0.1558" calcext:value-type="float">
            <text:p>0,1558</text:p>
          </table:table-cell>
          <table:table-cell office:value-type="float" office:value="0.2826" calcext:value-type="float">
            <text:p>0,2826</text:p>
          </table:table-cell>
          <table:table-cell office:value-type="float" office:value="0.3421" calcext:value-type="float">
            <text:p>0,342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th Node</text:p>
          </table:table-cell>
          <table:table-cell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492" calcext:value-type="float">
            <text:p>0,0492</text:p>
          </table:table-cell>
          <table:table-cell office:value-type="float" office:value="0.1598" calcext:value-type="float">
            <text:p>0,1598</text:p>
          </table:table-cell>
          <table:table-cell office:value-type="float" office:value="0.265" calcext:value-type="float">
            <text:p>0,265</text:p>
          </table:table-cell>
          <table:table-cell office:value-type="float" office:value="0.4507" calcext:value-type="float">
            <text:p>0,4507</text:p>
          </table:table-cell>
          <table:table-cell office:value-type="float" office:value="1.1307" calcext:value-type="float">
            <text:p>1,1307</text:p>
          </table:table-cell>
          <table:table-cell office:value-type="float" office:value="2.5042" calcext:value-type="float">
            <text:p>2,5042</text:p>
          </table:table-cell>
          <table:table-cell office:value-type="float" office:value="5.7457" calcext:value-type="float">
            <text:p>5,7457</text:p>
          </table:table-cell>
          <table:table-cell office:value-type="float" office:value="31.4286" calcext:value-type="float">
            <text:p>31,4286</text:p>
          </table:table-cell>
          <table:table-cell office:value-type="float" office:value="73.2311" calcext:value-type="float">
            <text:p>73,2311</text:p>
          </table:table-cell>
          <table:table-cell office:value-type="float" office:value="190.305" calcext:value-type="float">
            <text:p>190,30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492" calcext:value-type="float">
            <text:p>0,0492</text:p>
          </table:table-cell>
          <table:table-cell office:value-type="float" office:value="0.1597" calcext:value-type="float">
            <text:p>0,1597</text:p>
          </table:table-cell>
          <table:table-cell office:value-type="float" office:value="0.2665" calcext:value-type="float">
            <text:p>0,2665</text:p>
          </table:table-cell>
          <table:table-cell office:value-type="float" office:value="0.4575" calcext:value-type="float">
            <text:p>0,4575</text:p>
          </table:table-cell>
          <table:table-cell office:value-type="float" office:value="1.1645" calcext:value-type="float">
            <text:p>1,1645</text:p>
          </table:table-cell>
          <table:table-cell office:value-type="float" office:value="2.603" calcext:value-type="float">
            <text:p>2,603</text:p>
          </table:table-cell>
          <table:table-cell office:value-type="float" office:value="6.1199" calcext:value-type="float">
            <text:p>6,1199</text:p>
          </table:table-cell>
          <table:table-cell office:value-type="float" office:value="33.4397" calcext:value-type="float">
            <text:p>33,4397</text:p>
          </table:table-cell>
          <table:table-cell office:value-type="float" office:value="73.3143" calcext:value-type="float">
            <text:p>73,3143</text:p>
          </table:table-cell>
          <table:table-cell office:value-type="float" office:value="189.7103" calcext:value-type="float">
            <text:p>189,710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office:value-type="string" calcext:value-type="string">
            <text:p>Flat</text:p>
          </table:table-cell>
          <table:table-cell office:value-type="float" office:value="0.0924" calcext:value-type="float">
            <text:p>0,0924</text:p>
          </table:table-cell>
          <table:table-cell office:value-type="float" office:value="0.2046" calcext:value-type="float">
            <text:p>0,2046</text:p>
          </table:table-cell>
          <table:table-cell office:value-type="float" office:value="0.2761" calcext:value-type="float">
            <text:p>0,2761</text:p>
          </table:table-cell>
          <table:table-cell office:value-type="float" office:value="0.4483" calcext:value-type="float">
            <text:p>0,4483</text:p>
          </table:table-cell>
          <table:table-cell office:value-type="float" office:value="0.9847" calcext:value-type="float">
            <text:p>0,9847</text:p>
          </table:table-cell>
          <table:table-cell office:value-type="float" office:value="1.8495" calcext:value-type="float">
            <text:p>1,8495</text:p>
          </table:table-cell>
          <table:table-cell office:value-type="float" office:value="3.8086" calcext:value-type="float">
            <text:p>3,8086</text:p>
          </table:table-cell>
          <table:table-cell office:value-type="float" office:value="9.2444" calcext:value-type="float">
            <text:p>9,2444</text:p>
          </table:table-cell>
          <table:table-cell office:value-type="float" office:value="11.2947" calcext:value-type="float">
            <text:p>11,2947</text:p>
          </table:table-cell>
          <table:table-cell office:value-type="float" office:value="22.3568" calcext:value-type="float">
            <text:p>22,356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617" calcext:value-type="float">
            <text:p>0,0617</text:p>
          </table:table-cell>
          <table:table-cell office:value-type="float" office:value="0.0644" calcext:value-type="float">
            <text:p>0,0644</text:p>
          </table:table-cell>
          <table:table-cell office:value-type="float" office:value="0.0637" calcext:value-type="float">
            <text:p>0,0637</text:p>
          </table:table-cell>
          <table:table-cell office:value-type="float" office:value="0.0616" calcext:value-type="float">
            <text:p>0,0616</text:p>
          </table:table-cell>
          <table:table-cell office:value-type="float" office:value="0.0612" calcext:value-type="float">
            <text:p>0,0612</text:p>
          </table:table-cell>
          <table:table-cell office:value-type="float" office:value="0.0599" calcext:value-type="float">
            <text:p>0,0599</text:p>
          </table:table-cell>
          <table:table-cell office:value-type="float" office:value="0.0601" calcext:value-type="float">
            <text:p>0,0601</text:p>
          </table:table-cell>
          <table:table-cell office:value-type="float" office:value="0.0649" calcext:value-type="float">
            <text:p>0,0649</text:p>
          </table:table-cell>
          <table:table-cell office:value-type="float" office:value="0.0582" calcext:value-type="float">
            <text:p>0,0582</text:p>
          </table:table-cell>
          <table:table-cell office:value-type="float" office:value="0.0824" calcext:value-type="float">
            <text:p>0,082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669" calcext:value-type="float">
            <text:p>0,2669</text:p>
          </table:table-cell>
          <table:table-cell office:value-type="float" office:value="0.345" calcext:value-type="float">
            <text:p>0,345</text:p>
          </table:table-cell>
          <table:table-cell office:value-type="float" office:value="0.4298" calcext:value-type="float">
            <text:p>0,4298</text:p>
          </table:table-cell>
          <table:table-cell office:value-type="float" office:value="0.6051" calcext:value-type="float">
            <text:p>0,6051</text:p>
          </table:table-cell>
          <table:table-cell office:value-type="float" office:value="1.1573" calcext:value-type="float">
            <text:p>1,1573</text:p>
          </table:table-cell>
          <table:table-cell office:value-type="float" office:value="2.077" calcext:value-type="float">
            <text:p>2,077</text:p>
          </table:table-cell>
          <table:table-cell office:value-type="float" office:value="4.3475" calcext:value-type="float">
            <text:p>4,3475</text:p>
          </table:table-cell>
          <table:table-cell office:value-type="float" office:value="19.7217" calcext:value-type="float">
            <text:p>19,7217</text:p>
          </table:table-cell>
          <table:table-cell office:value-type="float" office:value="45.9088" calcext:value-type="float">
            <text:p>45,9088</text:p>
          </table:table-cell>
          <table:table-cell office:value-type="float" office:value="95.7418" calcext:value-type="float">
            <text:p>95,741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414" calcext:value-type="float">
            <text:p>0,0414</text:p>
          </table:table-cell>
          <table:table-cell office:value-type="float" office:value="0.0449" calcext:value-type="float">
            <text:p>0,0449</text:p>
          </table:table-cell>
          <table:table-cell office:value-type="float" office:value="0.046" calcext:value-type="float">
            <text:p>0,046</text:p>
          </table:table-cell>
          <table:table-cell office:value-type="float" office:value="0.0456" calcext:value-type="float">
            <text:p>0,0456</text:p>
          </table:table-cell>
          <table:table-cell office:value-type="float" office:value="0.048" calcext:value-type="float">
            <text:p>0,04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509" calcext:value-type="float">
            <text:p>0,0509</text:p>
          </table:table-cell>
          <table:table-cell office:value-type="float" office:value="0.0564" calcext:value-type="float">
            <text:p>0,0564</text:p>
          </table:table-cell>
          <table:table-cell office:value-type="float" office:value="0.0505" calcext:value-type="float">
            <text:p>0,0505</text:p>
          </table:table-cell>
          <table:table-cell office:value-type="float" office:value="0.075" calcext:value-type="float">
            <text:p>0,0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402" calcext:value-type="float">
            <text:p>0,0402</text:p>
          </table:table-cell>
          <table:table-cell office:value-type="float" office:value="0.0453" calcext:value-type="float">
            <text:p>0,0453</text:p>
          </table:table-cell>
          <table:table-cell office:value-type="float" office:value="0.0486" calcext:value-type="float">
            <text:p>0,0486</text:p>
          </table:table-cell>
          <table:table-cell office:value-type="float" office:value="0.0471" calcext:value-type="float">
            <text:p>0,0471</text:p>
          </table:table-cell>
          <table:table-cell office:value-type="float" office:value="0.0493" calcext:value-type="float">
            <text:p>0,0493</text:p>
          </table:table-cell>
          <table:table-cell office:value-type="float" office:value="0.0497" calcext:value-type="float">
            <text:p>0,0497</text:p>
          </table:table-cell>
          <table:table-cell office:value-type="float" office:value="0.0519" calcext:value-type="float">
            <text:p>0,0519</text:p>
          </table:table-cell>
          <table:table-cell office:value-type="float" office:value="0.0582" calcext:value-type="float">
            <text:p>0,0582</text:p>
          </table:table-cell>
          <table:table-cell office:value-type="float" office:value="0.0525" calcext:value-type="float">
            <text:p>0,0525</text:p>
          </table:table-cell>
          <table:table-cell office:value-type="float" office:value="0.0754" calcext:value-type="float">
            <text:p>0,075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office:value-type="string" calcext:value-type="string">
            <text:p>Flat</text:p>
          </table:table-cell>
          <table:table-cell office:value-type="float" office:value="0.0121" calcext:value-type="float">
            <text:p>0,0121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197" calcext:value-type="float">
            <text:p>0,0197</text:p>
          </table:table-cell>
          <table:table-cell office:value-type="float" office:value="0.0313" calcext:value-type="float">
            <text:p>0,0313</text:p>
          </table:table-cell>
          <table:table-cell office:value-type="float" office:value="0.057" calcext:value-type="float">
            <text:p>0,057</text:p>
          </table:table-cell>
          <table:table-cell office:value-type="float" office:value="0.1244" calcext:value-type="float">
            <text:p>0,1244</text:p>
          </table:table-cell>
          <table:table-cell office:value-type="float" office:value="0.2137" calcext:value-type="float">
            <text:p>0,2137</text:p>
          </table:table-cell>
          <table:table-cell office:value-type="float" office:value="0.788" calcext:value-type="float">
            <text:p>0,78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122" calcext:value-type="float">
            <text:p>0,0122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148" calcext:value-type="float">
            <text:p>0,0148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211" calcext:value-type="float">
            <text:p>0,0211</text:p>
          </table:table-cell>
          <table:table-cell office:value-type="float" office:value="0.0328" calcext:value-type="float">
            <text:p>0,0328</text:p>
          </table:table-cell>
          <table:table-cell office:value-type="float" office:value="0.0583" calcext:value-type="float">
            <text:p>0,0583</text:p>
          </table:table-cell>
          <table:table-cell office:value-type="float" office:value="0.1262" calcext:value-type="float">
            <text:p>0,1262</text:p>
          </table:table-cell>
          <table:table-cell office:value-type="float" office:value="0.2148" calcext:value-type="float">
            <text:p>0,2148</text:p>
          </table:table-cell>
          <table:table-cell office:value-type="float" office:value="0.7781" calcext:value-type="float">
            <text:p>0,778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84" calcext:value-type="float">
            <text:p>0,0184</text:p>
          </table:table-cell>
          <table:table-cell office:value-type="float" office:value="0.0391" calcext:value-type="float">
            <text:p>0,0391</text:p>
          </table:table-cell>
          <table:table-cell office:value-type="float" office:value="0.0611" calcext:value-type="float">
            <text:p>0,0611</text:p>
          </table:table-cell>
          <table:table-cell office:value-type="float" office:value="0.1223" calcext:value-type="float">
            <text:p>0,1223</text:p>
          </table:table-cell>
          <table:table-cell office:value-type="float" office:value="0.2116" calcext:value-type="float">
            <text:p>0,2116</text:p>
          </table:table-cell>
          <table:table-cell office:value-type="float" office:value="0.7572" calcext:value-type="float">
            <text:p>0,757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936" calcext:value-type="float">
            <text:p>0,0936</text:p>
          </table:table-cell>
          <table:table-cell office:value-type="float" office:value="0.2839" calcext:value-type="float">
            <text:p>0,2839</text:p>
          </table:table-cell>
          <table:table-cell office:value-type="float" office:value="0.4468" calcext:value-type="float">
            <text:p>0,4468</text:p>
          </table:table-cell>
          <table:table-cell office:value-type="float" office:value="0.7918" calcext:value-type="float">
            <text:p>0,7918</text:p>
          </table:table-cell>
          <table:table-cell office:value-type="float" office:value="2.4717" calcext:value-type="float">
            <text:p>2,4717</text:p>
          </table:table-cell>
          <table:table-cell office:value-type="float" office:value="6.0071" calcext:value-type="float">
            <text:p>6,0071</text:p>
          </table:table-cell>
          <table:table-cell office:value-type="float" office:value="16.012" calcext:value-type="float">
            <text:p>16,012</text:p>
          </table:table-cell>
          <table:table-cell office:value-type="float" office:value="91.7409" calcext:value-type="float">
            <text:p>91,7409</text:p>
          </table:table-cell>
          <table:table-cell office:value-type="float" office:value="216.7081" calcext:value-type="float">
            <text:p>216,7081</text:p>
          </table:table-cell>
          <table:table-cell office:value-type="float" office:value="482.4045" calcext:value-type="float">
            <text:p>482,404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929" calcext:value-type="float">
            <text:p>0,0929</text:p>
          </table:table-cell>
          <table:table-cell office:value-type="float" office:value="0.2805" calcext:value-type="float">
            <text:p>0,2805</text:p>
          </table:table-cell>
          <table:table-cell office:value-type="float" office:value="0.4509" calcext:value-type="float">
            <text:p>0,4509</text:p>
          </table:table-cell>
          <table:table-cell office:value-type="float" office:value="0.8072" calcext:value-type="float">
            <text:p>0,8072</text:p>
          </table:table-cell>
          <table:table-cell office:value-type="float" office:value="2.5919" calcext:value-type="float">
            <text:p>2,5919</text:p>
          </table:table-cell>
          <table:table-cell office:value-type="float" office:value="6.2286" calcext:value-type="float">
            <text:p>6,2286</text:p>
          </table:table-cell>
          <table:table-cell office:value-type="float" office:value="17.2853" calcext:value-type="float">
            <text:p>17,2853</text:p>
          </table:table-cell>
          <table:table-cell office:value-type="float" office:value="95.9551" calcext:value-type="float">
            <text:p>95,9551</text:p>
          </table:table-cell>
          <table:table-cell office:value-type="float" office:value="215.1095" calcext:value-type="float">
            <text:p>215,1095</text:p>
          </table:table-cell>
          <table:table-cell office:value-type="float" office:value="479.9264" calcext:value-type="float">
            <text:p>479,926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count</text:p>
          </table:table-cell>
          <table:table-cell office:value-type="string" calcext:value-type="string">
            <text:p>Flat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117" calcext:value-type="float">
            <text:p>0,0117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48" calcext:value-type="float">
            <text:p>0,0148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0178" calcext:value-type="float">
            <text:p>0,017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109" calcext:value-type="float">
            <text:p>0,0109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19" calcext:value-type="float">
            <text:p>0,01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122" calcext:value-type="float">
            <text:p>0,0122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0129" calcext:value-type="float">
            <text:p>0,0129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223" calcext:value-type="float">
            <text:p>0,022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908" calcext:value-type="float">
            <text:p>0,0908</text:p>
          </table:table-cell>
          <table:table-cell office:value-type="float" office:value="0.2456" calcext:value-type="float">
            <text:p>0,2456</text:p>
          </table:table-cell>
          <table:table-cell office:value-type="float" office:value="0.4162" calcext:value-type="float">
            <text:p>0,4162</text:p>
          </table:table-cell>
          <table:table-cell office:value-type="float" office:value="0.7537" calcext:value-type="float">
            <text:p>0,7537</text:p>
          </table:table-cell>
          <table:table-cell office:value-type="float" office:value="2.4548" calcext:value-type="float">
            <text:p>2,4548</text:p>
          </table:table-cell>
          <table:table-cell office:value-type="float" office:value="7.4391" calcext:value-type="float">
            <text:p>7,4391</text:p>
          </table:table-cell>
          <table:table-cell office:value-type="float" office:value="23.6828" calcext:value-type="float">
            <text:p>23,6828</text:p>
          </table:table-cell>
          <table:table-cell office:value-type="float" office:value="99.3293" calcext:value-type="float">
            <text:p>99,3293</text:p>
          </table:table-cell>
          <table:table-cell office:value-type="float" office:value="216.1121" calcext:value-type="float">
            <text:p>216,1121</text:p>
          </table:table-cell>
          <table:table-cell office:value-type="float" office:value="465.3608" calcext:value-type="float">
            <text:p>465,360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904" calcext:value-type="float">
            <text:p>0,0904</text:p>
          </table:table-cell>
          <table:table-cell office:value-type="float" office:value="0.2458" calcext:value-type="float">
            <text:p>0,2458</text:p>
          </table:table-cell>
          <table:table-cell office:value-type="float" office:value="0.4203" calcext:value-type="float">
            <text:p>0,4203</text:p>
          </table:table-cell>
          <table:table-cell office:value-type="float" office:value="0.7684" calcext:value-type="float">
            <text:p>0,7684</text:p>
          </table:table-cell>
          <table:table-cell office:value-type="float" office:value="2.5683" calcext:value-type="float">
            <text:p>2,5683</text:p>
          </table:table-cell>
          <table:table-cell office:value-type="float" office:value="7.6407" calcext:value-type="float">
            <text:p>7,6407</text:p>
          </table:table-cell>
          <table:table-cell office:value-type="float" office:value="25.1497" calcext:value-type="float">
            <text:p>25,1497</text:p>
          </table:table-cell>
          <table:table-cell office:value-type="float" office:value="103.4704" calcext:value-type="float">
            <text:p>103,4704</text:p>
          </table:table-cell>
          <table:table-cell office:value-type="float" office:value="216.9442" calcext:value-type="float">
            <text:p>216,9442</text:p>
          </table:table-cell>
          <table:table-cell office:value-type="float" office:value="463.8757" calcext:value-type="float">
            <text:p>463,875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aveled depth average</text:p>
          </table:table-cell>
          <table:table-cell office:value-type="string" calcext:value-type="string">
            <text:p>Flat</text:p>
          </table:table-cell>
          <table:table-cell office:value-type="float" office:value="2.7511" calcext:value-type="float">
            <text:p>2,7511</text:p>
          </table:table-cell>
          <table:table-cell office:value-type="float" office:value="2.9677" calcext:value-type="float">
            <text:p>2,9677</text:p>
          </table:table-cell>
          <table:table-cell office:value-type="float" office:value="3.1001" calcext:value-type="float">
            <text:p>3,1001</text:p>
          </table:table-cell>
          <table:table-cell office:value-type="float" office:value="3.1728" calcext:value-type="float">
            <text:p>3,1728</text:p>
          </table:table-cell>
          <table:table-cell office:value-type="float" office:value="3.4172" calcext:value-type="float">
            <text:p>3,4172</text:p>
          </table:table-cell>
          <table:table-cell office:value-type="float" office:value="3.4883" calcext:value-type="float">
            <text:p>3,4883</text:p>
          </table:table-cell>
          <table:table-cell office:value-type="float" office:value="3.686" calcext:value-type="float">
            <text:p>3,686</text:p>
          </table:table-cell>
          <table:table-cell office:value-type="float" office:value="3.9908" calcext:value-type="float">
            <text:p>3,9908</text:p>
          </table:table-cell>
          <table:table-cell office:value-type="float" office:value="2.9731" calcext:value-type="float">
            <text:p>2,9731</text:p>
          </table:table-cell>
          <table:table-cell office:value-type="float" office:value="4.0269" calcext:value-type="float">
            <text:p>4,026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2.7511" calcext:value-type="float">
            <text:p>2,7511</text:p>
          </table:table-cell>
          <table:table-cell office:value-type="float" office:value="2.9677" calcext:value-type="float">
            <text:p>2,9677</text:p>
          </table:table-cell>
          <table:table-cell office:value-type="float" office:value="3.1001" calcext:value-type="float">
            <text:p>3,1001</text:p>
          </table:table-cell>
          <table:table-cell office:value-type="float" office:value="3.1728" calcext:value-type="float">
            <text:p>3,1728</text:p>
          </table:table-cell>
          <table:table-cell office:value-type="float" office:value="3.4172" calcext:value-type="float">
            <text:p>3,4172</text:p>
          </table:table-cell>
          <table:table-cell office:value-type="float" office:value="3.4883" calcext:value-type="float">
            <text:p>3,4883</text:p>
          </table:table-cell>
          <table:table-cell office:value-type="float" office:value="3.686" calcext:value-type="float">
            <text:p>3,686</text:p>
          </table:table-cell>
          <table:table-cell office:value-type="float" office:value="3.9908" calcext:value-type="float">
            <text:p>3,9908</text:p>
          </table:table-cell>
          <table:table-cell office:value-type="float" office:value="2.9731" calcext:value-type="float">
            <text:p>2,9731</text:p>
          </table:table-cell>
          <table:table-cell office:value-type="float" office:value="4.0269" calcext:value-type="float">
            <text:p>4,026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2.7511" calcext:value-type="float">
            <text:p>2,7511</text:p>
          </table:table-cell>
          <table:table-cell office:value-type="float" office:value="2.9677" calcext:value-type="float">
            <text:p>2,9677</text:p>
          </table:table-cell>
          <table:table-cell office:value-type="float" office:value="3.1001" calcext:value-type="float">
            <text:p>3,1001</text:p>
          </table:table-cell>
          <table:table-cell office:value-type="float" office:value="3.1728" calcext:value-type="float">
            <text:p>3,1728</text:p>
          </table:table-cell>
          <table:table-cell office:value-type="float" office:value="3.4172" calcext:value-type="float">
            <text:p>3,4172</text:p>
          </table:table-cell>
          <table:table-cell office:value-type="float" office:value="3.4883" calcext:value-type="float">
            <text:p>3,4883</text:p>
          </table:table-cell>
          <table:table-cell office:value-type="float" office:value="3.686" calcext:value-type="float">
            <text:p>3,686</text:p>
          </table:table-cell>
          <table:table-cell office:value-type="float" office:value="3.9908" calcext:value-type="float">
            <text:p>3,9908</text:p>
          </table:table-cell>
          <table:table-cell office:value-type="float" office:value="2.9731" calcext:value-type="float">
            <text:p>2,9731</text:p>
          </table:table-cell>
          <table:table-cell office:value-type="float" office:value="4.0269" calcext:value-type="float">
            <text:p>4,026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2.7511" calcext:value-type="float">
            <text:p>2,7511</text:p>
          </table:table-cell>
          <table:table-cell office:value-type="float" office:value="2.9677" calcext:value-type="float">
            <text:p>2,9677</text:p>
          </table:table-cell>
          <table:table-cell office:value-type="float" office:value="3.1001" calcext:value-type="float">
            <text:p>3,1001</text:p>
          </table:table-cell>
          <table:table-cell office:value-type="float" office:value="3.1728" calcext:value-type="float">
            <text:p>3,1728</text:p>
          </table:table-cell>
          <table:table-cell office:value-type="float" office:value="3.4172" calcext:value-type="float">
            <text:p>3,4172</text:p>
          </table:table-cell>
          <table:table-cell office:value-type="float" office:value="3.4883" calcext:value-type="float">
            <text:p>3,4883</text:p>
          </table:table-cell>
          <table:table-cell office:value-type="float" office:value="3.686" calcext:value-type="float">
            <text:p>3,686</text:p>
          </table:table-cell>
          <table:table-cell office:value-type="float" office:value="3.9908" calcext:value-type="float">
            <text:p>3,9908</text:p>
          </table:table-cell>
          <table:table-cell office:value-type="float" office:value="2.9731" calcext:value-type="float">
            <text:p>2,9731</text:p>
          </table:table-cell>
          <table:table-cell office:value-type="float" office:value="4.0269" calcext:value-type="float">
            <text:p>4,026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2.7511" calcext:value-type="float">
            <text:p>2,7511</text:p>
          </table:table-cell>
          <table:table-cell office:value-type="float" office:value="2.9677" calcext:value-type="float">
            <text:p>2,9677</text:p>
          </table:table-cell>
          <table:table-cell office:value-type="float" office:value="3.1001" calcext:value-type="float">
            <text:p>3,1001</text:p>
          </table:table-cell>
          <table:table-cell office:value-type="float" office:value="3.1728" calcext:value-type="float">
            <text:p>3,1728</text:p>
          </table:table-cell>
          <table:table-cell office:value-type="float" office:value="3.4172" calcext:value-type="float">
            <text:p>3,4172</text:p>
          </table:table-cell>
          <table:table-cell office:value-type="float" office:value="3.4883" calcext:value-type="float">
            <text:p>3,4883</text:p>
          </table:table-cell>
          <table:table-cell office:value-type="float" office:value="3.686" calcext:value-type="float">
            <text:p>3,686</text:p>
          </table:table-cell>
          <table:table-cell office:value-type="float" office:value="3.9908" calcext:value-type="float">
            <text:p>3,9908</text:p>
          </table:table-cell>
          <table:table-cell office:value-type="float" office:value="2.9731" calcext:value-type="float">
            <text:p>2,9731</text:p>
          </table:table-cell>
          <table:table-cell office:value-type="float" office:value="4.0269" calcext:value-type="float">
            <text:p>4,02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avel depth max</text:p>
          </table:table-cell>
          <table:table-cell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ransform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st iteration</text:p>
          </table:table-cell>
          <table:table-cell office:value-type="string" calcext:value-type="string">
            <text:p>Flat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485" calcext:value-type="float">
            <text:p>0,0485</text:p>
          </table:table-cell>
          <table:table-cell office:value-type="float" office:value="0.0553" calcext:value-type="float">
            <text:p>0,0553</text:p>
          </table:table-cell>
          <table:table-cell office:value-type="float" office:value="0.0608" calcext:value-type="float">
            <text:p>0,0608</text:p>
          </table:table-cell>
          <table:table-cell office:value-type="float" office:value="0.0755" calcext:value-type="float">
            <text:p>0,0755</text:p>
          </table:table-cell>
          <table:table-cell office:value-type="float" office:value="0.0918" calcext:value-type="float">
            <text:p>0,0918</text:p>
          </table:table-cell>
          <table:table-cell office:value-type="float" office:value="0.1573" calcext:value-type="float">
            <text:p>0,1573</text:p>
          </table:table-cell>
          <table:table-cell office:value-type="float" office:value="0.2948" calcext:value-type="float">
            <text:p>0,2948</text:p>
          </table:table-cell>
          <table:table-cell office:value-type="float" office:value="0.6895" calcext:value-type="float">
            <text:p>0,6895</text:p>
          </table:table-cell>
          <table:table-cell office:value-type="float" office:value="1.5216" calcext:value-type="float">
            <text:p>1,5216</text:p>
          </table:table-cell>
          <table:table-cell office:value-type="float" office:value="0.1552" calcext:value-type="float">
            <text:p>0,1552</text:p>
          </table:table-cell>
          <table:table-cell office:value-type="float" office:value="0.054" calcext:value-type="float">
            <text:p>0,05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329" calcext:value-type="float">
            <text:p>0,0329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0463" calcext:value-type="float">
            <text:p>0,0463</text:p>
          </table:table-cell>
          <table:table-cell office:value-type="float" office:value="0.0501" calcext:value-type="float">
            <text:p>0,0501</text:p>
          </table:table-cell>
          <table:table-cell office:value-type="float" office:value="0.0627" calcext:value-type="float">
            <text:p>0,0627</text:p>
          </table:table-cell>
          <table:table-cell office:value-type="float" office:value="0.0808" calcext:value-type="float">
            <text:p>0,0808</text:p>
          </table:table-cell>
          <table:table-cell office:value-type="float" office:value="0.1332" calcext:value-type="float">
            <text:p>0,1332</text:p>
          </table:table-cell>
          <table:table-cell office:value-type="float" office:value="0.3769" calcext:value-type="float">
            <text:p>0,3769</text:p>
          </table:table-cell>
          <table:table-cell office:value-type="float" office:value="0.7323" calcext:value-type="float">
            <text:p>0,7323</text:p>
          </table:table-cell>
          <table:table-cell office:value-type="float" office:value="1.5129" calcext:value-type="float">
            <text:p>1,5129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,02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1974" calcext:value-type="float">
            <text:p>0,1974</text:p>
          </table:table-cell>
          <table:table-cell office:value-type="float" office:value="0.585" calcext:value-type="float">
            <text:p>0,585</text:p>
          </table:table-cell>
          <table:table-cell office:value-type="float" office:value="1.013" calcext:value-type="float">
            <text:p>1,013</text:p>
          </table:table-cell>
          <table:table-cell office:value-type="float" office:value="1.8345" calcext:value-type="float">
            <text:p>1,8345</text:p>
          </table:table-cell>
          <table:table-cell office:value-type="float" office:value="4.2554" calcext:value-type="float">
            <text:p>4,2554</text:p>
          </table:table-cell>
          <table:table-cell office:value-type="float" office:value="8.323" calcext:value-type="float">
            <text:p>8,323</text:p>
          </table:table-cell>
          <table:table-cell office:value-type="float" office:value="17.4633" calcext:value-type="float">
            <text:p>17,4633</text:p>
          </table:table-cell>
          <table:table-cell office:value-type="float" office:value="52.1531" calcext:value-type="float">
            <text:p>52,1531</text:p>
          </table:table-cell>
          <table:table-cell office:value-type="float" office:value="108.4833" calcext:value-type="float">
            <text:p>108,4833</text:p>
          </table:table-cell>
          <table:table-cell office:value-type="float" office:value="218.3075" calcext:value-type="float">
            <text:p>218,3075</text:p>
          </table:table-cell>
          <table:table-cell office:value-type="float" office:value="0.3103" calcext:value-type="float">
            <text:p>0,3103</text:p>
          </table:table-cell>
          <table:table-cell office:value-type="float" office:value="0.3238" calcext:value-type="float">
            <text:p>0,323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0th iteration</text:p>
          </table:table-cell>
          <table:table-cell office:value-type="string" calcext:value-type="string">
            <text:p>Flat</text:p>
          </table:table-cell>
          <table:table-cell office:value-type="float" office:value="0.0671" calcext:value-type="float">
            <text:p>0,067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992" calcext:value-type="float">
            <text:p>0,0992</text:p>
          </table:table-cell>
          <table:table-cell office:value-type="float" office:value="0.109" calcext:value-type="float">
            <text:p>0,109</text:p>
          </table:table-cell>
          <table:table-cell office:value-type="float" office:value="0.1273" calcext:value-type="float">
            <text:p>0,1273</text:p>
          </table:table-cell>
          <table:table-cell office:value-type="float" office:value="0.1516" calcext:value-type="float">
            <text:p>0,1516</text:p>
          </table:table-cell>
          <table:table-cell office:value-type="float" office:value="0.1898" calcext:value-type="float">
            <text:p>0,1898</text:p>
          </table:table-cell>
          <table:table-cell office:value-type="float" office:value="0.2829" calcext:value-type="float">
            <text:p>0,2829</text:p>
          </table:table-cell>
          <table:table-cell office:value-type="float" office:value="0.5218" calcext:value-type="float">
            <text:p>0,5218</text:p>
          </table:table-cell>
          <table:table-cell office:value-type="float" office:value="1.0032" calcext:value-type="float">
            <text:p>1,0032</text:p>
          </table:table-cell>
          <table:table-cell office:value-type="float" office:value="0.3103" calcext:value-type="float">
            <text:p>0,3103</text:p>
          </table:table-cell>
          <table:table-cell office:value-type="float" office:value="0.1396" calcext:value-type="float">
            <text:p>0,139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578" calcext:value-type="float">
            <text:p>0,0578</text:p>
          </table:table-cell>
          <table:table-cell office:value-type="float" office:value="0.0858" calcext:value-type="float">
            <text:p>0,0858</text:p>
          </table:table-cell>
          <table:table-cell office:value-type="float" office:value="0.0939" calcext:value-type="float">
            <text:p>0,0939</text:p>
          </table:table-cell>
          <table:table-cell office:value-type="float" office:value="0.1031" calcext:value-type="float">
            <text:p>0,1031</text:p>
          </table:table-cell>
          <table:table-cell office:value-type="float" office:value="0.1225" calcext:value-type="float">
            <text:p>0,1225</text:p>
          </table:table-cell>
          <table:table-cell office:value-type="float" office:value="0.1439" calcext:value-type="float">
            <text:p>0,1439</text:p>
          </table:table-cell>
          <table:table-cell office:value-type="float" office:value="0.1939" calcext:value-type="float">
            <text:p>0,1939</text:p>
          </table:table-cell>
          <table:table-cell office:value-type="float" office:value="0.3642" calcext:value-type="float">
            <text:p>0,3642</text:p>
          </table:table-cell>
          <table:table-cell office:value-type="float" office:value="0.5995" calcext:value-type="float">
            <text:p>0,5995</text:p>
          </table:table-cell>
          <table:table-cell office:value-type="float" office:value="1.0789" calcext:value-type="float">
            <text:p>1,0789</text:p>
          </table:table-cell>
          <table:table-cell office:value-type="float" office:value="0.1552" calcext:value-type="float">
            <text:p>0,1552</text:p>
          </table:table-cell>
          <table:table-cell office:value-type="float" office:value="0.0776" calcext:value-type="float">
            <text:p>0,077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2643" calcext:value-type="float">
            <text:p>0,2643</text:p>
          </table:table-cell>
          <table:table-cell office:value-type="float" office:value="0.7094" calcext:value-type="float">
            <text:p>0,7094</text:p>
          </table:table-cell>
          <table:table-cell office:value-type="float" office:value="1.1866" calcext:value-type="float">
            <text:p>1,1866</text:p>
          </table:table-cell>
          <table:table-cell office:value-type="float" office:value="2.1193" calcext:value-type="float">
            <text:p>2,1193</text:p>
          </table:table-cell>
          <table:table-cell office:value-type="float" office:value="4.8047" calcext:value-type="float">
            <text:p>4,8047</text:p>
          </table:table-cell>
          <table:table-cell office:value-type="float" office:value="9.2852" calcext:value-type="float">
            <text:p>9,2852</text:p>
          </table:table-cell>
          <table:table-cell office:value-type="float" office:value="19.3844" calcext:value-type="float">
            <text:p>19,3844</text:p>
          </table:table-cell>
          <table:table-cell office:value-type="float" office:value="56.8623" calcext:value-type="float">
            <text:p>56,8623</text:p>
          </table:table-cell>
          <table:table-cell office:value-type="float" office:value="119.7593" calcext:value-type="float">
            <text:p>119,7593</text:p>
          </table:table-cell>
          <table:table-cell office:value-type="float" office:value="245.544" calcext:value-type="float">
            <text:p>245,544</text:p>
          </table:table-cell>
          <table:table-cell office:value-type="float" office:value="0.6206" calcext:value-type="float">
            <text:p>0,6206</text:p>
          </table:table-cell>
          <table:table-cell office:value-type="float" office:value="0.5275" calcext:value-type="float">
            <text:p>0,5275</text:p>
          </table:table-cell>
          <table:table-cell table:number-columns-repeated="100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fin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lat</text:p>
          </table:table-cell>
          <table:table-cell table:formula="of:=[.D70]/[.D$69]" office:value-type="float" office:value="0.00378" calcext:value-type="float">
            <text:p>0,00378</text:p>
          </table:table-cell>
          <table:table-cell table:formula="of:=[.E70]/[.E$69]" office:value-type="float" office:value="0.002425" calcext:value-type="float">
            <text:p>0,002425</text:p>
          </table:table-cell>
          <table:table-cell table:formula="of:=[.F70]/[.F$69]" office:value-type="float" office:value="0.001106" calcext:value-type="float">
            <text:p>0,001106</text:p>
          </table:table-cell>
          <table:table-cell table:formula="of:=[.G70]/[.G$69]" office:value-type="float" office:value="0.000608" calcext:value-type="float">
            <text:p>0,000608</text:p>
          </table:table-cell>
          <table:table-cell table:formula="of:=[.H70]/[.H$69]" office:value-type="float" office:value="0.0003775" calcext:value-type="float">
            <text:p>0,0003775</text:p>
          </table:table-cell>
          <table:table-cell table:formula="of:=[.I70]/[.I$69]" office:value-type="float" office:value="0.0001836" calcext:value-type="float">
            <text:p>0,0001836</text:p>
          </table:table-cell>
          <table:table-cell table:formula="of:=[.J70]/[.J$69]" office:value-type="float" office:value="0.0001573" calcext:value-type="float">
            <text:p>0,0001573</text:p>
          </table:table-cell>
          <table:table-cell table:formula="of:=[.K70]/[.K$69]" office:value-type="float" office:value="0.000196533333333333" calcext:value-type="float">
            <text:p>0,0001965333</text:p>
          </table:table-cell>
          <table:table-cell table:formula="of:=[.L70]/[.L$69]" office:value-type="float" office:value="0.00034475" calcext:value-type="float">
            <text:p>0,00034475</text:p>
          </table:table-cell>
          <table:table-cell table:formula="of:=[.M70]/[.M$69]" office:value-type="float" office:value="0.00060864" calcext:value-type="float">
            <text:p>0,00060864</text:p>
          </table:table-cell>
          <table:table-cell table:formula="of:=[.N70]/[.N$69]" office:value-type="float" office:value="0.0000517333333333333" calcext:value-type="float">
            <text:p>5,17333333333333E-005</text:p>
          </table:table-cell>
          <table:table-cell table:formula="of:=[.O70]/[.O$69]" office:value-type="float" office:value="0.0000154285714285714" calcext:value-type="float">
            <text:p>1,54285714285714E-00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table:formula="of:=[.D71]/[.D$69]" office:value-type="float" office:value="0.00329" calcext:value-type="float">
            <text:p>0,00329</text:p>
          </table:table-cell>
          <table:table-cell table:formula="of:=[.E71]/[.E$69]" office:value-type="float" office:value="0.001985" calcext:value-type="float">
            <text:p>0,001985</text:p>
          </table:table-cell>
          <table:table-cell table:formula="of:=[.F71]/[.F$69]" office:value-type="float" office:value="0.000926" calcext:value-type="float">
            <text:p>0,000926</text:p>
          </table:table-cell>
          <table:table-cell table:formula="of:=[.G71]/[.G$69]" office:value-type="float" office:value="0.000501" calcext:value-type="float">
            <text:p>0,000501</text:p>
          </table:table-cell>
          <table:table-cell table:formula="of:=[.H71]/[.H$69]" office:value-type="float" office:value="0.0003135" calcext:value-type="float">
            <text:p>0,0003135</text:p>
          </table:table-cell>
          <table:table-cell table:formula="of:=[.I71]/[.I$69]" office:value-type="float" office:value="0.0001616" calcext:value-type="float">
            <text:p>0,0001616</text:p>
          </table:table-cell>
          <table:table-cell table:formula="of:=[.J71]/[.J$69]" office:value-type="float" office:value="0.0001332" calcext:value-type="float">
            <text:p>0,0001332</text:p>
          </table:table-cell>
          <table:table-cell table:formula="of:=[.K71]/[.K$69]" office:value-type="float" office:value="0.000251266666666667" calcext:value-type="float">
            <text:p>0,0002512667</text:p>
          </table:table-cell>
          <table:table-cell table:formula="of:=[.L71]/[.L$69]" office:value-type="float" office:value="0.00036615" calcext:value-type="float">
            <text:p>0,00036615</text:p>
          </table:table-cell>
          <table:table-cell table:formula="of:=[.M71]/[.M$69]" office:value-type="float" office:value="0.00060516" calcext:value-type="float">
            <text:p>0,00060516</text:p>
          </table:table-cell>
          <table:table-cell table:formula="of:=[.N71]/[.N$69]" office:value-type="float" office:value="0" calcext:value-type="float">
            <text:p>0</text:p>
          </table:table-cell>
          <table:table-cell table:formula="of:=[.O71]/[.O$69]" office:value-type="float" office:value="0.00000771428571428571" calcext:value-type="float">
            <text:p>7,71428571428571E-00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table:formula="of:=[.D72]/[.D$69]" office:value-type="float" office:value="0.01974" calcext:value-type="float">
            <text:p>0,01974</text:p>
          </table:table-cell>
          <table:table-cell table:formula="of:=[.E72]/[.E$69]" office:value-type="float" office:value="0.02925" calcext:value-type="float">
            <text:p>0,02925</text:p>
          </table:table-cell>
          <table:table-cell table:formula="of:=[.F72]/[.F$69]" office:value-type="float" office:value="0.02026" calcext:value-type="float">
            <text:p>0,02026</text:p>
          </table:table-cell>
          <table:table-cell table:formula="of:=[.G72]/[.G$69]" office:value-type="float" office:value="0.018345" calcext:value-type="float">
            <text:p>0,018345</text:p>
          </table:table-cell>
          <table:table-cell table:formula="of:=[.H72]/[.H$69]" office:value-type="float" office:value="0.021277" calcext:value-type="float">
            <text:p>0,021277</text:p>
          </table:table-cell>
          <table:table-cell table:formula="of:=[.I72]/[.I$69]" office:value-type="float" office:value="0.016646" calcext:value-type="float">
            <text:p>0,016646</text:p>
          </table:table-cell>
          <table:table-cell table:formula="of:=[.J72]/[.J$69]" office:value-type="float" office:value="0.0174633" calcext:value-type="float">
            <text:p>0,0174633</text:p>
          </table:table-cell>
          <table:table-cell table:formula="of:=[.K72]/[.K$69]" office:value-type="float" office:value="0.0347687333333333" calcext:value-type="float">
            <text:p>0,0347687333</text:p>
          </table:table-cell>
          <table:table-cell table:formula="of:=[.L72]/[.L$69]" office:value-type="float" office:value="0.05424165" calcext:value-type="float">
            <text:p>0,05424165</text:p>
          </table:table-cell>
          <table:table-cell table:formula="of:=[.M72]/[.M$69]" office:value-type="float" office:value="0.087323" calcext:value-type="float">
            <text:p>0,087323</text:p>
          </table:table-cell>
          <table:table-cell table:formula="of:=[.N72]/[.N$69]" office:value-type="float" office:value="0.000103433333333333" calcext:value-type="float">
            <text:p>0,0001034333</text:p>
          </table:table-cell>
          <table:table-cell table:formula="of:=[.O72]/[.O$69]" office:value-type="float" office:value="0.0000925142857142857" calcext:value-type="float">
            <text:p>9,25142857142857E-00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lat 10</text:p>
          </table:table-cell>
          <table:table-cell table:formula="of:=[.D73]/[.D$69]" office:value-type="float" office:value="0.00671" calcext:value-type="float">
            <text:p>0,00671</text:p>
          </table:table-cell>
          <table:table-cell table:formula="of:=[.E73]/[.E$69]" office:value-type="float" office:value="0.00465" calcext:value-type="float">
            <text:p>0,00465</text:p>
          </table:table-cell>
          <table:table-cell table:formula="of:=[.F73]/[.F$69]" office:value-type="float" office:value="0.001984" calcext:value-type="float">
            <text:p>0,001984</text:p>
          </table:table-cell>
          <table:table-cell table:formula="of:=[.G73]/[.G$69]" office:value-type="float" office:value="0.00109" calcext:value-type="float">
            <text:p>0,00109</text:p>
          </table:table-cell>
          <table:table-cell table:formula="of:=[.H73]/[.H$69]" office:value-type="float" office:value="0.0006365" calcext:value-type="float">
            <text:p>0,0006365</text:p>
          </table:table-cell>
          <table:table-cell table:formula="of:=[.I73]/[.I$69]" office:value-type="float" office:value="0.0003032" calcext:value-type="float">
            <text:p>0,0003032</text:p>
          </table:table-cell>
          <table:table-cell table:formula="of:=[.J73]/[.J$69]" office:value-type="float" office:value="0.0001898" calcext:value-type="float">
            <text:p>0,0001898</text:p>
          </table:table-cell>
          <table:table-cell table:formula="of:=[.K73]/[.K$69]" office:value-type="float" office:value="0.0001886" calcext:value-type="float">
            <text:p>0,0001886</text:p>
          </table:table-cell>
          <table:table-cell table:formula="of:=[.L73]/[.L$69]" office:value-type="float" office:value="0.0002609" calcext:value-type="float">
            <text:p>0,0002609</text:p>
          </table:table-cell>
          <table:table-cell table:formula="of:=[.M73]/[.M$69]" office:value-type="float" office:value="0.00040128" calcext:value-type="float">
            <text:p>0,00040128</text:p>
          </table:table-cell>
          <table:table-cell table:formula="of:=[.N73]/[.N$69]" office:value-type="float" office:value="0.000103433333333333" calcext:value-type="float">
            <text:p>0,0001034333</text:p>
          </table:table-cell>
          <table:table-cell table:formula="of:=[.O73]/[.O$69]" office:value-type="float" office:value="0.0000398857142857143" calcext:value-type="float">
            <text:p>3,98857142857143E-00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 10</text:p>
          </table:table-cell>
          <table:table-cell table:formula="of:=[.D74]/[.D$69]" office:value-type="float" office:value="0.00578" calcext:value-type="float">
            <text:p>0,00578</text:p>
          </table:table-cell>
          <table:table-cell table:formula="of:=[.E74]/[.E$69]" office:value-type="float" office:value="0.00429" calcext:value-type="float">
            <text:p>0,00429</text:p>
          </table:table-cell>
          <table:table-cell table:formula="of:=[.F74]/[.F$69]" office:value-type="float" office:value="0.001878" calcext:value-type="float">
            <text:p>0,001878</text:p>
          </table:table-cell>
          <table:table-cell table:formula="of:=[.G74]/[.G$69]" office:value-type="float" office:value="0.001031" calcext:value-type="float">
            <text:p>0,001031</text:p>
          </table:table-cell>
          <table:table-cell table:formula="of:=[.H74]/[.H$69]" office:value-type="float" office:value="0.0006125" calcext:value-type="float">
            <text:p>0,0006125</text:p>
          </table:table-cell>
          <table:table-cell table:formula="of:=[.I74]/[.I$69]" office:value-type="float" office:value="0.0002878" calcext:value-type="float">
            <text:p>0,0002878</text:p>
          </table:table-cell>
          <table:table-cell table:formula="of:=[.J74]/[.J$69]" office:value-type="float" office:value="0.0001939" calcext:value-type="float">
            <text:p>0,0001939</text:p>
          </table:table-cell>
          <table:table-cell table:formula="of:=[.K74]/[.K$69]" office:value-type="float" office:value="0.0002428" calcext:value-type="float">
            <text:p>0,0002428</text:p>
          </table:table-cell>
          <table:table-cell table:formula="of:=[.L74]/[.L$69]" office:value-type="float" office:value="0.00029975" calcext:value-type="float">
            <text:p>0,00029975</text:p>
          </table:table-cell>
          <table:table-cell table:formula="of:=[.M74]/[.M$69]" office:value-type="float" office:value="0.00043156" calcext:value-type="float">
            <text:p>0,00043156</text:p>
          </table:table-cell>
          <table:table-cell table:formula="of:=[.N74]/[.N$69]" office:value-type="float" office:value="0.0000517333333333333" calcext:value-type="float">
            <text:p>5,17333333333333E-005</text:p>
          </table:table-cell>
          <table:table-cell table:formula="of:=[.O74]/[.O$69]" office:value-type="float" office:value="0.0000221714285714286" calcext:value-type="float">
            <text:p>2,21714285714286E-00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 10</text:p>
          </table:table-cell>
          <table:table-cell table:formula="of:=[.D75]/[.D$69]" office:value-type="float" office:value="0.02643" calcext:value-type="float">
            <text:p>0,02643</text:p>
          </table:table-cell>
          <table:table-cell table:formula="of:=[.E75]/[.E$69]" office:value-type="float" office:value="0.03547" calcext:value-type="float">
            <text:p>0,03547</text:p>
          </table:table-cell>
          <table:table-cell table:formula="of:=[.F75]/[.F$69]" office:value-type="float" office:value="0.023732" calcext:value-type="float">
            <text:p>0,023732</text:p>
          </table:table-cell>
          <table:table-cell table:formula="of:=[.G75]/[.G$69]" office:value-type="float" office:value="0.021193" calcext:value-type="float">
            <text:p>0,021193</text:p>
          </table:table-cell>
          <table:table-cell table:formula="of:=[.H75]/[.H$69]" office:value-type="float" office:value="0.0240235" calcext:value-type="float">
            <text:p>0,0240235</text:p>
          </table:table-cell>
          <table:table-cell table:formula="of:=[.I75]/[.I$69]" office:value-type="float" office:value="0.0185704" calcext:value-type="float">
            <text:p>0,0185704</text:p>
          </table:table-cell>
          <table:table-cell table:formula="of:=[.J75]/[.J$69]" office:value-type="float" office:value="0.0193844" calcext:value-type="float">
            <text:p>0,0193844</text:p>
          </table:table-cell>
          <table:table-cell table:formula="of:=[.K75]/[.K$69]" office:value-type="float" office:value="0.0379082" calcext:value-type="float">
            <text:p>0,0379082</text:p>
          </table:table-cell>
          <table:table-cell table:formula="of:=[.L75]/[.L$69]" office:value-type="float" office:value="0.05987965" calcext:value-type="float">
            <text:p>0,05987965</text:p>
          </table:table-cell>
          <table:table-cell table:formula="of:=[.M75]/[.M$69]" office:value-type="float" office:value="0.0982176" calcext:value-type="float">
            <text:p>0,0982176</text:p>
          </table:table-cell>
          <table:table-cell table:formula="of:=[.N75]/[.N$69]" office:value-type="float" office:value="0.000206866666666667" calcext:value-type="float">
            <text:p>0,0002068667</text:p>
          </table:table-cell>
          <table:table-cell table:formula="of:=[.O75]/[.O$69]" office:value-type="float" office:value="0.000150714285714286" calcext:value-type="float">
            <text:p>0,0001507143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formula="of:=[.C6]" office:value-type="string" office:string-value="Flat" calcext:value-type="string">
            <text:p>Flat</text:p>
          </table:table-cell>
          <table:table-cell table:formula="of:=[.D6]" office:value-type="float" office:value="0.0523" calcext:value-type="float">
            <text:p>0,0523</text:p>
          </table:table-cell>
          <table:table-cell table:formula="of:=[.E6]" office:value-type="float" office:value="0.0653" calcext:value-type="float">
            <text:p>0,0653</text:p>
          </table:table-cell>
          <table:table-cell table:formula="of:=[.F6]" office:value-type="float" office:value="0.0748" calcext:value-type="float">
            <text:p>0,0748</text:p>
          </table:table-cell>
          <table:table-cell table:formula="of:=[.G6]" office:value-type="float" office:value="0.097" calcext:value-type="float">
            <text:p>0,097</text:p>
          </table:table-cell>
          <table:table-cell table:formula="of:=[.H6]" office:value-type="float" office:value="0.1541" calcext:value-type="float">
            <text:p>0,1541</text:p>
          </table:table-cell>
          <table:table-cell table:formula="of:=[.I6]" office:value-type="float" office:value="0.2437" calcext:value-type="float">
            <text:p>0,2437</text:p>
          </table:table-cell>
          <table:table-cell table:formula="of:=[.J6]" office:value-type="float" office:value="0.4226" calcext:value-type="float">
            <text:p>0,4226</text:p>
          </table:table-cell>
          <table:table-cell table:formula="of:=[.K6]" office:value-type="float" office:value="0.9311" calcext:value-type="float">
            <text:p>0,9311</text:p>
          </table:table-cell>
          <table:table-cell table:formula="of:=[.L6]" office:value-type="float" office:value="1.6562" calcext:value-type="float">
            <text:p>1,6562</text:p>
          </table:table-cell>
          <table:table-cell table:formula="of:=[.M6]" office:value-type="float" office:value="3.3565" calcext:value-type="float">
            <text:p>3,35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7]" office:value-type="string" office:string-value="Flat cached" calcext:value-type="string">
            <text:p>Flat cached</text:p>
          </table:table-cell>
          <table:table-cell table:formula="of:=[.D7]" office:value-type="float" office:value="0.0488" calcext:value-type="float">
            <text:p>0,0488</text:p>
          </table:table-cell>
          <table:table-cell table:formula="of:=[.E7]" office:value-type="float" office:value="0.0609" calcext:value-type="float">
            <text:p>0,0609</text:p>
          </table:table-cell>
          <table:table-cell table:formula="of:=[.F7]" office:value-type="float" office:value="0.073" calcext:value-type="float">
            <text:p>0,073</text:p>
          </table:table-cell>
          <table:table-cell table:formula="of:=[.G7]" office:value-type="float" office:value="0.0948" calcext:value-type="float">
            <text:p>0,0948</text:p>
          </table:table-cell>
          <table:table-cell table:formula="of:=[.H7]" office:value-type="float" office:value="0.1511" calcext:value-type="float">
            <text:p>0,1511</text:p>
          </table:table-cell>
          <table:table-cell table:formula="of:=[.I7]" office:value-type="float" office:value="0.2383" calcext:value-type="float">
            <text:p>0,2383</text:p>
          </table:table-cell>
          <table:table-cell table:formula="of:=[.J7]" office:value-type="float" office:value="0.4125" calcext:value-type="float">
            <text:p>0,4125</text:p>
          </table:table-cell>
          <table:table-cell table:formula="of:=[.K7]" office:value-type="float" office:value="0.9842" calcext:value-type="float">
            <text:p>0,9842</text:p>
          </table:table-cell>
          <table:table-cell table:formula="of:=[.L7]" office:value-type="float" office:value="1.7271" calcext:value-type="float">
            <text:p>1,7271</text:p>
          </table:table-cell>
          <table:table-cell table:formula="of:=[.M7]" office:value-type="float" office:value="3.4362" calcext:value-type="float">
            <text:p>3,436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9]" office:value-type="string" office:string-value="Pooled" calcext:value-type="string">
            <text:p>Pooled</text:p>
          </table:table-cell>
          <table:table-cell table:formula="of:=[.D9]" office:value-type="float" office:value="0.0875" calcext:value-type="float">
            <text:p>0,0875</text:p>
          </table:table-cell>
          <table:table-cell table:formula="of:=[.E9]" office:value-type="float" office:value="0.0996" calcext:value-type="float">
            <text:p>0,0996</text:p>
          </table:table-cell>
          <table:table-cell table:formula="of:=[.F9]" office:value-type="float" office:value="0.1061" calcext:value-type="float">
            <text:p>0,1061</text:p>
          </table:table-cell>
          <table:table-cell table:formula="of:=[.G9]" office:value-type="float" office:value="0.1084" calcext:value-type="float">
            <text:p>0,1084</text:p>
          </table:table-cell>
          <table:table-cell table:formula="of:=[.H9]" office:value-type="float" office:value="0.1223" calcext:value-type="float">
            <text:p>0,1223</text:p>
          </table:table-cell>
          <table:table-cell table:formula="of:=[.I9]" office:value-type="float" office:value="0.1375" calcext:value-type="float">
            <text:p>0,1375</text:p>
          </table:table-cell>
          <table:table-cell table:formula="of:=[.J9]" office:value-type="float" office:value="0.1552" calcext:value-type="float">
            <text:p>0,1552</text:p>
          </table:table-cell>
          <table:table-cell table:formula="of:=[.K9]" office:value-type="float" office:value="0.254" calcext:value-type="float">
            <text:p>0,254</text:p>
          </table:table-cell>
          <table:table-cell table:formula="of:=[.L9]" office:value-type="float" office:value="0.3162" calcext:value-type="float">
            <text:p>0,3162</text:p>
          </table:table-cell>
          <table:table-cell table:formula="of:=[.M9]" office:value-type="float" office:value="0.3829" calcext:value-type="float">
            <text:p>0,382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0]" office:value-type="string" office:string-value="Naive" calcext:value-type="string">
            <text:p>Naive</text:p>
          </table:table-cell>
          <table:table-cell table:formula="of:=[.D10]" office:value-type="float" office:value="0.0239" calcext:value-type="float">
            <text:p>0,0239</text:p>
          </table:table-cell>
          <table:table-cell table:formula="of:=[.E10]" office:value-type="float" office:value="0.0261" calcext:value-type="float">
            <text:p>0,0261</text:p>
          </table:table-cell>
          <table:table-cell table:formula="of:=[.F10]" office:value-type="float" office:value="0.0265" calcext:value-type="float">
            <text:p>0,0265</text:p>
          </table:table-cell>
          <table:table-cell table:formula="of:=[.G10]" office:value-type="float" office:value="0.027" calcext:value-type="float">
            <text:p>0,027</text:p>
          </table:table-cell>
          <table:table-cell table:formula="of:=[.H10]" office:value-type="float" office:value="0.0298" calcext:value-type="float">
            <text:p>0,0298</text:p>
          </table:table-cell>
          <table:table-cell table:formula="of:=[.I10]" office:value-type="float" office:value="0.034" calcext:value-type="float">
            <text:p>0,034</text:p>
          </table:table-cell>
          <table:table-cell table:formula="of:=[.J10]" office:value-type="float" office:value="0.0463" calcext:value-type="float">
            <text:p>0,0463</text:p>
          </table:table-cell>
          <table:table-cell table:formula="of:=[.K10]" office:value-type="float" office:value="0.0974" calcext:value-type="float">
            <text:p>0,0974</text:p>
          </table:table-cell>
          <table:table-cell table:formula="of:=[.L10]" office:value-type="float" office:value="0.2061" calcext:value-type="float">
            <text:p>0,2061</text:p>
          </table:table-cell>
          <table:table-cell table:formula="of:=[.M10]" office:value-type="float" office:value="0.2656" calcext:value-type="float">
            <text:p>0,265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ase</text:p>
          </table:table-cell>
          <table:table-cell table:formula="of:=[.C13]" office:value-type="string" office:string-value="Flat" calcext:value-type="string">
            <text:p>Flat</text:p>
          </table:table-cell>
          <table:table-cell table:formula="of:=[.D13]" office:value-type="float" office:value="0.0378" calcext:value-type="float">
            <text:p>0,0378</text:p>
          </table:table-cell>
          <table:table-cell table:formula="of:=[.E13]" office:value-type="float" office:value="0.0485" calcext:value-type="float">
            <text:p>0,0485</text:p>
          </table:table-cell>
          <table:table-cell table:formula="of:=[.F13]" office:value-type="float" office:value="0.0553" calcext:value-type="float">
            <text:p>0,0553</text:p>
          </table:table-cell>
          <table:table-cell table:formula="of:=[.G13]" office:value-type="float" office:value="0.0608" calcext:value-type="float">
            <text:p>0,0608</text:p>
          </table:table-cell>
          <table:table-cell table:formula="of:=[.H13]" office:value-type="float" office:value="0.0755" calcext:value-type="float">
            <text:p>0,0755</text:p>
          </table:table-cell>
          <table:table-cell table:formula="of:=[.I13]" office:value-type="float" office:value="0.0918" calcext:value-type="float">
            <text:p>0,0918</text:p>
          </table:table-cell>
          <table:table-cell table:formula="of:=[.J13]" office:value-type="float" office:value="0.1573" calcext:value-type="float">
            <text:p>0,1573</text:p>
          </table:table-cell>
          <table:table-cell table:formula="of:=[.K13]" office:value-type="float" office:value="0.2948" calcext:value-type="float">
            <text:p>0,2948</text:p>
          </table:table-cell>
          <table:table-cell table:formula="of:=[.L13]" office:value-type="float" office:value="0.6895" calcext:value-type="float">
            <text:p>0,6895</text:p>
          </table:table-cell>
          <table:table-cell table:formula="of:=[.M13]" office:value-type="float" office:value="1.5216" calcext:value-type="float">
            <text:p>1,52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14]" office:value-type="string" office:string-value="Flat cached" calcext:value-type="string">
            <text:p>Flat cached</text:p>
          </table:table-cell>
          <table:table-cell table:formula="of:=[.D14]" office:value-type="float" office:value="0.0329" calcext:value-type="float">
            <text:p>0,0329</text:p>
          </table:table-cell>
          <table:table-cell table:formula="of:=[.E14]" office:value-type="float" office:value="0.0397" calcext:value-type="float">
            <text:p>0,0397</text:p>
          </table:table-cell>
          <table:table-cell table:formula="of:=[.F14]" office:value-type="float" office:value="0.0463" calcext:value-type="float">
            <text:p>0,0463</text:p>
          </table:table-cell>
          <table:table-cell table:formula="of:=[.G14]" office:value-type="float" office:value="0.0501" calcext:value-type="float">
            <text:p>0,0501</text:p>
          </table:table-cell>
          <table:table-cell table:formula="of:=[.H14]" office:value-type="float" office:value="0.0627" calcext:value-type="float">
            <text:p>0,0627</text:p>
          </table:table-cell>
          <table:table-cell table:formula="of:=[.I14]" office:value-type="float" office:value="0.0808" calcext:value-type="float">
            <text:p>0,0808</text:p>
          </table:table-cell>
          <table:table-cell table:formula="of:=[.J14]" office:value-type="float" office:value="0.1332" calcext:value-type="float">
            <text:p>0,1332</text:p>
          </table:table-cell>
          <table:table-cell table:formula="of:=[.K14]" office:value-type="float" office:value="0.3769" calcext:value-type="float">
            <text:p>0,3769</text:p>
          </table:table-cell>
          <table:table-cell table:formula="of:=[.L14]" office:value-type="float" office:value="0.7323" calcext:value-type="float">
            <text:p>0,7323</text:p>
          </table:table-cell>
          <table:table-cell table:formula="of:=[.M14]" office:value-type="float" office:value="1.5129" calcext:value-type="float">
            <text:p>1,512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6]" office:value-type="string" office:string-value="Pooled" calcext:value-type="string">
            <text:p>Pooled</text:p>
          </table:table-cell>
          <table:table-cell table:formula="of:=[.D16]" office:value-type="float" office:value="0.1372" calcext:value-type="float">
            <text:p>0,1372</text:p>
          </table:table-cell>
          <table:table-cell table:formula="of:=[.E16]" office:value-type="float" office:value="0.2317" calcext:value-type="float">
            <text:p>0,2317</text:p>
          </table:table-cell>
          <table:table-cell table:formula="of:=[.F16]" office:value-type="float" office:value="0.3079" calcext:value-type="float">
            <text:p>0,3079</text:p>
          </table:table-cell>
          <table:table-cell table:formula="of:=[.G16]" office:value-type="float" office:value="0.3862" calcext:value-type="float">
            <text:p>0,3862</text:p>
          </table:table-cell>
          <table:table-cell table:formula="of:=[.H16]" office:value-type="float" office:value="0.5902" calcext:value-type="float">
            <text:p>0,5902</text:p>
          </table:table-cell>
          <table:table-cell table:formula="of:=[.I16]" office:value-type="float" office:value="0.7951" calcext:value-type="float">
            <text:p>0,7951</text:p>
          </table:table-cell>
          <table:table-cell table:formula="of:=[.J16]" office:value-type="float" office:value="1.081" calcext:value-type="float">
            <text:p>1,081</text:p>
          </table:table-cell>
          <table:table-cell table:formula="of:=[.K16]" office:value-type="float" office:value="2.2752" calcext:value-type="float">
            <text:p>2,2752</text:p>
          </table:table-cell>
          <table:table-cell table:formula="of:=[.L16]" office:value-type="float" office:value="2.6498" calcext:value-type="float">
            <text:p>2,6498</text:p>
          </table:table-cell>
          <table:table-cell table:formula="of:=[.M16]" office:value-type="float" office:value="1.7831" calcext:value-type="float">
            <text:p>1,783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7]" office:value-type="string" office:string-value="Naive" calcext:value-type="string">
            <text:p>Naive</text:p>
          </table:table-cell>
          <table:table-cell table:formula="of:=[.D17]" office:value-type="float" office:value="0.0391" calcext:value-type="float">
            <text:p>0,0391</text:p>
          </table:table-cell>
          <table:table-cell table:formula="of:=[.E17]" office:value-type="float" office:value="0.0693" calcext:value-type="float">
            <text:p>0,0693</text:p>
          </table:table-cell>
          <table:table-cell table:formula="of:=[.F17]" office:value-type="float" office:value="0.0915" calcext:value-type="float">
            <text:p>0,0915</text:p>
          </table:table-cell>
          <table:table-cell table:formula="of:=[.G17]" office:value-type="float" office:value="0.1135" calcext:value-type="float">
            <text:p>0,1135</text:p>
          </table:table-cell>
          <table:table-cell table:formula="of:=[.H17]" office:value-type="float" office:value="0.1754" calcext:value-type="float">
            <text:p>0,1754</text:p>
          </table:table-cell>
          <table:table-cell table:formula="of:=[.I17]" office:value-type="float" office:value="0.2344" calcext:value-type="float">
            <text:p>0,2344</text:p>
          </table:table-cell>
          <table:table-cell table:formula="of:=[.J17]" office:value-type="float" office:value="0.3344" calcext:value-type="float">
            <text:p>0,3344</text:p>
          </table:table-cell>
          <table:table-cell table:formula="of:=[.K17]" office:value-type="float" office:value="0.7969" calcext:value-type="float">
            <text:p>0,7969</text:p>
          </table:table-cell>
          <table:table-cell table:formula="of:=[.L17]" office:value-type="float" office:value="0.9378" calcext:value-type="float">
            <text:p>0,9378</text:p>
          </table:table-cell>
          <table:table-cell table:formula="of:=[.M17]" office:value-type="float" office:value="0.5884" calcext:value-type="float">
            <text:p>0,588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formula="of:=[.C20]" office:value-type="string" office:string-value="Flat" calcext:value-type="string">
            <text:p>Flat</text:p>
          </table:table-cell>
          <table:table-cell table:formula="of:=[.D20]" office:value-type="float" office:value="0.0671" calcext:value-type="float">
            <text:p>0,0671</text:p>
          </table:table-cell>
          <table:table-cell table:formula="of:=[.E20]" office:value-type="float" office:value="0.093" calcext:value-type="float">
            <text:p>0,093</text:p>
          </table:table-cell>
          <table:table-cell table:formula="of:=[.F20]" office:value-type="float" office:value="0.0992" calcext:value-type="float">
            <text:p>0,0992</text:p>
          </table:table-cell>
          <table:table-cell table:formula="of:=[.G20]" office:value-type="float" office:value="0.109" calcext:value-type="float">
            <text:p>0,109</text:p>
          </table:table-cell>
          <table:table-cell table:formula="of:=[.H20]" office:value-type="float" office:value="0.1273" calcext:value-type="float">
            <text:p>0,1273</text:p>
          </table:table-cell>
          <table:table-cell table:formula="of:=[.I20]" office:value-type="float" office:value="0.1516" calcext:value-type="float">
            <text:p>0,1516</text:p>
          </table:table-cell>
          <table:table-cell table:formula="of:=[.J20]" office:value-type="float" office:value="0.1898" calcext:value-type="float">
            <text:p>0,1898</text:p>
          </table:table-cell>
          <table:table-cell table:formula="of:=[.K20]" office:value-type="float" office:value="0.2829" calcext:value-type="float">
            <text:p>0,2829</text:p>
          </table:table-cell>
          <table:table-cell table:formula="of:=[.L20]" office:value-type="float" office:value="0.5218" calcext:value-type="float">
            <text:p>0,5218</text:p>
          </table:table-cell>
          <table:table-cell table:formula="of:=[.M20]" office:value-type="float" office:value="1.0032" calcext:value-type="float">
            <text:p>1,00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21]" office:value-type="string" office:string-value="Flat cached" calcext:value-type="string">
            <text:p>Flat cached</text:p>
          </table:table-cell>
          <table:table-cell table:formula="of:=[.D21]" office:value-type="float" office:value="0.0578" calcext:value-type="float">
            <text:p>0,0578</text:p>
          </table:table-cell>
          <table:table-cell table:formula="of:=[.E21]" office:value-type="float" office:value="0.0858" calcext:value-type="float">
            <text:p>0,0858</text:p>
          </table:table-cell>
          <table:table-cell table:formula="of:=[.F21]" office:value-type="float" office:value="0.0939" calcext:value-type="float">
            <text:p>0,0939</text:p>
          </table:table-cell>
          <table:table-cell table:formula="of:=[.G21]" office:value-type="float" office:value="0.1031" calcext:value-type="float">
            <text:p>0,1031</text:p>
          </table:table-cell>
          <table:table-cell table:formula="of:=[.H21]" office:value-type="float" office:value="0.1225" calcext:value-type="float">
            <text:p>0,1225</text:p>
          </table:table-cell>
          <table:table-cell table:formula="of:=[.I21]" office:value-type="float" office:value="0.1439" calcext:value-type="float">
            <text:p>0,1439</text:p>
          </table:table-cell>
          <table:table-cell table:formula="of:=[.J21]" office:value-type="float" office:value="0.1939" calcext:value-type="float">
            <text:p>0,1939</text:p>
          </table:table-cell>
          <table:table-cell table:formula="of:=[.K21]" office:value-type="float" office:value="0.3642" calcext:value-type="float">
            <text:p>0,3642</text:p>
          </table:table-cell>
          <table:table-cell table:formula="of:=[.L21]" office:value-type="float" office:value="0.5995" calcext:value-type="float">
            <text:p>0,5995</text:p>
          </table:table-cell>
          <table:table-cell table:formula="of:=[.M21]" office:value-type="float" office:value="1.0789" calcext:value-type="float">
            <text:p>1,078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23]" office:value-type="string" office:string-value="Pooled" calcext:value-type="string">
            <text:p>Pooled</text:p>
          </table:table-cell>
          <table:table-cell table:formula="of:=[.D23]" office:value-type="float" office:value="0.0822" calcext:value-type="float">
            <text:p>0,0822</text:p>
          </table:table-cell>
          <table:table-cell table:formula="of:=[.E23]" office:value-type="float" office:value="0.0918" calcext:value-type="float">
            <text:p>0,0918</text:p>
          </table:table-cell>
          <table:table-cell table:formula="of:=[.F23]" office:value-type="float" office:value="0.0936" calcext:value-type="float">
            <text:p>0,0936</text:p>
          </table:table-cell>
          <table:table-cell table:formula="of:=[.G23]" office:value-type="float" office:value="0.0988" calcext:value-type="float">
            <text:p>0,0988</text:p>
          </table:table-cell>
          <table:table-cell table:formula="of:=[.H23]" office:value-type="float" office:value="0.1173" calcext:value-type="float">
            <text:p>0,1173</text:p>
          </table:table-cell>
          <table:table-cell table:formula="of:=[.I23]" office:value-type="float" office:value="0.1307" calcext:value-type="float">
            <text:p>0,1307</text:p>
          </table:table-cell>
          <table:table-cell table:formula="of:=[.J23]" office:value-type="float" office:value="0.1777" calcext:value-type="float">
            <text:p>0,1777</text:p>
          </table:table-cell>
          <table:table-cell table:formula="of:=[.K23]" office:value-type="float" office:value="0.2932" calcext:value-type="float">
            <text:p>0,2932</text:p>
          </table:table-cell>
          <table:table-cell table:formula="of:=[.L23]" office:value-type="float" office:value="0.3551" calcext:value-type="float">
            <text:p>0,3551</text:p>
          </table:table-cell>
          <table:table-cell table:formula="of:=[.M23]" office:value-type="float" office:value="0.4138" calcext:value-type="float">
            <text:p>0,413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24]" office:value-type="string" office:string-value="Naive" calcext:value-type="string">
            <text:p>Naive</text:p>
          </table:table-cell>
          <table:table-cell table:formula="of:=[.D24]" office:value-type="float" office:value="0.0372" calcext:value-type="float">
            <text:p>0,0372</text:p>
          </table:table-cell>
          <table:table-cell table:formula="of:=[.E24]" office:value-type="float" office:value="0.0417" calcext:value-type="float">
            <text:p>0,0417</text:p>
          </table:table-cell>
          <table:table-cell table:formula="of:=[.F24]" office:value-type="float" office:value="0.0418" calcext:value-type="float">
            <text:p>0,0418</text:p>
          </table:table-cell>
          <table:table-cell table:formula="of:=[.G24]" office:value-type="float" office:value="0.0427" calcext:value-type="float">
            <text:p>0,0427</text:p>
          </table:table-cell>
          <table:table-cell table:formula="of:=[.H24]" office:value-type="float" office:value="0.0502" calcext:value-type="float">
            <text:p>0,0502</text:p>
          </table:table-cell>
          <table:table-cell table:formula="of:=[.I24]" office:value-type="float" office:value="0.0549" calcext:value-type="float">
            <text:p>0,0549</text:p>
          </table:table-cell>
          <table:table-cell table:formula="of:=[.J24]" office:value-type="float" office:value="0.0802" calcext:value-type="float">
            <text:p>0,0802</text:p>
          </table:table-cell>
          <table:table-cell table:formula="of:=[.K24]" office:value-type="float" office:value="0.1558" calcext:value-type="float">
            <text:p>0,1558</text:p>
          </table:table-cell>
          <table:table-cell table:formula="of:=[.L24]" office:value-type="float" office:value="0.2826" calcext:value-type="float">
            <text:p>0,2826</text:p>
          </table:table-cell>
          <table:table-cell table:formula="of:=[.M24]" office:value-type="float" office:value="0.3421" calcext:value-type="float">
            <text:p>0,342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th node</text:p>
          </table:table-cell>
          <table:table-cell table:formula="of:=[.C30]" office:value-type="string" office:string-value="Pooled" calcext:value-type="string">
            <text:p>Pooled</text:p>
          </table:table-cell>
          <table:table-cell table:formula="of:=[.D30]/[.D$109]" office:value-type="float" office:value="0.00492" calcext:value-type="float">
            <text:p>0,00492</text:p>
          </table:table-cell>
          <table:table-cell table:formula="of:=[.E30]/[.E$109]" office:value-type="float" office:value="0.003196" calcext:value-type="float">
            <text:p>0,003196</text:p>
          </table:table-cell>
          <table:table-cell table:formula="of:=[.F30]/[.F$109]" office:value-type="float" office:value="0.00265" calcext:value-type="float">
            <text:p>0,00265</text:p>
          </table:table-cell>
          <table:table-cell table:formula="of:=[.G30]/[.G$109]" office:value-type="float" office:value="0.0022535" calcext:value-type="float">
            <text:p>0,0022535</text:p>
          </table:table-cell>
          <table:table-cell table:formula="of:=[.H30]/[.H$109]" office:value-type="float" office:value="0.0022614" calcext:value-type="float">
            <text:p>0,0022614</text:p>
          </table:table-cell>
          <table:table-cell table:formula="of:=[.I30]/[.I$109]" office:value-type="float" office:value="0.0025042" calcext:value-type="float">
            <text:p>0,0025042</text:p>
          </table:table-cell>
          <table:table-cell table:formula="of:=[.J30]/[.J$109]" office:value-type="float" office:value="0.00287285" calcext:value-type="float">
            <text:p>0,00287285</text:p>
          </table:table-cell>
          <table:table-cell table:formula="of:=[.K30]/[.K$109]" office:value-type="float" office:value="0.00628572" calcext:value-type="float">
            <text:p>0,00628572</text:p>
          </table:table-cell>
          <table:table-cell table:formula="of:=[.L30]/[.L$109]" office:value-type="float" office:value="0.00732311" calcext:value-type="float">
            <text:p>0,00732311</text:p>
          </table:table-cell>
          <table:table-cell table:formula="of:=[.M30]/[.M$109]" office:value-type="float" office:value="0.00951525" calcext:value-type="float">
            <text:p>0,009515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flat ones</text:p>
          </table:table-cell>
          <table:table-cell table:formula="of:=[.C31]" office:value-type="string" office:string-value="Naive" calcext:value-type="string">
            <text:p>Naive</text:p>
          </table:table-cell>
          <table:table-cell table:formula="of:=[.D31]/[.D$109]" office:value-type="float" office:value="0.00492" calcext:value-type="float">
            <text:p>0,00492</text:p>
          </table:table-cell>
          <table:table-cell table:formula="of:=[.E31]/[.E$109]" office:value-type="float" office:value="0.003194" calcext:value-type="float">
            <text:p>0,003194</text:p>
          </table:table-cell>
          <table:table-cell table:formula="of:=[.F31]/[.F$109]" office:value-type="float" office:value="0.002665" calcext:value-type="float">
            <text:p>0,002665</text:p>
          </table:table-cell>
          <table:table-cell table:formula="of:=[.G31]/[.G$109]" office:value-type="float" office:value="0.0022875" calcext:value-type="float">
            <text:p>0,0022875</text:p>
          </table:table-cell>
          <table:table-cell table:formula="of:=[.H31]/[.H$109]" office:value-type="float" office:value="0.002329" calcext:value-type="float">
            <text:p>0,002329</text:p>
          </table:table-cell>
          <table:table-cell table:formula="of:=[.I31]/[.I$109]" office:value-type="float" office:value="0.002603" calcext:value-type="float">
            <text:p>0,002603</text:p>
          </table:table-cell>
          <table:table-cell table:formula="of:=[.J31]/[.J$109]" office:value-type="float" office:value="0.00305995" calcext:value-type="float">
            <text:p>0,00305995</text:p>
          </table:table-cell>
          <table:table-cell table:formula="of:=[.K31]/[.K$109]" office:value-type="float" office:value="0.00668794" calcext:value-type="float">
            <text:p>0,00668794</text:p>
          </table:table-cell>
          <table:table-cell table:formula="of:=[.L31]/[.L$109]" office:value-type="float" office:value="0.00733143" calcext:value-type="float">
            <text:p>0,00733143</text:p>
          </table:table-cell>
          <table:table-cell table:formula="of:=[.M31]/[.M$109]" office:value-type="float" office:value="0.009485515" calcext:value-type="float">
            <text:p>0,0094855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4]" office:value-type="string" office:string-value="Flat" calcext:value-type="string">
            <text:p>Flat</text:p>
          </table:table-cell>
          <table:table-cell table:formula="of:=[.D34]" office:value-type="float" office:value="0.0924" calcext:value-type="float">
            <text:p>0,0924</text:p>
          </table:table-cell>
          <table:table-cell table:formula="of:=[.E34]" office:value-type="float" office:value="0.2046" calcext:value-type="float">
            <text:p>0,2046</text:p>
          </table:table-cell>
          <table:table-cell table:formula="of:=[.F34]" office:value-type="float" office:value="0.2761" calcext:value-type="float">
            <text:p>0,2761</text:p>
          </table:table-cell>
          <table:table-cell table:formula="of:=[.G34]" office:value-type="float" office:value="0.4483" calcext:value-type="float">
            <text:p>0,4483</text:p>
          </table:table-cell>
          <table:table-cell table:formula="of:=[.H34]" office:value-type="float" office:value="0.9847" calcext:value-type="float">
            <text:p>0,9847</text:p>
          </table:table-cell>
          <table:table-cell table:formula="of:=[.I34]" office:value-type="float" office:value="1.8495" calcext:value-type="float">
            <text:p>1,8495</text:p>
          </table:table-cell>
          <table:table-cell table:formula="of:=[.J34]" office:value-type="float" office:value="3.8086" calcext:value-type="float">
            <text:p>3,8086</text:p>
          </table:table-cell>
          <table:table-cell table:formula="of:=[.K34]" office:value-type="float" office:value="9.2444" calcext:value-type="float">
            <text:p>9,2444</text:p>
          </table:table-cell>
          <table:table-cell table:formula="of:=[.L34]" office:value-type="float" office:value="11.2947" calcext:value-type="float">
            <text:p>11,2947</text:p>
          </table:table-cell>
          <table:table-cell table:formula="of:=[.M34]" office:value-type="float" office:value="22.3568" calcext:value-type="float">
            <text:p>22,35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0617" calcext:value-type="float">
            <text:p>0,0617</text:p>
          </table:table-cell>
          <table:table-cell table:formula="of:=[.E35]" office:value-type="float" office:value="0.0644" calcext:value-type="float">
            <text:p>0,0644</text:p>
          </table:table-cell>
          <table:table-cell table:formula="of:=[.F35]" office:value-type="float" office:value="0.0637" calcext:value-type="float">
            <text:p>0,0637</text:p>
          </table:table-cell>
          <table:table-cell table:formula="of:=[.G35]" office:value-type="float" office:value="0.0616" calcext:value-type="float">
            <text:p>0,0616</text:p>
          </table:table-cell>
          <table:table-cell table:formula="of:=[.H35]" office:value-type="float" office:value="0.0612" calcext:value-type="float">
            <text:p>0,0612</text:p>
          </table:table-cell>
          <table:table-cell table:formula="of:=[.I35]" office:value-type="float" office:value="0.0599" calcext:value-type="float">
            <text:p>0,0599</text:p>
          </table:table-cell>
          <table:table-cell table:formula="of:=[.J35]" office:value-type="float" office:value="0.0601" calcext:value-type="float">
            <text:p>0,0601</text:p>
          </table:table-cell>
          <table:table-cell table:formula="of:=[.K35]" office:value-type="float" office:value="0.0649" calcext:value-type="float">
            <text:p>0,0649</text:p>
          </table:table-cell>
          <table:table-cell table:formula="of:=[.L35]" office:value-type="float" office:value="0.0582" calcext:value-type="float">
            <text:p>0,0582</text:p>
          </table:table-cell>
          <table:table-cell table:formula="of:=[.M35]" office:value-type="float" office:value="0.0824" calcext:value-type="float">
            <text:p>0,082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7]" office:value-type="string" office:string-value="Pooled" calcext:value-type="string">
            <text:p>Pooled</text:p>
          </table:table-cell>
          <table:table-cell table:formula="of:=[.D37]" office:value-type="float" office:value="0.0414" calcext:value-type="float">
            <text:p>0,0414</text:p>
          </table:table-cell>
          <table:table-cell table:formula="of:=[.E37]" office:value-type="float" office:value="0.0449" calcext:value-type="float">
            <text:p>0,0449</text:p>
          </table:table-cell>
          <table:table-cell table:formula="of:=[.F37]" office:value-type="float" office:value="0.046" calcext:value-type="float">
            <text:p>0,046</text:p>
          </table:table-cell>
          <table:table-cell table:formula="of:=[.G37]" office:value-type="float" office:value="0.0456" calcext:value-type="float">
            <text:p>0,0456</text:p>
          </table:table-cell>
          <table:table-cell table:formula="of:=[.H37]" office:value-type="float" office:value="0.048" calcext:value-type="float">
            <text:p>0,048</text:p>
          </table:table-cell>
          <table:table-cell table:formula="of:=[.I37]" office:value-type="float" office:value="0.049" calcext:value-type="float">
            <text:p>0,049</text:p>
          </table:table-cell>
          <table:table-cell table:formula="of:=[.J37]" office:value-type="float" office:value="0.0509" calcext:value-type="float">
            <text:p>0,0509</text:p>
          </table:table-cell>
          <table:table-cell table:formula="of:=[.K37]" office:value-type="float" office:value="0.0564" calcext:value-type="float">
            <text:p>0,0564</text:p>
          </table:table-cell>
          <table:table-cell table:formula="of:=[.L37]" office:value-type="float" office:value="0.0505" calcext:value-type="float">
            <text:p>0,0505</text:p>
          </table:table-cell>
          <table:table-cell table:formula="of:=[.M37]" office:value-type="float" office:value="0.075" calcext:value-type="float">
            <text:p>0,07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8]" office:value-type="string" office:string-value="Naive" calcext:value-type="string">
            <text:p>Naive</text:p>
          </table:table-cell>
          <table:table-cell table:formula="of:=[.D38]" office:value-type="float" office:value="0.0402" calcext:value-type="float">
            <text:p>0,0402</text:p>
          </table:table-cell>
          <table:table-cell table:formula="of:=[.E38]" office:value-type="float" office:value="0.0453" calcext:value-type="float">
            <text:p>0,0453</text:p>
          </table:table-cell>
          <table:table-cell table:formula="of:=[.F38]" office:value-type="float" office:value="0.0486" calcext:value-type="float">
            <text:p>0,0486</text:p>
          </table:table-cell>
          <table:table-cell table:formula="of:=[.G38]" office:value-type="float" office:value="0.0471" calcext:value-type="float">
            <text:p>0,0471</text:p>
          </table:table-cell>
          <table:table-cell table:formula="of:=[.H38]" office:value-type="float" office:value="0.0493" calcext:value-type="float">
            <text:p>0,0493</text:p>
          </table:table-cell>
          <table:table-cell table:formula="of:=[.I38]" office:value-type="float" office:value="0.0497" calcext:value-type="float">
            <text:p>0,0497</text:p>
          </table:table-cell>
          <table:table-cell table:formula="of:=[.J38]" office:value-type="float" office:value="0.0519" calcext:value-type="float">
            <text:p>0,0519</text:p>
          </table:table-cell>
          <table:table-cell table:formula="of:=[.K38]" office:value-type="float" office:value="0.0582" calcext:value-type="float">
            <text:p>0,0582</text:p>
          </table:table-cell>
          <table:table-cell table:formula="of:=[.L38]" office:value-type="float" office:value="0.0525" calcext:value-type="float">
            <text:p>0,0525</text:p>
          </table:table-cell>
          <table:table-cell table:formula="of:=[.M38]" office:value-type="float" office:value="0.0754" calcext:value-type="float">
            <text:p>0,075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0617" calcext:value-type="float">
            <text:p>0,0617</text:p>
          </table:table-cell>
          <table:table-cell table:formula="of:=[.E35]" office:value-type="float" office:value="0.0644" calcext:value-type="float">
            <text:p>0,0644</text:p>
          </table:table-cell>
          <table:table-cell table:formula="of:=[.F35]" office:value-type="float" office:value="0.0637" calcext:value-type="float">
            <text:p>0,0637</text:p>
          </table:table-cell>
          <table:table-cell table:formula="of:=[.G35]" office:value-type="float" office:value="0.0616" calcext:value-type="float">
            <text:p>0,0616</text:p>
          </table:table-cell>
          <table:table-cell table:formula="of:=[.H35]" office:value-type="float" office:value="0.0612" calcext:value-type="float">
            <text:p>0,0612</text:p>
          </table:table-cell>
          <table:table-cell table:formula="of:=[.I35]" office:value-type="float" office:value="0.0599" calcext:value-type="float">
            <text:p>0,0599</text:p>
          </table:table-cell>
          <table:table-cell table:formula="of:=[.J35]" office:value-type="float" office:value="0.0601" calcext:value-type="float">
            <text:p>0,0601</text:p>
          </table:table-cell>
          <table:table-cell table:formula="of:=[.K35]" office:value-type="float" office:value="0.0649" calcext:value-type="float">
            <text:p>0,0649</text:p>
          </table:table-cell>
          <table:table-cell table:formula="of:=[.L35]" office:value-type="float" office:value="0.0582" calcext:value-type="float">
            <text:p>0,0582</text:p>
          </table:table-cell>
          <table:table-cell table:formula="of:=[.M35]" office:value-type="float" office:value="0.0824" calcext:value-type="float">
            <text:p>0,082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7]" office:value-type="string" office:string-value="Pooled" calcext:value-type="string">
            <text:p>Pooled</text:p>
          </table:table-cell>
          <table:table-cell table:formula="of:=[.D37]" office:value-type="float" office:value="0.0414" calcext:value-type="float">
            <text:p>0,0414</text:p>
          </table:table-cell>
          <table:table-cell table:formula="of:=[.E37]" office:value-type="float" office:value="0.0449" calcext:value-type="float">
            <text:p>0,0449</text:p>
          </table:table-cell>
          <table:table-cell table:formula="of:=[.F37]" office:value-type="float" office:value="0.046" calcext:value-type="float">
            <text:p>0,046</text:p>
          </table:table-cell>
          <table:table-cell table:formula="of:=[.G37]" office:value-type="float" office:value="0.0456" calcext:value-type="float">
            <text:p>0,0456</text:p>
          </table:table-cell>
          <table:table-cell table:formula="of:=[.H37]" office:value-type="float" office:value="0.048" calcext:value-type="float">
            <text:p>0,048</text:p>
          </table:table-cell>
          <table:table-cell table:formula="of:=[.I37]" office:value-type="float" office:value="0.049" calcext:value-type="float">
            <text:p>0,049</text:p>
          </table:table-cell>
          <table:table-cell table:formula="of:=[.J37]" office:value-type="float" office:value="0.0509" calcext:value-type="float">
            <text:p>0,0509</text:p>
          </table:table-cell>
          <table:table-cell table:formula="of:=[.K37]" office:value-type="float" office:value="0.0564" calcext:value-type="float">
            <text:p>0,0564</text:p>
          </table:table-cell>
          <table:table-cell table:formula="of:=[.L37]" office:value-type="float" office:value="0.0505" calcext:value-type="float">
            <text:p>0,0505</text:p>
          </table:table-cell>
          <table:table-cell table:formula="of:=[.M37]" office:value-type="float" office:value="0.075" calcext:value-type="float">
            <text:p>0,07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8]" office:value-type="string" office:string-value="Naive" calcext:value-type="string">
            <text:p>Naive</text:p>
          </table:table-cell>
          <table:table-cell table:formula="of:=[.D48]" office:value-type="float" office:value="0.0135" calcext:value-type="float">
            <text:p>0,0135</text:p>
          </table:table-cell>
          <table:table-cell table:formula="of:=[.E48]" office:value-type="float" office:value="0.0132" calcext:value-type="float">
            <text:p>0,0132</text:p>
          </table:table-cell>
          <table:table-cell table:formula="of:=[.F48]" office:value-type="float" office:value="0.0117" calcext:value-type="float">
            <text:p>0,0117</text:p>
          </table:table-cell>
          <table:table-cell table:formula="of:=[.G48]" office:value-type="float" office:value="0.0102" calcext:value-type="float">
            <text:p>0,0102</text:p>
          </table:table-cell>
          <table:table-cell table:formula="of:=[.H48]" office:value-type="float" office:value="0.013" calcext:value-type="float">
            <text:p>0,013</text:p>
          </table:table-cell>
          <table:table-cell table:formula="of:=[.I48]" office:value-type="float" office:value="0.0148" calcext:value-type="float">
            <text:p>0,0148</text:p>
          </table:table-cell>
          <table:table-cell table:formula="of:=[.J48]" office:value-type="float" office:value="0.0147" calcext:value-type="float">
            <text:p>0,0147</text:p>
          </table:table-cell>
          <table:table-cell table:formula="of:=[.K48]" office:value-type="float" office:value="0.0134" calcext:value-type="float">
            <text:p>0,0134</text:p>
          </table:table-cell>
          <table:table-cell table:formula="of:=[.L48]" office:value-type="float" office:value="0.0166" calcext:value-type="float">
            <text:p>0,0166</text:p>
          </table:table-cell>
          <table:table-cell table:formula="of:=[.M48]" office:value-type="float" office:value="0.0178" calcext:value-type="float">
            <text:p>0,017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formula="of:=[.C41]" office:value-type="string" office:string-value="Flat" calcext:value-type="string">
            <text:p>Flat</text:p>
          </table:table-cell>
          <table:table-cell table:formula="of:=[.D41]" office:value-type="float" office:value="0.0121" calcext:value-type="float">
            <text:p>0,0121</text:p>
          </table:table-cell>
          <table:table-cell table:formula="of:=[.E41]" office:value-type="float" office:value="0.0137" calcext:value-type="float">
            <text:p>0,0137</text:p>
          </table:table-cell>
          <table:table-cell table:formula="of:=[.F41]" office:value-type="float" office:value="0.0154" calcext:value-type="float">
            <text:p>0,0154</text:p>
          </table:table-cell>
          <table:table-cell table:formula="of:=[.G41]" office:value-type="float" office:value="0.0138" calcext:value-type="float">
            <text:p>0,0138</text:p>
          </table:table-cell>
          <table:table-cell table:formula="of:=[.H41]" office:value-type="float" office:value="0.0197" calcext:value-type="float">
            <text:p>0,0197</text:p>
          </table:table-cell>
          <table:table-cell table:formula="of:=[.I41]" office:value-type="float" office:value="0.0313" calcext:value-type="float">
            <text:p>0,0313</text:p>
          </table:table-cell>
          <table:table-cell table:formula="of:=[.J41]" office:value-type="float" office:value="0.057" calcext:value-type="float">
            <text:p>0,057</text:p>
          </table:table-cell>
          <table:table-cell table:formula="of:=[.K41]" office:value-type="float" office:value="0.1244" calcext:value-type="float">
            <text:p>0,1244</text:p>
          </table:table-cell>
          <table:table-cell table:formula="of:=[.L41]" office:value-type="float" office:value="0.2137" calcext:value-type="float">
            <text:p>0,2137</text:p>
          </table:table-cell>
          <table:table-cell table:formula="of:=[.M41]" office:value-type="float" office:value="0.788" calcext:value-type="float">
            <text:p>0,7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ached and cold</text:p>
          </table:table-cell>
          <table:table-cell table:formula="of:=[.C44]" office:value-type="string" office:string-value="Pooled" calcext:value-type="string">
            <text:p>Pooled</text:p>
          </table:table-cell>
          <table:table-cell table:formula="of:=[.D44]" office:value-type="float" office:value="0.0936" calcext:value-type="float">
            <text:p>0,0936</text:p>
          </table:table-cell>
          <table:table-cell table:formula="of:=[.E44]" office:value-type="float" office:value="0.2839" calcext:value-type="float">
            <text:p>0,2839</text:p>
          </table:table-cell>
          <table:table-cell table:formula="of:=[.F44]" office:value-type="float" office:value="0.4468" calcext:value-type="float">
            <text:p>0,4468</text:p>
          </table:table-cell>
          <table:table-cell table:formula="of:=[.G44]" office:value-type="float" office:value="0.7918" calcext:value-type="float">
            <text:p>0,7918</text:p>
          </table:table-cell>
          <table:table-cell table:formula="of:=[.H44]" office:value-type="float" office:value="2.4717" calcext:value-type="float">
            <text:p>2,4717</text:p>
          </table:table-cell>
          <table:table-cell table:formula="of:=[.I44]" office:value-type="float" office:value="6.0071" calcext:value-type="float">
            <text:p>6,0071</text:p>
          </table:table-cell>
          <table:table-cell table:formula="of:=[.J44]" office:value-type="float" office:value="16.012" calcext:value-type="float">
            <text:p>16,012</text:p>
          </table:table-cell>
          <table:table-cell table:formula="of:=[.K44]" office:value-type="float" office:value="91.7409" calcext:value-type="float">
            <text:p>91,7409</text:p>
          </table:table-cell>
          <table:table-cell table:formula="of:=[.L44]" office:value-type="float" office:value="216.7081" calcext:value-type="float">
            <text:p>216,7081</text:p>
          </table:table-cell>
          <table:table-cell table:formula="of:=[.M44]" office:value-type="float" office:value="482.4045" calcext:value-type="float">
            <text:p>482,404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45]" office:value-type="string" office:string-value="Naive" calcext:value-type="string">
            <text:p>Naive</text:p>
          </table:table-cell>
          <table:table-cell table:formula="of:=[.D45]" office:value-type="float" office:value="0.0929" calcext:value-type="float">
            <text:p>0,0929</text:p>
          </table:table-cell>
          <table:table-cell table:formula="of:=[.E45]" office:value-type="float" office:value="0.2805" calcext:value-type="float">
            <text:p>0,2805</text:p>
          </table:table-cell>
          <table:table-cell table:formula="of:=[.F45]" office:value-type="float" office:value="0.4509" calcext:value-type="float">
            <text:p>0,4509</text:p>
          </table:table-cell>
          <table:table-cell table:formula="of:=[.G45]" office:value-type="float" office:value="0.8072" calcext:value-type="float">
            <text:p>0,8072</text:p>
          </table:table-cell>
          <table:table-cell table:formula="of:=[.H45]" office:value-type="float" office:value="2.5919" calcext:value-type="float">
            <text:p>2,5919</text:p>
          </table:table-cell>
          <table:table-cell table:formula="of:=[.I45]" office:value-type="float" office:value="6.2286" calcext:value-type="float">
            <text:p>6,2286</text:p>
          </table:table-cell>
          <table:table-cell table:formula="of:=[.J45]" office:value-type="float" office:value="17.2853" calcext:value-type="float">
            <text:p>17,2853</text:p>
          </table:table-cell>
          <table:table-cell table:formula="of:=[.K45]" office:value-type="float" office:value="95.9551" calcext:value-type="float">
            <text:p>95,9551</text:p>
          </table:table-cell>
          <table:table-cell table:formula="of:=[.L45]" office:value-type="float" office:value="215.1095" calcext:value-type="float">
            <text:p>215,1095</text:p>
          </table:table-cell>
          <table:table-cell table:formula="of:=[.M45]" office:value-type="float" office:value="479.9264" calcext:value-type="float">
            <text:p>479,926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2" table:formula="of:=[.C41]" office:value-type="string" office:string-value="Flat" calcext:value-type="string">
            <text:p>Flat</text:p>
          </table:table-cell>
          <table:table-cell table:style-name="ce2" table:formula="of:=[.D41]/[.D$5]" office:value-type="float" office:value="0.00121" calcext:value-type="float">
            <text:p>0,00121</text:p>
          </table:table-cell>
          <table:table-cell table:style-name="ce2" table:formula="of:=[.E41]/[.E$5]" office:value-type="float" office:value="0.000274" calcext:value-type="float">
            <text:p>0,000274</text:p>
          </table:table-cell>
          <table:table-cell table:style-name="ce2" table:formula="of:=[.F41]/[.F$5]" office:value-type="float" office:value="0.000154" calcext:value-type="float">
            <text:p>0,000154</text:p>
          </table:table-cell>
          <table:table-cell table:style-name="ce2" table:formula="of:=[.G41]/[.G$5]" office:value-type="float" office:value="0.000069" calcext:value-type="float">
            <text:p>0,000069</text:p>
          </table:table-cell>
          <table:table-cell table:style-name="ce2" table:formula="of:=[.H41]/[.H$5]" office:value-type="float" office:value="0.0000394" calcext:value-type="float">
            <text:p>0,0000394</text:p>
          </table:table-cell>
          <table:table-cell table:style-name="ce2" table:formula="of:=[.I41]/[.I$5]" office:value-type="float" office:value="0.0000313" calcext:value-type="float">
            <text:p>0,0000313</text:p>
          </table:table-cell>
          <table:table-cell table:style-name="ce2" table:formula="of:=[.J41]/[.J$5]" office:value-type="float" office:value="0.0000285" calcext:value-type="float">
            <text:p>0,0000285</text:p>
          </table:table-cell>
          <table:table-cell table:style-name="ce2" table:formula="of:=[.K41]/[.K$5]" office:value-type="float" office:value="0.00002488" calcext:value-type="float">
            <text:p>0,00002488</text:p>
          </table:table-cell>
          <table:table-cell table:style-name="ce2" table:formula="of:=[.L41]/[.L$5]" office:value-type="float" office:value="0.00002137" calcext:value-type="float">
            <text:p>0,00002137</text:p>
          </table:table-cell>
          <table:table-cell table:style-name="ce2" table:formula="of:=[.M41]/[.M$5]" office:value-type="float" office:value="0.0000394" calcext:value-type="float">
            <text:p>0,000039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4]" office:value-type="string" office:string-value="Pooled" calcext:value-type="string">
            <text:p>Pooled</text:p>
          </table:table-cell>
          <table:table-cell table:formula="of:=[.D44]/[.D$5]" office:value-type="float" office:value="0.00936" calcext:value-type="float">
            <text:p>0,00936</text:p>
          </table:table-cell>
          <table:table-cell table:formula="of:=[.E44]/[.E$5]" office:value-type="float" office:value="0.005678" calcext:value-type="float">
            <text:p>0,005678</text:p>
          </table:table-cell>
          <table:table-cell table:formula="of:=[.F44]/[.F$5]" office:value-type="float" office:value="0.004468" calcext:value-type="float">
            <text:p>0,004468</text:p>
          </table:table-cell>
          <table:table-cell table:formula="of:=[.G44]/[.G$5]" office:value-type="float" office:value="0.003959" calcext:value-type="float">
            <text:p>0,003959</text:p>
          </table:table-cell>
          <table:table-cell table:formula="of:=[.H44]/[.H$5]" office:value-type="float" office:value="0.0049434" calcext:value-type="float">
            <text:p>0,0049434</text:p>
          </table:table-cell>
          <table:table-cell table:formula="of:=[.I44]/[.I$5]" office:value-type="float" office:value="0.0060071" calcext:value-type="float">
            <text:p>0,0060071</text:p>
          </table:table-cell>
          <table:table-cell table:formula="of:=[.J44]/[.J$5]" office:value-type="float" office:value="0.008006" calcext:value-type="float">
            <text:p>0,008006</text:p>
          </table:table-cell>
          <table:table-cell table:formula="of:=[.K44]/[.K$5]" office:value-type="float" office:value="0.01834818" calcext:value-type="float">
            <text:p>0,01834818</text:p>
          </table:table-cell>
          <table:table-cell table:formula="of:=[.L44]/[.L$5]" office:value-type="float" office:value="0.02167081" calcext:value-type="float">
            <text:p>0,02167081</text:p>
          </table:table-cell>
          <table:table-cell table:formula="of:=[.M44]/[.M$5]" office:value-type="float" office:value="0.024120225" calcext:value-type="float">
            <text:p>0,02412022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45]" office:value-type="string" office:string-value="Naive" calcext:value-type="string">
            <text:p>Naive</text:p>
          </table:table-cell>
          <table:table-cell table:formula="of:=[.D45]/[.D$5]" office:value-type="float" office:value="0.00929" calcext:value-type="float">
            <text:p>0,00929</text:p>
          </table:table-cell>
          <table:table-cell table:formula="of:=[.E45]/[.E$5]" office:value-type="float" office:value="0.00561" calcext:value-type="float">
            <text:p>0,00561</text:p>
          </table:table-cell>
          <table:table-cell table:formula="of:=[.F45]/[.F$5]" office:value-type="float" office:value="0.004509" calcext:value-type="float">
            <text:p>0,004509</text:p>
          </table:table-cell>
          <table:table-cell table:formula="of:=[.G45]/[.G$5]" office:value-type="float" office:value="0.004036" calcext:value-type="float">
            <text:p>0,004036</text:p>
          </table:table-cell>
          <table:table-cell table:formula="of:=[.H45]/[.H$5]" office:value-type="float" office:value="0.0051838" calcext:value-type="float">
            <text:p>0,0051838</text:p>
          </table:table-cell>
          <table:table-cell table:formula="of:=[.I45]/[.I$5]" office:value-type="float" office:value="0.0062286" calcext:value-type="float">
            <text:p>0,0062286</text:p>
          </table:table-cell>
          <table:table-cell table:formula="of:=[.J45]/[.J$5]" office:value-type="float" office:value="0.00864265" calcext:value-type="float">
            <text:p>0,00864265</text:p>
          </table:table-cell>
          <table:table-cell table:formula="of:=[.K45]/[.K$5]" office:value-type="float" office:value="0.01919102" calcext:value-type="float">
            <text:p>0,01919102</text:p>
          </table:table-cell>
          <table:table-cell table:formula="of:=[.L45]/[.L$5]" office:value-type="float" office:value="0.02151095" calcext:value-type="float">
            <text:p>0,02151095</text:p>
          </table:table-cell>
          <table:table-cell table:formula="of:=[.M45]/[.M$5]" office:value-type="float" office:value="0.02399632" calcext:value-type="float">
            <text:p>0,0239963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2" table:formula="of:=[.C41]" office:value-type="string" office:string-value="Flat" calcext:value-type="string">
            <text:p>Flat</text:p>
          </table:table-cell>
          <table:table-cell table:style-name="ce2" table:formula="of:=[.D41]" office:value-type="float" office:value="0.0121" calcext:value-type="float">
            <text:p>0,0121</text:p>
          </table:table-cell>
          <table:table-cell table:style-name="ce2" table:formula="of:=[.E41]" office:value-type="float" office:value="0.0137" calcext:value-type="float">
            <text:p>0,0137</text:p>
          </table:table-cell>
          <table:table-cell table:style-name="ce2" table:formula="of:=[.F41]" office:value-type="float" office:value="0.0154" calcext:value-type="float">
            <text:p>0,0154</text:p>
          </table:table-cell>
          <table:table-cell table:style-name="ce2" table:formula="of:=[.G41]" office:value-type="float" office:value="0.0138" calcext:value-type="float">
            <text:p>0,0138</text:p>
          </table:table-cell>
          <table:table-cell table:style-name="ce2" table:formula="of:=[.H41]" office:value-type="float" office:value="0.0197" calcext:value-type="float">
            <text:p>0,0197</text:p>
          </table:table-cell>
          <table:table-cell table:style-name="ce2" table:formula="of:=[.I41]" office:value-type="float" office:value="0.0313" calcext:value-type="float">
            <text:p>0,0313</text:p>
          </table:table-cell>
          <table:table-cell table:style-name="ce2" table:formula="of:=[.J41]" office:value-type="float" office:value="0.057" calcext:value-type="float">
            <text:p>0,057</text:p>
          </table:table-cell>
          <table:table-cell table:style-name="ce2" table:formula="of:=[.K41]" office:value-type="float" office:value="0.1244" calcext:value-type="float">
            <text:p>0,1244</text:p>
          </table:table-cell>
          <table:table-cell table:style-name="ce2" table:formula="of:=[.L41]" office:value-type="float" office:value="0.2137" calcext:value-type="float">
            <text:p>0,2137</text:p>
          </table:table-cell>
          <table:table-cell table:style-name="ce2" table:formula="of:=[.M41]" office:value-type="float" office:value="0.788" calcext:value-type="float">
            <text:p>0,7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table:formula="of:=IF([.B48]&lt;&gt;&quot;&quot;;[.B48];&quot;&quot;)" office:value-type="string" office:string-value="Find count" calcext:value-type="string">
            <text:p>Find count</text:p>
          </table:table-cell>
          <table:table-cell table:formula="of:=[.C48]" office:value-type="string" office:string-value="Flat" calcext:value-type="string">
            <text:p>Flat</text:p>
          </table:table-cell>
          <table:table-cell table:formula="of:=[.D48]/[.D$109]" office:value-type="float" office:value="0.00135" calcext:value-type="float">
            <text:p>0,00135</text:p>
          </table:table-cell>
          <table:table-cell table:formula="of:=[.E48]/[.E$109]" office:value-type="float" office:value="0.000264" calcext:value-type="float">
            <text:p>0,000264</text:p>
          </table:table-cell>
          <table:table-cell table:formula="of:=[.F48]/[.F$109]" office:value-type="float" office:value="0.000117" calcext:value-type="float">
            <text:p>0,000117</text:p>
          </table:table-cell>
          <table:table-cell table:formula="of:=[.G48]/[.G$109]" office:value-type="float" office:value="0.000051" calcext:value-type="float">
            <text:p>0,000051</text:p>
          </table:table-cell>
          <table:table-cell table:formula="of:=[.H48]/[.H$109]" office:value-type="float" office:value="0.000026" calcext:value-type="float">
            <text:p>0,000026</text:p>
          </table:table-cell>
          <table:table-cell table:formula="of:=[.I48]/[.I$109]" office:value-type="float" office:value="0.0000148" calcext:value-type="float">
            <text:p>0,0000148</text:p>
          </table:table-cell>
          <table:table-cell table:formula="of:=[.J48]/[.J$109]" office:value-type="float" office:value="0.00000735" calcext:value-type="float">
            <text:p>0,00000735</text:p>
          </table:table-cell>
          <table:table-cell table:formula="of:=[.K48]/[.K$109]" office:value-type="float" office:value="0.00000268" calcext:value-type="float">
            <text:p>0,00000268</text:p>
          </table:table-cell>
          <table:table-cell table:formula="of:=[.L48]/[.L$109]" office:value-type="float" office:value="0.00000166" calcext:value-type="float">
            <text:p>0,00000166</text:p>
          </table:table-cell>
          <table:table-cell table:formula="of:=[.M48]/[.M$109]" office:value-type="float" office:value="0.00000089" calcext:value-type="float">
            <text:p>0,000000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9]" office:value-type="string" office:string-value="Flat cached" calcext:value-type="string">
            <text:p>Flat cached</text:p>
          </table:table-cell>
          <table:table-cell table:formula="of:=[.D49]/[.D$109]" office:value-type="float" office:value="0.00134" calcext:value-type="float">
            <text:p>0,00134</text:p>
          </table:table-cell>
          <table:table-cell table:formula="of:=[.E49]/[.E$109]" office:value-type="float" office:value="0.000272" calcext:value-type="float">
            <text:p>0,000272</text:p>
          </table:table-cell>
          <table:table-cell table:formula="of:=[.F49]/[.F$109]" office:value-type="float" office:value="0.000124" calcext:value-type="float">
            <text:p>0,000124</text:p>
          </table:table-cell>
          <table:table-cell table:formula="of:=[.G49]/[.G$109]" office:value-type="float" office:value="0.0000545" calcext:value-type="float">
            <text:p>0,0000545</text:p>
          </table:table-cell>
          <table:table-cell table:formula="of:=[.H49]/[.H$109]" office:value-type="float" office:value="0.0000274" calcext:value-type="float">
            <text:p>0,0000274</text:p>
          </table:table-cell>
          <table:table-cell table:formula="of:=[.I49]/[.I$109]" office:value-type="float" office:value="0.0000146" calcext:value-type="float">
            <text:p>0,0000146</text:p>
          </table:table-cell>
          <table:table-cell table:formula="of:=[.J49]/[.J$109]" office:value-type="float" office:value="0.00000755" calcext:value-type="float">
            <text:p>0,00000755</text:p>
          </table:table-cell>
          <table:table-cell table:formula="of:=[.K49]/[.K$109]" office:value-type="float" office:value="0.00000298" calcext:value-type="float">
            <text:p>0,00000298</text:p>
          </table:table-cell>
          <table:table-cell table:formula="of:=[.L49]/[.L$109]" office:value-type="float" office:value="0.00000168" calcext:value-type="float">
            <text:p>0,00000168</text:p>
          </table:table-cell>
          <table:table-cell table:formula="of:=[.M49]/[.M$109]" office:value-type="float" office:value="0.00000095" calcext:value-type="float">
            <text:p>0,00000095</text:p>
          </table:table-cell>
          <table:table-cell table:number-columns-repeated="1011"/>
        </table:table-row>
        <table:table-row table:style-name="ro1">
          <table:table-cell/>
          <table:table-cell table:formula="of:=IF([.B50]&lt;&gt;&quot;&quot;;[.B50];&quot;&quot;)">
            <text:p/>
          </table:table-cell>
          <table:table-cell table:formula="of:=[.C50]" office:value-type="string" office:string-value="Flat cold" calcext:value-type="string">
            <text:p>Flat cold</text:p>
          </table:table-cell>
          <table:table-cell table:formula="of:=[.D50]/[.D$109]" office:value-type="float" office:value="0.00127" calcext:value-type="float">
            <text:p>0,00127</text:p>
          </table:table-cell>
          <table:table-cell table:formula="of:=[.E50]/[.E$109]" office:value-type="float" office:value="0.000272" calcext:value-type="float">
            <text:p>0,000272</text:p>
          </table:table-cell>
          <table:table-cell table:formula="of:=[.F50]/[.F$109]" office:value-type="float" office:value="0.000122" calcext:value-type="float">
            <text:p>0,000122</text:p>
          </table:table-cell>
          <table:table-cell table:formula="of:=[.G50]/[.G$109]" office:value-type="float" office:value="0.0000535" calcext:value-type="float">
            <text:p>0,0000535</text:p>
          </table:table-cell>
          <table:table-cell table:formula="of:=[.H50]/[.H$109]" office:value-type="float" office:value="0.0000258" calcext:value-type="float">
            <text:p>0,0000258</text:p>
          </table:table-cell>
          <table:table-cell table:formula="of:=[.I50]/[.I$109]" office:value-type="float" office:value="0.0000132" calcext:value-type="float">
            <text:p>0,0000132</text:p>
          </table:table-cell>
          <table:table-cell table:formula="of:=[.J50]/[.J$109]" office:value-type="float" office:value="0.0000065" calcext:value-type="float">
            <text:p>0,0000065</text:p>
          </table:table-cell>
          <table:table-cell table:formula="of:=[.K50]/[.K$109]" office:value-type="float" office:value="0.00000264" calcext:value-type="float">
            <text:p>0,00000264</text:p>
          </table:table-cell>
          <table:table-cell table:formula="of:=[.L50]/[.L$109]" office:value-type="float" office:value="0.00000141" calcext:value-type="float">
            <text:p>0,00000141</text:p>
          </table:table-cell>
          <table:table-cell table:formula="of:=[.M50]/[.M$109]" office:value-type="float" office:value="0.000001115" calcext:value-type="float">
            <text:p>0,000001115</text:p>
          </table:table-cell>
          <table:table-cell table:number-columns-repeated="1011"/>
        </table:table-row>
        <table:table-row table:style-name="ro1">
          <table:table-cell/>
          <table:table-cell table:formula="of:=IF([.B51]&lt;&gt;&quot;&quot;;[.B51];&quot;&quot;)">
            <text:p/>
          </table:table-cell>
          <table:table-cell table:formula="of:=[.C51]" office:value-type="string" office:string-value="Pooled" calcext:value-type="string">
            <text:p>Pooled</text:p>
          </table:table-cell>
          <table:table-cell table:formula="of:=[.D51]/[.D$109]" office:value-type="float" office:value="0.00908" calcext:value-type="float">
            <text:p>0,00908</text:p>
          </table:table-cell>
          <table:table-cell table:formula="of:=[.E51]/[.E$109]" office:value-type="float" office:value="0.004912" calcext:value-type="float">
            <text:p>0,004912</text:p>
          </table:table-cell>
          <table:table-cell table:formula="of:=[.F51]/[.F$109]" office:value-type="float" office:value="0.004162" calcext:value-type="float">
            <text:p>0,004162</text:p>
          </table:table-cell>
          <table:table-cell table:formula="of:=[.G51]/[.G$109]" office:value-type="float" office:value="0.0037685" calcext:value-type="float">
            <text:p>0,0037685</text:p>
          </table:table-cell>
          <table:table-cell table:formula="of:=[.H51]/[.H$109]" office:value-type="float" office:value="0.0049096" calcext:value-type="float">
            <text:p>0,0049096</text:p>
          </table:table-cell>
          <table:table-cell table:formula="of:=[.I51]/[.I$109]" office:value-type="float" office:value="0.0074391" calcext:value-type="float">
            <text:p>0,0074391</text:p>
          </table:table-cell>
          <table:table-cell table:formula="of:=[.J51]/[.J$109]" office:value-type="float" office:value="0.0118414" calcext:value-type="float">
            <text:p>0,0118414</text:p>
          </table:table-cell>
          <table:table-cell table:formula="of:=[.K51]/[.K$109]" office:value-type="float" office:value="0.01986586" calcext:value-type="float">
            <text:p>0,01986586</text:p>
          </table:table-cell>
          <table:table-cell table:formula="of:=[.L51]/[.L$109]" office:value-type="float" office:value="0.02161121" calcext:value-type="float">
            <text:p>0,02161121</text:p>
          </table:table-cell>
          <table:table-cell table:formula="of:=[.M51]/[.M$109]" office:value-type="float" office:value="0.02326804" calcext:value-type="float">
            <text:p>0,02326804</text:p>
          </table:table-cell>
          <table:table-cell table:number-columns-repeated="1011"/>
        </table:table-row>
        <table:table-row table:style-name="ro1">
          <table:table-cell/>
          <table:table-cell table:formula="of:=IF([.B52]&lt;&gt;&quot;&quot;;[.B52];&quot;&quot;)">
            <text:p/>
          </table:table-cell>
          <table:table-cell table:formula="of:=[.C52]" office:value-type="string" office:string-value="Naive" calcext:value-type="string">
            <text:p>Naive</text:p>
          </table:table-cell>
          <table:table-cell table:formula="of:=[.D52]/[.D$109]" office:value-type="float" office:value="0.00904" calcext:value-type="float">
            <text:p>0,00904</text:p>
          </table:table-cell>
          <table:table-cell table:formula="of:=[.E52]/[.E$109]" office:value-type="float" office:value="0.004916" calcext:value-type="float">
            <text:p>0,004916</text:p>
          </table:table-cell>
          <table:table-cell table:formula="of:=[.F52]/[.F$109]" office:value-type="float" office:value="0.004203" calcext:value-type="float">
            <text:p>0,004203</text:p>
          </table:table-cell>
          <table:table-cell table:formula="of:=[.G52]/[.G$109]" office:value-type="float" office:value="0.003842" calcext:value-type="float">
            <text:p>0,003842</text:p>
          </table:table-cell>
          <table:table-cell table:formula="of:=[.H52]/[.H$109]" office:value-type="float" office:value="0.0051366" calcext:value-type="float">
            <text:p>0,0051366</text:p>
          </table:table-cell>
          <table:table-cell table:formula="of:=[.I52]/[.I$109]" office:value-type="float" office:value="0.0076407" calcext:value-type="float">
            <text:p>0,0076407</text:p>
          </table:table-cell>
          <table:table-cell table:formula="of:=[.J52]/[.J$109]" office:value-type="float" office:value="0.01257485" calcext:value-type="float">
            <text:p>0,01257485</text:p>
          </table:table-cell>
          <table:table-cell table:formula="of:=[.K52]/[.K$109]" office:value-type="float" office:value="0.02069408" calcext:value-type="float">
            <text:p>0,02069408</text:p>
          </table:table-cell>
          <table:table-cell table:formula="of:=[.L52]/[.L$109]" office:value-type="float" office:value="0.02169442" calcext:value-type="float">
            <text:p>0,02169442</text:p>
          </table:table-cell>
          <table:table-cell table:formula="of:=[.M52]/[.M$109]" office:value-type="float" office:value="0.023193785" calcext:value-type="float">
            <text:p>0,023193785</text:p>
          </table:table-cell>
          <table:table-cell table:number-columns-repeated="1011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font-name-asian="Segoe UI" style:font-size-asian="24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.00.0000</text:date>, <text:time style:data-style-name="N2" text:time-value="0000-00-00T18:38:44.9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23:15:00.821000000</meta:creation-date>
    <dc:date>2016-07-25T02:18:09.661000000</dc:date>
    <meta:editing-duration>PT5H59M41S</meta:editing-duration>
    <meta:editing-cycles>10</meta:editing-cycles>
    <meta:generator>LibreOffice/4.1.4.2$Windows_x86 LibreOffice_project/0a0440ccc0227ad9829de5f46be37cfb6edcf72</meta:generator>
    <meta:document-statistic meta:table-count="3" meta:cell-count="3894" meta:object-count="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22cm" svg:y="0.316cm" chart:style-name="ch2">
          <text:p>Whole array transform mutliplication pass</text:p>
        </chart:title>
        <chart:legend chart:legend-position="end" svg:x="13.121cm" svg:y="2.878cm" style:legend-expansion="high" chart:style-name="ch3"/>
        <chart:plot-area chart:style-name="ch4" table:cell-range-address="RaatoPC.D69:RaatoPC.O75 RaatoPC.C70:RaatoPC.C75" chart:data-source-has-labels="both" svg:x="1.358cm" svg:y="1.635cm" svg:width="11.123cm" svg:height="6.177cm">
          <chartooo:coordinate-region svg:x="1.979cm" svg:y="1.847cm" svg:width="10.13cm" svg:height="5.292cm"/>
          <chart:axis chart:dimension="x" chart:name="primary-x" chart:style-name="ch5" chartooo:axis-type="auto">
            <chartooo:date-scale/>
            <chart:title svg:x="6.028cm" svg:y="7.993cm" chart:style-name="ch6">
              <text:p>Node count</text:p>
            </chart:title>
            <chart:categories table:cell-range-address="RaatoPC.D69:RaatoPC.O69"/>
          </chart:axis>
          <chart:axis chart:dimension="y" chart:name="primary-y" chart:style-name="ch5">
            <chart:title svg:x="0.451cm" svg:y="5.733cm" chart:style-name="ch7">
              <text:p>Duration (µs)</text:p>
            </chart:title>
            <chart:grid chart:style-name="ch8" chart:class="major"/>
          </chart:axis>
          <chart:series chart:style-name="ch9" chart:values-cell-range-address="RaatoPC.D70:RaatoPC.O70" chart:label-cell-address="RaatoPC.C70:RaatoPC.C70" chart:class="chart:line">
            <chart:data-point chart:repeated="12"/>
          </chart:series>
          <chart:series chart:style-name="ch10" chart:values-cell-range-address="RaatoPC.D71:RaatoPC.O71" chart:label-cell-address="RaatoPC.C71:RaatoPC.C71" chart:class="chart:line">
            <chart:data-point chart:repeated="12"/>
          </chart:series>
          <chart:series chart:style-name="ch11" chart:values-cell-range-address="RaatoPC.D72:RaatoPC.O72" chart:label-cell-address="RaatoPC.C72:RaatoPC.C72" chart:class="chart:line">
            <chart:data-point chart:repeated="12"/>
          </chart:series>
          <chart:series chart:style-name="ch12" chart:values-cell-range-address="RaatoPC.D73:RaatoPC.O73" chart:label-cell-address="RaatoPC.C73:RaatoPC.C73" chart:class="chart:line">
            <chart:data-point chart:repeated="12"/>
          </chart:series>
          <chart:series chart:style-name="ch13" chart:values-cell-range-address="RaatoPC.D74:RaatoPC.O74" chart:label-cell-address="RaatoPC.C74:RaatoPC.C74" chart:class="chart:line">
            <chart:data-point chart:repeated="12"/>
          </chart:series>
          <chart:series chart:style-name="ch14" chart:values-cell-range-address="RaatoPC.D75:RaatoPC.O75" chart:label-cell-address="RaatoPC.C75:RaatoPC.C75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69:RaatoPC.O6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70:RaatoPC.C70</svg:desc>
                </draw:g>
              </table:table-cell>
              <table:table-cell office:value-type="float" office:value="0.0809">
                <text:p>0.0809</text:p>
                <draw:g>
                  <svg:desc>RaatoPC.D70:RaatoPC.O70</svg:desc>
                </draw:g>
              </table:table-cell>
              <table:table-cell office:value-type="float" office:value="0.1923">
                <text:p>0.1923</text:p>
              </table:table-cell>
              <table:table-cell office:value-type="float" office:value="0.5339">
                <text:p>0.5339</text:p>
              </table:table-cell>
              <table:table-cell office:value-type="float" office:value="0.9808">
                <text:p>0.9808</text:p>
              </table:table-cell>
              <table:table-cell office:value-type="float" office:value="1.948">
                <text:p>1.948</text:p>
              </table:table-cell>
              <table:table-cell office:value-type="float" office:value="5.006">
                <text:p>5.006</text:p>
              </table:table-cell>
              <table:table-cell office:value-type="float" office:value="9.801">
                <text:p>9.801</text:p>
              </table:table-cell>
              <table:table-cell office:value-type="float" office:value="14.586">
                <text:p>14.586</text:p>
              </table:table-cell>
              <table:table-cell office:value-type="float" office:value="20.2996">
                <text:p>20.2996</text:p>
              </table:table-cell>
              <table:table-cell office:value-type="float" office:value="24.8051">
                <text:p>24.8051</text:p>
              </table:table-cell>
              <table:table-cell office:value-type="float" office:value="29.4844">
                <text:p>29.4844</text:p>
              </table:table-cell>
              <table:table-cell office:value-type="float" office:value="37.006">
                <text:p>37.006</text:p>
              </table:table-cell>
            </table:table-row>
            <table:table-row>
              <table:table-cell office:value-type="string">
                <text:p>Pooled</text:p>
                <draw:g>
                  <svg:desc>RaatoPC.C71:RaatoPC.C71</svg:desc>
                </draw:g>
              </table:table-cell>
              <table:table-cell office:value-type="float" office:value="0.16">
                <text:p>0.16</text:p>
                <draw:g>
                  <svg:desc>RaatoPC.D71:RaatoPC.O71</svg:desc>
                </draw:g>
              </table:table-cell>
              <table:table-cell office:value-type="float" office:value="0.3214">
                <text:p>0.3214</text:p>
              </table:table-cell>
              <table:table-cell office:value-type="float" office:value="0.7951">
                <text:p>0.7951</text:p>
              </table:table-cell>
              <table:table-cell office:value-type="float" office:value="1.5831">
                <text:p>1.5831</text:p>
              </table:table-cell>
              <table:table-cell office:value-type="float" office:value="3.103">
                <text:p>3.103</text:p>
              </table:table-cell>
              <table:table-cell office:value-type="float" office:value="8.4416">
                <text:p>8.4416</text:p>
              </table:table-cell>
              <table:table-cell office:value-type="float" office:value="17.86">
                <text:p>17.86</text:p>
              </table:table-cell>
              <table:table-cell office:value-type="float" office:value="26.3721">
                <text:p>26.3721</text:p>
              </table:table-cell>
              <table:table-cell office:value-type="float" office:value="34.8463">
                <text:p>34.8463</text:p>
              </table:table-cell>
              <table:table-cell office:value-type="float" office:value="44.6889">
                <text:p>44.6889</text:p>
              </table:table-cell>
              <table:table-cell office:value-type="float" office:value="55.5679">
                <text:p>55.5679</text:p>
              </table:table-cell>
              <table:table-cell office:value-type="float" office:value="66.1242">
                <text:p>66.1242</text:p>
              </table:table-cell>
            </table:table-row>
            <table:table-row>
              <table:table-cell office:value-type="string">
                <text:p>Naive</text:p>
                <draw:g>
                  <svg:desc>RaatoPC.C72:RaatoPC.C72</svg:desc>
                </draw:g>
              </table:table-cell>
              <table:table-cell office:value-type="float" office:value="0.1702">
                <text:p>0.1702</text:p>
                <draw:g>
                  <svg:desc>RaatoPC.D72:RaatoPC.O72</svg:desc>
                </draw:g>
              </table:table-cell>
              <table:table-cell office:value-type="float" office:value="0.3122">
                <text:p>0.3122</text:p>
              </table:table-cell>
              <table:table-cell office:value-type="float" office:value="0.7877">
                <text:p>0.7877</text:p>
              </table:table-cell>
              <table:table-cell office:value-type="float" office:value="1.5682">
                <text:p>1.5682</text:p>
              </table:table-cell>
              <table:table-cell office:value-type="float" office:value="3.1824">
                <text:p>3.1824</text:p>
              </table:table-cell>
              <table:table-cell office:value-type="float" office:value="8.4062">
                <text:p>8.4062</text:p>
              </table:table-cell>
              <table:table-cell office:value-type="float" office:value="17.4896">
                <text:p>17.4896</text:p>
              </table:table-cell>
              <table:table-cell office:value-type="float" office:value="26.5955">
                <text:p>26.5955</text:p>
              </table:table-cell>
              <table:table-cell office:value-type="float" office:value="36.1651">
                <text:p>36.1651</text:p>
              </table:table-cell>
              <table:table-cell office:value-type="float" office:value="45.806">
                <text:p>45.806</text:p>
              </table:table-cell>
              <table:table-cell office:value-type="float" office:value="58.373">
                <text:p>58.373</text:p>
              </table:table-cell>
              <table:table-cell office:value-type="float" office:value="67.415">
                <text:p>67.415</text:p>
              </table:table-cell>
            </table:table-row>
            <table:table-row>
              <table:table-cell office:value-type="string">
                <text:p>Flat 10</text:p>
                <draw:g>
                  <svg:desc>RaatoPC.C73:RaatoPC.C73</svg:desc>
                </draw:g>
              </table:table-cell>
              <table:table-cell office:value-type="float" office:value="0.0858">
                <text:p>0.0858</text:p>
                <draw:g>
                  <svg:desc>RaatoPC.D73:RaatoPC.O73</svg:desc>
                </draw:g>
              </table:table-cell>
              <table:table-cell office:value-type="float" office:value="0.186">
                <text:p>0.186</text:p>
              </table:table-cell>
              <table:table-cell office:value-type="float" office:value="0.5015">
                <text:p>0.5015</text:p>
              </table:table-cell>
              <table:table-cell office:value-type="float" office:value="0.9742">
                <text:p>0.9742</text:p>
              </table:table-cell>
              <table:table-cell office:value-type="float" office:value="1.9568">
                <text:p>1.9568</text:p>
              </table:table-cell>
              <table:table-cell office:value-type="float" office:value="4.9166">
                <text:p>4.9166</text:p>
              </table:table-cell>
              <table:table-cell office:value-type="float" office:value="10.0438">
                <text:p>10.0438</text:p>
              </table:table-cell>
              <table:table-cell office:value-type="float" office:value="14.9065">
                <text:p>14.9065</text:p>
              </table:table-cell>
              <table:table-cell office:value-type="float" office:value="19.7822">
                <text:p>19.7822</text:p>
              </table:table-cell>
              <table:table-cell office:value-type="float" office:value="24.2497">
                <text:p>24.2497</text:p>
              </table:table-cell>
              <table:table-cell office:value-type="float" office:value="29.5426">
                <text:p>29.5426</text:p>
              </table:table-cell>
              <table:table-cell office:value-type="float" office:value="34.4476">
                <text:p>34.4476</text:p>
              </table:table-cell>
            </table:table-row>
            <table:table-row>
              <table:table-cell office:value-type="string">
                <text:p>Pooled 10</text:p>
                <draw:g>
                  <svg:desc>RaatoPC.C74:RaatoPC.C74</svg:desc>
                </draw:g>
              </table:table-cell>
              <table:table-cell office:value-type="float" office:value="0.1051">
                <text:p>0.1051</text:p>
                <draw:g>
                  <svg:desc>RaatoPC.D74:RaatoPC.O74</svg:desc>
                </draw:g>
              </table:table-cell>
              <table:table-cell office:value-type="float" office:value="0.1973">
                <text:p>0.1973</text:p>
              </table:table-cell>
              <table:table-cell office:value-type="float" office:value="0.4624">
                <text:p>0.4624</text:p>
              </table:table-cell>
              <table:table-cell office:value-type="float" office:value="0.9294">
                <text:p>0.9294</text:p>
              </table:table-cell>
              <table:table-cell office:value-type="float" office:value="1.9168">
                <text:p>1.9168</text:p>
              </table:table-cell>
              <table:table-cell office:value-type="float" office:value="5.7785">
                <text:p>5.7785</text:p>
              </table:table-cell>
              <table:table-cell office:value-type="float" office:value="14.0344">
                <text:p>14.0344</text:p>
              </table:table-cell>
              <table:table-cell office:value-type="float" office:value="22.4551">
                <text:p>22.4551</text:p>
              </table:table-cell>
              <table:table-cell office:value-type="float" office:value="31.3586">
                <text:p>31.3586</text:p>
              </table:table-cell>
              <table:table-cell office:value-type="float" office:value="42.5417">
                <text:p>42.5417</text:p>
              </table:table-cell>
              <table:table-cell office:value-type="float" office:value="53.0398">
                <text:p>53.0398</text:p>
              </table:table-cell>
              <table:table-cell office:value-type="float" office:value="65.6432">
                <text:p>65.6432</text:p>
              </table:table-cell>
            </table:table-row>
            <table:table-row>
              <table:table-cell office:value-type="string">
                <text:p>Naive 10</text:p>
                <draw:g>
                  <svg:desc>RaatoPC.C75:RaatoPC.C75</svg:desc>
                </draw:g>
              </table:table-cell>
              <table:table-cell office:value-type="float" office:value="0.1179">
                <text:p>0.1179</text:p>
                <draw:g>
                  <svg:desc>RaatoPC.D75:RaatoPC.O75</svg:desc>
                </draw:g>
              </table:table-cell>
              <table:table-cell office:value-type="float" office:value="0.2117">
                <text:p>0.2117</text:p>
              </table:table-cell>
              <table:table-cell office:value-type="float" office:value="0.4795">
                <text:p>0.4795</text:p>
              </table:table-cell>
              <table:table-cell office:value-type="float" office:value="0.9181">
                <text:p>0.9181</text:p>
              </table:table-cell>
              <table:table-cell office:value-type="float" office:value="1.9595">
                <text:p>1.9595</text:p>
              </table:table-cell>
              <table:table-cell office:value-type="float" office:value="5.996">
                <text:p>5.996</text:p>
              </table:table-cell>
              <table:table-cell office:value-type="float" office:value="13.9763">
                <text:p>13.9763</text:p>
              </table:table-cell>
              <table:table-cell office:value-type="float" office:value="22.7839">
                <text:p>22.7839</text:p>
              </table:table-cell>
              <table:table-cell office:value-type="float" office:value="33.1796">
                <text:p>33.1796</text:p>
              </table:table-cell>
              <table:table-cell office:value-type="float" office:value="43.8441">
                <text:p>43.8441</text:p>
              </table:table-cell>
              <table:table-cell office:value-type="float" office:value="54.5649">
                <text:p>54.5649</text:p>
              </table:table-cell>
              <table:table-cell office:value-type="float" office:value="66.5082">
                <text:p>66.50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Find count</text:p>
        </chart:title>
        <chart:legend chart:legend-position="end" svg:x="12.857cm" svg:y="3.14cm" style:legend-expansion="high" chart:style-name="ch3"/>
        <chart:plot-area chart:style-name="ch4" table:cell-range-address="RaatoPC.D47:RaatoPC.M52 RaatoPC.C48:RaatoPC.C52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C.D47:RaatoPC.M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48:RaatoPC.M48" chart:label-cell-address="RaatoPC.C48:RaatoPC.C48" chart:class="chart:line">
            <chart:data-point chart:repeated="10"/>
          </chart:series>
          <chart:series chart:style-name="ch8" chart:values-cell-range-address="RaatoPC.D49:RaatoPC.M49" chart:label-cell-address="RaatoPC.C49:RaatoPC.C49" chart:class="chart:line">
            <chart:data-point chart:repeated="10"/>
          </chart:series>
          <chart:series chart:style-name="ch9" chart:values-cell-range-address="RaatoPC.D50:RaatoPC.M50" chart:label-cell-address="RaatoPC.C50:RaatoPC.C50" chart:class="chart:line">
            <chart:data-point chart:repeated="10"/>
          </chart:series>
          <chart:series chart:style-name="ch10" chart:values-cell-range-address="RaatoPC.D51:RaatoPC.M51" chart:label-cell-address="RaatoPC.C51:RaatoPC.C51" chart:class="chart:line">
            <chart:data-point chart:repeated="10"/>
          </chart:series>
          <chart:series chart:style-name="ch11" chart:values-cell-range-address="RaatoPC.D52:RaatoPC.M52" chart:label-cell-address="RaatoPC.C52:RaatoPC.C5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47:RaatoPC.M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48:RaatoPC.C48</svg:desc>
                </draw:g>
              </table:table-cell>
              <table:table-cell office:value-type="float" office:value="0.0127">
                <text:p>0.0127</text:p>
                <draw:g>
                  <svg:desc>RaatoPC.D48:RaatoPC.M48</svg:desc>
                </draw:g>
              </table:table-cell>
              <table:table-cell office:value-type="float" office:value="0.0133">
                <text:p>0.0133</text:p>
              </table:table-cell>
              <table:table-cell office:value-type="float" office:value="0.0133">
                <text:p>0.0133</text:p>
              </table:table-cell>
              <table:table-cell office:value-type="float" office:value="0.0129">
                <text:p>0.0129</text:p>
              </table:table-cell>
              <table:table-cell office:value-type="float" office:value="0.0131">
                <text:p>0.0131</text:p>
              </table:table-cell>
              <table:table-cell office:value-type="float" office:value="0.0127">
                <text:p>0.0127</text:p>
              </table:table-cell>
              <table:table-cell office:value-type="float" office:value="0.0122">
                <text:p>0.0122</text:p>
              </table:table-cell>
              <table:table-cell office:value-type="float" office:value="0.0124">
                <text:p>0.0124</text:p>
              </table:table-cell>
              <table:table-cell office:value-type="float" office:value="0.0175">
                <text:p>0.0175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Flat cached</text:p>
                <draw:g>
                  <svg:desc>RaatoPC.C49:RaatoPC.C49</svg:desc>
                </draw:g>
              </table:table-cell>
              <table:table-cell office:value-type="float" office:value="0.0127">
                <text:p>0.0127</text:p>
                <draw:g>
                  <svg:desc>RaatoPC.D49:RaatoPC.M49</svg:desc>
                </draw:g>
              </table:table-cell>
              <table:table-cell office:value-type="float" office:value="0.0132">
                <text:p>0.0132</text:p>
              </table:table-cell>
              <table:table-cell office:value-type="float" office:value="0.0134">
                <text:p>0.0134</text:p>
              </table:table-cell>
              <table:table-cell office:value-type="float" office:value="0.0139">
                <text:p>0.0139</text:p>
              </table:table-cell>
              <table:table-cell office:value-type="float" office:value="0.0128">
                <text:p>0.0128</text:p>
              </table:table-cell>
              <table:table-cell office:value-type="float" office:value="0.0108">
                <text:p>0.0108</text:p>
              </table:table-cell>
              <table:table-cell office:value-type="float" office:value="0.0123">
                <text:p>0.0123</text:p>
              </table:table-cell>
              <table:table-cell office:value-type="float" office:value="0.0124">
                <text:p>0.0124</text:p>
              </table:table-cell>
              <table:table-cell office:value-type="float" office:value="0.0177">
                <text:p>0.017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Flat cold</text:p>
                <draw:g>
                  <svg:desc>RaatoPC.C50:RaatoPC.C50</svg:desc>
                </draw:g>
              </table:table-cell>
              <table:table-cell office:value-type="float" office:value="0.0126">
                <text:p>0.0126</text:p>
                <draw:g>
                  <svg:desc>RaatoPC.D50:RaatoPC.M50</svg:desc>
                </draw:g>
              </table:table-cell>
              <table:table-cell office:value-type="float" office:value="0.0127">
                <text:p>0.0127</text:p>
              </table:table-cell>
              <table:table-cell office:value-type="float" office:value="0.0136">
                <text:p>0.0136</text:p>
              </table:table-cell>
              <table:table-cell office:value-type="float" office:value="0.0139">
                <text:p>0.0139</text:p>
              </table:table-cell>
              <table:table-cell office:value-type="float" office:value="0.0142">
                <text:p>0.0142</text:p>
              </table:table-cell>
              <table:table-cell office:value-type="float" office:value="0.0109">
                <text:p>0.0109</text:p>
              </table:table-cell>
              <table:table-cell office:value-type="float" office:value="0.0124">
                <text:p>0.0124</text:p>
              </table:table-cell>
              <table:table-cell office:value-type="float" office:value="0.0141">
                <text:p>0.0141</text:p>
              </table:table-cell>
              <table:table-cell office:value-type="float" office:value="0.0149">
                <text:p>0.0149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Pooled</text:p>
                <draw:g>
                  <svg:desc>RaatoPC.C51:RaatoPC.C51</svg:desc>
                </draw:g>
              </table:table-cell>
              <table:table-cell office:value-type="float" office:value="0.0953">
                <text:p>0.0953</text:p>
                <draw:g>
                  <svg:desc>RaatoPC.D51:RaatoPC.M51</svg:desc>
                </draw:g>
              </table:table-cell>
              <table:table-cell office:value-type="float" office:value="0.2648">
                <text:p>0.2648</text:p>
              </table:table-cell>
              <table:table-cell office:value-type="float" office:value="0.453">
                <text:p>0.453</text:p>
              </table:table-cell>
              <table:table-cell office:value-type="float" office:value="0.8579">
                <text:p>0.8579</text:p>
              </table:table-cell>
              <table:table-cell office:value-type="float" office:value="2.9403">
                <text:p>2.9403</text:p>
              </table:table-cell>
              <table:table-cell office:value-type="float" office:value="8.5399">
                <text:p>8.5399</text:p>
              </table:table-cell>
              <table:table-cell office:value-type="float" office:value="24.6019">
                <text:p>24.6019</text:p>
              </table:table-cell>
              <table:table-cell office:value-type="float" office:value="83.8108">
                <text:p>83.8108</text:p>
              </table:table-cell>
              <table:table-cell office:value-type="float" office:value="182.2433">
                <text:p>182.2433</text:p>
              </table:table-cell>
              <table:table-cell office:value-type="float" office:value="385.6235">
                <text:p>385.6235</text:p>
              </table:table-cell>
            </table:table-row>
            <table:table-row>
              <table:table-cell office:value-type="string">
                <text:p>Naive</text:p>
                <draw:g>
                  <svg:desc>RaatoPC.C52:RaatoPC.C52</svg:desc>
                </draw:g>
              </table:table-cell>
              <table:table-cell office:value-type="float" office:value="0.0934">
                <text:p>0.0934</text:p>
                <draw:g>
                  <svg:desc>RaatoPC.D52:RaatoPC.M52</svg:desc>
                </draw:g>
              </table:table-cell>
              <table:table-cell office:value-type="float" office:value="0.2617">
                <text:p>0.2617</text:p>
              </table:table-cell>
              <table:table-cell office:value-type="float" office:value="0.4522">
                <text:p>0.4522</text:p>
              </table:table-cell>
              <table:table-cell office:value-type="float" office:value="0.8572">
                <text:p>0.8572</text:p>
              </table:table-cell>
              <table:table-cell office:value-type="float" office:value="3.095">
                <text:p>3.095</text:p>
              </table:table-cell>
              <table:table-cell office:value-type="float" office:value="8.7622">
                <text:p>8.7622</text:p>
              </table:table-cell>
              <table:table-cell office:value-type="float" office:value="25.6697">
                <text:p>25.6697</text:p>
              </table:table-cell>
              <table:table-cell office:value-type="float" office:value="84.8003">
                <text:p>84.8003</text:p>
              </table:table-cell>
              <table:table-cell office:value-type="float" office:value="181.9161">
                <text:p>181.9161</text:p>
              </table:table-cell>
              <table:table-cell office:value-type="float" office:value="387.013">
                <text:p>387.01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402cm" style:legend-expansion="high" chart:style-name="ch3"/>
        <chart:plot-area chart:style-name="ch4" table:cell-range-address="RaatoPC.D109:RaatoPC.M113 RaatoPC.C110:RaatoPC.C113" chart:data-source-has-labels="both" svg:x="0.77cm" svg:y="1.635cm" svg:width="11.447cm" svg:height="6.765cm">
          <chartooo:coordinate-region svg:x="1.497cm" svg:y="1.847cm" svg:width="10.255cm" svg:height="5.88cm"/>
          <chart:axis chart:dimension="x" chart:name="primary-x" chart:style-name="ch5" chartooo:axis-type="auto">
            <chartooo:date-scale/>
            <chart:categories table:cell-range-address="RaatoPC.D109:RaatoPC.M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10:RaatoPC.M110" chart:label-cell-address="RaatoPC.C110:RaatoPC.C110" chart:class="chart:line">
            <chart:data-point chart:repeated="10"/>
          </chart:series>
          <chart:series chart:style-name="ch8" chart:values-cell-range-address="RaatoPC.D111:RaatoPC.M111" chart:label-cell-address="RaatoPC.C111:RaatoPC.C111" chart:class="chart:line">
            <chart:data-point chart:repeated="10"/>
          </chart:series>
          <chart:series chart:style-name="ch9" chart:values-cell-range-address="RaatoPC.D112:RaatoPC.M112" chart:label-cell-address="RaatoPC.C112:RaatoPC.C112" chart:class="chart:line">
            <chart:data-point chart:repeated="10"/>
          </chart:series>
          <chart:series chart:style-name="ch10" chart:values-cell-range-address="RaatoPC.D113:RaatoPC.M113" chart:label-cell-address="RaatoPC.C113:RaatoPC.C1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09:RaatoPC.M10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10:RaatoPC.C110</svg:desc>
                </draw:g>
              </table:table-cell>
              <table:table-cell office:value-type="float" office:value="0.0638">
                <text:p>0.0638</text:p>
                <draw:g>
                  <svg:desc>RaatoPC.D110:RaatoPC.M110</svg:desc>
                </draw:g>
              </table:table-cell>
              <table:table-cell office:value-type="float" office:value="0.0934">
                <text:p>0.0934</text:p>
              </table:table-cell>
              <table:table-cell office:value-type="float" office:value="0.0965">
                <text:p>0.0965</text:p>
              </table:table-cell>
              <table:table-cell office:value-type="float" office:value="0.1238">
                <text:p>0.1238</text:p>
              </table:table-cell>
              <table:table-cell office:value-type="float" office:value="0.2033">
                <text:p>0.2033</text:p>
              </table:table-cell>
              <table:table-cell office:value-type="float" office:value="0.3327">
                <text:p>0.3327</text:p>
              </table:table-cell>
              <table:table-cell office:value-type="float" office:value="0.5751">
                <text:p>0.5751</text:p>
              </table:table-cell>
              <table:table-cell office:value-type="float" office:value="1.2541">
                <text:p>1.2541</text:p>
              </table:table-cell>
              <table:table-cell office:value-type="float" office:value="2.2206">
                <text:p>2.2206</text:p>
              </table:table-cell>
              <table:table-cell office:value-type="float" office:value="4.231">
                <text:p>4.231</text:p>
              </table:table-cell>
            </table:table-row>
            <table:table-row>
              <table:table-cell office:value-type="string">
                <text:p>Flat cached</text:p>
                <draw:g>
                  <svg:desc>RaatoPC.C111:RaatoPC.C111</svg:desc>
                </draw:g>
              </table:table-cell>
              <table:table-cell office:value-type="float" office:value="0.0636">
                <text:p>0.0636</text:p>
                <draw:g>
                  <svg:desc>RaatoPC.D111:RaatoPC.M111</svg:desc>
                </draw:g>
              </table:table-cell>
              <table:table-cell office:value-type="float" office:value="0.0743">
                <text:p>0.0743</text:p>
              </table:table-cell>
              <table:table-cell office:value-type="float" office:value="0.092">
                <text:p>0.092</text:p>
              </table:table-cell>
              <table:table-cell office:value-type="float" office:value="0.1179">
                <text:p>0.1179</text:p>
              </table:table-cell>
              <table:table-cell office:value-type="float" office:value="0.1924">
                <text:p>0.1924</text:p>
              </table:table-cell>
              <table:table-cell office:value-type="float" office:value="0.3185">
                <text:p>0.3185</text:p>
              </table:table-cell>
              <table:table-cell office:value-type="float" office:value="0.577">
                <text:p>0.577</text:p>
              </table:table-cell>
              <table:table-cell office:value-type="float" office:value="1.252">
                <text:p>1.252</text:p>
              </table:table-cell>
              <table:table-cell office:value-type="float" office:value="2.1723">
                <text:p>2.1723</text:p>
              </table:table-cell>
              <table:table-cell office:value-type="float" office:value="4.2629">
                <text:p>4.2629</text:p>
              </table:table-cell>
            </table:table-row>
            <table:table-row>
              <table:table-cell office:value-type="string">
                <text:p>Pooled</text:p>
                <draw:g>
                  <svg:desc>RaatoPC.C112:RaatoPC.C112</svg:desc>
                </draw:g>
              </table:table-cell>
              <table:table-cell office:value-type="float" office:value="0.1278">
                <text:p>0.1278</text:p>
                <draw:g>
                  <svg:desc>RaatoPC.D112:RaatoPC.M112</svg:desc>
                </draw:g>
              </table:table-cell>
              <table:table-cell office:value-type="float" office:value="0.1008">
                <text:p>0.1008</text:p>
              </table:table-cell>
              <table:table-cell office:value-type="float" office:value="0.1044">
                <text:p>0.1044</text:p>
              </table:table-cell>
              <table:table-cell office:value-type="float" office:value="0.1084">
                <text:p>0.1084</text:p>
              </table:table-cell>
              <table:table-cell office:value-type="float" office:value="0.1198">
                <text:p>0.1198</text:p>
              </table:table-cell>
              <table:table-cell office:value-type="float" office:value="0.1374">
                <text:p>0.1374</text:p>
              </table:table-cell>
              <table:table-cell office:value-type="float" office:value="0.1468">
                <text:p>0.1468</text:p>
              </table:table-cell>
              <table:table-cell office:value-type="float" office:value="0.1946">
                <text:p>0.1946</text:p>
              </table:table-cell>
              <table:table-cell office:value-type="float" office:value="0.2422">
                <text:p>0.2422</text:p>
              </table:table-cell>
              <table:table-cell office:value-type="float" office:value="0.2982">
                <text:p>0.2982</text:p>
              </table:table-cell>
            </table:table-row>
            <table:table-row>
              <table:table-cell office:value-type="string">
                <text:p>Naive</text:p>
                <draw:g>
                  <svg:desc>RaatoPC.C113:RaatoPC.C113</svg:desc>
                </draw:g>
              </table:table-cell>
              <table:table-cell office:value-type="float" office:value="0.0295">
                <text:p>0.0295</text:p>
                <draw:g>
                  <svg:desc>RaatoPC.D113:RaatoPC.M113</svg:desc>
                </draw:g>
              </table:table-cell>
              <table:table-cell office:value-type="float" office:value="0.0302">
                <text:p>0.0302</text:p>
              </table:table-cell>
              <table:table-cell office:value-type="float" office:value="0.0313">
                <text:p>0.0313</text:p>
              </table:table-cell>
              <table:table-cell office:value-type="float" office:value="0.0318">
                <text:p>0.0318</text:p>
              </table:table-cell>
              <table:table-cell office:value-type="float" office:value="0.0347">
                <text:p>0.0347</text:p>
              </table:table-cell>
              <table:table-cell office:value-type="float" office:value="0.0399">
                <text:p>0.0399</text:p>
              </table:table-cell>
              <table:table-cell office:value-type="float" office:value="0.0565">
                <text:p>0.0565</text:p>
              </table:table-cell>
              <table:table-cell office:value-type="float" office:value="0.1313">
                <text:p>0.1313</text:p>
              </table:table-cell>
              <table:table-cell office:value-type="float" office:value="0.1935">
                <text:p>0.1935</text:p>
              </table:table-cell>
              <table:table-cell office:value-type="float" office:value="0.2474">
                <text:p>0.247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402cm" style:legend-expansion="high" chart:style-name="ch3"/>
        <chart:plot-area chart:style-name="ch4" table:cell-range-address="RaatoPC.D115:RaatoPC.M119 RaatoPC.C116:RaatoPC.C119" chart:data-source-has-labels="both" svg:x="0.77cm" svg:y="1.635cm" svg:width="11.447cm" svg:height="6.765cm">
          <chartooo:coordinate-region svg:x="1.497cm" svg:y="1.847cm" svg:width="10.255cm" svg:height="5.88cm"/>
          <chart:axis chart:dimension="x" chart:name="primary-x" chart:style-name="ch5" chartooo:axis-type="auto">
            <chartooo:date-scale/>
            <chart:categories table:cell-range-address="RaatoPC.D115:RaatoPC.M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16:RaatoPC.M116" chart:label-cell-address="RaatoPC.C116:RaatoPC.C116" chart:class="chart:line">
            <chart:data-point chart:repeated="10"/>
          </chart:series>
          <chart:series chart:style-name="ch8" chart:values-cell-range-address="RaatoPC.D117:RaatoPC.M117" chart:label-cell-address="RaatoPC.C117:RaatoPC.C117" chart:class="chart:line">
            <chart:data-point chart:repeated="10"/>
          </chart:series>
          <chart:series chart:style-name="ch9" chart:values-cell-range-address="RaatoPC.D118:RaatoPC.M118" chart:label-cell-address="RaatoPC.C118:RaatoPC.C118" chart:class="chart:line">
            <chart:data-point chart:repeated="10"/>
          </chart:series>
          <chart:series chart:style-name="ch10" chart:values-cell-range-address="RaatoPC.D119:RaatoPC.M119" chart:label-cell-address="RaatoPC.C119:RaatoPC.C11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15:RaatoPC.M11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16:RaatoPC.C116</svg:desc>
                </draw:g>
              </table:table-cell>
              <table:table-cell office:value-type="float" office:value="0.0515">
                <text:p>0.0515</text:p>
                <draw:g>
                  <svg:desc>RaatoPC.D116:RaatoPC.M116</svg:desc>
                </draw:g>
              </table:table-cell>
              <table:table-cell office:value-type="float" office:value="0.0667">
                <text:p>0.0667</text:p>
              </table:table-cell>
              <table:table-cell office:value-type="float" office:value="0.0667">
                <text:p>0.0667</text:p>
              </table:table-cell>
              <table:table-cell office:value-type="float" office:value="0.0707">
                <text:p>0.0707</text:p>
              </table:table-cell>
              <table:table-cell office:value-type="float" office:value="0.1022">
                <text:p>0.1022</text:p>
              </table:table-cell>
              <table:table-cell office:value-type="float" office:value="0.1377">
                <text:p>0.1377</text:p>
              </table:table-cell>
              <table:table-cell office:value-type="float" office:value="0.2087">
                <text:p>0.2087</text:p>
              </table:table-cell>
              <table:table-cell office:value-type="float" office:value="0.4252">
                <text:p>0.4252</text:p>
              </table:table-cell>
              <table:table-cell office:value-type="float" office:value="1.0519">
                <text:p>1.0519</text:p>
              </table:table-cell>
              <table:table-cell office:value-type="float" office:value="1.9276">
                <text:p>1.9276</text:p>
              </table:table-cell>
            </table:table-row>
            <table:table-row>
              <table:table-cell office:value-type="string">
                <text:p>Flat cached</text:p>
                <draw:g>
                  <svg:desc>RaatoPC.C117:RaatoPC.C117</svg:desc>
                </draw:g>
              </table:table-cell>
              <table:table-cell office:value-type="float" office:value="0.038">
                <text:p>0.038</text:p>
                <draw:g>
                  <svg:desc>RaatoPC.D117:RaatoPC.M117</svg:desc>
                </draw:g>
              </table:table-cell>
              <table:table-cell office:value-type="float" office:value="0.0454">
                <text:p>0.0454</text:p>
              </table:table-cell>
              <table:table-cell office:value-type="float" office:value="0.0538">
                <text:p>0.0538</text:p>
              </table:table-cell>
              <table:table-cell office:value-type="float" office:value="0.063">
                <text:p>0.063</text:p>
              </table:table-cell>
              <table:table-cell office:value-type="float" office:value="0.0901">
                <text:p>0.0901</text:p>
              </table:table-cell>
              <table:table-cell office:value-type="float" office:value="0.1242">
                <text:p>0.1242</text:p>
              </table:table-cell>
              <table:table-cell office:value-type="float" office:value="0.1981">
                <text:p>0.1981</text:p>
              </table:table-cell>
              <table:table-cell office:value-type="float" office:value="0.5216">
                <text:p>0.5216</text:p>
              </table:table-cell>
              <table:table-cell office:value-type="float" office:value="0.9272">
                <text:p>0.9272</text:p>
              </table:table-cell>
              <table:table-cell office:value-type="float" office:value="1.9676">
                <text:p>1.9676</text:p>
              </table:table-cell>
            </table:table-row>
            <table:table-row>
              <table:table-cell office:value-type="string">
                <text:p>Pooled</text:p>
                <draw:g>
                  <svg:desc>RaatoPC.C118:RaatoPC.C118</svg:desc>
                </draw:g>
              </table:table-cell>
              <table:table-cell office:value-type="float" office:value="0.1425">
                <text:p>0.1425</text:p>
                <draw:g>
                  <svg:desc>RaatoPC.D118:RaatoPC.M118</svg:desc>
                </draw:g>
              </table:table-cell>
              <table:table-cell office:value-type="float" office:value="0.2027">
                <text:p>0.2027</text:p>
              </table:table-cell>
              <table:table-cell office:value-type="float" office:value="0.2587">
                <text:p>0.2587</text:p>
              </table:table-cell>
              <table:table-cell office:value-type="float" office:value="0.3341">
                <text:p>0.3341</text:p>
              </table:table-cell>
              <table:table-cell office:value-type="float" office:value="0.4927">
                <text:p>0.4927</text:p>
              </table:table-cell>
              <table:table-cell office:value-type="float" office:value="0.6663">
                <text:p>0.6663</text:p>
              </table:table-cell>
              <table:table-cell office:value-type="float" office:value="0.9128">
                <text:p>0.9128</text:p>
              </table:table-cell>
              <table:table-cell office:value-type="float" office:value="1.3876">
                <text:p>1.3876</text:p>
              </table:table-cell>
              <table:table-cell office:value-type="float" office:value="1.1784">
                <text:p>1.1784</text:p>
              </table:table-cell>
              <table:table-cell office:value-type="float" office:value="2.1932">
                <text:p>2.1932</text:p>
              </table:table-cell>
            </table:table-row>
            <table:table-row>
              <table:table-cell office:value-type="string">
                <text:p>Naive</text:p>
                <draw:g>
                  <svg:desc>RaatoPC.C119:RaatoPC.C119</svg:desc>
                </draw:g>
              </table:table-cell>
              <table:table-cell office:value-type="float" office:value="0.0504">
                <text:p>0.0504</text:p>
                <draw:g>
                  <svg:desc>RaatoPC.D119:RaatoPC.M119</svg:desc>
                </draw:g>
              </table:table-cell>
              <table:table-cell office:value-type="float" office:value="0.0775">
                <text:p>0.0775</text:p>
              </table:table-cell>
              <table:table-cell office:value-type="float" office:value="0.096">
                <text:p>0.096</text:p>
              </table:table-cell>
              <table:table-cell office:value-type="float" office:value="0.1204">
                <text:p>0.1204</text:p>
              </table:table-cell>
              <table:table-cell office:value-type="float" office:value="0.1761">
                <text:p>0.1761</text:p>
              </table:table-cell>
              <table:table-cell office:value-type="float" office:value="0.252">
                <text:p>0.252</text:p>
              </table:table-cell>
              <table:table-cell office:value-type="float" office:value="0.3419">
                <text:p>0.3419</text:p>
              </table:table-cell>
              <table:table-cell office:value-type="float" office:value="0.5608">
                <text:p>0.5608</text:p>
              </table:table-cell>
              <table:table-cell office:value-type="float" office:value="0.4905">
                <text:p>0.4905</text:p>
              </table:table-cell>
              <table:table-cell office:value-type="float" office:value="1.0296">
                <text:p>1.029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402cm" style:legend-expansion="high" chart:style-name="ch3"/>
        <chart:plot-area chart:style-name="ch4" table:cell-range-address="RaatoPC.D131:RaatoPC.M135 RaatoPC.C132:RaatoPC.C135" chart:data-source-has-labels="both" svg:x="0.77cm" svg:y="1.635cm" svg:width="11.447cm" svg:height="6.765cm">
          <chartooo:coordinate-region svg:x="1.391cm" svg:y="1.847cm" svg:width="10.361cm" svg:height="5.88cm"/>
          <chart:axis chart:dimension="x" chart:name="primary-x" chart:style-name="ch5" chartooo:axis-type="auto">
            <chartooo:date-scale/>
            <chart:categories table:cell-range-address="RaatoPC.D131:RaatoPC.M1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32:RaatoPC.M132" chart:label-cell-address="RaatoPC.C132:RaatoPC.C132" chart:class="chart:line">
            <chart:data-point chart:repeated="10"/>
          </chart:series>
          <chart:series chart:style-name="ch8" chart:values-cell-range-address="RaatoPC.D133:RaatoPC.M133" chart:label-cell-address="RaatoPC.C133:RaatoPC.C133" chart:class="chart:line">
            <chart:data-point chart:repeated="10"/>
          </chart:series>
          <chart:series chart:style-name="ch9" chart:values-cell-range-address="RaatoPC.D134:RaatoPC.M134" chart:label-cell-address="RaatoPC.C134:RaatoPC.C134" chart:class="chart:line">
            <chart:data-point chart:repeated="10"/>
          </chart:series>
          <chart:series chart:style-name="ch10" chart:values-cell-range-address="RaatoPC.D135:RaatoPC.M135" chart:label-cell-address="RaatoPC.C135:RaatoPC.C13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31:RaatoPC.M13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32:RaatoPC.C132</svg:desc>
                </draw:g>
              </table:table-cell>
              <table:table-cell office:value-type="float" office:value="0.0968">
                <text:p>0.0968</text:p>
                <draw:g>
                  <svg:desc>RaatoPC.D132:RaatoPC.M132</svg:desc>
                </draw:g>
              </table:table-cell>
              <table:table-cell office:value-type="float" office:value="0.2362">
                <text:p>0.2362</text:p>
              </table:table-cell>
              <table:table-cell office:value-type="float" office:value="0.3271">
                <text:p>0.3271</text:p>
              </table:table-cell>
              <table:table-cell office:value-type="float" office:value="0.5315">
                <text:p>0.5315</text:p>
              </table:table-cell>
              <table:table-cell office:value-type="float" office:value="1.2228">
                <text:p>1.2228</text:p>
              </table:table-cell>
              <table:table-cell office:value-type="float" office:value="2.4403">
                <text:p>2.4403</text:p>
              </table:table-cell>
              <table:table-cell office:value-type="float" office:value="4.35">
                <text:p>4.35</text:p>
              </table:table-cell>
              <table:table-cell office:value-type="float" office:value="10.0069">
                <text:p>10.0069</text:p>
              </table:table-cell>
              <table:table-cell office:value-type="float" office:value="12.1403">
                <text:p>12.1403</text:p>
              </table:table-cell>
              <table:table-cell office:value-type="float" office:value="28.6844">
                <text:p>28.6844</text:p>
              </table:table-cell>
            </table:table-row>
            <table:table-row>
              <table:table-cell office:value-type="string">
                <text:p>Flat cached</text:p>
                <draw:g>
                  <svg:desc>RaatoPC.C133:RaatoPC.C133</svg:desc>
                </draw:g>
              </table:table-cell>
              <table:table-cell office:value-type="float" office:value="0.0667">
                <text:p>0.0667</text:p>
                <draw:g>
                  <svg:desc>RaatoPC.D133:RaatoPC.M133</svg:desc>
                </draw:g>
              </table:table-cell>
              <table:table-cell office:value-type="float" office:value="0.0701">
                <text:p>0.0701</text:p>
              </table:table-cell>
              <table:table-cell office:value-type="float" office:value="0.0677">
                <text:p>0.0677</text:p>
              </table:table-cell>
              <table:table-cell office:value-type="float" office:value="0.0662">
                <text:p>0.0662</text:p>
              </table:table-cell>
              <table:table-cell office:value-type="float" office:value="0.0654">
                <text:p>0.0654</text:p>
              </table:table-cell>
              <table:table-cell office:value-type="float" office:value="0.0671">
                <text:p>0.0671</text:p>
              </table:table-cell>
              <table:table-cell office:value-type="float" office:value="0.0664">
                <text:p>0.0664</text:p>
              </table:table-cell>
              <table:table-cell office:value-type="float" office:value="0.0713">
                <text:p>0.0713</text:p>
              </table:table-cell>
              <table:table-cell office:value-type="float" office:value="0.0669">
                <text:p>0.0669</text:p>
              </table:table-cell>
              <table:table-cell office:value-type="float" office:value="0.0686">
                <text:p>0.0686</text:p>
              </table:table-cell>
            </table:table-row>
            <table:table-row>
              <table:table-cell office:value-type="string">
                <text:p>Pooled</text:p>
                <draw:g>
                  <svg:desc>RaatoPC.C134:RaatoPC.C134</svg:desc>
                </draw:g>
              </table:table-cell>
              <table:table-cell office:value-type="float" office:value="0.0465">
                <text:p>0.0465</text:p>
                <draw:g>
                  <svg:desc>RaatoPC.D134:RaatoPC.M134</svg:desc>
                </draw:g>
              </table:table-cell>
              <table:table-cell office:value-type="float" office:value="0.0514">
                <text:p>0.0514</text:p>
              </table:table-cell>
              <table:table-cell office:value-type="float" office:value="0.052">
                <text:p>0.052</text:p>
              </table:table-cell>
              <table:table-cell office:value-type="float" office:value="0.0517">
                <text:p>0.0517</text:p>
              </table:table-cell>
              <table:table-cell office:value-type="float" office:value="0.055">
                <text:p>0.055</text:p>
              </table:table-cell>
              <table:table-cell office:value-type="float" office:value="0.059">
                <text:p>0.059</text:p>
              </table:table-cell>
              <table:table-cell office:value-type="float" office:value="0.0581">
                <text:p>0.0581</text:p>
              </table:table-cell>
              <table:table-cell office:value-type="float" office:value="0.0612">
                <text:p>0.0612</text:p>
              </table:table-cell>
              <table:table-cell office:value-type="float" office:value="0.0548">
                <text:p>0.0548</text:p>
              </table:table-cell>
              <table:table-cell office:value-type="float" office:value="0.0617">
                <text:p>0.0617</text:p>
              </table:table-cell>
            </table:table-row>
            <table:table-row>
              <table:table-cell office:value-type="string">
                <text:p>Naive</text:p>
                <draw:g>
                  <svg:desc>RaatoPC.C135:RaatoPC.C135</svg:desc>
                </draw:g>
              </table:table-cell>
              <table:table-cell office:value-type="float" office:value="0.0479">
                <text:p>0.0479</text:p>
                <draw:g>
                  <svg:desc>RaatoPC.D135:RaatoPC.M135</svg:desc>
                </draw:g>
              </table:table-cell>
              <table:table-cell office:value-type="float" office:value="0.0503">
                <text:p>0.0503</text:p>
              </table:table-cell>
              <table:table-cell office:value-type="float" office:value="0.0532">
                <text:p>0.0532</text:p>
              </table:table-cell>
              <table:table-cell office:value-type="float" office:value="0.0546">
                <text:p>0.0546</text:p>
              </table:table-cell>
              <table:table-cell office:value-type="float" office:value="0.0556">
                <text:p>0.0556</text:p>
              </table:table-cell>
              <table:table-cell office:value-type="float" office:value="0.0588">
                <text:p>0.0588</text:p>
              </table:table-cell>
              <table:table-cell office:value-type="float" office:value="0.0589">
                <text:p>0.0589</text:p>
              </table:table-cell>
              <table:table-cell office:value-type="float" office:value="0.0573">
                <text:p>0.0573</text:p>
              </table:table-cell>
              <table:table-cell office:value-type="float" office:value="0.055">
                <text:p>0.055</text:p>
              </table:table-cell>
              <table:table-cell office:value-type="float" office:value="0.0628">
                <text:p>0.062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Leaf travel normalized</text:p>
        </chart:title>
        <chart:legend chart:legend-position="end" svg:x="12.857cm" svg:y="3.664cm" style:legend-expansion="high" chart:style-name="ch3"/>
        <chart:plot-area chart:style-name="ch4" table:cell-range-address="RaatoPC.D137:RaatoPC.M140 RaatoPC.C138:RaatoPC.C140" chart:data-source-has-labels="both" svg:x="0.77cm" svg:y="1.635cm" svg:width="11.447cm" svg:height="6.765cm">
          <chartooo:coordinate-region svg:x="1.682cm" svg:y="1.847cm" svg:width="10.071cm" svg:height="5.88cm"/>
          <chart:axis chart:dimension="x" chart:name="primary-x" chart:style-name="ch5" chartooo:axis-type="auto">
            <chartooo:date-scale/>
            <chart:categories table:cell-range-address="RaatoPC.D137:RaatoPC.M1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38:RaatoPC.M138" chart:label-cell-address="RaatoPC.C138:RaatoPC.C138" chart:class="chart:line">
            <chart:data-point chart:repeated="10"/>
          </chart:series>
          <chart:series chart:style-name="ch8" chart:values-cell-range-address="RaatoPC.D139:RaatoPC.M139" chart:label-cell-address="RaatoPC.C139:RaatoPC.C139" chart:class="chart:line">
            <chart:data-point chart:repeated="10"/>
          </chart:series>
          <chart:series chart:style-name="ch9" chart:values-cell-range-address="RaatoPC.D140:RaatoPC.M140" chart:label-cell-address="RaatoPC.C140:RaatoPC.C14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37:RaatoPC.M13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 cached</text:p>
                <draw:g>
                  <svg:desc>RaatoPC.C138:RaatoPC.C138</svg:desc>
                </draw:g>
              </table:table-cell>
              <table:table-cell office:value-type="float" office:value="0.0667">
                <text:p>0.0667</text:p>
                <draw:g>
                  <svg:desc>RaatoPC.D138:RaatoPC.M138</svg:desc>
                </draw:g>
              </table:table-cell>
              <table:table-cell office:value-type="float" office:value="0.0701">
                <text:p>0.0701</text:p>
              </table:table-cell>
              <table:table-cell office:value-type="float" office:value="0.0677">
                <text:p>0.0677</text:p>
              </table:table-cell>
              <table:table-cell office:value-type="float" office:value="0.0662">
                <text:p>0.0662</text:p>
              </table:table-cell>
              <table:table-cell office:value-type="float" office:value="0.0654">
                <text:p>0.0654</text:p>
              </table:table-cell>
              <table:table-cell office:value-type="float" office:value="0.0671">
                <text:p>0.0671</text:p>
              </table:table-cell>
              <table:table-cell office:value-type="float" office:value="0.0664">
                <text:p>0.0664</text:p>
              </table:table-cell>
              <table:table-cell office:value-type="float" office:value="0.0713">
                <text:p>0.0713</text:p>
              </table:table-cell>
              <table:table-cell office:value-type="float" office:value="0.0669">
                <text:p>0.0669</text:p>
              </table:table-cell>
              <table:table-cell office:value-type="float" office:value="0.0686">
                <text:p>0.0686</text:p>
              </table:table-cell>
            </table:table-row>
            <table:table-row>
              <table:table-cell office:value-type="string">
                <text:p>Pooled</text:p>
                <draw:g>
                  <svg:desc>RaatoPC.C139:RaatoPC.C139</svg:desc>
                </draw:g>
              </table:table-cell>
              <table:table-cell office:value-type="float" office:value="0.0465">
                <text:p>0.0465</text:p>
                <draw:g>
                  <svg:desc>RaatoPC.D139:RaatoPC.M139</svg:desc>
                </draw:g>
              </table:table-cell>
              <table:table-cell office:value-type="float" office:value="0.0514">
                <text:p>0.0514</text:p>
              </table:table-cell>
              <table:table-cell office:value-type="float" office:value="0.052">
                <text:p>0.052</text:p>
              </table:table-cell>
              <table:table-cell office:value-type="float" office:value="0.0517">
                <text:p>0.0517</text:p>
              </table:table-cell>
              <table:table-cell office:value-type="float" office:value="0.055">
                <text:p>0.055</text:p>
              </table:table-cell>
              <table:table-cell office:value-type="float" office:value="0.059">
                <text:p>0.059</text:p>
              </table:table-cell>
              <table:table-cell office:value-type="float" office:value="0.0581">
                <text:p>0.0581</text:p>
              </table:table-cell>
              <table:table-cell office:value-type="float" office:value="0.0612">
                <text:p>0.0612</text:p>
              </table:table-cell>
              <table:table-cell office:value-type="float" office:value="0.0548">
                <text:p>0.0548</text:p>
              </table:table-cell>
              <table:table-cell office:value-type="float" office:value="0.0617">
                <text:p>0.0617</text:p>
              </table:table-cell>
            </table:table-row>
            <table:table-row>
              <table:table-cell office:value-type="string">
                <text:p>Naive</text:p>
                <draw:g>
                  <svg:desc>RaatoPC.C140:RaatoPC.C140</svg:desc>
                </draw:g>
              </table:table-cell>
              <table:table-cell office:value-type="float" office:value="0.0127">
                <text:p>0.0127</text:p>
                <draw:g>
                  <svg:desc>RaatoPC.D140:RaatoPC.M140</svg:desc>
                </draw:g>
              </table:table-cell>
              <table:table-cell office:value-type="float" office:value="0.0133">
                <text:p>0.0133</text:p>
              </table:table-cell>
              <table:table-cell office:value-type="float" office:value="0.0133">
                <text:p>0.0133</text:p>
              </table:table-cell>
              <table:table-cell office:value-type="float" office:value="0.0129">
                <text:p>0.0129</text:p>
              </table:table-cell>
              <table:table-cell office:value-type="float" office:value="0.0131">
                <text:p>0.0131</text:p>
              </table:table-cell>
              <table:table-cell office:value-type="float" office:value="0.0127">
                <text:p>0.0127</text:p>
              </table:table-cell>
              <table:table-cell office:value-type="float" office:value="0.0122">
                <text:p>0.0122</text:p>
              </table:table-cell>
              <table:table-cell office:value-type="float" office:value="0.0124">
                <text:p>0.0124</text:p>
              </table:table-cell>
              <table:table-cell office:value-type="float" office:value="0.0175">
                <text:p>0.0175</text:p>
              </table:table-cell>
              <table:table-cell office:value-type="float" office:value="0.0181">
                <text:p>0.018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3.598cm" svg:y="3.664cm" style:legend-expansion="high" chart:style-name="ch3"/>
        <chart:plot-area chart:style-name="ch4" table:cell-range-address="RaatoPC.D142:RaatoPC.M145 RaatoPC.C143:RaatoPC.C145" chart:data-source-has-labels="both" svg:x="0.77cm" svg:y="1.635cm" svg:width="12.188cm" svg:height="6.765cm">
          <chartooo:coordinate-region svg:x="1.577cm" svg:y="1.847cm" svg:width="10.917cm" svg:height="5.88cm"/>
          <chart:axis chart:dimension="x" chart:name="primary-x" chart:style-name="ch5" chartooo:axis-type="auto">
            <chartooo:date-scale/>
            <chart:categories table:cell-range-address="RaatoPC.D142:RaatoPC.M1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43:RaatoPC.M143" chart:label-cell-address="RaatoPC.C143:RaatoPC.C143" chart:class="chart:line">
            <chart:data-point chart:repeated="10"/>
          </chart:series>
          <chart:series chart:style-name="ch8" chart:values-cell-range-address="RaatoPC.D144:RaatoPC.M144" chart:label-cell-address="RaatoPC.C144:RaatoPC.C144" chart:class="chart:line">
            <chart:data-point chart:repeated="10"/>
          </chart:series>
          <chart:series chart:style-name="ch9" chart:values-cell-range-address="RaatoPC.D145:RaatoPC.M145" chart:label-cell-address="RaatoPC.C145:RaatoPC.C14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42:RaatoPC.M14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43:RaatoPC.C143</svg:desc>
                </draw:g>
              </table:table-cell>
              <table:table-cell office:value-type="float" office:value="0.0151">
                <text:p>0.0151</text:p>
                <draw:g>
                  <svg:desc>RaatoPC.D143:RaatoPC.M143</svg:desc>
                </draw:g>
              </table:table-cell>
              <table:table-cell office:value-type="float" office:value="0.0168">
                <text:p>0.0168</text:p>
              </table:table-cell>
              <table:table-cell office:value-type="float" office:value="0.0174">
                <text:p>0.0174</text:p>
              </table:table-cell>
              <table:table-cell office:value-type="float" office:value="0.0166">
                <text:p>0.0166</text:p>
              </table:table-cell>
              <table:table-cell office:value-type="float" office:value="0.0267">
                <text:p>0.0267</text:p>
              </table:table-cell>
              <table:table-cell office:value-type="float" office:value="0.0388">
                <text:p>0.0388</text:p>
              </table:table-cell>
              <table:table-cell office:value-type="float" office:value="0.0656">
                <text:p>0.0656</text:p>
              </table:table-cell>
              <table:table-cell office:value-type="float" office:value="0.1526">
                <text:p>0.1526</text:p>
              </table:table-cell>
              <table:table-cell office:value-type="float" office:value="0.2646">
                <text:p>0.2646</text:p>
              </table:table-cell>
              <table:table-cell office:value-type="float" office:value="0.8637">
                <text:p>0.8637</text:p>
              </table:table-cell>
            </table:table-row>
            <table:table-row>
              <table:table-cell office:value-type="string">
                <text:p>Pooled</text:p>
                <draw:g>
                  <svg:desc>RaatoPC.C144:RaatoPC.C144</svg:desc>
                </draw:g>
              </table:table-cell>
              <table:table-cell office:value-type="float" office:value="0.0988">
                <text:p>0.0988</text:p>
                <draw:g>
                  <svg:desc>RaatoPC.D144:RaatoPC.M144</svg:desc>
                </draw:g>
              </table:table-cell>
              <table:table-cell office:value-type="float" office:value="0.3059">
                <text:p>0.3059</text:p>
              </table:table-cell>
              <table:table-cell office:value-type="float" office:value="0.5015">
                <text:p>0.5015</text:p>
              </table:table-cell>
              <table:table-cell office:value-type="float" office:value="0.9073">
                <text:p>0.9073</text:p>
              </table:table-cell>
              <table:table-cell office:value-type="float" office:value="2.9083">
                <text:p>2.9083</text:p>
              </table:table-cell>
              <table:table-cell office:value-type="float" office:value="7.0823">
                <text:p>7.0823</text:p>
              </table:table-cell>
              <table:table-cell office:value-type="float" office:value="17.7553">
                <text:p>17.7553</text:p>
              </table:table-cell>
              <table:table-cell office:value-type="float" office:value="79.4484">
                <text:p>79.4484</text:p>
              </table:table-cell>
              <table:table-cell office:value-type="float" office:value="182.673">
                <text:p>182.673</text:p>
              </table:table-cell>
              <table:table-cell office:value-type="float" office:value="394.1533">
                <text:p>394.1533</text:p>
              </table:table-cell>
            </table:table-row>
            <table:table-row>
              <table:table-cell office:value-type="string">
                <text:p>Naive</text:p>
                <draw:g>
                  <svg:desc>RaatoPC.C145:RaatoPC.C145</svg:desc>
                </draw:g>
              </table:table-cell>
              <table:table-cell office:value-type="float" office:value="0.0965">
                <text:p>0.0965</text:p>
                <draw:g>
                  <svg:desc>RaatoPC.D145:RaatoPC.M145</svg:desc>
                </draw:g>
              </table:table-cell>
              <table:table-cell office:value-type="float" office:value="0.3072">
                <text:p>0.3072</text:p>
              </table:table-cell>
              <table:table-cell office:value-type="float" office:value="0.4982">
                <text:p>0.4982</text:p>
              </table:table-cell>
              <table:table-cell office:value-type="float" office:value="0.9197">
                <text:p>0.9197</text:p>
              </table:table-cell>
              <table:table-cell office:value-type="float" office:value="3.045">
                <text:p>3.045</text:p>
              </table:table-cell>
              <table:table-cell office:value-type="float" office:value="7.2533">
                <text:p>7.2533</text:p>
              </table:table-cell>
              <table:table-cell office:value-type="float" office:value="18.5532">
                <text:p>18.5532</text:p>
              </table:table-cell>
              <table:table-cell office:value-type="float" office:value="80.0901">
                <text:p>80.0901</text:p>
              </table:table-cell>
              <table:table-cell office:value-type="float" office:value="183.2283">
                <text:p>183.2283</text:p>
              </table:table-cell>
              <table:table-cell office:value-type="float" office:value="396.3547">
                <text:p>396.354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Find max depth normalized</text:p>
        </chart:title>
        <chart:legend chart:legend-position="end" svg:x="13.598cm" svg:y="3.664cm" style:legend-expansion="high" chart:style-name="ch3"/>
        <chart:plot-area chart:style-name="ch4" table:cell-range-address="RaatoPC.D147:RaatoPC.M150 RaatoPC.C148:RaatoPC.C150" chart:data-source-has-labels="both" svg:x="0.77cm" svg:y="1.635cm" svg:width="12.188cm" svg:height="6.765cm">
          <chartooo:coordinate-region svg:x="1.868cm" svg:y="1.847cm" svg:width="10.625cm" svg:height="5.88cm"/>
          <chart:axis chart:dimension="x" chart:name="primary-x" chart:style-name="ch5" chartooo:axis-type="auto">
            <chartooo:date-scale/>
            <chart:categories table:cell-range-address="RaatoPC.D147:RaatoPC.M1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48:RaatoPC.M148" chart:label-cell-address="RaatoPC.C148:RaatoPC.C148" chart:class="chart:line">
            <chart:data-point chart:repeated="10"/>
          </chart:series>
          <chart:series chart:style-name="ch8" chart:values-cell-range-address="RaatoPC.D149:RaatoPC.M149" chart:label-cell-address="RaatoPC.C149:RaatoPC.C149" chart:class="chart:line">
            <chart:data-point chart:repeated="10"/>
          </chart:series>
          <chart:series chart:style-name="ch9" chart:values-cell-range-address="RaatoPC.D150:RaatoPC.M150" chart:label-cell-address="RaatoPC.C150:RaatoPC.C15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47:RaatoPC.M1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48:RaatoPC.C148</svg:desc>
                </draw:g>
              </table:table-cell>
              <table:table-cell office:value-type="float" office:value="0.00151">
                <text:p>0.00151</text:p>
                <draw:g>
                  <svg:desc>RaatoPC.D148:RaatoPC.M148</svg:desc>
                </draw:g>
              </table:table-cell>
              <table:table-cell office:value-type="float" office:value="0.000336">
                <text:p>0.000336</text:p>
              </table:table-cell>
              <table:table-cell office:value-type="float" office:value="0.000174">
                <text:p>0.000174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534">
                <text:p>0.0000534</text:p>
              </table:table-cell>
              <table:table-cell office:value-type="float" office:value="0.0000388">
                <text:p>0.0000388</text:p>
              </table:table-cell>
              <table:table-cell office:value-type="float" office:value="0.0000328">
                <text:p>0.0000328</text:p>
              </table:table-cell>
              <table:table-cell office:value-type="float" office:value="0.00003052">
                <text:p>0.00003052</text:p>
              </table:table-cell>
              <table:table-cell office:value-type="float" office:value="0.00002646">
                <text:p>0.00002646</text:p>
              </table:table-cell>
              <table:table-cell office:value-type="float" office:value="0.000043185">
                <text:p>0.000043185</text:p>
              </table:table-cell>
            </table:table-row>
            <table:table-row>
              <table:table-cell office:value-type="string">
                <text:p>Pooled</text:p>
                <draw:g>
                  <svg:desc>RaatoPC.C149:RaatoPC.C149</svg:desc>
                </draw:g>
              </table:table-cell>
              <table:table-cell office:value-type="float" office:value="0.00988">
                <text:p>0.00988</text:p>
                <draw:g>
                  <svg:desc>RaatoPC.D149:RaatoPC.M149</svg:desc>
                </draw:g>
              </table:table-cell>
              <table:table-cell office:value-type="float" office:value="0.006118">
                <text:p>0.006118</text:p>
              </table:table-cell>
              <table:table-cell office:value-type="float" office:value="0.005015">
                <text:p>0.005015</text:p>
              </table:table-cell>
              <table:table-cell office:value-type="float" office:value="0.0045365">
                <text:p>0.0045365</text:p>
              </table:table-cell>
              <table:table-cell office:value-type="float" office:value="0.0058166">
                <text:p>0.0058166</text:p>
              </table:table-cell>
              <table:table-cell office:value-type="float" office:value="0.0070823">
                <text:p>0.0070823</text:p>
              </table:table-cell>
              <table:table-cell office:value-type="float" office:value="0.00887765">
                <text:p>0.00887765</text:p>
              </table:table-cell>
              <table:table-cell office:value-type="float" office:value="0.01588968">
                <text:p>0.01588968</text:p>
              </table:table-cell>
              <table:table-cell office:value-type="float" office:value="0.0182673">
                <text:p>0.0182673</text:p>
              </table:table-cell>
              <table:table-cell office:value-type="float" office:value="0.019707665">
                <text:p>0.019707665</text:p>
              </table:table-cell>
            </table:table-row>
            <table:table-row>
              <table:table-cell office:value-type="string">
                <text:p>Naive</text:p>
                <draw:g>
                  <svg:desc>RaatoPC.C150:RaatoPC.C150</svg:desc>
                </draw:g>
              </table:table-cell>
              <table:table-cell office:value-type="float" office:value="0.00965">
                <text:p>0.00965</text:p>
                <draw:g>
                  <svg:desc>RaatoPC.D150:RaatoPC.M150</svg:desc>
                </draw:g>
              </table:table-cell>
              <table:table-cell office:value-type="float" office:value="0.006144">
                <text:p>0.006144</text:p>
              </table:table-cell>
              <table:table-cell office:value-type="float" office:value="0.004982">
                <text:p>0.004982</text:p>
              </table:table-cell>
              <table:table-cell office:value-type="float" office:value="0.0045985">
                <text:p>0.0045985</text:p>
              </table:table-cell>
              <table:table-cell office:value-type="float" office:value="0.00609">
                <text:p>0.00609</text:p>
              </table:table-cell>
              <table:table-cell office:value-type="float" office:value="0.0072533">
                <text:p>0.0072533</text:p>
              </table:table-cell>
              <table:table-cell office:value-type="float" office:value="0.0092766">
                <text:p>0.0092766</text:p>
              </table:table-cell>
              <table:table-cell office:value-type="float" office:value="0.01601802">
                <text:p>0.01601802</text:p>
              </table:table-cell>
              <table:table-cell office:value-type="float" office:value="0.01832283">
                <text:p>0.01832283</text:p>
              </table:table-cell>
              <table:table-cell office:value-type="float" office:value="0.019817735">
                <text:p>0.01981773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Find count normalized</text:p>
        </chart:title>
        <chart:legend chart:legend-position="end" svg:x="12.857cm" svg:y="3.14cm" style:legend-expansion="high" chart:style-name="ch3"/>
        <chart:plot-area chart:style-name="ch4" table:cell-range-address="RaatoPC.D155:RaatoPC.M160 RaatoPC.C156:RaatoPC.C160" chart:data-source-has-labels="both" svg:x="0.77cm" svg:y="1.635cm" svg:width="11.447cm" svg:height="6.765cm">
          <chartooo:coordinate-region svg:x="1.868cm" svg:y="1.847cm" svg:width="9.884cm" svg:height="5.88cm"/>
          <chart:axis chart:dimension="x" chart:name="primary-x" chart:style-name="ch5" chartooo:axis-type="auto">
            <chartooo:date-scale/>
            <chart:categories table:cell-range-address="RaatoPC.D155:RaatoPC.M1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56:RaatoPC.M156" chart:label-cell-address="RaatoPC.C156:RaatoPC.C156" chart:class="chart:line">
            <chart:data-point chart:repeated="10"/>
          </chart:series>
          <chart:series chart:style-name="ch8" chart:values-cell-range-address="RaatoPC.D157:RaatoPC.M157" chart:label-cell-address="RaatoPC.C157:RaatoPC.C157" chart:class="chart:line">
            <chart:data-point chart:repeated="10"/>
          </chart:series>
          <chart:series chart:style-name="ch9" chart:values-cell-range-address="RaatoPC.D158:RaatoPC.M158" chart:label-cell-address="RaatoPC.C158:RaatoPC.C158" chart:class="chart:line">
            <chart:data-point chart:repeated="10"/>
          </chart:series>
          <chart:series chart:style-name="ch10" chart:values-cell-range-address="RaatoPC.D159:RaatoPC.M159" chart:label-cell-address="RaatoPC.C159:RaatoPC.C159" chart:class="chart:line">
            <chart:data-point chart:repeated="10"/>
          </chart:series>
          <chart:series chart:style-name="ch11" chart:values-cell-range-address="RaatoPC.D160:RaatoPC.M160" chart:label-cell-address="RaatoPC.C160:RaatoPC.C16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55:RaatoPC.M15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56:RaatoPC.C156</svg:desc>
                </draw:g>
              </table:table-cell>
              <table:table-cell office:value-type="float" office:value="0.00127">
                <text:p>0.00127</text:p>
                <draw:g>
                  <svg:desc>RaatoPC.D156:RaatoPC.M156</svg:desc>
                </draw:g>
              </table:table-cell>
              <table:table-cell office:value-type="float" office:value="0.000266">
                <text:p>0.000266</text:p>
              </table:table-cell>
              <table:table-cell office:value-type="float" office:value="0.000133">
                <text:p>0.000133</text:p>
              </table:table-cell>
              <table:table-cell office:value-type="float" office:value="0.0000645">
                <text:p>0.0000645</text:p>
              </table:table-cell>
              <table:table-cell office:value-type="float" office:value="0.0000262">
                <text:p>0.0000262</text:p>
              </table:table-cell>
              <table:table-cell office:value-type="float" office:value="0.0000127">
                <text:p>0.0000127</text:p>
              </table:table-cell>
              <table:table-cell office:value-type="float" office:value="0.0000061">
                <text:p>0.0000061</text:p>
              </table:table-cell>
              <table:table-cell office:value-type="float" office:value="0.00000248">
                <text:p>0.00000248</text:p>
              </table:table-cell>
              <table:table-cell office:value-type="float" office:value="0.00000175">
                <text:p>0.00000175</text:p>
              </table:table-cell>
              <table:table-cell office:value-type="float" office:value="0.000000905">
                <text:p>0.000000905</text:p>
              </table:table-cell>
            </table:table-row>
            <table:table-row>
              <table:table-cell office:value-type="string">
                <text:p>Flat cached</text:p>
                <draw:g>
                  <svg:desc>RaatoPC.C157:RaatoPC.C157</svg:desc>
                </draw:g>
              </table:table-cell>
              <table:table-cell office:value-type="float" office:value="0.00127">
                <text:p>0.00127</text:p>
                <draw:g>
                  <svg:desc>RaatoPC.D157:RaatoPC.M157</svg:desc>
                </draw:g>
              </table:table-cell>
              <table:table-cell office:value-type="float" office:value="0.000264">
                <text:p>0.000264</text:p>
              </table:table-cell>
              <table:table-cell office:value-type="float" office:value="0.000134">
                <text:p>0.000134</text:p>
              </table:table-cell>
              <table:table-cell office:value-type="float" office:value="0.0000695">
                <text:p>0.0000695</text:p>
              </table:table-cell>
              <table:table-cell office:value-type="float" office:value="0.0000256">
                <text:p>0.0000256</text:p>
              </table:table-cell>
              <table:table-cell office:value-type="float" office:value="0.0000108">
                <text:p>0.0000108</text:p>
              </table:table-cell>
              <table:table-cell office:value-type="float" office:value="0.00000615">
                <text:p>0.00000615</text:p>
              </table:table-cell>
              <table:table-cell office:value-type="float" office:value="0.00000248">
                <text:p>0.00000248</text:p>
              </table:table-cell>
              <table:table-cell office:value-type="float" office:value="0.00000177">
                <text:p>0.00000177</text:p>
              </table:table-cell>
              <table:table-cell office:value-type="float" office:value="0.00000085">
                <text:p>0.00000085</text:p>
              </table:table-cell>
            </table:table-row>
            <table:table-row>
              <table:table-cell office:value-type="string">
                <text:p>Flat cold</text:p>
                <draw:g>
                  <svg:desc>RaatoPC.C158:RaatoPC.C158</svg:desc>
                </draw:g>
              </table:table-cell>
              <table:table-cell office:value-type="float" office:value="0.00126">
                <text:p>0.00126</text:p>
                <draw:g>
                  <svg:desc>RaatoPC.D158:RaatoPC.M158</svg:desc>
                </draw:g>
              </table:table-cell>
              <table:table-cell office:value-type="float" office:value="0.000254">
                <text:p>0.000254</text:p>
              </table:table-cell>
              <table:table-cell office:value-type="float" office:value="0.000136">
                <text:p>0.000136</text:p>
              </table:table-cell>
              <table:table-cell office:value-type="float" office:value="0.0000695">
                <text:p>0.0000695</text:p>
              </table:table-cell>
              <table:table-cell office:value-type="float" office:value="0.0000284">
                <text:p>0.0000284</text:p>
              </table:table-cell>
              <table:table-cell office:value-type="float" office:value="0.0000109">
                <text:p>0.0000109</text:p>
              </table:table-cell>
              <table:table-cell office:value-type="float" office:value="0.0000062">
                <text:p>0.0000062</text:p>
              </table:table-cell>
              <table:table-cell office:value-type="float" office:value="0.00000282">
                <text:p>0.00000282</text:p>
              </table:table-cell>
              <table:table-cell office:value-type="float" office:value="0.00000149">
                <text:p>0.00000149</text:p>
              </table:table-cell>
              <table:table-cell office:value-type="float" office:value="0.00000072">
                <text:p>0.00000072</text:p>
              </table:table-cell>
            </table:table-row>
            <table:table-row>
              <table:table-cell office:value-type="string">
                <text:p>Pooled</text:p>
                <draw:g>
                  <svg:desc>RaatoPC.C159:RaatoPC.C159</svg:desc>
                </draw:g>
              </table:table-cell>
              <table:table-cell office:value-type="float" office:value="0.00953">
                <text:p>0.00953</text:p>
                <draw:g>
                  <svg:desc>RaatoPC.D159:RaatoPC.M159</svg:desc>
                </draw:g>
              </table:table-cell>
              <table:table-cell office:value-type="float" office:value="0.005296">
                <text:p>0.005296</text:p>
              </table:table-cell>
              <table:table-cell office:value-type="float" office:value="0.00453">
                <text:p>0.00453</text:p>
              </table:table-cell>
              <table:table-cell office:value-type="float" office:value="0.0042895">
                <text:p>0.0042895</text:p>
              </table:table-cell>
              <table:table-cell office:value-type="float" office:value="0.0058806">
                <text:p>0.0058806</text:p>
              </table:table-cell>
              <table:table-cell office:value-type="float" office:value="0.0085399">
                <text:p>0.0085399</text:p>
              </table:table-cell>
              <table:table-cell office:value-type="float" office:value="0.01230095">
                <text:p>0.01230095</text:p>
              </table:table-cell>
              <table:table-cell office:value-type="float" office:value="0.01676216">
                <text:p>0.01676216</text:p>
              </table:table-cell>
              <table:table-cell office:value-type="float" office:value="0.01822433">
                <text:p>0.01822433</text:p>
              </table:table-cell>
              <table:table-cell office:value-type="float" office:value="0.019281175">
                <text:p>0.019281175</text:p>
              </table:table-cell>
            </table:table-row>
            <table:table-row>
              <table:table-cell office:value-type="string">
                <text:p>Naive</text:p>
                <draw:g>
                  <svg:desc>RaatoPC.C160:RaatoPC.C160</svg:desc>
                </draw:g>
              </table:table-cell>
              <table:table-cell office:value-type="float" office:value="0.00934">
                <text:p>0.00934</text:p>
                <draw:g>
                  <svg:desc>RaatoPC.D160:RaatoPC.M160</svg:desc>
                </draw:g>
              </table:table-cell>
              <table:table-cell office:value-type="float" office:value="0.005234">
                <text:p>0.005234</text:p>
              </table:table-cell>
              <table:table-cell office:value-type="float" office:value="0.004522">
                <text:p>0.004522</text:p>
              </table:table-cell>
              <table:table-cell office:value-type="float" office:value="0.004286">
                <text:p>0.004286</text:p>
              </table:table-cell>
              <table:table-cell office:value-type="float" office:value="0.00619">
                <text:p>0.00619</text:p>
              </table:table-cell>
              <table:table-cell office:value-type="float" office:value="0.0087622">
                <text:p>0.0087622</text:p>
              </table:table-cell>
              <table:table-cell office:value-type="float" office:value="0.01283485">
                <text:p>0.01283485</text:p>
              </table:table-cell>
              <table:table-cell office:value-type="float" office:value="0.01696006">
                <text:p>0.01696006</text:p>
              </table:table-cell>
              <table:table-cell office:value-type="float" office:value="0.01819161">
                <text:p>0.01819161</text:p>
              </table:table-cell>
              <table:table-cell office:value-type="float" office:value="0.01935065">
                <text:p>0.0193506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402cm" style:legend-expansion="high" chart:style-name="ch3"/>
        <chart:plot-area chart:style-name="ch4" table:cell-range-address="RaatoPC.D121:RaatoPC.M125 RaatoPC.C122:RaatoPC.C125" chart:data-source-has-labels="both" svg:x="0.77cm" svg:y="1.635cm" svg:width="11.447cm" svg:height="6.765cm">
          <chartooo:coordinate-region svg:x="1.497cm" svg:y="1.847cm" svg:width="10.255cm" svg:height="5.88cm"/>
          <chart:axis chart:dimension="x" chart:name="primary-x" chart:style-name="ch5" chartooo:axis-type="auto">
            <chartooo:date-scale/>
            <chart:categories table:cell-range-address="RaatoPC.D121:RaatoPC.M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22:RaatoPC.M122" chart:label-cell-address="RaatoPC.C122:RaatoPC.C122" chart:class="chart:line">
            <chart:data-point chart:repeated="10"/>
          </chart:series>
          <chart:series chart:style-name="ch8" chart:values-cell-range-address="RaatoPC.D123:RaatoPC.M123" chart:label-cell-address="RaatoPC.C123:RaatoPC.C123" chart:class="chart:line">
            <chart:data-point chart:repeated="10"/>
          </chart:series>
          <chart:series chart:style-name="ch9" chart:values-cell-range-address="RaatoPC.D124:RaatoPC.M124" chart:label-cell-address="RaatoPC.C124:RaatoPC.C124" chart:class="chart:line">
            <chart:data-point chart:repeated="10"/>
          </chart:series>
          <chart:series chart:style-name="ch10" chart:values-cell-range-address="RaatoPC.D125:RaatoPC.M125" chart:label-cell-address="RaatoPC.C125:RaatoPC.C12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21:RaatoPC.M12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22:RaatoPC.C122</svg:desc>
                </draw:g>
              </table:table-cell>
              <table:table-cell office:value-type="float" office:value="0.0907">
                <text:p>0.0907</text:p>
                <draw:g>
                  <svg:desc>RaatoPC.D122:RaatoPC.M122</svg:desc>
                </draw:g>
              </table:table-cell>
              <table:table-cell office:value-type="float" office:value="0.1196">
                <text:p>0.1196</text:p>
              </table:table-cell>
              <table:table-cell office:value-type="float" office:value="0.1281">
                <text:p>0.1281</text:p>
              </table:table-cell>
              <table:table-cell office:value-type="float" office:value="0.1302">
                <text:p>0.1302</text:p>
              </table:table-cell>
              <table:table-cell office:value-type="float" office:value="0.1572">
                <text:p>0.1572</text:p>
              </table:table-cell>
              <table:table-cell office:value-type="float" office:value="0.1865">
                <text:p>0.1865</text:p>
              </table:table-cell>
              <table:table-cell office:value-type="float" office:value="0.2334">
                <text:p>0.2334</text:p>
              </table:table-cell>
              <table:table-cell office:value-type="float" office:value="0.3514">
                <text:p>0.3514</text:p>
              </table:table-cell>
              <table:table-cell office:value-type="float" office:value="0.6467">
                <text:p>0.6467</text:p>
              </table:table-cell>
              <table:table-cell office:value-type="float" office:value="1.1846">
                <text:p>1.1846</text:p>
              </table:table-cell>
            </table:table-row>
            <table:table-row>
              <table:table-cell office:value-type="string">
                <text:p>Flat cached</text:p>
                <draw:g>
                  <svg:desc>RaatoPC.C123:RaatoPC.C123</svg:desc>
                </draw:g>
              </table:table-cell>
              <table:table-cell office:value-type="float" office:value="0.0726">
                <text:p>0.0726</text:p>
                <draw:g>
                  <svg:desc>RaatoPC.D123:RaatoPC.M123</svg:desc>
                </draw:g>
              </table:table-cell>
              <table:table-cell office:value-type="float" office:value="0.0997">
                <text:p>0.0997</text:p>
              </table:table-cell>
              <table:table-cell office:value-type="float" office:value="0.1059">
                <text:p>0.1059</text:p>
              </table:table-cell>
              <table:table-cell office:value-type="float" office:value="0.1176">
                <text:p>0.1176</text:p>
              </table:table-cell>
              <table:table-cell office:value-type="float" office:value="0.1405">
                <text:p>0.1405</text:p>
              </table:table-cell>
              <table:table-cell office:value-type="float" office:value="0.1713">
                <text:p>0.1713</text:p>
              </table:table-cell>
              <table:table-cell office:value-type="float" office:value="0.2192">
                <text:p>0.2192</text:p>
              </table:table-cell>
              <table:table-cell office:value-type="float" office:value="0.3861">
                <text:p>0.3861</text:p>
              </table:table-cell>
              <table:table-cell office:value-type="float" office:value="0.6716">
                <text:p>0.6716</text:p>
              </table:table-cell>
              <table:table-cell office:value-type="float" office:value="1.3341">
                <text:p>1.3341</text:p>
              </table:table-cell>
            </table:table-row>
            <table:table-row>
              <table:table-cell office:value-type="string">
                <text:p>Pooled</text:p>
                <draw:g>
                  <svg:desc>RaatoPC.C124:RaatoPC.C124</svg:desc>
                </draw:g>
              </table:table-cell>
              <table:table-cell office:value-type="float" office:value="0.0893">
                <text:p>0.0893</text:p>
                <draw:g>
                  <svg:desc>RaatoPC.D124:RaatoPC.M124</svg:desc>
                </draw:g>
              </table:table-cell>
              <table:table-cell office:value-type="float" office:value="0.0979">
                <text:p>0.0979</text:p>
              </table:table-cell>
              <table:table-cell office:value-type="float" office:value="0.0987">
                <text:p>0.0987</text:p>
              </table:table-cell>
              <table:table-cell office:value-type="float" office:value="0.1074">
                <text:p>0.1074</text:p>
              </table:table-cell>
              <table:table-cell office:value-type="float" office:value="0.1228">
                <text:p>0.1228</text:p>
              </table:table-cell>
              <table:table-cell office:value-type="float" office:value="0.1369">
                <text:p>0.1369</text:p>
              </table:table-cell>
              <table:table-cell office:value-type="float" office:value="0.1499">
                <text:p>0.1499</text:p>
              </table:table-cell>
              <table:table-cell office:value-type="float" office:value="0.2353">
                <text:p>0.2353</text:p>
              </table:table-cell>
              <table:table-cell office:value-type="float" office:value="0.2899">
                <text:p>0.2899</text:p>
              </table:table-cell>
              <table:table-cell office:value-type="float" office:value="0.3881">
                <text:p>0.3881</text:p>
              </table:table-cell>
            </table:table-row>
            <table:table-row>
              <table:table-cell office:value-type="string">
                <text:p>Naive</text:p>
                <draw:g>
                  <svg:desc>RaatoPC.C125:RaatoPC.C125</svg:desc>
                </draw:g>
              </table:table-cell>
              <table:table-cell office:value-type="float" office:value="0.0434">
                <text:p>0.0434</text:p>
                <draw:g>
                  <svg:desc>RaatoPC.D125:RaatoPC.M125</svg:desc>
                </draw:g>
              </table:table-cell>
              <table:table-cell office:value-type="float" office:value="0.0469">
                <text:p>0.0469</text:p>
              </table:table-cell>
              <table:table-cell office:value-type="float" office:value="0.0479">
                <text:p>0.0479</text:p>
              </table:table-cell>
              <table:table-cell office:value-type="float" office:value="0.05">
                <text:p>0.05</text:p>
              </table:table-cell>
              <table:table-cell office:value-type="float" office:value="0.0568">
                <text:p>0.0568</text:p>
              </table:table-cell>
              <table:table-cell office:value-type="float" office:value="0.0651">
                <text:p>0.0651</text:p>
              </table:table-cell>
              <table:table-cell office:value-type="float" office:value="0.0818">
                <text:p>0.0818</text:p>
              </table:table-cell>
              <table:table-cell office:value-type="float" office:value="0.1743">
                <text:p>0.1743</text:p>
              </table:table-cell>
              <table:table-cell office:value-type="float" office:value="0.2701">
                <text:p>0.2701</text:p>
              </table:table-cell>
              <table:table-cell office:value-type="float" office:value="0.4082">
                <text:p>0.408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61cm" svg:y="0.316cm" chart:style-name="ch2">
          <text:p>Find max depth, Flat tree, SIMD</text:p>
        </chart:title>
        <chart:legend chart:legend-position="end" svg:x="14.074cm" svg:y="4.188cm" style:legend-expansion="high" chart:style-name="ch3"/>
        <chart:plot-area chart:style-name="ch4" table:cell-range-address="RaatoPC.D152:RaatoPC.M153 RaatoPC.C153:RaatoPC.C153" chart:data-source-has-labels="both" svg:x="0.77cm" svg:y="1.635cm" svg:width="12.664cm" svg:height="6.765cm">
          <chartooo:coordinate-region svg:x="1.497cm" svg:y="1.847cm" svg:width="11.472cm" svg:height="5.88cm"/>
          <chart:axis chart:dimension="x" chart:name="primary-x" chart:style-name="ch5" chartooo:axis-type="auto">
            <chartooo:date-scale/>
            <chart:categories table:cell-range-address="RaatoPC.D152:RaatoPC.M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53:RaatoPC.M153" chart:label-cell-address="RaatoPC.C153:RaatoPC.C15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52:RaatoPC.M15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53:RaatoPC.C153</svg:desc>
                </draw:g>
              </table:table-cell>
              <table:table-cell office:value-type="float" office:value="0.0151">
                <text:p>0.0151</text:p>
                <draw:g>
                  <svg:desc>RaatoPC.D153:RaatoPC.M153</svg:desc>
                </draw:g>
              </table:table-cell>
              <table:table-cell office:value-type="float" office:value="0.0168">
                <text:p>0.0168</text:p>
              </table:table-cell>
              <table:table-cell office:value-type="float" office:value="0.0174">
                <text:p>0.0174</text:p>
              </table:table-cell>
              <table:table-cell office:value-type="float" office:value="0.0166">
                <text:p>0.0166</text:p>
              </table:table-cell>
              <table:table-cell office:value-type="float" office:value="0.0267">
                <text:p>0.0267</text:p>
              </table:table-cell>
              <table:table-cell office:value-type="float" office:value="0.0388">
                <text:p>0.0388</text:p>
              </table:table-cell>
              <table:table-cell office:value-type="float" office:value="0.0656">
                <text:p>0.0656</text:p>
              </table:table-cell>
              <table:table-cell office:value-type="float" office:value="0.1526">
                <text:p>0.1526</text:p>
              </table:table-cell>
              <table:table-cell office:value-type="float" office:value="0.2646">
                <text:p>0.2646</text:p>
              </table:table-cell>
              <table:table-cell office:value-type="float" office:value="0.8637">
                <text:p>0.863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cm" svg:y="0.316cm" chart:style-name="ch2">
          <text:p>Normalized whole array transformation multiplication pass</text:p>
        </chart:title>
        <chart:legend chart:legend-position="end" svg:x="13.121cm" svg:y="2.878cm" style:legend-expansion="high" chart:style-name="ch3"/>
        <chart:plot-area chart:style-name="ch4" table:cell-range-address="RaatoPC.D100:RaatoPC.O106 RaatoPC.C101:RaatoPC.C106" chart:data-source-has-labels="both" svg:x="1.358cm" svg:y="1.635cm" svg:width="11.123cm" svg:height="6.177cm">
          <chartooo:coordinate-region svg:x="2.456cm" svg:y="1.847cm" svg:width="9.653cm" svg:height="5.292cm"/>
          <chart:axis chart:dimension="x" chart:name="primary-x" chart:style-name="ch5" chartooo:axis-type="auto">
            <chartooo:date-scale/>
            <chart:title svg:x="6.028cm" svg:y="7.993cm" chart:style-name="ch6">
              <text:p>Node count</text:p>
            </chart:title>
            <chart:categories table:cell-range-address="RaatoPC.D100:RaatoPC.O100"/>
          </chart:axis>
          <chart:axis chart:dimension="y" chart:name="primary-y" chart:style-name="ch5">
            <chart:title svg:x="0.451cm" svg:y="6.659cm" chart:style-name="ch7">
              <text:p>Time per node (µs / node)</text:p>
            </chart:title>
            <chart:grid chart:style-name="ch8" chart:class="major"/>
          </chart:axis>
          <chart:series chart:style-name="ch9" chart:values-cell-range-address="RaatoPC.D101:RaatoPC.O101" chart:label-cell-address="RaatoPC.C101:RaatoPC.C101" chart:class="chart:line">
            <chart:data-point chart:repeated="12"/>
          </chart:series>
          <chart:series chart:style-name="ch10" chart:values-cell-range-address="RaatoPC.D102:RaatoPC.O102" chart:label-cell-address="RaatoPC.C102:RaatoPC.C102" chart:class="chart:line">
            <chart:data-point chart:repeated="12"/>
          </chart:series>
          <chart:series chart:style-name="ch11" chart:values-cell-range-address="RaatoPC.D103:RaatoPC.O103" chart:label-cell-address="RaatoPC.C103:RaatoPC.C103" chart:class="chart:line">
            <chart:data-point chart:repeated="12"/>
          </chart:series>
          <chart:series chart:style-name="ch12" chart:values-cell-range-address="RaatoPC.D104:RaatoPC.O104" chart:label-cell-address="RaatoPC.C104:RaatoPC.C104" chart:class="chart:line">
            <chart:data-point chart:repeated="12"/>
          </chart:series>
          <chart:series chart:style-name="ch13" chart:values-cell-range-address="RaatoPC.D105:RaatoPC.O105" chart:label-cell-address="RaatoPC.C105:RaatoPC.C105" chart:class="chart:line">
            <chart:data-point chart:repeated="12"/>
          </chart:series>
          <chart:series chart:style-name="ch14" chart:values-cell-range-address="RaatoPC.D106:RaatoPC.O106" chart:label-cell-address="RaatoPC.C106:RaatoPC.C106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00:RaatoPC.O10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01:RaatoPC.C101</svg:desc>
                </draw:g>
              </table:table-cell>
              <table:table-cell office:value-type="float" office:value="0.00809">
                <text:p>0.00809</text:p>
                <draw:g>
                  <svg:desc>RaatoPC.D101:RaatoPC.O101</svg:desc>
                </draw:g>
              </table:table-cell>
              <table:table-cell office:value-type="float" office:value="0.009615">
                <text:p>0.009615</text:p>
              </table:table-cell>
              <table:table-cell office:value-type="float" office:value="0.010678">
                <text:p>0.010678</text:p>
              </table:table-cell>
              <table:table-cell office:value-type="float" office:value="0.009808">
                <text:p>0.009808</text:p>
              </table:table-cell>
              <table:table-cell office:value-type="float" office:value="0.00974">
                <text:p>0.00974</text:p>
              </table:table-cell>
              <table:table-cell office:value-type="float" office:value="0.010012">
                <text:p>0.010012</text:p>
              </table:table-cell>
              <table:table-cell office:value-type="float" office:value="0.009801">
                <text:p>0.009801</text:p>
              </table:table-cell>
              <table:table-cell office:value-type="float" office:value="0.009724">
                <text:p>0.009724</text:p>
              </table:table-cell>
              <table:table-cell office:value-type="float" office:value="0.0101498">
                <text:p>0.0101498</text:p>
              </table:table-cell>
              <table:table-cell office:value-type="float" office:value="0.00992204">
                <text:p>0.00992204</text:p>
              </table:table-cell>
              <table:table-cell office:value-type="float" office:value="0.00982813333333333">
                <text:p>0.00982813333333333</text:p>
              </table:table-cell>
              <table:table-cell office:value-type="float" office:value="0.0105731428571429">
                <text:p>0.0105731428571429</text:p>
              </table:table-cell>
            </table:table-row>
            <table:table-row>
              <table:table-cell office:value-type="string">
                <text:p>Pooled</text:p>
                <draw:g>
                  <svg:desc>RaatoPC.C102:RaatoPC.C102</svg:desc>
                </draw:g>
              </table:table-cell>
              <table:table-cell office:value-type="float" office:value="0.016">
                <text:p>0.016</text:p>
                <draw:g>
                  <svg:desc>RaatoPC.D102:RaatoPC.O102</svg:desc>
                </draw:g>
              </table:table-cell>
              <table:table-cell office:value-type="float" office:value="0.01607">
                <text:p>0.01607</text:p>
              </table:table-cell>
              <table:table-cell office:value-type="float" office:value="0.015902">
                <text:p>0.015902</text:p>
              </table:table-cell>
              <table:table-cell office:value-type="float" office:value="0.015831">
                <text:p>0.015831</text:p>
              </table:table-cell>
              <table:table-cell office:value-type="float" office:value="0.015515">
                <text:p>0.015515</text:p>
              </table:table-cell>
              <table:table-cell office:value-type="float" office:value="0.0168832">
                <text:p>0.0168832</text:p>
              </table:table-cell>
              <table:table-cell office:value-type="float" office:value="0.01786">
                <text:p>0.01786</text:p>
              </table:table-cell>
              <table:table-cell office:value-type="float" office:value="0.0175814">
                <text:p>0.0175814</text:p>
              </table:table-cell>
              <table:table-cell office:value-type="float" office:value="0.01742315">
                <text:p>0.01742315</text:p>
              </table:table-cell>
              <table:table-cell office:value-type="float" office:value="0.01787556">
                <text:p>0.01787556</text:p>
              </table:table-cell>
              <table:table-cell office:value-type="float" office:value="0.0185226333333333">
                <text:p>0.0185226333333333</text:p>
              </table:table-cell>
              <table:table-cell office:value-type="float" office:value="0.0188926285714286">
                <text:p>0.0188926285714286</text:p>
              </table:table-cell>
            </table:table-row>
            <table:table-row>
              <table:table-cell office:value-type="string">
                <text:p>Naive</text:p>
                <draw:g>
                  <svg:desc>RaatoPC.C103:RaatoPC.C103</svg:desc>
                </draw:g>
              </table:table-cell>
              <table:table-cell office:value-type="float" office:value="0.01702">
                <text:p>0.01702</text:p>
                <draw:g>
                  <svg:desc>RaatoPC.D103:RaatoPC.O103</svg:desc>
                </draw:g>
              </table:table-cell>
              <table:table-cell office:value-type="float" office:value="0.01561">
                <text:p>0.01561</text:p>
              </table:table-cell>
              <table:table-cell office:value-type="float" office:value="0.015754">
                <text:p>0.015754</text:p>
              </table:table-cell>
              <table:table-cell office:value-type="float" office:value="0.015682">
                <text:p>0.015682</text:p>
              </table:table-cell>
              <table:table-cell office:value-type="float" office:value="0.015912">
                <text:p>0.015912</text:p>
              </table:table-cell>
              <table:table-cell office:value-type="float" office:value="0.0168124">
                <text:p>0.0168124</text:p>
              </table:table-cell>
              <table:table-cell office:value-type="float" office:value="0.0174896">
                <text:p>0.0174896</text:p>
              </table:table-cell>
              <table:table-cell office:value-type="float" office:value="0.0177303333333333">
                <text:p>0.0177303333333333</text:p>
              </table:table-cell>
              <table:table-cell office:value-type="float" office:value="0.01808255">
                <text:p>0.01808255</text:p>
              </table:table-cell>
              <table:table-cell office:value-type="float" office:value="0.0183224">
                <text:p>0.0183224</text:p>
              </table:table-cell>
              <table:table-cell office:value-type="float" office:value="0.0194576666666667">
                <text:p>0.0194576666666667</text:p>
              </table:table-cell>
              <table:table-cell office:value-type="float" office:value="0.0192614285714286">
                <text:p>0.0192614285714286</text:p>
              </table:table-cell>
            </table:table-row>
            <table:table-row>
              <table:table-cell office:value-type="string">
                <text:p>Flat 10</text:p>
                <draw:g>
                  <svg:desc>RaatoPC.C104:RaatoPC.C104</svg:desc>
                </draw:g>
              </table:table-cell>
              <table:table-cell office:value-type="float" office:value="0.00858">
                <text:p>0.00858</text:p>
                <draw:g>
                  <svg:desc>RaatoPC.D104:RaatoPC.O104</svg:desc>
                </draw:g>
              </table:table-cell>
              <table:table-cell office:value-type="float" office:value="0.0093">
                <text:p>0.0093</text:p>
              </table:table-cell>
              <table:table-cell office:value-type="float" office:value="0.01003">
                <text:p>0.01003</text:p>
              </table:table-cell>
              <table:table-cell office:value-type="float" office:value="0.009742">
                <text:p>0.009742</text:p>
              </table:table-cell>
              <table:table-cell office:value-type="float" office:value="0.009784">
                <text:p>0.009784</text:p>
              </table:table-cell>
              <table:table-cell office:value-type="float" office:value="0.0098332">
                <text:p>0.0098332</text:p>
              </table:table-cell>
              <table:table-cell office:value-type="float" office:value="0.0100438">
                <text:p>0.0100438</text:p>
              </table:table-cell>
              <table:table-cell office:value-type="float" office:value="0.00993766666666667">
                <text:p>0.00993766666666667</text:p>
              </table:table-cell>
              <table:table-cell office:value-type="float" office:value="0.0098911">
                <text:p>0.0098911</text:p>
              </table:table-cell>
              <table:table-cell office:value-type="float" office:value="0.00969988">
                <text:p>0.00969988</text:p>
              </table:table-cell>
              <table:table-cell office:value-type="float" office:value="0.00984753333333333">
                <text:p>0.00984753333333333</text:p>
              </table:table-cell>
              <table:table-cell office:value-type="float" office:value="0.00984217142857143">
                <text:p>0.00984217142857143</text:p>
              </table:table-cell>
            </table:table-row>
            <table:table-row>
              <table:table-cell office:value-type="string">
                <text:p>Pooled 10</text:p>
                <draw:g>
                  <svg:desc>RaatoPC.C105:RaatoPC.C105</svg:desc>
                </draw:g>
              </table:table-cell>
              <table:table-cell office:value-type="float" office:value="0.01051">
                <text:p>0.01051</text:p>
                <draw:g>
                  <svg:desc>RaatoPC.D105:RaatoPC.O105</svg:desc>
                </draw:g>
              </table:table-cell>
              <table:table-cell office:value-type="float" office:value="0.009865">
                <text:p>0.009865</text:p>
              </table:table-cell>
              <table:table-cell office:value-type="float" office:value="0.009248">
                <text:p>0.009248</text:p>
              </table:table-cell>
              <table:table-cell office:value-type="float" office:value="0.009294">
                <text:p>0.009294</text:p>
              </table:table-cell>
              <table:table-cell office:value-type="float" office:value="0.009584">
                <text:p>0.009584</text:p>
              </table:table-cell>
              <table:table-cell office:value-type="float" office:value="0.011557">
                <text:p>0.011557</text:p>
              </table:table-cell>
              <table:table-cell office:value-type="float" office:value="0.0140344">
                <text:p>0.0140344</text:p>
              </table:table-cell>
              <table:table-cell office:value-type="float" office:value="0.0149700666666667">
                <text:p>0.0149700666666667</text:p>
              </table:table-cell>
              <table:table-cell office:value-type="float" office:value="0.0156793">
                <text:p>0.0156793</text:p>
              </table:table-cell>
              <table:table-cell office:value-type="float" office:value="0.01701668">
                <text:p>0.01701668</text:p>
              </table:table-cell>
              <table:table-cell office:value-type="float" office:value="0.0176799333333333">
                <text:p>0.0176799333333333</text:p>
              </table:table-cell>
              <table:table-cell office:value-type="float" office:value="0.0187552">
                <text:p>0.0187552</text:p>
              </table:table-cell>
            </table:table-row>
            <table:table-row>
              <table:table-cell office:value-type="string">
                <text:p>Naive 10</text:p>
                <draw:g>
                  <svg:desc>RaatoPC.C106:RaatoPC.C106</svg:desc>
                </draw:g>
              </table:table-cell>
              <table:table-cell office:value-type="float" office:value="0.01179">
                <text:p>0.01179</text:p>
                <draw:g>
                  <svg:desc>RaatoPC.D106:RaatoPC.O106</svg:desc>
                </draw:g>
              </table:table-cell>
              <table:table-cell office:value-type="float" office:value="0.010585">
                <text:p>0.010585</text:p>
              </table:table-cell>
              <table:table-cell office:value-type="float" office:value="0.00959">
                <text:p>0.00959</text:p>
              </table:table-cell>
              <table:table-cell office:value-type="float" office:value="0.009181">
                <text:p>0.009181</text:p>
              </table:table-cell>
              <table:table-cell office:value-type="float" office:value="0.0097975">
                <text:p>0.0097975</text:p>
              </table:table-cell>
              <table:table-cell office:value-type="float" office:value="0.011992">
                <text:p>0.011992</text:p>
              </table:table-cell>
              <table:table-cell office:value-type="float" office:value="0.0139763">
                <text:p>0.0139763</text:p>
              </table:table-cell>
              <table:table-cell office:value-type="float" office:value="0.0151892666666667">
                <text:p>0.0151892666666667</text:p>
              </table:table-cell>
              <table:table-cell office:value-type="float" office:value="0.0165898">
                <text:p>0.0165898</text:p>
              </table:table-cell>
              <table:table-cell office:value-type="float" office:value="0.01753764">
                <text:p>0.01753764</text:p>
              </table:table-cell>
              <table:table-cell office:value-type="float" office:value="0.0181883">
                <text:p>0.0181883</text:p>
              </table:table-cell>
              <table:table-cell office:value-type="float" office:value="0.0190023428571429">
                <text:p>0.0190023428571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22cm" svg:y="0.316cm" chart:style-name="ch2">
          <text:p>Whole array transform mutliplication pass</text:p>
        </chart:title>
        <chart:legend chart:legend-position="end" svg:x="13.598cm" svg:y="2.878cm" style:legend-expansion="high" chart:style-name="ch3"/>
        <chart:plot-area chart:style-name="ch4" table:cell-range-address="Janne.D69:Janne.O75 Janne.C70:Janne.C75" chart:data-source-has-labels="both" svg:x="1.358cm" svg:y="1.635cm" svg:width="11.6cm" svg:height="6.177cm">
          <chartooo:coordinate-region svg:x="2.165cm" svg:y="1.848cm" svg:width="10.421cm" svg:height="5.291cm"/>
          <chart:axis chart:dimension="x" chart:name="primary-x" chart:style-name="ch5" chartooo:axis-type="auto">
            <chartooo:date-scale/>
            <chart:title svg:x="6.267cm" svg:y="7.993cm" chart:style-name="ch6">
              <text:p>Node count</text:p>
            </chart:title>
            <chart:categories table:cell-range-address="Janne.D69:Janne.O69"/>
          </chart:axis>
          <chart:axis chart:dimension="y" chart:name="primary-y" chart:style-name="ch5">
            <chart:title svg:x="0.451cm" svg:y="5.733cm" chart:style-name="ch7">
              <text:p>Duration (µs)</text:p>
            </chart:title>
            <chart:grid chart:style-name="ch8" chart:class="major"/>
          </chart:axis>
          <chart:series chart:style-name="ch9" chart:values-cell-range-address="Janne.D70:Janne.O70" chart:label-cell-address="Janne.C70:Janne.C70" chart:class="chart:line">
            <chart:data-point chart:repeated="12"/>
          </chart:series>
          <chart:series chart:style-name="ch10" chart:values-cell-range-address="Janne.D71:Janne.O71" chart:label-cell-address="Janne.C71:Janne.C71" chart:class="chart:line">
            <chart:data-point chart:repeated="12"/>
          </chart:series>
          <chart:series chart:style-name="ch11" chart:values-cell-range-address="Janne.D72:Janne.O72" chart:label-cell-address="Janne.C72:Janne.C72" chart:class="chart:line">
            <chart:data-point chart:repeated="12"/>
          </chart:series>
          <chart:series chart:style-name="ch12" chart:values-cell-range-address="Janne.D73:Janne.O73" chart:label-cell-address="Janne.C73:Janne.C73" chart:class="chart:line">
            <chart:data-point chart:repeated="12"/>
          </chart:series>
          <chart:series chart:style-name="ch13" chart:values-cell-range-address="Janne.D74:Janne.O74" chart:label-cell-address="Janne.C74:Janne.C74" chart:class="chart:line">
            <chart:data-point chart:repeated="12"/>
          </chart:series>
          <chart:series chart:style-name="ch14" chart:values-cell-range-address="Janne.D75:Janne.O75" chart:label-cell-address="Janne.C75:Janne.C75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69:Janne.O6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70:Janne.C70</svg:desc>
                </draw:g>
              </table:table-cell>
              <table:table-cell office:value-type="float" office:value="0.0378">
                <text:p>0.0378</text:p>
                <draw:g>
                  <svg:desc>Janne.D70:Janne.O70</svg:desc>
                </draw:g>
              </table:table-cell>
              <table:table-cell office:value-type="float" office:value="0.0485">
                <text:p>0.0485</text:p>
              </table:table-cell>
              <table:table-cell office:value-type="float" office:value="0.0553">
                <text:p>0.0553</text:p>
              </table:table-cell>
              <table:table-cell office:value-type="float" office:value="0.0608">
                <text:p>0.0608</text:p>
              </table:table-cell>
              <table:table-cell office:value-type="float" office:value="0.0755">
                <text:p>0.0755</text:p>
              </table:table-cell>
              <table:table-cell office:value-type="float" office:value="0.0918">
                <text:p>0.0918</text:p>
              </table:table-cell>
              <table:table-cell office:value-type="float" office:value="0.1573">
                <text:p>0.1573</text:p>
              </table:table-cell>
              <table:table-cell office:value-type="float" office:value="0.2948">
                <text:p>0.2948</text:p>
              </table:table-cell>
              <table:table-cell office:value-type="float" office:value="0.6895">
                <text:p>0.6895</text:p>
              </table:table-cell>
              <table:table-cell office:value-type="float" office:value="1.5216">
                <text:p>1.5216</text:p>
              </table:table-cell>
              <table:table-cell office:value-type="float" office:value="0.1552">
                <text:p>0.1552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Pooled</text:p>
                <draw:g>
                  <svg:desc>Janne.C71:Janne.C71</svg:desc>
                </draw:g>
              </table:table-cell>
              <table:table-cell office:value-type="float" office:value="0.0329">
                <text:p>0.0329</text:p>
                <draw:g>
                  <svg:desc>Janne.D71:Janne.O71</svg:desc>
                </draw:g>
              </table:table-cell>
              <table:table-cell office:value-type="float" office:value="0.0397">
                <text:p>0.0397</text:p>
              </table:table-cell>
              <table:table-cell office:value-type="float" office:value="0.0463">
                <text:p>0.0463</text:p>
              </table:table-cell>
              <table:table-cell office:value-type="float" office:value="0.0501">
                <text:p>0.0501</text:p>
              </table:table-cell>
              <table:table-cell office:value-type="float" office:value="0.0627">
                <text:p>0.0627</text:p>
              </table:table-cell>
              <table:table-cell office:value-type="float" office:value="0.0808">
                <text:p>0.0808</text:p>
              </table:table-cell>
              <table:table-cell office:value-type="float" office:value="0.1332">
                <text:p>0.1332</text:p>
              </table:table-cell>
              <table:table-cell office:value-type="float" office:value="0.3769">
                <text:p>0.3769</text:p>
              </table:table-cell>
              <table:table-cell office:value-type="float" office:value="0.7323">
                <text:p>0.7323</text:p>
              </table:table-cell>
              <table:table-cell office:value-type="float" office:value="1.5129">
                <text:p>1.5129</text:p>
              </table:table-cell>
              <table:table-cell office:value-type="float" office:value="0">
                <text:p>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Naive</text:p>
                <draw:g>
                  <svg:desc>Janne.C72:Janne.C72</svg:desc>
                </draw:g>
              </table:table-cell>
              <table:table-cell office:value-type="float" office:value="0.1974">
                <text:p>0.1974</text:p>
                <draw:g>
                  <svg:desc>Janne.D72:Janne.O72</svg:desc>
                </draw:g>
              </table:table-cell>
              <table:table-cell office:value-type="float" office:value="0.585">
                <text:p>0.585</text:p>
              </table:table-cell>
              <table:table-cell office:value-type="float" office:value="1.013">
                <text:p>1.013</text:p>
              </table:table-cell>
              <table:table-cell office:value-type="float" office:value="1.8345">
                <text:p>1.8345</text:p>
              </table:table-cell>
              <table:table-cell office:value-type="float" office:value="4.2554">
                <text:p>4.2554</text:p>
              </table:table-cell>
              <table:table-cell office:value-type="float" office:value="8.323">
                <text:p>8.323</text:p>
              </table:table-cell>
              <table:table-cell office:value-type="float" office:value="17.4633">
                <text:p>17.4633</text:p>
              </table:table-cell>
              <table:table-cell office:value-type="float" office:value="52.1531">
                <text:p>52.1531</text:p>
              </table:table-cell>
              <table:table-cell office:value-type="float" office:value="108.4833">
                <text:p>108.4833</text:p>
              </table:table-cell>
              <table:table-cell office:value-type="float" office:value="218.3075">
                <text:p>218.3075</text:p>
              </table:table-cell>
              <table:table-cell office:value-type="float" office:value="0.3103">
                <text:p>0.3103</text:p>
              </table:table-cell>
              <table:table-cell office:value-type="float" office:value="0.3238">
                <text:p>0.3238</text:p>
              </table:table-cell>
            </table:table-row>
            <table:table-row>
              <table:table-cell office:value-type="string">
                <text:p>Flat</text:p>
                <draw:g>
                  <svg:desc>Janne.C73:Janne.C73</svg:desc>
                </draw:g>
              </table:table-cell>
              <table:table-cell office:value-type="float" office:value="0.0671">
                <text:p>0.0671</text:p>
                <draw:g>
                  <svg:desc>Janne.D73:Janne.O73</svg:desc>
                </draw:g>
              </table:table-cell>
              <table:table-cell office:value-type="float" office:value="0.093">
                <text:p>0.093</text:p>
              </table:table-cell>
              <table:table-cell office:value-type="float" office:value="0.0992">
                <text:p>0.0992</text:p>
              </table:table-cell>
              <table:table-cell office:value-type="float" office:value="0.109">
                <text:p>0.109</text:p>
              </table:table-cell>
              <table:table-cell office:value-type="float" office:value="0.1273">
                <text:p>0.1273</text:p>
              </table:table-cell>
              <table:table-cell office:value-type="float" office:value="0.1516">
                <text:p>0.1516</text:p>
              </table:table-cell>
              <table:table-cell office:value-type="float" office:value="0.1898">
                <text:p>0.1898</text:p>
              </table:table-cell>
              <table:table-cell office:value-type="float" office:value="0.2829">
                <text:p>0.2829</text:p>
              </table:table-cell>
              <table:table-cell office:value-type="float" office:value="0.5218">
                <text:p>0.5218</text:p>
              </table:table-cell>
              <table:table-cell office:value-type="float" office:value="1.0032">
                <text:p>1.0032</text:p>
              </table:table-cell>
              <table:table-cell office:value-type="float" office:value="0.3103">
                <text:p>0.3103</text:p>
              </table:table-cell>
              <table:table-cell office:value-type="float" office:value="0.1396">
                <text:p>0.1396</text:p>
              </table:table-cell>
            </table:table-row>
            <table:table-row>
              <table:table-cell office:value-type="string">
                <text:p>Pooled</text:p>
                <draw:g>
                  <svg:desc>Janne.C74:Janne.C74</svg:desc>
                </draw:g>
              </table:table-cell>
              <table:table-cell office:value-type="float" office:value="0.0578">
                <text:p>0.0578</text:p>
                <draw:g>
                  <svg:desc>Janne.D74:Janne.O74</svg:desc>
                </draw:g>
              </table:table-cell>
              <table:table-cell office:value-type="float" office:value="0.0858">
                <text:p>0.0858</text:p>
              </table:table-cell>
              <table:table-cell office:value-type="float" office:value="0.0939">
                <text:p>0.0939</text:p>
              </table:table-cell>
              <table:table-cell office:value-type="float" office:value="0.1031">
                <text:p>0.1031</text:p>
              </table:table-cell>
              <table:table-cell office:value-type="float" office:value="0.1225">
                <text:p>0.1225</text:p>
              </table:table-cell>
              <table:table-cell office:value-type="float" office:value="0.1439">
                <text:p>0.1439</text:p>
              </table:table-cell>
              <table:table-cell office:value-type="float" office:value="0.1939">
                <text:p>0.1939</text:p>
              </table:table-cell>
              <table:table-cell office:value-type="float" office:value="0.3642">
                <text:p>0.3642</text:p>
              </table:table-cell>
              <table:table-cell office:value-type="float" office:value="0.5995">
                <text:p>0.5995</text:p>
              </table:table-cell>
              <table:table-cell office:value-type="float" office:value="1.0789">
                <text:p>1.0789</text:p>
              </table:table-cell>
              <table:table-cell office:value-type="float" office:value="0.1552">
                <text:p>0.1552</text:p>
              </table:table-cell>
              <table:table-cell office:value-type="float" office:value="0.0776">
                <text:p>0.0776</text:p>
              </table:table-cell>
            </table:table-row>
            <table:table-row>
              <table:table-cell office:value-type="string">
                <text:p>Naive</text:p>
                <draw:g>
                  <svg:desc>Janne.C75:Janne.C75</svg:desc>
                </draw:g>
              </table:table-cell>
              <table:table-cell office:value-type="float" office:value="0.2643">
                <text:p>0.2643</text:p>
                <draw:g>
                  <svg:desc>Janne.D75:Janne.O75</svg:desc>
                </draw:g>
              </table:table-cell>
              <table:table-cell office:value-type="float" office:value="0.7094">
                <text:p>0.7094</text:p>
              </table:table-cell>
              <table:table-cell office:value-type="float" office:value="1.1866">
                <text:p>1.1866</text:p>
              </table:table-cell>
              <table:table-cell office:value-type="float" office:value="2.1193">
                <text:p>2.1193</text:p>
              </table:table-cell>
              <table:table-cell office:value-type="float" office:value="4.8047">
                <text:p>4.8047</text:p>
              </table:table-cell>
              <table:table-cell office:value-type="float" office:value="9.2852">
                <text:p>9.2852</text:p>
              </table:table-cell>
              <table:table-cell office:value-type="float" office:value="19.3844">
                <text:p>19.3844</text:p>
              </table:table-cell>
              <table:table-cell office:value-type="float" office:value="56.8623">
                <text:p>56.8623</text:p>
              </table:table-cell>
              <table:table-cell office:value-type="float" office:value="119.7593">
                <text:p>119.7593</text:p>
              </table:table-cell>
              <table:table-cell office:value-type="float" office:value="245.544">
                <text:p>245.544</text:p>
              </table:table-cell>
              <table:table-cell office:value-type="float" office:value="0.6206">
                <text:p>0.6206</text:p>
              </table:table-cell>
              <table:table-cell office:value-type="float" office:value="0.5275">
                <text:p>0.527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cm" svg:y="0.316cm" chart:style-name="ch2">
          <text:p>Normalized whole array transformation multiplication pass</text:p>
        </chart:title>
        <chart:legend chart:legend-position="end" svg:x="13.121cm" svg:y="2.878cm" style:legend-expansion="high" chart:style-name="ch3"/>
        <chart:plot-area chart:style-name="ch4" table:cell-range-address="Janne.D100:Janne.O106 Janne.C101:Janne.C106" chart:data-source-has-labels="both" svg:x="1.358cm" svg:y="1.635cm" svg:width="11.123cm" svg:height="6.177cm">
          <chartooo:coordinate-region svg:x="2.27cm" svg:y="1.847cm" svg:width="9.839cm" svg:height="5.292cm"/>
          <chart:axis chart:dimension="x" chart:name="primary-x" chart:style-name="ch5" chartooo:axis-type="auto">
            <chartooo:date-scale/>
            <chart:title svg:x="6.028cm" svg:y="7.993cm" chart:style-name="ch6">
              <text:p>Node count</text:p>
            </chart:title>
            <chart:categories table:cell-range-address="Janne.D100:Janne.O100"/>
          </chart:axis>
          <chart:axis chart:dimension="y" chart:name="primary-y" chart:style-name="ch5">
            <chart:title svg:x="0.451cm" svg:y="6.659cm" chart:style-name="ch7">
              <text:p>Time per node (µs / node)</text:p>
            </chart:title>
            <chart:grid chart:style-name="ch8" chart:class="major"/>
          </chart:axis>
          <chart:series chart:style-name="ch9" chart:values-cell-range-address="Janne.D101:Janne.O101" chart:label-cell-address="Janne.C101:Janne.C101" chart:class="chart:line">
            <chart:data-point chart:repeated="12"/>
          </chart:series>
          <chart:series chart:style-name="ch10" chart:values-cell-range-address="Janne.D102:Janne.O102" chart:label-cell-address="Janne.C102:Janne.C102" chart:class="chart:line">
            <chart:data-point chart:repeated="12"/>
          </chart:series>
          <chart:series chart:style-name="ch11" chart:values-cell-range-address="Janne.D103:Janne.O103" chart:label-cell-address="Janne.C103:Janne.C103" chart:class="chart:line">
            <chart:data-point chart:repeated="12"/>
          </chart:series>
          <chart:series chart:style-name="ch12" chart:values-cell-range-address="Janne.D104:Janne.O104" chart:label-cell-address="Janne.C104:Janne.C104" chart:class="chart:line">
            <chart:data-point chart:repeated="12"/>
          </chart:series>
          <chart:series chart:style-name="ch13" chart:values-cell-range-address="Janne.D105:Janne.O105" chart:label-cell-address="Janne.C105:Janne.C105" chart:class="chart:line">
            <chart:data-point chart:repeated="12"/>
          </chart:series>
          <chart:series chart:style-name="ch14" chart:values-cell-range-address="Janne.D106:Janne.O106" chart:label-cell-address="Janne.C106:Janne.C106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00:Janne.O10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01:Janne.C101</svg:desc>
                </draw:g>
              </table:table-cell>
              <table:table-cell office:value-type="float" office:value="0.00378">
                <text:p>0.00378</text:p>
                <draw:g>
                  <svg:desc>Janne.D101:Janne.O101</svg:desc>
                </draw:g>
              </table:table-cell>
              <table:table-cell office:value-type="float" office:value="0.002425">
                <text:p>0.002425</text:p>
              </table:table-cell>
              <table:table-cell office:value-type="float" office:value="0.001106">
                <text:p>0.001106</text:p>
              </table:table-cell>
              <table:table-cell office:value-type="float" office:value="0.000608">
                <text:p>0.000608</text:p>
              </table:table-cell>
              <table:table-cell office:value-type="float" office:value="0.0003775">
                <text:p>0.0003775</text:p>
              </table:table-cell>
              <table:table-cell office:value-type="float" office:value="0.0001836">
                <text:p>0.0001836</text:p>
              </table:table-cell>
              <table:table-cell office:value-type="float" office:value="0.0001573">
                <text:p>0.0001573</text:p>
              </table:table-cell>
              <table:table-cell office:value-type="float" office:value="0.000196533333333333">
                <text:p>0.000196533333333333</text:p>
              </table:table-cell>
              <table:table-cell office:value-type="float" office:value="0.00034475">
                <text:p>0.00034475</text:p>
              </table:table-cell>
              <table:table-cell office:value-type="float" office:value="0.00060864">
                <text:p>0.00060864</text:p>
              </table:table-cell>
              <table:table-cell office:value-type="float" office:value="0.0000517333333333333">
                <text:p>0.0000517333333333333</text:p>
              </table:table-cell>
              <table:table-cell office:value-type="float" office:value="0.0000154285714285714">
                <text:p>0.0000154285714285714</text:p>
              </table:table-cell>
            </table:table-row>
            <table:table-row>
              <table:table-cell office:value-type="string">
                <text:p>Pooled</text:p>
                <draw:g>
                  <svg:desc>Janne.C102:Janne.C102</svg:desc>
                </draw:g>
              </table:table-cell>
              <table:table-cell office:value-type="float" office:value="0.00329">
                <text:p>0.00329</text:p>
                <draw:g>
                  <svg:desc>Janne.D102:Janne.O102</svg:desc>
                </draw:g>
              </table:table-cell>
              <table:table-cell office:value-type="float" office:value="0.001985">
                <text:p>0.001985</text:p>
              </table:table-cell>
              <table:table-cell office:value-type="float" office:value="0.000926">
                <text:p>0.000926</text:p>
              </table:table-cell>
              <table:table-cell office:value-type="float" office:value="0.000501">
                <text:p>0.000501</text:p>
              </table:table-cell>
              <table:table-cell office:value-type="float" office:value="0.0003135">
                <text:p>0.0003135</text:p>
              </table:table-cell>
              <table:table-cell office:value-type="float" office:value="0.0001616">
                <text:p>0.0001616</text:p>
              </table:table-cell>
              <table:table-cell office:value-type="float" office:value="0.0001332">
                <text:p>0.0001332</text:p>
              </table:table-cell>
              <table:table-cell office:value-type="float" office:value="0.000251266666666667">
                <text:p>0.000251266666666667</text:p>
              </table:table-cell>
              <table:table-cell office:value-type="float" office:value="0.00036615">
                <text:p>0.00036615</text:p>
              </table:table-cell>
              <table:table-cell office:value-type="float" office:value="0.00060516">
                <text:p>0.00060516</text:p>
              </table:table-cell>
              <table:table-cell office:value-type="float" office:value="0">
                <text:p>0</text:p>
              </table:table-cell>
              <table:table-cell office:value-type="float" office:value="0.00000771428571428571">
                <text:p>0.00000771428571428571</text:p>
              </table:table-cell>
            </table:table-row>
            <table:table-row>
              <table:table-cell office:value-type="string">
                <text:p>Naive</text:p>
                <draw:g>
                  <svg:desc>Janne.C103:Janne.C103</svg:desc>
                </draw:g>
              </table:table-cell>
              <table:table-cell office:value-type="float" office:value="0.01974">
                <text:p>0.01974</text:p>
                <draw:g>
                  <svg:desc>Janne.D103:Janne.O103</svg:desc>
                </draw:g>
              </table:table-cell>
              <table:table-cell office:value-type="float" office:value="0.02925">
                <text:p>0.02925</text:p>
              </table:table-cell>
              <table:table-cell office:value-type="float" office:value="0.02026">
                <text:p>0.02026</text:p>
              </table:table-cell>
              <table:table-cell office:value-type="float" office:value="0.018345">
                <text:p>0.018345</text:p>
              </table:table-cell>
              <table:table-cell office:value-type="float" office:value="0.021277">
                <text:p>0.021277</text:p>
              </table:table-cell>
              <table:table-cell office:value-type="float" office:value="0.016646">
                <text:p>0.016646</text:p>
              </table:table-cell>
              <table:table-cell office:value-type="float" office:value="0.0174633">
                <text:p>0.0174633</text:p>
              </table:table-cell>
              <table:table-cell office:value-type="float" office:value="0.0347687333333333">
                <text:p>0.0347687333333333</text:p>
              </table:table-cell>
              <table:table-cell office:value-type="float" office:value="0.05424165">
                <text:p>0.05424165</text:p>
              </table:table-cell>
              <table:table-cell office:value-type="float" office:value="0.087323">
                <text:p>0.087323</text:p>
              </table:table-cell>
              <table:table-cell office:value-type="float" office:value="0.000103433333333333">
                <text:p>0.000103433333333333</text:p>
              </table:table-cell>
              <table:table-cell office:value-type="float" office:value="0.0000925142857142857">
                <text:p>0.0000925142857142857</text:p>
              </table:table-cell>
            </table:table-row>
            <table:table-row>
              <table:table-cell office:value-type="string">
                <text:p>Flat 10</text:p>
                <draw:g>
                  <svg:desc>Janne.C104:Janne.C104</svg:desc>
                </draw:g>
              </table:table-cell>
              <table:table-cell office:value-type="float" office:value="0.00671">
                <text:p>0.00671</text:p>
                <draw:g>
                  <svg:desc>Janne.D104:Janne.O104</svg:desc>
                </draw:g>
              </table:table-cell>
              <table:table-cell office:value-type="float" office:value="0.00465">
                <text:p>0.00465</text:p>
              </table:table-cell>
              <table:table-cell office:value-type="float" office:value="0.001984">
                <text:p>0.001984</text:p>
              </table:table-cell>
              <table:table-cell office:value-type="float" office:value="0.00109">
                <text:p>0.00109</text:p>
              </table:table-cell>
              <table:table-cell office:value-type="float" office:value="0.0006365">
                <text:p>0.0006365</text:p>
              </table:table-cell>
              <table:table-cell office:value-type="float" office:value="0.0003032">
                <text:p>0.0003032</text:p>
              </table:table-cell>
              <table:table-cell office:value-type="float" office:value="0.0001898">
                <text:p>0.0001898</text:p>
              </table:table-cell>
              <table:table-cell office:value-type="float" office:value="0.0001886">
                <text:p>0.0001886</text:p>
              </table:table-cell>
              <table:table-cell office:value-type="float" office:value="0.0002609">
                <text:p>0.0002609</text:p>
              </table:table-cell>
              <table:table-cell office:value-type="float" office:value="0.00040128">
                <text:p>0.00040128</text:p>
              </table:table-cell>
              <table:table-cell office:value-type="float" office:value="0.000103433333333333">
                <text:p>0.000103433333333333</text:p>
              </table:table-cell>
              <table:table-cell office:value-type="float" office:value="0.0000398857142857143">
                <text:p>0.0000398857142857143</text:p>
              </table:table-cell>
            </table:table-row>
            <table:table-row>
              <table:table-cell office:value-type="string">
                <text:p>Pooled 10</text:p>
                <draw:g>
                  <svg:desc>Janne.C105:Janne.C105</svg:desc>
                </draw:g>
              </table:table-cell>
              <table:table-cell office:value-type="float" office:value="0.00578">
                <text:p>0.00578</text:p>
                <draw:g>
                  <svg:desc>Janne.D105:Janne.O105</svg:desc>
                </draw:g>
              </table:table-cell>
              <table:table-cell office:value-type="float" office:value="0.00429">
                <text:p>0.00429</text:p>
              </table:table-cell>
              <table:table-cell office:value-type="float" office:value="0.001878">
                <text:p>0.001878</text:p>
              </table:table-cell>
              <table:table-cell office:value-type="float" office:value="0.001031">
                <text:p>0.001031</text:p>
              </table:table-cell>
              <table:table-cell office:value-type="float" office:value="0.0006125">
                <text:p>0.0006125</text:p>
              </table:table-cell>
              <table:table-cell office:value-type="float" office:value="0.0002878">
                <text:p>0.0002878</text:p>
              </table:table-cell>
              <table:table-cell office:value-type="float" office:value="0.0001939">
                <text:p>0.0001939</text:p>
              </table:table-cell>
              <table:table-cell office:value-type="float" office:value="0.0002428">
                <text:p>0.0002428</text:p>
              </table:table-cell>
              <table:table-cell office:value-type="float" office:value="0.00029975">
                <text:p>0.00029975</text:p>
              </table:table-cell>
              <table:table-cell office:value-type="float" office:value="0.00043156">
                <text:p>0.00043156</text:p>
              </table:table-cell>
              <table:table-cell office:value-type="float" office:value="0.0000517333333333333">
                <text:p>0.0000517333333333333</text:p>
              </table:table-cell>
              <table:table-cell office:value-type="float" office:value="0.0000221714285714286">
                <text:p>0.0000221714285714286</text:p>
              </table:table-cell>
            </table:table-row>
            <table:table-row>
              <table:table-cell office:value-type="string">
                <text:p>Naive 10</text:p>
                <draw:g>
                  <svg:desc>Janne.C106:Janne.C106</svg:desc>
                </draw:g>
              </table:table-cell>
              <table:table-cell office:value-type="float" office:value="0.02643">
                <text:p>0.02643</text:p>
                <draw:g>
                  <svg:desc>Janne.D106:Janne.O106</svg:desc>
                </draw:g>
              </table:table-cell>
              <table:table-cell office:value-type="float" office:value="0.03547">
                <text:p>0.03547</text:p>
              </table:table-cell>
              <table:table-cell office:value-type="float" office:value="0.023732">
                <text:p>0.023732</text:p>
              </table:table-cell>
              <table:table-cell office:value-type="float" office:value="0.021193">
                <text:p>0.021193</text:p>
              </table:table-cell>
              <table:table-cell office:value-type="float" office:value="0.0240235">
                <text:p>0.0240235</text:p>
              </table:table-cell>
              <table:table-cell office:value-type="float" office:value="0.0185704">
                <text:p>0.0185704</text:p>
              </table:table-cell>
              <table:table-cell office:value-type="float" office:value="0.0193844">
                <text:p>0.0193844</text:p>
              </table:table-cell>
              <table:table-cell office:value-type="float" office:value="0.0379082">
                <text:p>0.0379082</text:p>
              </table:table-cell>
              <table:table-cell office:value-type="float" office:value="0.05987965">
                <text:p>0.05987965</text:p>
              </table:table-cell>
              <table:table-cell office:value-type="float" office:value="0.0982176">
                <text:p>0.0982176</text:p>
              </table:table-cell>
              <table:table-cell office:value-type="float" office:value="0.000206866666666667">
                <text:p>0.000206866666666667</text:p>
              </table:table-cell>
              <table:table-cell office:value-type="float" office:value="0.000150714285714286">
                <text:p>0.00015071428571428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14cm" style:legend-expansion="high" chart:style-name="ch3"/>
        <chart:plot-area chart:style-name="ch4" table:cell-range-address="Janne.D5:Janne.M10 Janne.C6:Janne.C10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Janne.D5:Janne.M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6:Janne.M6" chart:label-cell-address="Janne.C6:Janne.C6" chart:class="chart:line">
            <chart:data-point chart:repeated="10"/>
          </chart:series>
          <chart:series chart:style-name="ch8" chart:values-cell-range-address="Janne.D7:Janne.M7" chart:label-cell-address="Janne.C7:Janne.C7" chart:class="chart:line">
            <chart:data-point chart:repeated="10"/>
          </chart:series>
          <chart:series chart:style-name="ch9" chart:values-cell-range-address="Janne.D8:Janne.M8" chart:label-cell-address="Janne.C8:Janne.C8" chart:class="chart:line">
            <chart:data-point chart:repeated="10"/>
          </chart:series>
          <chart:series chart:style-name="ch10" chart:values-cell-range-address="Janne.D9:Janne.M9" chart:label-cell-address="Janne.C9:Janne.C9" chart:class="chart:line">
            <chart:data-point chart:repeated="10"/>
          </chart:series>
          <chart:series chart:style-name="ch11" chart:values-cell-range-address="Janne.D10:Janne.M10" chart:label-cell-address="Janne.C10:Janne.C1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5:Janne.M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6:Janne.C6</svg:desc>
                </draw:g>
              </table:table-cell>
              <table:table-cell office:value-type="float" office:value="0.0523">
                <text:p>0.0523</text:p>
                <draw:g>
                  <svg:desc>Janne.D6:Janne.M6</svg:desc>
                </draw:g>
              </table:table-cell>
              <table:table-cell office:value-type="float" office:value="0.0653">
                <text:p>0.0653</text:p>
              </table:table-cell>
              <table:table-cell office:value-type="float" office:value="0.0748">
                <text:p>0.0748</text:p>
              </table:table-cell>
              <table:table-cell office:value-type="float" office:value="0.097">
                <text:p>0.097</text:p>
              </table:table-cell>
              <table:table-cell office:value-type="float" office:value="0.1541">
                <text:p>0.1541</text:p>
              </table:table-cell>
              <table:table-cell office:value-type="float" office:value="0.2437">
                <text:p>0.2437</text:p>
              </table:table-cell>
              <table:table-cell office:value-type="float" office:value="0.4226">
                <text:p>0.4226</text:p>
              </table:table-cell>
              <table:table-cell office:value-type="float" office:value="0.9311">
                <text:p>0.9311</text:p>
              </table:table-cell>
              <table:table-cell office:value-type="float" office:value="1.6562">
                <text:p>1.6562</text:p>
              </table:table-cell>
              <table:table-cell office:value-type="float" office:value="3.3565">
                <text:p>3.3565</text:p>
              </table:table-cell>
            </table:table-row>
            <table:table-row>
              <table:table-cell office:value-type="string">
                <text:p>Flat cached</text:p>
                <draw:g>
                  <svg:desc>Janne.C7:Janne.C7</svg:desc>
                </draw:g>
              </table:table-cell>
              <table:table-cell office:value-type="float" office:value="0.0488">
                <text:p>0.0488</text:p>
                <draw:g>
                  <svg:desc>Janne.D7:Janne.M7</svg:desc>
                </draw:g>
              </table:table-cell>
              <table:table-cell office:value-type="float" office:value="0.0609">
                <text:p>0.0609</text:p>
              </table:table-cell>
              <table:table-cell office:value-type="float" office:value="0.073">
                <text:p>0.073</text:p>
              </table:table-cell>
              <table:table-cell office:value-type="float" office:value="0.0948">
                <text:p>0.0948</text:p>
              </table:table-cell>
              <table:table-cell office:value-type="float" office:value="0.1511">
                <text:p>0.1511</text:p>
              </table:table-cell>
              <table:table-cell office:value-type="float" office:value="0.2383">
                <text:p>0.2383</text:p>
              </table:table-cell>
              <table:table-cell office:value-type="float" office:value="0.4125">
                <text:p>0.4125</text:p>
              </table:table-cell>
              <table:table-cell office:value-type="float" office:value="0.9842">
                <text:p>0.9842</text:p>
              </table:table-cell>
              <table:table-cell office:value-type="float" office:value="1.7271">
                <text:p>1.7271</text:p>
              </table:table-cell>
              <table:table-cell office:value-type="float" office:value="3.4362">
                <text:p>3.4362</text:p>
              </table:table-cell>
            </table:table-row>
            <table:table-row>
              <table:table-cell office:value-type="string">
                <text:p>Flat cold</text:p>
                <draw:g>
                  <svg:desc>Janne.C8:Janne.C8</svg:desc>
                </draw:g>
              </table:table-cell>
              <table:table-cell office:value-type="float" office:value="0.1872">
                <text:p>0.1872</text:p>
                <draw:g>
                  <svg:desc>Janne.D8:Janne.M8</svg:desc>
                </draw:g>
              </table:table-cell>
              <table:table-cell office:value-type="float" office:value="0.512">
                <text:p>0.512</text:p>
              </table:table-cell>
              <table:table-cell office:value-type="float" office:value="0.8692">
                <text:p>0.8692</text:p>
              </table:table-cell>
              <table:table-cell office:value-type="float" office:value="1.5635">
                <text:p>1.5635</text:p>
              </table:table-cell>
              <table:table-cell office:value-type="float" office:value="3.5751">
                <text:p>3.5751</text:p>
              </table:table-cell>
              <table:table-cell office:value-type="float" office:value="6.8726">
                <text:p>6.8726</text:p>
              </table:table-cell>
              <table:table-cell office:value-type="float" office:value="13.937">
                <text:p>13.937</text:p>
              </table:table-cell>
              <table:table-cell office:value-type="float" office:value="39.8766">
                <text:p>39.8766</text:p>
              </table:table-cell>
              <table:table-cell office:value-type="float" office:value="76.29">
                <text:p>76.29</text:p>
              </table:table-cell>
              <table:table-cell office:value-type="float" office:value="160.1432">
                <text:p>160.1432</text:p>
              </table:table-cell>
            </table:table-row>
            <table:table-row>
              <table:table-cell office:value-type="string">
                <text:p>Pooled</text:p>
                <draw:g>
                  <svg:desc>Janne.C9:Janne.C9</svg:desc>
                </draw:g>
              </table:table-cell>
              <table:table-cell office:value-type="float" office:value="0.0875">
                <text:p>0.0875</text:p>
                <draw:g>
                  <svg:desc>Janne.D9:Janne.M9</svg:desc>
                </draw:g>
              </table:table-cell>
              <table:table-cell office:value-type="float" office:value="0.0996">
                <text:p>0.0996</text:p>
              </table:table-cell>
              <table:table-cell office:value-type="float" office:value="0.1061">
                <text:p>0.1061</text:p>
              </table:table-cell>
              <table:table-cell office:value-type="float" office:value="0.1084">
                <text:p>0.1084</text:p>
              </table:table-cell>
              <table:table-cell office:value-type="float" office:value="0.1223">
                <text:p>0.1223</text:p>
              </table:table-cell>
              <table:table-cell office:value-type="float" office:value="0.1375">
                <text:p>0.1375</text:p>
              </table:table-cell>
              <table:table-cell office:value-type="float" office:value="0.1552">
                <text:p>0.1552</text:p>
              </table:table-cell>
              <table:table-cell office:value-type="float" office:value="0.254">
                <text:p>0.254</text:p>
              </table:table-cell>
              <table:table-cell office:value-type="float" office:value="0.3162">
                <text:p>0.3162</text:p>
              </table:table-cell>
              <table:table-cell office:value-type="float" office:value="0.3829">
                <text:p>0.3829</text:p>
              </table:table-cell>
            </table:table-row>
            <table:table-row>
              <table:table-cell office:value-type="string">
                <text:p>Naive</text:p>
                <draw:g>
                  <svg:desc>Janne.C10:Janne.C10</svg:desc>
                </draw:g>
              </table:table-cell>
              <table:table-cell office:value-type="float" office:value="0.0239">
                <text:p>0.0239</text:p>
                <draw:g>
                  <svg:desc>Janne.D10:Janne.M10</svg:desc>
                </draw:g>
              </table:table-cell>
              <table:table-cell office:value-type="float" office:value="0.0261">
                <text:p>0.0261</text:p>
              </table:table-cell>
              <table:table-cell office:value-type="float" office:value="0.0265">
                <text:p>0.0265</text:p>
              </table:table-cell>
              <table:table-cell office:value-type="float" office:value="0.027">
                <text:p>0.027</text:p>
              </table:table-cell>
              <table:table-cell office:value-type="float" office:value="0.0298">
                <text:p>0.0298</text:p>
              </table:table-cell>
              <table:table-cell office:value-type="float" office:value="0.034">
                <text:p>0.034</text:p>
              </table:table-cell>
              <table:table-cell office:value-type="float" office:value="0.0463">
                <text:p>0.0463</text:p>
              </table:table-cell>
              <table:table-cell office:value-type="float" office:value="0.0974">
                <text:p>0.0974</text:p>
              </table:table-cell>
              <table:table-cell office:value-type="float" office:value="0.2061">
                <text:p>0.2061</text:p>
              </table:table-cell>
              <table:table-cell office:value-type="float" office:value="0.2656">
                <text:p>0.265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14cm" style:legend-expansion="high" chart:style-name="ch3"/>
        <chart:plot-area chart:style-name="ch4" table:cell-range-address="Janne.D12:Janne.M17 Janne.C13:Janne.C17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Janne.D12:Janne.M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3:Janne.M13" chart:label-cell-address="Janne.C13:Janne.C13" chart:class="chart:line">
            <chart:data-point chart:repeated="10"/>
          </chart:series>
          <chart:series chart:style-name="ch8" chart:values-cell-range-address="Janne.D14:Janne.M14" chart:label-cell-address="Janne.C14:Janne.C14" chart:class="chart:line">
            <chart:data-point chart:repeated="10"/>
          </chart:series>
          <chart:series chart:style-name="ch9" chart:values-cell-range-address="Janne.D15:Janne.M15" chart:label-cell-address="Janne.C15:Janne.C15" chart:class="chart:line">
            <chart:data-point chart:repeated="10"/>
          </chart:series>
          <chart:series chart:style-name="ch10" chart:values-cell-range-address="Janne.D16:Janne.M16" chart:label-cell-address="Janne.C16:Janne.C16" chart:class="chart:line">
            <chart:data-point chart:repeated="10"/>
          </chart:series>
          <chart:series chart:style-name="ch11" chart:values-cell-range-address="Janne.D17:Janne.M17" chart:label-cell-address="Janne.C17:Janne.C1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2:Janne.M1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3:Janne.C13</svg:desc>
                </draw:g>
              </table:table-cell>
              <table:table-cell office:value-type="float" office:value="0.0378">
                <text:p>0.0378</text:p>
                <draw:g>
                  <svg:desc>Janne.D13:Janne.M13</svg:desc>
                </draw:g>
              </table:table-cell>
              <table:table-cell office:value-type="float" office:value="0.0485">
                <text:p>0.0485</text:p>
              </table:table-cell>
              <table:table-cell office:value-type="float" office:value="0.0553">
                <text:p>0.0553</text:p>
              </table:table-cell>
              <table:table-cell office:value-type="float" office:value="0.0608">
                <text:p>0.0608</text:p>
              </table:table-cell>
              <table:table-cell office:value-type="float" office:value="0.0755">
                <text:p>0.0755</text:p>
              </table:table-cell>
              <table:table-cell office:value-type="float" office:value="0.0918">
                <text:p>0.0918</text:p>
              </table:table-cell>
              <table:table-cell office:value-type="float" office:value="0.1573">
                <text:p>0.1573</text:p>
              </table:table-cell>
              <table:table-cell office:value-type="float" office:value="0.2948">
                <text:p>0.2948</text:p>
              </table:table-cell>
              <table:table-cell office:value-type="float" office:value="0.6895">
                <text:p>0.6895</text:p>
              </table:table-cell>
              <table:table-cell office:value-type="float" office:value="1.5216">
                <text:p>1.5216</text:p>
              </table:table-cell>
            </table:table-row>
            <table:table-row>
              <table:table-cell office:value-type="string">
                <text:p>Flat cached</text:p>
                <draw:g>
                  <svg:desc>Janne.C14:Janne.C14</svg:desc>
                </draw:g>
              </table:table-cell>
              <table:table-cell office:value-type="float" office:value="0.0329">
                <text:p>0.0329</text:p>
                <draw:g>
                  <svg:desc>Janne.D14:Janne.M14</svg:desc>
                </draw:g>
              </table:table-cell>
              <table:table-cell office:value-type="float" office:value="0.0397">
                <text:p>0.0397</text:p>
              </table:table-cell>
              <table:table-cell office:value-type="float" office:value="0.0463">
                <text:p>0.0463</text:p>
              </table:table-cell>
              <table:table-cell office:value-type="float" office:value="0.0501">
                <text:p>0.0501</text:p>
              </table:table-cell>
              <table:table-cell office:value-type="float" office:value="0.0627">
                <text:p>0.0627</text:p>
              </table:table-cell>
              <table:table-cell office:value-type="float" office:value="0.0808">
                <text:p>0.0808</text:p>
              </table:table-cell>
              <table:table-cell office:value-type="float" office:value="0.1332">
                <text:p>0.1332</text:p>
              </table:table-cell>
              <table:table-cell office:value-type="float" office:value="0.3769">
                <text:p>0.3769</text:p>
              </table:table-cell>
              <table:table-cell office:value-type="float" office:value="0.7323">
                <text:p>0.7323</text:p>
              </table:table-cell>
              <table:table-cell office:value-type="float" office:value="1.5129">
                <text:p>1.5129</text:p>
              </table:table-cell>
            </table:table-row>
            <table:table-row>
              <table:table-cell office:value-type="string">
                <text:p>Flat cold</text:p>
                <draw:g>
                  <svg:desc>Janne.C15:Janne.C15</svg:desc>
                </draw:g>
              </table:table-cell>
              <table:table-cell office:value-type="float" office:value="0.1974">
                <text:p>0.1974</text:p>
                <draw:g>
                  <svg:desc>Janne.D15:Janne.M15</svg:desc>
                </draw:g>
              </table:table-cell>
              <table:table-cell office:value-type="float" office:value="0.585">
                <text:p>0.585</text:p>
              </table:table-cell>
              <table:table-cell office:value-type="float" office:value="1.013">
                <text:p>1.013</text:p>
              </table:table-cell>
              <table:table-cell office:value-type="float" office:value="1.8345">
                <text:p>1.8345</text:p>
              </table:table-cell>
              <table:table-cell office:value-type="float" office:value="4.2554">
                <text:p>4.2554</text:p>
              </table:table-cell>
              <table:table-cell office:value-type="float" office:value="8.323">
                <text:p>8.323</text:p>
              </table:table-cell>
              <table:table-cell office:value-type="float" office:value="17.4633">
                <text:p>17.4633</text:p>
              </table:table-cell>
              <table:table-cell office:value-type="float" office:value="52.1531">
                <text:p>52.1531</text:p>
              </table:table-cell>
              <table:table-cell office:value-type="float" office:value="108.4833">
                <text:p>108.4833</text:p>
              </table:table-cell>
              <table:table-cell office:value-type="float" office:value="218.3075">
                <text:p>218.3075</text:p>
              </table:table-cell>
            </table:table-row>
            <table:table-row>
              <table:table-cell office:value-type="string">
                <text:p>Pooled</text:p>
                <draw:g>
                  <svg:desc>Janne.C16:Janne.C16</svg:desc>
                </draw:g>
              </table:table-cell>
              <table:table-cell office:value-type="float" office:value="0.1372">
                <text:p>0.1372</text:p>
                <draw:g>
                  <svg:desc>Janne.D16:Janne.M16</svg:desc>
                </draw:g>
              </table:table-cell>
              <table:table-cell office:value-type="float" office:value="0.2317">
                <text:p>0.2317</text:p>
              </table:table-cell>
              <table:table-cell office:value-type="float" office:value="0.3079">
                <text:p>0.3079</text:p>
              </table:table-cell>
              <table:table-cell office:value-type="float" office:value="0.3862">
                <text:p>0.3862</text:p>
              </table:table-cell>
              <table:table-cell office:value-type="float" office:value="0.5902">
                <text:p>0.5902</text:p>
              </table:table-cell>
              <table:table-cell office:value-type="float" office:value="0.7951">
                <text:p>0.7951</text:p>
              </table:table-cell>
              <table:table-cell office:value-type="float" office:value="1.081">
                <text:p>1.081</text:p>
              </table:table-cell>
              <table:table-cell office:value-type="float" office:value="2.2752">
                <text:p>2.2752</text:p>
              </table:table-cell>
              <table:table-cell office:value-type="float" office:value="2.6498">
                <text:p>2.6498</text:p>
              </table:table-cell>
              <table:table-cell office:value-type="float" office:value="1.7831">
                <text:p>1.7831</text:p>
              </table:table-cell>
            </table:table-row>
            <table:table-row>
              <table:table-cell office:value-type="string">
                <text:p>Naive</text:p>
                <draw:g>
                  <svg:desc>Janne.C17:Janne.C17</svg:desc>
                </draw:g>
              </table:table-cell>
              <table:table-cell office:value-type="float" office:value="0.0391">
                <text:p>0.0391</text:p>
                <draw:g>
                  <svg:desc>Janne.D17:Janne.M17</svg:desc>
                </draw:g>
              </table:table-cell>
              <table:table-cell office:value-type="float" office:value="0.0693">
                <text:p>0.0693</text:p>
              </table:table-cell>
              <table:table-cell office:value-type="float" office:value="0.0915">
                <text:p>0.0915</text:p>
              </table:table-cell>
              <table:table-cell office:value-type="float" office:value="0.1135">
                <text:p>0.1135</text:p>
              </table:table-cell>
              <table:table-cell office:value-type="float" office:value="0.1754">
                <text:p>0.1754</text:p>
              </table:table-cell>
              <table:table-cell office:value-type="float" office:value="0.2344">
                <text:p>0.2344</text:p>
              </table:table-cell>
              <table:table-cell office:value-type="float" office:value="0.3344">
                <text:p>0.3344</text:p>
              </table:table-cell>
              <table:table-cell office:value-type="float" office:value="0.7969">
                <text:p>0.7969</text:p>
              </table:table-cell>
              <table:table-cell office:value-type="float" office:value="0.9378">
                <text:p>0.9378</text:p>
              </table:table-cell>
              <table:table-cell office:value-type="float" office:value="0.5884">
                <text:p>0.588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14cm" style:legend-expansion="high" chart:style-name="ch3"/>
        <chart:plot-area chart:style-name="ch4" table:cell-range-address="Janne.D19:Janne.M24 Janne.C20:Janne.C24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Janne.D19:Janne.M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20:Janne.M20" chart:label-cell-address="Janne.C20:Janne.C20" chart:class="chart:line">
            <chart:data-point chart:repeated="10"/>
          </chart:series>
          <chart:series chart:style-name="ch8" chart:values-cell-range-address="Janne.D21:Janne.M21" chart:label-cell-address="Janne.C21:Janne.C21" chart:class="chart:line">
            <chart:data-point chart:repeated="10"/>
          </chart:series>
          <chart:series chart:style-name="ch9" chart:values-cell-range-address="Janne.D22:Janne.M22" chart:label-cell-address="Janne.C22:Janne.C22" chart:class="chart:line">
            <chart:data-point chart:repeated="10"/>
          </chart:series>
          <chart:series chart:style-name="ch10" chart:values-cell-range-address="Janne.D23:Janne.M23" chart:label-cell-address="Janne.C23:Janne.C23" chart:class="chart:line">
            <chart:data-point chart:repeated="10"/>
          </chart:series>
          <chart:series chart:style-name="ch11" chart:values-cell-range-address="Janne.D24:Janne.M24" chart:label-cell-address="Janne.C24:Janne.C2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9:Janne.M1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20:Janne.C20</svg:desc>
                </draw:g>
              </table:table-cell>
              <table:table-cell office:value-type="float" office:value="0.0671">
                <text:p>0.0671</text:p>
                <draw:g>
                  <svg:desc>Janne.D20:Janne.M20</svg:desc>
                </draw:g>
              </table:table-cell>
              <table:table-cell office:value-type="float" office:value="0.093">
                <text:p>0.093</text:p>
              </table:table-cell>
              <table:table-cell office:value-type="float" office:value="0.0992">
                <text:p>0.0992</text:p>
              </table:table-cell>
              <table:table-cell office:value-type="float" office:value="0.109">
                <text:p>0.109</text:p>
              </table:table-cell>
              <table:table-cell office:value-type="float" office:value="0.1273">
                <text:p>0.1273</text:p>
              </table:table-cell>
              <table:table-cell office:value-type="float" office:value="0.1516">
                <text:p>0.1516</text:p>
              </table:table-cell>
              <table:table-cell office:value-type="float" office:value="0.1898">
                <text:p>0.1898</text:p>
              </table:table-cell>
              <table:table-cell office:value-type="float" office:value="0.2829">
                <text:p>0.2829</text:p>
              </table:table-cell>
              <table:table-cell office:value-type="float" office:value="0.5218">
                <text:p>0.5218</text:p>
              </table:table-cell>
              <table:table-cell office:value-type="float" office:value="1.0032">
                <text:p>1.0032</text:p>
              </table:table-cell>
            </table:table-row>
            <table:table-row>
              <table:table-cell office:value-type="string">
                <text:p>Flat cached</text:p>
                <draw:g>
                  <svg:desc>Janne.C21:Janne.C21</svg:desc>
                </draw:g>
              </table:table-cell>
              <table:table-cell office:value-type="float" office:value="0.0578">
                <text:p>0.0578</text:p>
                <draw:g>
                  <svg:desc>Janne.D21:Janne.M21</svg:desc>
                </draw:g>
              </table:table-cell>
              <table:table-cell office:value-type="float" office:value="0.0858">
                <text:p>0.0858</text:p>
              </table:table-cell>
              <table:table-cell office:value-type="float" office:value="0.0939">
                <text:p>0.0939</text:p>
              </table:table-cell>
              <table:table-cell office:value-type="float" office:value="0.1031">
                <text:p>0.1031</text:p>
              </table:table-cell>
              <table:table-cell office:value-type="float" office:value="0.1225">
                <text:p>0.1225</text:p>
              </table:table-cell>
              <table:table-cell office:value-type="float" office:value="0.1439">
                <text:p>0.1439</text:p>
              </table:table-cell>
              <table:table-cell office:value-type="float" office:value="0.1939">
                <text:p>0.1939</text:p>
              </table:table-cell>
              <table:table-cell office:value-type="float" office:value="0.3642">
                <text:p>0.3642</text:p>
              </table:table-cell>
              <table:table-cell office:value-type="float" office:value="0.5995">
                <text:p>0.5995</text:p>
              </table:table-cell>
              <table:table-cell office:value-type="float" office:value="1.0789">
                <text:p>1.0789</text:p>
              </table:table-cell>
            </table:table-row>
            <table:table-row>
              <table:table-cell office:value-type="string">
                <text:p>Flat cold</text:p>
                <draw:g>
                  <svg:desc>Janne.C22:Janne.C22</svg:desc>
                </draw:g>
              </table:table-cell>
              <table:table-cell office:value-type="float" office:value="0.2643">
                <text:p>0.2643</text:p>
                <draw:g>
                  <svg:desc>Janne.D22:Janne.M22</svg:desc>
                </draw:g>
              </table:table-cell>
              <table:table-cell office:value-type="float" office:value="0.7094">
                <text:p>0.7094</text:p>
              </table:table-cell>
              <table:table-cell office:value-type="float" office:value="1.1866">
                <text:p>1.1866</text:p>
              </table:table-cell>
              <table:table-cell office:value-type="float" office:value="2.1193">
                <text:p>2.1193</text:p>
              </table:table-cell>
              <table:table-cell office:value-type="float" office:value="4.8047">
                <text:p>4.8047</text:p>
              </table:table-cell>
              <table:table-cell office:value-type="float" office:value="9.2852">
                <text:p>9.2852</text:p>
              </table:table-cell>
              <table:table-cell office:value-type="float" office:value="19.3844">
                <text:p>19.3844</text:p>
              </table:table-cell>
              <table:table-cell office:value-type="float" office:value="56.8623">
                <text:p>56.8623</text:p>
              </table:table-cell>
              <table:table-cell office:value-type="float" office:value="119.7593">
                <text:p>119.7593</text:p>
              </table:table-cell>
              <table:table-cell office:value-type="float" office:value="245.544">
                <text:p>245.544</text:p>
              </table:table-cell>
            </table:table-row>
            <table:table-row>
              <table:table-cell office:value-type="string">
                <text:p>Pooled</text:p>
                <draw:g>
                  <svg:desc>Janne.C23:Janne.C23</svg:desc>
                </draw:g>
              </table:table-cell>
              <table:table-cell office:value-type="float" office:value="0.0822">
                <text:p>0.0822</text:p>
                <draw:g>
                  <svg:desc>Janne.D23:Janne.M23</svg:desc>
                </draw:g>
              </table:table-cell>
              <table:table-cell office:value-type="float" office:value="0.0918">
                <text:p>0.0918</text:p>
              </table:table-cell>
              <table:table-cell office:value-type="float" office:value="0.0936">
                <text:p>0.0936</text:p>
              </table:table-cell>
              <table:table-cell office:value-type="float" office:value="0.0988">
                <text:p>0.0988</text:p>
              </table:table-cell>
              <table:table-cell office:value-type="float" office:value="0.1173">
                <text:p>0.1173</text:p>
              </table:table-cell>
              <table:table-cell office:value-type="float" office:value="0.1307">
                <text:p>0.1307</text:p>
              </table:table-cell>
              <table:table-cell office:value-type="float" office:value="0.1777">
                <text:p>0.1777</text:p>
              </table:table-cell>
              <table:table-cell office:value-type="float" office:value="0.2932">
                <text:p>0.2932</text:p>
              </table:table-cell>
              <table:table-cell office:value-type="float" office:value="0.3551">
                <text:p>0.3551</text:p>
              </table:table-cell>
              <table:table-cell office:value-type="float" office:value="0.4138">
                <text:p>0.4138</text:p>
              </table:table-cell>
            </table:table-row>
            <table:table-row>
              <table:table-cell office:value-type="string">
                <text:p>Naive</text:p>
                <draw:g>
                  <svg:desc>Janne.C24:Janne.C24</svg:desc>
                </draw:g>
              </table:table-cell>
              <table:table-cell office:value-type="float" office:value="0.0372">
                <text:p>0.0372</text:p>
                <draw:g>
                  <svg:desc>Janne.D24:Janne.M24</svg:desc>
                </draw:g>
              </table:table-cell>
              <table:table-cell office:value-type="float" office:value="0.0417">
                <text:p>0.0417</text:p>
              </table:table-cell>
              <table:table-cell office:value-type="float" office:value="0.0418">
                <text:p>0.0418</text:p>
              </table:table-cell>
              <table:table-cell office:value-type="float" office:value="0.0427">
                <text:p>0.0427</text:p>
              </table:table-cell>
              <table:table-cell office:value-type="float" office:value="0.0502">
                <text:p>0.0502</text:p>
              </table:table-cell>
              <table:table-cell office:value-type="float" office:value="0.0549">
                <text:p>0.0549</text:p>
              </table:table-cell>
              <table:table-cell office:value-type="float" office:value="0.0802">
                <text:p>0.0802</text:p>
              </table:table-cell>
              <table:table-cell office:value-type="float" office:value="0.1558">
                <text:p>0.1558</text:p>
              </table:table-cell>
              <table:table-cell office:value-type="float" office:value="0.2826">
                <text:p>0.2826</text:p>
              </table:table-cell>
              <table:table-cell office:value-type="float" office:value="0.3421">
                <text:p>0.342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th node normalized</text:p>
        </chart:title>
        <chart:legend chart:legend-position="end" svg:x="13.598cm" svg:y="3.926cm" style:legend-expansion="high" chart:style-name="ch3"/>
        <chart:plot-area chart:style-name="ch4" table:cell-range-address="Janne.D127:Janne.M129 Janne.C128:Janne.C129" chart:data-source-has-labels="both" svg:x="0.77cm" svg:y="1.635cm" svg:width="12.188cm" svg:height="6.765cm">
          <chartooo:coordinate-region svg:x="1.868cm" svg:y="1.847cm" svg:width="10.625cm" svg:height="5.88cm"/>
          <chart:axis chart:dimension="x" chart:name="primary-x" chart:style-name="ch5" chartooo:axis-type="auto">
            <chartooo:date-scale/>
            <chart:categories table:cell-range-address="Janne.D127:Janne.M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28:Janne.M128" chart:label-cell-address="Janne.C128:Janne.C128" chart:class="chart:line">
            <chart:data-point chart:repeated="10"/>
          </chart:series>
          <chart:series chart:style-name="ch8" chart:values-cell-range-address="Janne.D129:Janne.M129" chart:label-cell-address="Janne.C129:Janne.C12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27:Janne.M12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Pooled</text:p>
                <draw:g>
                  <svg:desc>Janne.C128:Janne.C128</svg:desc>
                </draw:g>
              </table:table-cell>
              <table:table-cell office:value-type="float" office:value="0.00492">
                <text:p>0.00492</text:p>
                <draw:g>
                  <svg:desc>Janne.D128:Janne.M128</svg:desc>
                </draw:g>
              </table:table-cell>
              <table:table-cell office:value-type="float" office:value="0.003196">
                <text:p>0.003196</text:p>
              </table:table-cell>
              <table:table-cell office:value-type="float" office:value="0.00265">
                <text:p>0.00265</text:p>
              </table:table-cell>
              <table:table-cell office:value-type="float" office:value="0.0022535">
                <text:p>0.0022535</text:p>
              </table:table-cell>
              <table:table-cell office:value-type="float" office:value="0.0022614">
                <text:p>0.0022614</text:p>
              </table:table-cell>
              <table:table-cell office:value-type="float" office:value="0.0025042">
                <text:p>0.0025042</text:p>
              </table:table-cell>
              <table:table-cell office:value-type="float" office:value="0.00287285">
                <text:p>0.00287285</text:p>
              </table:table-cell>
              <table:table-cell office:value-type="float" office:value="0.00628572">
                <text:p>0.00628572</text:p>
              </table:table-cell>
              <table:table-cell office:value-type="float" office:value="0.00732311">
                <text:p>0.00732311</text:p>
              </table:table-cell>
              <table:table-cell office:value-type="float" office:value="0.00951525">
                <text:p>0.00951525</text:p>
              </table:table-cell>
            </table:table-row>
            <table:table-row>
              <table:table-cell office:value-type="string">
                <text:p>Naive</text:p>
                <draw:g>
                  <svg:desc>Janne.C129:Janne.C129</svg:desc>
                </draw:g>
              </table:table-cell>
              <table:table-cell office:value-type="float" office:value="0.00492">
                <text:p>0.00492</text:p>
                <draw:g>
                  <svg:desc>Janne.D129:Janne.M129</svg:desc>
                </draw:g>
              </table:table-cell>
              <table:table-cell office:value-type="float" office:value="0.003194">
                <text:p>0.003194</text:p>
              </table:table-cell>
              <table:table-cell office:value-type="float" office:value="0.002665">
                <text:p>0.002665</text:p>
              </table:table-cell>
              <table:table-cell office:value-type="float" office:value="0.0022875">
                <text:p>0.0022875</text:p>
              </table:table-cell>
              <table:table-cell office:value-type="float" office:value="0.002329">
                <text:p>0.002329</text:p>
              </table:table-cell>
              <table:table-cell office:value-type="float" office:value="0.002603">
                <text:p>0.002603</text:p>
              </table:table-cell>
              <table:table-cell office:value-type="float" office:value="0.00305995">
                <text:p>0.00305995</text:p>
              </table:table-cell>
              <table:table-cell office:value-type="float" office:value="0.00668794">
                <text:p>0.00668794</text:p>
              </table:table-cell>
              <table:table-cell office:value-type="float" office:value="0.00733143">
                <text:p>0.00733143</text:p>
              </table:table-cell>
              <table:table-cell office:value-type="float" office:value="0.009485515">
                <text:p>0.009485515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14cm" style:legend-expansion="high" chart:style-name="ch3"/>
        <chart:plot-area chart:style-name="ch4" table:cell-range-address="Janne.D33:Janne.M38 Janne.C34:Janne.C38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Janne.D33:Janne.M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34:Janne.M34" chart:label-cell-address="Janne.C34:Janne.C34" chart:class="chart:line">
            <chart:data-point chart:repeated="10"/>
          </chart:series>
          <chart:series chart:style-name="ch8" chart:values-cell-range-address="Janne.D35:Janne.M35" chart:label-cell-address="Janne.C35:Janne.C35" chart:class="chart:line">
            <chart:data-point chart:repeated="10"/>
          </chart:series>
          <chart:series chart:style-name="ch9" chart:values-cell-range-address="Janne.D36:Janne.M36" chart:label-cell-address="Janne.C36:Janne.C36" chart:class="chart:line">
            <chart:data-point chart:repeated="10"/>
          </chart:series>
          <chart:series chart:style-name="ch10" chart:values-cell-range-address="Janne.D37:Janne.M37" chart:label-cell-address="Janne.C37:Janne.C37" chart:class="chart:line">
            <chart:data-point chart:repeated="10"/>
          </chart:series>
          <chart:series chart:style-name="ch11" chart:values-cell-range-address="Janne.D38:Janne.M38" chart:label-cell-address="Janne.C38:Janne.C3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33:Janne.M33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34:Janne.C34</svg:desc>
                </draw:g>
              </table:table-cell>
              <table:table-cell office:value-type="float" office:value="0.0924">
                <text:p>0.0924</text:p>
                <draw:g>
                  <svg:desc>Janne.D34:Janne.M34</svg:desc>
                </draw:g>
              </table:table-cell>
              <table:table-cell office:value-type="float" office:value="0.2046">
                <text:p>0.2046</text:p>
              </table:table-cell>
              <table:table-cell office:value-type="float" office:value="0.2761">
                <text:p>0.2761</text:p>
              </table:table-cell>
              <table:table-cell office:value-type="float" office:value="0.4483">
                <text:p>0.4483</text:p>
              </table:table-cell>
              <table:table-cell office:value-type="float" office:value="0.9847">
                <text:p>0.9847</text:p>
              </table:table-cell>
              <table:table-cell office:value-type="float" office:value="1.8495">
                <text:p>1.8495</text:p>
              </table:table-cell>
              <table:table-cell office:value-type="float" office:value="3.8086">
                <text:p>3.8086</text:p>
              </table:table-cell>
              <table:table-cell office:value-type="float" office:value="9.2444">
                <text:p>9.2444</text:p>
              </table:table-cell>
              <table:table-cell office:value-type="float" office:value="11.2947">
                <text:p>11.2947</text:p>
              </table:table-cell>
              <table:table-cell office:value-type="float" office:value="22.3568">
                <text:p>22.3568</text:p>
              </table:table-cell>
            </table:table-row>
            <table:table-row>
              <table:table-cell office:value-type="string">
                <text:p>Flat cached</text:p>
                <draw:g>
                  <svg:desc>Janne.C35:Janne.C35</svg:desc>
                </draw:g>
              </table:table-cell>
              <table:table-cell office:value-type="float" office:value="0.0617">
                <text:p>0.0617</text:p>
                <draw:g>
                  <svg:desc>Janne.D35:Janne.M35</svg:desc>
                </draw:g>
              </table:table-cell>
              <table:table-cell office:value-type="float" office:value="0.0644">
                <text:p>0.0644</text:p>
              </table:table-cell>
              <table:table-cell office:value-type="float" office:value="0.0637">
                <text:p>0.0637</text:p>
              </table:table-cell>
              <table:table-cell office:value-type="float" office:value="0.0616">
                <text:p>0.0616</text:p>
              </table:table-cell>
              <table:table-cell office:value-type="float" office:value="0.0612">
                <text:p>0.0612</text:p>
              </table:table-cell>
              <table:table-cell office:value-type="float" office:value="0.0599">
                <text:p>0.0599</text:p>
              </table:table-cell>
              <table:table-cell office:value-type="float" office:value="0.0601">
                <text:p>0.0601</text:p>
              </table:table-cell>
              <table:table-cell office:value-type="float" office:value="0.0649">
                <text:p>0.0649</text:p>
              </table:table-cell>
              <table:table-cell office:value-type="float" office:value="0.0582">
                <text:p>0.0582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Flat cold</text:p>
                <draw:g>
                  <svg:desc>Janne.C36:Janne.C36</svg:desc>
                </draw:g>
              </table:table-cell>
              <table:table-cell office:value-type="float" office:value="0.2669">
                <text:p>0.2669</text:p>
                <draw:g>
                  <svg:desc>Janne.D36:Janne.M36</svg:desc>
                </draw:g>
              </table:table-cell>
              <table:table-cell office:value-type="float" office:value="0.345">
                <text:p>0.345</text:p>
              </table:table-cell>
              <table:table-cell office:value-type="float" office:value="0.4298">
                <text:p>0.4298</text:p>
              </table:table-cell>
              <table:table-cell office:value-type="float" office:value="0.6051">
                <text:p>0.6051</text:p>
              </table:table-cell>
              <table:table-cell office:value-type="float" office:value="1.1573">
                <text:p>1.1573</text:p>
              </table:table-cell>
              <table:table-cell office:value-type="float" office:value="2.077">
                <text:p>2.077</text:p>
              </table:table-cell>
              <table:table-cell office:value-type="float" office:value="4.3475">
                <text:p>4.3475</text:p>
              </table:table-cell>
              <table:table-cell office:value-type="float" office:value="19.7217">
                <text:p>19.7217</text:p>
              </table:table-cell>
              <table:table-cell office:value-type="float" office:value="45.9088">
                <text:p>45.9088</text:p>
              </table:table-cell>
              <table:table-cell office:value-type="float" office:value="95.7418">
                <text:p>95.7418</text:p>
              </table:table-cell>
            </table:table-row>
            <table:table-row>
              <table:table-cell office:value-type="string">
                <text:p>Pooled</text:p>
                <draw:g>
                  <svg:desc>Janne.C37:Janne.C37</svg:desc>
                </draw:g>
              </table:table-cell>
              <table:table-cell office:value-type="float" office:value="0.0414">
                <text:p>0.0414</text:p>
                <draw:g>
                  <svg:desc>Janne.D37:Janne.M37</svg:desc>
                </draw:g>
              </table:table-cell>
              <table:table-cell office:value-type="float" office:value="0.0449">
                <text:p>0.0449</text:p>
              </table:table-cell>
              <table:table-cell office:value-type="float" office:value="0.046">
                <text:p>0.046</text:p>
              </table:table-cell>
              <table:table-cell office:value-type="float" office:value="0.0456">
                <text:p>0.0456</text:p>
              </table:table-cell>
              <table:table-cell office:value-type="float" office:value="0.048">
                <text:p>0.048</text:p>
              </table:table-cell>
              <table:table-cell office:value-type="float" office:value="0.049">
                <text:p>0.049</text:p>
              </table:table-cell>
              <table:table-cell office:value-type="float" office:value="0.0509">
                <text:p>0.0509</text:p>
              </table:table-cell>
              <table:table-cell office:value-type="float" office:value="0.0564">
                <text:p>0.0564</text:p>
              </table:table-cell>
              <table:table-cell office:value-type="float" office:value="0.0505">
                <text:p>0.050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Naive</text:p>
                <draw:g>
                  <svg:desc>Janne.C38:Janne.C38</svg:desc>
                </draw:g>
              </table:table-cell>
              <table:table-cell office:value-type="float" office:value="0.0402">
                <text:p>0.0402</text:p>
                <draw:g>
                  <svg:desc>Janne.D38:Janne.M38</svg:desc>
                </draw:g>
              </table:table-cell>
              <table:table-cell office:value-type="float" office:value="0.0453">
                <text:p>0.0453</text:p>
              </table:table-cell>
              <table:table-cell office:value-type="float" office:value="0.0486">
                <text:p>0.0486</text:p>
              </table:table-cell>
              <table:table-cell office:value-type="float" office:value="0.0471">
                <text:p>0.0471</text:p>
              </table:table-cell>
              <table:table-cell office:value-type="float" office:value="0.0493">
                <text:p>0.0493</text:p>
              </table:table-cell>
              <table:table-cell office:value-type="float" office:value="0.0497">
                <text:p>0.0497</text:p>
              </table:table-cell>
              <table:table-cell office:value-type="float" office:value="0.0519">
                <text:p>0.0519</text:p>
              </table:table-cell>
              <table:table-cell office:value-type="float" office:value="0.0582">
                <text:p>0.0582</text:p>
              </table:table-cell>
              <table:table-cell office:value-type="float" office:value="0.0525">
                <text:p>0.0525</text:p>
              </table:table-cell>
              <table:table-cell office:value-type="float" office:value="0.0754">
                <text:p>0.075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Nth node</text:p>
        </chart:title>
        <chart:legend chart:legend-position="end" svg:x="12.857cm" svg:y="3.14cm" style:legend-expansion="high" chart:style-name="ch3"/>
        <chart:plot-area chart:style-name="ch4" table:cell-range-address="Janne.D26:Janne.M31 Janne.C27:Janne.C31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Janne.D26:Janne.M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27:Janne.M27" chart:label-cell-address="Janne.C27:Janne.C27" chart:class="chart:line">
            <chart:data-point chart:repeated="10"/>
          </chart:series>
          <chart:series chart:style-name="ch8" chart:values-cell-range-address="Janne.D28:Janne.M28" chart:label-cell-address="Janne.C28:Janne.C28" chart:class="chart:line">
            <chart:data-point chart:repeated="10"/>
          </chart:series>
          <chart:series chart:style-name="ch9" chart:values-cell-range-address="Janne.D29:Janne.M29" chart:label-cell-address="Janne.C29:Janne.C29" chart:class="chart:line">
            <chart:data-point chart:repeated="10"/>
          </chart:series>
          <chart:series chart:style-name="ch10" chart:values-cell-range-address="Janne.D30:Janne.M30" chart:label-cell-address="Janne.C30:Janne.C30" chart:class="chart:line">
            <chart:data-point chart:repeated="10"/>
          </chart:series>
          <chart:series chart:style-name="ch11" chart:values-cell-range-address="Janne.D31:Janne.M31" chart:label-cell-address="Janne.C31:Janne.C3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26:Janne.M2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27:Janne.C27</svg:desc>
                </draw:g>
              </table:table-cell>
              <table:table-cell office:value-type="float" office:value="0">
                <text:p>0</text:p>
                <draw:g>
                  <svg:desc>Janne.D27:Janne.M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ached</text:p>
                <draw:g>
                  <svg:desc>Janne.C28:Janne.C28</svg:desc>
                </draw:g>
              </table:table-cell>
              <table:table-cell office:value-type="float" office:value="0">
                <text:p>0</text:p>
                <draw:g>
                  <svg:desc>Janne.D28:Janne.M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old</text:p>
                <draw:g>
                  <svg:desc>Janne.C29:Janne.C29</svg:desc>
                </draw:g>
              </table:table-cell>
              <table:table-cell office:value-type="float" office:value="0">
                <text:p>0</text:p>
                <draw:g>
                  <svg:desc>Janne.D29:Janne.M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oled</text:p>
                <draw:g>
                  <svg:desc>Janne.C30:Janne.C30</svg:desc>
                </draw:g>
              </table:table-cell>
              <table:table-cell office:value-type="float" office:value="0.0492">
                <text:p>0.0492</text:p>
                <draw:g>
                  <svg:desc>Janne.D30:Janne.M30</svg:desc>
                </draw:g>
              </table:table-cell>
              <table:table-cell office:value-type="float" office:value="0.1598">
                <text:p>0.1598</text:p>
              </table:table-cell>
              <table:table-cell office:value-type="float" office:value="0.265">
                <text:p>0.265</text:p>
              </table:table-cell>
              <table:table-cell office:value-type="float" office:value="0.4507">
                <text:p>0.4507</text:p>
              </table:table-cell>
              <table:table-cell office:value-type="float" office:value="1.1307">
                <text:p>1.1307</text:p>
              </table:table-cell>
              <table:table-cell office:value-type="float" office:value="2.5042">
                <text:p>2.5042</text:p>
              </table:table-cell>
              <table:table-cell office:value-type="float" office:value="5.7457">
                <text:p>5.7457</text:p>
              </table:table-cell>
              <table:table-cell office:value-type="float" office:value="31.4286">
                <text:p>31.4286</text:p>
              </table:table-cell>
              <table:table-cell office:value-type="float" office:value="73.2311">
                <text:p>73.2311</text:p>
              </table:table-cell>
              <table:table-cell office:value-type="float" office:value="190.305">
                <text:p>190.305</text:p>
              </table:table-cell>
            </table:table-row>
            <table:table-row>
              <table:table-cell office:value-type="string">
                <text:p>Naive</text:p>
                <draw:g>
                  <svg:desc>Janne.C31:Janne.C31</svg:desc>
                </draw:g>
              </table:table-cell>
              <table:table-cell office:value-type="float" office:value="0.0492">
                <text:p>0.0492</text:p>
                <draw:g>
                  <svg:desc>Janne.D31:Janne.M31</svg:desc>
                </draw:g>
              </table:table-cell>
              <table:table-cell office:value-type="float" office:value="0.1597">
                <text:p>0.1597</text:p>
              </table:table-cell>
              <table:table-cell office:value-type="float" office:value="0.2665">
                <text:p>0.2665</text:p>
              </table:table-cell>
              <table:table-cell office:value-type="float" office:value="0.4575">
                <text:p>0.4575</text:p>
              </table:table-cell>
              <table:table-cell office:value-type="float" office:value="1.1645">
                <text:p>1.1645</text:p>
              </table:table-cell>
              <table:table-cell office:value-type="float" office:value="2.603">
                <text:p>2.603</text:p>
              </table:table-cell>
              <table:table-cell office:value-type="float" office:value="6.1199">
                <text:p>6.1199</text:p>
              </table:table-cell>
              <table:table-cell office:value-type="float" office:value="33.4397">
                <text:p>33.4397</text:p>
              </table:table-cell>
              <table:table-cell office:value-type="float" office:value="73.3143">
                <text:p>73.3143</text:p>
              </table:table-cell>
              <table:table-cell office:value-type="float" office:value="189.7103">
                <text:p>189.710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2.857cm" svg:y="3.14cm" style:legend-expansion="high" chart:style-name="ch3"/>
        <chart:plot-area chart:style-name="ch4" table:cell-range-address="Janne.D40:Janne.M45 Janne.C41:Janne.C45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Janne.D40:Janne.M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41:Janne.M41" chart:label-cell-address="Janne.C41:Janne.C41" chart:class="chart:line">
            <chart:data-point chart:repeated="10"/>
          </chart:series>
          <chart:series chart:style-name="ch8" chart:values-cell-range-address="Janne.D42:Janne.M42" chart:label-cell-address="Janne.C42:Janne.C42" chart:class="chart:line">
            <chart:data-point chart:repeated="10"/>
          </chart:series>
          <chart:series chart:style-name="ch9" chart:values-cell-range-address="Janne.D43:Janne.M43" chart:label-cell-address="Janne.C43:Janne.C43" chart:class="chart:line">
            <chart:data-point chart:repeated="10"/>
          </chart:series>
          <chart:series chart:style-name="ch10" chart:values-cell-range-address="Janne.D44:Janne.M44" chart:label-cell-address="Janne.C44:Janne.C44" chart:class="chart:line">
            <chart:data-point chart:repeated="10"/>
          </chart:series>
          <chart:series chart:style-name="ch11" chart:values-cell-range-address="Janne.D45:Janne.M45" chart:label-cell-address="Janne.C45:Janne.C4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40:Janne.M40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41:Janne.C41</svg:desc>
                </draw:g>
              </table:table-cell>
              <table:table-cell office:value-type="float" office:value="0.0121">
                <text:p>0.0121</text:p>
                <draw:g>
                  <svg:desc>Janne.D41:Janne.M41</svg:desc>
                </draw:g>
              </table:table-cell>
              <table:table-cell office:value-type="float" office:value="0.0137">
                <text:p>0.0137</text:p>
              </table:table-cell>
              <table:table-cell office:value-type="float" office:value="0.0154">
                <text:p>0.0154</text:p>
              </table:table-cell>
              <table:table-cell office:value-type="float" office:value="0.0138">
                <text:p>0.0138</text:p>
              </table:table-cell>
              <table:table-cell office:value-type="float" office:value="0.0197">
                <text:p>0.0197</text:p>
              </table:table-cell>
              <table:table-cell office:value-type="float" office:value="0.0313">
                <text:p>0.0313</text:p>
              </table:table-cell>
              <table:table-cell office:value-type="float" office:value="0.057">
                <text:p>0.057</text:p>
              </table:table-cell>
              <table:table-cell office:value-type="float" office:value="0.1244">
                <text:p>0.1244</text:p>
              </table:table-cell>
              <table:table-cell office:value-type="float" office:value="0.2137">
                <text:p>0.2137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Flat cached</text:p>
                <draw:g>
                  <svg:desc>Janne.C42:Janne.C42</svg:desc>
                </draw:g>
              </table:table-cell>
              <table:table-cell office:value-type="float" office:value="0.0122">
                <text:p>0.0122</text:p>
                <draw:g>
                  <svg:desc>Janne.D42:Janne.M42</svg:desc>
                </draw:g>
              </table:table-cell>
              <table:table-cell office:value-type="float" office:value="0.0138">
                <text:p>0.0138</text:p>
              </table:table-cell>
              <table:table-cell office:value-type="float" office:value="0.0148">
                <text:p>0.0148</text:p>
              </table:table-cell>
              <table:table-cell office:value-type="float" office:value="0.0142">
                <text:p>0.0142</text:p>
              </table:table-cell>
              <table:table-cell office:value-type="float" office:value="0.0211">
                <text:p>0.0211</text:p>
              </table:table-cell>
              <table:table-cell office:value-type="float" office:value="0.0328">
                <text:p>0.0328</text:p>
              </table:table-cell>
              <table:table-cell office:value-type="float" office:value="0.0583">
                <text:p>0.0583</text:p>
              </table:table-cell>
              <table:table-cell office:value-type="float" office:value="0.1262">
                <text:p>0.1262</text:p>
              </table:table-cell>
              <table:table-cell office:value-type="float" office:value="0.2148">
                <text:p>0.2148</text:p>
              </table:table-cell>
              <table:table-cell office:value-type="float" office:value="0.7781">
                <text:p>0.7781</text:p>
              </table:table-cell>
            </table:table-row>
            <table:table-row>
              <table:table-cell office:value-type="string">
                <text:p>Flat cold</text:p>
                <draw:g>
                  <svg:desc>Janne.C43:Janne.C43</svg:desc>
                </draw:g>
              </table:table-cell>
              <table:table-cell office:value-type="float" office:value="0.011">
                <text:p>0.011</text:p>
                <draw:g>
                  <svg:desc>Janne.D43:Janne.M43</svg:desc>
                </draw:g>
              </table:table-cell>
              <table:table-cell office:value-type="float" office:value="0.0128">
                <text:p>0.0128</text:p>
              </table:table-cell>
              <table:table-cell office:value-type="float" office:value="0.0157">
                <text:p>0.0157</text:p>
              </table:table-cell>
              <table:table-cell office:value-type="float" office:value="0.0137">
                <text:p>0.0137</text:p>
              </table:table-cell>
              <table:table-cell office:value-type="float" office:value="0.0184">
                <text:p>0.0184</text:p>
              </table:table-cell>
              <table:table-cell office:value-type="float" office:value="0.0391">
                <text:p>0.0391</text:p>
              </table:table-cell>
              <table:table-cell office:value-type="float" office:value="0.0611">
                <text:p>0.0611</text:p>
              </table:table-cell>
              <table:table-cell office:value-type="float" office:value="0.1223">
                <text:p>0.1223</text:p>
              </table:table-cell>
              <table:table-cell office:value-type="float" office:value="0.2116">
                <text:p>0.2116</text:p>
              </table:table-cell>
              <table:table-cell office:value-type="float" office:value="0.7572">
                <text:p>0.7572</text:p>
              </table:table-cell>
            </table:table-row>
            <table:table-row>
              <table:table-cell office:value-type="string">
                <text:p>Pooled</text:p>
                <draw:g>
                  <svg:desc>Janne.C44:Janne.C44</svg:desc>
                </draw:g>
              </table:table-cell>
              <table:table-cell office:value-type="float" office:value="0.0936">
                <text:p>0.0936</text:p>
                <draw:g>
                  <svg:desc>Janne.D44:Janne.M44</svg:desc>
                </draw:g>
              </table:table-cell>
              <table:table-cell office:value-type="float" office:value="0.2839">
                <text:p>0.2839</text:p>
              </table:table-cell>
              <table:table-cell office:value-type="float" office:value="0.4468">
                <text:p>0.4468</text:p>
              </table:table-cell>
              <table:table-cell office:value-type="float" office:value="0.7918">
                <text:p>0.7918</text:p>
              </table:table-cell>
              <table:table-cell office:value-type="float" office:value="2.4717">
                <text:p>2.4717</text:p>
              </table:table-cell>
              <table:table-cell office:value-type="float" office:value="6.0071">
                <text:p>6.0071</text:p>
              </table:table-cell>
              <table:table-cell office:value-type="float" office:value="16.012">
                <text:p>16.012</text:p>
              </table:table-cell>
              <table:table-cell office:value-type="float" office:value="91.7409">
                <text:p>91.7409</text:p>
              </table:table-cell>
              <table:table-cell office:value-type="float" office:value="216.7081">
                <text:p>216.7081</text:p>
              </table:table-cell>
              <table:table-cell office:value-type="float" office:value="482.4045">
                <text:p>482.4045</text:p>
              </table:table-cell>
            </table:table-row>
            <table:table-row>
              <table:table-cell office:value-type="string">
                <text:p>Naive</text:p>
                <draw:g>
                  <svg:desc>Janne.C45:Janne.C45</svg:desc>
                </draw:g>
              </table:table-cell>
              <table:table-cell office:value-type="float" office:value="0.0929">
                <text:p>0.0929</text:p>
                <draw:g>
                  <svg:desc>Janne.D45:Janne.M45</svg:desc>
                </draw:g>
              </table:table-cell>
              <table:table-cell office:value-type="float" office:value="0.2805">
                <text:p>0.2805</text:p>
              </table:table-cell>
              <table:table-cell office:value-type="float" office:value="0.4509">
                <text:p>0.4509</text:p>
              </table:table-cell>
              <table:table-cell office:value-type="float" office:value="0.8072">
                <text:p>0.8072</text:p>
              </table:table-cell>
              <table:table-cell office:value-type="float" office:value="2.5919">
                <text:p>2.5919</text:p>
              </table:table-cell>
              <table:table-cell office:value-type="float" office:value="6.2286">
                <text:p>6.2286</text:p>
              </table:table-cell>
              <table:table-cell office:value-type="float" office:value="17.2853">
                <text:p>17.2853</text:p>
              </table:table-cell>
              <table:table-cell office:value-type="float" office:value="95.9551">
                <text:p>95.9551</text:p>
              </table:table-cell>
              <table:table-cell office:value-type="float" office:value="215.1095">
                <text:p>215.1095</text:p>
              </table:table-cell>
              <table:table-cell office:value-type="float" office:value="479.9264">
                <text:p>479.9264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Find count</text:p>
        </chart:title>
        <chart:legend chart:legend-position="end" svg:x="12.857cm" svg:y="3.14cm" style:legend-expansion="high" chart:style-name="ch3"/>
        <chart:plot-area chart:style-name="ch4" table:cell-range-address="Janne.D47:Janne.M52 Janne.C48:Janne.C52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Janne.D47:Janne.M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48:Janne.M48" chart:label-cell-address="Janne.C48:Janne.C48" chart:class="chart:line">
            <chart:data-point chart:repeated="10"/>
          </chart:series>
          <chart:series chart:style-name="ch8" chart:values-cell-range-address="Janne.D49:Janne.M49" chart:label-cell-address="Janne.C49:Janne.C49" chart:class="chart:line">
            <chart:data-point chart:repeated="10"/>
          </chart:series>
          <chart:series chart:style-name="ch9" chart:values-cell-range-address="Janne.D50:Janne.M50" chart:label-cell-address="Janne.C50:Janne.C50" chart:class="chart:line">
            <chart:data-point chart:repeated="10"/>
          </chart:series>
          <chart:series chart:style-name="ch10" chart:values-cell-range-address="Janne.D51:Janne.M51" chart:label-cell-address="Janne.C51:Janne.C51" chart:class="chart:line">
            <chart:data-point chart:repeated="10"/>
          </chart:series>
          <chart:series chart:style-name="ch11" chart:values-cell-range-address="Janne.D52:Janne.M52" chart:label-cell-address="Janne.C52:Janne.C5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47:Janne.M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48:Janne.C48</svg:desc>
                </draw:g>
              </table:table-cell>
              <table:table-cell office:value-type="float" office:value="0.0135">
                <text:p>0.0135</text:p>
                <draw:g>
                  <svg:desc>Janne.D48:Janne.M48</svg:desc>
                </draw:g>
              </table:table-cell>
              <table:table-cell office:value-type="float" office:value="0.0132">
                <text:p>0.0132</text:p>
              </table:table-cell>
              <table:table-cell office:value-type="float" office:value="0.0117">
                <text:p>0.0117</text:p>
              </table:table-cell>
              <table:table-cell office:value-type="float" office:value="0.0102">
                <text:p>0.0102</text:p>
              </table:table-cell>
              <table:table-cell office:value-type="float" office:value="0.013">
                <text:p>0.013</text:p>
              </table:table-cell>
              <table:table-cell office:value-type="float" office:value="0.0148">
                <text:p>0.0148</text:p>
              </table:table-cell>
              <table:table-cell office:value-type="float" office:value="0.0147">
                <text:p>0.0147</text:p>
              </table:table-cell>
              <table:table-cell office:value-type="float" office:value="0.0134">
                <text:p>0.0134</text:p>
              </table:table-cell>
              <table:table-cell office:value-type="float" office:value="0.0166">
                <text:p>0.0166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Flat cached</text:p>
                <draw:g>
                  <svg:desc>Janne.C49:Janne.C49</svg:desc>
                </draw:g>
              </table:table-cell>
              <table:table-cell office:value-type="float" office:value="0.0134">
                <text:p>0.0134</text:p>
                <draw:g>
                  <svg:desc>Janne.D49:Janne.M49</svg:desc>
                </draw:g>
              </table:table-cell>
              <table:table-cell office:value-type="float" office:value="0.0136">
                <text:p>0.0136</text:p>
              </table:table-cell>
              <table:table-cell office:value-type="float" office:value="0.0124">
                <text:p>0.0124</text:p>
              </table:table-cell>
              <table:table-cell office:value-type="float" office:value="0.0109">
                <text:p>0.0109</text:p>
              </table:table-cell>
              <table:table-cell office:value-type="float" office:value="0.0137">
                <text:p>0.0137</text:p>
              </table:table-cell>
              <table:table-cell office:value-type="float" office:value="0.0146">
                <text:p>0.0146</text:p>
              </table:table-cell>
              <table:table-cell office:value-type="float" office:value="0.0151">
                <text:p>0.0151</text:p>
              </table:table-cell>
              <table:table-cell office:value-type="float" office:value="0.0149">
                <text:p>0.0149</text:p>
              </table:table-cell>
              <table:table-cell office:value-type="float" office:value="0.0168">
                <text:p>0.016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Flat cold</text:p>
                <draw:g>
                  <svg:desc>Janne.C50:Janne.C50</svg:desc>
                </draw:g>
              </table:table-cell>
              <table:table-cell office:value-type="float" office:value="0.0127">
                <text:p>0.0127</text:p>
                <draw:g>
                  <svg:desc>Janne.D50:Janne.M50</svg:desc>
                </draw:g>
              </table:table-cell>
              <table:table-cell office:value-type="float" office:value="0.0136">
                <text:p>0.0136</text:p>
              </table:table-cell>
              <table:table-cell office:value-type="float" office:value="0.0122">
                <text:p>0.0122</text:p>
              </table:table-cell>
              <table:table-cell office:value-type="float" office:value="0.0107">
                <text:p>0.0107</text:p>
              </table:table-cell>
              <table:table-cell office:value-type="float" office:value="0.0129">
                <text:p>0.0129</text:p>
              </table:table-cell>
              <table:table-cell office:value-type="float" office:value="0.0132">
                <text:p>0.0132</text:p>
              </table:table-cell>
              <table:table-cell office:value-type="float" office:value="0.013">
                <text:p>0.013</text:p>
              </table:table-cell>
              <table:table-cell office:value-type="float" office:value="0.0132">
                <text:p>0.0132</text:p>
              </table:table-cell>
              <table:table-cell office:value-type="float" office:value="0.0141">
                <text:p>0.0141</text:p>
              </table:table-cell>
              <table:table-cell office:value-type="float" office:value="0.0223">
                <text:p>0.0223</text:p>
              </table:table-cell>
            </table:table-row>
            <table:table-row>
              <table:table-cell office:value-type="string">
                <text:p>Pooled</text:p>
                <draw:g>
                  <svg:desc>Janne.C51:Janne.C51</svg:desc>
                </draw:g>
              </table:table-cell>
              <table:table-cell office:value-type="float" office:value="0.0908">
                <text:p>0.0908</text:p>
                <draw:g>
                  <svg:desc>Janne.D51:Janne.M51</svg:desc>
                </draw:g>
              </table:table-cell>
              <table:table-cell office:value-type="float" office:value="0.2456">
                <text:p>0.2456</text:p>
              </table:table-cell>
              <table:table-cell office:value-type="float" office:value="0.4162">
                <text:p>0.4162</text:p>
              </table:table-cell>
              <table:table-cell office:value-type="float" office:value="0.7537">
                <text:p>0.7537</text:p>
              </table:table-cell>
              <table:table-cell office:value-type="float" office:value="2.4548">
                <text:p>2.4548</text:p>
              </table:table-cell>
              <table:table-cell office:value-type="float" office:value="7.4391">
                <text:p>7.4391</text:p>
              </table:table-cell>
              <table:table-cell office:value-type="float" office:value="23.6828">
                <text:p>23.6828</text:p>
              </table:table-cell>
              <table:table-cell office:value-type="float" office:value="99.3293">
                <text:p>99.3293</text:p>
              </table:table-cell>
              <table:table-cell office:value-type="float" office:value="216.1121">
                <text:p>216.1121</text:p>
              </table:table-cell>
              <table:table-cell office:value-type="float" office:value="465.3608">
                <text:p>465.3608</text:p>
              </table:table-cell>
            </table:table-row>
            <table:table-row>
              <table:table-cell office:value-type="string">
                <text:p>Naive</text:p>
                <draw:g>
                  <svg:desc>Janne.C52:Janne.C52</svg:desc>
                </draw:g>
              </table:table-cell>
              <table:table-cell office:value-type="float" office:value="0.0904">
                <text:p>0.0904</text:p>
                <draw:g>
                  <svg:desc>Janne.D52:Janne.M52</svg:desc>
                </draw:g>
              </table:table-cell>
              <table:table-cell office:value-type="float" office:value="0.2458">
                <text:p>0.2458</text:p>
              </table:table-cell>
              <table:table-cell office:value-type="float" office:value="0.4203">
                <text:p>0.4203</text:p>
              </table:table-cell>
              <table:table-cell office:value-type="float" office:value="0.7684">
                <text:p>0.7684</text:p>
              </table:table-cell>
              <table:table-cell office:value-type="float" office:value="2.5683">
                <text:p>2.5683</text:p>
              </table:table-cell>
              <table:table-cell office:value-type="float" office:value="7.6407">
                <text:p>7.6407</text:p>
              </table:table-cell>
              <table:table-cell office:value-type="float" office:value="25.1497">
                <text:p>25.1497</text:p>
              </table:table-cell>
              <table:table-cell office:value-type="float" office:value="103.4704">
                <text:p>103.4704</text:p>
              </table:table-cell>
              <table:table-cell office:value-type="float" office:value="216.9442">
                <text:p>216.9442</text:p>
              </table:table-cell>
              <table:table-cell office:value-type="float" office:value="463.8757">
                <text:p>463.875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14cm" style:legend-expansion="high" chart:style-name="ch3"/>
        <chart:plot-area chart:style-name="ch4" table:cell-range-address="RaatoPC.D5:RaatoPC.M10 RaatoPC.C6:RaatoPC.C10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C.D5:RaatoPC.M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6:RaatoPC.M6" chart:label-cell-address="RaatoPC.C6:RaatoPC.C6" chart:class="chart:line">
            <chart:data-point chart:repeated="10"/>
          </chart:series>
          <chart:series chart:style-name="ch8" chart:values-cell-range-address="RaatoPC.D7:RaatoPC.M7" chart:label-cell-address="RaatoPC.C7:RaatoPC.C7" chart:class="chart:line">
            <chart:data-point chart:repeated="10"/>
          </chart:series>
          <chart:series chart:style-name="ch9" chart:values-cell-range-address="RaatoPC.D8:RaatoPC.M8" chart:label-cell-address="RaatoPC.C8:RaatoPC.C8" chart:class="chart:line">
            <chart:data-point chart:repeated="10"/>
          </chart:series>
          <chart:series chart:style-name="ch10" chart:values-cell-range-address="RaatoPC.D9:RaatoPC.M9" chart:label-cell-address="RaatoPC.C9:RaatoPC.C9" chart:class="chart:line">
            <chart:data-point chart:repeated="10"/>
          </chart:series>
          <chart:series chart:style-name="ch11" chart:values-cell-range-address="RaatoPC.D10:RaatoPC.M10" chart:label-cell-address="RaatoPC.C10:RaatoPC.C1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5:RaatoPC.M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6:RaatoPC.C6</svg:desc>
                </draw:g>
              </table:table-cell>
              <table:table-cell office:value-type="float" office:value="0.0638">
                <text:p>0.0638</text:p>
                <draw:g>
                  <svg:desc>RaatoPC.D6:RaatoPC.M6</svg:desc>
                </draw:g>
              </table:table-cell>
              <table:table-cell office:value-type="float" office:value="0.0934">
                <text:p>0.0934</text:p>
              </table:table-cell>
              <table:table-cell office:value-type="float" office:value="0.0965">
                <text:p>0.0965</text:p>
              </table:table-cell>
              <table:table-cell office:value-type="float" office:value="0.1238">
                <text:p>0.1238</text:p>
              </table:table-cell>
              <table:table-cell office:value-type="float" office:value="0.2033">
                <text:p>0.2033</text:p>
              </table:table-cell>
              <table:table-cell office:value-type="float" office:value="0.3327">
                <text:p>0.3327</text:p>
              </table:table-cell>
              <table:table-cell office:value-type="float" office:value="0.5751">
                <text:p>0.5751</text:p>
              </table:table-cell>
              <table:table-cell office:value-type="float" office:value="1.2541">
                <text:p>1.2541</text:p>
              </table:table-cell>
              <table:table-cell office:value-type="float" office:value="2.2206">
                <text:p>2.2206</text:p>
              </table:table-cell>
              <table:table-cell office:value-type="float" office:value="4.231">
                <text:p>4.231</text:p>
              </table:table-cell>
            </table:table-row>
            <table:table-row>
              <table:table-cell office:value-type="string">
                <text:p>Flat cached</text:p>
                <draw:g>
                  <svg:desc>RaatoPC.C7:RaatoPC.C7</svg:desc>
                </draw:g>
              </table:table-cell>
              <table:table-cell office:value-type="float" office:value="0.0636">
                <text:p>0.0636</text:p>
                <draw:g>
                  <svg:desc>RaatoPC.D7:RaatoPC.M7</svg:desc>
                </draw:g>
              </table:table-cell>
              <table:table-cell office:value-type="float" office:value="0.0743">
                <text:p>0.0743</text:p>
              </table:table-cell>
              <table:table-cell office:value-type="float" office:value="0.092">
                <text:p>0.092</text:p>
              </table:table-cell>
              <table:table-cell office:value-type="float" office:value="0.1179">
                <text:p>0.1179</text:p>
              </table:table-cell>
              <table:table-cell office:value-type="float" office:value="0.1924">
                <text:p>0.1924</text:p>
              </table:table-cell>
              <table:table-cell office:value-type="float" office:value="0.3185">
                <text:p>0.3185</text:p>
              </table:table-cell>
              <table:table-cell office:value-type="float" office:value="0.577">
                <text:p>0.577</text:p>
              </table:table-cell>
              <table:table-cell office:value-type="float" office:value="1.252">
                <text:p>1.252</text:p>
              </table:table-cell>
              <table:table-cell office:value-type="float" office:value="2.1723">
                <text:p>2.1723</text:p>
              </table:table-cell>
              <table:table-cell office:value-type="float" office:value="4.2629">
                <text:p>4.2629</text:p>
              </table:table-cell>
            </table:table-row>
            <table:table-row>
              <table:table-cell office:value-type="string">
                <text:p>Flat cold</text:p>
                <draw:g>
                  <svg:desc>RaatoPC.C8:RaatoPC.C8</svg:desc>
                </draw:g>
              </table:table-cell>
              <table:table-cell office:value-type="float" office:value="0.2443">
                <text:p>0.2443</text:p>
                <draw:g>
                  <svg:desc>RaatoPC.D8:RaatoPC.M8</svg:desc>
                </draw:g>
              </table:table-cell>
              <table:table-cell office:value-type="float" office:value="0.5883">
                <text:p>0.5883</text:p>
              </table:table-cell>
              <table:table-cell office:value-type="float" office:value="0.9851">
                <text:p>0.9851</text:p>
              </table:table-cell>
              <table:table-cell office:value-type="float" office:value="1.7672">
                <text:p>1.7672</text:p>
              </table:table-cell>
              <table:table-cell office:value-type="float" office:value="4.081">
                <text:p>4.081</text:p>
              </table:table-cell>
              <table:table-cell office:value-type="float" office:value="7.9548">
                <text:p>7.9548</text:p>
              </table:table-cell>
              <table:table-cell office:value-type="float" office:value="16.3003">
                <text:p>16.3003</text:p>
              </table:table-cell>
              <table:table-cell office:value-type="float" office:value="41.6653">
                <text:p>41.6653</text:p>
              </table:table-cell>
              <table:table-cell office:value-type="float" office:value="75.9468">
                <text:p>75.9468</text:p>
              </table:table-cell>
              <table:table-cell office:value-type="float" office:value="153.3347">
                <text:p>153.3347</text:p>
              </table:table-cell>
            </table:table-row>
            <table:table-row>
              <table:table-cell office:value-type="string">
                <text:p>Pooled</text:p>
                <draw:g>
                  <svg:desc>RaatoPC.C9:RaatoPC.C9</svg:desc>
                </draw:g>
              </table:table-cell>
              <table:table-cell office:value-type="float" office:value="0.1278">
                <text:p>0.1278</text:p>
                <draw:g>
                  <svg:desc>RaatoPC.D9:RaatoPC.M9</svg:desc>
                </draw:g>
              </table:table-cell>
              <table:table-cell office:value-type="float" office:value="0.1008">
                <text:p>0.1008</text:p>
              </table:table-cell>
              <table:table-cell office:value-type="float" office:value="0.1044">
                <text:p>0.1044</text:p>
              </table:table-cell>
              <table:table-cell office:value-type="float" office:value="0.1084">
                <text:p>0.1084</text:p>
              </table:table-cell>
              <table:table-cell office:value-type="float" office:value="0.1198">
                <text:p>0.1198</text:p>
              </table:table-cell>
              <table:table-cell office:value-type="float" office:value="0.1374">
                <text:p>0.1374</text:p>
              </table:table-cell>
              <table:table-cell office:value-type="float" office:value="0.1468">
                <text:p>0.1468</text:p>
              </table:table-cell>
              <table:table-cell office:value-type="float" office:value="0.1946">
                <text:p>0.1946</text:p>
              </table:table-cell>
              <table:table-cell office:value-type="float" office:value="0.2422">
                <text:p>0.2422</text:p>
              </table:table-cell>
              <table:table-cell office:value-type="float" office:value="0.2982">
                <text:p>0.2982</text:p>
              </table:table-cell>
            </table:table-row>
            <table:table-row>
              <table:table-cell office:value-type="string">
                <text:p>Naive</text:p>
                <draw:g>
                  <svg:desc>RaatoPC.C10:RaatoPC.C10</svg:desc>
                </draw:g>
              </table:table-cell>
              <table:table-cell office:value-type="float" office:value="0.0295">
                <text:p>0.0295</text:p>
                <draw:g>
                  <svg:desc>RaatoPC.D10:RaatoPC.M10</svg:desc>
                </draw:g>
              </table:table-cell>
              <table:table-cell office:value-type="float" office:value="0.0302">
                <text:p>0.0302</text:p>
              </table:table-cell>
              <table:table-cell office:value-type="float" office:value="0.0313">
                <text:p>0.0313</text:p>
              </table:table-cell>
              <table:table-cell office:value-type="float" office:value="0.0318">
                <text:p>0.0318</text:p>
              </table:table-cell>
              <table:table-cell office:value-type="float" office:value="0.0347">
                <text:p>0.0347</text:p>
              </table:table-cell>
              <table:table-cell office:value-type="float" office:value="0.0399">
                <text:p>0.0399</text:p>
              </table:table-cell>
              <table:table-cell office:value-type="float" office:value="0.0565">
                <text:p>0.0565</text:p>
              </table:table-cell>
              <table:table-cell office:value-type="float" office:value="0.1313">
                <text:p>0.1313</text:p>
              </table:table-cell>
              <table:table-cell office:value-type="float" office:value="0.1935">
                <text:p>0.1935</text:p>
              </table:table-cell>
              <table:table-cell office:value-type="float" office:value="0.2474">
                <text:p>0.24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402cm" style:legend-expansion="high" chart:style-name="ch3"/>
        <chart:plot-area chart:style-name="ch4" table:cell-range-address="Janne.D109:Janne.M113 Janne.C110:Janne.C113" chart:data-source-has-labels="both" svg:x="0.77cm" svg:y="1.635cm" svg:width="11.447cm" svg:height="6.765cm">
          <chartooo:coordinate-region svg:x="1.497cm" svg:y="1.847cm" svg:width="10.255cm" svg:height="5.88cm"/>
          <chart:axis chart:dimension="x" chart:name="primary-x" chart:style-name="ch5" chartooo:axis-type="auto">
            <chartooo:date-scale/>
            <chart:categories table:cell-range-address="Janne.D109:Janne.M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10:Janne.M110" chart:label-cell-address="Janne.C110:Janne.C110" chart:class="chart:line">
            <chart:data-point chart:repeated="10"/>
          </chart:series>
          <chart:series chart:style-name="ch8" chart:values-cell-range-address="Janne.D111:Janne.M111" chart:label-cell-address="Janne.C111:Janne.C111" chart:class="chart:line">
            <chart:data-point chart:repeated="10"/>
          </chart:series>
          <chart:series chart:style-name="ch9" chart:values-cell-range-address="Janne.D112:Janne.M112" chart:label-cell-address="Janne.C112:Janne.C112" chart:class="chart:line">
            <chart:data-point chart:repeated="10"/>
          </chart:series>
          <chart:series chart:style-name="ch10" chart:values-cell-range-address="Janne.D113:Janne.M113" chart:label-cell-address="Janne.C113:Janne.C1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09:Janne.M10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10:Janne.C110</svg:desc>
                </draw:g>
              </table:table-cell>
              <table:table-cell office:value-type="float" office:value="0.0523">
                <text:p>0.0523</text:p>
                <draw:g>
                  <svg:desc>Janne.D110:Janne.M110</svg:desc>
                </draw:g>
              </table:table-cell>
              <table:table-cell office:value-type="float" office:value="0.0653">
                <text:p>0.0653</text:p>
              </table:table-cell>
              <table:table-cell office:value-type="float" office:value="0.0748">
                <text:p>0.0748</text:p>
              </table:table-cell>
              <table:table-cell office:value-type="float" office:value="0.097">
                <text:p>0.097</text:p>
              </table:table-cell>
              <table:table-cell office:value-type="float" office:value="0.1541">
                <text:p>0.1541</text:p>
              </table:table-cell>
              <table:table-cell office:value-type="float" office:value="0.2437">
                <text:p>0.2437</text:p>
              </table:table-cell>
              <table:table-cell office:value-type="float" office:value="0.4226">
                <text:p>0.4226</text:p>
              </table:table-cell>
              <table:table-cell office:value-type="float" office:value="0.9311">
                <text:p>0.9311</text:p>
              </table:table-cell>
              <table:table-cell office:value-type="float" office:value="1.6562">
                <text:p>1.6562</text:p>
              </table:table-cell>
              <table:table-cell office:value-type="float" office:value="3.3565">
                <text:p>3.3565</text:p>
              </table:table-cell>
            </table:table-row>
            <table:table-row>
              <table:table-cell office:value-type="string">
                <text:p>Flat cached</text:p>
                <draw:g>
                  <svg:desc>Janne.C111:Janne.C111</svg:desc>
                </draw:g>
              </table:table-cell>
              <table:table-cell office:value-type="float" office:value="0.0488">
                <text:p>0.0488</text:p>
                <draw:g>
                  <svg:desc>Janne.D111:Janne.M111</svg:desc>
                </draw:g>
              </table:table-cell>
              <table:table-cell office:value-type="float" office:value="0.0609">
                <text:p>0.0609</text:p>
              </table:table-cell>
              <table:table-cell office:value-type="float" office:value="0.073">
                <text:p>0.073</text:p>
              </table:table-cell>
              <table:table-cell office:value-type="float" office:value="0.0948">
                <text:p>0.0948</text:p>
              </table:table-cell>
              <table:table-cell office:value-type="float" office:value="0.1511">
                <text:p>0.1511</text:p>
              </table:table-cell>
              <table:table-cell office:value-type="float" office:value="0.2383">
                <text:p>0.2383</text:p>
              </table:table-cell>
              <table:table-cell office:value-type="float" office:value="0.4125">
                <text:p>0.4125</text:p>
              </table:table-cell>
              <table:table-cell office:value-type="float" office:value="0.9842">
                <text:p>0.9842</text:p>
              </table:table-cell>
              <table:table-cell office:value-type="float" office:value="1.7271">
                <text:p>1.7271</text:p>
              </table:table-cell>
              <table:table-cell office:value-type="float" office:value="3.4362">
                <text:p>3.4362</text:p>
              </table:table-cell>
            </table:table-row>
            <table:table-row>
              <table:table-cell office:value-type="string">
                <text:p>Pooled</text:p>
                <draw:g>
                  <svg:desc>Janne.C112:Janne.C112</svg:desc>
                </draw:g>
              </table:table-cell>
              <table:table-cell office:value-type="float" office:value="0.0875">
                <text:p>0.0875</text:p>
                <draw:g>
                  <svg:desc>Janne.D112:Janne.M112</svg:desc>
                </draw:g>
              </table:table-cell>
              <table:table-cell office:value-type="float" office:value="0.0996">
                <text:p>0.0996</text:p>
              </table:table-cell>
              <table:table-cell office:value-type="float" office:value="0.1061">
                <text:p>0.1061</text:p>
              </table:table-cell>
              <table:table-cell office:value-type="float" office:value="0.1084">
                <text:p>0.1084</text:p>
              </table:table-cell>
              <table:table-cell office:value-type="float" office:value="0.1223">
                <text:p>0.1223</text:p>
              </table:table-cell>
              <table:table-cell office:value-type="float" office:value="0.1375">
                <text:p>0.1375</text:p>
              </table:table-cell>
              <table:table-cell office:value-type="float" office:value="0.1552">
                <text:p>0.1552</text:p>
              </table:table-cell>
              <table:table-cell office:value-type="float" office:value="0.254">
                <text:p>0.254</text:p>
              </table:table-cell>
              <table:table-cell office:value-type="float" office:value="0.3162">
                <text:p>0.3162</text:p>
              </table:table-cell>
              <table:table-cell office:value-type="float" office:value="0.3829">
                <text:p>0.3829</text:p>
              </table:table-cell>
            </table:table-row>
            <table:table-row>
              <table:table-cell office:value-type="string">
                <text:p>Naive</text:p>
                <draw:g>
                  <svg:desc>Janne.C113:Janne.C113</svg:desc>
                </draw:g>
              </table:table-cell>
              <table:table-cell office:value-type="float" office:value="0.0239">
                <text:p>0.0239</text:p>
                <draw:g>
                  <svg:desc>Janne.D113:Janne.M113</svg:desc>
                </draw:g>
              </table:table-cell>
              <table:table-cell office:value-type="float" office:value="0.0261">
                <text:p>0.0261</text:p>
              </table:table-cell>
              <table:table-cell office:value-type="float" office:value="0.0265">
                <text:p>0.0265</text:p>
              </table:table-cell>
              <table:table-cell office:value-type="float" office:value="0.027">
                <text:p>0.027</text:p>
              </table:table-cell>
              <table:table-cell office:value-type="float" office:value="0.0298">
                <text:p>0.0298</text:p>
              </table:table-cell>
              <table:table-cell office:value-type="float" office:value="0.034">
                <text:p>0.034</text:p>
              </table:table-cell>
              <table:table-cell office:value-type="float" office:value="0.0463">
                <text:p>0.0463</text:p>
              </table:table-cell>
              <table:table-cell office:value-type="float" office:value="0.0974">
                <text:p>0.0974</text:p>
              </table:table-cell>
              <table:table-cell office:value-type="float" office:value="0.2061">
                <text:p>0.2061</text:p>
              </table:table-cell>
              <table:table-cell office:value-type="float" office:value="0.2656">
                <text:p>0.265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402cm" style:legend-expansion="high" chart:style-name="ch3"/>
        <chart:plot-area chart:style-name="ch4" table:cell-range-address="Janne.D115:Janne.M119 Janne.C116:Janne.C119" chart:data-source-has-labels="both" svg:x="0.77cm" svg:y="1.635cm" svg:width="11.447cm" svg:height="6.765cm">
          <chartooo:coordinate-region svg:x="1.497cm" svg:y="1.847cm" svg:width="10.255cm" svg:height="5.88cm"/>
          <chart:axis chart:dimension="x" chart:name="primary-x" chart:style-name="ch5" chartooo:axis-type="auto">
            <chartooo:date-scale/>
            <chart:categories table:cell-range-address="Janne.D115:Janne.M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16:Janne.M116" chart:label-cell-address="Janne.C116:Janne.C116" chart:class="chart:line">
            <chart:data-point chart:repeated="10"/>
          </chart:series>
          <chart:series chart:style-name="ch8" chart:values-cell-range-address="Janne.D117:Janne.M117" chart:label-cell-address="Janne.C117:Janne.C117" chart:class="chart:line">
            <chart:data-point chart:repeated="10"/>
          </chart:series>
          <chart:series chart:style-name="ch9" chart:values-cell-range-address="Janne.D118:Janne.M118" chart:label-cell-address="Janne.C118:Janne.C118" chart:class="chart:line">
            <chart:data-point chart:repeated="10"/>
          </chart:series>
          <chart:series chart:style-name="ch10" chart:values-cell-range-address="Janne.D119:Janne.M119" chart:label-cell-address="Janne.C119:Janne.C11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15:Janne.M11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16:Janne.C116</svg:desc>
                </draw:g>
              </table:table-cell>
              <table:table-cell office:value-type="float" office:value="0.0378">
                <text:p>0.0378</text:p>
                <draw:g>
                  <svg:desc>Janne.D116:Janne.M116</svg:desc>
                </draw:g>
              </table:table-cell>
              <table:table-cell office:value-type="float" office:value="0.0485">
                <text:p>0.0485</text:p>
              </table:table-cell>
              <table:table-cell office:value-type="float" office:value="0.0553">
                <text:p>0.0553</text:p>
              </table:table-cell>
              <table:table-cell office:value-type="float" office:value="0.0608">
                <text:p>0.0608</text:p>
              </table:table-cell>
              <table:table-cell office:value-type="float" office:value="0.0755">
                <text:p>0.0755</text:p>
              </table:table-cell>
              <table:table-cell office:value-type="float" office:value="0.0918">
                <text:p>0.0918</text:p>
              </table:table-cell>
              <table:table-cell office:value-type="float" office:value="0.1573">
                <text:p>0.1573</text:p>
              </table:table-cell>
              <table:table-cell office:value-type="float" office:value="0.2948">
                <text:p>0.2948</text:p>
              </table:table-cell>
              <table:table-cell office:value-type="float" office:value="0.6895">
                <text:p>0.6895</text:p>
              </table:table-cell>
              <table:table-cell office:value-type="float" office:value="1.5216">
                <text:p>1.5216</text:p>
              </table:table-cell>
            </table:table-row>
            <table:table-row>
              <table:table-cell office:value-type="string">
                <text:p>Flat cached</text:p>
                <draw:g>
                  <svg:desc>Janne.C117:Janne.C117</svg:desc>
                </draw:g>
              </table:table-cell>
              <table:table-cell office:value-type="float" office:value="0.0329">
                <text:p>0.0329</text:p>
                <draw:g>
                  <svg:desc>Janne.D117:Janne.M117</svg:desc>
                </draw:g>
              </table:table-cell>
              <table:table-cell office:value-type="float" office:value="0.0397">
                <text:p>0.0397</text:p>
              </table:table-cell>
              <table:table-cell office:value-type="float" office:value="0.0463">
                <text:p>0.0463</text:p>
              </table:table-cell>
              <table:table-cell office:value-type="float" office:value="0.0501">
                <text:p>0.0501</text:p>
              </table:table-cell>
              <table:table-cell office:value-type="float" office:value="0.0627">
                <text:p>0.0627</text:p>
              </table:table-cell>
              <table:table-cell office:value-type="float" office:value="0.0808">
                <text:p>0.0808</text:p>
              </table:table-cell>
              <table:table-cell office:value-type="float" office:value="0.1332">
                <text:p>0.1332</text:p>
              </table:table-cell>
              <table:table-cell office:value-type="float" office:value="0.3769">
                <text:p>0.3769</text:p>
              </table:table-cell>
              <table:table-cell office:value-type="float" office:value="0.7323">
                <text:p>0.7323</text:p>
              </table:table-cell>
              <table:table-cell office:value-type="float" office:value="1.5129">
                <text:p>1.5129</text:p>
              </table:table-cell>
            </table:table-row>
            <table:table-row>
              <table:table-cell office:value-type="string">
                <text:p>Pooled</text:p>
                <draw:g>
                  <svg:desc>Janne.C118:Janne.C118</svg:desc>
                </draw:g>
              </table:table-cell>
              <table:table-cell office:value-type="float" office:value="0.1372">
                <text:p>0.1372</text:p>
                <draw:g>
                  <svg:desc>Janne.D118:Janne.M118</svg:desc>
                </draw:g>
              </table:table-cell>
              <table:table-cell office:value-type="float" office:value="0.2317">
                <text:p>0.2317</text:p>
              </table:table-cell>
              <table:table-cell office:value-type="float" office:value="0.3079">
                <text:p>0.3079</text:p>
              </table:table-cell>
              <table:table-cell office:value-type="float" office:value="0.3862">
                <text:p>0.3862</text:p>
              </table:table-cell>
              <table:table-cell office:value-type="float" office:value="0.5902">
                <text:p>0.5902</text:p>
              </table:table-cell>
              <table:table-cell office:value-type="float" office:value="0.7951">
                <text:p>0.7951</text:p>
              </table:table-cell>
              <table:table-cell office:value-type="float" office:value="1.081">
                <text:p>1.081</text:p>
              </table:table-cell>
              <table:table-cell office:value-type="float" office:value="2.2752">
                <text:p>2.2752</text:p>
              </table:table-cell>
              <table:table-cell office:value-type="float" office:value="2.6498">
                <text:p>2.6498</text:p>
              </table:table-cell>
              <table:table-cell office:value-type="float" office:value="1.7831">
                <text:p>1.7831</text:p>
              </table:table-cell>
            </table:table-row>
            <table:table-row>
              <table:table-cell office:value-type="string">
                <text:p>Naive</text:p>
                <draw:g>
                  <svg:desc>Janne.C119:Janne.C119</svg:desc>
                </draw:g>
              </table:table-cell>
              <table:table-cell office:value-type="float" office:value="0.0391">
                <text:p>0.0391</text:p>
                <draw:g>
                  <svg:desc>Janne.D119:Janne.M119</svg:desc>
                </draw:g>
              </table:table-cell>
              <table:table-cell office:value-type="float" office:value="0.0693">
                <text:p>0.0693</text:p>
              </table:table-cell>
              <table:table-cell office:value-type="float" office:value="0.0915">
                <text:p>0.0915</text:p>
              </table:table-cell>
              <table:table-cell office:value-type="float" office:value="0.1135">
                <text:p>0.1135</text:p>
              </table:table-cell>
              <table:table-cell office:value-type="float" office:value="0.1754">
                <text:p>0.1754</text:p>
              </table:table-cell>
              <table:table-cell office:value-type="float" office:value="0.2344">
                <text:p>0.2344</text:p>
              </table:table-cell>
              <table:table-cell office:value-type="float" office:value="0.3344">
                <text:p>0.3344</text:p>
              </table:table-cell>
              <table:table-cell office:value-type="float" office:value="0.7969">
                <text:p>0.7969</text:p>
              </table:table-cell>
              <table:table-cell office:value-type="float" office:value="0.9378">
                <text:p>0.9378</text:p>
              </table:table-cell>
              <table:table-cell office:value-type="float" office:value="0.5884">
                <text:p>0.5884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402cm" style:legend-expansion="high" chart:style-name="ch3"/>
        <chart:plot-area chart:style-name="ch4" table:cell-range-address="Janne.D131:Janne.M135 Janne.C132:Janne.C135" chart:data-source-has-labels="both" svg:x="0.77cm" svg:y="1.635cm" svg:width="11.447cm" svg:height="6.765cm">
          <chartooo:coordinate-region svg:x="1.391cm" svg:y="1.847cm" svg:width="10.361cm" svg:height="5.88cm"/>
          <chart:axis chart:dimension="x" chart:name="primary-x" chart:style-name="ch5" chartooo:axis-type="auto">
            <chartooo:date-scale/>
            <chart:categories table:cell-range-address="Janne.D131:Janne.M1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32:Janne.M132" chart:label-cell-address="Janne.C132:Janne.C132" chart:class="chart:line">
            <chart:data-point chart:repeated="10"/>
          </chart:series>
          <chart:series chart:style-name="ch8" chart:values-cell-range-address="Janne.D133:Janne.M133" chart:label-cell-address="Janne.C133:Janne.C133" chart:class="chart:line">
            <chart:data-point chart:repeated="10"/>
          </chart:series>
          <chart:series chart:style-name="ch9" chart:values-cell-range-address="Janne.D134:Janne.M134" chart:label-cell-address="Janne.C134:Janne.C134" chart:class="chart:line">
            <chart:data-point chart:repeated="10"/>
          </chart:series>
          <chart:series chart:style-name="ch10" chart:values-cell-range-address="Janne.D135:Janne.M135" chart:label-cell-address="Janne.C135:Janne.C13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31:Janne.M13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32:Janne.C132</svg:desc>
                </draw:g>
              </table:table-cell>
              <table:table-cell office:value-type="float" office:value="0.0924">
                <text:p>0.0924</text:p>
                <draw:g>
                  <svg:desc>Janne.D132:Janne.M132</svg:desc>
                </draw:g>
              </table:table-cell>
              <table:table-cell office:value-type="float" office:value="0.2046">
                <text:p>0.2046</text:p>
              </table:table-cell>
              <table:table-cell office:value-type="float" office:value="0.2761">
                <text:p>0.2761</text:p>
              </table:table-cell>
              <table:table-cell office:value-type="float" office:value="0.4483">
                <text:p>0.4483</text:p>
              </table:table-cell>
              <table:table-cell office:value-type="float" office:value="0.9847">
                <text:p>0.9847</text:p>
              </table:table-cell>
              <table:table-cell office:value-type="float" office:value="1.8495">
                <text:p>1.8495</text:p>
              </table:table-cell>
              <table:table-cell office:value-type="float" office:value="3.8086">
                <text:p>3.8086</text:p>
              </table:table-cell>
              <table:table-cell office:value-type="float" office:value="9.2444">
                <text:p>9.2444</text:p>
              </table:table-cell>
              <table:table-cell office:value-type="float" office:value="11.2947">
                <text:p>11.2947</text:p>
              </table:table-cell>
              <table:table-cell office:value-type="float" office:value="22.3568">
                <text:p>22.3568</text:p>
              </table:table-cell>
            </table:table-row>
            <table:table-row>
              <table:table-cell office:value-type="string">
                <text:p>Flat cached</text:p>
                <draw:g>
                  <svg:desc>Janne.C133:Janne.C133</svg:desc>
                </draw:g>
              </table:table-cell>
              <table:table-cell office:value-type="float" office:value="0.0617">
                <text:p>0.0617</text:p>
                <draw:g>
                  <svg:desc>Janne.D133:Janne.M133</svg:desc>
                </draw:g>
              </table:table-cell>
              <table:table-cell office:value-type="float" office:value="0.0644">
                <text:p>0.0644</text:p>
              </table:table-cell>
              <table:table-cell office:value-type="float" office:value="0.0637">
                <text:p>0.0637</text:p>
              </table:table-cell>
              <table:table-cell office:value-type="float" office:value="0.0616">
                <text:p>0.0616</text:p>
              </table:table-cell>
              <table:table-cell office:value-type="float" office:value="0.0612">
                <text:p>0.0612</text:p>
              </table:table-cell>
              <table:table-cell office:value-type="float" office:value="0.0599">
                <text:p>0.0599</text:p>
              </table:table-cell>
              <table:table-cell office:value-type="float" office:value="0.0601">
                <text:p>0.0601</text:p>
              </table:table-cell>
              <table:table-cell office:value-type="float" office:value="0.0649">
                <text:p>0.0649</text:p>
              </table:table-cell>
              <table:table-cell office:value-type="float" office:value="0.0582">
                <text:p>0.0582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Pooled</text:p>
                <draw:g>
                  <svg:desc>Janne.C134:Janne.C134</svg:desc>
                </draw:g>
              </table:table-cell>
              <table:table-cell office:value-type="float" office:value="0.0414">
                <text:p>0.0414</text:p>
                <draw:g>
                  <svg:desc>Janne.D134:Janne.M134</svg:desc>
                </draw:g>
              </table:table-cell>
              <table:table-cell office:value-type="float" office:value="0.0449">
                <text:p>0.0449</text:p>
              </table:table-cell>
              <table:table-cell office:value-type="float" office:value="0.046">
                <text:p>0.046</text:p>
              </table:table-cell>
              <table:table-cell office:value-type="float" office:value="0.0456">
                <text:p>0.0456</text:p>
              </table:table-cell>
              <table:table-cell office:value-type="float" office:value="0.048">
                <text:p>0.048</text:p>
              </table:table-cell>
              <table:table-cell office:value-type="float" office:value="0.049">
                <text:p>0.049</text:p>
              </table:table-cell>
              <table:table-cell office:value-type="float" office:value="0.0509">
                <text:p>0.0509</text:p>
              </table:table-cell>
              <table:table-cell office:value-type="float" office:value="0.0564">
                <text:p>0.0564</text:p>
              </table:table-cell>
              <table:table-cell office:value-type="float" office:value="0.0505">
                <text:p>0.050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Naive</text:p>
                <draw:g>
                  <svg:desc>Janne.C135:Janne.C135</svg:desc>
                </draw:g>
              </table:table-cell>
              <table:table-cell office:value-type="float" office:value="0.0402">
                <text:p>0.0402</text:p>
                <draw:g>
                  <svg:desc>Janne.D135:Janne.M135</svg:desc>
                </draw:g>
              </table:table-cell>
              <table:table-cell office:value-type="float" office:value="0.0453">
                <text:p>0.0453</text:p>
              </table:table-cell>
              <table:table-cell office:value-type="float" office:value="0.0486">
                <text:p>0.0486</text:p>
              </table:table-cell>
              <table:table-cell office:value-type="float" office:value="0.0471">
                <text:p>0.0471</text:p>
              </table:table-cell>
              <table:table-cell office:value-type="float" office:value="0.0493">
                <text:p>0.0493</text:p>
              </table:table-cell>
              <table:table-cell office:value-type="float" office:value="0.0497">
                <text:p>0.0497</text:p>
              </table:table-cell>
              <table:table-cell office:value-type="float" office:value="0.0519">
                <text:p>0.0519</text:p>
              </table:table-cell>
              <table:table-cell office:value-type="float" office:value="0.0582">
                <text:p>0.0582</text:p>
              </table:table-cell>
              <table:table-cell office:value-type="float" office:value="0.0525">
                <text:p>0.0525</text:p>
              </table:table-cell>
              <table:table-cell office:value-type="float" office:value="0.0754">
                <text:p>0.075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Leaf travel normalized</text:p>
        </chart:title>
        <chart:legend chart:legend-position="end" svg:x="12.857cm" svg:y="3.664cm" style:legend-expansion="high" chart:style-name="ch3"/>
        <chart:plot-area chart:style-name="ch4" table:cell-range-address="Janne.D137:Janne.M140 Janne.C138:Janne.C140" chart:data-source-has-labels="both" svg:x="0.77cm" svg:y="1.635cm" svg:width="11.447cm" svg:height="6.765cm">
          <chartooo:coordinate-region svg:x="1.682cm" svg:y="1.847cm" svg:width="10.071cm" svg:height="5.88cm"/>
          <chart:axis chart:dimension="x" chart:name="primary-x" chart:style-name="ch5" chartooo:axis-type="auto">
            <chartooo:date-scale/>
            <chart:categories table:cell-range-address="Janne.D137:Janne.M1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38:Janne.M138" chart:label-cell-address="Janne.C138:Janne.C138" chart:class="chart:line">
            <chart:data-point chart:repeated="10"/>
          </chart:series>
          <chart:series chart:style-name="ch8" chart:values-cell-range-address="Janne.D139:Janne.M139" chart:label-cell-address="Janne.C139:Janne.C139" chart:class="chart:line">
            <chart:data-point chart:repeated="10"/>
          </chart:series>
          <chart:series chart:style-name="ch9" chart:values-cell-range-address="Janne.D140:Janne.M140" chart:label-cell-address="Janne.C140:Janne.C14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37:Janne.M13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 cached</text:p>
                <draw:g>
                  <svg:desc>Janne.C138:Janne.C138</svg:desc>
                </draw:g>
              </table:table-cell>
              <table:table-cell office:value-type="float" office:value="0.0617">
                <text:p>0.0617</text:p>
                <draw:g>
                  <svg:desc>Janne.D138:Janne.M138</svg:desc>
                </draw:g>
              </table:table-cell>
              <table:table-cell office:value-type="float" office:value="0.0644">
                <text:p>0.0644</text:p>
              </table:table-cell>
              <table:table-cell office:value-type="float" office:value="0.0637">
                <text:p>0.0637</text:p>
              </table:table-cell>
              <table:table-cell office:value-type="float" office:value="0.0616">
                <text:p>0.0616</text:p>
              </table:table-cell>
              <table:table-cell office:value-type="float" office:value="0.0612">
                <text:p>0.0612</text:p>
              </table:table-cell>
              <table:table-cell office:value-type="float" office:value="0.0599">
                <text:p>0.0599</text:p>
              </table:table-cell>
              <table:table-cell office:value-type="float" office:value="0.0601">
                <text:p>0.0601</text:p>
              </table:table-cell>
              <table:table-cell office:value-type="float" office:value="0.0649">
                <text:p>0.0649</text:p>
              </table:table-cell>
              <table:table-cell office:value-type="float" office:value="0.0582">
                <text:p>0.0582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Pooled</text:p>
                <draw:g>
                  <svg:desc>Janne.C139:Janne.C139</svg:desc>
                </draw:g>
              </table:table-cell>
              <table:table-cell office:value-type="float" office:value="0.0414">
                <text:p>0.0414</text:p>
                <draw:g>
                  <svg:desc>Janne.D139:Janne.M139</svg:desc>
                </draw:g>
              </table:table-cell>
              <table:table-cell office:value-type="float" office:value="0.0449">
                <text:p>0.0449</text:p>
              </table:table-cell>
              <table:table-cell office:value-type="float" office:value="0.046">
                <text:p>0.046</text:p>
              </table:table-cell>
              <table:table-cell office:value-type="float" office:value="0.0456">
                <text:p>0.0456</text:p>
              </table:table-cell>
              <table:table-cell office:value-type="float" office:value="0.048">
                <text:p>0.048</text:p>
              </table:table-cell>
              <table:table-cell office:value-type="float" office:value="0.049">
                <text:p>0.049</text:p>
              </table:table-cell>
              <table:table-cell office:value-type="float" office:value="0.0509">
                <text:p>0.0509</text:p>
              </table:table-cell>
              <table:table-cell office:value-type="float" office:value="0.0564">
                <text:p>0.0564</text:p>
              </table:table-cell>
              <table:table-cell office:value-type="float" office:value="0.0505">
                <text:p>0.050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Naive</text:p>
                <draw:g>
                  <svg:desc>Janne.C140:Janne.C140</svg:desc>
                </draw:g>
              </table:table-cell>
              <table:table-cell office:value-type="float" office:value="0.0135">
                <text:p>0.0135</text:p>
                <draw:g>
                  <svg:desc>Janne.D140:Janne.M140</svg:desc>
                </draw:g>
              </table:table-cell>
              <table:table-cell office:value-type="float" office:value="0.0132">
                <text:p>0.0132</text:p>
              </table:table-cell>
              <table:table-cell office:value-type="float" office:value="0.0117">
                <text:p>0.0117</text:p>
              </table:table-cell>
              <table:table-cell office:value-type="float" office:value="0.0102">
                <text:p>0.0102</text:p>
              </table:table-cell>
              <table:table-cell office:value-type="float" office:value="0.013">
                <text:p>0.013</text:p>
              </table:table-cell>
              <table:table-cell office:value-type="float" office:value="0.0148">
                <text:p>0.0148</text:p>
              </table:table-cell>
              <table:table-cell office:value-type="float" office:value="0.0147">
                <text:p>0.0147</text:p>
              </table:table-cell>
              <table:table-cell office:value-type="float" office:value="0.0134">
                <text:p>0.0134</text:p>
              </table:table-cell>
              <table:table-cell office:value-type="float" office:value="0.0166">
                <text:p>0.0166</text:p>
              </table:table-cell>
              <table:table-cell office:value-type="float" office:value="0.0178">
                <text:p>0.0178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3.598cm" svg:y="3.664cm" style:legend-expansion="high" chart:style-name="ch3"/>
        <chart:plot-area chart:style-name="ch4" table:cell-range-address="Janne.D142:Janne.M145 Janne.C143:Janne.C145" chart:data-source-has-labels="both" svg:x="0.77cm" svg:y="1.635cm" svg:width="12.188cm" svg:height="6.765cm">
          <chartooo:coordinate-region svg:x="1.577cm" svg:y="1.847cm" svg:width="10.917cm" svg:height="5.88cm"/>
          <chart:axis chart:dimension="x" chart:name="primary-x" chart:style-name="ch5" chartooo:axis-type="auto">
            <chartooo:date-scale/>
            <chart:categories table:cell-range-address="Janne.D142:Janne.M1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43:Janne.M143" chart:label-cell-address="Janne.C143:Janne.C143" chart:class="chart:line">
            <chart:data-point chart:repeated="10"/>
          </chart:series>
          <chart:series chart:style-name="ch8" chart:values-cell-range-address="Janne.D144:Janne.M144" chart:label-cell-address="Janne.C144:Janne.C144" chart:class="chart:line">
            <chart:data-point chart:repeated="10"/>
          </chart:series>
          <chart:series chart:style-name="ch9" chart:values-cell-range-address="Janne.D145:Janne.M145" chart:label-cell-address="Janne.C145:Janne.C14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42:Janne.M14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43:Janne.C143</svg:desc>
                </draw:g>
              </table:table-cell>
              <table:table-cell office:value-type="float" office:value="0.0121">
                <text:p>0.0121</text:p>
                <draw:g>
                  <svg:desc>Janne.D143:Janne.M143</svg:desc>
                </draw:g>
              </table:table-cell>
              <table:table-cell office:value-type="float" office:value="0.0137">
                <text:p>0.0137</text:p>
              </table:table-cell>
              <table:table-cell office:value-type="float" office:value="0.0154">
                <text:p>0.0154</text:p>
              </table:table-cell>
              <table:table-cell office:value-type="float" office:value="0.0138">
                <text:p>0.0138</text:p>
              </table:table-cell>
              <table:table-cell office:value-type="float" office:value="0.0197">
                <text:p>0.0197</text:p>
              </table:table-cell>
              <table:table-cell office:value-type="float" office:value="0.0313">
                <text:p>0.0313</text:p>
              </table:table-cell>
              <table:table-cell office:value-type="float" office:value="0.057">
                <text:p>0.057</text:p>
              </table:table-cell>
              <table:table-cell office:value-type="float" office:value="0.1244">
                <text:p>0.1244</text:p>
              </table:table-cell>
              <table:table-cell office:value-type="float" office:value="0.2137">
                <text:p>0.2137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Pooled</text:p>
                <draw:g>
                  <svg:desc>Janne.C144:Janne.C144</svg:desc>
                </draw:g>
              </table:table-cell>
              <table:table-cell office:value-type="float" office:value="0.0936">
                <text:p>0.0936</text:p>
                <draw:g>
                  <svg:desc>Janne.D144:Janne.M144</svg:desc>
                </draw:g>
              </table:table-cell>
              <table:table-cell office:value-type="float" office:value="0.2839">
                <text:p>0.2839</text:p>
              </table:table-cell>
              <table:table-cell office:value-type="float" office:value="0.4468">
                <text:p>0.4468</text:p>
              </table:table-cell>
              <table:table-cell office:value-type="float" office:value="0.7918">
                <text:p>0.7918</text:p>
              </table:table-cell>
              <table:table-cell office:value-type="float" office:value="2.4717">
                <text:p>2.4717</text:p>
              </table:table-cell>
              <table:table-cell office:value-type="float" office:value="6.0071">
                <text:p>6.0071</text:p>
              </table:table-cell>
              <table:table-cell office:value-type="float" office:value="16.012">
                <text:p>16.012</text:p>
              </table:table-cell>
              <table:table-cell office:value-type="float" office:value="91.7409">
                <text:p>91.7409</text:p>
              </table:table-cell>
              <table:table-cell office:value-type="float" office:value="216.7081">
                <text:p>216.7081</text:p>
              </table:table-cell>
              <table:table-cell office:value-type="float" office:value="482.4045">
                <text:p>482.4045</text:p>
              </table:table-cell>
            </table:table-row>
            <table:table-row>
              <table:table-cell office:value-type="string">
                <text:p>Naive</text:p>
                <draw:g>
                  <svg:desc>Janne.C145:Janne.C145</svg:desc>
                </draw:g>
              </table:table-cell>
              <table:table-cell office:value-type="float" office:value="0.0929">
                <text:p>0.0929</text:p>
                <draw:g>
                  <svg:desc>Janne.D145:Janne.M145</svg:desc>
                </draw:g>
              </table:table-cell>
              <table:table-cell office:value-type="float" office:value="0.2805">
                <text:p>0.2805</text:p>
              </table:table-cell>
              <table:table-cell office:value-type="float" office:value="0.4509">
                <text:p>0.4509</text:p>
              </table:table-cell>
              <table:table-cell office:value-type="float" office:value="0.8072">
                <text:p>0.8072</text:p>
              </table:table-cell>
              <table:table-cell office:value-type="float" office:value="2.5919">
                <text:p>2.5919</text:p>
              </table:table-cell>
              <table:table-cell office:value-type="float" office:value="6.2286">
                <text:p>6.2286</text:p>
              </table:table-cell>
              <table:table-cell office:value-type="float" office:value="17.2853">
                <text:p>17.2853</text:p>
              </table:table-cell>
              <table:table-cell office:value-type="float" office:value="95.9551">
                <text:p>95.9551</text:p>
              </table:table-cell>
              <table:table-cell office:value-type="float" office:value="215.1095">
                <text:p>215.1095</text:p>
              </table:table-cell>
              <table:table-cell office:value-type="float" office:value="479.9264">
                <text:p>479.9264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22cm" svg:y="0.316cm" chart:style-name="ch2">
          <text:p>Whole array transform mutliplication pass</text:p>
        </chart:title>
        <chart:legend chart:legend-position="end" svg:x="13.121cm" svg:y="2.878cm" style:legend-expansion="high" chart:style-name="ch3"/>
        <chart:plot-area chart:style-name="ch4" table:cell-range-address="Raatop.C69:Raatop.O75" chart:data-source-has-labels="both" svg:x="1.358cm" svg:y="1.635cm" svg:width="11.123cm" svg:height="6.177cm">
          <chartooo:coordinate-region svg:x="2.165cm" svg:y="1.847cm" svg:width="9.944cm" svg:height="5.292cm"/>
          <chart:axis chart:dimension="x" chart:name="primary-x" chart:style-name="ch5" chartooo:axis-type="auto">
            <chartooo:date-scale/>
            <chart:title svg:x="6.028cm" svg:y="7.993cm" chart:style-name="ch6">
              <text:p>Node count</text:p>
            </chart:title>
            <chart:categories table:cell-range-address="Raatop.D69:Raatop.O69"/>
          </chart:axis>
          <chart:axis chart:dimension="y" chart:name="primary-y" chart:style-name="ch5">
            <chart:title svg:x="0.451cm" svg:y="5.733cm" chart:style-name="ch7">
              <text:p>Duration (µs)</text:p>
            </chart:title>
            <chart:grid chart:style-name="ch8" chart:class="major"/>
          </chart:axis>
          <chart:series chart:style-name="ch9" chart:values-cell-range-address="Raatop.D70:Raatop.O70" chart:label-cell-address="Raatop.C70:Raatop.C70" chart:class="chart:line">
            <chart:data-point chart:repeated="12"/>
          </chart:series>
          <chart:series chart:style-name="ch10" chart:values-cell-range-address="Raatop.D71:Raatop.O71" chart:label-cell-address="Raatop.C71:Raatop.C71" chart:class="chart:line">
            <chart:data-point chart:repeated="12"/>
          </chart:series>
          <chart:series chart:style-name="ch11" chart:values-cell-range-address="Raatop.D72:Raatop.O72" chart:label-cell-address="Raatop.C72:Raatop.C72" chart:class="chart:line">
            <chart:data-point chart:repeated="12"/>
          </chart:series>
          <chart:series chart:style-name="ch12" chart:values-cell-range-address="Raatop.D73:Raatop.O73" chart:label-cell-address="Raatop.C73:Raatop.C73" chart:class="chart:line">
            <chart:data-point chart:repeated="12"/>
          </chart:series>
          <chart:series chart:style-name="ch13" chart:values-cell-range-address="Raatop.D74:Raatop.O74" chart:label-cell-address="Raatop.C74:Raatop.C74" chart:class="chart:line">
            <chart:data-point chart:repeated="12"/>
          </chart:series>
          <chart:series chart:style-name="ch14" chart:values-cell-range-address="Raatop.D75:Raatop.O75" chart:label-cell-address="Raatop.C75:Raatop.C75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69:Raatop.O6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70:Raatop.C70</svg:desc>
                </draw:g>
              </table:table-cell>
              <table:table-cell office:value-type="float" office:value="0.3152">
                <text:p>0.3152</text:p>
                <draw:g>
                  <svg:desc>Raatop.D70:Raatop.O70</svg:desc>
                </draw:g>
              </table:table-cell>
              <table:table-cell office:value-type="float" office:value="0.6687">
                <text:p>0.6687</text:p>
              </table:table-cell>
              <table:table-cell office:value-type="float" office:value="1.8262">
                <text:p>1.8262</text:p>
              </table:table-cell>
              <table:table-cell office:value-type="float" office:value="3.2068">
                <text:p>3.2068</text:p>
              </table:table-cell>
              <table:table-cell office:value-type="float" office:value="6.3987">
                <text:p>6.3987</text:p>
              </table:table-cell>
              <table:table-cell office:value-type="float" office:value="15.9666">
                <text:p>15.9666</text:p>
              </table:table-cell>
              <table:table-cell office:value-type="float" office:value="32.8031">
                <text:p>32.8031</text:p>
              </table:table-cell>
              <table:table-cell office:value-type="float" office:value="47.9223">
                <text:p>47.9223</text:p>
              </table:table-cell>
              <table:table-cell office:value-type="float" office:value="66.074">
                <text:p>66.074</text:p>
              </table:table-cell>
              <table:table-cell office:value-type="float" office:value="80.2758">
                <text:p>80.2758</text:p>
              </table:table-cell>
              <table:table-cell office:value-type="float" office:value="95.8588">
                <text:p>95.8588</text:p>
              </table:table-cell>
              <table:table-cell office:value-type="float" office:value="115.1794">
                <text:p>115.1794</text:p>
              </table:table-cell>
            </table:table-row>
            <table:table-row>
              <table:table-cell office:value-type="string">
                <text:p>Pooled</text:p>
                <draw:g>
                  <svg:desc>Raatop.C71:Raatop.C71</svg:desc>
                </draw:g>
              </table:table-cell>
              <table:table-cell office:value-type="float" office:value="0.5259">
                <text:p>0.5259</text:p>
                <draw:g>
                  <svg:desc>Raatop.D71:Raatop.O71</svg:desc>
                </draw:g>
              </table:table-cell>
              <table:table-cell office:value-type="float" office:value="1.0857">
                <text:p>1.0857</text:p>
              </table:table-cell>
              <table:table-cell office:value-type="float" office:value="2.6501">
                <text:p>2.6501</text:p>
              </table:table-cell>
              <table:table-cell office:value-type="float" office:value="5.3801">
                <text:p>5.3801</text:p>
              </table:table-cell>
              <table:table-cell office:value-type="float" office:value="11.3383">
                <text:p>11.3383</text:p>
              </table:table-cell>
              <table:table-cell office:value-type="float" office:value="27.9323">
                <text:p>27.9323</text:p>
              </table:table-cell>
              <table:table-cell office:value-type="float" office:value="57.8779">
                <text:p>57.8779</text:p>
              </table:table-cell>
              <table:table-cell office:value-type="float" office:value="88.7615">
                <text:p>88.7615</text:p>
              </table:table-cell>
              <table:table-cell office:value-type="float" office:value="117.8521">
                <text:p>117.8521</text:p>
              </table:table-cell>
              <table:table-cell office:value-type="float" office:value="149.912">
                <text:p>149.912</text:p>
              </table:table-cell>
              <table:table-cell office:value-type="float" office:value="187.8604">
                <text:p>187.8604</text:p>
              </table:table-cell>
              <table:table-cell office:value-type="float" office:value="222.2508">
                <text:p>222.2508</text:p>
              </table:table-cell>
            </table:table-row>
            <table:table-row>
              <table:table-cell office:value-type="string">
                <text:p>Naive</text:p>
                <draw:g>
                  <svg:desc>Raatop.C72:Raatop.C72</svg:desc>
                </draw:g>
              </table:table-cell>
              <table:table-cell office:value-type="float" office:value="0.5106">
                <text:p>0.5106</text:p>
                <draw:g>
                  <svg:desc>Raatop.D72:Raatop.O72</svg:desc>
                </draw:g>
              </table:table-cell>
              <table:table-cell office:value-type="float" office:value="1.051">
                <text:p>1.051</text:p>
              </table:table-cell>
              <table:table-cell office:value-type="float" office:value="2.826">
                <text:p>2.826</text:p>
              </table:table-cell>
              <table:table-cell office:value-type="float" office:value="5.5948">
                <text:p>5.5948</text:p>
              </table:table-cell>
              <table:table-cell office:value-type="float" office:value="10.6853">
                <text:p>10.6853</text:p>
              </table:table-cell>
              <table:table-cell office:value-type="float" office:value="29.1404">
                <text:p>29.1404</text:p>
              </table:table-cell>
              <table:table-cell office:value-type="float" office:value="59.5902">
                <text:p>59.5902</text:p>
              </table:table-cell>
              <table:table-cell office:value-type="float" office:value="91.7179">
                <text:p>91.7179</text:p>
              </table:table-cell>
              <table:table-cell office:value-type="float" office:value="124.613">
                <text:p>124.613</text:p>
              </table:table-cell>
              <table:table-cell office:value-type="float" office:value="156.566">
                <text:p>156.566</text:p>
              </table:table-cell>
              <table:table-cell office:value-type="float" office:value="195.2243">
                <text:p>195.2243</text:p>
              </table:table-cell>
              <table:table-cell office:value-type="float" office:value="230.6752">
                <text:p>230.6752</text:p>
              </table:table-cell>
            </table:table-row>
            <table:table-row>
              <table:table-cell office:value-type="string">
                <text:p>Flat 10</text:p>
                <draw:g>
                  <svg:desc>Raatop.C73:Raatop.C73</svg:desc>
                </draw:g>
              </table:table-cell>
              <table:table-cell office:value-type="float" office:value="0.2919">
                <text:p>0.2919</text:p>
                <draw:g>
                  <svg:desc>Raatop.D73:Raatop.O73</svg:desc>
                </draw:g>
              </table:table-cell>
              <table:table-cell office:value-type="float" office:value="0.6544">
                <text:p>0.6544</text:p>
              </table:table-cell>
              <table:table-cell office:value-type="float" office:value="1.7872">
                <text:p>1.7872</text:p>
              </table:table-cell>
              <table:table-cell office:value-type="float" office:value="3.209">
                <text:p>3.209</text:p>
              </table:table-cell>
              <table:table-cell office:value-type="float" office:value="6.3816">
                <text:p>6.3816</text:p>
              </table:table-cell>
              <table:table-cell office:value-type="float" office:value="15.8952">
                <text:p>15.8952</text:p>
              </table:table-cell>
              <table:table-cell office:value-type="float" office:value="32.699">
                <text:p>32.699</text:p>
              </table:table-cell>
              <table:table-cell office:value-type="float" office:value="47.866">
                <text:p>47.866</text:p>
              </table:table-cell>
              <table:table-cell office:value-type="float" office:value="65.2497">
                <text:p>65.2497</text:p>
              </table:table-cell>
              <table:table-cell office:value-type="float" office:value="79.6119">
                <text:p>79.6119</text:p>
              </table:table-cell>
              <table:table-cell office:value-type="float" office:value="95.2772">
                <text:p>95.2772</text:p>
              </table:table-cell>
              <table:table-cell office:value-type="float" office:value="114.2001">
                <text:p>114.2001</text:p>
              </table:table-cell>
            </table:table-row>
            <table:table-row>
              <table:table-cell office:value-type="string">
                <text:p>Pooled 10</text:p>
                <draw:g>
                  <svg:desc>Raatop.C74:Raatop.C74</svg:desc>
                </draw:g>
              </table:table-cell>
              <table:table-cell office:value-type="float" office:value="0.3326">
                <text:p>0.3326</text:p>
                <draw:g>
                  <svg:desc>Raatop.D74:Raatop.O74</svg:desc>
                </draw:g>
              </table:table-cell>
              <table:table-cell office:value-type="float" office:value="0.6357">
                <text:p>0.6357</text:p>
              </table:table-cell>
              <table:table-cell office:value-type="float" office:value="1.4962">
                <text:p>1.4962</text:p>
              </table:table-cell>
              <table:table-cell office:value-type="float" office:value="3.1029">
                <text:p>3.1029</text:p>
              </table:table-cell>
              <table:table-cell office:value-type="float" office:value="6.8508">
                <text:p>6.8508</text:p>
              </table:table-cell>
              <table:table-cell office:value-type="float" office:value="19.3997">
                <text:p>19.3997</text:p>
              </table:table-cell>
              <table:table-cell office:value-type="float" office:value="45.0386">
                <text:p>45.0386</text:p>
              </table:table-cell>
              <table:table-cell office:value-type="float" office:value="75.1087">
                <text:p>75.1087</text:p>
              </table:table-cell>
              <table:table-cell office:value-type="float" office:value="104.9119">
                <text:p>104.9119</text:p>
              </table:table-cell>
              <table:table-cell office:value-type="float" office:value="137.5843">
                <text:p>137.5843</text:p>
              </table:table-cell>
              <table:table-cell office:value-type="float" office:value="176.9225">
                <text:p>176.9225</text:p>
              </table:table-cell>
              <table:table-cell office:value-type="float" office:value="213.4565">
                <text:p>213.4565</text:p>
              </table:table-cell>
            </table:table-row>
            <table:table-row>
              <table:table-cell office:value-type="string">
                <text:p>Naive 10</text:p>
                <draw:g>
                  <svg:desc>Raatop.C75:Raatop.C75</svg:desc>
                </draw:g>
              </table:table-cell>
              <table:table-cell office:value-type="float" office:value="0.3297">
                <text:p>0.3297</text:p>
                <draw:g>
                  <svg:desc>Raatop.D75:Raatop.O75</svg:desc>
                </draw:g>
              </table:table-cell>
              <table:table-cell office:value-type="float" office:value="0.619">
                <text:p>0.619</text:p>
              </table:table-cell>
              <table:table-cell office:value-type="float" office:value="1.6319">
                <text:p>1.6319</text:p>
              </table:table-cell>
              <table:table-cell office:value-type="float" office:value="3.2293">
                <text:p>3.2293</text:p>
              </table:table-cell>
              <table:table-cell office:value-type="float" office:value="6.3968">
                <text:p>6.3968</text:p>
              </table:table-cell>
              <table:table-cell office:value-type="float" office:value="20.3452">
                <text:p>20.3452</text:p>
              </table:table-cell>
              <table:table-cell office:value-type="float" office:value="46.9192">
                <text:p>46.9192</text:p>
              </table:table-cell>
              <table:table-cell office:value-type="float" office:value="77.731">
                <text:p>77.731</text:p>
              </table:table-cell>
              <table:table-cell office:value-type="float" office:value="110.1857">
                <text:p>110.1857</text:p>
              </table:table-cell>
              <table:table-cell office:value-type="float" office:value="145.1898">
                <text:p>145.1898</text:p>
              </table:table-cell>
              <table:table-cell office:value-type="float" office:value="183.568">
                <text:p>183.568</text:p>
              </table:table-cell>
              <table:table-cell office:value-type="float" office:value="229.3122">
                <text:p>229.3122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cm" svg:y="0.316cm" chart:style-name="ch2">
          <text:p>Normalized whole array transformation multiplication pass</text:p>
        </chart:title>
        <chart:legend chart:legend-position="end" svg:x="13.121cm" svg:y="2.878cm" style:legend-expansion="high" chart:style-name="ch3"/>
        <chart:plot-area chart:style-name="ch4" table:cell-range-address="Raatop.C100:Raatop.O106" chart:data-source-has-labels="both" svg:x="1.358cm" svg:y="1.635cm" svg:width="11.123cm" svg:height="6.177cm">
          <chartooo:coordinate-region svg:x="2.27cm" svg:y="1.848cm" svg:width="9.839cm" svg:height="5.291cm"/>
          <chart:axis chart:dimension="x" chart:name="primary-x" chart:style-name="ch5" chartooo:axis-type="auto">
            <chartooo:date-scale/>
            <chart:title svg:x="6.028cm" svg:y="7.993cm" chart:style-name="ch6">
              <text:p>Node count</text:p>
            </chart:title>
            <chart:categories table:cell-range-address="Raatop.D100:Raatop.O100"/>
          </chart:axis>
          <chart:axis chart:dimension="y" chart:name="primary-y" chart:style-name="ch5">
            <chart:title svg:x="0.451cm" svg:y="6.659cm" chart:style-name="ch7">
              <text:p>Time per node (µs / node)</text:p>
            </chart:title>
            <chart:grid chart:style-name="ch8" chart:class="major"/>
          </chart:axis>
          <chart:series chart:style-name="ch9" chart:values-cell-range-address="Raatop.D101:Raatop.O101" chart:label-cell-address="Raatop.C101:Raatop.C101" chart:class="chart:line">
            <chart:data-point chart:repeated="12"/>
          </chart:series>
          <chart:series chart:style-name="ch10" chart:values-cell-range-address="Raatop.D102:Raatop.O102" chart:label-cell-address="Raatop.C102:Raatop.C102" chart:class="chart:line">
            <chart:data-point chart:repeated="12"/>
          </chart:series>
          <chart:series chart:style-name="ch11" chart:values-cell-range-address="Raatop.D103:Raatop.O103" chart:label-cell-address="Raatop.C103:Raatop.C103" chart:class="chart:line">
            <chart:data-point chart:repeated="12"/>
          </chart:series>
          <chart:series chart:style-name="ch12" chart:values-cell-range-address="Raatop.D104:Raatop.O104" chart:label-cell-address="Raatop.C104:Raatop.C104" chart:class="chart:line">
            <chart:data-point chart:repeated="12"/>
          </chart:series>
          <chart:series chart:style-name="ch13" chart:values-cell-range-address="Raatop.D105:Raatop.O105" chart:label-cell-address="Raatop.C105:Raatop.C105" chart:class="chart:line">
            <chart:data-point chart:repeated="12"/>
          </chart:series>
          <chart:series chart:style-name="ch14" chart:values-cell-range-address="Raatop.D106:Raatop.O106" chart:label-cell-address="Raatop.C106:Raatop.C106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00:Raatop.O10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01:Raatop.C101</svg:desc>
                </draw:g>
              </table:table-cell>
              <table:table-cell office:value-type="float" office:value="0.03152">
                <text:p>0.03152</text:p>
                <draw:g>
                  <svg:desc>Raatop.D101:Raatop.O101</svg:desc>
                </draw:g>
              </table:table-cell>
              <table:table-cell office:value-type="float" office:value="0.033435">
                <text:p>0.033435</text:p>
              </table:table-cell>
              <table:table-cell office:value-type="float" office:value="0.036524">
                <text:p>0.036524</text:p>
              </table:table-cell>
              <table:table-cell office:value-type="float" office:value="0.032068">
                <text:p>0.032068</text:p>
              </table:table-cell>
              <table:table-cell office:value-type="float" office:value="0.0319935">
                <text:p>0.0319935</text:p>
              </table:table-cell>
              <table:table-cell office:value-type="float" office:value="0.0319332">
                <text:p>0.0319332</text:p>
              </table:table-cell>
              <table:table-cell office:value-type="float" office:value="0.0328031">
                <text:p>0.0328031</text:p>
              </table:table-cell>
              <table:table-cell office:value-type="float" office:value="0.0319482">
                <text:p>0.0319482</text:p>
              </table:table-cell>
              <table:table-cell office:value-type="float" office:value="0.033037">
                <text:p>0.033037</text:p>
              </table:table-cell>
              <table:table-cell office:value-type="float" office:value="0.03211032">
                <text:p>0.03211032</text:p>
              </table:table-cell>
              <table:table-cell office:value-type="float" office:value="0.0319529333333333">
                <text:p>0.0319529333333333</text:p>
              </table:table-cell>
              <table:table-cell office:value-type="float" office:value="0.0329084">
                <text:p>0.0329084</text:p>
              </table:table-cell>
            </table:table-row>
            <table:table-row>
              <table:table-cell office:value-type="string">
                <text:p>Pooled</text:p>
                <draw:g>
                  <svg:desc>Raatop.C102:Raatop.C102</svg:desc>
                </draw:g>
              </table:table-cell>
              <table:table-cell office:value-type="float" office:value="0.05259">
                <text:p>0.05259</text:p>
                <draw:g>
                  <svg:desc>Raatop.D102:Raatop.O102</svg:desc>
                </draw:g>
              </table:table-cell>
              <table:table-cell office:value-type="float" office:value="0.054285">
                <text:p>0.054285</text:p>
              </table:table-cell>
              <table:table-cell office:value-type="float" office:value="0.053002">
                <text:p>0.053002</text:p>
              </table:table-cell>
              <table:table-cell office:value-type="float" office:value="0.053801">
                <text:p>0.053801</text:p>
              </table:table-cell>
              <table:table-cell office:value-type="float" office:value="0.0566915">
                <text:p>0.0566915</text:p>
              </table:table-cell>
              <table:table-cell office:value-type="float" office:value="0.0558646">
                <text:p>0.0558646</text:p>
              </table:table-cell>
              <table:table-cell office:value-type="float" office:value="0.0578779">
                <text:p>0.0578779</text:p>
              </table:table-cell>
              <table:table-cell office:value-type="float" office:value="0.0591743333333333">
                <text:p>0.0591743333333333</text:p>
              </table:table-cell>
              <table:table-cell office:value-type="float" office:value="0.05892605">
                <text:p>0.05892605</text:p>
              </table:table-cell>
              <table:table-cell office:value-type="float" office:value="0.0599648">
                <text:p>0.0599648</text:p>
              </table:table-cell>
              <table:table-cell office:value-type="float" office:value="0.0626201333333333">
                <text:p>0.0626201333333333</text:p>
              </table:table-cell>
              <table:table-cell office:value-type="float" office:value="0.0635002285714286">
                <text:p>0.0635002285714286</text:p>
              </table:table-cell>
            </table:table-row>
            <table:table-row>
              <table:table-cell office:value-type="string">
                <text:p>Naive</text:p>
                <draw:g>
                  <svg:desc>Raatop.C103:Raatop.C103</svg:desc>
                </draw:g>
              </table:table-cell>
              <table:table-cell office:value-type="float" office:value="0.05106">
                <text:p>0.05106</text:p>
                <draw:g>
                  <svg:desc>Raatop.D103:Raatop.O103</svg:desc>
                </draw:g>
              </table:table-cell>
              <table:table-cell office:value-type="float" office:value="0.05255">
                <text:p>0.05255</text:p>
              </table:table-cell>
              <table:table-cell office:value-type="float" office:value="0.05652">
                <text:p>0.05652</text:p>
              </table:table-cell>
              <table:table-cell office:value-type="float" office:value="0.055948">
                <text:p>0.055948</text:p>
              </table:table-cell>
              <table:table-cell office:value-type="float" office:value="0.0534265">
                <text:p>0.0534265</text:p>
              </table:table-cell>
              <table:table-cell office:value-type="float" office:value="0.0582808">
                <text:p>0.0582808</text:p>
              </table:table-cell>
              <table:table-cell office:value-type="float" office:value="0.0595902">
                <text:p>0.0595902</text:p>
              </table:table-cell>
              <table:table-cell office:value-type="float" office:value="0.0611452666666667">
                <text:p>0.0611452666666667</text:p>
              </table:table-cell>
              <table:table-cell office:value-type="float" office:value="0.0623065">
                <text:p>0.0623065</text:p>
              </table:table-cell>
              <table:table-cell office:value-type="float" office:value="0.0626264">
                <text:p>0.0626264</text:p>
              </table:table-cell>
              <table:table-cell office:value-type="float" office:value="0.0650747666666667">
                <text:p>0.0650747666666667</text:p>
              </table:table-cell>
              <table:table-cell office:value-type="float" office:value="0.0659072">
                <text:p>0.0659072</text:p>
              </table:table-cell>
            </table:table-row>
            <table:table-row>
              <table:table-cell office:value-type="string">
                <text:p>Flat 10</text:p>
                <draw:g>
                  <svg:desc>Raatop.C104:Raatop.C104</svg:desc>
                </draw:g>
              </table:table-cell>
              <table:table-cell office:value-type="float" office:value="0.02919">
                <text:p>0.02919</text:p>
                <draw:g>
                  <svg:desc>Raatop.D104:Raatop.O104</svg:desc>
                </draw:g>
              </table:table-cell>
              <table:table-cell office:value-type="float" office:value="0.03272">
                <text:p>0.03272</text:p>
              </table:table-cell>
              <table:table-cell office:value-type="float" office:value="0.035744">
                <text:p>0.035744</text:p>
              </table:table-cell>
              <table:table-cell office:value-type="float" office:value="0.03209">
                <text:p>0.03209</text:p>
              </table:table-cell>
              <table:table-cell office:value-type="float" office:value="0.031908">
                <text:p>0.031908</text:p>
              </table:table-cell>
              <table:table-cell office:value-type="float" office:value="0.0317904">
                <text:p>0.0317904</text:p>
              </table:table-cell>
              <table:table-cell office:value-type="float" office:value="0.032699">
                <text:p>0.032699</text:p>
              </table:table-cell>
              <table:table-cell office:value-type="float" office:value="0.0319106666666667">
                <text:p>0.0319106666666667</text:p>
              </table:table-cell>
              <table:table-cell office:value-type="float" office:value="0.03262485">
                <text:p>0.03262485</text:p>
              </table:table-cell>
              <table:table-cell office:value-type="float" office:value="0.03184476">
                <text:p>0.03184476</text:p>
              </table:table-cell>
              <table:table-cell office:value-type="float" office:value="0.0317590666666667">
                <text:p>0.0317590666666667</text:p>
              </table:table-cell>
              <table:table-cell office:value-type="float" office:value="0.0326286">
                <text:p>0.0326286</text:p>
              </table:table-cell>
            </table:table-row>
            <table:table-row>
              <table:table-cell office:value-type="string">
                <text:p>Pooled 10</text:p>
                <draw:g>
                  <svg:desc>Raatop.C105:Raatop.C105</svg:desc>
                </draw:g>
              </table:table-cell>
              <table:table-cell office:value-type="float" office:value="0.03326">
                <text:p>0.03326</text:p>
                <draw:g>
                  <svg:desc>Raatop.D105:Raatop.O105</svg:desc>
                </draw:g>
              </table:table-cell>
              <table:table-cell office:value-type="float" office:value="0.031785">
                <text:p>0.031785</text:p>
              </table:table-cell>
              <table:table-cell office:value-type="float" office:value="0.029924">
                <text:p>0.029924</text:p>
              </table:table-cell>
              <table:table-cell office:value-type="float" office:value="0.031029">
                <text:p>0.031029</text:p>
              </table:table-cell>
              <table:table-cell office:value-type="float" office:value="0.034254">
                <text:p>0.034254</text:p>
              </table:table-cell>
              <table:table-cell office:value-type="float" office:value="0.0387994">
                <text:p>0.0387994</text:p>
              </table:table-cell>
              <table:table-cell office:value-type="float" office:value="0.0450386">
                <text:p>0.0450386</text:p>
              </table:table-cell>
              <table:table-cell office:value-type="float" office:value="0.0500724666666667">
                <text:p>0.0500724666666667</text:p>
              </table:table-cell>
              <table:table-cell office:value-type="float" office:value="0.05245595">
                <text:p>0.05245595</text:p>
              </table:table-cell>
              <table:table-cell office:value-type="float" office:value="0.05503372">
                <text:p>0.05503372</text:p>
              </table:table-cell>
              <table:table-cell office:value-type="float" office:value="0.0589741666666667">
                <text:p>0.0589741666666667</text:p>
              </table:table-cell>
              <table:table-cell office:value-type="float" office:value="0.0609875714285714">
                <text:p>0.0609875714285714</text:p>
              </table:table-cell>
            </table:table-row>
            <table:table-row>
              <table:table-cell office:value-type="string">
                <text:p>Naive 10</text:p>
                <draw:g>
                  <svg:desc>Raatop.C106:Raatop.C106</svg:desc>
                </draw:g>
              </table:table-cell>
              <table:table-cell office:value-type="float" office:value="0.03297">
                <text:p>0.03297</text:p>
                <draw:g>
                  <svg:desc>Raatop.D106:Raatop.O106</svg:desc>
                </draw:g>
              </table:table-cell>
              <table:table-cell office:value-type="float" office:value="0.03095">
                <text:p>0.03095</text:p>
              </table:table-cell>
              <table:table-cell office:value-type="float" office:value="0.032638">
                <text:p>0.032638</text:p>
              </table:table-cell>
              <table:table-cell office:value-type="float" office:value="0.032293">
                <text:p>0.032293</text:p>
              </table:table-cell>
              <table:table-cell office:value-type="float" office:value="0.031984">
                <text:p>0.031984</text:p>
              </table:table-cell>
              <table:table-cell office:value-type="float" office:value="0.0406904">
                <text:p>0.0406904</text:p>
              </table:table-cell>
              <table:table-cell office:value-type="float" office:value="0.0469192">
                <text:p>0.0469192</text:p>
              </table:table-cell>
              <table:table-cell office:value-type="float" office:value="0.0518206666666667">
                <text:p>0.0518206666666667</text:p>
              </table:table-cell>
              <table:table-cell office:value-type="float" office:value="0.05509285">
                <text:p>0.05509285</text:p>
              </table:table-cell>
              <table:table-cell office:value-type="float" office:value="0.05807592">
                <text:p>0.05807592</text:p>
              </table:table-cell>
              <table:table-cell office:value-type="float" office:value="0.0611893333333333">
                <text:p>0.0611893333333333</text:p>
              </table:table-cell>
              <table:table-cell office:value-type="float" office:value="0.0655177714285714">
                <text:p>0.0655177714285714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14cm" style:legend-expansion="high" chart:style-name="ch3"/>
        <chart:plot-area chart:style-name="ch4" table:cell-range-address="Raatop.C5:Raatop.M10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.D5:Raatop.M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6:Raatop.M6" chart:label-cell-address="Raatop.C6:Raatop.C6" chart:class="chart:line">
            <chart:data-point chart:repeated="10"/>
          </chart:series>
          <chart:series chart:style-name="ch8" chart:values-cell-range-address="Raatop.D7:Raatop.M7" chart:label-cell-address="Raatop.C7:Raatop.C7" chart:class="chart:line">
            <chart:data-point chart:repeated="10"/>
          </chart:series>
          <chart:series chart:style-name="ch9" chart:values-cell-range-address="Raatop.D8:Raatop.M8" chart:label-cell-address="Raatop.C8:Raatop.C8" chart:class="chart:line">
            <chart:data-point chart:repeated="10"/>
          </chart:series>
          <chart:series chart:style-name="ch10" chart:values-cell-range-address="Raatop.D9:Raatop.M9" chart:label-cell-address="Raatop.C9:Raatop.C9" chart:class="chart:line">
            <chart:data-point chart:repeated="10"/>
          </chart:series>
          <chart:series chart:style-name="ch11" chart:values-cell-range-address="Raatop.D10:Raatop.M10" chart:label-cell-address="Raatop.C10:Raatop.C1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5:Raatop.M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6:Raatop.C6</svg:desc>
                </draw:g>
              </table:table-cell>
              <table:table-cell office:value-type="float" office:value="0.2758">
                <text:p>0.2758</text:p>
                <draw:g>
                  <svg:desc>Raatop.D6:Raatop.M6</svg:desc>
                </draw:g>
              </table:table-cell>
              <table:table-cell office:value-type="float" office:value="0.2562">
                <text:p>0.2562</text:p>
              </table:table-cell>
              <table:table-cell office:value-type="float" office:value="0.3093">
                <text:p>0.3093</text:p>
              </table:table-cell>
              <table:table-cell office:value-type="float" office:value="0.4126">
                <text:p>0.4126</text:p>
              </table:table-cell>
              <table:table-cell office:value-type="float" office:value="0.677">
                <text:p>0.677</text:p>
              </table:table-cell>
              <table:table-cell office:value-type="float" office:value="1.0904">
                <text:p>1.0904</text:p>
              </table:table-cell>
              <table:table-cell office:value-type="float" office:value="1.9694">
                <text:p>1.9694</text:p>
              </table:table-cell>
              <table:table-cell office:value-type="float" office:value="4.3917">
                <text:p>4.3917</text:p>
              </table:table-cell>
              <table:table-cell office:value-type="float" office:value="7.1176">
                <text:p>7.1176</text:p>
              </table:table-cell>
              <table:table-cell office:value-type="float" office:value="13.9237">
                <text:p>13.9237</text:p>
              </table:table-cell>
            </table:table-row>
            <table:table-row>
              <table:table-cell office:value-type="string">
                <text:p>Flat cached</text:p>
                <draw:g>
                  <svg:desc>Raatop.C7:Raatop.C7</svg:desc>
                </draw:g>
              </table:table-cell>
              <table:table-cell office:value-type="float" office:value="0.2204">
                <text:p>0.2204</text:p>
                <draw:g>
                  <svg:desc>Raatop.D7:Raatop.M7</svg:desc>
                </draw:g>
              </table:table-cell>
              <table:table-cell office:value-type="float" office:value="0.2684">
                <text:p>0.2684</text:p>
              </table:table-cell>
              <table:table-cell office:value-type="float" office:value="0.32">
                <text:p>0.32</text:p>
              </table:table-cell>
              <table:table-cell office:value-type="float" office:value="0.4165">
                <text:p>0.4165</text:p>
              </table:table-cell>
              <table:table-cell office:value-type="float" office:value="0.6811">
                <text:p>0.6811</text:p>
              </table:table-cell>
              <table:table-cell office:value-type="float" office:value="1.1214">
                <text:p>1.1214</text:p>
              </table:table-cell>
              <table:table-cell office:value-type="float" office:value="2.0316">
                <text:p>2.0316</text:p>
              </table:table-cell>
              <table:table-cell office:value-type="float" office:value="4.2617">
                <text:p>4.2617</text:p>
              </table:table-cell>
              <table:table-cell office:value-type="float" office:value="7.5424">
                <text:p>7.5424</text:p>
              </table:table-cell>
              <table:table-cell office:value-type="float" office:value="14.6672">
                <text:p>14.6672</text:p>
              </table:table-cell>
            </table:table-row>
            <table:table-row>
              <table:table-cell office:value-type="string">
                <text:p>Flat cold</text:p>
                <draw:g>
                  <svg:desc>Raatop.C8:Raatop.C8</svg:desc>
                </draw:g>
              </table:table-cell>
              <table:table-cell office:value-type="float" office:value="0.8533">
                <text:p>0.8533</text:p>
                <draw:g>
                  <svg:desc>Raatop.D8:Raatop.M8</svg:desc>
                </draw:g>
              </table:table-cell>
              <table:table-cell office:value-type="float" office:value="2.1274">
                <text:p>2.1274</text:p>
              </table:table-cell>
              <table:table-cell office:value-type="float" office:value="3.4415">
                <text:p>3.4415</text:p>
              </table:table-cell>
              <table:table-cell office:value-type="float" office:value="5.9964">
                <text:p>5.9964</text:p>
              </table:table-cell>
              <table:table-cell office:value-type="float" office:value="13.8165">
                <text:p>13.8165</text:p>
              </table:table-cell>
              <table:table-cell office:value-type="float" office:value="26.9935">
                <text:p>26.9935</text:p>
              </table:table-cell>
              <table:table-cell office:value-type="float" office:value="55.3307">
                <text:p>55.3307</text:p>
              </table:table-cell>
              <table:table-cell office:value-type="float" office:value="148.3397">
                <text:p>148.3397</text:p>
              </table:table-cell>
              <table:table-cell office:value-type="float" office:value="272.3368">
                <text:p>272.3368</text:p>
              </table:table-cell>
              <table:table-cell office:value-type="float" office:value="553.3719">
                <text:p>553.3719</text:p>
              </table:table-cell>
            </table:table-row>
            <table:table-row>
              <table:table-cell office:value-type="string">
                <text:p>Pooled</text:p>
                <draw:g>
                  <svg:desc>Raatop.C9:Raatop.C9</svg:desc>
                </draw:g>
              </table:table-cell>
              <table:table-cell office:value-type="float" office:value="0.3408">
                <text:p>0.3408</text:p>
                <draw:g>
                  <svg:desc>Raatop.D9:Raatop.M9</svg:desc>
                </draw:g>
              </table:table-cell>
              <table:table-cell office:value-type="float" office:value="0.3981">
                <text:p>0.3981</text:p>
              </table:table-cell>
              <table:table-cell office:value-type="float" office:value="0.417">
                <text:p>0.417</text:p>
              </table:table-cell>
              <table:table-cell office:value-type="float" office:value="0.4269">
                <text:p>0.4269</text:p>
              </table:table-cell>
              <table:table-cell office:value-type="float" office:value="0.4748">
                <text:p>0.4748</text:p>
              </table:table-cell>
              <table:table-cell office:value-type="float" office:value="0.5452">
                <text:p>0.5452</text:p>
              </table:table-cell>
              <table:table-cell office:value-type="float" office:value="0.5991">
                <text:p>0.5991</text:p>
              </table:table-cell>
              <table:table-cell office:value-type="float" office:value="0.7217">
                <text:p>0.7217</text:p>
              </table:table-cell>
              <table:table-cell office:value-type="float" office:value="0.8584">
                <text:p>0.8584</text:p>
              </table:table-cell>
              <table:table-cell office:value-type="float" office:value="1.0003">
                <text:p>1.0003</text:p>
              </table:table-cell>
            </table:table-row>
            <table:table-row>
              <table:table-cell office:value-type="string">
                <text:p>Naive</text:p>
                <draw:g>
                  <svg:desc>Raatop.C10:Raatop.C10</svg:desc>
                </draw:g>
              </table:table-cell>
              <table:table-cell office:value-type="float" office:value="0.1006">
                <text:p>0.1006</text:p>
                <draw:g>
                  <svg:desc>Raatop.D10:Raatop.M10</svg:desc>
                </draw:g>
              </table:table-cell>
              <table:table-cell office:value-type="float" office:value="0.1062">
                <text:p>0.1062</text:p>
              </table:table-cell>
              <table:table-cell office:value-type="float" office:value="0.1092">
                <text:p>0.1092</text:p>
              </table:table-cell>
              <table:table-cell office:value-type="float" office:value="0.1096">
                <text:p>0.1096</text:p>
              </table:table-cell>
              <table:table-cell office:value-type="float" office:value="0.1163">
                <text:p>0.1163</text:p>
              </table:table-cell>
              <table:table-cell office:value-type="float" office:value="0.1398">
                <text:p>0.1398</text:p>
              </table:table-cell>
              <table:table-cell office:value-type="float" office:value="0.1955">
                <text:p>0.1955</text:p>
              </table:table-cell>
              <table:table-cell office:value-type="float" office:value="0.5499">
                <text:p>0.5499</text:p>
              </table:table-cell>
              <table:table-cell office:value-type="float" office:value="0.699">
                <text:p>0.699</text:p>
              </table:table-cell>
              <table:table-cell office:value-type="float" office:value="0.8614">
                <text:p>0.8614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14cm" style:legend-expansion="high" chart:style-name="ch3"/>
        <chart:plot-area chart:style-name="ch4" table:cell-range-address="Raatop.C12:Raatop.M17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.D12:Raatop.M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3:Raatop.M13" chart:label-cell-address="Raatop.C13:Raatop.C13" chart:class="chart:line">
            <chart:data-point chart:repeated="10"/>
          </chart:series>
          <chart:series chart:style-name="ch8" chart:values-cell-range-address="Raatop.D14:Raatop.M14" chart:label-cell-address="Raatop.C14:Raatop.C14" chart:class="chart:line">
            <chart:data-point chart:repeated="10"/>
          </chart:series>
          <chart:series chart:style-name="ch9" chart:values-cell-range-address="Raatop.D15:Raatop.M15" chart:label-cell-address="Raatop.C15:Raatop.C15" chart:class="chart:line">
            <chart:data-point chart:repeated="10"/>
          </chart:series>
          <chart:series chart:style-name="ch10" chart:values-cell-range-address="Raatop.D16:Raatop.M16" chart:label-cell-address="Raatop.C16:Raatop.C16" chart:class="chart:line">
            <chart:data-point chart:repeated="10"/>
          </chart:series>
          <chart:series chart:style-name="ch11" chart:values-cell-range-address="Raatop.D17:Raatop.M17" chart:label-cell-address="Raatop.C17:Raatop.C1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2:Raatop.M1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3:Raatop.C13</svg:desc>
                </draw:g>
              </table:table-cell>
              <table:table-cell office:value-type="float" office:value="0.2042">
                <text:p>0.2042</text:p>
                <draw:g>
                  <svg:desc>Raatop.D13:Raatop.M13</svg:desc>
                </draw:g>
              </table:table-cell>
              <table:table-cell office:value-type="float" office:value="0.1993">
                <text:p>0.1993</text:p>
              </table:table-cell>
              <table:table-cell office:value-type="float" office:value="0.2742">
                <text:p>0.2742</text:p>
              </table:table-cell>
              <table:table-cell office:value-type="float" office:value="0.3566">
                <text:p>0.3566</text:p>
              </table:table-cell>
              <table:table-cell office:value-type="float" office:value="0.4541">
                <text:p>0.4541</text:p>
              </table:table-cell>
              <table:table-cell office:value-type="float" office:value="0.5748">
                <text:p>0.5748</text:p>
              </table:table-cell>
              <table:table-cell office:value-type="float" office:value="0.8909">
                <text:p>0.8909</text:p>
              </table:table-cell>
              <table:table-cell office:value-type="float" office:value="1.6388">
                <text:p>1.6388</text:p>
              </table:table-cell>
              <table:table-cell office:value-type="float" office:value="3.1841">
                <text:p>3.1841</text:p>
              </table:table-cell>
              <table:table-cell office:value-type="float" office:value="6.4631">
                <text:p>6.4631</text:p>
              </table:table-cell>
            </table:table-row>
            <table:table-row>
              <table:table-cell office:value-type="string">
                <text:p>Flat cached</text:p>
                <draw:g>
                  <svg:desc>Raatop.C14:Raatop.C14</svg:desc>
                </draw:g>
              </table:table-cell>
              <table:table-cell office:value-type="float" office:value="0.1417">
                <text:p>0.1417</text:p>
                <draw:g>
                  <svg:desc>Raatop.D14:Raatop.M14</svg:desc>
                </draw:g>
              </table:table-cell>
              <table:table-cell office:value-type="float" office:value="0.1787">
                <text:p>0.1787</text:p>
              </table:table-cell>
              <table:table-cell office:value-type="float" office:value="0.2421">
                <text:p>0.2421</text:p>
              </table:table-cell>
              <table:table-cell office:value-type="float" office:value="0.315">
                <text:p>0.315</text:p>
              </table:table-cell>
              <table:table-cell office:value-type="float" office:value="0.4021">
                <text:p>0.4021</text:p>
              </table:table-cell>
              <table:table-cell office:value-type="float" office:value="0.5548">
                <text:p>0.5548</text:p>
              </table:table-cell>
              <table:table-cell office:value-type="float" office:value="0.8123">
                <text:p>0.8123</text:p>
              </table:table-cell>
              <table:table-cell office:value-type="float" office:value="1.6608">
                <text:p>1.6608</text:p>
              </table:table-cell>
              <table:table-cell office:value-type="float" office:value="3.1552">
                <text:p>3.1552</text:p>
              </table:table-cell>
              <table:table-cell office:value-type="float" office:value="7.1672">
                <text:p>7.1672</text:p>
              </table:table-cell>
            </table:table-row>
            <table:table-row>
              <table:table-cell office:value-type="string">
                <text:p>Flat cold</text:p>
                <draw:g>
                  <svg:desc>Raatop.C15:Raatop.C15</svg:desc>
                </draw:g>
              </table:table-cell>
              <table:table-cell office:value-type="float" office:value="0.8524">
                <text:p>0.8524</text:p>
                <draw:g>
                  <svg:desc>Raatop.D15:Raatop.M15</svg:desc>
                </draw:g>
              </table:table-cell>
              <table:table-cell office:value-type="float" office:value="2.3893">
                <text:p>2.3893</text:p>
              </table:table-cell>
              <table:table-cell office:value-type="float" office:value="3.9922">
                <text:p>3.9922</text:p>
              </table:table-cell>
              <table:table-cell office:value-type="float" office:value="7.1218">
                <text:p>7.1218</text:p>
              </table:table-cell>
              <table:table-cell office:value-type="float" office:value="16.3078">
                <text:p>16.3078</text:p>
              </table:table-cell>
              <table:table-cell office:value-type="float" office:value="32.0822">
                <text:p>32.0822</text:p>
              </table:table-cell>
              <table:table-cell office:value-type="float" office:value="67.1745">
                <text:p>67.1745</text:p>
              </table:table-cell>
              <table:table-cell office:value-type="float" office:value="195.2561">
                <text:p>195.2561</text:p>
              </table:table-cell>
              <table:table-cell office:value-type="float" office:value="402.0528">
                <text:p>402.0528</text:p>
              </table:table-cell>
              <table:table-cell office:value-type="float" office:value="824.2268">
                <text:p>824.2268</text:p>
              </table:table-cell>
            </table:table-row>
            <table:table-row>
              <table:table-cell office:value-type="string">
                <text:p>Pooled</text:p>
                <draw:g>
                  <svg:desc>Raatop.C16:Raatop.C16</svg:desc>
                </draw:g>
              </table:table-cell>
              <table:table-cell office:value-type="float" office:value="0.5111">
                <text:p>0.5111</text:p>
                <draw:g>
                  <svg:desc>Raatop.D16:Raatop.M16</svg:desc>
                </draw:g>
              </table:table-cell>
              <table:table-cell office:value-type="float" office:value="0.8566">
                <text:p>0.8566</text:p>
              </table:table-cell>
              <table:table-cell office:value-type="float" office:value="1.1109">
                <text:p>1.1109</text:p>
              </table:table-cell>
              <table:table-cell office:value-type="float" office:value="1.4345">
                <text:p>1.4345</text:p>
              </table:table-cell>
              <table:table-cell office:value-type="float" office:value="1.9932">
                <text:p>1.9932</text:p>
              </table:table-cell>
              <table:table-cell office:value-type="float" office:value="2.8922">
                <text:p>2.8922</text:p>
              </table:table-cell>
              <table:table-cell office:value-type="float" office:value="3.8042">
                <text:p>3.8042</text:p>
              </table:table-cell>
              <table:table-cell office:value-type="float" office:value="5.4335">
                <text:p>5.4335</text:p>
              </table:table-cell>
              <table:table-cell office:value-type="float" office:value="4.8708">
                <text:p>4.8708</text:p>
              </table:table-cell>
              <table:table-cell office:value-type="float" office:value="9.3853">
                <text:p>9.3853</text:p>
              </table:table-cell>
            </table:table-row>
            <table:table-row>
              <table:table-cell office:value-type="string">
                <text:p>Naive</text:p>
                <draw:g>
                  <svg:desc>Raatop.C17:Raatop.C17</svg:desc>
                </draw:g>
              </table:table-cell>
              <table:table-cell office:value-type="float" office:value="0.1566">
                <text:p>0.1566</text:p>
                <draw:g>
                  <svg:desc>Raatop.D17:Raatop.M17</svg:desc>
                </draw:g>
              </table:table-cell>
              <table:table-cell office:value-type="float" office:value="0.2674">
                <text:p>0.2674</text:p>
              </table:table-cell>
              <table:table-cell office:value-type="float" office:value="0.3386">
                <text:p>0.3386</text:p>
              </table:table-cell>
              <table:table-cell office:value-type="float" office:value="0.4164">
                <text:p>0.4164</text:p>
              </table:table-cell>
              <table:table-cell office:value-type="float" office:value="0.5904">
                <text:p>0.5904</text:p>
              </table:table-cell>
              <table:table-cell office:value-type="float" office:value="0.8471">
                <text:p>0.8471</text:p>
              </table:table-cell>
              <table:table-cell office:value-type="float" office:value="1.1034">
                <text:p>1.1034</text:p>
              </table:table-cell>
              <table:table-cell office:value-type="float" office:value="1.695">
                <text:p>1.695</text:p>
              </table:table-cell>
              <table:table-cell office:value-type="float" office:value="1.5137">
                <text:p>1.5137</text:p>
              </table:table-cell>
              <table:table-cell office:value-type="float" office:value="2.9762">
                <text:p>2.9762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14cm" style:legend-expansion="high" chart:style-name="ch3"/>
        <chart:plot-area chart:style-name="ch4" table:cell-range-address="Raatop.C19:Raatop.M24" chart:data-source-has-labels="both" svg:x="0.77cm" svg:y="1.635cm" svg:width="11.447cm" svg:height="6.765cm">
          <chartooo:coordinate-region svg:x="1.762cm" svg:y="1.847cm" svg:width="9.99cm" svg:height="5.88cm"/>
          <chart:axis chart:dimension="x" chart:name="primary-x" chart:style-name="ch5" chartooo:axis-type="auto">
            <chartooo:date-scale/>
            <chart:categories table:cell-range-address="Raatop.D19:Raatop.M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20:Raatop.M20" chart:label-cell-address="Raatop.C20:Raatop.C20" chart:class="chart:line">
            <chart:data-point chart:repeated="10"/>
          </chart:series>
          <chart:series chart:style-name="ch8" chart:values-cell-range-address="Raatop.D21:Raatop.M21" chart:label-cell-address="Raatop.C21:Raatop.C21" chart:class="chart:line">
            <chart:data-point chart:repeated="10"/>
          </chart:series>
          <chart:series chart:style-name="ch9" chart:values-cell-range-address="Raatop.D22:Raatop.M22" chart:label-cell-address="Raatop.C22:Raatop.C22" chart:class="chart:line">
            <chart:data-point chart:repeated="10"/>
          </chart:series>
          <chart:series chart:style-name="ch10" chart:values-cell-range-address="Raatop.D23:Raatop.M23" chart:label-cell-address="Raatop.C23:Raatop.C23" chart:class="chart:line">
            <chart:data-point chart:repeated="10"/>
          </chart:series>
          <chart:series chart:style-name="ch11" chart:values-cell-range-address="Raatop.D24:Raatop.M24" chart:label-cell-address="Raatop.C24:Raatop.C2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9:Raatop.M1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20:Raatop.C20</svg:desc>
                </draw:g>
              </table:table-cell>
              <table:table-cell office:value-type="float" office:value="0.3545">
                <text:p>0.3545</text:p>
                <draw:g>
                  <svg:desc>Raatop.D20:Raatop.M20</svg:desc>
                </draw:g>
              </table:table-cell>
              <table:table-cell office:value-type="float" office:value="0.3592">
                <text:p>0.3592</text:p>
              </table:table-cell>
              <table:table-cell office:value-type="float" office:value="0.3813">
                <text:p>0.3813</text:p>
              </table:table-cell>
              <table:table-cell office:value-type="float" office:value="0.4269">
                <text:p>0.4269</text:p>
              </table:table-cell>
              <table:table-cell office:value-type="float" office:value="0.4913">
                <text:p>0.4913</text:p>
              </table:table-cell>
              <table:table-cell office:value-type="float" office:value="0.5912">
                <text:p>0.5912</text:p>
              </table:table-cell>
              <table:table-cell office:value-type="float" office:value="0.7236">
                <text:p>0.7236</text:p>
              </table:table-cell>
              <table:table-cell office:value-type="float" office:value="1.2104">
                <text:p>1.2104</text:p>
              </table:table-cell>
              <table:table-cell office:value-type="float" office:value="1.871">
                <text:p>1.871</text:p>
              </table:table-cell>
              <table:table-cell office:value-type="float" office:value="3.6188">
                <text:p>3.6188</text:p>
              </table:table-cell>
            </table:table-row>
            <table:table-row>
              <table:table-cell office:value-type="string">
                <text:p>Flat cached</text:p>
                <draw:g>
                  <svg:desc>Raatop.C21:Raatop.C21</svg:desc>
                </draw:g>
              </table:table-cell>
              <table:table-cell office:value-type="float" office:value="0.2531">
                <text:p>0.2531</text:p>
                <draw:g>
                  <svg:desc>Raatop.D21:Raatop.M21</svg:desc>
                </draw:g>
              </table:table-cell>
              <table:table-cell office:value-type="float" office:value="0.3475">
                <text:p>0.3475</text:p>
              </table:table-cell>
              <table:table-cell office:value-type="float" office:value="0.366">
                <text:p>0.366</text:p>
              </table:table-cell>
              <table:table-cell office:value-type="float" office:value="0.4031">
                <text:p>0.4031</text:p>
              </table:table-cell>
              <table:table-cell office:value-type="float" office:value="0.4678">
                <text:p>0.4678</text:p>
              </table:table-cell>
              <table:table-cell office:value-type="float" office:value="0.5754">
                <text:p>0.5754</text:p>
              </table:table-cell>
              <table:table-cell office:value-type="float" office:value="0.71">
                <text:p>0.71</text:p>
              </table:table-cell>
              <table:table-cell office:value-type="float" office:value="1.2982">
                <text:p>1.2982</text:p>
              </table:table-cell>
              <table:table-cell office:value-type="float" office:value="2.233">
                <text:p>2.233</text:p>
              </table:table-cell>
              <table:table-cell office:value-type="float" office:value="4.3409">
                <text:p>4.3409</text:p>
              </table:table-cell>
            </table:table-row>
            <table:table-row>
              <table:table-cell office:value-type="string">
                <text:p>Flat cold</text:p>
                <draw:g>
                  <svg:desc>Raatop.C22:Raatop.C22</svg:desc>
                </draw:g>
              </table:table-cell>
              <table:table-cell office:value-type="float" office:value="1.0047">
                <text:p>1.0047</text:p>
                <draw:g>
                  <svg:desc>Raatop.D22:Raatop.M22</svg:desc>
                </draw:g>
              </table:table-cell>
              <table:table-cell office:value-type="float" office:value="2.7207">
                <text:p>2.7207</text:p>
              </table:table-cell>
              <table:table-cell office:value-type="float" office:value="4.4684">
                <text:p>4.4684</text:p>
              </table:table-cell>
              <table:table-cell office:value-type="float" office:value="7.887">
                <text:p>7.887</text:p>
              </table:table-cell>
              <table:table-cell office:value-type="float" office:value="18.0465">
                <text:p>18.0465</text:p>
              </table:table-cell>
              <table:table-cell office:value-type="float" office:value="35.6022">
                <text:p>35.6022</text:p>
              </table:table-cell>
              <table:table-cell office:value-type="float" office:value="74.6041">
                <text:p>74.6041</text:p>
              </table:table-cell>
              <table:table-cell office:value-type="float" office:value="210.9451">
                <text:p>210.9451</text:p>
              </table:table-cell>
              <table:table-cell office:value-type="float" office:value="437.4615">
                <text:p>437.4615</text:p>
              </table:table-cell>
              <table:table-cell office:value-type="float" office:value="892.2357">
                <text:p>892.2357</text:p>
              </table:table-cell>
            </table:table-row>
            <table:table-row>
              <table:table-cell office:value-type="string">
                <text:p>Pooled</text:p>
                <draw:g>
                  <svg:desc>Raatop.C23:Raatop.C23</svg:desc>
                </draw:g>
              </table:table-cell>
              <table:table-cell office:value-type="float" office:value="0.3176">
                <text:p>0.3176</text:p>
                <draw:g>
                  <svg:desc>Raatop.D23:Raatop.M23</svg:desc>
                </draw:g>
              </table:table-cell>
              <table:table-cell office:value-type="float" office:value="0.3636">
                <text:p>0.3636</text:p>
              </table:table-cell>
              <table:table-cell office:value-type="float" office:value="0.3737">
                <text:p>0.3737</text:p>
              </table:table-cell>
              <table:table-cell office:value-type="float" office:value="0.3858">
                <text:p>0.3858</text:p>
              </table:table-cell>
              <table:table-cell office:value-type="float" office:value="0.4575">
                <text:p>0.4575</text:p>
              </table:table-cell>
              <table:table-cell office:value-type="float" office:value="0.5226">
                <text:p>0.5226</text:p>
              </table:table-cell>
              <table:table-cell office:value-type="float" office:value="0.5873">
                <text:p>0.5873</text:p>
              </table:table-cell>
              <table:table-cell office:value-type="float" office:value="0.8974">
                <text:p>0.8974</text:p>
              </table:table-cell>
              <table:table-cell office:value-type="float" office:value="1.0852">
                <text:p>1.0852</text:p>
              </table:table-cell>
              <table:table-cell office:value-type="float" office:value="1.2997">
                <text:p>1.2997</text:p>
              </table:table-cell>
            </table:table-row>
            <table:table-row>
              <table:table-cell office:value-type="string">
                <text:p>Naive</text:p>
                <draw:g>
                  <svg:desc>Raatop.C24:Raatop.C24</svg:desc>
                </draw:g>
              </table:table-cell>
              <table:table-cell office:value-type="float" office:value="0.1522">
                <text:p>0.1522</text:p>
                <draw:g>
                  <svg:desc>Raatop.D24:Raatop.M24</svg:desc>
                </draw:g>
              </table:table-cell>
              <table:table-cell office:value-type="float" office:value="0.1714">
                <text:p>0.1714</text:p>
              </table:table-cell>
              <table:table-cell office:value-type="float" office:value="0.1768">
                <text:p>0.1768</text:p>
              </table:table-cell>
              <table:table-cell office:value-type="float" office:value="0.1769">
                <text:p>0.1769</text:p>
              </table:table-cell>
              <table:table-cell office:value-type="float" office:value="0.1995">
                <text:p>0.1995</text:p>
              </table:table-cell>
              <table:table-cell office:value-type="float" office:value="0.2393">
                <text:p>0.2393</text:p>
              </table:table-cell>
              <table:table-cell office:value-type="float" office:value="0.2998">
                <text:p>0.2998</text:p>
              </table:table-cell>
              <table:table-cell office:value-type="float" office:value="0.605">
                <text:p>0.605</text:p>
              </table:table-cell>
              <table:table-cell office:value-type="float" office:value="1.0096">
                <text:p>1.0096</text:p>
              </table:table-cell>
              <table:table-cell office:value-type="float" office:value="1.2109">
                <text:p>1.210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14cm" style:legend-expansion="high" chart:style-name="ch3"/>
        <chart:plot-area chart:style-name="ch4" table:cell-range-address="RaatoPC.D12:RaatoPC.M17 RaatoPC.C13:RaatoPC.C17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C.D12:RaatoPC.M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3:RaatoPC.M13" chart:label-cell-address="RaatoPC.C13:RaatoPC.C13" chart:class="chart:line">
            <chart:data-point chart:repeated="10"/>
          </chart:series>
          <chart:series chart:style-name="ch8" chart:values-cell-range-address="RaatoPC.D14:RaatoPC.M14" chart:label-cell-address="RaatoPC.C14:RaatoPC.C14" chart:class="chart:line">
            <chart:data-point chart:repeated="10"/>
          </chart:series>
          <chart:series chart:style-name="ch9" chart:values-cell-range-address="RaatoPC.D15:RaatoPC.M15" chart:label-cell-address="RaatoPC.C15:RaatoPC.C15" chart:class="chart:line">
            <chart:data-point chart:repeated="10"/>
          </chart:series>
          <chart:series chart:style-name="ch10" chart:values-cell-range-address="RaatoPC.D16:RaatoPC.M16" chart:label-cell-address="RaatoPC.C16:RaatoPC.C16" chart:class="chart:line">
            <chart:data-point chart:repeated="10"/>
          </chart:series>
          <chart:series chart:style-name="ch11" chart:values-cell-range-address="RaatoPC.D17:RaatoPC.M17" chart:label-cell-address="RaatoPC.C17:RaatoPC.C1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2:RaatoPC.M1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3:RaatoPC.C13</svg:desc>
                </draw:g>
              </table:table-cell>
              <table:table-cell office:value-type="float" office:value="0.0515">
                <text:p>0.0515</text:p>
                <draw:g>
                  <svg:desc>RaatoPC.D13:RaatoPC.M13</svg:desc>
                </draw:g>
              </table:table-cell>
              <table:table-cell office:value-type="float" office:value="0.0667">
                <text:p>0.0667</text:p>
              </table:table-cell>
              <table:table-cell office:value-type="float" office:value="0.0667">
                <text:p>0.0667</text:p>
              </table:table-cell>
              <table:table-cell office:value-type="float" office:value="0.0707">
                <text:p>0.0707</text:p>
              </table:table-cell>
              <table:table-cell office:value-type="float" office:value="0.1022">
                <text:p>0.1022</text:p>
              </table:table-cell>
              <table:table-cell office:value-type="float" office:value="0.1377">
                <text:p>0.1377</text:p>
              </table:table-cell>
              <table:table-cell office:value-type="float" office:value="0.2087">
                <text:p>0.2087</text:p>
              </table:table-cell>
              <table:table-cell office:value-type="float" office:value="0.4252">
                <text:p>0.4252</text:p>
              </table:table-cell>
              <table:table-cell office:value-type="float" office:value="1.0519">
                <text:p>1.0519</text:p>
              </table:table-cell>
              <table:table-cell office:value-type="float" office:value="1.9276">
                <text:p>1.9276</text:p>
              </table:table-cell>
            </table:table-row>
            <table:table-row>
              <table:table-cell office:value-type="string">
                <text:p>Flat cached</text:p>
                <draw:g>
                  <svg:desc>RaatoPC.C14:RaatoPC.C14</svg:desc>
                </draw:g>
              </table:table-cell>
              <table:table-cell office:value-type="float" office:value="0.038">
                <text:p>0.038</text:p>
                <draw:g>
                  <svg:desc>RaatoPC.D14:RaatoPC.M14</svg:desc>
                </draw:g>
              </table:table-cell>
              <table:table-cell office:value-type="float" office:value="0.0454">
                <text:p>0.0454</text:p>
              </table:table-cell>
              <table:table-cell office:value-type="float" office:value="0.0538">
                <text:p>0.0538</text:p>
              </table:table-cell>
              <table:table-cell office:value-type="float" office:value="0.063">
                <text:p>0.063</text:p>
              </table:table-cell>
              <table:table-cell office:value-type="float" office:value="0.0901">
                <text:p>0.0901</text:p>
              </table:table-cell>
              <table:table-cell office:value-type="float" office:value="0.1242">
                <text:p>0.1242</text:p>
              </table:table-cell>
              <table:table-cell office:value-type="float" office:value="0.1981">
                <text:p>0.1981</text:p>
              </table:table-cell>
              <table:table-cell office:value-type="float" office:value="0.5216">
                <text:p>0.5216</text:p>
              </table:table-cell>
              <table:table-cell office:value-type="float" office:value="0.9272">
                <text:p>0.9272</text:p>
              </table:table-cell>
              <table:table-cell office:value-type="float" office:value="1.9676">
                <text:p>1.9676</text:p>
              </table:table-cell>
            </table:table-row>
            <table:table-row>
              <table:table-cell office:value-type="string">
                <text:p>Flat cold</text:p>
                <draw:g>
                  <svg:desc>RaatoPC.C15:RaatoPC.C15</svg:desc>
                </draw:g>
              </table:table-cell>
              <table:table-cell office:value-type="float" office:value="0.2466">
                <text:p>0.2466</text:p>
                <draw:g>
                  <svg:desc>RaatoPC.D15:RaatoPC.M15</svg:desc>
                </draw:g>
              </table:table-cell>
              <table:table-cell office:value-type="float" office:value="0.6615">
                <text:p>0.6615</text:p>
              </table:table-cell>
              <table:table-cell office:value-type="float" office:value="1.1345">
                <text:p>1.1345</text:p>
              </table:table-cell>
              <table:table-cell office:value-type="float" office:value="2.095">
                <text:p>2.095</text:p>
              </table:table-cell>
              <table:table-cell office:value-type="float" office:value="4.7829">
                <text:p>4.7829</text:p>
              </table:table-cell>
              <table:table-cell office:value-type="float" office:value="9.3192">
                <text:p>9.3192</text:p>
              </table:table-cell>
              <table:table-cell office:value-type="float" office:value="19.3306">
                <text:p>19.3306</text:p>
              </table:table-cell>
              <table:table-cell office:value-type="float" office:value="54.9236">
                <text:p>54.9236</text:p>
              </table:table-cell>
              <table:table-cell office:value-type="float" office:value="111.3555">
                <text:p>111.3555</text:p>
              </table:table-cell>
              <table:table-cell office:value-type="float" office:value="221.2093">
                <text:p>221.2093</text:p>
              </table:table-cell>
            </table:table-row>
            <table:table-row>
              <table:table-cell office:value-type="string">
                <text:p>Pooled</text:p>
                <draw:g>
                  <svg:desc>RaatoPC.C16:RaatoPC.C16</svg:desc>
                </draw:g>
              </table:table-cell>
              <table:table-cell office:value-type="float" office:value="0.1425">
                <text:p>0.1425</text:p>
                <draw:g>
                  <svg:desc>RaatoPC.D16:RaatoPC.M16</svg:desc>
                </draw:g>
              </table:table-cell>
              <table:table-cell office:value-type="float" office:value="0.2027">
                <text:p>0.2027</text:p>
              </table:table-cell>
              <table:table-cell office:value-type="float" office:value="0.2587">
                <text:p>0.2587</text:p>
              </table:table-cell>
              <table:table-cell office:value-type="float" office:value="0.3341">
                <text:p>0.3341</text:p>
              </table:table-cell>
              <table:table-cell office:value-type="float" office:value="0.4927">
                <text:p>0.4927</text:p>
              </table:table-cell>
              <table:table-cell office:value-type="float" office:value="0.6663">
                <text:p>0.6663</text:p>
              </table:table-cell>
              <table:table-cell office:value-type="float" office:value="0.9128">
                <text:p>0.9128</text:p>
              </table:table-cell>
              <table:table-cell office:value-type="float" office:value="1.3876">
                <text:p>1.3876</text:p>
              </table:table-cell>
              <table:table-cell office:value-type="float" office:value="1.1784">
                <text:p>1.1784</text:p>
              </table:table-cell>
              <table:table-cell office:value-type="float" office:value="2.1932">
                <text:p>2.1932</text:p>
              </table:table-cell>
            </table:table-row>
            <table:table-row>
              <table:table-cell office:value-type="string">
                <text:p>Naive</text:p>
                <draw:g>
                  <svg:desc>RaatoPC.C17:RaatoPC.C17</svg:desc>
                </draw:g>
              </table:table-cell>
              <table:table-cell office:value-type="float" office:value="0.0504">
                <text:p>0.0504</text:p>
                <draw:g>
                  <svg:desc>RaatoPC.D17:RaatoPC.M17</svg:desc>
                </draw:g>
              </table:table-cell>
              <table:table-cell office:value-type="float" office:value="0.0775">
                <text:p>0.0775</text:p>
              </table:table-cell>
              <table:table-cell office:value-type="float" office:value="0.096">
                <text:p>0.096</text:p>
              </table:table-cell>
              <table:table-cell office:value-type="float" office:value="0.1204">
                <text:p>0.1204</text:p>
              </table:table-cell>
              <table:table-cell office:value-type="float" office:value="0.1761">
                <text:p>0.1761</text:p>
              </table:table-cell>
              <table:table-cell office:value-type="float" office:value="0.252">
                <text:p>0.252</text:p>
              </table:table-cell>
              <table:table-cell office:value-type="float" office:value="0.3419">
                <text:p>0.3419</text:p>
              </table:table-cell>
              <table:table-cell office:value-type="float" office:value="0.5608">
                <text:p>0.5608</text:p>
              </table:table-cell>
              <table:table-cell office:value-type="float" office:value="0.4905">
                <text:p>0.4905</text:p>
              </table:table-cell>
              <table:table-cell office:value-type="float" office:value="1.0296">
                <text:p>1.02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th node normalized</text:p>
        </chart:title>
        <chart:legend chart:legend-position="end" svg:x="13.598cm" svg:y="3.926cm" style:legend-expansion="high" chart:style-name="ch3"/>
        <chart:plot-area chart:style-name="ch4" table:cell-range-address="Raatop.C127:Raatop.M129" chart:data-source-has-labels="both" svg:x="0.77cm" svg:y="1.635cm" svg:width="12.188cm" svg:height="6.765cm">
          <chartooo:coordinate-region svg:x="1.868cm" svg:y="1.847cm" svg:width="10.625cm" svg:height="5.88cm"/>
          <chart:axis chart:dimension="x" chart:name="primary-x" chart:style-name="ch5" chartooo:axis-type="auto">
            <chartooo:date-scale/>
            <chart:categories table:cell-range-address="Raatop.D127:Raatop.M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28:Raatop.M128" chart:label-cell-address="Raatop.C128:Raatop.C128" chart:class="chart:line">
            <chart:data-point chart:repeated="10"/>
          </chart:series>
          <chart:series chart:style-name="ch8" chart:values-cell-range-address="Raatop.D129:Raatop.M129" chart:label-cell-address="Raatop.C129:Raatop.C12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27:Raatop.M12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Pooled</text:p>
                <draw:g>
                  <svg:desc>Raatop.C128:Raatop.C128</svg:desc>
                </draw:g>
              </table:table-cell>
              <table:table-cell office:value-type="float" office:value="0.01878">
                <text:p>0.01878</text:p>
                <draw:g>
                  <svg:desc>Raatop.D128:Raatop.M128</svg:desc>
                </draw:g>
              </table:table-cell>
              <table:table-cell office:value-type="float" office:value="0.011932">
                <text:p>0.011932</text:p>
              </table:table-cell>
              <table:table-cell office:value-type="float" office:value="0.010097">
                <text:p>0.010097</text:p>
              </table:table-cell>
              <table:table-cell office:value-type="float" office:value="0.0087285">
                <text:p>0.0087285</text:p>
              </table:table-cell>
              <table:table-cell office:value-type="float" office:value="0.0087562">
                <text:p>0.0087562</text:p>
              </table:table-cell>
              <table:table-cell office:value-type="float" office:value="0.0099239">
                <text:p>0.0099239</text:p>
              </table:table-cell>
              <table:table-cell office:value-type="float" office:value="0.01120145">
                <text:p>0.01120145</text:p>
              </table:table-cell>
              <table:table-cell office:value-type="float" office:value="0.01851696">
                <text:p>0.01851696</text:p>
              </table:table-cell>
              <table:table-cell office:value-type="float" office:value="0.02125981">
                <text:p>0.02125981</text:p>
              </table:table-cell>
              <table:table-cell office:value-type="float" office:value="0.02485805">
                <text:p>0.02485805</text:p>
              </table:table-cell>
            </table:table-row>
            <table:table-row>
              <table:table-cell office:value-type="string">
                <text:p>Naive</text:p>
                <draw:g>
                  <svg:desc>Raatop.C129:Raatop.C129</svg:desc>
                </draw:g>
              </table:table-cell>
              <table:table-cell office:value-type="float" office:value="0.01889">
                <text:p>0.01889</text:p>
                <draw:g>
                  <svg:desc>Raatop.D129:Raatop.M129</svg:desc>
                </draw:g>
              </table:table-cell>
              <table:table-cell office:value-type="float" office:value="0.011946">
                <text:p>0.011946</text:p>
              </table:table-cell>
              <table:table-cell office:value-type="float" office:value="0.010199">
                <text:p>0.010199</text:p>
              </table:table-cell>
              <table:table-cell office:value-type="float" office:value="0.0088115">
                <text:p>0.0088115</text:p>
              </table:table-cell>
              <table:table-cell office:value-type="float" office:value="0.0090004">
                <text:p>0.0090004</text:p>
              </table:table-cell>
              <table:table-cell office:value-type="float" office:value="0.0102305">
                <text:p>0.0102305</text:p>
              </table:table-cell>
              <table:table-cell office:value-type="float" office:value="0.01167645">
                <text:p>0.01167645</text:p>
              </table:table-cell>
              <table:table-cell office:value-type="float" office:value="0.01905274">
                <text:p>0.01905274</text:p>
              </table:table-cell>
              <table:table-cell office:value-type="float" office:value="0.02115451">
                <text:p>0.02115451</text:p>
              </table:table-cell>
              <table:table-cell office:value-type="float" office:value="0.02476121">
                <text:p>0.02476121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14cm" style:legend-expansion="high" chart:style-name="ch3"/>
        <chart:plot-area chart:style-name="ch4" table:cell-range-address="Raatop.C33:Raatop.M38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.D33:Raatop.M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34:Raatop.M34" chart:label-cell-address="Raatop.C34:Raatop.C34" chart:class="chart:line">
            <chart:data-point chart:repeated="10"/>
          </chart:series>
          <chart:series chart:style-name="ch8" chart:values-cell-range-address="Raatop.D35:Raatop.M35" chart:label-cell-address="Raatop.C35:Raatop.C35" chart:class="chart:line">
            <chart:data-point chart:repeated="10"/>
          </chart:series>
          <chart:series chart:style-name="ch9" chart:values-cell-range-address="Raatop.D36:Raatop.M36" chart:label-cell-address="Raatop.C36:Raatop.C36" chart:class="chart:line">
            <chart:data-point chart:repeated="10"/>
          </chart:series>
          <chart:series chart:style-name="ch10" chart:values-cell-range-address="Raatop.D37:Raatop.M37" chart:label-cell-address="Raatop.C37:Raatop.C37" chart:class="chart:line">
            <chart:data-point chart:repeated="10"/>
          </chart:series>
          <chart:series chart:style-name="ch11" chart:values-cell-range-address="Raatop.D38:Raatop.M38" chart:label-cell-address="Raatop.C38:Raatop.C3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33:Raatop.M33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34:Raatop.C34</svg:desc>
                </draw:g>
              </table:table-cell>
              <table:table-cell office:value-type="float" office:value="0.3997">
                <text:p>0.3997</text:p>
                <draw:g>
                  <svg:desc>Raatop.D34:Raatop.M34</svg:desc>
                </draw:g>
              </table:table-cell>
              <table:table-cell office:value-type="float" office:value="0.7231">
                <text:p>0.7231</text:p>
              </table:table-cell>
              <table:table-cell office:value-type="float" office:value="1.0864">
                <text:p>1.0864</text:p>
              </table:table-cell>
              <table:table-cell office:value-type="float" office:value="1.8126">
                <text:p>1.8126</text:p>
              </table:table-cell>
              <table:table-cell office:value-type="float" office:value="4.2049">
                <text:p>4.2049</text:p>
              </table:table-cell>
              <table:table-cell office:value-type="float" office:value="8.461">
                <text:p>8.461</text:p>
              </table:table-cell>
              <table:table-cell office:value-type="float" office:value="15.385">
                <text:p>15.385</text:p>
              </table:table-cell>
              <table:table-cell office:value-type="float" office:value="35.7114">
                <text:p>35.7114</text:p>
              </table:table-cell>
              <table:table-cell office:value-type="float" office:value="40.8602">
                <text:p>40.8602</text:p>
              </table:table-cell>
              <table:table-cell office:value-type="float" office:value="100.4832">
                <text:p>100.4832</text:p>
              </table:table-cell>
            </table:table-row>
            <table:table-row>
              <table:table-cell office:value-type="string">
                <text:p>Flat cached</text:p>
                <draw:g>
                  <svg:desc>Raatop.C35:Raatop.C35</svg:desc>
                </draw:g>
              </table:table-cell>
              <table:table-cell office:value-type="float" office:value="0.2201">
                <text:p>0.2201</text:p>
                <draw:g>
                  <svg:desc>Raatop.D35:Raatop.M35</svg:desc>
                </draw:g>
              </table:table-cell>
              <table:table-cell office:value-type="float" office:value="0.2467">
                <text:p>0.2467</text:p>
              </table:table-cell>
              <table:table-cell office:value-type="float" office:value="0.2353">
                <text:p>0.2353</text:p>
              </table:table-cell>
              <table:table-cell office:value-type="float" office:value="0.2316">
                <text:p>0.2316</text:p>
              </table:table-cell>
              <table:table-cell office:value-type="float" office:value="0.2248">
                <text:p>0.2248</text:p>
              </table:table-cell>
              <table:table-cell office:value-type="float" office:value="0.23">
                <text:p>0.23</text:p>
              </table:table-cell>
              <table:table-cell office:value-type="float" office:value="0.2248">
                <text:p>0.2248</text:p>
              </table:table-cell>
              <table:table-cell office:value-type="float" office:value="0.2254">
                <text:p>0.2254</text:p>
              </table:table-cell>
              <table:table-cell office:value-type="float" office:value="0.2103">
                <text:p>0.2103</text:p>
              </table:table-cell>
              <table:table-cell office:value-type="float" office:value="0.2335">
                <text:p>0.2335</text:p>
              </table:table-cell>
            </table:table-row>
            <table:table-row>
              <table:table-cell office:value-type="string">
                <text:p>Flat cold</text:p>
                <draw:g>
                  <svg:desc>Raatop.C36:Raatop.C36</svg:desc>
                </draw:g>
              </table:table-cell>
              <table:table-cell office:value-type="float" office:value="0.9265">
                <text:p>0.9265</text:p>
                <draw:g>
                  <svg:desc>Raatop.D36:Raatop.M36</svg:desc>
                </draw:g>
              </table:table-cell>
              <table:table-cell office:value-type="float" office:value="1.3258">
                <text:p>1.3258</text:p>
              </table:table-cell>
              <table:table-cell office:value-type="float" office:value="1.599">
                <text:p>1.599</text:p>
              </table:table-cell>
              <table:table-cell office:value-type="float" office:value="2.2442">
                <text:p>2.2442</text:p>
              </table:table-cell>
              <table:table-cell office:value-type="float" office:value="4.2377">
                <text:p>4.2377</text:p>
              </table:table-cell>
              <table:table-cell office:value-type="float" office:value="7.9415">
                <text:p>7.9415</text:p>
              </table:table-cell>
              <table:table-cell office:value-type="float" office:value="16.2657">
                <text:p>16.2657</text:p>
              </table:table-cell>
              <table:table-cell office:value-type="float" office:value="72.5861">
                <text:p>72.5861</text:p>
              </table:table-cell>
              <table:table-cell office:value-type="float" office:value="170.0339">
                <text:p>170.0339</text:p>
              </table:table-cell>
              <table:table-cell office:value-type="float" office:value="359.1688">
                <text:p>359.1688</text:p>
              </table:table-cell>
            </table:table-row>
            <table:table-row>
              <table:table-cell office:value-type="string">
                <text:p>Pooled</text:p>
                <draw:g>
                  <svg:desc>Raatop.C37:Raatop.C37</svg:desc>
                </draw:g>
              </table:table-cell>
              <table:table-cell office:value-type="float" office:value="0.158">
                <text:p>0.158</text:p>
                <draw:g>
                  <svg:desc>Raatop.D37:Raatop.M37</svg:desc>
                </draw:g>
              </table:table-cell>
              <table:table-cell office:value-type="float" office:value="0.1704">
                <text:p>0.1704</text:p>
              </table:table-cell>
              <table:table-cell office:value-type="float" office:value="0.1738">
                <text:p>0.1738</text:p>
              </table:table-cell>
              <table:table-cell office:value-type="float" office:value="0.1731">
                <text:p>0.1731</text:p>
              </table:table-cell>
              <table:table-cell office:value-type="float" office:value="0.1778">
                <text:p>0.1778</text:p>
              </table:table-cell>
              <table:table-cell office:value-type="float" office:value="0.1934">
                <text:p>0.1934</text:p>
              </table:table-cell>
              <table:table-cell office:value-type="float" office:value="0.1889">
                <text:p>0.1889</text:p>
              </table:table-cell>
              <table:table-cell office:value-type="float" office:value="0.1879">
                <text:p>0.1879</text:p>
              </table:table-cell>
              <table:table-cell office:value-type="float" office:value="0.1728">
                <text:p>0.1728</text:p>
              </table:table-cell>
              <table:table-cell office:value-type="float" office:value="0.2342">
                <text:p>0.2342</text:p>
              </table:table-cell>
            </table:table-row>
            <table:table-row>
              <table:table-cell office:value-type="string">
                <text:p>Naive</text:p>
                <draw:g>
                  <svg:desc>Raatop.C38:Raatop.C38</svg:desc>
                </draw:g>
              </table:table-cell>
              <table:table-cell office:value-type="float" office:value="0.1554">
                <text:p>0.1554</text:p>
                <draw:g>
                  <svg:desc>Raatop.D38:Raatop.M38</svg:desc>
                </draw:g>
              </table:table-cell>
              <table:table-cell office:value-type="float" office:value="0.1674">
                <text:p>0.1674</text:p>
              </table:table-cell>
              <table:table-cell office:value-type="float" office:value="0.173">
                <text:p>0.173</text:p>
              </table:table-cell>
              <table:table-cell office:value-type="float" office:value="0.1744">
                <text:p>0.1744</text:p>
              </table:table-cell>
              <table:table-cell office:value-type="float" office:value="0.1791">
                <text:p>0.1791</text:p>
              </table:table-cell>
              <table:table-cell office:value-type="float" office:value="0.1965">
                <text:p>0.1965</text:p>
              </table:table-cell>
              <table:table-cell office:value-type="float" office:value="0.1949">
                <text:p>0.1949</text:p>
              </table:table-cell>
              <table:table-cell office:value-type="float" office:value="0.1965">
                <text:p>0.1965</text:p>
              </table:table-cell>
              <table:table-cell office:value-type="float" office:value="0.1819">
                <text:p>0.1819</text:p>
              </table:table-cell>
              <table:table-cell office:value-type="float" office:value="0.2059">
                <text:p>0.2059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Nth node</text:p>
        </chart:title>
        <chart:legend chart:legend-position="end" svg:x="12.857cm" svg:y="3.14cm" style:legend-expansion="high" chart:style-name="ch3"/>
        <chart:plot-area chart:style-name="ch4" table:cell-range-address="Raatop.C26:Raatop.M31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.D26:Raatop.M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27:Raatop.M27" chart:label-cell-address="Raatop.C27:Raatop.C27" chart:class="chart:line">
            <chart:data-point chart:repeated="10"/>
          </chart:series>
          <chart:series chart:style-name="ch8" chart:values-cell-range-address="Raatop.D28:Raatop.M28" chart:label-cell-address="Raatop.C28:Raatop.C28" chart:class="chart:line">
            <chart:data-point chart:repeated="10"/>
          </chart:series>
          <chart:series chart:style-name="ch9" chart:values-cell-range-address="Raatop.D29:Raatop.M29" chart:label-cell-address="Raatop.C29:Raatop.C29" chart:class="chart:line">
            <chart:data-point chart:repeated="10"/>
          </chart:series>
          <chart:series chart:style-name="ch10" chart:values-cell-range-address="Raatop.D30:Raatop.M30" chart:label-cell-address="Raatop.C30:Raatop.C30" chart:class="chart:line">
            <chart:data-point chart:repeated="10"/>
          </chart:series>
          <chart:series chart:style-name="ch11" chart:values-cell-range-address="Raatop.D31:Raatop.M31" chart:label-cell-address="Raatop.C31:Raatop.C3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26:Raatop.M2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27:Raatop.C27</svg:desc>
                </draw:g>
              </table:table-cell>
              <table:table-cell office:value-type="float" office:value="0">
                <text:p>0</text:p>
                <draw:g>
                  <svg:desc>Raatop.D27:Raatop.M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ached</text:p>
                <draw:g>
                  <svg:desc>Raatop.C28:Raatop.C28</svg:desc>
                </draw:g>
              </table:table-cell>
              <table:table-cell office:value-type="float" office:value="0">
                <text:p>0</text:p>
                <draw:g>
                  <svg:desc>Raatop.D28:Raatop.M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old</text:p>
                <draw:g>
                  <svg:desc>Raatop.C29:Raatop.C29</svg:desc>
                </draw:g>
              </table:table-cell>
              <table:table-cell office:value-type="float" office:value="0">
                <text:p>0</text:p>
                <draw:g>
                  <svg:desc>Raatop.D29:Raatop.M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oled</text:p>
                <draw:g>
                  <svg:desc>Raatop.C30:Raatop.C30</svg:desc>
                </draw:g>
              </table:table-cell>
              <table:table-cell office:value-type="float" office:value="0.1878">
                <text:p>0.1878</text:p>
                <draw:g>
                  <svg:desc>Raatop.D30:Raatop.M30</svg:desc>
                </draw:g>
              </table:table-cell>
              <table:table-cell office:value-type="float" office:value="0.5966">
                <text:p>0.5966</text:p>
              </table:table-cell>
              <table:table-cell office:value-type="float" office:value="1.0097">
                <text:p>1.0097</text:p>
              </table:table-cell>
              <table:table-cell office:value-type="float" office:value="1.7457">
                <text:p>1.7457</text:p>
              </table:table-cell>
              <table:table-cell office:value-type="float" office:value="4.3781">
                <text:p>4.3781</text:p>
              </table:table-cell>
              <table:table-cell office:value-type="float" office:value="9.9239">
                <text:p>9.9239</text:p>
              </table:table-cell>
              <table:table-cell office:value-type="float" office:value="22.4029">
                <text:p>22.4029</text:p>
              </table:table-cell>
              <table:table-cell office:value-type="float" office:value="92.5848">
                <text:p>92.5848</text:p>
              </table:table-cell>
              <table:table-cell office:value-type="float" office:value="212.5981">
                <text:p>212.5981</text:p>
              </table:table-cell>
              <table:table-cell office:value-type="float" office:value="497.161">
                <text:p>497.161</text:p>
              </table:table-cell>
            </table:table-row>
            <table:table-row>
              <table:table-cell office:value-type="string">
                <text:p>Naive</text:p>
                <draw:g>
                  <svg:desc>Raatop.C31:Raatop.C31</svg:desc>
                </draw:g>
              </table:table-cell>
              <table:table-cell office:value-type="float" office:value="0.1889">
                <text:p>0.1889</text:p>
                <draw:g>
                  <svg:desc>Raatop.D31:Raatop.M31</svg:desc>
                </draw:g>
              </table:table-cell>
              <table:table-cell office:value-type="float" office:value="0.5973">
                <text:p>0.5973</text:p>
              </table:table-cell>
              <table:table-cell office:value-type="float" office:value="1.0199">
                <text:p>1.0199</text:p>
              </table:table-cell>
              <table:table-cell office:value-type="float" office:value="1.7623">
                <text:p>1.7623</text:p>
              </table:table-cell>
              <table:table-cell office:value-type="float" office:value="4.5002">
                <text:p>4.5002</text:p>
              </table:table-cell>
              <table:table-cell office:value-type="float" office:value="10.2305">
                <text:p>10.2305</text:p>
              </table:table-cell>
              <table:table-cell office:value-type="float" office:value="23.3529">
                <text:p>23.3529</text:p>
              </table:table-cell>
              <table:table-cell office:value-type="float" office:value="95.2637">
                <text:p>95.2637</text:p>
              </table:table-cell>
              <table:table-cell office:value-type="float" office:value="211.5451">
                <text:p>211.5451</text:p>
              </table:table-cell>
              <table:table-cell office:value-type="float" office:value="495.2242">
                <text:p>495.2242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2.857cm" svg:y="3.14cm" style:legend-expansion="high" chart:style-name="ch3"/>
        <chart:plot-area chart:style-name="ch4" table:cell-range-address="Raatop.C40:Raatop.M45" chart:data-source-has-labels="both" svg:x="0.77cm" svg:y="1.635cm" svg:width="11.447cm" svg:height="6.765cm">
          <chartooo:coordinate-region svg:x="1.762cm" svg:y="1.847cm" svg:width="9.99cm" svg:height="5.88cm"/>
          <chart:axis chart:dimension="x" chart:name="primary-x" chart:style-name="ch5" chartooo:axis-type="auto">
            <chartooo:date-scale/>
            <chart:categories table:cell-range-address="Raatop.D40:Raatop.M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41:Raatop.M41" chart:label-cell-address="Raatop.C41:Raatop.C41" chart:class="chart:line">
            <chart:data-point chart:repeated="10"/>
          </chart:series>
          <chart:series chart:style-name="ch8" chart:values-cell-range-address="Raatop.D42:Raatop.M42" chart:label-cell-address="Raatop.C42:Raatop.C42" chart:class="chart:line">
            <chart:data-point chart:repeated="10"/>
          </chart:series>
          <chart:series chart:style-name="ch9" chart:values-cell-range-address="Raatop.D43:Raatop.M43" chart:label-cell-address="Raatop.C43:Raatop.C43" chart:class="chart:line">
            <chart:data-point chart:repeated="10"/>
          </chart:series>
          <chart:series chart:style-name="ch10" chart:values-cell-range-address="Raatop.D44:Raatop.M44" chart:label-cell-address="Raatop.C44:Raatop.C44" chart:class="chart:line">
            <chart:data-point chart:repeated="10"/>
          </chart:series>
          <chart:series chart:style-name="ch11" chart:values-cell-range-address="Raatop.D45:Raatop.M45" chart:label-cell-address="Raatop.C45:Raatop.C4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40:Raatop.M40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41:Raatop.C41</svg:desc>
                </draw:g>
              </table:table-cell>
              <table:table-cell office:value-type="float" office:value="0.0689">
                <text:p>0.0689</text:p>
                <draw:g>
                  <svg:desc>Raatop.D41:Raatop.M41</svg:desc>
                </draw:g>
              </table:table-cell>
              <table:table-cell office:value-type="float" office:value="0.0481">
                <text:p>0.0481</text:p>
              </table:table-cell>
              <table:table-cell office:value-type="float" office:value="0.0514">
                <text:p>0.0514</text:p>
              </table:table-cell>
              <table:table-cell office:value-type="float" office:value="0.0494">
                <text:p>0.0494</text:p>
              </table:table-cell>
              <table:table-cell office:value-type="float" office:value="0.099">
                <text:p>0.099</text:p>
              </table:table-cell>
              <table:table-cell office:value-type="float" office:value="0.1415">
                <text:p>0.1415</text:p>
              </table:table-cell>
              <table:table-cell office:value-type="float" office:value="0.2509">
                <text:p>0.2509</text:p>
              </table:table-cell>
              <table:table-cell office:value-type="float" office:value="0.4716">
                <text:p>0.4716</text:p>
              </table:table-cell>
              <table:table-cell office:value-type="float" office:value="0.8494">
                <text:p>0.849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Flat cached</text:p>
                <draw:g>
                  <svg:desc>Raatop.C42:Raatop.C42</svg:desc>
                </draw:g>
              </table:table-cell>
              <table:table-cell office:value-type="float" office:value="0.0518">
                <text:p>0.0518</text:p>
                <draw:g>
                  <svg:desc>Raatop.D42:Raatop.M42</svg:desc>
                </draw:g>
              </table:table-cell>
              <table:table-cell office:value-type="float" office:value="0.0563">
                <text:p>0.0563</text:p>
              </table:table-cell>
              <table:table-cell office:value-type="float" office:value="0.0537">
                <text:p>0.0537</text:p>
              </table:table-cell>
              <table:table-cell office:value-type="float" office:value="0.0516">
                <text:p>0.0516</text:p>
              </table:table-cell>
              <table:table-cell office:value-type="float" office:value="0.1036">
                <text:p>0.1036</text:p>
              </table:table-cell>
              <table:table-cell office:value-type="float" office:value="0.1415">
                <text:p>0.1415</text:p>
              </table:table-cell>
              <table:table-cell office:value-type="float" office:value="0.2381">
                <text:p>0.2381</text:p>
              </table:table-cell>
              <table:table-cell office:value-type="float" office:value="0.4366">
                <text:p>0.4366</text:p>
              </table:table-cell>
              <table:table-cell office:value-type="float" office:value="0.8494">
                <text:p>0.8494</text:p>
              </table:table-cell>
              <table:table-cell office:value-type="float" office:value="2.9236">
                <text:p>2.9236</text:p>
              </table:table-cell>
            </table:table-row>
            <table:table-row>
              <table:table-cell office:value-type="string">
                <text:p>Flat cold</text:p>
                <draw:g>
                  <svg:desc>Raatop.C43:Raatop.C43</svg:desc>
                </draw:g>
              </table:table-cell>
              <table:table-cell office:value-type="float" office:value="0.0485">
                <text:p>0.0485</text:p>
                <draw:g>
                  <svg:desc>Raatop.D43:Raatop.M43</svg:desc>
                </draw:g>
              </table:table-cell>
              <table:table-cell office:value-type="float" office:value="0.0567">
                <text:p>0.0567</text:p>
              </table:table-cell>
              <table:table-cell office:value-type="float" office:value="0.0541">
                <text:p>0.0541</text:p>
              </table:table-cell>
              <table:table-cell office:value-type="float" office:value="0.0529">
                <text:p>0.0529</text:p>
              </table:table-cell>
              <table:table-cell office:value-type="float" office:value="0.066">
                <text:p>0.066</text:p>
              </table:table-cell>
              <table:table-cell office:value-type="float" office:value="0.1456">
                <text:p>0.1456</text:p>
              </table:table-cell>
              <table:table-cell office:value-type="float" office:value="0.2291">
                <text:p>0.2291</text:p>
              </table:table-cell>
              <table:table-cell office:value-type="float" office:value="0.4536">
                <text:p>0.4536</text:p>
              </table:table-cell>
              <table:table-cell office:value-type="float" office:value="0.8641">
                <text:p>0.8641</text:p>
              </table:table-cell>
              <table:table-cell office:value-type="float" office:value="2.9546">
                <text:p>2.9546</text:p>
              </table:table-cell>
            </table:table-row>
            <table:table-row>
              <table:table-cell office:value-type="string">
                <text:p>Pooled</text:p>
                <draw:g>
                  <svg:desc>Raatop.C44:Raatop.C44</svg:desc>
                </draw:g>
              </table:table-cell>
              <table:table-cell office:value-type="float" office:value="0.324">
                <text:p>0.324</text:p>
                <draw:g>
                  <svg:desc>Raatop.D44:Raatop.M44</svg:desc>
                </draw:g>
              </table:table-cell>
              <table:table-cell office:value-type="float" office:value="1.0476">
                <text:p>1.0476</text:p>
              </table:table-cell>
              <table:table-cell office:value-type="float" office:value="1.7">
                <text:p>1.7</text:p>
              </table:table-cell>
              <table:table-cell office:value-type="float" office:value="3.0984">
                <text:p>3.0984</text:p>
              </table:table-cell>
              <table:table-cell office:value-type="float" office:value="9.8541">
                <text:p>9.8541</text:p>
              </table:table-cell>
              <table:table-cell office:value-type="float" office:value="24.694">
                <text:p>24.694</text:p>
              </table:table-cell>
              <table:table-cell office:value-type="float" office:value="61.8159">
                <text:p>61.8159</text:p>
              </table:table-cell>
              <table:table-cell office:value-type="float" office:value="267.9619">
                <text:p>267.9619</text:p>
              </table:table-cell>
              <table:table-cell office:value-type="float" office:value="613.7071">
                <text:p>613.7071</text:p>
              </table:table-cell>
              <table:table-cell office:value-type="float" office:value="1337.3912">
                <text:p>1337.3912</text:p>
              </table:table-cell>
            </table:table-row>
            <table:table-row>
              <table:table-cell office:value-type="string">
                <text:p>Naive</text:p>
                <draw:g>
                  <svg:desc>Raatop.C45:Raatop.C45</svg:desc>
                </draw:g>
              </table:table-cell>
              <table:table-cell office:value-type="float" office:value="0.3251">
                <text:p>0.3251</text:p>
                <draw:g>
                  <svg:desc>Raatop.D45:Raatop.M45</svg:desc>
                </draw:g>
              </table:table-cell>
              <table:table-cell office:value-type="float" office:value="1.059">
                <text:p>1.059</text:p>
              </table:table-cell>
              <table:table-cell office:value-type="float" office:value="1.7199">
                <text:p>1.7199</text:p>
              </table:table-cell>
              <table:table-cell office:value-type="float" office:value="3.1438">
                <text:p>3.1438</text:p>
              </table:table-cell>
              <table:table-cell office:value-type="float" office:value="10.312">
                <text:p>10.312</text:p>
              </table:table-cell>
              <table:table-cell office:value-type="float" office:value="25.4037">
                <text:p>25.4037</text:p>
              </table:table-cell>
              <table:table-cell office:value-type="float" office:value="64.3463">
                <text:p>64.3463</text:p>
              </table:table-cell>
              <table:table-cell office:value-type="float" office:value="268.1082">
                <text:p>268.1082</text:p>
              </table:table-cell>
              <table:table-cell office:value-type="float" office:value="614.7513">
                <text:p>614.7513</text:p>
              </table:table-cell>
              <table:table-cell office:value-type="float" office:value="1332.7537">
                <text:p>1332.7537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Find count</text:p>
        </chart:title>
        <chart:legend chart:legend-position="end" svg:x="12.857cm" svg:y="3.14cm" style:legend-expansion="high" chart:style-name="ch3"/>
        <chart:plot-area chart:style-name="ch4" table:cell-range-address="Raatop.C47:Raatop.M52" chart:data-source-has-labels="both" svg:x="0.77cm" svg:y="1.635cm" svg:width="11.447cm" svg:height="6.765cm">
          <chartooo:coordinate-region svg:x="1.762cm" svg:y="1.847cm" svg:width="9.99cm" svg:height="5.88cm"/>
          <chart:axis chart:dimension="x" chart:name="primary-x" chart:style-name="ch5" chartooo:axis-type="auto">
            <chartooo:date-scale/>
            <chart:categories table:cell-range-address="Raatop.D47:Raatop.M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48:Raatop.M48" chart:label-cell-address="Raatop.C48:Raatop.C48" chart:class="chart:line">
            <chart:data-point chart:repeated="10"/>
          </chart:series>
          <chart:series chart:style-name="ch8" chart:values-cell-range-address="Raatop.D49:Raatop.M49" chart:label-cell-address="Raatop.C49:Raatop.C49" chart:class="chart:line">
            <chart:data-point chart:repeated="10"/>
          </chart:series>
          <chart:series chart:style-name="ch9" chart:values-cell-range-address="Raatop.D50:Raatop.M50" chart:label-cell-address="Raatop.C50:Raatop.C50" chart:class="chart:line">
            <chart:data-point chart:repeated="10"/>
          </chart:series>
          <chart:series chart:style-name="ch10" chart:values-cell-range-address="Raatop.D51:Raatop.M51" chart:label-cell-address="Raatop.C51:Raatop.C51" chart:class="chart:line">
            <chart:data-point chart:repeated="10"/>
          </chart:series>
          <chart:series chart:style-name="ch11" chart:values-cell-range-address="Raatop.D52:Raatop.M52" chart:label-cell-address="Raatop.C52:Raatop.C5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47:Raatop.M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48:Raatop.C48</svg:desc>
                </draw:g>
              </table:table-cell>
              <table:table-cell office:value-type="float" office:value="0.0405">
                <text:p>0.0405</text:p>
                <draw:g>
                  <svg:desc>Raatop.D48:Raatop.M48</svg:desc>
                </draw:g>
              </table:table-cell>
              <table:table-cell office:value-type="float" office:value="0.0417">
                <text:p>0.0417</text:p>
              </table:table-cell>
              <table:table-cell office:value-type="float" office:value="0.0417">
                <text:p>0.0417</text:p>
              </table:table-cell>
              <table:table-cell office:value-type="float" office:value="0.0393">
                <text:p>0.0393</text:p>
              </table:table-cell>
              <table:table-cell office:value-type="float" office:value="0.0397">
                <text:p>0.0397</text:p>
              </table:table-cell>
              <table:table-cell office:value-type="float" office:value="0.0651">
                <text:p>0.0651</text:p>
              </table:table-cell>
              <table:table-cell office:value-type="float" office:value="0.0269">
                <text:p>0.0269</text:p>
              </table:table-cell>
              <table:table-cell office:value-type="float" office:value="0.0309">
                <text:p>0.0309</text:p>
              </table:table-cell>
              <table:table-cell office:value-type="float" office:value="0.071">
                <text:p>0.071</text:p>
              </table:table-cell>
              <table:table-cell office:value-type="float" office:value="0.0647">
                <text:p>0.0647</text:p>
              </table:table-cell>
            </table:table-row>
            <table:table-row>
              <table:table-cell office:value-type="string">
                <text:p>Flat cached</text:p>
                <draw:g>
                  <svg:desc>Raatop.C49:Raatop.C49</svg:desc>
                </draw:g>
              </table:table-cell>
              <table:table-cell office:value-type="float" office:value="0.0434">
                <text:p>0.0434</text:p>
                <draw:g>
                  <svg:desc>Raatop.D49:Raatop.M49</svg:desc>
                </draw:g>
              </table:table-cell>
              <table:table-cell office:value-type="float" office:value="0.0427">
                <text:p>0.0427</text:p>
              </table:table-cell>
              <table:table-cell office:value-type="float" office:value="0.0413">
                <text:p>0.0413</text:p>
              </table:table-cell>
              <table:table-cell office:value-type="float" office:value="0.0384">
                <text:p>0.0384</text:p>
              </table:table-cell>
              <table:table-cell office:value-type="float" office:value="0.0368">
                <text:p>0.0368</text:p>
              </table:table-cell>
              <table:table-cell office:value-type="float" office:value="0.0639">
                <text:p>0.0639</text:p>
              </table:table-cell>
              <table:table-cell office:value-type="float" office:value="0.04">
                <text:p>0.04</text:p>
              </table:table-cell>
              <table:table-cell office:value-type="float" office:value="0.0248">
                <text:p>0.0248</text:p>
              </table:table-cell>
              <table:table-cell office:value-type="float" office:value="0.0693">
                <text:p>0.0693</text:p>
              </table:table-cell>
              <table:table-cell office:value-type="float" office:value="0.0639">
                <text:p>0.0639</text:p>
              </table:table-cell>
            </table:table-row>
            <table:table-row>
              <table:table-cell office:value-type="string">
                <text:p>Flat cold</text:p>
                <draw:g>
                  <svg:desc>Raatop.C50:Raatop.C50</svg:desc>
                </draw:g>
              </table:table-cell>
              <table:table-cell office:value-type="float" office:value="0.0449">
                <text:p>0.0449</text:p>
                <draw:g>
                  <svg:desc>Raatop.D50:Raatop.M50</svg:desc>
                </draw:g>
              </table:table-cell>
              <table:table-cell office:value-type="float" office:value="0.0431">
                <text:p>0.0431</text:p>
              </table:table-cell>
              <table:table-cell office:value-type="float" office:value="0.0411">
                <text:p>0.0411</text:p>
              </table:table-cell>
              <table:table-cell office:value-type="float" office:value="0.0396">
                <text:p>0.0396</text:p>
              </table:table-cell>
              <table:table-cell office:value-type="float" office:value="0.047">
                <text:p>0.047</text:p>
              </table:table-cell>
              <table:table-cell office:value-type="float" office:value="0.0623">
                <text:p>0.0623</text:p>
              </table:table-cell>
              <table:table-cell office:value-type="float" office:value="0.0271">
                <text:p>0.0271</text:p>
              </table:table-cell>
              <table:table-cell office:value-type="float" office:value="0.0448">
                <text:p>0.0448</text:p>
              </table:table-cell>
              <table:table-cell office:value-type="float" office:value="0.0721">
                <text:p>0.0721</text:p>
              </table:table-cell>
              <table:table-cell office:value-type="float" office:value="0.0619">
                <text:p>0.0619</text:p>
              </table:table-cell>
            </table:table-row>
            <table:table-row>
              <table:table-cell office:value-type="string">
                <text:p>Pooled</text:p>
                <draw:g>
                  <svg:desc>Raatop.C51:Raatop.C51</svg:desc>
                </draw:g>
              </table:table-cell>
              <table:table-cell office:value-type="float" office:value="0.3282">
                <text:p>0.3282</text:p>
                <draw:g>
                  <svg:desc>Raatop.D51:Raatop.M51</svg:desc>
                </draw:g>
              </table:table-cell>
              <table:table-cell office:value-type="float" office:value="0.9187">
                <text:p>0.9187</text:p>
              </table:table-cell>
              <table:table-cell office:value-type="float" office:value="1.5722">
                <text:p>1.5722</text:p>
              </table:table-cell>
              <table:table-cell office:value-type="float" office:value="2.956">
                <text:p>2.956</text:p>
              </table:table-cell>
              <table:table-cell office:value-type="float" office:value="10.076">
                <text:p>10.076</text:p>
              </table:table-cell>
              <table:table-cell office:value-type="float" office:value="29.7554">
                <text:p>29.7554</text:p>
              </table:table-cell>
              <table:table-cell office:value-type="float" office:value="86.4485">
                <text:p>86.4485</text:p>
              </table:table-cell>
              <table:table-cell office:value-type="float" office:value="287.4616">
                <text:p>287.4616</text:p>
              </table:table-cell>
              <table:table-cell office:value-type="float" office:value="618.1577">
                <text:p>618.1577</text:p>
              </table:table-cell>
              <table:table-cell office:value-type="float" office:value="1312.2132">
                <text:p>1312.2132</text:p>
              </table:table-cell>
            </table:table-row>
            <table:table-row>
              <table:table-cell office:value-type="string">
                <text:p>Naive</text:p>
                <draw:g>
                  <svg:desc>Raatop.C52:Raatop.C52</svg:desc>
                </draw:g>
              </table:table-cell>
              <table:table-cell office:value-type="float" office:value="0.3245">
                <text:p>0.3245</text:p>
                <draw:g>
                  <svg:desc>Raatop.D52:Raatop.M52</svg:desc>
                </draw:g>
              </table:table-cell>
              <table:table-cell office:value-type="float" office:value="0.9048">
                <text:p>0.9048</text:p>
              </table:table-cell>
              <table:table-cell office:value-type="float" office:value="1.578">
                <text:p>1.578</text:p>
              </table:table-cell>
              <table:table-cell office:value-type="float" office:value="2.9892">
                <text:p>2.9892</text:p>
              </table:table-cell>
              <table:table-cell office:value-type="float" office:value="10.5939">
                <text:p>10.5939</text:p>
              </table:table-cell>
              <table:table-cell office:value-type="float" office:value="30.7751">
                <text:p>30.7751</text:p>
              </table:table-cell>
              <table:table-cell office:value-type="float" office:value="89.5115">
                <text:p>89.5115</text:p>
              </table:table-cell>
              <table:table-cell office:value-type="float" office:value="287.3532">
                <text:p>287.3532</text:p>
              </table:table-cell>
              <table:table-cell office:value-type="float" office:value="618.4325">
                <text:p>618.4325</text:p>
              </table:table-cell>
              <table:table-cell office:value-type="float" office:value="1308.4929">
                <text:p>1308.492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402cm" style:legend-expansion="high" chart:style-name="ch3"/>
        <chart:plot-area chart:style-name="ch4" table:cell-range-address="Raatop.C109:Raatop.M113" chart:data-source-has-labels="both" svg:x="0.77cm" svg:y="1.635cm" svg:width="11.447cm" svg:height="6.765cm">
          <chartooo:coordinate-region svg:x="1.391cm" svg:y="1.847cm" svg:width="10.361cm" svg:height="5.88cm"/>
          <chart:axis chart:dimension="x" chart:name="primary-x" chart:style-name="ch5" chartooo:axis-type="auto">
            <chartooo:date-scale/>
            <chart:categories table:cell-range-address="Raatop.D109:Raatop.M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10:Raatop.M110" chart:label-cell-address="Raatop.C110:Raatop.C110" chart:class="chart:line">
            <chart:data-point chart:repeated="10"/>
          </chart:series>
          <chart:series chart:style-name="ch8" chart:values-cell-range-address="Raatop.D111:Raatop.M111" chart:label-cell-address="Raatop.C111:Raatop.C111" chart:class="chart:line">
            <chart:data-point chart:repeated="10"/>
          </chart:series>
          <chart:series chart:style-name="ch9" chart:values-cell-range-address="Raatop.D112:Raatop.M112" chart:label-cell-address="Raatop.C112:Raatop.C112" chart:class="chart:line">
            <chart:data-point chart:repeated="10"/>
          </chart:series>
          <chart:series chart:style-name="ch10" chart:values-cell-range-address="Raatop.D113:Raatop.M113" chart:label-cell-address="Raatop.C113:Raatop.C1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09:Raatop.M10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10:Raatop.C110</svg:desc>
                </draw:g>
              </table:table-cell>
              <table:table-cell office:value-type="float" office:value="0.2758">
                <text:p>0.2758</text:p>
                <draw:g>
                  <svg:desc>Raatop.D110:Raatop.M110</svg:desc>
                </draw:g>
              </table:table-cell>
              <table:table-cell office:value-type="float" office:value="0.2562">
                <text:p>0.2562</text:p>
              </table:table-cell>
              <table:table-cell office:value-type="float" office:value="0.3093">
                <text:p>0.3093</text:p>
              </table:table-cell>
              <table:table-cell office:value-type="float" office:value="0.4126">
                <text:p>0.4126</text:p>
              </table:table-cell>
              <table:table-cell office:value-type="float" office:value="0.677">
                <text:p>0.677</text:p>
              </table:table-cell>
              <table:table-cell office:value-type="float" office:value="1.0904">
                <text:p>1.0904</text:p>
              </table:table-cell>
              <table:table-cell office:value-type="float" office:value="1.9694">
                <text:p>1.9694</text:p>
              </table:table-cell>
              <table:table-cell office:value-type="float" office:value="4.3917">
                <text:p>4.3917</text:p>
              </table:table-cell>
              <table:table-cell office:value-type="float" office:value="7.1176">
                <text:p>7.1176</text:p>
              </table:table-cell>
              <table:table-cell office:value-type="float" office:value="13.9237">
                <text:p>13.9237</text:p>
              </table:table-cell>
            </table:table-row>
            <table:table-row>
              <table:table-cell office:value-type="string">
                <text:p>Flat cached</text:p>
                <draw:g>
                  <svg:desc>Raatop.C111:Raatop.C111</svg:desc>
                </draw:g>
              </table:table-cell>
              <table:table-cell office:value-type="float" office:value="0.2204">
                <text:p>0.2204</text:p>
                <draw:g>
                  <svg:desc>Raatop.D111:Raatop.M111</svg:desc>
                </draw:g>
              </table:table-cell>
              <table:table-cell office:value-type="float" office:value="0.2684">
                <text:p>0.2684</text:p>
              </table:table-cell>
              <table:table-cell office:value-type="float" office:value="0.32">
                <text:p>0.32</text:p>
              </table:table-cell>
              <table:table-cell office:value-type="float" office:value="0.4165">
                <text:p>0.4165</text:p>
              </table:table-cell>
              <table:table-cell office:value-type="float" office:value="0.6811">
                <text:p>0.6811</text:p>
              </table:table-cell>
              <table:table-cell office:value-type="float" office:value="1.1214">
                <text:p>1.1214</text:p>
              </table:table-cell>
              <table:table-cell office:value-type="float" office:value="2.0316">
                <text:p>2.0316</text:p>
              </table:table-cell>
              <table:table-cell office:value-type="float" office:value="4.2617">
                <text:p>4.2617</text:p>
              </table:table-cell>
              <table:table-cell office:value-type="float" office:value="7.5424">
                <text:p>7.5424</text:p>
              </table:table-cell>
              <table:table-cell office:value-type="float" office:value="14.6672">
                <text:p>14.6672</text:p>
              </table:table-cell>
            </table:table-row>
            <table:table-row>
              <table:table-cell office:value-type="string">
                <text:p>Pooled</text:p>
                <draw:g>
                  <svg:desc>Raatop.C112:Raatop.C112</svg:desc>
                </draw:g>
              </table:table-cell>
              <table:table-cell office:value-type="float" office:value="0.3408">
                <text:p>0.3408</text:p>
                <draw:g>
                  <svg:desc>Raatop.D112:Raatop.M112</svg:desc>
                </draw:g>
              </table:table-cell>
              <table:table-cell office:value-type="float" office:value="0.3981">
                <text:p>0.3981</text:p>
              </table:table-cell>
              <table:table-cell office:value-type="float" office:value="0.417">
                <text:p>0.417</text:p>
              </table:table-cell>
              <table:table-cell office:value-type="float" office:value="0.4269">
                <text:p>0.4269</text:p>
              </table:table-cell>
              <table:table-cell office:value-type="float" office:value="0.4748">
                <text:p>0.4748</text:p>
              </table:table-cell>
              <table:table-cell office:value-type="float" office:value="0.5452">
                <text:p>0.5452</text:p>
              </table:table-cell>
              <table:table-cell office:value-type="float" office:value="0.5991">
                <text:p>0.5991</text:p>
              </table:table-cell>
              <table:table-cell office:value-type="float" office:value="0.7217">
                <text:p>0.7217</text:p>
              </table:table-cell>
              <table:table-cell office:value-type="float" office:value="0.8584">
                <text:p>0.8584</text:p>
              </table:table-cell>
              <table:table-cell office:value-type="float" office:value="1.0003">
                <text:p>1.0003</text:p>
              </table:table-cell>
            </table:table-row>
            <table:table-row>
              <table:table-cell office:value-type="string">
                <text:p>Naive</text:p>
                <draw:g>
                  <svg:desc>Raatop.C113:Raatop.C113</svg:desc>
                </draw:g>
              </table:table-cell>
              <table:table-cell office:value-type="float" office:value="0.1006">
                <text:p>0.1006</text:p>
                <draw:g>
                  <svg:desc>Raatop.D113:Raatop.M113</svg:desc>
                </draw:g>
              </table:table-cell>
              <table:table-cell office:value-type="float" office:value="0.1062">
                <text:p>0.1062</text:p>
              </table:table-cell>
              <table:table-cell office:value-type="float" office:value="0.1092">
                <text:p>0.1092</text:p>
              </table:table-cell>
              <table:table-cell office:value-type="float" office:value="0.1096">
                <text:p>0.1096</text:p>
              </table:table-cell>
              <table:table-cell office:value-type="float" office:value="0.1163">
                <text:p>0.1163</text:p>
              </table:table-cell>
              <table:table-cell office:value-type="float" office:value="0.1398">
                <text:p>0.1398</text:p>
              </table:table-cell>
              <table:table-cell office:value-type="float" office:value="0.1955">
                <text:p>0.1955</text:p>
              </table:table-cell>
              <table:table-cell office:value-type="float" office:value="0.5499">
                <text:p>0.5499</text:p>
              </table:table-cell>
              <table:table-cell office:value-type="float" office:value="0.699">
                <text:p>0.699</text:p>
              </table:table-cell>
              <table:table-cell office:value-type="float" office:value="0.8614">
                <text:p>0.8614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402cm" style:legend-expansion="high" chart:style-name="ch3"/>
        <chart:plot-area chart:style-name="ch4" table:cell-range-address="Raatop.C115:Raatop.M119" chart:data-source-has-labels="both" svg:x="0.77cm" svg:y="1.635cm" svg:width="11.447cm" svg:height="6.765cm">
          <chartooo:coordinate-region svg:x="1.391cm" svg:y="1.847cm" svg:width="10.361cm" svg:height="5.88cm"/>
          <chart:axis chart:dimension="x" chart:name="primary-x" chart:style-name="ch5" chartooo:axis-type="auto">
            <chartooo:date-scale/>
            <chart:categories table:cell-range-address="Raatop.D115:Raatop.M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16:Raatop.M116" chart:label-cell-address="Raatop.C116:Raatop.C116" chart:class="chart:line">
            <chart:data-point chart:repeated="10"/>
          </chart:series>
          <chart:series chart:style-name="ch8" chart:values-cell-range-address="Raatop.D117:Raatop.M117" chart:label-cell-address="Raatop.C117:Raatop.C117" chart:class="chart:line">
            <chart:data-point chart:repeated="10"/>
          </chart:series>
          <chart:series chart:style-name="ch9" chart:values-cell-range-address="Raatop.D118:Raatop.M118" chart:label-cell-address="Raatop.C118:Raatop.C118" chart:class="chart:line">
            <chart:data-point chart:repeated="10"/>
          </chart:series>
          <chart:series chart:style-name="ch10" chart:values-cell-range-address="Raatop.D119:Raatop.M119" chart:label-cell-address="Raatop.C119:Raatop.C11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15:Raatop.M11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16:Raatop.C116</svg:desc>
                </draw:g>
              </table:table-cell>
              <table:table-cell office:value-type="float" office:value="0.2042">
                <text:p>0.2042</text:p>
                <draw:g>
                  <svg:desc>Raatop.D116:Raatop.M116</svg:desc>
                </draw:g>
              </table:table-cell>
              <table:table-cell office:value-type="float" office:value="0.1993">
                <text:p>0.1993</text:p>
              </table:table-cell>
              <table:table-cell office:value-type="float" office:value="0.2742">
                <text:p>0.2742</text:p>
              </table:table-cell>
              <table:table-cell office:value-type="float" office:value="0.3566">
                <text:p>0.3566</text:p>
              </table:table-cell>
              <table:table-cell office:value-type="float" office:value="0.4541">
                <text:p>0.4541</text:p>
              </table:table-cell>
              <table:table-cell office:value-type="float" office:value="0.5748">
                <text:p>0.5748</text:p>
              </table:table-cell>
              <table:table-cell office:value-type="float" office:value="0.8909">
                <text:p>0.8909</text:p>
              </table:table-cell>
              <table:table-cell office:value-type="float" office:value="1.6388">
                <text:p>1.6388</text:p>
              </table:table-cell>
              <table:table-cell office:value-type="float" office:value="3.1841">
                <text:p>3.1841</text:p>
              </table:table-cell>
              <table:table-cell office:value-type="float" office:value="6.4631">
                <text:p>6.4631</text:p>
              </table:table-cell>
            </table:table-row>
            <table:table-row>
              <table:table-cell office:value-type="string">
                <text:p>Flat cached</text:p>
                <draw:g>
                  <svg:desc>Raatop.C117:Raatop.C117</svg:desc>
                </draw:g>
              </table:table-cell>
              <table:table-cell office:value-type="float" office:value="0.1417">
                <text:p>0.1417</text:p>
                <draw:g>
                  <svg:desc>Raatop.D117:Raatop.M117</svg:desc>
                </draw:g>
              </table:table-cell>
              <table:table-cell office:value-type="float" office:value="0.1787">
                <text:p>0.1787</text:p>
              </table:table-cell>
              <table:table-cell office:value-type="float" office:value="0.2421">
                <text:p>0.2421</text:p>
              </table:table-cell>
              <table:table-cell office:value-type="float" office:value="0.315">
                <text:p>0.315</text:p>
              </table:table-cell>
              <table:table-cell office:value-type="float" office:value="0.4021">
                <text:p>0.4021</text:p>
              </table:table-cell>
              <table:table-cell office:value-type="float" office:value="0.5548">
                <text:p>0.5548</text:p>
              </table:table-cell>
              <table:table-cell office:value-type="float" office:value="0.8123">
                <text:p>0.8123</text:p>
              </table:table-cell>
              <table:table-cell office:value-type="float" office:value="1.6608">
                <text:p>1.6608</text:p>
              </table:table-cell>
              <table:table-cell office:value-type="float" office:value="3.1552">
                <text:p>3.1552</text:p>
              </table:table-cell>
              <table:table-cell office:value-type="float" office:value="7.1672">
                <text:p>7.1672</text:p>
              </table:table-cell>
            </table:table-row>
            <table:table-row>
              <table:table-cell office:value-type="string">
                <text:p>Pooled</text:p>
                <draw:g>
                  <svg:desc>Raatop.C118:Raatop.C118</svg:desc>
                </draw:g>
              </table:table-cell>
              <table:table-cell office:value-type="float" office:value="0.5111">
                <text:p>0.5111</text:p>
                <draw:g>
                  <svg:desc>Raatop.D118:Raatop.M118</svg:desc>
                </draw:g>
              </table:table-cell>
              <table:table-cell office:value-type="float" office:value="0.8566">
                <text:p>0.8566</text:p>
              </table:table-cell>
              <table:table-cell office:value-type="float" office:value="1.1109">
                <text:p>1.1109</text:p>
              </table:table-cell>
              <table:table-cell office:value-type="float" office:value="1.4345">
                <text:p>1.4345</text:p>
              </table:table-cell>
              <table:table-cell office:value-type="float" office:value="1.9932">
                <text:p>1.9932</text:p>
              </table:table-cell>
              <table:table-cell office:value-type="float" office:value="2.8922">
                <text:p>2.8922</text:p>
              </table:table-cell>
              <table:table-cell office:value-type="float" office:value="3.8042">
                <text:p>3.8042</text:p>
              </table:table-cell>
              <table:table-cell office:value-type="float" office:value="5.4335">
                <text:p>5.4335</text:p>
              </table:table-cell>
              <table:table-cell office:value-type="float" office:value="4.8708">
                <text:p>4.8708</text:p>
              </table:table-cell>
              <table:table-cell office:value-type="float" office:value="9.3853">
                <text:p>9.3853</text:p>
              </table:table-cell>
            </table:table-row>
            <table:table-row>
              <table:table-cell office:value-type="string">
                <text:p>Naive</text:p>
                <draw:g>
                  <svg:desc>Raatop.C119:Raatop.C119</svg:desc>
                </draw:g>
              </table:table-cell>
              <table:table-cell office:value-type="float" office:value="0.1566">
                <text:p>0.1566</text:p>
                <draw:g>
                  <svg:desc>Raatop.D119:Raatop.M119</svg:desc>
                </draw:g>
              </table:table-cell>
              <table:table-cell office:value-type="float" office:value="0.2674">
                <text:p>0.2674</text:p>
              </table:table-cell>
              <table:table-cell office:value-type="float" office:value="0.3386">
                <text:p>0.3386</text:p>
              </table:table-cell>
              <table:table-cell office:value-type="float" office:value="0.4164">
                <text:p>0.4164</text:p>
              </table:table-cell>
              <table:table-cell office:value-type="float" office:value="0.5904">
                <text:p>0.5904</text:p>
              </table:table-cell>
              <table:table-cell office:value-type="float" office:value="0.8471">
                <text:p>0.8471</text:p>
              </table:table-cell>
              <table:table-cell office:value-type="float" office:value="1.1034">
                <text:p>1.1034</text:p>
              </table:table-cell>
              <table:table-cell office:value-type="float" office:value="1.695">
                <text:p>1.695</text:p>
              </table:table-cell>
              <table:table-cell office:value-type="float" office:value="1.5137">
                <text:p>1.5137</text:p>
              </table:table-cell>
              <table:table-cell office:value-type="float" office:value="2.9762">
                <text:p>2.976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402cm" style:legend-expansion="high" chart:style-name="ch3"/>
        <chart:plot-area chart:style-name="ch4" table:cell-range-address="Raatop.C131:Raatop.M135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.D131:Raatop.M1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32:Raatop.M132" chart:label-cell-address="Raatop.C132:Raatop.C132" chart:class="chart:line">
            <chart:data-point chart:repeated="10"/>
          </chart:series>
          <chart:series chart:style-name="ch8" chart:values-cell-range-address="Raatop.D133:Raatop.M133" chart:label-cell-address="Raatop.C133:Raatop.C133" chart:class="chart:line">
            <chart:data-point chart:repeated="10"/>
          </chart:series>
          <chart:series chart:style-name="ch9" chart:values-cell-range-address="Raatop.D134:Raatop.M134" chart:label-cell-address="Raatop.C134:Raatop.C134" chart:class="chart:line">
            <chart:data-point chart:repeated="10"/>
          </chart:series>
          <chart:series chart:style-name="ch10" chart:values-cell-range-address="Raatop.D135:Raatop.M135" chart:label-cell-address="Raatop.C135:Raatop.C13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31:Raatop.M13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32:Raatop.C132</svg:desc>
                </draw:g>
              </table:table-cell>
              <table:table-cell office:value-type="float" office:value="0.3997">
                <text:p>0.3997</text:p>
                <draw:g>
                  <svg:desc>Raatop.D132:Raatop.M132</svg:desc>
                </draw:g>
              </table:table-cell>
              <table:table-cell office:value-type="float" office:value="0.7231">
                <text:p>0.7231</text:p>
              </table:table-cell>
              <table:table-cell office:value-type="float" office:value="1.0864">
                <text:p>1.0864</text:p>
              </table:table-cell>
              <table:table-cell office:value-type="float" office:value="1.8126">
                <text:p>1.8126</text:p>
              </table:table-cell>
              <table:table-cell office:value-type="float" office:value="4.2049">
                <text:p>4.2049</text:p>
              </table:table-cell>
              <table:table-cell office:value-type="float" office:value="8.461">
                <text:p>8.461</text:p>
              </table:table-cell>
              <table:table-cell office:value-type="float" office:value="15.385">
                <text:p>15.385</text:p>
              </table:table-cell>
              <table:table-cell office:value-type="float" office:value="35.7114">
                <text:p>35.7114</text:p>
              </table:table-cell>
              <table:table-cell office:value-type="float" office:value="40.8602">
                <text:p>40.8602</text:p>
              </table:table-cell>
              <table:table-cell office:value-type="float" office:value="100.4832">
                <text:p>100.4832</text:p>
              </table:table-cell>
            </table:table-row>
            <table:table-row>
              <table:table-cell office:value-type="string">
                <text:p>Flat cached</text:p>
                <draw:g>
                  <svg:desc>Raatop.C133:Raatop.C133</svg:desc>
                </draw:g>
              </table:table-cell>
              <table:table-cell office:value-type="float" office:value="0.2201">
                <text:p>0.2201</text:p>
                <draw:g>
                  <svg:desc>Raatop.D133:Raatop.M133</svg:desc>
                </draw:g>
              </table:table-cell>
              <table:table-cell office:value-type="float" office:value="0.2467">
                <text:p>0.2467</text:p>
              </table:table-cell>
              <table:table-cell office:value-type="float" office:value="0.2353">
                <text:p>0.2353</text:p>
              </table:table-cell>
              <table:table-cell office:value-type="float" office:value="0.2316">
                <text:p>0.2316</text:p>
              </table:table-cell>
              <table:table-cell office:value-type="float" office:value="0.2248">
                <text:p>0.2248</text:p>
              </table:table-cell>
              <table:table-cell office:value-type="float" office:value="0.23">
                <text:p>0.23</text:p>
              </table:table-cell>
              <table:table-cell office:value-type="float" office:value="0.2248">
                <text:p>0.2248</text:p>
              </table:table-cell>
              <table:table-cell office:value-type="float" office:value="0.2254">
                <text:p>0.2254</text:p>
              </table:table-cell>
              <table:table-cell office:value-type="float" office:value="0.2103">
                <text:p>0.2103</text:p>
              </table:table-cell>
              <table:table-cell office:value-type="float" office:value="0.2335">
                <text:p>0.2335</text:p>
              </table:table-cell>
            </table:table-row>
            <table:table-row>
              <table:table-cell office:value-type="string">
                <text:p>Pooled</text:p>
                <draw:g>
                  <svg:desc>Raatop.C134:Raatop.C134</svg:desc>
                </draw:g>
              </table:table-cell>
              <table:table-cell office:value-type="float" office:value="0.158">
                <text:p>0.158</text:p>
                <draw:g>
                  <svg:desc>Raatop.D134:Raatop.M134</svg:desc>
                </draw:g>
              </table:table-cell>
              <table:table-cell office:value-type="float" office:value="0.1704">
                <text:p>0.1704</text:p>
              </table:table-cell>
              <table:table-cell office:value-type="float" office:value="0.1738">
                <text:p>0.1738</text:p>
              </table:table-cell>
              <table:table-cell office:value-type="float" office:value="0.1731">
                <text:p>0.1731</text:p>
              </table:table-cell>
              <table:table-cell office:value-type="float" office:value="0.1778">
                <text:p>0.1778</text:p>
              </table:table-cell>
              <table:table-cell office:value-type="float" office:value="0.1934">
                <text:p>0.1934</text:p>
              </table:table-cell>
              <table:table-cell office:value-type="float" office:value="0.1889">
                <text:p>0.1889</text:p>
              </table:table-cell>
              <table:table-cell office:value-type="float" office:value="0.1879">
                <text:p>0.1879</text:p>
              </table:table-cell>
              <table:table-cell office:value-type="float" office:value="0.1728">
                <text:p>0.1728</text:p>
              </table:table-cell>
              <table:table-cell office:value-type="float" office:value="0.2342">
                <text:p>0.2342</text:p>
              </table:table-cell>
            </table:table-row>
            <table:table-row>
              <table:table-cell office:value-type="string">
                <text:p>Naive</text:p>
                <draw:g>
                  <svg:desc>Raatop.C135:Raatop.C135</svg:desc>
                </draw:g>
              </table:table-cell>
              <table:table-cell office:value-type="float" office:value="0.1554">
                <text:p>0.1554</text:p>
                <draw:g>
                  <svg:desc>Raatop.D135:Raatop.M135</svg:desc>
                </draw:g>
              </table:table-cell>
              <table:table-cell office:value-type="float" office:value="0.1674">
                <text:p>0.1674</text:p>
              </table:table-cell>
              <table:table-cell office:value-type="float" office:value="0.173">
                <text:p>0.173</text:p>
              </table:table-cell>
              <table:table-cell office:value-type="float" office:value="0.1744">
                <text:p>0.1744</text:p>
              </table:table-cell>
              <table:table-cell office:value-type="float" office:value="0.1791">
                <text:p>0.1791</text:p>
              </table:table-cell>
              <table:table-cell office:value-type="float" office:value="0.1965">
                <text:p>0.1965</text:p>
              </table:table-cell>
              <table:table-cell office:value-type="float" office:value="0.1949">
                <text:p>0.1949</text:p>
              </table:table-cell>
              <table:table-cell office:value-type="float" office:value="0.1965">
                <text:p>0.1965</text:p>
              </table:table-cell>
              <table:table-cell office:value-type="float" office:value="0.1819">
                <text:p>0.1819</text:p>
              </table:table-cell>
              <table:table-cell office:value-type="float" office:value="0.2059">
                <text:p>0.2059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Leaf travel normalized</text:p>
        </chart:title>
        <chart:legend chart:legend-position="end" svg:x="12.857cm" svg:y="3.664cm" style:legend-expansion="high" chart:style-name="ch3"/>
        <chart:plot-area chart:style-name="ch4" table:cell-range-address="Raatop.C137:Raatop.M140" chart:data-source-has-labels="both" svg:x="0.77cm" svg:y="1.635cm" svg:width="11.447cm" svg:height="6.765cm">
          <chartooo:coordinate-region svg:x="1.682cm" svg:y="1.848cm" svg:width="10.071cm" svg:height="5.879cm"/>
          <chart:axis chart:dimension="x" chart:name="primary-x" chart:style-name="ch5" chartooo:axis-type="auto">
            <chartooo:date-scale/>
            <chart:categories table:cell-range-address="Raatop.D137:Raatop.M1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38:Raatop.M138" chart:label-cell-address="Raatop.C138:Raatop.C138" chart:class="chart:line">
            <chart:data-point chart:repeated="10"/>
          </chart:series>
          <chart:series chart:style-name="ch8" chart:values-cell-range-address="Raatop.D139:Raatop.M139" chart:label-cell-address="Raatop.C139:Raatop.C139" chart:class="chart:line">
            <chart:data-point chart:repeated="10"/>
          </chart:series>
          <chart:series chart:style-name="ch9" chart:values-cell-range-address="Raatop.D140:Raatop.M140" chart:label-cell-address="Raatop.C140:Raatop.C14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37:Raatop.M13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 cached</text:p>
                <draw:g>
                  <svg:desc>Raatop.C138:Raatop.C138</svg:desc>
                </draw:g>
              </table:table-cell>
              <table:table-cell office:value-type="float" office:value="0.2201">
                <text:p>0.2201</text:p>
                <draw:g>
                  <svg:desc>Raatop.D138:Raatop.M138</svg:desc>
                </draw:g>
              </table:table-cell>
              <table:table-cell office:value-type="float" office:value="0.2467">
                <text:p>0.2467</text:p>
              </table:table-cell>
              <table:table-cell office:value-type="float" office:value="0.2353">
                <text:p>0.2353</text:p>
              </table:table-cell>
              <table:table-cell office:value-type="float" office:value="0.2316">
                <text:p>0.2316</text:p>
              </table:table-cell>
              <table:table-cell office:value-type="float" office:value="0.2248">
                <text:p>0.2248</text:p>
              </table:table-cell>
              <table:table-cell office:value-type="float" office:value="0.23">
                <text:p>0.23</text:p>
              </table:table-cell>
              <table:table-cell office:value-type="float" office:value="0.2248">
                <text:p>0.2248</text:p>
              </table:table-cell>
              <table:table-cell office:value-type="float" office:value="0.2254">
                <text:p>0.2254</text:p>
              </table:table-cell>
              <table:table-cell office:value-type="float" office:value="0.2103">
                <text:p>0.2103</text:p>
              </table:table-cell>
              <table:table-cell office:value-type="float" office:value="0.2335">
                <text:p>0.2335</text:p>
              </table:table-cell>
            </table:table-row>
            <table:table-row>
              <table:table-cell office:value-type="string">
                <text:p>Pooled</text:p>
                <draw:g>
                  <svg:desc>Raatop.C139:Raatop.C139</svg:desc>
                </draw:g>
              </table:table-cell>
              <table:table-cell office:value-type="float" office:value="0.158">
                <text:p>0.158</text:p>
                <draw:g>
                  <svg:desc>Raatop.D139:Raatop.M139</svg:desc>
                </draw:g>
              </table:table-cell>
              <table:table-cell office:value-type="float" office:value="0.1704">
                <text:p>0.1704</text:p>
              </table:table-cell>
              <table:table-cell office:value-type="float" office:value="0.1738">
                <text:p>0.1738</text:p>
              </table:table-cell>
              <table:table-cell office:value-type="float" office:value="0.1731">
                <text:p>0.1731</text:p>
              </table:table-cell>
              <table:table-cell office:value-type="float" office:value="0.1778">
                <text:p>0.1778</text:p>
              </table:table-cell>
              <table:table-cell office:value-type="float" office:value="0.1934">
                <text:p>0.1934</text:p>
              </table:table-cell>
              <table:table-cell office:value-type="float" office:value="0.1889">
                <text:p>0.1889</text:p>
              </table:table-cell>
              <table:table-cell office:value-type="float" office:value="0.1879">
                <text:p>0.1879</text:p>
              </table:table-cell>
              <table:table-cell office:value-type="float" office:value="0.1728">
                <text:p>0.1728</text:p>
              </table:table-cell>
              <table:table-cell office:value-type="float" office:value="0.2342">
                <text:p>0.2342</text:p>
              </table:table-cell>
            </table:table-row>
            <table:table-row>
              <table:table-cell office:value-type="string">
                <text:p>Naive</text:p>
                <draw:g>
                  <svg:desc>Raatop.C140:Raatop.C140</svg:desc>
                </draw:g>
              </table:table-cell>
              <table:table-cell office:value-type="float" office:value="0.0405">
                <text:p>0.0405</text:p>
                <draw:g>
                  <svg:desc>Raatop.D140:Raatop.M140</svg:desc>
                </draw:g>
              </table:table-cell>
              <table:table-cell office:value-type="float" office:value="0.0417">
                <text:p>0.0417</text:p>
              </table:table-cell>
              <table:table-cell office:value-type="float" office:value="0.0417">
                <text:p>0.0417</text:p>
              </table:table-cell>
              <table:table-cell office:value-type="float" office:value="0.0393">
                <text:p>0.0393</text:p>
              </table:table-cell>
              <table:table-cell office:value-type="float" office:value="0.0397">
                <text:p>0.0397</text:p>
              </table:table-cell>
              <table:table-cell office:value-type="float" office:value="0.0651">
                <text:p>0.0651</text:p>
              </table:table-cell>
              <table:table-cell office:value-type="float" office:value="0.0269">
                <text:p>0.0269</text:p>
              </table:table-cell>
              <table:table-cell office:value-type="float" office:value="0.0309">
                <text:p>0.0309</text:p>
              </table:table-cell>
              <table:table-cell office:value-type="float" office:value="0.071">
                <text:p>0.071</text:p>
              </table:table-cell>
              <table:table-cell office:value-type="float" office:value="0.0647">
                <text:p>0.0647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3.598cm" svg:y="3.664cm" style:legend-expansion="high" chart:style-name="ch3"/>
        <chart:plot-area chart:style-name="ch4" table:cell-range-address="Raatop.C142:Raatop.M145" chart:data-source-has-labels="both" svg:x="0.77cm" svg:y="1.635cm" svg:width="12.188cm" svg:height="6.765cm">
          <chartooo:coordinate-region svg:x="1.762cm" svg:y="1.847cm" svg:width="10.732cm" svg:height="5.88cm"/>
          <chart:axis chart:dimension="x" chart:name="primary-x" chart:style-name="ch5" chartooo:axis-type="auto">
            <chartooo:date-scale/>
            <chart:categories table:cell-range-address="Raatop.D142:Raatop.M1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43:Raatop.M143" chart:label-cell-address="Raatop.C143:Raatop.C143" chart:class="chart:line">
            <chart:data-point chart:repeated="10"/>
          </chart:series>
          <chart:series chart:style-name="ch8" chart:values-cell-range-address="Raatop.D144:Raatop.M144" chart:label-cell-address="Raatop.C144:Raatop.C144" chart:class="chart:line">
            <chart:data-point chart:repeated="10"/>
          </chart:series>
          <chart:series chart:style-name="ch9" chart:values-cell-range-address="Raatop.D145:Raatop.M145" chart:label-cell-address="Raatop.C145:Raatop.C14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42:Raatop.M14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43:Raatop.C143</svg:desc>
                </draw:g>
              </table:table-cell>
              <table:table-cell office:value-type="float" office:value="0.0689">
                <text:p>0.0689</text:p>
                <draw:g>
                  <svg:desc>Raatop.D143:Raatop.M143</svg:desc>
                </draw:g>
              </table:table-cell>
              <table:table-cell office:value-type="float" office:value="0.0481">
                <text:p>0.0481</text:p>
              </table:table-cell>
              <table:table-cell office:value-type="float" office:value="0.0514">
                <text:p>0.0514</text:p>
              </table:table-cell>
              <table:table-cell office:value-type="float" office:value="0.0494">
                <text:p>0.0494</text:p>
              </table:table-cell>
              <table:table-cell office:value-type="float" office:value="0.099">
                <text:p>0.099</text:p>
              </table:table-cell>
              <table:table-cell office:value-type="float" office:value="0.1415">
                <text:p>0.1415</text:p>
              </table:table-cell>
              <table:table-cell office:value-type="float" office:value="0.2509">
                <text:p>0.2509</text:p>
              </table:table-cell>
              <table:table-cell office:value-type="float" office:value="0.4716">
                <text:p>0.4716</text:p>
              </table:table-cell>
              <table:table-cell office:value-type="float" office:value="0.8494">
                <text:p>0.849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Pooled</text:p>
                <draw:g>
                  <svg:desc>Raatop.C144:Raatop.C144</svg:desc>
                </draw:g>
              </table:table-cell>
              <table:table-cell office:value-type="float" office:value="0.324">
                <text:p>0.324</text:p>
                <draw:g>
                  <svg:desc>Raatop.D144:Raatop.M144</svg:desc>
                </draw:g>
              </table:table-cell>
              <table:table-cell office:value-type="float" office:value="1.0476">
                <text:p>1.0476</text:p>
              </table:table-cell>
              <table:table-cell office:value-type="float" office:value="1.7">
                <text:p>1.7</text:p>
              </table:table-cell>
              <table:table-cell office:value-type="float" office:value="3.0984">
                <text:p>3.0984</text:p>
              </table:table-cell>
              <table:table-cell office:value-type="float" office:value="9.8541">
                <text:p>9.8541</text:p>
              </table:table-cell>
              <table:table-cell office:value-type="float" office:value="24.694">
                <text:p>24.694</text:p>
              </table:table-cell>
              <table:table-cell office:value-type="float" office:value="61.8159">
                <text:p>61.8159</text:p>
              </table:table-cell>
              <table:table-cell office:value-type="float" office:value="267.9619">
                <text:p>267.9619</text:p>
              </table:table-cell>
              <table:table-cell office:value-type="float" office:value="613.7071">
                <text:p>613.7071</text:p>
              </table:table-cell>
              <table:table-cell office:value-type="float" office:value="1337.3912">
                <text:p>1337.3912</text:p>
              </table:table-cell>
            </table:table-row>
            <table:table-row>
              <table:table-cell office:value-type="string">
                <text:p>Naive</text:p>
                <draw:g>
                  <svg:desc>Raatop.C145:Raatop.C145</svg:desc>
                </draw:g>
              </table:table-cell>
              <table:table-cell office:value-type="float" office:value="0.3251">
                <text:p>0.3251</text:p>
                <draw:g>
                  <svg:desc>Raatop.D145:Raatop.M145</svg:desc>
                </draw:g>
              </table:table-cell>
              <table:table-cell office:value-type="float" office:value="1.059">
                <text:p>1.059</text:p>
              </table:table-cell>
              <table:table-cell office:value-type="float" office:value="1.7199">
                <text:p>1.7199</text:p>
              </table:table-cell>
              <table:table-cell office:value-type="float" office:value="3.1438">
                <text:p>3.1438</text:p>
              </table:table-cell>
              <table:table-cell office:value-type="float" office:value="10.312">
                <text:p>10.312</text:p>
              </table:table-cell>
              <table:table-cell office:value-type="float" office:value="25.4037">
                <text:p>25.4037</text:p>
              </table:table-cell>
              <table:table-cell office:value-type="float" office:value="64.3463">
                <text:p>64.3463</text:p>
              </table:table-cell>
              <table:table-cell office:value-type="float" office:value="268.1082">
                <text:p>268.1082</text:p>
              </table:table-cell>
              <table:table-cell office:value-type="float" office:value="614.7513">
                <text:p>614.7513</text:p>
              </table:table-cell>
              <table:table-cell office:value-type="float" office:value="1332.7537">
                <text:p>1332.7537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14cm" style:legend-expansion="high" chart:style-name="ch3"/>
        <chart:plot-area chart:style-name="ch4" table:cell-range-address="RaatoPC.D19:RaatoPC.M24 RaatoPC.C20:RaatoPC.C24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C.D19:RaatoPC.M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20:RaatoPC.M20" chart:label-cell-address="RaatoPC.C20:RaatoPC.C20" chart:class="chart:line">
            <chart:data-point chart:repeated="10"/>
          </chart:series>
          <chart:series chart:style-name="ch8" chart:values-cell-range-address="RaatoPC.D21:RaatoPC.M21" chart:label-cell-address="RaatoPC.C21:RaatoPC.C21" chart:class="chart:line">
            <chart:data-point chart:repeated="10"/>
          </chart:series>
          <chart:series chart:style-name="ch9" chart:values-cell-range-address="RaatoPC.D22:RaatoPC.M22" chart:label-cell-address="RaatoPC.C22:RaatoPC.C22" chart:class="chart:line">
            <chart:data-point chart:repeated="10"/>
          </chart:series>
          <chart:series chart:style-name="ch10" chart:values-cell-range-address="RaatoPC.D23:RaatoPC.M23" chart:label-cell-address="RaatoPC.C23:RaatoPC.C23" chart:class="chart:line">
            <chart:data-point chart:repeated="10"/>
          </chart:series>
          <chart:series chart:style-name="ch11" chart:values-cell-range-address="RaatoPC.D24:RaatoPC.M24" chart:label-cell-address="RaatoPC.C24:RaatoPC.C2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9:RaatoPC.M1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20:RaatoPC.C20</svg:desc>
                </draw:g>
              </table:table-cell>
              <table:table-cell office:value-type="float" office:value="0.0907">
                <text:p>0.0907</text:p>
                <draw:g>
                  <svg:desc>RaatoPC.D20:RaatoPC.M20</svg:desc>
                </draw:g>
              </table:table-cell>
              <table:table-cell office:value-type="float" office:value="0.1196">
                <text:p>0.1196</text:p>
              </table:table-cell>
              <table:table-cell office:value-type="float" office:value="0.1281">
                <text:p>0.1281</text:p>
              </table:table-cell>
              <table:table-cell office:value-type="float" office:value="0.1302">
                <text:p>0.1302</text:p>
              </table:table-cell>
              <table:table-cell office:value-type="float" office:value="0.1572">
                <text:p>0.1572</text:p>
              </table:table-cell>
              <table:table-cell office:value-type="float" office:value="0.1865">
                <text:p>0.1865</text:p>
              </table:table-cell>
              <table:table-cell office:value-type="float" office:value="0.2334">
                <text:p>0.2334</text:p>
              </table:table-cell>
              <table:table-cell office:value-type="float" office:value="0.3514">
                <text:p>0.3514</text:p>
              </table:table-cell>
              <table:table-cell office:value-type="float" office:value="0.6467">
                <text:p>0.6467</text:p>
              </table:table-cell>
              <table:table-cell office:value-type="float" office:value="1.1846">
                <text:p>1.1846</text:p>
              </table:table-cell>
            </table:table-row>
            <table:table-row>
              <table:table-cell office:value-type="string">
                <text:p>Flat cached</text:p>
                <draw:g>
                  <svg:desc>RaatoPC.C21:RaatoPC.C21</svg:desc>
                </draw:g>
              </table:table-cell>
              <table:table-cell office:value-type="float" office:value="0.0726">
                <text:p>0.0726</text:p>
                <draw:g>
                  <svg:desc>RaatoPC.D21:RaatoPC.M21</svg:desc>
                </draw:g>
              </table:table-cell>
              <table:table-cell office:value-type="float" office:value="0.0997">
                <text:p>0.0997</text:p>
              </table:table-cell>
              <table:table-cell office:value-type="float" office:value="0.1059">
                <text:p>0.1059</text:p>
              </table:table-cell>
              <table:table-cell office:value-type="float" office:value="0.1176">
                <text:p>0.1176</text:p>
              </table:table-cell>
              <table:table-cell office:value-type="float" office:value="0.1405">
                <text:p>0.1405</text:p>
              </table:table-cell>
              <table:table-cell office:value-type="float" office:value="0.1713">
                <text:p>0.1713</text:p>
              </table:table-cell>
              <table:table-cell office:value-type="float" office:value="0.2192">
                <text:p>0.2192</text:p>
              </table:table-cell>
              <table:table-cell office:value-type="float" office:value="0.3861">
                <text:p>0.3861</text:p>
              </table:table-cell>
              <table:table-cell office:value-type="float" office:value="0.6716">
                <text:p>0.6716</text:p>
              </table:table-cell>
              <table:table-cell office:value-type="float" office:value="1.3341">
                <text:p>1.3341</text:p>
              </table:table-cell>
            </table:table-row>
            <table:table-row>
              <table:table-cell office:value-type="string">
                <text:p>Flat cold</text:p>
                <draw:g>
                  <svg:desc>RaatoPC.C22:RaatoPC.C22</svg:desc>
                </draw:g>
              </table:table-cell>
              <table:table-cell office:value-type="float" office:value="0.2914">
                <text:p>0.2914</text:p>
                <draw:g>
                  <svg:desc>RaatoPC.D22:RaatoPC.M22</svg:desc>
                </draw:g>
              </table:table-cell>
              <table:table-cell office:value-type="float" office:value="0.7686">
                <text:p>0.7686</text:p>
              </table:table-cell>
              <table:table-cell office:value-type="float" office:value="1.2922">
                <text:p>1.2922</text:p>
              </table:table-cell>
              <table:table-cell office:value-type="float" office:value="2.3276">
                <text:p>2.3276</text:p>
              </table:table-cell>
              <table:table-cell office:value-type="float" office:value="5.2974">
                <text:p>5.2974</text:p>
              </table:table-cell>
              <table:table-cell office:value-type="float" office:value="10.2669">
                <text:p>10.2669</text:p>
              </table:table-cell>
              <table:table-cell office:value-type="float" office:value="21.2976">
                <text:p>21.2976</text:p>
              </table:table-cell>
              <table:table-cell office:value-type="float" office:value="59.035">
                <text:p>59.035</text:p>
              </table:table-cell>
              <table:table-cell office:value-type="float" office:value="120.9942">
                <text:p>120.9942</text:p>
              </table:table-cell>
              <table:table-cell office:value-type="float" office:value="245.2998">
                <text:p>245.2998</text:p>
              </table:table-cell>
            </table:table-row>
            <table:table-row>
              <table:table-cell office:value-type="string">
                <text:p>Pooled</text:p>
                <draw:g>
                  <svg:desc>RaatoPC.C23:RaatoPC.C23</svg:desc>
                </draw:g>
              </table:table-cell>
              <table:table-cell office:value-type="float" office:value="0.0893">
                <text:p>0.0893</text:p>
                <draw:g>
                  <svg:desc>RaatoPC.D23:RaatoPC.M23</svg:desc>
                </draw:g>
              </table:table-cell>
              <table:table-cell office:value-type="float" office:value="0.0979">
                <text:p>0.0979</text:p>
              </table:table-cell>
              <table:table-cell office:value-type="float" office:value="0.0987">
                <text:p>0.0987</text:p>
              </table:table-cell>
              <table:table-cell office:value-type="float" office:value="0.1074">
                <text:p>0.1074</text:p>
              </table:table-cell>
              <table:table-cell office:value-type="float" office:value="0.1228">
                <text:p>0.1228</text:p>
              </table:table-cell>
              <table:table-cell office:value-type="float" office:value="0.1369">
                <text:p>0.1369</text:p>
              </table:table-cell>
              <table:table-cell office:value-type="float" office:value="0.1499">
                <text:p>0.1499</text:p>
              </table:table-cell>
              <table:table-cell office:value-type="float" office:value="0.2353">
                <text:p>0.2353</text:p>
              </table:table-cell>
              <table:table-cell office:value-type="float" office:value="0.2899">
                <text:p>0.2899</text:p>
              </table:table-cell>
              <table:table-cell office:value-type="float" office:value="0.3881">
                <text:p>0.3881</text:p>
              </table:table-cell>
            </table:table-row>
            <table:table-row>
              <table:table-cell office:value-type="string">
                <text:p>Naive</text:p>
                <draw:g>
                  <svg:desc>RaatoPC.C24:RaatoPC.C24</svg:desc>
                </draw:g>
              </table:table-cell>
              <table:table-cell office:value-type="float" office:value="0.0434">
                <text:p>0.0434</text:p>
                <draw:g>
                  <svg:desc>RaatoPC.D24:RaatoPC.M24</svg:desc>
                </draw:g>
              </table:table-cell>
              <table:table-cell office:value-type="float" office:value="0.0469">
                <text:p>0.0469</text:p>
              </table:table-cell>
              <table:table-cell office:value-type="float" office:value="0.0479">
                <text:p>0.0479</text:p>
              </table:table-cell>
              <table:table-cell office:value-type="float" office:value="0.05">
                <text:p>0.05</text:p>
              </table:table-cell>
              <table:table-cell office:value-type="float" office:value="0.0568">
                <text:p>0.0568</text:p>
              </table:table-cell>
              <table:table-cell office:value-type="float" office:value="0.0651">
                <text:p>0.0651</text:p>
              </table:table-cell>
              <table:table-cell office:value-type="float" office:value="0.0818">
                <text:p>0.0818</text:p>
              </table:table-cell>
              <table:table-cell office:value-type="float" office:value="0.1743">
                <text:p>0.1743</text:p>
              </table:table-cell>
              <table:table-cell office:value-type="float" office:value="0.2701">
                <text:p>0.2701</text:p>
              </table:table-cell>
              <table:table-cell office:value-type="float" office:value="0.4082">
                <text:p>0.40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Find max depth normalized</text:p>
        </chart:title>
        <chart:legend chart:legend-position="end" svg:x="13.598cm" svg:y="3.664cm" style:legend-expansion="high" chart:style-name="ch3"/>
        <chart:plot-area chart:style-name="ch4" table:cell-range-address="Raatop.C147:Raatop.M150" chart:data-source-has-labels="both" svg:x="0.77cm" svg:y="1.635cm" svg:width="12.188cm" svg:height="6.765cm">
          <chartooo:coordinate-region svg:x="1.682cm" svg:y="1.847cm" svg:width="10.811cm" svg:height="5.88cm"/>
          <chart:axis chart:dimension="x" chart:name="primary-x" chart:style-name="ch5" chartooo:axis-type="auto">
            <chartooo:date-scale/>
            <chart:categories table:cell-range-address="Raatop.D147:Raatop.M1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48:Raatop.M148" chart:label-cell-address="Raatop.C148:Raatop.C148" chart:class="chart:line">
            <chart:data-point chart:repeated="10"/>
          </chart:series>
          <chart:series chart:style-name="ch8" chart:values-cell-range-address="Raatop.D149:Raatop.M149" chart:label-cell-address="Raatop.C149:Raatop.C149" chart:class="chart:line">
            <chart:data-point chart:repeated="10"/>
          </chart:series>
          <chart:series chart:style-name="ch9" chart:values-cell-range-address="Raatop.D150:Raatop.M150" chart:label-cell-address="Raatop.C150:Raatop.C15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47:Raatop.M1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48:Raatop.C148</svg:desc>
                </draw:g>
              </table:table-cell>
              <table:table-cell office:value-type="float" office:value="0.00689">
                <text:p>0.00689</text:p>
                <draw:g>
                  <svg:desc>Raatop.D148:Raatop.M148</svg:desc>
                </draw:g>
              </table:table-cell>
              <table:table-cell office:value-type="float" office:value="0.000962">
                <text:p>0.000962</text:p>
              </table:table-cell>
              <table:table-cell office:value-type="float" office:value="0.000514">
                <text:p>0.000514</text:p>
              </table:table-cell>
              <table:table-cell office:value-type="float" office:value="0.000247">
                <text:p>0.000247</text:p>
              </table:table-cell>
              <table:table-cell office:value-type="float" office:value="0.000198">
                <text:p>0.000198</text:p>
              </table:table-cell>
              <table:table-cell office:value-type="float" office:value="0.0001415">
                <text:p>0.0001415</text:p>
              </table:table-cell>
              <table:table-cell office:value-type="float" office:value="0.00012545">
                <text:p>0.00012545</text:p>
              </table:table-cell>
              <table:table-cell office:value-type="float" office:value="0.00009432">
                <text:p>0.00009432</text:p>
              </table:table-cell>
              <table:table-cell office:value-type="float" office:value="0.00008494">
                <text:p>0.00008494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Pooled</text:p>
                <draw:g>
                  <svg:desc>Raatop.C149:Raatop.C149</svg:desc>
                </draw:g>
              </table:table-cell>
              <table:table-cell office:value-type="float" office:value="0.0324">
                <text:p>0.0324</text:p>
                <draw:g>
                  <svg:desc>Raatop.D149:Raatop.M149</svg:desc>
                </draw:g>
              </table:table-cell>
              <table:table-cell office:value-type="float" office:value="0.020952">
                <text:p>0.020952</text:p>
              </table:table-cell>
              <table:table-cell office:value-type="float" office:value="0.017">
                <text:p>0.017</text:p>
              </table:table-cell>
              <table:table-cell office:value-type="float" office:value="0.015492">
                <text:p>0.015492</text:p>
              </table:table-cell>
              <table:table-cell office:value-type="float" office:value="0.0197082">
                <text:p>0.0197082</text:p>
              </table:table-cell>
              <table:table-cell office:value-type="float" office:value="0.024694">
                <text:p>0.024694</text:p>
              </table:table-cell>
              <table:table-cell office:value-type="float" office:value="0.03090795">
                <text:p>0.03090795</text:p>
              </table:table-cell>
              <table:table-cell office:value-type="float" office:value="0.05359238">
                <text:p>0.05359238</text:p>
              </table:table-cell>
              <table:table-cell office:value-type="float" office:value="0.06137071">
                <text:p>0.06137071</text:p>
              </table:table-cell>
              <table:table-cell office:value-type="float" office:value="0.06686956">
                <text:p>0.06686956</text:p>
              </table:table-cell>
            </table:table-row>
            <table:table-row>
              <table:table-cell office:value-type="string">
                <text:p>Naive</text:p>
                <draw:g>
                  <svg:desc>Raatop.C150:Raatop.C150</svg:desc>
                </draw:g>
              </table:table-cell>
              <table:table-cell office:value-type="float" office:value="0.03251">
                <text:p>0.03251</text:p>
                <draw:g>
                  <svg:desc>Raatop.D150:Raatop.M150</svg:desc>
                </draw:g>
              </table:table-cell>
              <table:table-cell office:value-type="float" office:value="0.02118">
                <text:p>0.02118</text:p>
              </table:table-cell>
              <table:table-cell office:value-type="float" office:value="0.017199">
                <text:p>0.017199</text:p>
              </table:table-cell>
              <table:table-cell office:value-type="float" office:value="0.015719">
                <text:p>0.015719</text:p>
              </table:table-cell>
              <table:table-cell office:value-type="float" office:value="0.020624">
                <text:p>0.020624</text:p>
              </table:table-cell>
              <table:table-cell office:value-type="float" office:value="0.0254037">
                <text:p>0.0254037</text:p>
              </table:table-cell>
              <table:table-cell office:value-type="float" office:value="0.03217315">
                <text:p>0.03217315</text:p>
              </table:table-cell>
              <table:table-cell office:value-type="float" office:value="0.05362164">
                <text:p>0.05362164</text:p>
              </table:table-cell>
              <table:table-cell office:value-type="float" office:value="0.06147513">
                <text:p>0.06147513</text:p>
              </table:table-cell>
              <table:table-cell office:value-type="float" office:value="0.066637685">
                <text:p>0.066637685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Find count normalized</text:p>
        </chart:title>
        <chart:legend chart:legend-position="end" svg:x="12.857cm" svg:y="3.14cm" style:legend-expansion="high" chart:style-name="ch3"/>
        <chart:plot-area chart:style-name="ch4" table:cell-range-address="Raatop.C155:Raatop.M160" chart:data-source-has-labels="both" svg:x="0.77cm" svg:y="1.635cm" svg:width="11.447cm" svg:height="6.765cm">
          <chartooo:coordinate-region svg:x="1.682cm" svg:y="1.848cm" svg:width="10.071cm" svg:height="5.879cm"/>
          <chart:axis chart:dimension="x" chart:name="primary-x" chart:style-name="ch5" chartooo:axis-type="auto">
            <chartooo:date-scale/>
            <chart:categories table:cell-range-address="Raatop.D155:Raatop.M1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56:Raatop.M156" chart:label-cell-address="Raatop.C156:Raatop.C156" chart:class="chart:line">
            <chart:data-point chart:repeated="10"/>
          </chart:series>
          <chart:series chart:style-name="ch8" chart:values-cell-range-address="Raatop.D157:Raatop.M157" chart:label-cell-address="Raatop.C157:Raatop.C157" chart:class="chart:line">
            <chart:data-point chart:repeated="10"/>
          </chart:series>
          <chart:series chart:style-name="ch9" chart:values-cell-range-address="Raatop.D158:Raatop.M158" chart:label-cell-address="Raatop.C158:Raatop.C158" chart:class="chart:line">
            <chart:data-point chart:repeated="10"/>
          </chart:series>
          <chart:series chart:style-name="ch10" chart:values-cell-range-address="Raatop.D159:Raatop.M159" chart:label-cell-address="Raatop.C159:Raatop.C159" chart:class="chart:line">
            <chart:data-point chart:repeated="10"/>
          </chart:series>
          <chart:series chart:style-name="ch11" chart:values-cell-range-address="Raatop.D160:Raatop.M160" chart:label-cell-address="Raatop.C160:Raatop.C16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55:Raatop.M15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56:Raatop.C156</svg:desc>
                </draw:g>
              </table:table-cell>
              <table:table-cell office:value-type="float" office:value="0.00405">
                <text:p>0.00405</text:p>
                <draw:g>
                  <svg:desc>Raatop.D156:Raatop.M156</svg:desc>
                </draw:g>
              </table:table-cell>
              <table:table-cell office:value-type="float" office:value="0.000834">
                <text:p>0.000834</text:p>
              </table:table-cell>
              <table:table-cell office:value-type="float" office:value="0.000417">
                <text:p>0.000417</text:p>
              </table:table-cell>
              <table:table-cell office:value-type="float" office:value="0.0001965">
                <text:p>0.0001965</text:p>
              </table:table-cell>
              <table:table-cell office:value-type="float" office:value="0.0000794">
                <text:p>0.0000794</text:p>
              </table:table-cell>
              <table:table-cell office:value-type="float" office:value="0.0000651">
                <text:p>0.0000651</text:p>
              </table:table-cell>
              <table:table-cell office:value-type="float" office:value="0.00001345">
                <text:p>0.00001345</text:p>
              </table:table-cell>
              <table:table-cell office:value-type="float" office:value="0.00000618">
                <text:p>0.00000618</text:p>
              </table:table-cell>
              <table:table-cell office:value-type="float" office:value="0.0000071">
                <text:p>0.0000071</text:p>
              </table:table-cell>
              <table:table-cell office:value-type="float" office:value="0.000003235">
                <text:p>0.000003235</text:p>
              </table:table-cell>
            </table:table-row>
            <table:table-row>
              <table:table-cell office:value-type="string">
                <text:p>Flat cached</text:p>
                <draw:g>
                  <svg:desc>Raatop.C157:Raatop.C157</svg:desc>
                </draw:g>
              </table:table-cell>
              <table:table-cell office:value-type="float" office:value="0.00434">
                <text:p>0.00434</text:p>
                <draw:g>
                  <svg:desc>Raatop.D157:Raatop.M157</svg:desc>
                </draw:g>
              </table:table-cell>
              <table:table-cell office:value-type="float" office:value="0.000854">
                <text:p>0.000854</text:p>
              </table:table-cell>
              <table:table-cell office:value-type="float" office:value="0.000413">
                <text:p>0.000413</text:p>
              </table:table-cell>
              <table:table-cell office:value-type="float" office:value="0.000192">
                <text:p>0.000192</text:p>
              </table:table-cell>
              <table:table-cell office:value-type="float" office:value="0.0000736">
                <text:p>0.0000736</text:p>
              </table:table-cell>
              <table:table-cell office:value-type="float" office:value="0.0000639">
                <text:p>0.0000639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496">
                <text:p>0.00000496</text:p>
              </table:table-cell>
              <table:table-cell office:value-type="float" office:value="0.00000693">
                <text:p>0.00000693</text:p>
              </table:table-cell>
              <table:table-cell office:value-type="float" office:value="0.000003195">
                <text:p>0.000003195</text:p>
              </table:table-cell>
            </table:table-row>
            <table:table-row>
              <table:table-cell office:value-type="string">
                <text:p>Flat cold</text:p>
                <draw:g>
                  <svg:desc>Raatop.C158:Raatop.C158</svg:desc>
                </draw:g>
              </table:table-cell>
              <table:table-cell office:value-type="float" office:value="0.00449">
                <text:p>0.00449</text:p>
                <draw:g>
                  <svg:desc>Raatop.D158:Raatop.M158</svg:desc>
                </draw:g>
              </table:table-cell>
              <table:table-cell office:value-type="float" office:value="0.000862">
                <text:p>0.000862</text:p>
              </table:table-cell>
              <table:table-cell office:value-type="float" office:value="0.000411">
                <text:p>0.000411</text:p>
              </table:table-cell>
              <table:table-cell office:value-type="float" office:value="0.000198">
                <text:p>0.000198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0623">
                <text:p>0.0000623</text:p>
              </table:table-cell>
              <table:table-cell office:value-type="float" office:value="0.00001355">
                <text:p>0.00001355</text:p>
              </table:table-cell>
              <table:table-cell office:value-type="float" office:value="0.00000896">
                <text:p>0.00000896</text:p>
              </table:table-cell>
              <table:table-cell office:value-type="float" office:value="0.00000721">
                <text:p>0.00000721</text:p>
              </table:table-cell>
              <table:table-cell office:value-type="float" office:value="0.000003095">
                <text:p>0.000003095</text:p>
              </table:table-cell>
            </table:table-row>
            <table:table-row>
              <table:table-cell office:value-type="string">
                <text:p>Pooled</text:p>
                <draw:g>
                  <svg:desc>Raatop.C159:Raatop.C159</svg:desc>
                </draw:g>
              </table:table-cell>
              <table:table-cell office:value-type="float" office:value="0.03282">
                <text:p>0.03282</text:p>
                <draw:g>
                  <svg:desc>Raatop.D159:Raatop.M159</svg:desc>
                </draw:g>
              </table:table-cell>
              <table:table-cell office:value-type="float" office:value="0.018374">
                <text:p>0.018374</text:p>
              </table:table-cell>
              <table:table-cell office:value-type="float" office:value="0.015722">
                <text:p>0.015722</text:p>
              </table:table-cell>
              <table:table-cell office:value-type="float" office:value="0.01478">
                <text:p>0.01478</text:p>
              </table:table-cell>
              <table:table-cell office:value-type="float" office:value="0.020152">
                <text:p>0.020152</text:p>
              </table:table-cell>
              <table:table-cell office:value-type="float" office:value="0.0297554">
                <text:p>0.0297554</text:p>
              </table:table-cell>
              <table:table-cell office:value-type="float" office:value="0.04322425">
                <text:p>0.04322425</text:p>
              </table:table-cell>
              <table:table-cell office:value-type="float" office:value="0.05749232">
                <text:p>0.05749232</text:p>
              </table:table-cell>
              <table:table-cell office:value-type="float" office:value="0.06181577">
                <text:p>0.06181577</text:p>
              </table:table-cell>
              <table:table-cell office:value-type="float" office:value="0.06561066">
                <text:p>0.06561066</text:p>
              </table:table-cell>
            </table:table-row>
            <table:table-row>
              <table:table-cell office:value-type="string">
                <text:p>Naive</text:p>
                <draw:g>
                  <svg:desc>Raatop.C160:Raatop.C160</svg:desc>
                </draw:g>
              </table:table-cell>
              <table:table-cell office:value-type="float" office:value="0.03245">
                <text:p>0.03245</text:p>
                <draw:g>
                  <svg:desc>Raatop.D160:Raatop.M160</svg:desc>
                </draw:g>
              </table:table-cell>
              <table:table-cell office:value-type="float" office:value="0.018096">
                <text:p>0.018096</text:p>
              </table:table-cell>
              <table:table-cell office:value-type="float" office:value="0.01578">
                <text:p>0.01578</text:p>
              </table:table-cell>
              <table:table-cell office:value-type="float" office:value="0.014946">
                <text:p>0.014946</text:p>
              </table:table-cell>
              <table:table-cell office:value-type="float" office:value="0.0211878">
                <text:p>0.0211878</text:p>
              </table:table-cell>
              <table:table-cell office:value-type="float" office:value="0.0307751">
                <text:p>0.0307751</text:p>
              </table:table-cell>
              <table:table-cell office:value-type="float" office:value="0.04475575">
                <text:p>0.04475575</text:p>
              </table:table-cell>
              <table:table-cell office:value-type="float" office:value="0.05747064">
                <text:p>0.05747064</text:p>
              </table:table-cell>
              <table:table-cell office:value-type="float" office:value="0.06184325">
                <text:p>0.06184325</text:p>
              </table:table-cell>
              <table:table-cell office:value-type="float" office:value="0.065424645">
                <text:p>0.065424645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402cm" style:legend-expansion="high" chart:style-name="ch3"/>
        <chart:plot-area chart:style-name="ch4" table:cell-range-address="Raatop.C121:Raatop.M125" chart:data-source-has-labels="both" svg:x="0.77cm" svg:y="1.635cm" svg:width="11.447cm" svg:height="6.765cm">
          <chartooo:coordinate-region svg:x="1.497cm" svg:y="1.847cm" svg:width="10.255cm" svg:height="5.88cm"/>
          <chart:axis chart:dimension="x" chart:name="primary-x" chart:style-name="ch5" chartooo:axis-type="auto">
            <chartooo:date-scale/>
            <chart:categories table:cell-range-address="Raatop.D121:Raatop.M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22:Raatop.M122" chart:label-cell-address="Raatop.C122:Raatop.C122" chart:class="chart:line">
            <chart:data-point chart:repeated="10"/>
          </chart:series>
          <chart:series chart:style-name="ch8" chart:values-cell-range-address="Raatop.D123:Raatop.M123" chart:label-cell-address="Raatop.C123:Raatop.C123" chart:class="chart:line">
            <chart:data-point chart:repeated="10"/>
          </chart:series>
          <chart:series chart:style-name="ch9" chart:values-cell-range-address="Raatop.D124:Raatop.M124" chart:label-cell-address="Raatop.C124:Raatop.C124" chart:class="chart:line">
            <chart:data-point chart:repeated="10"/>
          </chart:series>
          <chart:series chart:style-name="ch10" chart:values-cell-range-address="Raatop.D125:Raatop.M125" chart:label-cell-address="Raatop.C125:Raatop.C12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21:Raatop.M12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22:Raatop.C122</svg:desc>
                </draw:g>
              </table:table-cell>
              <table:table-cell office:value-type="float" office:value="0.3545">
                <text:p>0.3545</text:p>
                <draw:g>
                  <svg:desc>Raatop.D122:Raatop.M122</svg:desc>
                </draw:g>
              </table:table-cell>
              <table:table-cell office:value-type="float" office:value="0.3592">
                <text:p>0.3592</text:p>
              </table:table-cell>
              <table:table-cell office:value-type="float" office:value="0.3813">
                <text:p>0.3813</text:p>
              </table:table-cell>
              <table:table-cell office:value-type="float" office:value="0.4269">
                <text:p>0.4269</text:p>
              </table:table-cell>
              <table:table-cell office:value-type="float" office:value="0.4913">
                <text:p>0.4913</text:p>
              </table:table-cell>
              <table:table-cell office:value-type="float" office:value="0.5912">
                <text:p>0.5912</text:p>
              </table:table-cell>
              <table:table-cell office:value-type="float" office:value="0.7236">
                <text:p>0.7236</text:p>
              </table:table-cell>
              <table:table-cell office:value-type="float" office:value="1.2104">
                <text:p>1.2104</text:p>
              </table:table-cell>
              <table:table-cell office:value-type="float" office:value="1.871">
                <text:p>1.871</text:p>
              </table:table-cell>
              <table:table-cell office:value-type="float" office:value="3.6188">
                <text:p>3.6188</text:p>
              </table:table-cell>
            </table:table-row>
            <table:table-row>
              <table:table-cell office:value-type="string">
                <text:p>Flat cached</text:p>
                <draw:g>
                  <svg:desc>Raatop.C123:Raatop.C123</svg:desc>
                </draw:g>
              </table:table-cell>
              <table:table-cell office:value-type="float" office:value="0.2531">
                <text:p>0.2531</text:p>
                <draw:g>
                  <svg:desc>Raatop.D123:Raatop.M123</svg:desc>
                </draw:g>
              </table:table-cell>
              <table:table-cell office:value-type="float" office:value="0.3475">
                <text:p>0.3475</text:p>
              </table:table-cell>
              <table:table-cell office:value-type="float" office:value="0.366">
                <text:p>0.366</text:p>
              </table:table-cell>
              <table:table-cell office:value-type="float" office:value="0.4031">
                <text:p>0.4031</text:p>
              </table:table-cell>
              <table:table-cell office:value-type="float" office:value="0.4678">
                <text:p>0.4678</text:p>
              </table:table-cell>
              <table:table-cell office:value-type="float" office:value="0.5754">
                <text:p>0.5754</text:p>
              </table:table-cell>
              <table:table-cell office:value-type="float" office:value="0.71">
                <text:p>0.71</text:p>
              </table:table-cell>
              <table:table-cell office:value-type="float" office:value="1.2982">
                <text:p>1.2982</text:p>
              </table:table-cell>
              <table:table-cell office:value-type="float" office:value="2.233">
                <text:p>2.233</text:p>
              </table:table-cell>
              <table:table-cell office:value-type="float" office:value="4.3409">
                <text:p>4.3409</text:p>
              </table:table-cell>
            </table:table-row>
            <table:table-row>
              <table:table-cell office:value-type="string">
                <text:p>Pooled</text:p>
                <draw:g>
                  <svg:desc>Raatop.C124:Raatop.C124</svg:desc>
                </draw:g>
              </table:table-cell>
              <table:table-cell office:value-type="float" office:value="0.3176">
                <text:p>0.3176</text:p>
                <draw:g>
                  <svg:desc>Raatop.D124:Raatop.M124</svg:desc>
                </draw:g>
              </table:table-cell>
              <table:table-cell office:value-type="float" office:value="0.3636">
                <text:p>0.3636</text:p>
              </table:table-cell>
              <table:table-cell office:value-type="float" office:value="0.3737">
                <text:p>0.3737</text:p>
              </table:table-cell>
              <table:table-cell office:value-type="float" office:value="0.3858">
                <text:p>0.3858</text:p>
              </table:table-cell>
              <table:table-cell office:value-type="float" office:value="0.4575">
                <text:p>0.4575</text:p>
              </table:table-cell>
              <table:table-cell office:value-type="float" office:value="0.5226">
                <text:p>0.5226</text:p>
              </table:table-cell>
              <table:table-cell office:value-type="float" office:value="0.5873">
                <text:p>0.5873</text:p>
              </table:table-cell>
              <table:table-cell office:value-type="float" office:value="0.8974">
                <text:p>0.8974</text:p>
              </table:table-cell>
              <table:table-cell office:value-type="float" office:value="1.0852">
                <text:p>1.0852</text:p>
              </table:table-cell>
              <table:table-cell office:value-type="float" office:value="1.2997">
                <text:p>1.2997</text:p>
              </table:table-cell>
            </table:table-row>
            <table:table-row>
              <table:table-cell office:value-type="string">
                <text:p>Naive</text:p>
                <draw:g>
                  <svg:desc>Raatop.C125:Raatop.C125</svg:desc>
                </draw:g>
              </table:table-cell>
              <table:table-cell office:value-type="float" office:value="0.1522">
                <text:p>0.1522</text:p>
                <draw:g>
                  <svg:desc>Raatop.D125:Raatop.M125</svg:desc>
                </draw:g>
              </table:table-cell>
              <table:table-cell office:value-type="float" office:value="0.1714">
                <text:p>0.1714</text:p>
              </table:table-cell>
              <table:table-cell office:value-type="float" office:value="0.1768">
                <text:p>0.1768</text:p>
              </table:table-cell>
              <table:table-cell office:value-type="float" office:value="0.1769">
                <text:p>0.1769</text:p>
              </table:table-cell>
              <table:table-cell office:value-type="float" office:value="0.1995">
                <text:p>0.1995</text:p>
              </table:table-cell>
              <table:table-cell office:value-type="float" office:value="0.2393">
                <text:p>0.2393</text:p>
              </table:table-cell>
              <table:table-cell office:value-type="float" office:value="0.2998">
                <text:p>0.2998</text:p>
              </table:table-cell>
              <table:table-cell office:value-type="float" office:value="0.605">
                <text:p>0.605</text:p>
              </table:table-cell>
              <table:table-cell office:value-type="float" office:value="1.0096">
                <text:p>1.0096</text:p>
              </table:table-cell>
              <table:table-cell office:value-type="float" office:value="1.2109">
                <text:p>1.2109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61cm" svg:y="0.316cm" chart:style-name="ch2">
          <text:p>Find max depth, Flat tree, SIMD</text:p>
        </chart:title>
        <chart:legend chart:legend-position="end" svg:x="14.074cm" svg:y="4.188cm" style:legend-expansion="high" chart:style-name="ch3"/>
        <chart:plot-area chart:style-name="ch4" table:cell-range-address="Raatop.C152:Raatop.M153" chart:data-source-has-labels="both" svg:x="0.77cm" svg:y="1.635cm" svg:width="12.664cm" svg:height="6.765cm">
          <chartooo:coordinate-region svg:x="1.497cm" svg:y="1.847cm" svg:width="11.472cm" svg:height="5.88cm"/>
          <chart:axis chart:dimension="x" chart:name="primary-x" chart:style-name="ch5" chartooo:axis-type="auto">
            <chartooo:date-scale/>
            <chart:categories table:cell-range-address="Raatop.D152:Raatop.M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53:Raatop.M153" chart:label-cell-address="Raatop.C153:Raatop.C15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52:Raatop.M15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53:Raatop.C153</svg:desc>
                </draw:g>
              </table:table-cell>
              <table:table-cell office:value-type="float" office:value="0.0689">
                <text:p>0.0689</text:p>
                <draw:g>
                  <svg:desc>Raatop.D153:Raatop.M153</svg:desc>
                </draw:g>
              </table:table-cell>
              <table:table-cell office:value-type="float" office:value="0.0481">
                <text:p>0.0481</text:p>
              </table:table-cell>
              <table:table-cell office:value-type="float" office:value="0.0514">
                <text:p>0.0514</text:p>
              </table:table-cell>
              <table:table-cell office:value-type="float" office:value="0.0494">
                <text:p>0.0494</text:p>
              </table:table-cell>
              <table:table-cell office:value-type="float" office:value="0.099">
                <text:p>0.099</text:p>
              </table:table-cell>
              <table:table-cell office:value-type="float" office:value="0.1415">
                <text:p>0.1415</text:p>
              </table:table-cell>
              <table:table-cell office:value-type="float" office:value="0.2509">
                <text:p>0.2509</text:p>
              </table:table-cell>
              <table:table-cell office:value-type="float" office:value="0.4716">
                <text:p>0.4716</text:p>
              </table:table-cell>
              <table:table-cell office:value-type="float" office:value="0.8494">
                <text:p>0.8494</text:p>
              </table:table-cell>
              <table:table-cell office:value-type="float" office:value="3.02">
                <text:p>3.02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Find max depth normalized</text:p>
        </chart:title>
        <chart:legend chart:legend-position="end" svg:x="13.598cm" svg:y="3.664cm" style:legend-expansion="high" chart:style-name="ch3"/>
        <chart:plot-area chart:style-name="ch4" table:cell-range-address="Janne.D147:Janne.M150 Janne.C148:Janne.C150" chart:data-source-has-labels="both" svg:x="0.77cm" svg:y="1.635cm" svg:width="12.188cm" svg:height="6.765cm">
          <chartooo:coordinate-region svg:x="1.868cm" svg:y="1.847cm" svg:width="10.625cm" svg:height="5.88cm"/>
          <chart:axis chart:dimension="x" chart:name="primary-x" chart:style-name="ch5" chartooo:axis-type="auto">
            <chartooo:date-scale/>
            <chart:categories table:cell-range-address="Janne.D147:Janne.M1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48:Janne.M148" chart:label-cell-address="Janne.C148:Janne.C148" chart:class="chart:line">
            <chart:data-point chart:repeated="10"/>
          </chart:series>
          <chart:series chart:style-name="ch8" chart:values-cell-range-address="Janne.D149:Janne.M149" chart:label-cell-address="Janne.C149:Janne.C149" chart:class="chart:line">
            <chart:data-point chart:repeated="10"/>
          </chart:series>
          <chart:series chart:style-name="ch9" chart:values-cell-range-address="Janne.D150:Janne.M150" chart:label-cell-address="Janne.C150:Janne.C15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47:Janne.M1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48:Janne.C148</svg:desc>
                </draw:g>
              </table:table-cell>
              <table:table-cell office:value-type="float" office:value="0.00121">
                <text:p>0.00121</text:p>
                <draw:g>
                  <svg:desc>Janne.D148:Janne.M148</svg:desc>
                </draw:g>
              </table:table-cell>
              <table:table-cell office:value-type="float" office:value="0.000274">
                <text:p>0.000274</text:p>
              </table:table-cell>
              <table:table-cell office:value-type="float" office:value="0.000154">
                <text:p>0.000154</text:p>
              </table:table-cell>
              <table:table-cell office:value-type="float" office:value="0.000069">
                <text:p>0.000069</text:p>
              </table:table-cell>
              <table:table-cell office:value-type="float" office:value="0.0000394">
                <text:p>0.0000394</text:p>
              </table:table-cell>
              <table:table-cell office:value-type="float" office:value="0.0000313">
                <text:p>0.0000313</text:p>
              </table:table-cell>
              <table:table-cell office:value-type="float" office:value="0.0000285">
                <text:p>0.0000285</text:p>
              </table:table-cell>
              <table:table-cell office:value-type="float" office:value="0.00002488">
                <text:p>0.00002488</text:p>
              </table:table-cell>
              <table:table-cell office:value-type="float" office:value="0.00002137">
                <text:p>0.00002137</text:p>
              </table:table-cell>
              <table:table-cell office:value-type="float" office:value="0.0000394">
                <text:p>0.0000394</text:p>
              </table:table-cell>
            </table:table-row>
            <table:table-row>
              <table:table-cell office:value-type="string">
                <text:p>Pooled</text:p>
                <draw:g>
                  <svg:desc>Janne.C149:Janne.C149</svg:desc>
                </draw:g>
              </table:table-cell>
              <table:table-cell office:value-type="float" office:value="0.00936">
                <text:p>0.00936</text:p>
                <draw:g>
                  <svg:desc>Janne.D149:Janne.M149</svg:desc>
                </draw:g>
              </table:table-cell>
              <table:table-cell office:value-type="float" office:value="0.005678">
                <text:p>0.005678</text:p>
              </table:table-cell>
              <table:table-cell office:value-type="float" office:value="0.004468">
                <text:p>0.004468</text:p>
              </table:table-cell>
              <table:table-cell office:value-type="float" office:value="0.003959">
                <text:p>0.003959</text:p>
              </table:table-cell>
              <table:table-cell office:value-type="float" office:value="0.0049434">
                <text:p>0.0049434</text:p>
              </table:table-cell>
              <table:table-cell office:value-type="float" office:value="0.0060071">
                <text:p>0.0060071</text:p>
              </table:table-cell>
              <table:table-cell office:value-type="float" office:value="0.008006">
                <text:p>0.008006</text:p>
              </table:table-cell>
              <table:table-cell office:value-type="float" office:value="0.01834818">
                <text:p>0.01834818</text:p>
              </table:table-cell>
              <table:table-cell office:value-type="float" office:value="0.02167081">
                <text:p>0.02167081</text:p>
              </table:table-cell>
              <table:table-cell office:value-type="float" office:value="0.024120225">
                <text:p>0.024120225</text:p>
              </table:table-cell>
            </table:table-row>
            <table:table-row>
              <table:table-cell office:value-type="string">
                <text:p>Naive</text:p>
                <draw:g>
                  <svg:desc>Janne.C150:Janne.C150</svg:desc>
                </draw:g>
              </table:table-cell>
              <table:table-cell office:value-type="float" office:value="0.00929">
                <text:p>0.00929</text:p>
                <draw:g>
                  <svg:desc>Janne.D150:Janne.M150</svg:desc>
                </draw:g>
              </table:table-cell>
              <table:table-cell office:value-type="float" office:value="0.00561">
                <text:p>0.00561</text:p>
              </table:table-cell>
              <table:table-cell office:value-type="float" office:value="0.004509">
                <text:p>0.004509</text:p>
              </table:table-cell>
              <table:table-cell office:value-type="float" office:value="0.004036">
                <text:p>0.004036</text:p>
              </table:table-cell>
              <table:table-cell office:value-type="float" office:value="0.0051838">
                <text:p>0.0051838</text:p>
              </table:table-cell>
              <table:table-cell office:value-type="float" office:value="0.0062286">
                <text:p>0.0062286</text:p>
              </table:table-cell>
              <table:table-cell office:value-type="float" office:value="0.00864265">
                <text:p>0.00864265</text:p>
              </table:table-cell>
              <table:table-cell office:value-type="float" office:value="0.01919102">
                <text:p>0.01919102</text:p>
              </table:table-cell>
              <table:table-cell office:value-type="float" office:value="0.02151095">
                <text:p>0.02151095</text:p>
              </table:table-cell>
              <table:table-cell office:value-type="float" office:value="0.02399632">
                <text:p>0.02399632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Find count normalized</text:p>
        </chart:title>
        <chart:legend chart:legend-position="end" svg:x="12.857cm" svg:y="3.14cm" style:legend-expansion="high" chart:style-name="ch3"/>
        <chart:plot-area chart:style-name="ch4" table:cell-range-address="Janne.D155:Janne.M160 Janne.C156:Janne.C160" chart:data-source-has-labels="both" svg:x="0.77cm" svg:y="1.635cm" svg:width="11.447cm" svg:height="6.765cm">
          <chartooo:coordinate-region svg:x="1.868cm" svg:y="1.847cm" svg:width="9.884cm" svg:height="5.88cm"/>
          <chart:axis chart:dimension="x" chart:name="primary-x" chart:style-name="ch5" chartooo:axis-type="auto">
            <chartooo:date-scale/>
            <chart:categories table:cell-range-address="Janne.D155:Janne.M1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56:Janne.M156" chart:label-cell-address="Janne.C156:Janne.C156" chart:class="chart:line">
            <chart:data-point chart:repeated="10"/>
          </chart:series>
          <chart:series chart:style-name="ch8" chart:values-cell-range-address="Janne.D157:Janne.M157" chart:label-cell-address="Janne.C157:Janne.C157" chart:class="chart:line">
            <chart:data-point chart:repeated="10"/>
          </chart:series>
          <chart:series chart:style-name="ch9" chart:values-cell-range-address="Janne.D158:Janne.M158" chart:label-cell-address="Janne.C158:Janne.C158" chart:class="chart:line">
            <chart:data-point chart:repeated="10"/>
          </chart:series>
          <chart:series chart:style-name="ch10" chart:values-cell-range-address="Janne.D159:Janne.M159" chart:label-cell-address="Janne.C159:Janne.C159" chart:class="chart:line">
            <chart:data-point chart:repeated="10"/>
          </chart:series>
          <chart:series chart:style-name="ch11" chart:values-cell-range-address="Janne.D160:Janne.M160" chart:label-cell-address="Janne.C160:Janne.C16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55:Janne.M15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56:Janne.C156</svg:desc>
                </draw:g>
              </table:table-cell>
              <table:table-cell office:value-type="float" office:value="0.00135">
                <text:p>0.00135</text:p>
                <draw:g>
                  <svg:desc>Janne.D156:Janne.M156</svg:desc>
                </draw:g>
              </table:table-cell>
              <table:table-cell office:value-type="float" office:value="0.000264">
                <text:p>0.000264</text:p>
              </table:table-cell>
              <table:table-cell office:value-type="float" office:value="0.000117">
                <text:p>0.000117</text:p>
              </table:table-cell>
              <table:table-cell office:value-type="float" office:value="0.000051">
                <text:p>0.000051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148">
                <text:p>0.0000148</text:p>
              </table:table-cell>
              <table:table-cell office:value-type="float" office:value="0.00000735">
                <text:p>0.00000735</text:p>
              </table:table-cell>
              <table:table-cell office:value-type="float" office:value="0.00000268">
                <text:p>0.00000268</text:p>
              </table:table-cell>
              <table:table-cell office:value-type="float" office:value="0.00000166">
                <text:p>0.00000166</text:p>
              </table:table-cell>
              <table:table-cell office:value-type="float" office:value="0.00000089">
                <text:p>0.00000089</text:p>
              </table:table-cell>
            </table:table-row>
            <table:table-row>
              <table:table-cell office:value-type="string">
                <text:p>Flat cached</text:p>
                <draw:g>
                  <svg:desc>Janne.C157:Janne.C157</svg:desc>
                </draw:g>
              </table:table-cell>
              <table:table-cell office:value-type="float" office:value="0.00134">
                <text:p>0.00134</text:p>
                <draw:g>
                  <svg:desc>Janne.D157:Janne.M157</svg:desc>
                </draw:g>
              </table:table-cell>
              <table:table-cell office:value-type="float" office:value="0.000272">
                <text:p>0.000272</text:p>
              </table:table-cell>
              <table:table-cell office:value-type="float" office:value="0.000124">
                <text:p>0.000124</text:p>
              </table:table-cell>
              <table:table-cell office:value-type="float" office:value="0.0000545">
                <text:p>0.0000545</text:p>
              </table:table-cell>
              <table:table-cell office:value-type="float" office:value="0.0000274">
                <text:p>0.0000274</text:p>
              </table:table-cell>
              <table:table-cell office:value-type="float" office:value="0.0000146">
                <text:p>0.0000146</text:p>
              </table:table-cell>
              <table:table-cell office:value-type="float" office:value="0.00000755">
                <text:p>0.00000755</text:p>
              </table:table-cell>
              <table:table-cell office:value-type="float" office:value="0.00000298">
                <text:p>0.00000298</text:p>
              </table:table-cell>
              <table:table-cell office:value-type="float" office:value="0.00000168">
                <text:p>0.00000168</text:p>
              </table:table-cell>
              <table:table-cell office:value-type="float" office:value="0.00000095">
                <text:p>0.00000095</text:p>
              </table:table-cell>
            </table:table-row>
            <table:table-row>
              <table:table-cell office:value-type="string">
                <text:p>Flat cold</text:p>
                <draw:g>
                  <svg:desc>Janne.C158:Janne.C158</svg:desc>
                </draw:g>
              </table:table-cell>
              <table:table-cell office:value-type="float" office:value="0.00127">
                <text:p>0.00127</text:p>
                <draw:g>
                  <svg:desc>Janne.D158:Janne.M158</svg:desc>
                </draw:g>
              </table:table-cell>
              <table:table-cell office:value-type="float" office:value="0.000272">
                <text:p>0.000272</text:p>
              </table:table-cell>
              <table:table-cell office:value-type="float" office:value="0.000122">
                <text:p>0.000122</text:p>
              </table:table-cell>
              <table:table-cell office:value-type="float" office:value="0.0000535">
                <text:p>0.0000535</text:p>
              </table:table-cell>
              <table:table-cell office:value-type="float" office:value="0.0000258">
                <text:p>0.0000258</text:p>
              </table:table-cell>
              <table:table-cell office:value-type="float" office:value="0.0000132">
                <text:p>0.0000132</text:p>
              </table:table-cell>
              <table:table-cell office:value-type="float" office:value="0.0000065">
                <text:p>0.0000065</text:p>
              </table:table-cell>
              <table:table-cell office:value-type="float" office:value="0.00000264">
                <text:p>0.00000264</text:p>
              </table:table-cell>
              <table:table-cell office:value-type="float" office:value="0.00000141">
                <text:p>0.00000141</text:p>
              </table:table-cell>
              <table:table-cell office:value-type="float" office:value="0.000001115">
                <text:p>0.000001115</text:p>
              </table:table-cell>
            </table:table-row>
            <table:table-row>
              <table:table-cell office:value-type="string">
                <text:p>Pooled</text:p>
                <draw:g>
                  <svg:desc>Janne.C159:Janne.C159</svg:desc>
                </draw:g>
              </table:table-cell>
              <table:table-cell office:value-type="float" office:value="0.00908">
                <text:p>0.00908</text:p>
                <draw:g>
                  <svg:desc>Janne.D159:Janne.M159</svg:desc>
                </draw:g>
              </table:table-cell>
              <table:table-cell office:value-type="float" office:value="0.004912">
                <text:p>0.004912</text:p>
              </table:table-cell>
              <table:table-cell office:value-type="float" office:value="0.004162">
                <text:p>0.004162</text:p>
              </table:table-cell>
              <table:table-cell office:value-type="float" office:value="0.0037685">
                <text:p>0.0037685</text:p>
              </table:table-cell>
              <table:table-cell office:value-type="float" office:value="0.0049096">
                <text:p>0.0049096</text:p>
              </table:table-cell>
              <table:table-cell office:value-type="float" office:value="0.0074391">
                <text:p>0.0074391</text:p>
              </table:table-cell>
              <table:table-cell office:value-type="float" office:value="0.0118414">
                <text:p>0.0118414</text:p>
              </table:table-cell>
              <table:table-cell office:value-type="float" office:value="0.01986586">
                <text:p>0.01986586</text:p>
              </table:table-cell>
              <table:table-cell office:value-type="float" office:value="0.02161121">
                <text:p>0.02161121</text:p>
              </table:table-cell>
              <table:table-cell office:value-type="float" office:value="0.02326804">
                <text:p>0.02326804</text:p>
              </table:table-cell>
            </table:table-row>
            <table:table-row>
              <table:table-cell office:value-type="string">
                <text:p>Naive</text:p>
                <draw:g>
                  <svg:desc>Janne.C160:Janne.C160</svg:desc>
                </draw:g>
              </table:table-cell>
              <table:table-cell office:value-type="float" office:value="0.00904">
                <text:p>0.00904</text:p>
                <draw:g>
                  <svg:desc>Janne.D160:Janne.M160</svg:desc>
                </draw:g>
              </table:table-cell>
              <table:table-cell office:value-type="float" office:value="0.004916">
                <text:p>0.004916</text:p>
              </table:table-cell>
              <table:table-cell office:value-type="float" office:value="0.004203">
                <text:p>0.004203</text:p>
              </table:table-cell>
              <table:table-cell office:value-type="float" office:value="0.003842">
                <text:p>0.003842</text:p>
              </table:table-cell>
              <table:table-cell office:value-type="float" office:value="0.0051366">
                <text:p>0.0051366</text:p>
              </table:table-cell>
              <table:table-cell office:value-type="float" office:value="0.0076407">
                <text:p>0.0076407</text:p>
              </table:table-cell>
              <table:table-cell office:value-type="float" office:value="0.01257485">
                <text:p>0.01257485</text:p>
              </table:table-cell>
              <table:table-cell office:value-type="float" office:value="0.02069408">
                <text:p>0.02069408</text:p>
              </table:table-cell>
              <table:table-cell office:value-type="float" office:value="0.02169442">
                <text:p>0.02169442</text:p>
              </table:table-cell>
              <table:table-cell office:value-type="float" office:value="0.023193785">
                <text:p>0.023193785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402cm" style:legend-expansion="high" chart:style-name="ch3"/>
        <chart:plot-area chart:style-name="ch4" table:cell-range-address="Janne.D121:Janne.M125 Janne.C122:Janne.C125" chart:data-source-has-labels="both" svg:x="0.77cm" svg:y="1.635cm" svg:width="11.447cm" svg:height="6.765cm">
          <chartooo:coordinate-region svg:x="1.497cm" svg:y="1.848cm" svg:width="10.255cm" svg:height="5.879cm"/>
          <chart:axis chart:dimension="x" chart:name="primary-x" chart:style-name="ch5" chartooo:axis-type="auto">
            <chartooo:date-scale/>
            <chart:categories table:cell-range-address="Janne.D121:Janne.M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22:Janne.M122" chart:label-cell-address="Janne.C122:Janne.C122" chart:class="chart:line">
            <chart:data-point chart:repeated="10"/>
          </chart:series>
          <chart:series chart:style-name="ch8" chart:values-cell-range-address="Janne.D123:Janne.M123" chart:label-cell-address="Janne.C123:Janne.C123" chart:class="chart:line">
            <chart:data-point chart:repeated="10"/>
          </chart:series>
          <chart:series chart:style-name="ch9" chart:values-cell-range-address="Janne.D124:Janne.M124" chart:label-cell-address="Janne.C124:Janne.C124" chart:class="chart:line">
            <chart:data-point chart:repeated="10"/>
          </chart:series>
          <chart:series chart:style-name="ch10" chart:values-cell-range-address="Janne.D125:Janne.M125" chart:label-cell-address="Janne.C125:Janne.C12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21:Janne.M12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22:Janne.C122</svg:desc>
                </draw:g>
              </table:table-cell>
              <table:table-cell office:value-type="float" office:value="0.0671">
                <text:p>0.0671</text:p>
                <draw:g>
                  <svg:desc>Janne.D122:Janne.M122</svg:desc>
                </draw:g>
              </table:table-cell>
              <table:table-cell office:value-type="float" office:value="0.093">
                <text:p>0.093</text:p>
              </table:table-cell>
              <table:table-cell office:value-type="float" office:value="0.0992">
                <text:p>0.0992</text:p>
              </table:table-cell>
              <table:table-cell office:value-type="float" office:value="0.109">
                <text:p>0.109</text:p>
              </table:table-cell>
              <table:table-cell office:value-type="float" office:value="0.1273">
                <text:p>0.1273</text:p>
              </table:table-cell>
              <table:table-cell office:value-type="float" office:value="0.1516">
                <text:p>0.1516</text:p>
              </table:table-cell>
              <table:table-cell office:value-type="float" office:value="0.1898">
                <text:p>0.1898</text:p>
              </table:table-cell>
              <table:table-cell office:value-type="float" office:value="0.2829">
                <text:p>0.2829</text:p>
              </table:table-cell>
              <table:table-cell office:value-type="float" office:value="0.5218">
                <text:p>0.5218</text:p>
              </table:table-cell>
              <table:table-cell office:value-type="float" office:value="1.0032">
                <text:p>1.0032</text:p>
              </table:table-cell>
            </table:table-row>
            <table:table-row>
              <table:table-cell office:value-type="string">
                <text:p>Flat cached</text:p>
                <draw:g>
                  <svg:desc>Janne.C123:Janne.C123</svg:desc>
                </draw:g>
              </table:table-cell>
              <table:table-cell office:value-type="float" office:value="0.0578">
                <text:p>0.0578</text:p>
                <draw:g>
                  <svg:desc>Janne.D123:Janne.M123</svg:desc>
                </draw:g>
              </table:table-cell>
              <table:table-cell office:value-type="float" office:value="0.0858">
                <text:p>0.0858</text:p>
              </table:table-cell>
              <table:table-cell office:value-type="float" office:value="0.0939">
                <text:p>0.0939</text:p>
              </table:table-cell>
              <table:table-cell office:value-type="float" office:value="0.1031">
                <text:p>0.1031</text:p>
              </table:table-cell>
              <table:table-cell office:value-type="float" office:value="0.1225">
                <text:p>0.1225</text:p>
              </table:table-cell>
              <table:table-cell office:value-type="float" office:value="0.1439">
                <text:p>0.1439</text:p>
              </table:table-cell>
              <table:table-cell office:value-type="float" office:value="0.1939">
                <text:p>0.1939</text:p>
              </table:table-cell>
              <table:table-cell office:value-type="float" office:value="0.3642">
                <text:p>0.3642</text:p>
              </table:table-cell>
              <table:table-cell office:value-type="float" office:value="0.5995">
                <text:p>0.5995</text:p>
              </table:table-cell>
              <table:table-cell office:value-type="float" office:value="1.0789">
                <text:p>1.0789</text:p>
              </table:table-cell>
            </table:table-row>
            <table:table-row>
              <table:table-cell office:value-type="string">
                <text:p>Pooled</text:p>
                <draw:g>
                  <svg:desc>Janne.C124:Janne.C124</svg:desc>
                </draw:g>
              </table:table-cell>
              <table:table-cell office:value-type="float" office:value="0.0822">
                <text:p>0.0822</text:p>
                <draw:g>
                  <svg:desc>Janne.D124:Janne.M124</svg:desc>
                </draw:g>
              </table:table-cell>
              <table:table-cell office:value-type="float" office:value="0.0918">
                <text:p>0.0918</text:p>
              </table:table-cell>
              <table:table-cell office:value-type="float" office:value="0.0936">
                <text:p>0.0936</text:p>
              </table:table-cell>
              <table:table-cell office:value-type="float" office:value="0.0988">
                <text:p>0.0988</text:p>
              </table:table-cell>
              <table:table-cell office:value-type="float" office:value="0.1173">
                <text:p>0.1173</text:p>
              </table:table-cell>
              <table:table-cell office:value-type="float" office:value="0.1307">
                <text:p>0.1307</text:p>
              </table:table-cell>
              <table:table-cell office:value-type="float" office:value="0.1777">
                <text:p>0.1777</text:p>
              </table:table-cell>
              <table:table-cell office:value-type="float" office:value="0.2932">
                <text:p>0.2932</text:p>
              </table:table-cell>
              <table:table-cell office:value-type="float" office:value="0.3551">
                <text:p>0.3551</text:p>
              </table:table-cell>
              <table:table-cell office:value-type="float" office:value="0.4138">
                <text:p>0.4138</text:p>
              </table:table-cell>
            </table:table-row>
            <table:table-row>
              <table:table-cell office:value-type="string">
                <text:p>Naive</text:p>
                <draw:g>
                  <svg:desc>Janne.C125:Janne.C125</svg:desc>
                </draw:g>
              </table:table-cell>
              <table:table-cell office:value-type="float" office:value="0.0372">
                <text:p>0.0372</text:p>
                <draw:g>
                  <svg:desc>Janne.D125:Janne.M125</svg:desc>
                </draw:g>
              </table:table-cell>
              <table:table-cell office:value-type="float" office:value="0.0417">
                <text:p>0.0417</text:p>
              </table:table-cell>
              <table:table-cell office:value-type="float" office:value="0.0418">
                <text:p>0.0418</text:p>
              </table:table-cell>
              <table:table-cell office:value-type="float" office:value="0.0427">
                <text:p>0.0427</text:p>
              </table:table-cell>
              <table:table-cell office:value-type="float" office:value="0.0502">
                <text:p>0.0502</text:p>
              </table:table-cell>
              <table:table-cell office:value-type="float" office:value="0.0549">
                <text:p>0.0549</text:p>
              </table:table-cell>
              <table:table-cell office:value-type="float" office:value="0.0802">
                <text:p>0.0802</text:p>
              </table:table-cell>
              <table:table-cell office:value-type="float" office:value="0.1558">
                <text:p>0.1558</text:p>
              </table:table-cell>
              <table:table-cell office:value-type="float" office:value="0.2826">
                <text:p>0.2826</text:p>
              </table:table-cell>
              <table:table-cell office:value-type="float" office:value="0.3421">
                <text:p>0.3421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61cm" svg:y="0.316cm" chart:style-name="ch2">
          <text:p>Find max depth, Flat tree, SIMD</text:p>
        </chart:title>
        <chart:legend chart:legend-position="end" svg:x="14.074cm" svg:y="4.188cm" style:legend-expansion="high" chart:style-name="ch3"/>
        <chart:plot-area chart:style-name="ch4" table:cell-range-address="Janne.D152:Janne.M153 Janne.C153:Janne.C153" chart:data-source-has-labels="both" svg:x="0.77cm" svg:y="1.635cm" svg:width="12.664cm" svg:height="6.765cm">
          <chartooo:coordinate-region svg:x="1.497cm" svg:y="1.847cm" svg:width="11.472cm" svg:height="5.88cm"/>
          <chart:axis chart:dimension="x" chart:name="primary-x" chart:style-name="ch5" chartooo:axis-type="auto">
            <chartooo:date-scale/>
            <chart:categories table:cell-range-address="Janne.D152:Janne.M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53:Janne.M153" chart:label-cell-address="Janne.C153:Janne.C15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52:Janne.M15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53:Janne.C153</svg:desc>
                </draw:g>
              </table:table-cell>
              <table:table-cell office:value-type="float" office:value="0.0121">
                <text:p>0.0121</text:p>
                <draw:g>
                  <svg:desc>Janne.D153:Janne.M153</svg:desc>
                </draw:g>
              </table:table-cell>
              <table:table-cell office:value-type="float" office:value="0.0137">
                <text:p>0.0137</text:p>
              </table:table-cell>
              <table:table-cell office:value-type="float" office:value="0.0154">
                <text:p>0.0154</text:p>
              </table:table-cell>
              <table:table-cell office:value-type="float" office:value="0.0138">
                <text:p>0.0138</text:p>
              </table:table-cell>
              <table:table-cell office:value-type="float" office:value="0.0197">
                <text:p>0.0197</text:p>
              </table:table-cell>
              <table:table-cell office:value-type="float" office:value="0.0313">
                <text:p>0.0313</text:p>
              </table:table-cell>
              <table:table-cell office:value-type="float" office:value="0.057">
                <text:p>0.057</text:p>
              </table:table-cell>
              <table:table-cell office:value-type="float" office:value="0.1244">
                <text:p>0.1244</text:p>
              </table:table-cell>
              <table:table-cell office:value-type="float" office:value="0.2137">
                <text:p>0.2137</text:p>
              </table:table-cell>
              <table:table-cell office:value-type="float" office:value="0.788">
                <text:p>0.788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th node normalized</text:p>
        </chart:title>
        <chart:legend chart:legend-position="end" svg:x="13.598cm" svg:y="3.926cm" style:legend-expansion="high" chart:style-name="ch3"/>
        <chart:plot-area chart:style-name="ch4" table:cell-range-address="RaatoPC.D127:RaatoPC.M129 RaatoPC.C128:RaatoPC.C129" chart:data-source-has-labels="both" svg:x="0.77cm" svg:y="1.635cm" svg:width="12.188cm" svg:height="6.765cm">
          <chartooo:coordinate-region svg:x="1.868cm" svg:y="1.847cm" svg:width="10.625cm" svg:height="5.88cm"/>
          <chart:axis chart:dimension="x" chart:name="primary-x" chart:style-name="ch5" chartooo:axis-type="auto">
            <chartooo:date-scale/>
            <chart:categories table:cell-range-address="RaatoPC.D127:RaatoPC.M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28:RaatoPC.M128" chart:label-cell-address="RaatoPC.C128:RaatoPC.C128" chart:class="chart:line">
            <chart:data-point chart:repeated="10"/>
          </chart:series>
          <chart:series chart:style-name="ch8" chart:values-cell-range-address="RaatoPC.D129:RaatoPC.M129" chart:label-cell-address="RaatoPC.C129:RaatoPC.C12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27:RaatoPC.M12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Pooled</text:p>
                <draw:g>
                  <svg:desc>RaatoPC.C128:RaatoPC.C128</svg:desc>
                </draw:g>
              </table:table-cell>
              <table:table-cell office:value-type="float" office:value="0.00537">
                <text:p>0.00537</text:p>
                <draw:g>
                  <svg:desc>RaatoPC.D128:RaatoPC.M128</svg:desc>
                </draw:g>
              </table:table-cell>
              <table:table-cell office:value-type="float" office:value="0.003502">
                <text:p>0.003502</text:p>
              </table:table-cell>
              <table:table-cell office:value-type="float" office:value="0.002997">
                <text:p>0.002997</text:p>
              </table:table-cell>
              <table:table-cell office:value-type="float" office:value="0.0026475">
                <text:p>0.0026475</text:p>
              </table:table-cell>
              <table:table-cell office:value-type="float" office:value="0.0026724">
                <text:p>0.0026724</text:p>
              </table:table-cell>
              <table:table-cell office:value-type="float" office:value="0.0029429">
                <text:p>0.0029429</text:p>
              </table:table-cell>
              <table:table-cell office:value-type="float" office:value="0.0032647">
                <text:p>0.0032647</text:p>
              </table:table-cell>
              <table:table-cell office:value-type="float" office:value="0.00554156">
                <text:p>0.00554156</text:p>
              </table:table-cell>
              <table:table-cell office:value-type="float" office:value="0.00633389">
                <text:p>0.00633389</text:p>
              </table:table-cell>
              <table:table-cell office:value-type="float" office:value="0.007332695">
                <text:p>0.007332695</text:p>
              </table:table-cell>
            </table:table-row>
            <table:table-row>
              <table:table-cell office:value-type="string">
                <text:p>Naive</text:p>
                <draw:g>
                  <svg:desc>RaatoPC.C129:RaatoPC.C129</svg:desc>
                </draw:g>
              </table:table-cell>
              <table:table-cell office:value-type="float" office:value="0.00524">
                <text:p>0.00524</text:p>
                <draw:g>
                  <svg:desc>RaatoPC.D129:RaatoPC.M129</svg:desc>
                </draw:g>
              </table:table-cell>
              <table:table-cell office:value-type="float" office:value="0.003496">
                <text:p>0.003496</text:p>
              </table:table-cell>
              <table:table-cell office:value-type="float" office:value="0.003019">
                <text:p>0.003019</text:p>
              </table:table-cell>
              <table:table-cell office:value-type="float" office:value="0.0026535">
                <text:p>0.0026535</text:p>
              </table:table-cell>
              <table:table-cell office:value-type="float" office:value="0.0027222">
                <text:p>0.0027222</text:p>
              </table:table-cell>
              <table:table-cell office:value-type="float" office:value="0.0029697">
                <text:p>0.0029697</text:p>
              </table:table-cell>
              <table:table-cell office:value-type="float" office:value="0.0034605">
                <text:p>0.0034605</text:p>
              </table:table-cell>
              <table:table-cell office:value-type="float" office:value="0.00563426">
                <text:p>0.00563426</text:p>
              </table:table-cell>
              <table:table-cell office:value-type="float" office:value="0.00623845">
                <text:p>0.00623845</text:p>
              </table:table-cell>
              <table:table-cell office:value-type="float" office:value="0.00738272">
                <text:p>0.007382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14cm" style:legend-expansion="high" chart:style-name="ch3"/>
        <chart:plot-area chart:style-name="ch4" table:cell-range-address="RaatoPC.D33:RaatoPC.M38 RaatoPC.C34:RaatoPC.C38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C.D33:RaatoPC.M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34:RaatoPC.M34" chart:label-cell-address="RaatoPC.C34:RaatoPC.C34" chart:class="chart:line">
            <chart:data-point chart:repeated="10"/>
          </chart:series>
          <chart:series chart:style-name="ch8" chart:values-cell-range-address="RaatoPC.D35:RaatoPC.M35" chart:label-cell-address="RaatoPC.C35:RaatoPC.C35" chart:class="chart:line">
            <chart:data-point chart:repeated="10"/>
          </chart:series>
          <chart:series chart:style-name="ch9" chart:values-cell-range-address="RaatoPC.D36:RaatoPC.M36" chart:label-cell-address="RaatoPC.C36:RaatoPC.C36" chart:class="chart:line">
            <chart:data-point chart:repeated="10"/>
          </chart:series>
          <chart:series chart:style-name="ch10" chart:values-cell-range-address="RaatoPC.D37:RaatoPC.M37" chart:label-cell-address="RaatoPC.C37:RaatoPC.C37" chart:class="chart:line">
            <chart:data-point chart:repeated="10"/>
          </chart:series>
          <chart:series chart:style-name="ch11" chart:values-cell-range-address="RaatoPC.D38:RaatoPC.M38" chart:label-cell-address="RaatoPC.C38:RaatoPC.C3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33:RaatoPC.M33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34:RaatoPC.C34</svg:desc>
                </draw:g>
              </table:table-cell>
              <table:table-cell office:value-type="float" office:value="0.0968">
                <text:p>0.0968</text:p>
                <draw:g>
                  <svg:desc>RaatoPC.D34:RaatoPC.M34</svg:desc>
                </draw:g>
              </table:table-cell>
              <table:table-cell office:value-type="float" office:value="0.2362">
                <text:p>0.2362</text:p>
              </table:table-cell>
              <table:table-cell office:value-type="float" office:value="0.3271">
                <text:p>0.3271</text:p>
              </table:table-cell>
              <table:table-cell office:value-type="float" office:value="0.5315">
                <text:p>0.5315</text:p>
              </table:table-cell>
              <table:table-cell office:value-type="float" office:value="1.2228">
                <text:p>1.2228</text:p>
              </table:table-cell>
              <table:table-cell office:value-type="float" office:value="2.4403">
                <text:p>2.4403</text:p>
              </table:table-cell>
              <table:table-cell office:value-type="float" office:value="4.35">
                <text:p>4.35</text:p>
              </table:table-cell>
              <table:table-cell office:value-type="float" office:value="10.0069">
                <text:p>10.0069</text:p>
              </table:table-cell>
              <table:table-cell office:value-type="float" office:value="12.1403">
                <text:p>12.1403</text:p>
              </table:table-cell>
              <table:table-cell office:value-type="float" office:value="28.6844">
                <text:p>28.6844</text:p>
              </table:table-cell>
            </table:table-row>
            <table:table-row>
              <table:table-cell office:value-type="string">
                <text:p>Flat cached</text:p>
                <draw:g>
                  <svg:desc>RaatoPC.C35:RaatoPC.C35</svg:desc>
                </draw:g>
              </table:table-cell>
              <table:table-cell office:value-type="float" office:value="0.0667">
                <text:p>0.0667</text:p>
                <draw:g>
                  <svg:desc>RaatoPC.D35:RaatoPC.M35</svg:desc>
                </draw:g>
              </table:table-cell>
              <table:table-cell office:value-type="float" office:value="0.0701">
                <text:p>0.0701</text:p>
              </table:table-cell>
              <table:table-cell office:value-type="float" office:value="0.0677">
                <text:p>0.0677</text:p>
              </table:table-cell>
              <table:table-cell office:value-type="float" office:value="0.0662">
                <text:p>0.0662</text:p>
              </table:table-cell>
              <table:table-cell office:value-type="float" office:value="0.0654">
                <text:p>0.0654</text:p>
              </table:table-cell>
              <table:table-cell office:value-type="float" office:value="0.0671">
                <text:p>0.0671</text:p>
              </table:table-cell>
              <table:table-cell office:value-type="float" office:value="0.0664">
                <text:p>0.0664</text:p>
              </table:table-cell>
              <table:table-cell office:value-type="float" office:value="0.0713">
                <text:p>0.0713</text:p>
              </table:table-cell>
              <table:table-cell office:value-type="float" office:value="0.0669">
                <text:p>0.0669</text:p>
              </table:table-cell>
              <table:table-cell office:value-type="float" office:value="0.0686">
                <text:p>0.0686</text:p>
              </table:table-cell>
            </table:table-row>
            <table:table-row>
              <table:table-cell office:value-type="string">
                <text:p>Flat cold</text:p>
                <draw:g>
                  <svg:desc>RaatoPC.C36:RaatoPC.C36</svg:desc>
                </draw:g>
              </table:table-cell>
              <table:table-cell office:value-type="float" office:value="0.2733">
                <text:p>0.2733</text:p>
                <draw:g>
                  <svg:desc>RaatoPC.D36:RaatoPC.M36</svg:desc>
                </draw:g>
              </table:table-cell>
              <table:table-cell office:value-type="float" office:value="0.3697">
                <text:p>0.3697</text:p>
              </table:table-cell>
              <table:table-cell office:value-type="float" office:value="0.4689">
                <text:p>0.4689</text:p>
              </table:table-cell>
              <table:table-cell office:value-type="float" office:value="0.6766">
                <text:p>0.6766</text:p>
              </table:table-cell>
              <table:table-cell office:value-type="float" office:value="1.4313">
                <text:p>1.4313</text:p>
              </table:table-cell>
              <table:table-cell office:value-type="float" office:value="2.7403">
                <text:p>2.7403</text:p>
              </table:table-cell>
              <table:table-cell office:value-type="float" office:value="6.0793">
                <text:p>6.0793</text:p>
              </table:table-cell>
              <table:table-cell office:value-type="float" office:value="21.8391">
                <text:p>21.8391</text:p>
              </table:table-cell>
              <table:table-cell office:value-type="float" office:value="48.7194">
                <text:p>48.7194</text:p>
              </table:table-cell>
              <table:table-cell office:value-type="float" office:value="106.2991">
                <text:p>106.2991</text:p>
              </table:table-cell>
            </table:table-row>
            <table:table-row>
              <table:table-cell office:value-type="string">
                <text:p>Pooled</text:p>
                <draw:g>
                  <svg:desc>RaatoPC.C37:RaatoPC.C37</svg:desc>
                </draw:g>
              </table:table-cell>
              <table:table-cell office:value-type="float" office:value="0.0465">
                <text:p>0.0465</text:p>
                <draw:g>
                  <svg:desc>RaatoPC.D37:RaatoPC.M37</svg:desc>
                </draw:g>
              </table:table-cell>
              <table:table-cell office:value-type="float" office:value="0.0514">
                <text:p>0.0514</text:p>
              </table:table-cell>
              <table:table-cell office:value-type="float" office:value="0.052">
                <text:p>0.052</text:p>
              </table:table-cell>
              <table:table-cell office:value-type="float" office:value="0.0517">
                <text:p>0.0517</text:p>
              </table:table-cell>
              <table:table-cell office:value-type="float" office:value="0.055">
                <text:p>0.055</text:p>
              </table:table-cell>
              <table:table-cell office:value-type="float" office:value="0.059">
                <text:p>0.059</text:p>
              </table:table-cell>
              <table:table-cell office:value-type="float" office:value="0.0581">
                <text:p>0.0581</text:p>
              </table:table-cell>
              <table:table-cell office:value-type="float" office:value="0.0612">
                <text:p>0.0612</text:p>
              </table:table-cell>
              <table:table-cell office:value-type="float" office:value="0.0548">
                <text:p>0.0548</text:p>
              </table:table-cell>
              <table:table-cell office:value-type="float" office:value="0.0617">
                <text:p>0.0617</text:p>
              </table:table-cell>
            </table:table-row>
            <table:table-row>
              <table:table-cell office:value-type="string">
                <text:p>Naive</text:p>
                <draw:g>
                  <svg:desc>RaatoPC.C38:RaatoPC.C38</svg:desc>
                </draw:g>
              </table:table-cell>
              <table:table-cell office:value-type="float" office:value="0.0479">
                <text:p>0.0479</text:p>
                <draw:g>
                  <svg:desc>RaatoPC.D38:RaatoPC.M38</svg:desc>
                </draw:g>
              </table:table-cell>
              <table:table-cell office:value-type="float" office:value="0.0503">
                <text:p>0.0503</text:p>
              </table:table-cell>
              <table:table-cell office:value-type="float" office:value="0.0532">
                <text:p>0.0532</text:p>
              </table:table-cell>
              <table:table-cell office:value-type="float" office:value="0.0546">
                <text:p>0.0546</text:p>
              </table:table-cell>
              <table:table-cell office:value-type="float" office:value="0.0556">
                <text:p>0.0556</text:p>
              </table:table-cell>
              <table:table-cell office:value-type="float" office:value="0.0588">
                <text:p>0.0588</text:p>
              </table:table-cell>
              <table:table-cell office:value-type="float" office:value="0.0589">
                <text:p>0.0589</text:p>
              </table:table-cell>
              <table:table-cell office:value-type="float" office:value="0.0573">
                <text:p>0.0573</text:p>
              </table:table-cell>
              <table:table-cell office:value-type="float" office:value="0.055">
                <text:p>0.055</text:p>
              </table:table-cell>
              <table:table-cell office:value-type="float" office:value="0.0628">
                <text:p>0.06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Nth node</text:p>
        </chart:title>
        <chart:legend chart:legend-position="end" svg:x="12.857cm" svg:y="3.14cm" style:legend-expansion="high" chart:style-name="ch3"/>
        <chart:plot-area chart:style-name="ch4" table:cell-range-address="RaatoPC.D26:RaatoPC.M31 RaatoPC.C27:RaatoPC.C31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C.D26:RaatoPC.M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27:RaatoPC.M27" chart:label-cell-address="RaatoPC.C27:RaatoPC.C27" chart:class="chart:line">
            <chart:data-point chart:repeated="10"/>
          </chart:series>
          <chart:series chart:style-name="ch8" chart:values-cell-range-address="RaatoPC.D28:RaatoPC.M28" chart:label-cell-address="RaatoPC.C28:RaatoPC.C28" chart:class="chart:line">
            <chart:data-point chart:repeated="10"/>
          </chart:series>
          <chart:series chart:style-name="ch9" chart:values-cell-range-address="RaatoPC.D29:RaatoPC.M29" chart:label-cell-address="RaatoPC.C29:RaatoPC.C29" chart:class="chart:line">
            <chart:data-point chart:repeated="10"/>
          </chart:series>
          <chart:series chart:style-name="ch10" chart:values-cell-range-address="RaatoPC.D30:RaatoPC.M30" chart:label-cell-address="RaatoPC.C30:RaatoPC.C30" chart:class="chart:line">
            <chart:data-point chart:repeated="10"/>
          </chart:series>
          <chart:series chart:style-name="ch11" chart:values-cell-range-address="RaatoPC.D31:RaatoPC.M31" chart:label-cell-address="RaatoPC.C31:RaatoPC.C3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26:RaatoPC.M2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27:RaatoPC.C27</svg:desc>
                </draw:g>
              </table:table-cell>
              <table:table-cell office:value-type="float" office:value="0">
                <text:p>0</text:p>
                <draw:g>
                  <svg:desc>RaatoPC.D27:RaatoPC.M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ached</text:p>
                <draw:g>
                  <svg:desc>RaatoPC.C28:RaatoPC.C28</svg:desc>
                </draw:g>
              </table:table-cell>
              <table:table-cell office:value-type="float" office:value="0">
                <text:p>0</text:p>
                <draw:g>
                  <svg:desc>RaatoPC.D28:RaatoPC.M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old</text:p>
                <draw:g>
                  <svg:desc>RaatoPC.C29:RaatoPC.C29</svg:desc>
                </draw:g>
              </table:table-cell>
              <table:table-cell office:value-type="float" office:value="0">
                <text:p>0</text:p>
                <draw:g>
                  <svg:desc>RaatoPC.D29:RaatoPC.M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oled</text:p>
                <draw:g>
                  <svg:desc>RaatoPC.C30:RaatoPC.C30</svg:desc>
                </draw:g>
              </table:table-cell>
              <table:table-cell office:value-type="float" office:value="0.0537">
                <text:p>0.0537</text:p>
                <draw:g>
                  <svg:desc>RaatoPC.D30:RaatoPC.M30</svg:desc>
                </draw:g>
              </table:table-cell>
              <table:table-cell office:value-type="float" office:value="0.1751">
                <text:p>0.1751</text:p>
              </table:table-cell>
              <table:table-cell office:value-type="float" office:value="0.2997">
                <text:p>0.2997</text:p>
              </table:table-cell>
              <table:table-cell office:value-type="float" office:value="0.5295">
                <text:p>0.5295</text:p>
              </table:table-cell>
              <table:table-cell office:value-type="float" office:value="1.3362">
                <text:p>1.3362</text:p>
              </table:table-cell>
              <table:table-cell office:value-type="float" office:value="2.9429">
                <text:p>2.9429</text:p>
              </table:table-cell>
              <table:table-cell office:value-type="float" office:value="6.5294">
                <text:p>6.5294</text:p>
              </table:table-cell>
              <table:table-cell office:value-type="float" office:value="27.7078">
                <text:p>27.7078</text:p>
              </table:table-cell>
              <table:table-cell office:value-type="float" office:value="63.3389">
                <text:p>63.3389</text:p>
              </table:table-cell>
              <table:table-cell office:value-type="float" office:value="146.6539">
                <text:p>146.6539</text:p>
              </table:table-cell>
            </table:table-row>
            <table:table-row>
              <table:table-cell office:value-type="string">
                <text:p>Naive</text:p>
                <draw:g>
                  <svg:desc>RaatoPC.C31:RaatoPC.C31</svg:desc>
                </draw:g>
              </table:table-cell>
              <table:table-cell office:value-type="float" office:value="0.0524">
                <text:p>0.0524</text:p>
                <draw:g>
                  <svg:desc>RaatoPC.D31:RaatoPC.M31</svg:desc>
                </draw:g>
              </table:table-cell>
              <table:table-cell office:value-type="float" office:value="0.1748">
                <text:p>0.1748</text:p>
              </table:table-cell>
              <table:table-cell office:value-type="float" office:value="0.3019">
                <text:p>0.3019</text:p>
              </table:table-cell>
              <table:table-cell office:value-type="float" office:value="0.5307">
                <text:p>0.5307</text:p>
              </table:table-cell>
              <table:table-cell office:value-type="float" office:value="1.3611">
                <text:p>1.3611</text:p>
              </table:table-cell>
              <table:table-cell office:value-type="float" office:value="2.9697">
                <text:p>2.9697</text:p>
              </table:table-cell>
              <table:table-cell office:value-type="float" office:value="6.921">
                <text:p>6.921</text:p>
              </table:table-cell>
              <table:table-cell office:value-type="float" office:value="28.1713">
                <text:p>28.1713</text:p>
              </table:table-cell>
              <table:table-cell office:value-type="float" office:value="62.3845">
                <text:p>62.3845</text:p>
              </table:table-cell>
              <table:table-cell office:value-type="float" office:value="147.6544">
                <text:p>147.65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2.857cm" svg:y="3.14cm" style:legend-expansion="high" chart:style-name="ch3"/>
        <chart:plot-area chart:style-name="ch4" table:cell-range-address="RaatoPC.D40:RaatoPC.M45 RaatoPC.C41:RaatoPC.C45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C.D40:RaatoPC.M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41:RaatoPC.M41" chart:label-cell-address="RaatoPC.C41:RaatoPC.C41" chart:class="chart:line">
            <chart:data-point chart:repeated="10"/>
          </chart:series>
          <chart:series chart:style-name="ch8" chart:values-cell-range-address="RaatoPC.D42:RaatoPC.M42" chart:label-cell-address="RaatoPC.C42:RaatoPC.C42" chart:class="chart:line">
            <chart:data-point chart:repeated="10"/>
          </chart:series>
          <chart:series chart:style-name="ch9" chart:values-cell-range-address="RaatoPC.D43:RaatoPC.M43" chart:label-cell-address="RaatoPC.C43:RaatoPC.C43" chart:class="chart:line">
            <chart:data-point chart:repeated="10"/>
          </chart:series>
          <chart:series chart:style-name="ch10" chart:values-cell-range-address="RaatoPC.D44:RaatoPC.M44" chart:label-cell-address="RaatoPC.C44:RaatoPC.C44" chart:class="chart:line">
            <chart:data-point chart:repeated="10"/>
          </chart:series>
          <chart:series chart:style-name="ch11" chart:values-cell-range-address="RaatoPC.D45:RaatoPC.M45" chart:label-cell-address="RaatoPC.C45:RaatoPC.C4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40:RaatoPC.M40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41:RaatoPC.C41</svg:desc>
                </draw:g>
              </table:table-cell>
              <table:table-cell office:value-type="float" office:value="0.0151">
                <text:p>0.0151</text:p>
                <draw:g>
                  <svg:desc>RaatoPC.D41:RaatoPC.M41</svg:desc>
                </draw:g>
              </table:table-cell>
              <table:table-cell office:value-type="float" office:value="0.0168">
                <text:p>0.0168</text:p>
              </table:table-cell>
              <table:table-cell office:value-type="float" office:value="0.0174">
                <text:p>0.0174</text:p>
              </table:table-cell>
              <table:table-cell office:value-type="float" office:value="0.0166">
                <text:p>0.0166</text:p>
              </table:table-cell>
              <table:table-cell office:value-type="float" office:value="0.0267">
                <text:p>0.0267</text:p>
              </table:table-cell>
              <table:table-cell office:value-type="float" office:value="0.0388">
                <text:p>0.0388</text:p>
              </table:table-cell>
              <table:table-cell office:value-type="float" office:value="0.0656">
                <text:p>0.0656</text:p>
              </table:table-cell>
              <table:table-cell office:value-type="float" office:value="0.1526">
                <text:p>0.1526</text:p>
              </table:table-cell>
              <table:table-cell office:value-type="float" office:value="0.2646">
                <text:p>0.2646</text:p>
              </table:table-cell>
              <table:table-cell office:value-type="float" office:value="0.8637">
                <text:p>0.8637</text:p>
              </table:table-cell>
            </table:table-row>
            <table:table-row>
              <table:table-cell office:value-type="string">
                <text:p>Flat cached</text:p>
                <draw:g>
                  <svg:desc>RaatoPC.C42:RaatoPC.C42</svg:desc>
                </draw:g>
              </table:table-cell>
              <table:table-cell office:value-type="float" office:value="0.0147">
                <text:p>0.0147</text:p>
                <draw:g>
                  <svg:desc>RaatoPC.D42:RaatoPC.M42</svg:desc>
                </draw:g>
              </table:table-cell>
              <table:table-cell office:value-type="float" office:value="0.0142">
                <text:p>0.0142</text:p>
              </table:table-cell>
              <table:table-cell office:value-type="float" office:value="0.0162">
                <text:p>0.0162</text:p>
              </table:table-cell>
              <table:table-cell office:value-type="float" office:value="0.0159">
                <text:p>0.0159</text:p>
              </table:table-cell>
              <table:table-cell office:value-type="float" office:value="0.0256">
                <text:p>0.0256</text:p>
              </table:table-cell>
              <table:table-cell office:value-type="float" office:value="0.0423">
                <text:p>0.0423</text:p>
              </table:table-cell>
              <table:table-cell office:value-type="float" office:value="0.0634">
                <text:p>0.0634</text:p>
              </table:table-cell>
              <table:table-cell office:value-type="float" office:value="0.1427">
                <text:p>0.1427</text:p>
              </table:table-cell>
              <table:table-cell office:value-type="float" office:value="0.2463">
                <text:p>0.2463</text:p>
              </table:table-cell>
              <table:table-cell office:value-type="float" office:value="0.8697">
                <text:p>0.8697</text:p>
              </table:table-cell>
            </table:table-row>
            <table:table-row>
              <table:table-cell office:value-type="string">
                <text:p>Flat cold</text:p>
                <draw:g>
                  <svg:desc>RaatoPC.C43:RaatoPC.C43</svg:desc>
                </draw:g>
              </table:table-cell>
              <table:table-cell office:value-type="float" office:value="0.013">
                <text:p>0.013</text:p>
                <draw:g>
                  <svg:desc>RaatoPC.D43:RaatoPC.M43</svg:desc>
                </draw:g>
              </table:table-cell>
              <table:table-cell office:value-type="float" office:value="0.0139">
                <text:p>0.0139</text:p>
              </table:table-cell>
              <table:table-cell office:value-type="float" office:value="0.0165">
                <text:p>0.0165</text:p>
              </table:table-cell>
              <table:table-cell office:value-type="float" office:value="0.0155">
                <text:p>0.0155</text:p>
              </table:table-cell>
              <table:table-cell office:value-type="float" office:value="0.0263">
                <text:p>0.0263</text:p>
              </table:table-cell>
              <table:table-cell office:value-type="float" office:value="0.0427">
                <text:p>0.0427</text:p>
              </table:table-cell>
              <table:table-cell office:value-type="float" office:value="0.0628">
                <text:p>0.0628</text:p>
              </table:table-cell>
              <table:table-cell office:value-type="float" office:value="0.1501">
                <text:p>0.1501</text:p>
              </table:table-cell>
              <table:table-cell office:value-type="float" office:value="0.2519">
                <text:p>0.2519</text:p>
              </table:table-cell>
              <table:table-cell office:value-type="float" office:value="0.8827">
                <text:p>0.8827</text:p>
              </table:table-cell>
            </table:table-row>
            <table:table-row>
              <table:table-cell office:value-type="string">
                <text:p>Pooled</text:p>
                <draw:g>
                  <svg:desc>RaatoPC.C44:RaatoPC.C44</svg:desc>
                </draw:g>
              </table:table-cell>
              <table:table-cell office:value-type="float" office:value="0.0988">
                <text:p>0.0988</text:p>
                <draw:g>
                  <svg:desc>RaatoPC.D44:RaatoPC.M44</svg:desc>
                </draw:g>
              </table:table-cell>
              <table:table-cell office:value-type="float" office:value="0.3059">
                <text:p>0.3059</text:p>
              </table:table-cell>
              <table:table-cell office:value-type="float" office:value="0.5015">
                <text:p>0.5015</text:p>
              </table:table-cell>
              <table:table-cell office:value-type="float" office:value="0.9073">
                <text:p>0.9073</text:p>
              </table:table-cell>
              <table:table-cell office:value-type="float" office:value="2.9083">
                <text:p>2.9083</text:p>
              </table:table-cell>
              <table:table-cell office:value-type="float" office:value="7.0823">
                <text:p>7.0823</text:p>
              </table:table-cell>
              <table:table-cell office:value-type="float" office:value="17.7553">
                <text:p>17.7553</text:p>
              </table:table-cell>
              <table:table-cell office:value-type="float" office:value="79.4484">
                <text:p>79.4484</text:p>
              </table:table-cell>
              <table:table-cell office:value-type="float" office:value="182.673">
                <text:p>182.673</text:p>
              </table:table-cell>
              <table:table-cell office:value-type="float" office:value="394.1533">
                <text:p>394.1533</text:p>
              </table:table-cell>
            </table:table-row>
            <table:table-row>
              <table:table-cell office:value-type="string">
                <text:p>Naive</text:p>
                <draw:g>
                  <svg:desc>RaatoPC.C45:RaatoPC.C45</svg:desc>
                </draw:g>
              </table:table-cell>
              <table:table-cell office:value-type="float" office:value="0.0965">
                <text:p>0.0965</text:p>
                <draw:g>
                  <svg:desc>RaatoPC.D45:RaatoPC.M45</svg:desc>
                </draw:g>
              </table:table-cell>
              <table:table-cell office:value-type="float" office:value="0.3072">
                <text:p>0.3072</text:p>
              </table:table-cell>
              <table:table-cell office:value-type="float" office:value="0.4982">
                <text:p>0.4982</text:p>
              </table:table-cell>
              <table:table-cell office:value-type="float" office:value="0.9197">
                <text:p>0.9197</text:p>
              </table:table-cell>
              <table:table-cell office:value-type="float" office:value="3.045">
                <text:p>3.045</text:p>
              </table:table-cell>
              <table:table-cell office:value-type="float" office:value="7.2533">
                <text:p>7.2533</text:p>
              </table:table-cell>
              <table:table-cell office:value-type="float" office:value="18.5532">
                <text:p>18.5532</text:p>
              </table:table-cell>
              <table:table-cell office:value-type="float" office:value="80.0901">
                <text:p>80.0901</text:p>
              </table:table-cell>
              <table:table-cell office:value-type="float" office:value="183.2283">
                <text:p>183.2283</text:p>
              </table:table-cell>
              <table:table-cell office:value-type="float" office:value="396.3547">
                <text:p>396.354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